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55cm"/>
    </style:style>
    <style:style style:name="co2" style:family="table-column">
      <style:table-column-properties fo:break-before="auto" style:column-width="12.806cm"/>
    </style:style>
    <style:style style:name="co3" style:family="table-column">
      <style:table-column-properties fo:break-before="auto" style:column-width="19.701cm"/>
    </style:style>
    <style:style style:name="co4" style:family="table-column">
      <style:table-column-properties fo:break-before="auto" style:column-width="1.688cm"/>
    </style:style>
    <style:style style:name="ro1" style:family="table-row">
      <style:table-row-properties style:row-height="0.455cm" fo:break-before="auto" style:use-optimal-row-height="true"/>
    </style:style>
    <style:style style:name="ro2" style:family="table-row">
      <style:table-row-properties style:row-height="13.884cm" fo:break-before="auto" style:use-optimal-row-height="true"/>
    </style:style>
    <style:style style:name="ro3" style:family="table-row">
      <style:table-row-properties style:row-height="15.422cm" fo:break-before="auto" style:use-optimal-row-height="true"/>
    </style:style>
    <style:style style:name="ro4" style:family="table-row">
      <style:table-row-properties style:row-height="8.117cm" fo:break-before="auto" style:use-optimal-row-height="true"/>
    </style:style>
    <style:style style:name="ro5" style:family="table-row">
      <style:table-row-properties style:row-height="0.813cm" fo:break-before="auto" style:use-optimal-row-height="true"/>
    </style:style>
    <style:style style:name="ro6" style:family="table-row">
      <style:table-row-properties style:row-height="4.274cm" fo:break-before="auto" style:use-optimal-row-height="true"/>
    </style:style>
    <style:style style:name="ro7" style:family="table-row">
      <style:table-row-properties style:row-height="2.736cm" fo:break-before="auto" style:use-optimal-row-height="true"/>
    </style:style>
    <style:style style:name="ro8" style:family="table-row">
      <style:table-row-properties style:row-height="1.967cm" fo:break-before="auto" style:use-optimal-row-height="true"/>
    </style:style>
    <style:style style:name="ro9" style:family="table-row">
      <style:table-row-properties style:row-height="1.582cm" fo:break-before="auto" style:use-optimal-row-height="true"/>
    </style:style>
    <style:style style:name="ro10" style:family="table-row">
      <style:table-row-properties style:row-height="1.198cm" fo:break-before="auto" style:use-optimal-row-height="true"/>
    </style:style>
    <style:style style:name="ro11" style:family="table-row">
      <style:table-row-properties style:row-height="3.889cm" fo:break-before="auto" style:use-optimal-row-height="true"/>
    </style:style>
    <style:style style:name="ro12" style:family="table-row">
      <style:table-row-properties style:row-height="2.351cm" fo:break-before="auto" style:use-optimal-row-height="true"/>
    </style:style>
    <style:style style:name="ro13" style:family="table-row">
      <style:table-row-properties style:row-height="18.113cm" fo:break-before="auto" style:use-optimal-row-height="true"/>
    </style:style>
    <style:style style:name="ro14" style:family="table-row">
      <style:table-row-properties style:row-height="3.505cm" fo:break-before="auto" style:use-optimal-row-height="true"/>
    </style:style>
    <style:style style:name="ro15" style:family="table-row">
      <style:table-row-properties style:row-height="6.579cm" fo:break-before="auto" style:use-optimal-row-height="true"/>
    </style:style>
    <style:style style:name="ro16" style:family="table-row">
      <style:table-row-properties style:row-height="6.964cm" fo:break-before="auto" style:use-optimal-row-height="true"/>
    </style:style>
    <style:style style:name="ro17" style:family="table-row">
      <style:table-row-properties style:row-height="9.271cm" fo:break-before="auto" style:use-optimal-row-height="true"/>
    </style:style>
    <style:style style:name="ro18" style:family="table-row">
      <style:table-row-properties style:row-height="5.426cm" fo:break-before="auto" style:use-optimal-row-height="true"/>
    </style:style>
    <style:style style:name="ro19" style:family="table-row">
      <style:table-row-properties style:row-height="21.188cm" fo:break-before="auto" style:use-optimal-row-height="true"/>
    </style:style>
    <style:style style:name="ro20" style:family="table-row">
      <style:table-row-properties style:row-height="15.806cm" fo:break-before="auto" style:use-optimal-row-height="true"/>
    </style:style>
    <style:style style:name="ro21" style:family="table-row">
      <style:table-row-properties style:row-height="5.041cm" fo:break-before="auto" style:use-optimal-row-height="true"/>
    </style:style>
    <style:style style:name="ro22" style:family="table-row">
      <style:table-row-properties style:row-height="9.656cm" fo:break-before="auto" style:use-optimal-row-height="true"/>
    </style:style>
    <style:style style:name="ro23" style:family="table-row">
      <style:table-row-properties style:row-height="19.651cm" fo:break-before="auto" style:use-optimal-row-height="true"/>
    </style:style>
    <style:style style:name="ro24" style:family="table-row">
      <style:table-row-properties style:row-height="7.733cm" fo:break-before="auto" style:use-optimal-row-height="true"/>
    </style:style>
    <style:style style:name="ro25" style:family="table-row">
      <style:table-row-properties style:row-height="16.96cm" fo:break-before="auto" style:use-optimal-row-height="true"/>
    </style:style>
    <style:style style:name="ro26" style:family="table-row">
      <style:table-row-properties style:row-height="21.957cm" fo:break-before="auto" style:use-optimal-row-height="true"/>
    </style:style>
    <style:style style:name="ro27" style:family="table-row">
      <style:table-row-properties style:row-height="11.194cm" fo:break-before="auto" style:use-optimal-row-height="true"/>
    </style:style>
    <style:style style:name="ro28" style:family="table-row">
      <style:table-row-properties style:row-height="10.809cm" fo:break-before="auto" style:use-optimal-row-height="true"/>
    </style:style>
    <style:style style:name="ro29" style:family="table-row">
      <style:table-row-properties style:row-height="4.658cm" fo:break-before="auto" style:use-optimal-row-height="true"/>
    </style:style>
    <style:style style:name="ro30" style:family="table-row">
      <style:table-row-properties style:row-height="5.81cm" fo:break-before="auto" style:use-optimal-row-height="true"/>
    </style:style>
    <style:style style:name="ro31" style:family="table-row">
      <style:table-row-properties style:row-height="14.653cm" fo:break-before="auto" style:use-optimal-row-height="true"/>
    </style:style>
    <style:style style:name="ro32" style:family="table-row">
      <style:table-row-properties style:row-height="12.73cm" fo:break-before="auto" style:use-optimal-row-height="true"/>
    </style:style>
    <style:style style:name="ro33" style:family="table-row">
      <style:table-row-properties style:row-height="10.425cm" fo:break-before="auto" style:use-optimal-row-height="true"/>
    </style:style>
    <style:style style:name="ro34" style:family="table-row">
      <style:table-row-properties style:row-height="7.348cm" fo:break-before="auto" style:use-optimal-row-height="true"/>
    </style:style>
    <style:style style:name="ro35" style:family="table-row">
      <style:table-row-properties style:row-height="26.187cm" fo:break-before="auto" style:use-optimal-row-height="true"/>
    </style:style>
    <style:style style:name="ro36" style:family="table-row">
      <style:table-row-properties style:row-height="35.209cm" fo:break-before="auto" style:use-optimal-row-height="true"/>
    </style:style>
    <style:style style:name="ro37" style:family="table-row">
      <style:table-row-properties style:row-height="28.492cm" fo:break-before="auto" style:use-optimal-row-height="true"/>
    </style:style>
    <style:style style:name="ro38" style:family="table-row">
      <style:table-row-properties style:row-height="11.963cm" fo:break-before="auto" style:use-optimal-row-height="true"/>
    </style:style>
    <style:style style:name="ro39" style:family="table-row">
      <style:table-row-properties style:row-height="3.12cm" fo:break-before="auto" style:use-optimal-row-height="true"/>
    </style:style>
    <style:style style:name="ro40" style:family="table-row">
      <style:table-row-properties style:row-height="17.729cm" fo:break-before="auto" style:use-optimal-row-height="true"/>
    </style:style>
    <style:style style:name="ro41" style:family="table-row">
      <style:table-row-properties style:row-height="18.882cm" fo:break-before="auto" style:use-optimal-row-height="true"/>
    </style:style>
    <style:style style:name="ro42" style:family="table-row">
      <style:table-row-properties style:row-height="8.502cm" fo:break-before="auto" style:use-optimal-row-height="true"/>
    </style:style>
    <style:style style:name="ro43" style:family="table-row">
      <style:table-row-properties style:row-height="6.195cm" fo:break-before="auto" style:use-optimal-row-height="true"/>
    </style:style>
    <style:style style:name="ro44" style:family="table-row">
      <style:table-row-properties style:row-height="29.261cm" fo:break-before="auto" style:use-optimal-row-height="true"/>
    </style:style>
    <style:style style:name="ro45" style:family="table-row">
      <style:table-row-properties style:row-height="15.037cm" fo:break-before="auto" style:use-optimal-row-height="true"/>
    </style:style>
    <style:style style:name="ro46" style:family="table-row">
      <style:table-row-properties style:row-height="8.886cm" fo:break-before="auto" style:use-optimal-row-height="true"/>
    </style:style>
    <style:style style:name="ro47" style:family="table-row">
      <style:table-row-properties style:row-height="11.578cm" fo:break-before="auto" style:use-optimal-row-height="true"/>
    </style:style>
    <style:style style:name="ro48" style:family="table-row">
      <style:table-row-properties style:row-height="14.268cm" fo:break-before="auto" style:use-optimal-row-height="true"/>
    </style:style>
    <style:style style:name="ro49" style:family="table-row">
      <style:table-row-properties style:row-height="22.726cm" fo:break-before="auto" style:use-optimal-row-height="true"/>
    </style:style>
    <style:style style:name="ro50" style:family="table-row">
      <style:table-row-properties style:row-height="16.191cm" fo:break-before="auto" style:use-optimal-row-height="true"/>
    </style:style>
    <style:style style:name="ro51" style:family="table-row">
      <style:table-row-properties style:row-height="9.835cm" fo:break-before="auto" style:use-optimal-row-height="true"/>
    </style:style>
    <style:style style:name="ro52" style:family="table-row">
      <style:table-row-properties style:row-height="10.04cm" fo:break-before="auto" style:use-optimal-row-height="true"/>
    </style:style>
    <style:style style:name="ro53" style:family="table-row">
      <style:table-row-properties style:row-height="23.88cm" fo:break-before="auto" style:use-optimal-row-height="true"/>
    </style:style>
    <style:style style:name="ro54" style:family="table-row">
      <style:table-row-properties style:row-height="43.847cm" fo:break-before="auto" style:use-optimal-row-height="true"/>
    </style:style>
    <style:style style:name="ro55" style:family="table-row">
      <style:table-row-properties style:row-height="12.347cm" fo:break-before="auto" style:use-optimal-row-height="true"/>
    </style:style>
    <style:style style:name="ro56" style:family="table-row">
      <style:table-row-properties style:row-height="28.108cm" fo:break-before="auto" style:use-optimal-row-height="true"/>
    </style:style>
    <style:style style:name="ro57" style:family="table-row">
      <style:table-row-properties style:row-height="20.419cm" fo:break-before="auto" style:use-optimal-row-height="true"/>
    </style:style>
    <style:style style:name="ro58" style:family="table-row">
      <style:table-row-properties style:row-height="19.267cm" fo:break-before="auto" style:use-optimal-row-height="true"/>
    </style:style>
    <style:style style:name="ro59" style:family="table-row">
      <style:table-row-properties style:row-height="43.259cm" fo:break-before="auto" style:use-optimal-row-height="true"/>
    </style:style>
    <style:style style:name="ro60" style:family="table-row">
      <style:table-row-properties style:row-height="31.953cm" fo:break-before="auto" style:use-optimal-row-height="true"/>
    </style:style>
    <style:style style:name="ta1" style:family="table" style:master-page-name="PageStyle_5f_Stanbol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tanbol" table:style-name="ta1" table:print="false">
        <office:forms form:automatic-focus="false" form:apply-design-mode="false"/>
        <table:table-column table:style-name="co1" table:number-columns-repeated="2" table:default-cell-style-name="Excel_20_Built-in_20_Normal"/>
        <table:table-column table:style-name="co2" table:default-cell-style-name="Excel_20_Built-in_20_Normal"/>
        <table:table-column table:style-name="co1" table:default-cell-style-name="Excel_20_Built-in_20_Normal"/>
        <table:table-column table:style-name="co3" table:default-cell-style-name="Excel_20_Built-in_20_Normal"/>
        <table:table-column table:style-name="co4" table:number-columns-repeated="1019" table:default-cell-style-name="Excel_20_Built-in_20_Normal"/>
        <table:table-row table:style-name="ro1">
          <table:table-cell office:value-type="string">
            <text:p>Downloaded on</text:p>
          </table:table-cell>
          <table:table-cell table:number-columns-repeated="1023"/>
        </table:table-row>
        <table:table-row table:style-name="ro1">
          <table:table-cell office:value-type="string">
            <text:p>Thursday, 20. February 2020 03:02AM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Comment ID</text:p>
          </table:table-cell>
          <table:table-cell office:value-type="string">
            <text:p>Comment Body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40320</text:p>
          </table:table-cell>
          <table:table-cell office:value-type="string">
            <text:p>STANBOL-473</text:p>
          </table:table-cell>
          <table:table-cell office:value-type="string">
            <text:p>LDPath: ClerezaBackend should not require mGraph but accept any triple-collection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3195961</text:p>
          </table:table-cell>
          <table:table-cell office:value-type="string">
            <text:p>apparently I don't yet have the permission in jira to assign this issue to m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40170</text:p>
          </table:table-cell>
          <table:table-cell office:value-type="string">
            <text:p>STANBOL-472</text:p>
          </table:table-cell>
          <table:table-cell office:value-type="string">
            <text:p>Reinstate ontologymanager integration tests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number-columns-repeated="2" office:value-type="string">
            <text:p>NO COMMENT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40023</text:p>
          </table:table-cell>
          <table:table-cell office:value-type="string">
            <text:p>STANBOL-471</text:p>
          </table:table-cell>
          <table:table-cell office:value-type="string">
            <text:p>Two layered storage for Contenthub store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string">
            <text:p>13194612</text:p>
          </table:table-cell>
          <table:table-cell office:value-type="string">
            <text:p>As the result of a discussion with @Rupert, following workflow seems convenient for a two layer</text:p>
            <text:p>ed store architecture:</text:p>
            <text:p/>
            <text:p>S1) A store that simply stores the ContentItem with all content and met</text:p>
            <text:p>adata (enhancements)</text:p>
            <text:p>S2) Semantic indexes created through LDProgramManager</text:p>
            <text:p/>
            <text:p>1) User sends Conte</text:p>
            <text:p>nt to the Contenthub</text:p>
            <text:p>2) Content gets enhanced</text:p>
            <text:p>3) The enhancement results are stored and indexed</text:p>
            <text:p><text:s/>in [S1]</text:p>
            <text:p>4) Contenthub indexes the ContentItem in all defined semantic indexes [S2]</text:p>
            <text:p>4a) A defau</text:p>
            <text:p>lt index (with common semantic fields such as the current "contenthub" index)</text:p>
            <text:p>4b) A special use</text:p>
            <text:p>r defined index with the name "myIndex"</text:p>
            <text:p/>
            <text:p>Now assume that user submits 10.000 documents to Conte</text:p>
            <text:p>nthub</text:p>
            <text:p>Afterwards, assume that the user edits the LDPath program for "myIndex"</text:p>
            <text:p/>
            <text:p>1) Contenthub cr</text:p>
            <text:p>eates a new SolrCore with the name "myIndex-1"</text:p>
            <text:p>… in the meantime, the user can still use myInde</text:p>
            <text:p>x with the old schema</text:p>
            <text:p>2) Contenthub starts to reindex the 10.000 enhanced documents by</text:p>
            <text:p>2a) read</text:p>
            <text:p>ing the Enhancements form [S1]</text:p>
            <text:p>2b) indexing them by the new LDPath program for "myIndex" to the</text:p>
            <text:p><text:s/>SolrCore myIndex-1</text:p>
            <text:p>3) After the reindexing completes</text:p>
            <text:p>3a) Contenthub replaces the SolrCore "myi</text:p>
            <text:p>ndex" with "myIndex-1"</text:p>
            <text:p>3b) Contenhub shuts down the old "myindex" SolrCore and deletes the old </text:p>
            <text:p>data on the disc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3194613</text:p>
          </table:table-cell>
          <table:table-cell office:value-type="string">
            <text:p>Draft showing important components RESTful interfaces and also the two main workflow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39912</text:p>
          </table:table-cell>
          <table:table-cell office:value-type="string">
            <text:p>STANBOL-470</text:p>
          </table:table-cell>
          <table:table-cell office:value-type="string">
            <text:p>New search interface for Contenthub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13194533</text:p>
          </table:table-cell>
          <table:table-cell office:value-type="string">
            <text:p>This issue is resolved through the following features and improvements:</text:p>
            <text:p/>
            <text:p>- Search logic has bee</text:p>
            <text:p>n implemented from scratch.</text:p>
            <text:p><text:s text:c="4"/>* Search engine pattern has been removed for document search.</text:p>
            <text:p><text:s/></text:p>
            <text:p><text:s text:c="3"/>* Content items are indexed through Solr cores. Therefore all search on the content items ar</text:p>
            <text:p>e performed through Solr indexes.</text:p>
            <text:p><text:s text:c="4"/>* Search interface has been splitted into there different</text:p>
            <text:p><text:s/>interfaces: SolrSearch, RelatedKeywordSearch and FeaturedSearch.</text:p>
            <text:p><text:s text:c="4"/>* SolrSearch is compatibl</text:p>
            <text:p>e with SolrJ. That is, clients who have already been using SolrJ can easily switch to SolrSearc</text:p>
            <text:p>h API of Contenthub. As a result of LDPath integration, additional methods exist in this interf</text:p>
            <text:p>ace to accept LDPath program names (Solr core names). There is a single implementation of this </text:p>
            <text:p>interface in Contenthub.</text:p>
            <text:p><text:s text:c="4"/>* RelatedKeywordSearch exposes a "search engine" pattern, but only</text:p>
            <text:p><text:s/>to search for related keywords. RelatedKeywordSearchManager is the manager to handle several i</text:p>
            <text:p>mplementations of this interface (engines).</text:p>
            <text:p><text:s text:c="4"/>* In addition to the search results retrieved f</text:p>
            <text:p>rom SolrSearch, users can now send their search keywords (query terms) to RelatedKeywordSearchM</text:p>
            <text:p>anager to retrieve related keywords from different sources. This can be performed as a separate</text:p>
            <text:p><text:s/>process from SolrSearch.</text:p>
            <text:p><text:s text:c="4"/>* RelatedKeywordSearch has been implemented by WordnetSearch, Ont</text:p>
            <text:p>ologyResourceSearch and ReferencedSiteSearch. As their names indicate, they look for related ke</text:p>
            <text:p>ywords within their resources. (WordnetSearch can be excluded until the license issue is resolv</text:p>
            <text:p>ed or a new client library is used)</text:p>
            <text:p><text:s text:c="4"/>* FeaturedSearch combines the capabilities of SolrSearc</text:p>
            <text:p>h and RelatedKeywordSearch in case a client wants to retrieve all results (content items and re</text:p>
            <text:p>lated keywords) from Contenthub search.</text:p>
            <text:p><text:s text:c="4"/>* FeaturedSearch provides a similar interface to So</text:p>
            <text:p>lrSearch with additional methods. However, behaviour is different, it is "featured" in this imp</text:p>
            <text:p>lementation.</text:p>
            <text:p><text:s text:c="4"/>* FeaturedSearch provides a special method: tokenizeEntities. This method take</text:p>
            <text:p>s a query string and finds out whether there exists any entities in the query or not. Based on </text:p>
            <text:p>the discovered entities, FeaturedSearch prepares Solr queries in special formats to boost the r</text:p>
            <text:p>esults related with the entities. However, this method should be improved to cover a massive nu</text:p>
            <text:p>mber of possible cases which can occur during keyword searches.</text:p>
            <text:p><text:s text:c="4"/>* FeaturedSearch provides s</text:p>
            <text:p>pecial methods to ease the faceted search. Web GUI of Contenthub makes use of this interface to</text:p>
            <text:p><text:s/>enable faceted search. 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39911</text:p>
          </table:table-cell>
          <table:table-cell office:value-type="string">
            <text:p>STANBOL-469</text:p>
          </table:table-cell>
          <table:table-cell office:value-type="string">
            <text:p>LDPath integration to Contenthub</text:p>
          </table:table-cell>
          <table:table-cell table:number-columns-repeated="1021"/>
        </table:table-row>
        <table:table-row table:style-name="ro4">
          <table:table-cell table:number-columns-repeated="3"/>
          <table:table-cell office:value-type="string">
            <text:p>13194530</text:p>
          </table:table-cell>
          <table:table-cell office:value-type="string">
            <text:p>This is resolved through the following features and improvements:</text:p>
            <text:p/>
            <text:p>- LDPath has been integrated</text:p>
            <text:p><text:s/>into Contenthub.</text:p>
            <text:p><text:s text:c="4"/>* Several Solr cores can be managed through LDProgramManager of Contenthu</text:p>
            <text:p>b.</text:p>
            <text:p><text:s text:c="4"/>* Each LDPath program corresponds to a unique Solr core. LDPath programs (hence Solr cor</text:p>
            <text:p>es) are uniquely identified through their names. LDProgramManager and SolrCoreManager provides </text:p>
            <text:p>the required synchronization between Solr cores and LDPath programs.</text:p>
            <text:p><text:s text:c="4"/>* Submitted LDPath pro</text:p>
            <text:p>grams are saved into separate files and accessed via a simple cache mechanism.</text:p>
            <text:p><text:s text:c="4"/>* CRD operat</text:p>
            <text:p>ions for LDPath programs are provided through LDProgramManager</text:p>
            <text:p><text:s text:c="4"/>* ClerezzaBackend is impleme</text:p>
            <text:p>nted as an LDPath backend.</text:p>
            <text:p><text:s text:c="4"/>* LDProgramManager has a special method (executeProgram) to exec</text:p>
            <text:p>ute the LDPath programs on Clerezza MGraphs.</text:p>
            <text:p><text:s text:c="4"/>* REST services are ready for LDProgramManager</text:p>
            <text:p><text:s/>functionalities.</text:p>
            <text:p><text:s text:c="4"/>* Contenthub Store and Search parts (all interfaces and REST APIs) are ad</text:p>
            <text:p>justed so that they can operate with LDPath programs. 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5">
          <table:table-cell office:value-type="string">
            <text:p>12539601</text:p>
          </table:table-cell>
          <table:table-cell office:value-type="string">
            <text:p>STANBOL-468</text:p>
          </table:table-cell>
          <table:table-cell office:value-type="string">
            <text:p>Enabling the SCR factory for the configuration of multiple Refactor engine components via Felix</text:p>
            <text:p><text:s/>console </text:p>
          </table:table-cell>
          <table:table-cell table:number-columns-repeated="1021"/>
        </table:table-row>
        <table:table-row table:style-name="ro5">
          <table:table-cell table:number-columns-repeated="3"/>
          <table:table-cell office:value-type="string">
            <text:p>13192322</text:p>
          </table:table-cell>
          <table:table-cell office:value-type="string">
            <text:p>refactor.enhancement.patch enable the SCR factory in the Refactor engine to have independent co</text:p>
            <text:p>nfiguration.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>
            <text:p>13192339</text:p>
          </table:table-cell>
          <table:table-cell office:value-type="string">
            <text:p>Hi Alberto,</text:p>
            <text:p/>
            <text:p>I have just committed in the SVN the patch you proposed.</text:p>
            <text:p>The patch enables the Fel</text:p>
            <text:p>ix Component Factory in the Refactor Enhancement Engine.</text:p>
            <text:p>Now it is possible to configure multip</text:p>
            <text:p>le instances of this engine via Felix console.</text:p>
            <text:p/>
            <text:p>Your work is much appreciated.</text:p>
            <text:p/>
            <text:p>Thanks.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13193952</text:p>
          </table:table-cell>
          <table:table-cell office:value-type="string">
            <text:p>In the refactor.enhancement.label.patch are been moved all the message of the configuration pan</text:p>
            <text:p>el in metatype.properti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3203495</text:p>
          </table:table-cell>
          <table:table-cell office:value-type="string">
            <text:p>The patch refactor.enhancement.support_name adds support for the engine name.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13203659</text:p>
          </table:table-cell>
          <table:table-cell office:value-type="string">
            <text:p>The patch refactor.enhancement.support_name_conf adds support for the engine name and sets the </text:p>
            <text:p>default configuration. (it is an extension of refactor.enhancement.support_name.patch)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13219108</text:p>
          </table:table-cell>
          <table:table-cell office:value-type="string">
            <text:p>The patches <text:s/>refactor-enhancement-engine-default-conf* provide the default configuration to aut</text:p>
            <text:p>omatically activate the Refactor engine at start-up.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3231046</text:p>
          </table:table-cell>
          <table:table-cell office:value-type="string">
            <text:p>RefactorEngine.boolean.patch solve problem about boolean value in the refactor configuration.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3231081</text:p>
          </table:table-cell>
          <table:table-cell office:value-type="string">
            <text:p>defaultConfiguration.patch provides a default <text:s/>configuration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39496</text:p>
          </table:table-cell>
          <table:table-cell office:value-type="string">
            <text:p>STANBOL-467</text:p>
          </table:table-cell>
          <table:table-cell office:value-type="string">
            <text:p>Unify ONManager, ScopeRegistry and OntologyScopeFactory implementations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number-columns-repeated="2" office:value-type="string">
            <text:p>NO COMMENT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39038</text:p>
          </table:table-cell>
          <table:table-cell office:value-type="string">
            <text:p>STANBOL-466</text:p>
          </table:table-cell>
          <table:table-cell office:value-type="string">
            <text:p>Wrong default rule ontology location in RuleStoreImpl.</text:p>
          </table:table-cell>
          <table:table-cell table:number-columns-repeated="1021"/>
        </table:table-row>
        <table:table-row table:style-name="ro7">
          <table:table-cell table:number-columns-repeated="3"/>
          <table:table-cell office:value-type="string">
            <text:p>13192084</text:p>
          </table:table-cell>
          <table:table-cell office:value-type="string">
            <text:p>Hi all,</text:p>
            <text:p/>
            <text:p>I removed http:/ontologydesignpatterns.org/ont/iks/kres/rmi_config.owl as default onto</text:p>
            <text:p>logy location in RuleStoreImpl.</text:p>
            <text:p>Now the default ontology in loaded from META-INF/conf.</text:p>
            <text:p>The defa</text:p>
            <text:p>ult location can be modified via Felix console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38846</text:p>
          </table:table-cell>
          <table:table-cell office:value-type="string">
            <text:p>STANBOL-465</text:p>
          </table:table-cell>
          <table:table-cell office:value-type="string">
            <text:p>The ManagedSolrServer needs to tread both ACTIVE and INACTIVE indexes as available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3189079</text:p>
          </table:table-cell>
          <table:table-cell office:value-type="string">
            <text:p>Fixed with revision 1232979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38841</text:p>
          </table:table-cell>
          <table:table-cell office:value-type="string">
            <text:p>STANBOL-464</text:p>
          </table:table-cell>
          <table:table-cell office:value-type="string">
            <text:p>The Bundle Provider MUST NOT uninstall resources if a Bundle is STOPPED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3189080</text:p>
          </table:table-cell>
          <table:table-cell office:value-type="string">
            <text:p>Fixed with Revision 123297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38777</text:p>
          </table:table-cell>
          <table:table-cell office:value-type="string">
            <text:p>STANBOL-463</text:p>
          </table:table-cell>
          <table:table-cell office:value-type="string">
            <text:p>Relocate owl to commons/owl 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number-columns-repeated="2" office:value-type="string">
            <text:p>NO COMMENT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38496</text:p>
          </table:table-cell>
          <table:table-cell office:value-type="string">
            <text:p>STANBOL-462</text:p>
          </table:table-cell>
          <table:table-cell office:value-type="string">
            <text:p>Improve the endpoint documentation of reasoning services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number-columns-repeated="2" office:value-type="string">
            <text:p>NO COMMENT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38322</text:p>
          </table:table-cell>
          <table:table-cell office:value-type="string">
            <text:p>STANBOL-461</text:p>
          </table:table-cell>
          <table:table-cell office:value-type="string">
            <text:p>Revise Stanbol Documentation page - merge with Component page</text:p>
          </table:table-cell>
          <table:table-cell table:number-columns-repeated="1021"/>
        </table:table-row>
        <table:table-row table:style-name="ro8">
          <table:table-cell table:number-columns-repeated="3"/>
          <table:table-cell office:value-type="string">
            <text:p>13188368</text:p>
          </table:table-cell>
          <table:table-cell office:value-type="string">
            <text:p>Hi Fabian, all - <text:s/>although in principle, you are right - <text:s/>there have been already some discussi</text:p>
            <text:p>ons[1] on the importance of this kind of documentation - isn't there any experienced develper w</text:p>
            <text:p>illing to start with such help?</text:p>
            <text:p/>
            <text:p>[1] http://markmail.org/message/jt5o2prnks6jphvm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3415053</text:p>
          </table:table-cell>
          <table:table-cell office:value-type="string">
            <text:p>The documentation start page was changed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37791</text:p>
          </table:table-cell>
          <table:table-cell office:value-type="string">
            <text:p>STANBOL-460</text:p>
          </table:table-cell>
          <table:table-cell office:value-type="string">
            <text:p>Problem with OntoNet's Sessions in RefactorEnhancementEngine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3182685</text:p>
          </table:table-cell>
          <table:table-cell office:value-type="string">
            <text:p>The management of sessions was moved to the SessionManager instead of doing it via scopes.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3223406</text:p>
          </table:table-cell>
          <table:table-cell office:value-type="string">
            <text:p>Is this bug still open or can it be resolved?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3223433</text:p>
          </table:table-cell>
          <table:table-cell office:value-type="string">
            <text:p>Yes, there is no usage of session spaces in the Refactor Engine anymore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5">
          <table:table-cell office:value-type="string">
            <text:p>12537772</text:p>
          </table:table-cell>
          <table:table-cell office:value-type="string">
            <text:p>STANBOL-459</text:p>
          </table:table-cell>
          <table:table-cell office:value-type="string">
            <text:p>Implement cross validated evaluation of the classifier with Precision / Recall and F1 score for</text:p>
            <text:p><text:s/>each topic in the model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number-columns-repeated="2" office:value-type="string">
            <text:p>NO COMMENT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37771</text:p>
          </table:table-cell>
          <table:table-cell office:value-type="string">
            <text:p>STANBOL-458</text:p>
          </table:table-cell>
          <table:table-cell office:value-type="string">
            <text:p>Use negative examples and DF vector to prune topic model and increase the precision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number-columns-repeated="2" office:value-type="string">
            <text:p>NO COMMENT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37770</text:p>
          </table:table-cell>
          <table:table-cell office:value-type="string">
            <text:p>STANBOL-457</text:p>
          </table:table-cell>
          <table:table-cell office:value-type="string">
            <text:p>Implement incremental model update for the TopicClassifierEngine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number-columns-repeated="2" office:value-type="string">
            <text:p>NO COMMENT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37739</text:p>
          </table:table-cell>
          <table:table-cell office:value-type="string">
            <text:p>STANBOL-456</text:p>
          </table:table-cell>
          <table:table-cell office:value-type="string">
            <text:p>Add high level description to FactStore</text:p>
          </table:table-cell>
          <table:table-cell table:number-columns-repeated="1021"/>
        </table:table-row>
        <table:table-row table:style-name="ro5">
          <table:table-cell table:number-columns-repeated="3"/>
          <table:table-cell office:value-type="string">
            <text:p>13184136</text:p>
          </table:table-cell>
          <table:table-cell office:value-type="string">
            <text:p>The specification from http://wiki.iks-project.eu/index.php/FactStore_Specification should be m</text:p>
            <text:p>oved to the Stanbol web site.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13185602</text:p>
          </table:table-cell>
          <table:table-cell office:value-type="string">
            <text:p>Specification has been moved to http://stanbol.staging.apache.org/stanbol/docs/trunk/factstore/</text:p>
            <text:p>specification.htm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37738</text:p>
          </table:table-cell>
          <table:table-cell office:value-type="string">
            <text:p>STANBOL-455</text:p>
          </table:table-cell>
          <table:table-cell office:value-type="string">
            <text:p>Add high level description to Ontology Manager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3191234</text:p>
          </table:table-cell>
          <table:table-cell office:value-type="string">
            <text:p>All required paragraphs have been added and filled in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37736</text:p>
          </table:table-cell>
          <table:table-cell office:value-type="string">
            <text:p>STANBOL-454</text:p>
          </table:table-cell>
          <table:table-cell office:value-type="string">
            <text:p>Add high level description to Reasoners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3219268</text:p>
          </table:table-cell>
          <table:table-cell office:value-type="string">
            <text:p>The reasoners.link patch <text:s/>solved problems on broken link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37735</text:p>
          </table:table-cell>
          <table:table-cell office:value-type="string">
            <text:p>STANBOL-453</text:p>
          </table:table-cell>
          <table:table-cell office:value-type="string">
            <text:p>Add high level description to Rules</text:p>
          </table:table-cell>
          <table:table-cell table:number-columns-repeated="1021"/>
        </table:table-row>
        <table:table-row table:style-name="ro9">
          <table:table-cell table:number-columns-repeated="3"/>
          <table:table-cell office:value-type="string">
            <text:p>13183375</text:p>
          </table:table-cell>
          <table:table-cell office:value-type="string">
            <text:p>refactor.doc.patch:</text:p>
            <text:p>* Hight level documentation</text:p>
            <text:p>* Terminology</text:p>
            <text:p>* Usage Scenarios</text:p>
          </table:table-cell>
          <table:table-cell table:number-columns-repeated="1019"/>
        </table:table-row>
        <table:table-row table:style-name="ro10">
          <table:table-cell table:number-columns-repeated="3"/>
          <table:table-cell office:value-type="string">
            <text:p>13184008</text:p>
          </table:table-cell>
          <table:table-cell office:value-type="string">
            <text:p>Thanks for the patch.</text:p>
            <text:p/>
            <text:p>Just applied the refactor.doc.patch.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13184012</text:p>
          </table:table-cell>
          <table:table-cell office:value-type="string">
            <text:p>There are links to localhost:8080 at http://stanbol.staging.apache.org/stanbol/docs/trunk/rules</text:p>
            <text:p>/store.html. Those should be removed.</text:p>
          </table:table-cell>
          <table:table-cell table:number-columns-repeated="1019"/>
        </table:table-row>
        <table:table-row table:style-name="ro8">
          <table:table-cell table:number-columns-repeated="3"/>
          <table:table-cell office:value-type="string">
            <text:p>13186863</text:p>
          </table:table-cell>
          <table:table-cell office:value-type="string">
            <text:p>refactor_scenarios.doc.patch:</text:p>
            <text:p>- removed localhost link in section Service Endpoints</text:p>
            <text:p>- expanded </text:p>
            <text:p>section Usage Scenarios</text:p>
            <text:p><text:s/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3186883</text:p>
          </table:table-cell>
          <table:table-cell office:value-type="string">
            <text:p>Thank Alberto. I have just committed the patch you proposed.</text:p>
          </table:table-cell>
          <table:table-cell table:number-columns-repeated="1019"/>
        </table:table-row>
        <table:table-row table:style-name="ro9">
          <table:table-cell table:number-columns-repeated="3"/>
          <table:table-cell office:value-type="string">
            <text:p>13189846</text:p>
          </table:table-cell>
          <table:table-cell office:value-type="string">
            <text:p>The refactor.feature patch:</text:p>
            <text:p>- adds the features section</text:p>
            <text:p>- changed the section that talks about </text:p>
            <text:p>IKS projec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3189854</text:p>
          </table:table-cell>
          <table:table-cell office:value-type="string">
            <text:p>In the refactor.png was removed any reference to "IKS"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3189856</text:p>
          </table:table-cell>
          <table:table-cell office:value-type="string">
            <text:p>Thanks Alberto, the patch you proposed is much appreciated.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3219266</text:p>
          </table:table-cell>
          <table:table-cell office:value-type="string">
            <text:p>The rules.link patch solved problems on broken link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37734</text:p>
          </table:table-cell>
          <table:table-cell office:value-type="string">
            <text:p>STANBOL-452</text:p>
          </table:table-cell>
          <table:table-cell office:value-type="string">
            <text:p>Add high level description to CMSAdapter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3230144</text:p>
          </table:table-cell>
          <table:table-cell office:value-type="string">
            <text:p>CMS Adapter has 1-min documentation now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37733</text:p>
          </table:table-cell>
          <table:table-cell office:value-type="string">
            <text:p>STANBOL-451</text:p>
          </table:table-cell>
          <table:table-cell office:value-type="string">
            <text:p>Add high level description to ContentHub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3230142</text:p>
          </table:table-cell>
          <table:table-cell office:value-type="string">
            <text:p>Contenthub has 1-min documentation now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37732</text:p>
          </table:table-cell>
          <table:table-cell office:value-type="string">
            <text:p>STANBOL-450</text:p>
          </table:table-cell>
          <table:table-cell office:value-type="string">
            <text:p>Add high level description to EntityHub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number-columns-repeated="2" office:value-type="string">
            <text:p>NO COMMENT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37731</text:p>
          </table:table-cell>
          <table:table-cell office:value-type="string">
            <text:p>STANBOL-449</text:p>
          </table:table-cell>
          <table:table-cell office:value-type="string">
            <text:p>Add high level description to Enhancer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number-columns-repeated="2" office:value-type="string">
            <text:p>NO COMMENT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37730</text:p>
          </table:table-cell>
          <table:table-cell office:value-type="string">
            <text:p>STANBOL-448</text:p>
          </table:table-cell>
          <table:table-cell office:value-type="string">
            <text:p>Add high level descriptions to each Stanbol component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3182480</text:p>
          </table:table-cell>
          <table:table-cell office:value-type="string">
            <text:p>The high level overview should link to the components.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>
            <text:p>13182531</text:p>
          </table:table-cell>
          <table:table-cell office:value-type="string">
            <text:p>It seems that there is already a fair amount of high level descriptions here:</text:p>
            <text:p/>
            <text:p>https://incubato</text:p>
            <text:p>r.apache.org/stanbol/docs/trunk/components.html</text:p>
            <text:p/>
            <text:p>We should not re-start from scratch but rather</text:p>
            <text:p><text:s/>improve upon the existing doc.</text:p>
          </table:table-cell>
          <table:table-cell table:number-columns-repeated="1019"/>
        </table:table-row>
        <table:table-row table:style-name="ro8">
          <table:table-cell table:number-columns-repeated="3"/>
          <table:table-cell office:value-type="string">
            <text:p>13182534</text:p>
          </table:table-cell>
          <table:table-cell office:value-type="string">
            <text:p>Sure there are some descriptions. But if you read those pages from the perspective of a newbie </text:p>
            <text:p>you see a lot of terms that are not explained.</text:p>
            <text:p/>
            <text:p>Anyway: I agree that we should not re-start. Th</text:p>
            <text:p>e idea was to improve what we have.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3230161</text:p>
          </table:table-cell>
          <table:table-cell office:value-type="string">
            <text:p>Documentation was improved. For new improvements we should create new specific issue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37727</text:p>
          </table:table-cell>
          <table:table-cell office:value-type="string">
            <text:p>STANBOL-447</text:p>
          </table:table-cell>
          <table:table-cell office:value-type="string">
            <text:p>Add high level description plus illustration to Stanbol start page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3415057</text:p>
          </table:table-cell>
          <table:table-cell office:value-type="string">
            <text:p>The start page was improved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37510</text:p>
          </table:table-cell>
          <table:table-cell office:value-type="string">
            <text:p>STANBOL-446</text:p>
          </table:table-cell>
          <table:table-cell office:value-type="string">
            <text:p>Remove ContentHub parent POM</text:p>
          </table:table-cell>
          <table:table-cell table:number-columns-repeated="1021"/>
        </table:table-row>
        <table:table-row table:style-name="ro11">
          <table:table-cell table:number-columns-repeated="3"/>
          <table:table-cell office:value-type="string">
            <text:p>13182519</text:p>
          </table:table-cell>
          <table:table-cell office:value-type="string">
            <text:p>Parent POM of Contenthub provides a Bundle-Category for the bundles under Contenthub. This is a</text:p>
            <text:p>lso the case for Entityhub and Enhancer. I guess Bundle-Category is the category information fo</text:p>
            <text:p>r each bundle that we can see from the Felix console. I prefer to keep it for this reason.</text:p>
            <text:p/>
            <text:p>On </text:p>
            <text:p>the other hand, I can move the dependencies to Stanbol's parent (so, parent pom for contenthub </text:p>
            <text:p>will exist, but it will have no dependencies), however I need to try whether it will lead to co</text:p>
            <text:p>nflicts or not. For example, we need jersey-client with a "provided" scope, but in Stanbol's pa</text:p>
            <text:p>rent its scope is "test". I will try to change it to "provided" and be sure there will be no co</text:p>
            <text:p>nflict and apply the changes in my next patch.</text:p>
          </table:table-cell>
          <table:table-cell table:number-columns-repeated="1019"/>
        </table:table-row>
        <table:table-row table:style-name="ro9">
          <table:table-cell table:number-columns-repeated="3"/>
          <table:table-cell office:value-type="string">
            <text:p>13182537</text:p>
          </table:table-cell>
          <table:table-cell office:value-type="string">
            <text:p>Okay if you need the parent POM in the content hub for some information. But the dependencies s</text:p>
            <text:p>hould be handled by the overall Stanbol parent POM if possible. Please avoid to inherit depende</text:p>
            <text:p>ncies from the parent POM. Just use the &lt;dependencyManagement&gt; mechanism in the ContentHub pare</text:p>
            <text:p>nt POM as we do it in Stanbol parent.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13193926</text:p>
          </table:table-cell>
          <table:table-cell office:value-type="string">
            <text:p>I have moved all dependencies from Contenthub's parent to Stanbol parent and committed the chan</text:p>
            <text:p>ges.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13194036</text:p>
          </table:table-cell>
          <table:table-cell office:value-type="string">
            <text:p>Since the ContentHub parent is still needed but the dependencies are now correctly handled by S</text:p>
            <text:p>tanbol's parent POM, this issue is resolved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37347</text:p>
          </table:table-cell>
          <table:table-cell office:value-type="string">
            <text:p>STANBOL-445</text:p>
          </table:table-cell>
          <table:table-cell office:value-type="string">
            <text:p>Unapproved license of edu.smu.tspell.jaws</text:p>
          </table:table-cell>
          <table:table-cell table:number-columns-repeated="1021"/>
        </table:table-row>
        <table:table-row table:style-name="ro12">
          <table:table-cell table:number-columns-repeated="3"/>
          <table:table-cell office:value-type="string">
            <text:p>13182521</text:p>
          </table:table-cell>
          <table:table-cell office:value-type="string">
            <text:p>We have contacted with the responsible person for this library (JAWS) and got full permission f</text:p>
            <text:p>rom him via e-mail. What is the formal procedure to be able to apply the licence issues? How sh</text:p>
            <text:p>all we proceed?</text:p>
            <text:p/>
            <text:p>By the way, we have removed that bundle completely and moved the JAWS library </text:p>
            <text:p>into the Wordnet related bundle, as discussed in STANBOL-440. </text:p>
          </table:table-cell>
          <table:table-cell table:number-columns-repeated="1019"/>
        </table:table-row>
        <table:table-row table:style-name="ro8">
          <table:table-cell table:number-columns-repeated="3"/>
          <table:table-cell office:value-type="string">
            <text:p>13182527</text:p>
          </table:table-cell>
          <table:table-cell office:value-type="string">
            <text:p>Can you then please update STANBOL-440. I still see the JAWS files in my source tree.</text:p>
            <text:p/>
            <text:p>Did the </text:p>
            <text:p>responsible person for JAWS said anything about the license? It is enough if we can state in a </text:p>
            <text:p>README that this lib has some license that is compatible with Apache license.</text:p>
          </table:table-cell>
          <table:table-cell table:number-columns-repeated="1019"/>
        </table:table-row>
        <table:table-row table:style-name="ro12">
          <table:table-cell table:number-columns-repeated="3"/>
          <table:table-cell office:value-type="string">
            <text:p>13182550</text:p>
          </table:table-cell>
          <table:table-cell office:value-type="string">
            <text:p>Since I am not a committer, I am trying to handle the updates through several patches. In the n</text:p>
            <text:p>ext patch, soon, (related with ldpath integration and contenthub interface) STANBOL-440 will be</text:p>
            <text:p><text:s/>resolved.</text:p>
            <text:p/>
            <text:p>The author of the JAWS said that there is no license for the tool, shall we request</text:p>
            <text:p><text:s/>him to put a license for the tool?</text:p>
          </table:table-cell>
          <table:table-cell table:number-columns-repeated="1019"/>
        </table:table-row>
        <table:table-row table:style-name="ro8">
          <table:table-cell table:number-columns-repeated="3"/>
          <table:table-cell office:value-type="string">
            <text:p>13208746</text:p>
          </table:table-cell>
          <table:table-cell office:value-type="string">
            <text:p>Interesting - what is the license if there is no license? Can we have a dependency to something</text:p>
            <text:p><text:s/>without license?</text:p>
            <text:p/>
            <text:p>Best would be to ask the author to state that this tool is under Apache Lice</text:p>
            <text:p>nse, 2.0 and we are fine.</text:p>
          </table:table-cell>
          <table:table-cell table:number-columns-repeated="1019"/>
        </table:table-row>
        <table:table-row table:style-name="ro13">
          <table:table-cell table:number-columns-repeated="3"/>
          <table:table-cell office:value-type="string">
            <text:p>13209636</text:p>
          </table:table-cell>
          <table:table-cell office:value-type="string">
            <text:p>It is simple not true that this lib does not use a license. Every single source file within the</text:p>
            <text:p><text:s/>source archive downloadable from [1] states the following license</text:p>
            <text:p/>
            <text:p><text:s text:c="2"/>Java API for WordNet Sear</text:p>
            <text:p>ching 1.0</text:p>
            <text:p><text:s text:c="2"/>Copyright (c) 2007 by Brett Spell.</text:p>
            <text:p/>
            <text:p><text:s text:c="2"/>This software is being provided to you, the L</text:p>
            <text:p>ICENSEE, by under the following</text:p>
            <text:p><text:s text:c="2"/>license. <text:s/>By obtaining, using and/or copying this software, y</text:p>
            <text:p>ou agree that</text:p>
            <text:p><text:s text:c="2"/>you have read, understood, and will comply with these terms and conditions:</text:p>
            <text:p><text:s text:c="3"/></text:p>
            <text:p/>
            <text:p><text:s text:c="2"/>Permission to use, copy, modify and distribute this software and its</text:p>
            <text:p><text:s text:c="2"/>documentation for any</text:p>
            <text:p><text:s/>purpose and without fee or royalty is hereby granted,</text:p>
            <text:p><text:s text:c="2"/>provided that you agree to comply with</text:p>
            <text:p><text:s/>the following copyright notice and</text:p>
            <text:p><text:s text:c="2"/>statements, including the disclaimer, and that the same a</text:p>
            <text:p>ppear on ALL copies</text:p>
            <text:p><text:s text:c="2"/>of the software, database and documentation, including modifications that</text:p>
            <text:p><text:s/>you</text:p>
            <text:p><text:s text:c="2"/>make for internal use or for distribution.</text:p>
            <text:p/>
            <text:p><text:s text:c="2"/>THIS SOFTWARE AND DATABASE IS PROVIDED "AS</text:p>
            <text:p><text:s/>IS" WITHOUT REPRESENTATIONS OR</text:p>
            <text:p><text:s text:c="2"/>WARRANTIES, EXPRESS OR IMPLIED. <text:s/>BY WAY OF EXAMPLE, BUT NOT L</text:p>
            <text:p>IMITATION, <text:s/></text:p>
            <text:p><text:s text:c="2"/>LICENSOR MAKES NO REPRESENTATIONS OR WARRANTIES OF MERCHANTABILITY OR FITNESS</text:p>
            <text:p><text:s text:c="2"/></text:p>
            <text:p>FOR ANY PARTICULAR PURPOSE OR THAT THE USE OF THE LICENSED SOFTWARE OR</text:p>
            <text:p><text:s text:c="2"/>DOCUMENTATION WILL NOT</text:p>
            <text:p><text:s/>INFRINGE ANY THIRD PARTY PATENTS, COPYRIGHTS,</text:p>
            <text:p><text:s text:c="2"/>TRADEMARKS OR OTHER RIGHTS.</text:p>
            <text:p/>
            <text:p/>
            <text:p>This looks rathe</text:p>
            <text:p>r compatible to the Apache License, 2.0 for me, but someone with real knowledge in such matters</text:p>
            <text:p><text:s/>should conform this.</text:p>
            <text:p/>
            <text:p>best</text:p>
            <text:p>Rupert</text:p>
            <text:p/>
            <text:p/>
            <text:p/>
            <text:p>[1] http://lyle.smu.edu/%7Etspell/jaws/jaws-src.zi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3215691</text:p>
          </table:table-cell>
          <table:table-cell office:value-type="string">
            <text:p>The JAWS license was added in NOTICE and LICENS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37345</text:p>
          </table:table-cell>
          <table:table-cell office:value-type="string">
            <text:p>STANBOL-444</text:p>
          </table:table-cell>
          <table:table-cell office:value-type="string">
            <text:p>RefactorEnhancementEngine: unable to retrieve the session space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3180478</text:p>
          </table:table-cell>
          <table:table-cell office:value-type="string">
            <text:p>The RefactorEnhancementEngine.patch removes deprecated method to retrieve the session space.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3183136</text:p>
          </table:table-cell>
          <table:table-cell office:value-type="string">
            <text:p>Resolved in STANBOL-46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37314</text:p>
          </table:table-cell>
          <table:table-cell office:value-type="string">
            <text:p>STANBOL-443</text:p>
          </table:table-cell>
          <table:table-cell office:value-type="string">
            <text:p>Add source release assembly descriptor for complete Stanbol stack releases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number-columns-repeated="2" office:value-type="string">
            <text:p>NO COMMENT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36799</text:p>
          </table:table-cell>
          <table:table-cell office:value-type="string">
            <text:p>STANBOL-442</text:p>
          </table:table-cell>
          <table:table-cell office:value-type="string">
            <text:p>ContentItemResource (index.ftl) gives error.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3178382</text:p>
          </table:table-cell>
          <table:table-cell office:value-type="string">
            <text:p>My patch for STANBOL-441 applies the required change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36646</text:p>
          </table:table-cell>
          <table:table-cell office:value-type="string">
            <text:p>STANBOL-441</text:p>
          </table:table-cell>
          <table:table-cell office:value-type="string">
            <text:p>Moving Store interface from enhancer into contenthub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3177600</text:p>
          </table:table-cell>
          <table:table-cell office:value-type="string">
            <text:p>Patch to create empty store bundles: solr, clerezza, inmemory</text:p>
          </table:table-cell>
          <table:table-cell table:number-columns-repeated="1019"/>
        </table:table-row>
        <table:table-row table:style-name="ro14">
          <table:table-cell table:number-columns-repeated="3"/>
          <table:table-cell office:value-type="string">
            <text:p>13178381</text:p>
          </table:table-cell>
          <table:table-cell office:value-type="string">
            <text:p>- Store interface has been moved into Contenthub</text:p>
            <text:p>- enhancer.standalone and enhancer.clerezza (c</text:p>
            <text:p>lerezza-sparql and org.apache.stanbol.enhancer.clerezza) has been removed.</text:p>
            <text:p>- ClerezzaStore and </text:p>
            <text:p>its related classes has been moved into contenthub</text:p>
            <text:p>- InMemoryStore has been moved into contenth</text:p>
            <text:p>ub.</text:p>
            <text:p>- Store implementations has been packed under a common folder. Store and Search implementat</text:p>
            <text:p>ions follow the same convention now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36425</text:p>
          </table:table-cell>
          <table:table-cell office:value-type="string">
            <text:p>STANBOL-440</text:p>
          </table:table-cell>
          <table:table-cell office:value-type="string">
            <text:p>Artifact without apache namespace (edu.smu.tspell.jaws)</text:p>
          </table:table-cell>
          <table:table-cell table:number-columns-repeated="1021"/>
        </table:table-row>
        <table:table-row table:style-name="ro10">
          <table:table-cell table:number-columns-repeated="3"/>
          <table:table-cell office:value-type="string">
            <text:p>13176503</text:p>
          </table:table-cell>
          <table:table-cell office:value-type="string">
            <text:p>JAWS is an external library (Wordnet client), and we created a local repository for it. We chos</text:p>
            <text:p>e to refer it with the library's name (I think this is how external libraries are referred). Do</text:p>
            <text:p><text:s/>you have any other suggestion?</text:p>
          </table:table-cell>
          <table:table-cell table:number-columns-repeated="1019"/>
        </table:table-row>
        <table:table-row table:style-name="ro15">
          <table:table-cell table:number-columns-repeated="3"/>
          <table:table-cell office:value-type="string">
            <text:p>13176640</text:p>
          </table:table-cell>
          <table:table-cell office:value-type="string">
            <text:p>As I see it's not just create a local repository, but also create a bundle for it.</text:p>
            <text:p/>
            <text:p>If the aim </text:p>
            <text:p>is to have the dependency in some module(s), just declaring a &lt;repository&gt;&lt;url&gt;file://...&lt;/url&gt;</text:p>
            <text:p>&lt;/repository&gt; in pom or in one parent pom will be sufficient, no need for create a new module I</text:p>
            <text:p>MO.</text:p>
            <text:p/>
            <text:p>If the aim is to have a bundle that export jaws' classes, let's create a org.apache bundle</text:p>
            <text:p><text:s/>that export jaws class (something like <text:s/>this one just export javax.* classes : [1])</text:p>
            <text:p/>
            <text:p>I don't k</text:p>
            <text:p>now if there is some "strong rules" around that, but I feel strange to create modules with no A</text:p>
            <text:p>pache namespaces in Apache repository...</text:p>
            <text:p/>
            <text:p>[1] : http://svn.apache.org/repos/asf/incubator/clere</text:p>
            <text:p>zza/trunk/parent/ext.javax.mail/</text:p>
            <text:p><text:s/></text:p>
          </table:table-cell>
          <table:table-cell table:number-columns-repeated="1019"/>
        </table:table-row>
        <table:table-row table:style-name="ro10">
          <table:table-cell table:number-columns-repeated="3"/>
          <table:table-cell office:value-type="string">
            <text:p>13177599</text:p>
          </table:table-cell>
          <table:table-cell office:value-type="string">
            <text:p>Thanks for the suggestions. I will deal with this after I finish refactoring Store interface re</text:p>
            <text:p>lated issues. I think it would be sufficient to declare the repository in the related pom, no n</text:p>
            <text:p>eed to have a separate bundle.</text:p>
          </table:table-cell>
          <table:table-cell table:number-columns-repeated="1019"/>
        </table:table-row>
        <table:table-row table:style-name="ro10">
          <table:table-cell table:number-columns-repeated="3"/>
          <table:table-cell office:value-type="string">
            <text:p>13194713</text:p>
          </table:table-cell>
          <table:table-cell office:value-type="string">
            <text:p>Local repository configurations for Wordnet client has been moved to contenthub/search/related </text:p>
            <text:p>module in revision 1236246. The artifact with &lt;artifactId&gt;edu.smu.tspell.jaws&lt;/artifactId&gt; is n</text:p>
            <text:p>ot being created anymore in Stanbol directory. So, I am resolving this issue.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3194783</text:p>
          </table:table-cell>
          <table:table-cell office:value-type="string">
            <text:p>Mentioned artifact is not being created anymore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36422</text:p>
          </table:table-cell>
          <table:table-cell office:value-type="string">
            <text:p>STANBOL-439</text:p>
          </table:table-cell>
          <table:table-cell office:value-type="string">
            <text:p>Errors when importing Stanbol in eclipse Indigo</text:p>
          </table:table-cell>
          <table:table-cell table:number-columns-repeated="1021"/>
        </table:table-row>
        <table:table-row table:style-name="ro9">
          <table:table-cell table:number-columns-repeated="3"/>
          <table:table-cell office:value-type="string">
            <text:p>13176212</text:p>
          </table:table-cell>
          <table:table-cell office:value-type="string">
            <text:p>Explanations of the problem and resolutions : http://wiki.eclipse.org/M2E_plugin_execution_not_</text:p>
            <text:p>covered</text:p>
            <text:p>Others background : http://stackoverflow.com/questions/6352208/how-to-solve-plugin-exec</text:p>
            <text:p>ution-not-covered-by-lifecycle-configuration-for-spri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36377</text:p>
          </table:table-cell>
          <table:table-cell office:value-type="string">
            <text:p>STANBOL-438</text:p>
          </table:table-cell>
          <table:table-cell office:value-type="string">
            <text:p>Moving Store interface from enhancer into contenthub</text:p>
          </table:table-cell>
          <table:table-cell table:number-columns-repeated="1021"/>
        </table:table-row>
        <table:table-row table:style-name="ro5">
          <table:table-cell table:number-columns-repeated="3"/>
          <table:table-cell office:value-type="string">
            <text:p>13215568</text:p>
          </table:table-cell>
          <table:table-cell office:value-type="string">
            <text:p>I think this is already done. In anyway STANBOL-498 covers further developments of the here ref</text:p>
            <text:p>erenced Store interface within the Contenthub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3215571</text:p>
          </table:table-cell>
          <table:table-cell office:value-type="string">
            <text:p>Implemented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36129</text:p>
          </table:table-cell>
          <table:table-cell office:value-type="string">
            <text:p>STANBOL-437</text:p>
          </table:table-cell>
          <table:table-cell office:value-type="string">
            <text:p>Annoying WARNING about manipulated requests by Servlet filter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string">
            <text:p>13174951</text:p>
          </table:table-cell>
          <table:table-cell office:value-type="string">
            <text:p>This is because of the Filter introduced for STANBOL-401. I have seen this as well have looked </text:p>
            <text:p>into it on more detail and come to the conclusion that is save.</text:p>
            <text:p/>
            <text:p>Quote from the first resource </text:p>
            <text:p>linked below:</text:p>
            <text:p>&gt; It is informing you that the request entity of media type "application/</text:p>
            <text:p>&gt; x-www</text:p>
            <text:p>-form-urlencoded" has been consumed by the Servlet layer, <text:s/></text:p>
            <text:p>&gt; probably by a servlet filter when</text:p>
            <text:p><text:s/>one of the methods <text:s/></text:p>
            <text:p>&gt; ServletRequest.getParameter* is called.</text:p>
            <text:p>&gt; </text:p>
            <text:p>&gt; Servlet does not distingui</text:p>
            <text:p>sh between query parameters and form <text:s/></text:p>
            <text:p>&gt; parameters when parameters are obtained. So if a form-</text:p>
            <text:p>based request <text:s/></text:p>
            <text:p>&gt; entity is present and parameters are obtained it will consume that <text:s/></text:p>
            <text:p>&gt; entity</text:p>
            <text:p><text:s/>thus leaving Jersey with no entity to consume. So Jersey can <text:s/></text:p>
            <text:p>&gt; only keep on working in this </text:p>
            <text:p>respect using @FormParam in conjunction <text:s/></text:p>
            <text:p>&gt; with the Servlet parameters.</text:p>
            <text:p>&gt; </text:p>
            <text:p>&gt; Jersey cannot rel</text:p>
            <text:p>iably construct bytes of the request entity because <text:s/></text:p>
            <text:p>&gt; query and form parameters are merged to</text:p>
            <text:p>gether into the servlet <text:s/></text:p>
            <text:p>&gt; parameters.</text:p>
            <text:p/>
            <text:p>Here are some links to additional information:</text:p>
            <text:p/>
            <text:p>* http</text:p>
            <text:p>://jersey.576304.n2.nabble.com/Jersey-log-message-re-form-parameters-being-consumed-quot-earlie</text:p>
            <text:p>r-quot-td4055003.html</text:p>
            <text:p>* http://jersey.576304.n2.nabble.com/Log-warnings-td4280745.html</text:p>
            <text:p>* 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3176610</text:p>
          </table:table-cell>
          <table:table-cell office:value-type="string">
            <text:p>Okay, thanks Rupert. But is there a way to suppress the warning on the console?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13176614</text:p>
          </table:table-cell>
          <table:table-cell office:value-type="string">
            <text:p>I think one of the sites mentioned that it is planed to disable this logging in a newer jersey </text:p>
            <text:p>version. So maybe upgrading to the newest version could help.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5992892</text:p>
          </table:table-cell>
          <table:table-cell office:value-type="string">
            <text:p>Why the reason behind this error?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>
            <text:p>15992907</text:p>
          </table:table-cell>
          <table:table-cell office:value-type="string">
            <text:p>The source is [1]. This module is only needed for CORS on older IE versions. So for most Stanbo</text:p>
            <text:p>l Users ist will be OK to just remove this module from the launcher.</text:p>
            <text:p/>
            <text:p/>
            <text:p/>
            <text:p>[1] http://svn.apache.o</text:p>
            <text:p>rg/repos/asf/stanbol/trunk/commons/httpqueryheaders/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35998</text:p>
          </table:table-cell>
          <table:table-cell office:value-type="string">
            <text:p>STANBOL-436</text:p>
          </table:table-cell>
          <table:table-cell office:value-type="string">
            <text:p>WebVIE does not work when deploying Stanbol at a different alias.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3174670</text:p>
          </table:table-cell>
          <table:table-cell office:value-type="string">
            <text:p>Works fine after changes from Szaby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35446</text:p>
          </table:table-cell>
          <table:table-cell office:value-type="string">
            <text:p>STANBOL-435</text:p>
          </table:table-cell>
          <table:table-cell office:value-type="string">
            <text:p>There should be update option while generating RDF with bidirectional mapping service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3170979</text:p>
          </table:table-cell>
          <table:table-cell office:value-type="string">
            <text:p>Update option has been added in revision 1215106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35436</text:p>
          </table:table-cell>
          <table:table-cell office:value-type="string">
            <text:p>STANBOL-434</text:p>
          </table:table-cell>
          <table:table-cell office:value-type="string">
            <text:p>Add session management for not using a new session in each operation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3170978</text:p>
          </table:table-cell>
          <table:table-cell office:value-type="string">
            <text:p>Implemented in revision 121510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35428</text:p>
          </table:table-cell>
          <table:table-cell office:value-type="string">
            <text:p>STANBOL-433</text:p>
          </table:table-cell>
          <table:table-cell office:value-type="string">
            <text:p>Loading large ontology using Java API gives out-of-memory error</text:p>
          </table:table-cell>
          <table:table-cell table:number-columns-repeated="1021"/>
        </table:table-row>
        <table:table-row table:style-name="ro6">
          <table:table-cell table:number-columns-repeated="3"/>
          <table:table-cell office:value-type="string">
            <text:p>13171501</text:p>
          </table:table-cell>
          <table:table-cell office:value-type="string">
            <text:p>This was loading an ontology from a file of around 200MB; the file was in fact an RDF SKOS thes</text:p>
            <text:p>aurus. <text:s/>In fact we'd like to be able to load files larger than this (the vocabulary is currentl</text:p>
            <text:p>y split into three files - combining these would give a file of around 500MB).</text:p>
            <text:p/>
            <text:p>The ontology wa</text:p>
            <text:p>s being added via the Space.addOntology(OntologyInputSource) method.</text:p>
            <text:p/>
            <text:p>We tried loading this in </text:p>
            <text:p>a VM of around 3GB.</text:p>
            <text:p/>
            <text:p/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13171518</text:p>
          </table:table-cell>
          <table:table-cell office:value-type="string">
            <text:p>Stephen can you please describe why you are trying to load such a big SKOS thesaurus into <text:s/>Onto</text:p>
            <text:p>net? Do you plan to do reasoning over the hierarchy?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>
            <text:p>13174319</text:p>
          </table:table-cell>
          <table:table-cell office:value-type="string">
            <text:p>I am doing some improvements on the GraphContentInputSource implementation.</text:p>
            <text:p/>
            <text:p>I can now manage t</text:p>
            <text:p>o load a 200MB RDF graph on a 1GB VM, though exporting it as an OWL API OWLOntology is still tr</text:p>
            <text:p>icky.</text:p>
            <text:p/>
            <text:p>Currently it takes about 100s on my rig but I have a plan that should about halve that t</text:p>
            <text:p>ime.</text:p>
            <text:p/>
            <text:p>However, the OWL API export is still a bottleneck. I am trying to discuss a workaround wi</text:p>
            <text:p>th the OWLAPI/Manchester people.</text:p>
          </table:table-cell>
          <table:table-cell table:number-columns-repeated="1019"/>
        </table:table-row>
        <table:table-row table:style-name="ro8">
          <table:table-cell table:number-columns-repeated="3"/>
          <table:table-cell office:value-type="string">
            <text:p>13212013</text:p>
          </table:table-cell>
          <table:table-cell office:value-type="string">
            <text:p>Since it has been reported on the ML that the same ontologies now load flawlessly into OntoNet,</text:p>
            <text:p><text:s/>I am closing this bug.</text:p>
            <text:p/>
            <text:p>Further optimizations are advisable, but they will refer to a new Impr</text:p>
            <text:p>ovement ticket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35316</text:p>
          </table:table-cell>
          <table:table-cell office:value-type="string">
            <text:p>STANBOL-432</text:p>
          </table:table-cell>
          <table:table-cell office:value-type="string">
            <text:p>Use LD Path as mapping/indexing language for the Entityhub</text:p>
          </table:table-cell>
          <table:table-cell table:number-columns-repeated="1021"/>
        </table:table-row>
        <table:table-row table:style-name="ro5">
          <table:table-cell table:number-columns-repeated="3"/>
          <table:table-cell office:value-type="string">
            <text:p>13530992</text:p>
          </table:table-cell>
          <table:table-cell office:value-type="string">
            <text:p>LDpath indexing support with longer path names is supported by STANBOL-592. Usage of the mappin</text:p>
            <text:p>g language is still supported and will not be depreca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35152</text:p>
          </table:table-cell>
          <table:table-cell office:value-type="string">
            <text:p>STANBOL-431</text:p>
          </table:table-cell>
          <table:table-cell office:value-type="string">
            <text:p>Improve Enhancer/ REST endpoint</text:p>
          </table:table-cell>
          <table:table-cell table:number-columns-repeated="1021"/>
        </table:table-row>
        <table:table-row table:style-name="ro16">
          <table:table-cell table:number-columns-repeated="3"/>
          <table:table-cell office:value-type="string">
            <text:p>13169348</text:p>
          </table:table-cell>
          <table:table-cell office:value-type="string">
            <text:p>I like this new proposal !</text:p>
            <text:p>Some comments :</text:p>
            <text:p/>
            <text:p>/enhancer/engine/&lt;engineId&gt; :</text:p>
            <text:p>&lt;engineId&gt; can be def</text:p>
            <text:p>ine with the class name for "simple" engine. </text:p>
            <text:p>But when the engine is created throw an osgi fact</text:p>
            <text:p>ory (like KeywordLinkingEngine) how we define this id ? (class name is not sufficient, "instanc</text:p>
            <text:p>e number" is not human compliant and change on restart, there is no property for this in the ap</text:p>
            <text:p>i).</text:p>
            <text:p/>
            <text:p>/enhancer/chains/&lt;chainId&gt; </text:p>
            <text:p>Rupert's comment on STANBOL-371 suggest a possibility to have </text:p>
            <text:p>multiple "ChainManagers", so the endpoint should be :</text:p>
            <text:p>/enhancer/chains/&lt;chainManager&gt;/&lt;chainId&gt;</text:p>
            <text:p><text:s/></text:p>
            <text:p/>
            <text:p>++</text:p>
          </table:table-cell>
          <table:table-cell table:number-columns-repeated="1019"/>
        </table:table-row>
        <table:table-row table:style-name="ro17">
          <table:table-cell table:number-columns-repeated="3"/>
          <table:table-cell office:value-type="string">
            <text:p>13169574</text:p>
          </table:table-cell>
          <table:table-cell office:value-type="string">
            <text:p>I would use an ID that is configured as &lt;engineID&gt;. Even for "simple" engines I would not use t</text:p>
            <text:p>he Class name, but a reasonable default (e.g. the folder name under /engines). <text:s/>This would crea</text:p>
            <text:p>te nice URLs and in my opinion we need to deal with ID conflicts in any way - remember that eve</text:p>
            <text:p>n the class name is not sufficient in OSGI where different versions of the same engine can run.</text:p>
            <text:p/>
            <text:p>I think nice URLs are key if we want users to directly send requests to single engines.</text:p>
            <text:p/>
            <text:p>Any i</text:p>
            <text:p>dea how to deal with ID conflicts? Is there a well known pattern how to deal with this?</text:p>
            <text:p/>
            <text:p>I can </text:p>
            <text:p>only think of something like an EngineManager service that tracks all engines. Such a manager c</text:p>
            <text:p>omponent could even use the ConfigAdmin to change the ID of an engine if there is a conflict. T</text:p>
            <text:p>he Engine whit the lower service.ranking (higher service.id if both have the same ranking) woul</text:p>
            <text:p>d than be changed to a free id by adding some suffix.</text:p>
            <text:p>As an alternative we could also just make</text:p>
            <text:p><text:s/>the engine with the higher service.ranking accessible via the RESTfull interface.</text:p>
            <text:p/>
            <text:p>For chains </text:p>
            <text:p>I would suggest, that if two do share the same ID, than only the one with the higher service.ra</text:p>
            <text:p>nking will be accessible via the RESTful interface.</text:p>
            <text:p/>
            <text:p>WDYT</text:p>
            <text:p/>
          </table:table-cell>
          <table:table-cell table:number-columns-repeated="1019"/>
        </table:table-row>
        <table:table-row table:style-name="ro18">
          <table:table-cell table:number-columns-repeated="3"/>
          <table:table-cell office:value-type="string">
            <text:p>13183873</text:p>
          </table:table-cell>
          <table:table-cell office:value-type="string">
            <text:p>Based on discussions last week in Zürich with Reto and David Riccitelli (see also [1]) I create</text:p>
            <text:p>d a specification for the Java API that would allow us to implement the extensions to the Enhan</text:p>
            <text:p>cers REST endpoint discussed here</text:p>
            <text:p/>
            <text:p>http://stanbol.staging.apache.org/stanbol/docs/trunk/enhance</text:p>
            <text:p>r/STANBOL-414-specification.html</text:p>
            <text:p/>
            <text:p>I would be nice to get some feedback on the proposed specific</text:p>
            <text:p>ation</text:p>
            <text:p/>
            <text:p>best</text:p>
            <text:p>Rupert</text:p>
            <text:p/>
            <text:p>[1] http://markmail.org/message/v7sds6g2yxkzl3wu</text:p>
          </table:table-cell>
          <table:table-cell table:number-columns-repeated="1019"/>
        </table:table-row>
        <table:table-row table:style-name="ro19">
          <table:table-cell table:number-columns-repeated="3"/>
          <table:table-cell office:value-type="string">
            <text:p>13189687</text:p>
          </table:table-cell>
          <table:table-cell office:value-type="string">
            <text:p>HI all</text:p>
            <text:p/>
            <text:p>I am getting in a state where a lot of the things described in http://stanbol.staging.a</text:p>
            <text:p>pache.org/stanbol/docs/trunk/enhancer/STANBOL-414-specification.html are implemented. To be fai</text:p>
            <text:p>r all of the new features not covered by existing unit/integration tests is only barely tested.</text:p>
            <text:p><text:s/>But I can also report that all the current tests run fine on top of the new infrastructure.</text:p>
            <text:p/>
            <text:p>B</text:p>
            <text:p>ecause of that I would suggest that I do commit a first version this work to give everybody a c</text:p>
            <text:p>hange to continue his work based on the new possibilities/features provided by this.</text:p>
            <text:p/>
            <text:p/>
            <text:p>Here a O</text:p>
            <text:p>verview about the current state:</text:p>
            <text:p/>
            <text:p>Implemented:</text:p>
            <text:p/>
            <text:p><text:s/>* EventJobManager: EnhancementJobManager imple</text:p>
            <text:p>mentation that supports Chains and in parallel execution of engines using the org.osgi.services</text:p>
            <text:p>.event framework</text:p>
            <text:p><text:s/>* RESTful interface "/enhancer/chain/&lt;chain&gt;": Allows to use the same RESTful</text:p>
            <text:p><text:s/>interface as currently supported for "/engines" on any configured enhancement chain</text:p>
            <text:p><text:s/>* Chain i</text:p>
            <text:p>mplementations: WeightedChain, GraphChain, DefaultChain</text:p>
            <text:p><text:s/>* EnhancementEngine: Added getName() a</text:p>
            <text:p>nd the "stanbol.enhancer.engine.name" to all currently available engine implementations. Singel</text:p>
            <text:p>tons do have a default value configured. For engines that support multiple instances the name @</text:p>
            <text:p>property was added</text:p>
            <text:p><text:s/>* EnhancementEngineManager implementation (both as OSGI service and as Serv</text:p>
            <text:p>iceTracker like utility)</text:p>
            <text:p><text:s/>* ChainManager implementation (both as OSGI service and as ServiceTra</text:p>
            <text:p>cker like utility)</text:p>
            <text:p/>
            <text:p>The main missing parts are:</text:p>
            <text:p/>
            <text:p><text:s/>* adapt current Engines to support ASYNC mode</text:p>
            <text:p/>
            <text:p><text:s/>* add enhancement metadata to the ContentItem</text:p>
            <text:p><text:s/>* RESTful Interfaces for</text:p>
            <text:p><text:s text:c="4"/>* <text:s/>/enhancer/chai</text:p>
            <text:p>n (root resource providing infos for all running chains)</text:p>
            <text:p><text:s text:c="4"/>* /enhancer/engine (root resource </text:p>
            <text:p>providing infos for all running engines)</text:p>
            <text:p><text:s text:c="4"/>* /enhancer/engine/&lt;engine&gt; (resource allowing to </text:p>
            <text:p>sent requests to single engines)</text:p>
            <text:p><text:s/>* re-purpose the outdated "weightedjobmanager" to an implemen</text:p>
            <text:p>tation that enhances a ContenItem synchronously </text:p>
            <text:p><text:s/>* Unit tests for the ExecutionPlan utilities</text:p>
            <text:p/>
            <text:p><text:s/>* Integration tests for enhancement Chains</text:p>
            <text:p/>
            <text:p>WDYT</text:p>
            <text:p>Rupert</text:p>
            <text:p/>
            <text:p/>
          </table:table-cell>
          <table:table-cell table:number-columns-repeated="1019"/>
        </table:table-row>
        <table:table-row table:style-name="ro9">
          <table:table-cell table:number-columns-repeated="3"/>
          <table:table-cell office:value-type="string">
            <text:p>13189782</text:p>
          </table:table-cell>
          <table:table-cell office:value-type="string">
            <text:p>Hi Rupert,</text:p>
            <text:p/>
            <text:p>sounds like a great job done! I'm +1 for committing the current status. As long as </text:p>
            <text:p>the current tests are successful there is no need to wait any longer.</text:p>
          </table:table-cell>
          <table:table-cell table:number-columns-repeated="1019"/>
        </table:table-row>
        <table:table-row table:style-name="ro20">
          <table:table-cell table:number-columns-repeated="3"/>
          <table:table-cell office:value-type="string">
            <text:p>13197790</text:p>
          </table:table-cell>
          <table:table-cell office:value-type="string">
            <text:p>Update based on additions up to revision #1239097:</text:p>
            <text:p/>
            <text:p>* added Web View for for</text:p>
            <text:p><text:s text:c="4"/>* /enhancer/ch</text:p>
            <text:p>ain (root resource providing infos for all running chains)</text:p>
            <text:p><text:s text:c="4"/>* /enhancer/engine (root resourc</text:p>
            <text:p>e providing infos for all running engines)</text:p>
            <text:p><text:s text:c="4"/>* /enhancer/engine/&lt;engine&gt;</text:p>
            <text:p>* Integration tests </text:p>
            <text:p>for enhancement Chains</text:p>
            <text:p><text:s text:c="2"/>* the preconfigured language chain is tests as part of the integration</text:p>
            <text:p><text:s/>tests</text:p>
            <text:p>* added enhancement metadata to the ContentItem (see sub-task STANBOL-475)</text:p>
            <text:p/>
            <text:p>Missing:</text:p>
            <text:p><text:s/></text:p>
            <text:p>(</text:p>
            <text:p>A) RESTful interface for</text:p>
            <text:p><text:s text:c="4"/>* /enhancer/chain (root resource providing infos for all running c</text:p>
            <text:p>hains)</text:p>
            <text:p><text:s text:c="4"/>* /enhancer/engine (root resource providing infos for all running engines) </text:p>
            <text:p/>
            <text:p>This wi</text:p>
            <text:p>ll require </text:p>
            <text:p><text:s/>1) to define an Ontology that allows to formally describe EnhancementEngine and En</text:p>
            <text:p>hancementChains</text:p>
            <text:p><text:s/>2) while creating this information the components need to know the publicBaseU</text:p>
            <text:p>ri. Therefore we need some way to share this information managed by the Enhancer Jersey Module </text:p>
            <text:p>with the modules providing the EnhancementEngine and Chain implementations.</text:p>
            <text:p/>
            <text:p/>
            <text:p>(B) RESTful inter</text:p>
            <text:p>face for</text:p>
            <text:p><text:s text:c="3"/>* /enhancer/engine/&lt;engine&gt; (resource allowing to sent requests to single engines) </text:p>
            <text:p/>
            <text:p/>
            <text:p>This depends mainly on the implementation of the RESTful interface for multi-part content ite</text:p>
            <text:p>ms, because sending an enhancement request to an engine without also providing existing metadat</text:p>
            <text:p>a does not make sense for most of the enhancement engines</text:p>
            <text:p/>
            <text:p/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3222242</text:p>
          </table:table-cell>
          <table:table-cell office:value-type="string">
            <text:p>in addition to (A) and (B) in the above comment:</text:p>
            <text:p/>
            <text:p>(C) Enhancer Configuration</text:p>
            <text:p/>
            <text:p><text:s text:c="2"/>GET -H "Accept:</text:p>
            <text:p><text:s/>{rdf-type}" /enhancer </text:p>
            <text:p/>
            <text:p>returns the RDF graph with the currently active Enhancement Chains and</text:p>
            <text:p><text:s/>Engines</text:p>
            <text:p/>
            <text:p>(D) Enhancer Configuration SPRQL endpoint</text:p>
            <text:p/>
            <text:p><text:s text:c="2"/>GET/POST /enhancer/sparql</text:p>
            <text:p/>
            <text:p>SPARQL endpoi</text:p>
            <text:p>nt that allows to query for currently active Enhancement Chains and Engines</text:p>
            <text:p/>
            <text:p>e.g. the following</text:p>
            <text:p><text:s/>query qould return the name/URL of the currently active EnhancementChains</text:p>
            <text:p/>
            <text:p><text:s text:c="4"/>PREFIX enhancer</text:p>
            <text:p>: &lt;http://stanbol.apache.org/ontology/enhancer/enhancer#&gt;</text:p>
            <text:p><text:s text:c="4"/>PREFIX rdfs: <text:s text:c="4"/>&lt;http://www.w3.o</text:p>
            <text:p>rg/2000/01/rdf-schema#&gt;</text:p>
            <text:p><text:s text:c="4"/>SELECT distinct ?name ?chain</text:p>
            <text:p><text:s text:c="4"/>WHERE {</text:p>
            <text:p><text:s text:c="8"/>?chain a enhancer:</text:p>
            <text:p>EnhancementChain .</text:p>
            <text:p><text:s text:c="8"/>?chain rdfs:label ?name .</text:p>
            <text:p><text:s text:c="4"/>}</text:p>
            <text:p><text:s text:c="4"/>ORDER BY ASC(?name)</text:p>
            <text:p/>
            <text:p>(E) Executi</text:p>
            <text:p>onPlan</text:p>
            <text:p/>
            <text:p><text:s text:c="4"/>GET -H "Accept: {rdf-type}" {ehancement-endpoint}/ep</text:p>
            <text:p/>
            <text:p>Allows to retrieve the Execut</text:p>
            <text:p>ionPlan of the EnhancementChain</text:p>
            <text:p/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3222430</text:p>
          </table:table-cell>
          <table:table-cell office:value-type="string">
            <text:p>implemented with revision #1297071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35130</text:p>
          </table:table-cell>
          <table:table-cell office:value-type="string">
            <text:p>STANBOL-430</text:p>
          </table:table-cell>
          <table:table-cell office:value-type="string">
            <text:p>Add Stanbol Reasoners dependencies definitions to the parent pom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3169368</text:p>
          </table:table-cell>
          <table:table-cell office:value-type="string">
            <text:p>Done in rev #1214222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35129</text:p>
          </table:table-cell>
          <table:table-cell office:value-type="string">
            <text:p>STANBOL-429</text:p>
          </table:table-cell>
          <table:table-cell office:value-type="string">
            <text:p>Add Stanbol Commons Jobs dependency definition to the parent pom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3169369</text:p>
          </table:table-cell>
          <table:table-cell office:value-type="string">
            <text:p>Done in rev <text:s/>#1214222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35121</text:p>
          </table:table-cell>
          <table:table-cell office:value-type="string">
            <text:p>STANBOL-428</text:p>
          </table:table-cell>
          <table:table-cell office:value-type="string">
            <text:p>The KReS launcher pom should refer to bundlelist artifacts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3169370</text:p>
          </table:table-cell>
          <table:table-cell office:value-type="string">
            <text:p>Done in rev <text:s/>#1214222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35120</text:p>
          </table:table-cell>
          <table:table-cell office:value-type="string">
            <text:p>STANBOL-427</text:p>
          </table:table-cell>
          <table:table-cell office:value-type="string">
            <text:p>Setup a bundlelist module for Reasoners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3169372</text:p>
          </table:table-cell>
          <table:table-cell office:value-type="string">
            <text:p>Done in rev <text:s/>#1214222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35115</text:p>
          </table:table-cell>
          <table:table-cell office:value-type="string">
            <text:p>STANBOL-426</text:p>
          </table:table-cell>
          <table:table-cell office:value-type="string">
            <text:p>Ability to manage identifiers of ontologies added to spaces</text:p>
          </table:table-cell>
          <table:table-cell table:number-columns-repeated="1021"/>
        </table:table-row>
        <table:table-row table:style-name="ro16">
          <table:table-cell table:number-columns-repeated="3"/>
          <table:table-cell office:value-type="string">
            <text:p>13205395</text:p>
          </table:table-cell>
          <table:table-cell office:value-type="string">
            <text:p>Testing on svn rev 1241972:</text:p>
            <text:p/>
            <text:p>Using the new GraphContentInputSource, passing tcManager in the co</text:p>
            <text:p>nstructor, is able to handle our large graphs now.</text:p>
            <text:p/>
            <text:p>Identifiers are now passed back by the meth</text:p>
            <text:p>ods adding these, which is great.</text:p>
            <text:p/>
            <text:p>However there seems to be a secondary issue that more than o</text:p>
            <text:p>ne graph is created (or two graph identifiers for the sae graph? <text:s/>is that even possible?). <text:s/>We </text:p>
            <text:p>are seeing a graph with the identifier returned by the method, but also seeing a graph with the</text:p>
            <text:p><text:s/>identifier of the form:</text:p>
            <text:p/>
            <text:p>org.apache.stanbol.ontologymanager.ontonet.api.io.GraphContentInputSo</text:p>
            <text:p>urce-1328882620149</text:p>
            <text:p/>
            <text:p>(for reference, the graph ID returned by the method is ontonet::http://stan</text:p>
            <text:p>bol.apache.org/1328882278969)</text:p>
          </table:table-cell>
          <table:table-cell table:number-columns-repeated="1019"/>
        </table:table-row>
        <table:table-row table:style-name="ro17">
          <table:table-cell table:number-columns-repeated="3"/>
          <table:table-cell office:value-type="string">
            <text:p>13205572</text:p>
          </table:table-cell>
          <table:table-cell office:value-type="string">
            <text:p>Actually it should be possible to have multiple identifiers for the same graphs, or better, equ</text:p>
            <text:p>al graphs which share the same triples.</text:p>
            <text:p/>
            <text:p>I performed a code check: you get two TripleCollection</text:p>
            <text:p>'s because the moment you call addOntology() on ontology collectors (spaces or sessions), they </text:p>
            <text:p>always try to create a MGraph named after the ontology itself (if it has a name, otherwise it u</text:p>
            <text:p>ses a timestamp - I hope your ontonet:: graph ID looks like that because your ontology did not </text:p>
            <text:p>have an OWL name, did it?). </text:p>
            <text:p/>
            <text:p>Then it performs addAll() from the originally stored graph.</text:p>
            <text:p/>
            <text:p>I wo</text:p>
            <text:p>uld expect this to be equivalent to having a single graph with two names and *no* double memory</text:p>
            <text:p><text:s/>usage, since they share the same TcProvider (the unique TcManager).</text:p>
            <text:p/>
            <text:p>You could get yourself a </text:p>
            <text:p>single identifier by using a new SimpleTcProvider() for the GraphContentInputSource, I guess th</text:p>
            <text:p>at *would* cause twice the memory usage, at least until the input source is garbage-collected.</text:p>
            <text:p/>
            <text:p/>
            <text:p>If you wish, I can implement a check that "deletes" the triple collection org.apache.stanbol.o</text:p>
            <text:p>ntologymanager.ontonet.api.io.GraphContentInputSource-1328882620149 . According to the Clerezza</text:p>
            <text:p><text:s/>API specification, the triples should survive the deletion, because they still belong to onton</text:p>
            <text:p>et::http://stanbol.apache.org/1328882278969</text:p>
          </table:table-cell>
          <table:table-cell table:number-columns-repeated="1019"/>
        </table:table-row>
        <table:table-row table:style-name="ro11">
          <table:table-cell table:number-columns-repeated="3"/>
          <table:table-cell office:value-type="string">
            <text:p>13206786</text:p>
          </table:table-cell>
          <table:table-cell office:value-type="string">
            <text:p>I think it would be useful if the ontology management API could some how manage this and have m</text:p>
            <text:p>ethods that can both deal with content managed within the store and external content (registere</text:p>
            <text:p>d in scopes and spaces).</text:p>
            <text:p/>
            <text:p>Ie the ability to both deregister an ontology from a space, and the a</text:p>
            <text:p>bility to remove the underlying graph (when deregistering, or perhaps a separate method?).</text:p>
            <text:p/>
            <text:p>And</text:p>
            <text:p><text:s/>when adding one could extend methods to cover the use-cases of replacing an existing graph, ad</text:p>
            <text:p>ding a new graph (eg new version), merging with the exiting graph, etc.</text:p>
          </table:table-cell>
          <table:table-cell table:number-columns-repeated="1019"/>
        </table:table-row>
        <table:table-row table:style-name="ro11">
          <table:table-cell table:number-columns-repeated="3"/>
          <table:table-cell office:value-type="string">
            <text:p>13212714</text:p>
          </table:table-cell>
          <table:table-cell office:value-type="string">
            <text:p>Ok so I am setting the following conditions for this ticket to be resolved:</text:p>
            <text:p/>
            <text:p>1. Implement garba</text:p>
            <text:p>ge-collection for managed ontologies : Stanbol could be configured to remove a graph from the C</text:p>
            <text:p>lerezza backend when (a) there are no more "handles" to it (scopes, sessions etc.) and (b) the </text:p>
            <text:p>graph was created at the same time as its addition to a scope or session.</text:p>
            <text:p>2. A smart policy for</text:p>
            <text:p><text:s/>handling updates</text:p>
            <text:p>3. Full support for OWL2 version IRI (might actually solve 1 and 2 if version</text:p>
            <text:p><text:s/>IRIs are forged properly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35114</text:p>
          </table:table-cell>
          <table:table-cell office:value-type="string">
            <text:p>STANBOL-425</text:p>
          </table:table-cell>
          <table:table-cell office:value-type="string">
            <text:p>RulesParserImpl.parse(String) throws unchecked exception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number-columns-repeated="2" office:value-type="string">
            <text:p>NO COMMENT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35112</text:p>
          </table:table-cell>
          <table:table-cell office:value-type="string">
            <text:p>STANBOL-424</text:p>
          </table:table-cell>
          <table:table-cell office:value-type="string">
            <text:p>SPARQL queries using FROM/FROM NAMED do not work as expected</text:p>
          </table:table-cell>
          <table:table-cell table:number-columns-repeated="1021"/>
        </table:table-row>
        <table:table-row table:style-name="ro21">
          <table:table-cell table:number-columns-repeated="3"/>
          <table:table-cell office:value-type="string">
            <text:p>13530989</text:p>
          </table:table-cell>
          <table:table-cell office:value-type="string">
            <text:p>The Stanbol SPARQL Endpoint operates TripleCollections. However you can use the "graphuri" para</text:p>
            <text:p>meter to define the URI of the Graph that is used by the qeury.</text:p>
            <text:p/>
            <text:p>So a request to </text:p>
            <text:p/>
            <text:p><text:s text:c="2"/>http://{st</text:p>
            <text:p>anbol-instance}/sparql?graphuri=http://www.example.org/somegraph&amp;query=SELECT ?s ?p ?o ...</text:p>
            <text:p/>
            <text:p>sho</text:p>
            <text:p>uld work if "http://www.example.org/somegraph" is registered.</text:p>
            <text:p/>
            <text:p>AFAIK there are no plans to add </text:p>
            <text:p>named graph support to the Stanbol SPARQL endpoint. 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35110</text:p>
          </table:table-cell>
          <table:table-cell office:value-type="string">
            <text:p>STANBOL-423</text:p>
          </table:table-cell>
          <table:table-cell office:value-type="string">
            <text:p>Parse/Validate rules when adding to a rule store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number-columns-repeated="2" office:value-type="string">
            <text:p>NO COMMENT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35108</text:p>
          </table:table-cell>
          <table:table-cell office:value-type="string">
            <text:p>STANBOL-422</text:p>
          </table:table-cell>
          <table:table-cell office:value-type="string">
            <text:p>Create an OntologyInputSource based on an InputStream</text:p>
          </table:table-cell>
          <table:table-cell table:number-columns-repeated="1021"/>
        </table:table-row>
        <table:table-row table:style-name="ro16">
          <table:table-cell table:number-columns-repeated="3"/>
          <table:table-cell office:value-type="string">
            <text:p>13169739</text:p>
          </table:table-cell>
          <table:table-cell office:value-type="string">
            <text:p>As of rev. #121434 there are two such OntologyInputSource classes. </text:p>
            <text:p/>
            <text:p>Note that now the interfac</text:p>
            <text:p>e uses generics: OntologyInputSource&lt;O&gt; where O is the managed ontology:</text:p>
            <text:p/>
            <text:p>- OntologyContentInpu</text:p>
            <text:p>tSource parses an OWLOntology from an InputStream. Optionally, you can provide your own OWLOnto</text:p>
            <text:p>logyManager to use for the process, otherwise it creates its own. This implementation is less e</text:p>
            <text:p>fficient storage-wise due to the Clerezza &lt;--&gt; OWL API bridging, but it does not require any co</text:p>
            <text:p>nversion if you need to manage it axiom-wise.</text:p>
            <text:p/>
            <text:p>- GraphContentInputSource parses a Clerezza Grap</text:p>
            <text:p>h from an InputStream. Note that it is a SimpleGraph created in-memory: to store it, you must c</text:p>
            <text:p>opy its triples to a MGraph managed by the TcManager. If you would like an alternative construc</text:p>
            <text:p>tor where you can provide a custom TcProvider (including the TcManager itself) to avoid copying</text:p>
            <text:p><text:s/>it over, just ask.</text:p>
            <text:p/>
            <text:p/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13169746</text:p>
          </table:table-cell>
          <table:table-cell office:value-type="string">
            <text:p>On another note, GraphContentInputSource does NOT resolve imports automatically. If you would l</text:p>
            <text:p>ike it to have a different behaviour, we can discuss this.</text:p>
          </table:table-cell>
          <table:table-cell table:number-columns-repeated="1019"/>
        </table:table-row>
        <table:table-row table:style-name="ro10">
          <table:table-cell table:number-columns-repeated="3"/>
          <table:table-cell office:value-type="string">
            <text:p>13430292</text:p>
          </table:table-cell>
          <table:table-cell office:value-type="string">
            <text:p>This is the debug log when I try to upload the ontology 'http://ontologydesignpatterns.org/ont/</text:p>
            <text:p>iks/kres/omv.owl' upon the previously created scope 'pizzaScope'. The redirected GET after the </text:p>
            <text:p>(successful) POST fails with 'timeout'. 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13433334</text:p>
          </table:table-cell>
          <table:table-cell office:value-type="string">
            <text:p>The best thing to do is to change the text/html output of a stored ontology resource so that it</text:p>
            <text:p><text:s/>provides metadata on the ontology without having to build the ontology object itself.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13499875</text:p>
          </table:table-cell>
          <table:table-cell office:value-type="string">
            <text:p>Unit tests are now added for InputStream-based implementations of ontology input sources, regar</text:p>
            <text:p>dless of scopes or sessions. Input sources exists both for OWL API and Clerezza object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35107</text:p>
          </table:table-cell>
          <table:table-cell office:value-type="string">
            <text:p>STANBOL-421</text:p>
          </table:table-cell>
          <table:table-cell office:value-type="string">
            <text:p>ClerezzaOntologyStorage.listGraphs() double-quotes IRIs</text:p>
          </table:table-cell>
          <table:table-cell table:number-columns-repeated="1021"/>
        </table:table-row>
        <table:table-row table:style-name="ro22">
          <table:table-cell table:number-columns-repeated="3"/>
          <table:table-cell office:value-type="string">
            <text:p>13169742</text:p>
          </table:table-cell>
          <table:table-cell office:value-type="string">
            <text:p>As of r121434, the ClerezzaOntologyStorage class has been deprecated and since replaced with th</text:p>
            <text:p>e new OntologyProvider&lt;O&gt; interface.</text:p>
            <text:p/>
            <text:p>In OSGi, the implementation is a service component, so a </text:p>
            <text:p/>
            <text:p/>
            <text:p>@Reference</text:p>
            <text:p>OntologyProvider&lt;?&gt; ontologyProvider;</text:p>
            <text:p/>
            <text:p>from within a Component should provide the </text:p>
            <text:p>default implementation (which is Clerezza-based and wraps a Clerezza TcManager).</text:p>
            <text:p/>
            <text:p>If you do not</text:p>
            <text:p><text:s/>wish to use a Component and would like to obtain the OntologyProvider from a space or session </text:p>
            <text:p>via a method like getOntologyProvider(), please ask. Currently, there are no such methods becau</text:p>
            <text:p>se ontology collectors such as spaces or sessions are not intended to expose their internals. B</text:p>
            <text:p>ut this can change.</text:p>
            <text:p/>
            <text:p>Please check the Strings returned by a call to OntologyProvider#getKeys() </text:p>
            <text:p>. They should have only single quotes, or no quotes at all. Note that getKeys() returns ONLY th</text:p>
            <text:p>e identifiers this ontology provider knows about.</text:p>
            <text:p/>
            <text:p>To obtain the UriRef objects of ALL stored g</text:p>
            <text:p>raphs, call OntologyProvider#getStore()#listTripleCollections() - assuming the OntologyProvider</text:p>
            <text:p><text:s/>implementation to be the Clerezza one, which by default is so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34923</text:p>
          </table:table-cell>
          <table:table-cell office:value-type="string">
            <text:p>STANBOL-420</text:p>
          </table:table-cell>
          <table:table-cell office:value-type="string">
            <text:p>Cleaning the reasoners/web/pom.xml file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3169373</text:p>
          </table:table-cell>
          <table:table-cell office:value-type="string">
            <text:p>Done in rev <text:s/>#1214222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34919</text:p>
          </table:table-cell>
          <table:table-cell office:value-type="string">
            <text:p>STANBOL-419</text:p>
          </table:table-cell>
          <table:table-cell office:value-type="string">
            <text:p>Build error: dependency version on reasoners.web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3168274</text:p>
          </table:table-cell>
          <table:table-cell office:value-type="string">
            <text:p>This issue should be fixed with STANBOL-420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3169374</text:p>
          </table:table-cell>
          <table:table-cell office:value-type="string">
            <text:p>Fixed in rev <text:s/>#1214222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34802</text:p>
          </table:table-cell>
          <table:table-cell office:value-type="string">
            <text:p>STANBOL-418</text:p>
          </table:table-cell>
          <table:table-cell office:value-type="string">
            <text:p>Issue in the usage of rules with reasoners</text:p>
          </table:table-cell>
          <table:table-cell table:number-columns-repeated="1021"/>
        </table:table-row>
        <table:table-row table:style-name="ro21">
          <table:table-cell table:number-columns-repeated="3"/>
          <table:table-cell office:value-type="string">
            <text:p>13173310</text:p>
          </table:table-cell>
          <table:table-cell office:value-type="string">
            <text:p>I have tried this easy test:</text:p>
            <text:p/>
            <text:p>Menu.owl: there is an individual "margherita" rdf:type Pizza</text:p>
            <text:p>Food</text:p>
            <text:p>.owl: there are the classes Food and Pizza</text:p>
            <text:p>recipe.txt: if(x rdf:type Pizza) -&gt; (x rdf:type Food</text:p>
            <text:p>)</text:p>
            <text:p/>
            <text:p>Result:</text:p>
            <text:p>- reasoners/owl2/classify (Hermit): produces the inference that "margherita" is rdf:</text:p>
            <text:p>type Pizza and also Food. </text:p>
            <text:p>- reasoners/owl/classify (Jena): otherwise, dosn't prodoce the infer</text:p>
            <text:p>ence that "margherita" rdf:type Food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>
            <text:p>13173339</text:p>
          </table:table-cell>
          <table:table-cell office:value-type="string">
            <text:p>The bug was due to an erroneous generation of object URIs during the conversion of the Stanbol </text:p>
            <text:p>rules to the Jena rules. Namely, quoted URIs were further embedded in other quote.</text:p>
            <text:p>As a consequ</text:p>
            <text:p>ence the reasoner service based on jena did not perform the classification properly. </text:p>
            <text:p>The bug h</text:p>
            <text:p>as been fixed for those classes that presented the problem, i.e., ClassAtom, DatavaluedProperty</text:p>
            <text:p>Atom and IndividualPropertyAtom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34487</text:p>
          </table:table-cell>
          <table:table-cell office:value-type="string">
            <text:p>STANBOL-417</text:p>
          </table:table-cell>
          <table:table-cell office:value-type="string">
            <text:p>Support execution of LDPath programs on Results of Entityhub /find and /query requests</text:p>
          </table:table-cell>
          <table:table-cell table:number-columns-repeated="1021"/>
        </table:table-row>
        <table:table-row table:style-name="ro23">
          <table:table-cell table:number-columns-repeated="3"/>
          <table:table-cell office:value-type="string">
            <text:p>13166831</text:p>
          </table:table-cell>
          <table:table-cell office:value-type="string">
            <text:p># Parsing LDPath programs</text:p>
            <text:p/>
            <text:p>## /find Requests</text:p>
            <text:p/>
            <text:p>This will get a new optional parameter "ldpath". </text:p>
            <text:p>If present the value is considered as LDPath program to be executed on results.</text:p>
            <text:p/>
            <text:p>### Example: F</text:p>
            <text:p>ind Entities with an English label starting with "Bischofsh" and selecting the english label, a</text:p>
            <text:p>s well as the types and location</text:p>
            <text:p/>
            <text:p>LDPath Program</text:p>
            <text:p/>
            <text:p><text:s text:c="4"/>@prefix geo : &lt;http://www.w3.org/2003/01/</text:p>
            <text:p>geo/wgs84_pos#&gt; ;</text:p>
            <text:p><text:s text:c="4"/>name = rdfs:label[@en] :: xsd:string;</text:p>
            <text:p><text:s text:c="4"/>type = rdf:type :: xsd:anyURI;</text:p>
            <text:p/>
            <text:p><text:s text:c="4"/>lat = geo:lat :: xsd:double;</text:p>
            <text:p><text:s text:c="4"/>long = geo:lat :: xsd:double;</text:p>
            <text:p/>
            <text:p>the same LDPath URLEncoded</text:p>
            <text:p/>
            <text:p/>
            <text:p>%40prefix%20geo%20%3A%20%3Chttp%3A%2F%2Fwww.w3.org%2F2003%2F01%2Fgeo%2Fwgs84_pos%23%3E%3Bname%</text:p>
            <text:p>20%3D%20rdfs%3Alabel%5B%40en%5D%20%3A%3A%20xsd%3Astring%3Btype%20%3D%20rdf%3Atype%20%3A%3A%20xs</text:p>
            <text:p>d%3AanyURI%3Blat%20%3D%20geo%3Alat%20%3A%3A%20xsd%3Adouble%3Blong%20%3D%20geo%3Alat%20%3A%3A%20</text:p>
            <text:p>xsd%3Adouble%3B%0A</text:p>
            <text:p/>
            <text:p>The Request</text:p>
            <text:p/>
            <text:p><text:s text:c="4"/>curl -X POST -d "name=Bishofsh*&amp;lang=en&amp;ldpath={url-encode</text:p>
            <text:p>d-ldpath}" http://localhost:8080/entityhub/site/dbpedia/find</text:p>
            <text:p/>
            <text:p>Responses will use the fields def</text:p>
            <text:p>ines in the LDPath program as properties. </text:p>
            <text:p/>
            <text:p>## FieldQuery requests ("/query")</text:p>
            <text:p/>
            <text:p>"ldpath" : "{ldp</text:p>
            <text:p>ath-program}" can be used instead/in addition to the "selected" : ["field1","fieldn"] as curren</text:p>
            <text:p>tly used.</text:p>
            <text:p/>
            <text:p>Results will include selected fields as well as fields defined by LDPath. If the sam</text:p>
            <text:p>e field is defined by "selected" AND the parsed LDPath program a response with the status BAD_R</text:p>
            <text:p>EQUEST MUST BE returned.</text:p>
            <text:p/>
            <text:p>As soon as LDPath supports URIs as fields (see https://code.google.co</text:p>
            <text:p>m/p/ldpath/issues/detail?id=5) and FIELDNAMES and FIELDTYPES are optional (see https://code.goo</text:p>
            <text:p>gle.com/p/ldpath/issues/detail?id=2) the currently used "selected" property will be deprecated.</text:p>
            <text:p/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3170216</text:p>
          </table:table-cell>
          <table:table-cell office:value-type="string">
            <text:p>Implemented with revision #1214701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34477</text:p>
          </table:table-cell>
          <table:table-cell office:value-type="string">
            <text:p>STANBOL-416</text:p>
          </table:table-cell>
          <table:table-cell office:value-type="string">
            <text:p>Create a Demo for the FactStore</text:p>
          </table:table-cell>
          <table:table-cell table:number-columns-repeated="1021"/>
        </table:table-row>
        <table:table-row table:style-name="ro5">
          <table:table-cell table:number-columns-repeated="3"/>
          <table:table-cell office:value-type="string">
            <text:p>13549644</text:p>
          </table:table-cell>
          <table:table-cell office:value-type="string">
            <text:p>There is a semanticbookmark demo in contrib that used the Factstore. Closing this issue as the </text:p>
            <text:p>Factstore was moved to contrib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5">
          <table:table-cell office:value-type="string">
            <text:p>12534444</text:p>
          </table:table-cell>
          <table:table-cell office:value-type="string">
            <text:p>STANBOL-415</text:p>
          </table:table-cell>
          <table:table-cell office:value-type="string">
            <text:p>Resources are not correctly accessed from stanbol.css when a custom alias property is set for r</text:p>
            <text:p>oot URL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3166008</text:p>
          </table:table-cell>
          <table:table-cell office:value-type="string">
            <text:p>Fixed in r1212309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34208</text:p>
          </table:table-cell>
          <table:table-cell office:value-type="string">
            <text:p>STANBOL-414</text:p>
          </table:table-cell>
          <table:table-cell office:value-type="string">
            <text:p>Refactor EnhancementEngine to support contents with multiple related parts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3165053</text:p>
          </table:table-cell>
          <table:table-cell office:value-type="string">
            <text:p>ongoing progress: https://github.com/retobg/stanbol/tree/STANBOL-414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13166906</text:p>
          </table:table-cell>
          <table:table-cell office:value-type="string">
            <text:p>A Patch changing the ContenItem interfcae to support multiple content parts. It doesn't change </text:p>
            <text:p>the rest-api which I suggest to defer to a dedidacted issue.</text:p>
          </table:table-cell>
          <table:table-cell table:number-columns-repeated="1019"/>
        </table:table-row>
        <table:table-row table:style-name="ro24">
          <table:table-cell table:number-columns-repeated="3"/>
          <table:table-cell office:value-type="string">
            <text:p>13169341</text:p>
          </table:table-cell>
          <table:table-cell office:value-type="string">
            <text:p>Hi Reto !</text:p>
            <text:p/>
            <text:p>Big +1 with the multipart ContentItem.</text:p>
            <text:p/>
            <text:p>I had a read of your patch, and ask myself a</text:p>
            <text:p><text:s/>question about a "link" (reference) between one part in the blob and the RDF metadata.</text:p>
            <text:p/>
            <text:p>In the</text:p>
            <text:p><text:s/>"addpart(UriRef uriRef, Object object)" implementation the UriRef of the part is not added to </text:p>
            <text:p>the RDF metadata.</text:p>
            <text:p>So it's up to the engine that process this part to add a reference to that pa</text:p>
            <text:p>rt when metadata is extracted ? </text:p>
            <text:p/>
            <text:p>Another point, I'm not sure to see the value added by the rem</text:p>
            <text:p>ove of ci.getId and then the remplacement of ci.getId() by ci.getUri().getUnicodeString()... bu</text:p>
            <text:p>t I'm sure there is a good reason.</text:p>
            <text:p/>
            <text:p>About the enhancer endpoint, I created STANBOL-431 for disc</text:p>
            <text:p>uss about it.</text:p>
            <text:p>Thanks</text:p>
          </table:table-cell>
          <table:table-cell table:number-columns-repeated="1019"/>
        </table:table-row>
        <table:table-row table:style-name="ro16">
          <table:table-cell table:number-columns-repeated="3"/>
          <table:table-cell office:value-type="string">
            <text:p>13169381</text:p>
          </table:table-cell>
          <table:table-cell office:value-type="string">
            <text:p>Salut Florent!</text:p>
            <text:p/>
            <text:p>The reason that the addpart method doesn add meta-data (&lt;ci&gt; :hasPart &lt;part&gt;) i</text:p>
            <text:p>s that some parts might just be internally used for inter-enhancement engine exchange. For inst</text:p>
            <text:p>ance it can be prevented that multiple engines need to do the NLP as the NLP result can be pass</text:p>
            <text:p>ed along the content-item as a part. I think non-blob parts are hardly mentioned in the metadat</text:p>
            <text:p>a.</text:p>
            <text:p/>
            <text:p>I think having a URI for the ContentItem maked the design clearer, the ci.getUri().getUnico</text:p>
            <text:p>deString()-construct is the way to adapt the code were a String is expected, but in general I t</text:p>
            <text:p>hink even the client code should deal with UriRef instances rather than Strings. With the old a</text:p>
            <text:p>pproach one need to create a UriRef from the string-id to access meta-information about the res</text:p>
            <text:p>ource in the meta-data graph, so the new design is avoiding `new UriRef(ci.getId)` and introduc</text:p>
            <text:p>ing some `ci.getUri().getUnicodeString()`, with the consolidation of the new api the latter con</text:p>
            <text:p>struct should become seldom.</text:p>
            <text:p/>
            <text:p>Cheers.</text:p>
            <text:p/>
          </table:table-cell>
          <table:table-cell table:number-columns-repeated="1019"/>
        </table:table-row>
        <table:table-row table:style-name="ro25">
          <table:table-cell table:number-columns-repeated="3"/>
          <table:table-cell office:value-type="string">
            <text:p>13171812</text:p>
          </table:table-cell>
          <table:table-cell office:value-type="string">
            <text:p>Hi</text:p>
            <text:p/>
            <text:p>### getId()</text:p>
            <text:p/>
            <text:p>I am also unsure about the usage of UriRef for the getId Method, but maybe Ret</text:p>
            <text:p>o is right and it just feels 'wrong' in some places because other components that use the new A</text:p>
            <text:p>PI are not yet adapted to also internally use UriRef instead of String.</text:p>
            <text:p/>
            <text:p>### Parts</text:p>
            <text:p/>
            <text:p>I am not re</text:p>
            <text:p>ally happy with the Part API. Working with the "index" is hard, because indexes might change de</text:p>
            <text:p>pending on the configuration of the chain. Also access via the URI is not as easy because URIs </text:p>
            <text:p>are constructed by appending to the id of the content item. So code that does use the URI to ac</text:p>
            <text:p>cess a specific part would still depend on a specific suffix added to a content item.</text:p>
            <text:p/>
            <text:p>A third </text:p>
            <text:p>way would be to access additional metadata provided for a Part in the Metadata. But as Reto men</text:p>
            <text:p>tioned there might be cases where such metadata are not added to the metadata of the ContentIte</text:p>
            <text:p>m.</text:p>
            <text:p/>
            <text:p>Because of this I suggest to define a "Part&lt;T&gt;" class that </text:p>
            <text:p/>
            <text:p>* provided access to the Part:</text:p>
            <text:p><text:s/>"Object&lt;?extends T&gt; get()", "Class&lt;T&gt; getType()"</text:p>
            <text:p>* a getter for the Uri "UriRef getPartId"</text:p>
            <text:p>* p</text:p>
            <text:p>rovides additional metadata. We could use something like "Collection&lt;UriRef&gt; getProperties()"; </text:p>
            <text:p>"Object getMetadata(UriRef property); void setMetadata(UriRef property, Object object)". As an </text:p>
            <text:p>alternative we could also use the Clerezza GraphNode utility.</text:p>
            <text:p/>
            <text:p>To create a Part that is represe</text:p>
            <text:p>nted within the Metadata of the ContentItem users would use "Part&lt;T&gt; ContentItem.createPart(Str</text:p>
            <text:p>ing partName, Object&lt;? extends T&gt; part, Class&lt;T&gt; clazz)". Where "partName" would be a suggestio</text:p>
            <text:p>n for the suffix added to the URI of the ContentItem. This method would create and link (&lt;ci&gt; :</text:p>
            <text:p>hasPart &lt;part&gt;) a ContentPart instance within the metadata of the ContentItem.</text:p>
            <text:p/>
            <text:p>To create a "pr</text:p>
            <text:p>ivate" content part users would need to instantiate an own Part and than register it with the C</text:p>
            <text:p>ontentItem by using a "int ConentItem.registerPart(Part&lt;T&gt; part)". This method returns the inde</text:p>
            <text:p>x of the Part.</text:p>
            <text:p/>
            <text:p>WDYT</text:p>
            <text:p>Rupert</text:p>
          </table:table-cell>
          <table:table-cell table:number-columns-repeated="1019"/>
        </table:table-row>
        <table:table-row table:style-name="ro15">
          <table:table-cell table:number-columns-repeated="3"/>
          <table:table-cell office:value-type="string">
            <text:p>13172092</text:p>
          </table:table-cell>
          <table:table-cell office:value-type="string">
            <text:p>Hi Rupert,</text:p>
            <text:p/>
            <text:p>Indeed you shouldn't normally work with the index, the orde should actually only be</text:p>
            <text:p><text:s/>used when serializing things. If a content part is used only for communication between engines</text:p>
            <text:p><text:s/>one might use a Uri with a relative scope, i.e. you always set the same uri to that part.</text:p>
            <text:p/>
            <text:p>I'm</text:p>
            <text:p><text:s/>not sure which problem your suggested Part-interface would address, you would still need eithe</text:p>
            <text:p>r index or uri to access it, no?</text:p>
            <text:p/>
            <text:p>Waht we could add is support for anonymous parts (i.e. withou</text:p>
            <text:p>t uri) that are retrieved exclusively by their class type.</text:p>
            <text:p/>
            <text:p>Cheers,</text:p>
            <text:p>Reto</text:p>
            <text:p/>
            <text:p/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13172099</text:p>
          </table:table-cell>
          <table:table-cell office:value-type="string">
            <text:p>In addition I would also suggest to @Deprecate (or even remove) the getStream() and getMimeType</text:p>
            <text:p>() methods of ContentItem. Users should use getBlob().getStream/.getMimeType() instead.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13172103</text:p>
          </table:table-cell>
          <table:table-cell office:value-type="string">
            <text:p><text:s/>I'm against deprectation, the methods are well defined shortcuts for getBlob().get... and if a</text:p>
            <text:p>n Engine doesn't care about multipart it shouldn't have to.</text:p>
          </table:table-cell>
          <table:table-cell table:number-columns-repeated="1019"/>
        </table:table-row>
        <table:table-row table:style-name="ro17">
          <table:table-cell table:number-columns-repeated="3"/>
          <table:table-cell office:value-type="string">
            <text:p>13172123</text:p>
          </table:table-cell>
          <table:table-cell office:value-type="string">
            <text:p>regarding Part-interface: You are right I was over engineering. for anonymous content parts a U</text:p>
            <text:p>RI defined (e.g. as a static member of this content type) is good enough.</text:p>
            <text:p/>
            <text:p>regarding Blob: We c</text:p>
            <text:p>an also keep this methods - no problem - but if it is OK for you I will change the implementati</text:p>
            <text:p>on of the current available ContentItems to internally use <text:s/>a Blob stored at index=0 of the Con</text:p>
            <text:p>tentParts.</text:p>
            <text:p/>
            <text:p>I have also changed the Constructor of your SinglePartContentItem to get the Blob a</text:p>
            <text:p>s second parameter to avoid calling the public "Blog getBlob()" method within the constructor.</text:p>
            <text:p/>
            <text:p>With your implementation there was a implicit requirement that getStream() and getMimeType() is</text:p>
            <text:p><text:s/>already functional while executing the super constructor of the ContentItem. Parsing the Blob </text:p>
            <text:p>as parameter makes this more clear.</text:p>
            <text:p/>
            <text:p>ContentItem implementations that do not want to load the b</text:p>
            <text:p>lob at construction (e.g. the WebContentItem) can use Blob implementation supporting lazy initi</text:p>
            <text:p>alization.</text:p>
            <text:p/>
            <text:p>Reto if this is OK with you I will apply the patch after making the necessary chang</text:p>
            <text:p>es later today.</text:p>
            <text:p/>
            <text:p>best</text:p>
            <text:p>Rupert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>
            <text:p>13172180</text:p>
          </table:table-cell>
          <table:table-cell office:value-type="string">
            <text:p>An other suggestion: <text:s/>Add an additional method Map&lt;String,String&gt; getMimeTypeParameter() to the</text:p>
            <text:p><text:s/>Blob interface. This would allow to access additional parameters parsed by HTTP Requests withi</text:p>
            <text:p>n the Media-Type header.</text:p>
            <text:p/>
            <text:p>For the implementation of this Feature in the InMemoryContentItem and</text:p>
            <text:p><text:s/>the InMemoryBlob I suggest to use javax.ws.rs.core.MediaType. This class is part of 'javax.ws.</text:p>
            <text:p>rs:jsr311-api'.</text:p>
            <text:p/>
            <text:p>edit: MediaType can not be used for parsing, because the MediaType.valueOf(Str</text:p>
            <text:p>ing) method uses a delegate that requires an actual JAX-RS implementation (such as Jersey) for </text:p>
            <text:p>parsing. So a dependency to 'javax.ws.rs:jsr311-api' would be not sufficient at runtime.</text:p>
          </table:table-cell>
          <table:table-cell table:number-columns-repeated="1019"/>
        </table:table-row>
        <table:table-row table:style-name="ro10">
          <table:table-cell table:number-columns-repeated="3"/>
          <table:table-cell office:value-type="string">
            <text:p>13173002</text:p>
          </table:table-cell>
          <table:table-cell office:value-type="string">
            <text:p>I suggest to defer the use of a dedicated Class for media-types instead of String and its discu</text:p>
            <text:p>ssion to a dedicated issue. I agree it would be a good idea in principle, but using the class f</text:p>
            <text:p>rom javax.ws.rs is cumbersome (as you mention).</text:p>
          </table:table-cell>
          <table:table-cell table:number-columns-repeated="1019"/>
        </table:table-row>
        <table:table-row table:style-name="ro12">
          <table:table-cell table:number-columns-repeated="3"/>
          <table:table-cell office:value-type="string">
            <text:p>13173016</text:p>
          </table:table-cell>
          <table:table-cell office:value-type="string">
            <text:p>I have added an utility method in the ContentItemHelper class that does the parsing. In additio</text:p>
            <text:p>n I have created a generic UnitTest class that can be used to check correct parsing of mime-typ</text:p>
            <text:p>e strings with any Blob implementation.</text:p>
            <text:p/>
            <text:p>So there is no need to depend on any JSR311 implementa</text:p>
            <text:p>tion for that.</text:p>
          </table:table-cell>
          <table:table-cell table:number-columns-repeated="1019"/>
        </table:table-row>
        <table:table-row table:style-name="ro11">
          <table:table-cell table:number-columns-repeated="3"/>
          <table:table-cell office:value-type="string">
            <text:p>13173042</text:p>
          </table:table-cell>
          <table:table-cell office:value-type="string">
            <text:p>Applied the patch with additional changes in revision #1221148 [1]. See commit message for more</text:p>
            <text:p><text:s/>information.</text:p>
            <text:p/>
            <text:p>Reto, all please review this changes.</text:p>
            <text:p/>
            <text:p>best</text:p>
            <text:p>Rupert</text:p>
            <text:p/>
            <text:p>[1] http://svn.apache.org/vi</text:p>
            <text:p>ewvc?view=revision&amp;revision=1221148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3214326</text:p>
          </table:table-cell>
          <table:table-cell office:value-type="string">
            <text:p>With the completion of STANBOL-481 also this issue is implemented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34197</text:p>
          </table:table-cell>
          <table:table-cell office:value-type="string">
            <text:p>STANBOL-413</text:p>
          </table:table-cell>
          <table:table-cell office:value-type="string">
            <text:p>Exploration after search &amp; Wordnet</text:p>
          </table:table-cell>
          <table:table-cell table:number-columns-repeated="1021"/>
        </table:table-row>
        <table:table-row table:style-name="ro8">
          <table:table-cell table:number-columns-repeated="3"/>
          <table:table-cell office:value-type="string">
            <text:p>13164452</text:p>
          </table:table-cell>
          <table:table-cell office:value-type="string">
            <text:p>Patch to solve the following issues:</text:p>
            <text:p>STANBOL-413</text:p>
            <text:p>STANBOL-412</text:p>
            <text:p>STANBOL-404</text:p>
            <text:p/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3164455</text:p>
          </table:table-cell>
          <table:table-cell office:value-type="string">
            <text:p>CMSAdapter related chang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3165095</text:p>
          </table:table-cell>
          <table:table-cell office:value-type="string">
            <text:p>Suat has applied the patch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34196</text:p>
          </table:table-cell>
          <table:table-cell office:value-type="string">
            <text:p>STANBOL-412</text:p>
          </table:table-cell>
          <table:table-cell office:value-type="string">
            <text:p>Title for content items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3165096</text:p>
          </table:table-cell>
          <table:table-cell office:value-type="string">
            <text:p>Suat has applied the patch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34002</text:p>
          </table:table-cell>
          <table:table-cell office:value-type="string">
            <text:p>STANBOL-411</text:p>
          </table:table-cell>
          <table:table-cell office:value-type="string">
            <text:p>Add RESTful service allowing to post LDPath requests to the Entityhub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3166257</text:p>
          </table:table-cell>
          <table:table-cell office:value-type="string">
            <text:p>Implemented with revision #121246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33956</text:p>
          </table:table-cell>
          <table:table-cell office:value-type="string">
            <text:p>STANBOL-410</text:p>
          </table:table-cell>
          <table:table-cell office:value-type="string">
            <text:p>Include Stanbol default ontology network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number-columns-repeated="2" office:value-type="string">
            <text:p>NO COMMENT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33946</text:p>
          </table:table-cell>
          <table:table-cell office:value-type="string">
            <text:p>STANBOL-409</text:p>
          </table:table-cell>
          <table:table-cell office:value-type="string">
            <text:p>LDPath RDFBackend implementations for the Entityhub</text:p>
          </table:table-cell>
          <table:table-cell table:number-columns-repeated="1021"/>
        </table:table-row>
        <table:table-row table:style-name="ro26">
          <table:table-cell table:number-columns-repeated="3"/>
          <table:table-cell office:value-type="string">
            <text:p>13163361</text:p>
          </table:table-cell>
          <table:table-cell office:value-type="string">
            <text:p>With Revision #1210685 RDFRepository for Yard, ReferencedSite, ReferencedSiteManager and Entity</text:p>
            <text:p>hub where added. In addition an implementation that can use Representations already retrieved b</text:p>
            <text:p>y a query was added.</text:p>
            <text:p/>
            <text:p>For Examples how to use the new API see the UnitTest "BackendTest":</text:p>
            <text:p/>
            <text:p>Espe</text:p>
            <text:p>cially the new possibility to follow inverse properties is interesting because it allows to sel</text:p>
            <text:p>ect inverse properties for Entities:</text:p>
            <text:p/>
            <text:p>The unit test uses an Example for the DBPedia Category "C</text:p>
            <text:p>ategory:Harvard_University_alumni"</text:p>
            <text:p/>
            <text:p>LDPath Program:</text:p>
            <text:p/>
            <text:p><text:s text:c="4"/>name = rdfs:label :: xsd:string;</text:p>
            <text:p><text:s text:c="4"/>p</text:p>
            <text:p>arent = skos:broader :: xsd:anyURI;</text:p>
            <text:p><text:s text:c="4"/>childs = ^skos:broader :: xsd:anyURI;</text:p>
            <text:p><text:s text:c="4"/>members = ^&lt;h</text:p>
            <text:p>ttp://purl.org/dc/terms/subject&gt; :: xsd:anyURI;</text:p>
            <text:p/>
            <text:p>The Representation as stored in the Entityhub</text:p>
            <text:p/>
            <text:p/>
            <text:p><text:s text:c="4"/>skos:broader:[dbpedia:Category:Harvard_University_people, </text:p>
            <text:p><text:s text:c="8"/>dbpedia:Category:Alumni</text:p>
            <text:p>_by_university_or_college_in_Massachusetts, </text:p>
            <text:p><text:s text:c="8"/>dbpedia:Category:Ivy_League_alumni]</text:p>
            <text:p><text:s text:c="4"/>rd</text:p>
            <text:p>fs:type:[http://www.w3.org/2004/02/skos/core#Concept]</text:p>
            <text:p><text:s text:c="4"/>entityRank:[0.66937166]</text:p>
            <text:p><text:s text:c="4"/>rdfs:abel</text:p>
            <text:p>:[Harvard University alumni@en]</text:p>
            <text:p><text:s text:c="4"/>skos:prefLabel:[Harvard University alumni@en]</text:p>
            <text:p/>
            <text:p>As one can s</text:p>
            <text:p>ee members and child categories are not stored with categories. However the "^{property}" state</text:p>
            <text:p>ment of LDPath allows to retrieve them.</text:p>
            <text:p/>
            <text:p><text:s text:c="4"/>name: [Harvard University alumni]</text:p>
            <text:p><text:s text:c="4"/>parent: [dbp</text:p>
            <text:p>edia:Category:Harvard_University_people, </text:p>
            <text:p><text:s text:c="8"/>dbpedia:Category:Alumni_by_university_or_coll</text:p>
            <text:p>ege_in_Massachusetts, </text:p>
            <text:p><text:s text:c="8"/>dboedia:Category:Ivy_League_alumni]</text:p>
            <text:p><text:s text:c="4"/>childs: [dbpedia:Categor</text:p>
            <text:p>y:John_F._Kennedy_School_of_Government_alumni, </text:p>
            <text:p><text:s text:c="8"/>dbpedia:Category:Harvard_Law_School_alu</text:p>
            <text:p>mni, </text:p>
            <text:p><text:s text:c="8"/>dbpedia:Category:Harvard_Medical_School_alumni, </text:p>
            <text:p><text:s text:c="8"/>dbpedia:Category:Harvard</text:p>
            <text:p>_Business_School_alumni]</text:p>
            <text:p><text:s text:c="4"/>members: [dbpedia:Edward_Said, dbpedia:Norman_Mailer, dbpedia:John</text:p>
            <text:p>_Lithgow, </text:p>
            <text:p><text:s text:c="8"/>dbpedia:John_Quincy_Adams, [.. and manny more ..]</text:p>
            <text:p/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33945</text:p>
          </table:table-cell>
          <table:table-cell office:value-type="string">
            <text:p>STANBOL-408</text:p>
          </table:table-cell>
          <table:table-cell office:value-type="string">
            <text:p>Add LDPath support to the Entityhub</text:p>
          </table:table-cell>
          <table:table-cell table:number-columns-repeated="1021"/>
        </table:table-row>
        <table:table-row table:style-name="ro5">
          <table:table-cell table:number-columns-repeated="3"/>
          <table:table-cell office:value-type="string">
            <text:p>13222738</text:p>
          </table:table-cell>
          <table:table-cell office:value-type="string">
            <text:p>Converted the use of ld-path for the entityhub indexer to an own issue. The other points listed</text:p>
            <text:p><text:s/>by this issue are implemented. 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33926</text:p>
          </table:table-cell>
          <table:table-cell office:value-type="string">
            <text:p>STANBOL-407</text:p>
          </table:table-cell>
          <table:table-cell office:value-type="string">
            <text:p>EntityHub-Yard-Solr build fails - bad dependency version: com.ibm.icu</text:p>
          </table:table-cell>
          <table:table-cell table:number-columns-repeated="1021"/>
        </table:table-row>
        <table:table-row table:style-name="ro27">
          <table:table-cell table:number-columns-repeated="3"/>
          <table:table-cell office:value-type="string">
            <text:p>13163068</text:p>
          </table:table-cell>
          <table:table-cell office:value-type="string">
            <text:p>I had the same problem after updating from SVN. However this was a little surprise for me, beca</text:p>
            <text:p>use for Lucene/Solr 3.2 (the version currently used by STANBOL) icu4j is provided by lucene-icu</text:p>
            <text:p>4j.</text:p>
            <text:p/>
            <text:p>After some testing I come the conclusion that the recent removal of the &lt;scope&gt;provided&lt;/s</text:p>
            <text:p>cope&gt; from the dependencies in the STANBOL parent POM has somehow caused the the com.ibm.icu/ic</text:p>
            <text:p>u4j to override the "org.apache.lucene/lucene-icu4j" included in the org.apache.stanbol.commons</text:p>
            <text:p>.solr.core bundle.</text:p>
            <text:p/>
            <text:p>However I would still like to keep icu4j version 3.4.4 as currently used by</text:p>
            <text:p><text:s/>aperture (part of the enhancer/engines/metaxa engine).</text:p>
            <text:p/>
            <text:p>Finally I decided to:</text:p>
            <text:p/>
            <text:p>* define versio</text:p>
            <text:p>n 3.4.4 for com.ibm.icu/icu4j in the POM of the Metaxa engine</text:p>
            <text:p>* remove org.apache.lucene/lucene</text:p>
            <text:p>-icu4j and replace it with com.ibm.icu/icu4j version 4.8.1.1 . Starting from Solr 3.3 "org.apac</text:p>
            <text:p>he.lucene/lucene-icu4j" was replaced by the standard icu4j. So my assumption was that version 4</text:p>
            <text:p>.8 should be also OK for Solr 3.2. In anyway we will upgrade to Solr 3.5 rather sooner than lat</text:p>
            <text:p>er.</text:p>
            <text:p/>
            <text:p>I will commit this changes shortly.</text:p>
            <text:p/>
            <text:p>best</text:p>
            <text:p>Rupert</text:p>
            <text:p/>
            <text:p>p.s. I assume that this is limited to ma</text:p>
            <text:p>ven 3 because Jenkins (https://builds.apache.org/job/stanbol-trunk-1.6/) does not report this.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3163375</text:p>
          </table:table-cell>
          <table:table-cell office:value-type="string">
            <text:p>Revision #1210684 should fix this problem by applying the changes as described in comment #1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33791</text:p>
          </table:table-cell>
          <table:table-cell office:value-type="string">
            <text:p>STANBOL-406</text:p>
          </table:table-cell>
          <table:table-cell office:value-type="string">
            <text:p>Maven artifacts with bundlelist classifier break the build when using maven 3</text:p>
          </table:table-cell>
          <table:table-cell table:number-columns-repeated="1021"/>
        </table:table-row>
        <table:table-row table:style-name="ro16">
          <table:table-cell table:number-columns-repeated="3"/>
          <table:table-cell office:value-type="string">
            <text:p>13163072</text:p>
          </table:table-cell>
          <table:table-cell office:value-type="string">
            <text:p>FYI: declaring such dependencies as &lt;scope&gt;provided&lt;/scope&gt; solves (workarounds) this problem.</text:p>
            <text:p/>
            <text:p/>
            <text:p>e.g. </text:p>
            <text:p/>
            <text:p><text:s text:c="4"/>&lt;!-- Stanbol Enhancer Bundle List --&gt;</text:p>
            <text:p><text:s text:c="4"/>&lt;dependency&gt;</text:p>
            <text:p><text:s text:c="6"/>&lt;groupId&gt;org.apache.st</text:p>
            <text:p>anbol&lt;/groupId&gt;</text:p>
            <text:p><text:s text:c="6"/>&lt;artifactId&gt;org.apache.stanbol.enhancer.bundlelist&lt;/artifactId&gt;</text:p>
            <text:p><text:s text:c="6"/>&lt;ty</text:p>
            <text:p>pe&gt;partialbundlelist&lt;/type&gt;</text:p>
            <text:p><text:s text:c="6"/>&lt;scope&gt;provided&lt;/scope&gt;</text:p>
            <text:p><text:s text:c="4"/>&lt;/dependency&gt;</text:p>
            <text:p/>
            <text:p>I added this to al</text:p>
            <text:p>l the "partialbundlelist" dependencies to get the build working with maven 3</text:p>
            <text:p/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3222734</text:p>
          </table:table-cell>
          <table:table-cell office:value-type="string">
            <text:p>Hi, I think this is resolved in the meantime.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3223037</text:p>
          </table:table-cell>
          <table:table-cell office:value-type="string">
            <text:p>Yes, there seems no problem regarding partialbundlelists for the time being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33453</text:p>
          </table:table-cell>
          <table:table-cell office:value-type="string">
            <text:p>STANBOL-405</text:p>
          </table:table-cell>
          <table:table-cell office:value-type="string">
            <text:p>Wrong link in /sparql WebUI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3530957</text:p>
          </table:table-cell>
          <table:table-cell office:value-type="string">
            <text:p>this was fixed by the changes covered by STANBOL-58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5">
          <table:table-cell office:value-type="string">
            <text:p>12533451</text:p>
          </table:table-cell>
          <table:table-cell office:value-type="string">
            <text:p>STANBOL-404</text:p>
          </table:table-cell>
          <table:table-cell office:value-type="string">
            <text:p>The search tab in the WebUI should not appear, beacuse /search is a sub-component of contenthub</text:p>
            <text:p/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3165100</text:p>
          </table:table-cell>
          <table:table-cell office:value-type="string">
            <text:p>Suat has applied my patch for this bug. It should be OK now.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3174766</text:p>
          </table:table-cell>
          <table:table-cell office:value-type="string">
            <text:p>It works! Can we close the issue?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13174768</text:p>
          </table:table-cell>
          <table:table-cell office:value-type="string">
            <text:p>Yes, we can.</text:p>
            <text:p>Thank you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33420</text:p>
          </table:table-cell>
          <table:table-cell office:value-type="string">
            <text:p>STANBOL-403</text:p>
          </table:table-cell>
          <table:table-cell office:value-type="string">
            <text:p>Unresolved constraints after starting the full launcher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3160896</text:p>
          </table:table-cell>
          <table:table-cell office:value-type="string">
            <text:p>Full list of the unresolved constrain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3160966</text:p>
          </table:table-cell>
          <table:table-cell office:value-type="string">
            <text:p>Maybe this is a consequence of removing all 'provided' scopes from the parent POM?</text:p>
          </table:table-cell>
          <table:table-cell table:number-columns-repeated="1019"/>
        </table:table-row>
        <table:table-row table:style-name="ro8">
          <table:table-cell table:number-columns-repeated="3"/>
          <table:table-cell office:value-type="string">
            <text:p>13161083</text:p>
          </table:table-cell>
          <table:table-cell office:value-type="string">
            <text:p>Yes, but actually they should not have been marked as provided in the first place. We had a cou</text:p>
            <text:p>ple of bundles who were abusively using the embed dependency feature (hence adding many require</text:p>
            <text:p>ments), there was an issue with the version number of the javax.ws.rs API exported by jersey-co</text:p>
            <text:p>re, a bunch of missing com.sun.xml stuff that are required by dependencies. I am fixing the rem</text:p>
            <text:p>aining.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3161477</text:p>
          </table:table-cell>
          <table:table-cell office:value-type="string">
            <text:p>The build &amp; runtime deployment are fixed, sorry for the inconvenience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33264</text:p>
          </table:table-cell>
          <table:table-cell office:value-type="string">
            <text:p>STANBOL-402</text:p>
          </table:table-cell>
          <table:table-cell office:value-type="string">
            <text:p>Extend Navigation on website, especially for documentation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3160890</text:p>
          </table:table-cell>
          <table:table-cell office:value-type="string">
            <text:p>There should be a reference to VIE Stanbol functionalities as well (viejs.org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3174765</text:p>
          </table:table-cell>
          <table:table-cell office:value-type="string">
            <text:p>published the extended navigation.</text:p>
          </table:table-cell>
          <table:table-cell table:number-columns-repeated="1019"/>
        </table:table-row>
        <table:table-row table:style-name="ro28">
          <table:table-cell table:number-columns-repeated="3"/>
          <table:table-cell office:value-type="string">
            <text:p>13185741</text:p>
          </table:table-cell>
          <table:table-cell office:value-type="string">
            <text:p>I have a new proposal for the navigation on the left side:</text:p>
            <text:p/>
            <text:p>Stanbol</text:p>
            <text:p>- Home (The Stanbol logo sh</text:p>
            <text:p>ould also point to Home)</text:p>
            <text:p>- Tutorials</text:p>
            <text:p>- Documentation</text:p>
            <text:p>- Building</text:p>
            <text:p/>
            <text:p>Downloads (only add once we ha</text:p>
            <text:p>ve something to download)</text:p>
            <text:p>- Releases</text:p>
            <text:p>- Archive</text:p>
            <text:p/>
            <text:p>Project</text:p>
            <text:p>- Team</text:p>
            <text:p>- Mailing Lists</text:p>
            <text:p>- Issue Tracker</text:p>
            <text:p/>
            <text:p>- License</text:p>
            <text:p/>
            <text:p>ASF Links</text:p>
            <text:p>- ASF</text:p>
            <text:p>- Thanks</text:p>
            <text:p>- Become a Sponsor</text:p>
            <text:p>- Security</text:p>
            <text:p/>
            <text:p/>
          </table:table-cell>
          <table:table-cell table:number-columns-repeated="1019"/>
        </table:table-row>
        <table:table-row table:style-name="ro9">
          <table:table-cell table:number-columns-repeated="3"/>
          <table:table-cell office:value-type="string">
            <text:p>13185773</text:p>
          </table:table-cell>
          <table:table-cell office:value-type="string">
            <text:p>Improved the navigation - check at</text:p>
            <text:p/>
            <text:p>http://stanbol.staging.apache.org/stanbol/index.html</text:p>
            <text:p/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3188364</text:p>
          </table:table-cell>
          <table:table-cell office:value-type="string">
            <text:p>makes sense to me. can we publish it and close the issue for the time beeing?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33148</text:p>
          </table:table-cell>
          <table:table-cell office:value-type="string">
            <text:p>STANBOL-401</text:p>
          </table:table-cell>
          <table:table-cell office:value-type="string">
            <text:p>Support modifying HTTP Headers with Query parameter</text:p>
          </table:table-cell>
          <table:table-cell table:number-columns-repeated="1021"/>
        </table:table-row>
        <table:table-row table:style-name="ro5">
          <table:table-cell table:number-columns-repeated="3"/>
          <table:table-cell office:value-type="string">
            <text:p>13163376</text:p>
          </table:table-cell>
          <table:table-cell office:value-type="string">
            <text:p>Revision #1208510 provided the implementation and #1210684 added integration tests for GET and </text:p>
            <text:p>POST request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32908</text:p>
          </table:table-cell>
          <table:table-cell office:value-type="string">
            <text:p>STANBOL-400</text:p>
          </table:table-cell>
          <table:table-cell office:value-type="string">
            <text:p>Solr- failing test when running Maven without clean</text:p>
          </table:table-cell>
          <table:table-cell table:number-columns-repeated="1021"/>
        </table:table-row>
        <table:table-row table:style-name="ro6">
          <table:table-cell table:number-columns-repeated="3"/>
          <table:table-cell office:value-type="string">
            <text:p>13163378</text:p>
          </table:table-cell>
          <table:table-cell office:value-type="string">
            <text:p>All solr related unit tests do not delete artifacts after completion to allow the inspection of</text:p>
            <text:p><text:s/>results after the completion of the tests. If needed such tests could manually delete the arti</text:p>
            <text:p>facts of previous executions in the @BeforeClass state.</text:p>
            <text:p/>
            <text:p>Regarding: "... those tests look a bit</text:p>
            <text:p><text:s/>like integration tests not unit tests."</text:p>
            <text:p/>
            <text:p>The "ManagedSolrServerTest" tests the standalone impl</text:p>
            <text:p>ementation of the ManagedSolrServer. This is the implementation used when running outside an OS</text:p>
            <text:p>GI environment. The OSGI version is implicitly tested by the initialization of the full launche</text:p>
            <text:p>r - because it is used to initialize the dbpedia referenced site.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3163390</text:p>
          </table:table-cell>
          <table:table-cell office:value-type="string">
            <text:p>fixes with revision #1210794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32837</text:p>
          </table:table-cell>
          <table:table-cell office:value-type="string">
            <text:p>STANBOL-399</text:p>
          </table:table-cell>
          <table:table-cell office:value-type="string">
            <text:p>Task CHECK should return 409 instead of 204 status code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3230474</text:p>
          </table:table-cell>
          <table:table-cell office:value-type="string">
            <text:p>Done since rev 120676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32836</text:p>
          </table:table-cell>
          <table:table-cell office:value-type="string">
            <text:p>STANBOL-398</text:p>
          </table:table-cell>
          <table:table-cell office:value-type="string">
            <text:p>Reasoners rest service: POST with multipart form/data does not work properly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3157927</text:p>
          </table:table-cell>
          <table:table-cell office:value-type="string">
            <text:p>This should be fixed in rev 120676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32828</text:p>
          </table:table-cell>
          <table:table-cell office:value-type="string">
            <text:p>STANBOL-397</text:p>
          </table:table-cell>
          <table:table-cell office:value-type="string">
            <text:p>Content Hub to store and receive Metadata is broken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3159177</text:p>
          </table:table-cell>
          <table:table-cell office:value-type="string">
            <text:p>It's working in the latest SVN version of Stanbol -- occured in the IKS RI 5.2 release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32799</text:p>
          </table:table-cell>
          <table:table-cell office:value-type="string">
            <text:p>STANBOL-396</text:p>
          </table:table-cell>
          <table:table-cell office:value-type="string">
            <text:p>Missing SWRL encoding of built-in atoms in Rules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3223414</text:p>
          </table:table-cell>
          <table:table-cell office:value-type="string">
            <text:p>Should be fixed with #1206554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32797</text:p>
          </table:table-cell>
          <table:table-cell office:value-type="string">
            <text:p>STANBOL-395</text:p>
          </table:table-cell>
          <table:table-cell office:value-type="string">
            <text:p>Encoding of enhancer json result</text:p>
          </table:table-cell>
          <table:table-cell table:number-columns-repeated="1021"/>
        </table:table-row>
        <table:table-row table:style-name="ro11">
          <table:table-cell table:number-columns-repeated="3"/>
          <table:table-cell office:value-type="string">
            <text:p>13159197</text:p>
          </table:table-cell>
          <table:table-cell office:value-type="string">
            <text:p>After resolving STANBOL-101 I tried to test the encoding of the output using the 'enca' tool. I</text:p>
            <text:p><text:s/>also redirected the results into a file and checked the encoding with a text editor.</text:p>
            <text:p/>
            <text:p>Everythi</text:p>
            <text:p>ng tells me, that the encoding is UTF-8 .</text:p>
            <text:p/>
            <text:p>Perhaps this issue is not reproduceable and fixed wi</text:p>
            <text:p>th STANBOL-101.</text:p>
            <text:p/>
            <text:p>@Rene: Can you check again with newest head from Subversion?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3181184</text:p>
          </table:table-cell>
          <table:table-cell office:value-type="string">
            <text:p>Do we still have an encoding issue here or is this resolved?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13184006</text:p>
          </table:table-cell>
          <table:table-cell office:value-type="string">
            <text:p>As no one is complaining that this issue is still a problem I set this to resolved. My tests di</text:p>
            <text:p>d not reproduce the problem in the current head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32769</text:p>
          </table:table-cell>
          <table:table-cell office:value-type="string">
            <text:p>STANBOL-394</text:p>
          </table:table-cell>
          <table:table-cell office:value-type="string">
            <text:p>Remove Ontonet dependencies from Rules when not required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number-columns-repeated="2" office:value-type="string">
            <text:p>NO COMMENT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32716</text:p>
          </table:table-cell>
          <table:table-cell office:value-type="string">
            <text:p>STANBOL-393</text:p>
          </table:table-cell>
          <table:table-cell office:value-type="string">
            <text:p>Fix version reference for jobs/api module in reasoners/test module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number-columns-repeated="2" office:value-type="string">
            <text:p>NO COMMENT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32703</text:p>
          </table:table-cell>
          <table:table-cell office:value-type="string">
            <text:p>STANBOL-392</text:p>
          </table:table-cell>
          <table:table-cell office:value-type="string">
            <text:p>Add Stanbol Commons Jobs to the KReS Launcher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3157103</text:p>
          </table:table-cell>
          <table:table-cell office:value-type="string">
            <text:p>Done in rev #1206124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32701</text:p>
          </table:table-cell>
          <table:table-cell office:value-type="string">
            <text:p>STANBOL-391</text:p>
          </table:table-cell>
          <table:table-cell office:value-type="string">
            <text:p>Remove version number from the Reasoners poms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3157102</text:p>
          </table:table-cell>
          <table:table-cell office:value-type="string">
            <text:p>Done in rev. #1206122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32700</text:p>
          </table:table-cell>
          <table:table-cell office:value-type="string">
            <text:p>STANBOL-390</text:p>
          </table:table-cell>
          <table:table-cell office:value-type="string">
            <text:p>Remove version number from the Jobs poms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3157101</text:p>
          </table:table-cell>
          <table:table-cell office:value-type="string">
            <text:p>Done in rev 1206121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32698</text:p>
          </table:table-cell>
          <table:table-cell office:value-type="string">
            <text:p>STANBOL-389</text:p>
          </table:table-cell>
          <table:table-cell office:value-type="string">
            <text:p>Add Stanbol Commons Jobs to the basebundlelist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3157104</text:p>
          </table:table-cell>
          <table:table-cell office:value-type="string">
            <text:p>Done in rev. #1206125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3157122</text:p>
          </table:table-cell>
          <table:table-cell office:value-type="string">
            <text:p>Jenkey build failed due to wrong dependency version in jobs/web/pom.xm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3169375</text:p>
          </table:table-cell>
          <table:table-cell office:value-type="string">
            <text:p>Done since rev #12061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32663</text:p>
          </table:table-cell>
          <table:table-cell office:value-type="string">
            <text:p>STANBOL-388</text:p>
          </table:table-cell>
          <table:table-cell office:value-type="string">
            <text:p>GreaterThan and LessThan comparison atoms return an error during the parsing</text:p>
          </table:table-cell>
          <table:table-cell table:number-columns-repeated="1021"/>
        </table:table-row>
        <table:table-row table:style-name="ro5">
          <table:table-cell table:number-columns-repeated="3"/>
          <table:table-cell office:value-type="string">
            <text:p>13156944</text:p>
          </table:table-cell>
          <table:table-cell office:value-type="string">
            <text:p>The Stanbol Rules grammar has been modified in order to accept literals or variables as first a</text:p>
            <text:p>nd second parameter of GreaterThan and LessThan atoms.</text:p>
          </table:table-cell>
          <table:table-cell table:number-columns-repeated="1019"/>
        </table:table-row>
        <table:table-row table:style-name="ro18">
          <table:table-cell table:number-columns-repeated="3"/>
          <table:table-cell office:value-type="string">
            <text:p>13157028</text:p>
          </table:table-cell>
          <table:table-cell office:value-type="string">
            <text:p>Reopened as Stanbol is no longer building due to rules.web using a method that is now gone.</text:p>
            <text:p/>
            <text:p>[I</text:p>
            <text:p>NFO] -------------------------------------------------------------</text:p>
            <text:p>[ERROR] COMPILATION ERROR : </text:p>
            <text:p/>
            <text:p>[INFO] -------------------------------------------------------------</text:p>
            <text:p>[ERROR] &lt;https://builds.a</text:p>
            <text:p>pache.org/job/stanbol-trunk-1.6/org.apache.stanbol$org.apache.stanbol.rules.web/ws/src/main/jav</text:p>
            <text:p>a/org/apache/stanbol/rules/web/resources/RefactorResource.java&gt;:[136,56] parse(java.lang.String</text:p>
            <text:p>) in org.apache.stanbol.rules.manager.parse.RuleParserImpl cannot be applied to (java.io.InputS</text:p>
            <text:p>tream)</text:p>
            <text:p/>
            <text:p>[INFO] 1error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>
            <text:p>13157058</text:p>
          </table:table-cell>
          <table:table-cell office:value-type="string">
            <text:p>The missing method parse(java.io.InputStream) <text:s/>was the cause of the</text:p>
            <text:p>failure.</text:p>
            <text:p>It has been replac</text:p>
            <text:p>ed.</text:p>
            <text:p/>
            <text:p>Reopened as Stanbol is no longer building due to rules.web using a method</text:p>
            <text:p/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32607</text:p>
          </table:table-cell>
          <table:table-cell office:value-type="string">
            <text:p>STANBOL-387</text:p>
          </table:table-cell>
          <table:table-cell office:value-type="string">
            <text:p>Cleaning the reasoners reactor pom</text:p>
          </table:table-cell>
          <table:table-cell table:number-columns-repeated="1021"/>
        </table:table-row>
        <table:table-row table:style-name="ro5">
          <table:table-cell table:number-columns-repeated="3"/>
          <table:table-cell office:value-type="string">
            <text:p>13217138</text:p>
          </table:table-cell>
          <table:table-cell office:value-type="string">
            <text:p>As of r1294087 there are only the moudles to be built and a testing profile. I do not see anyth</text:p>
            <text:p>ing that requires cleanup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5">
          <table:table-cell office:value-type="string">
            <text:p>12532606</text:p>
          </table:table-cell>
          <table:table-cell office:value-type="string">
            <text:p>STANBOL-386</text:p>
          </table:table-cell>
          <table:table-cell office:value-type="string">
            <text:p>The Jobs rest service should return infos about which accept headers are supported by the servi</text:p>
            <text:p>ce which returns the output/result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number-columns-repeated="2" office:value-type="string">
            <text:p>NO COMMENT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32438</text:p>
          </table:table-cell>
          <table:table-cell office:value-type="string">
            <text:p>STANBOL-385</text:p>
          </table:table-cell>
          <table:table-cell office:value-type="string">
            <text:p>Switch back to use SNAPSHOT version for all stanbol.data artifacts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3155774</text:p>
          </table:table-cell>
          <table:table-cell office:value-type="string">
            <text:p>fixed with revision #1205331</text:p>
          </table:table-cell>
          <table:table-cell table:number-columns-repeated="1019"/>
        </table:table-row>
        <table:table-row table:style-name="ro10">
          <table:table-cell table:number-columns-repeated="3"/>
          <table:table-cell office:value-type="string">
            <text:p>13156656</text:p>
          </table:table-cell>
          <table:table-cell office:value-type="string">
            <text:p>Data bundles versions have not been upgraded in the bundle list of stateless launcher, this bre</text:p>
            <text:p>aks a build starting form a clean repo.</text:p>
            <text:p>I can fix thi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32404</text:p>
          </table:table-cell>
          <table:table-cell office:value-type="string">
            <text:p>STANBOL-384</text:p>
          </table:table-cell>
          <table:table-cell office:value-type="string">
            <text:p>GET calls on managed ontology resources do not include import statements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3156223</text:p>
          </table:table-cell>
          <table:table-cell office:value-type="string">
            <text:p>After the partial fix in revision <text:s/>#1205546, the bug can be scaled down to Major.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13182666</text:p>
          </table:table-cell>
          <table:table-cell office:value-type="string">
            <text:p>Import management policy (with options for flattening, merging or preserving the import tree) i</text:p>
            <text:p>s now implemented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32313</text:p>
          </table:table-cell>
          <table:table-cell office:value-type="string">
            <text:p>STANBOL-383</text:p>
          </table:table-cell>
          <table:table-cell office:value-type="string">
            <text:p>Stanbol Jobs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3155773</text:p>
          </table:table-cell>
          <table:table-cell office:value-type="string">
            <text:p>We can move the current state of implementation to trunk/comm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3230478</text:p>
          </table:table-cell>
          <table:table-cell office:value-type="string">
            <text:p>Main work on this have been done. More improvements can be managed on separate issue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32300</text:p>
          </table:table-cell>
          <table:table-cell office:value-type="string">
            <text:p>STANBOL-382</text:p>
          </table:table-cell>
          <table:table-cell office:value-type="string">
            <text:p>OWLOntologyWriter could support more mime types</text:p>
          </table:table-cell>
          <table:table-cell table:number-columns-repeated="1021"/>
        </table:table-row>
        <table:table-row table:style-name="ro8">
          <table:table-cell table:number-columns-repeated="3"/>
          <table:table-cell office:value-type="string">
            <text:p>13229665</text:p>
          </table:table-cell>
          <table:table-cell office:value-type="string">
            <text:p>All listed mimetypes are now supported. </text:p>
            <text:p/>
            <text:p>However, since application/turtle is not a standard m</text:p>
            <text:p>imetype for turtle, it has been replaced with the registered text/turtle and the pre-registrati</text:p>
            <text:p>on application/x-turtl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5">
          <table:table-cell office:value-type="string">
            <text:p>12532285</text:p>
          </table:table-cell>
          <table:table-cell office:value-type="string">
            <text:p>STANBOL-381</text:p>
          </table:table-cell>
          <table:table-cell office:value-type="string">
            <text:p>Bundle Provider for the Sling installer framework throws an NPE when no Resources are available</text:p>
            <text:p><text:s/>in the configured "Install-Path"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3155775</text:p>
          </table:table-cell>
          <table:table-cell office:value-type="string">
            <text:p>fixed with revision #1205331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32271</text:p>
          </table:table-cell>
          <table:table-cell office:value-type="string">
            <text:p>STANBOL-380</text:p>
          </table:table-cell>
          <table:table-cell office:value-type="string">
            <text:p>Support update functionality for Solr indexes on ManagedSolrServers</text:p>
          </table:table-cell>
          <table:table-cell table:number-columns-repeated="1021"/>
        </table:table-row>
        <table:table-row table:style-name="ro12">
          <table:table-cell table:number-columns-repeated="3"/>
          <table:table-cell office:value-type="string">
            <text:p>13155794</text:p>
          </table:table-cell>
          <table:table-cell office:value-type="string">
            <text:p>fixed with revision #1205331</text:p>
            <text:p/>
            <text:p>This feature is already used by the org.apache.stanbol.data.site.</text:p>
            <text:p>dbpedia bundle.</text:p>
            <text:p>Also added support for the Synchronized feature to the Entityhub indexing utili</text:p>
            <text:p>tie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31540</text:p>
          </table:table-cell>
          <table:table-cell office:value-type="string">
            <text:p>STANBOL-379</text:p>
          </table:table-cell>
          <table:table-cell office:value-type="string">
            <text:p>REST services tests for Stanbol Reasoners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number-columns-repeated="2" office:value-type="string">
            <text:p>NO COMMENT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31539</text:p>
          </table:table-cell>
          <table:table-cell office:value-type="string">
            <text:p>STANBOL-378</text:p>
          </table:table-cell>
          <table:table-cell office:value-type="string">
            <text:p>Integrity check demo does not work, problem with $.cookie jQuery method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3150809</text:p>
          </table:table-cell>
          <table:table-cell office:value-type="string">
            <text:p>This didn't happen before, code didn't change, need to investigate why.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3151207</text:p>
          </table:table-cell>
          <table:table-cell office:value-type="string">
            <text:p>Is this happening upon execution of step 1 (call to enhancers) ?</text:p>
          </table:table-cell>
          <table:table-cell table:number-columns-repeated="1019"/>
        </table:table-row>
        <table:table-row table:style-name="ro21">
          <table:table-cell table:number-columns-repeated="3"/>
          <table:table-cell office:value-type="string">
            <text:p>13151982</text:p>
          </table:table-cell>
          <table:table-cell office:value-type="string">
            <text:p>I see now a lot of javascript libs embedded in the page, some of them are duplications of the s</text:p>
            <text:p>ame library, in one case they are the same library but with different version!</text:p>
            <text:p/>
            <text:p>The problem her</text:p>
            <text:p>e is that the loading order is completely **out of control**, because is demanded to the JAX-RS</text:p>
            <text:p><text:s/>resource initialization, which **probably** happens when a bundle starts (so if the bundles st</text:p>
            <text:p>arting order changes, changes the order of the javascript files in the html page...).</text:p>
            <text:p/>
            <text:p>I don't </text:p>
            <text:p>know how to solve this now, since it is a drawback of a general weakness of the stanbol interfa</text:p>
            <text:p>ce. Will discuss this on the list first.</text:p>
            <text:p/>
            <text:p/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30556</text:p>
          </table:table-cell>
          <table:table-cell office:value-type="string">
            <text:p>STANBOL-377</text:p>
          </table:table-cell>
          <table:table-cell office:value-type="string">
            <text:p>Implement ReferenceSolrServer component</text:p>
          </table:table-cell>
          <table:table-cell table:number-columns-repeated="1021"/>
        </table:table-row>
        <table:table-row table:style-name="ro22">
          <table:table-cell table:number-columns-repeated="3"/>
          <table:table-cell office:value-type="string">
            <text:p>13155793</text:p>
          </table:table-cell>
          <table:table-cell office:value-type="string">
            <text:p>Fixed with revision 1205331 and 1205334.</text:p>
            <text:p/>
            <text:p>Here a short overview (copied from the commit stateme</text:p>
            <text:p>nt of 1205331)</text:p>
            <text:p/>
            <text:p>ReferencedSolrServer</text:p>
            <text:p>--------------------</text:p>
            <text:p/>
            <text:p>Allows to initialize an Solr server </text:p>
            <text:p>running within the same JVM as Stanbol based on indexes provided by a directory on the local fi</text:p>
            <text:p>le system. This does not support management capabilities, but the created CoreContainer (the So</text:p>
            <text:p>lr server) and the SolrCores (Solr indexes) are registers as OSGI services. NOTE that indexes a</text:p>
            <text:p>nd data might still be changesd by using the normal Solr Admin interface.</text:p>
            <text:p/>
            <text:p>* ReferencedSolrServ</text:p>
            <text:p>er are identified by a user provided name. Names are shared between Managed- and Referenced- So</text:p>
            <text:p>lrServer instances.</text:p>
            <text:p>* A boolean switch for the ManagedSolrServer allows to specify of indexes o</text:p>
            <text:p>f this server are published via the Stanbol RESTful interface under /solr/{server-name}/{index-</text:p>
            <text:p>name}</text:p>
            <text:p>* ReferencedSolrServer will be typically configured by users by using the Configuration t</text:p>
            <text:p>ab of the Apache Felix Web Console. However it is also possible to configure ReferencedSolrServ</text:p>
            <text:p>ers by directly registering a configuration on the OSGI ConfigurationAdmin service, or by provi</text:p>
            <text:p>ding a Configuration within a Bundle or the Sling launcher.</text:p>
            <text:p/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30554</text:p>
          </table:table-cell>
          <table:table-cell office:value-type="string">
            <text:p>STANBOL-376</text:p>
          </table:table-cell>
          <table:table-cell office:value-type="string">
            <text:p>Improvements to SolrServerProvides</text:p>
          </table:table-cell>
          <table:table-cell table:number-columns-repeated="1021"/>
        </table:table-row>
        <table:table-row table:style-name="ro29">
          <table:table-cell table:number-columns-repeated="3"/>
          <table:table-cell office:value-type="string">
            <text:p>13157337</text:p>
          </table:table-cell>
          <table:table-cell office:value-type="string">
            <text:p>With revision #1206372 the SolrServerProviders where removed altogether.</text:p>
            <text:p/>
            <text:p>Support for providing</text:p>
            <text:p><text:s/>SolrServers for remote indexes was removed (Users can use SolrJ for that). Support for creatin</text:p>
            <text:p>g EmbeddedSolrServer has chanted significantly now that CoreContainer and SolrCores are registe</text:p>
            <text:p>red OSGI services.</text:p>
            <text:p/>
            <text:p>Users can use the normal OSGI to lookup and track OSGI services and than cr</text:p>
            <text:p>eate an EmbeddedSolrServer instance.</text:p>
            <text:p/>
            <text:p>In addition for tracking local SolrServers the new Regist</text:p>
            <text:p>eredSolrServerTracker utility was introduced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30550</text:p>
          </table:table-cell>
          <table:table-cell office:value-type="string">
            <text:p>STANBOL-375</text:p>
          </table:table-cell>
          <table:table-cell office:value-type="string">
            <text:p>Add support for update and removals of SolrCores for Solr servers managed by Stanbol</text:p>
          </table:table-cell>
          <table:table-cell table:number-columns-repeated="1021"/>
        </table:table-row>
        <table:table-row table:style-name="ro26">
          <table:table-cell table:number-columns-repeated="3"/>
          <table:table-cell office:value-type="string">
            <text:p>13155791</text:p>
          </table:table-cell>
          <table:table-cell office:value-type="string">
            <text:p>fixed with revision #1205331 and #1205334 (missed some files in the first commit)</text:p>
            <text:p/>
            <text:p>Short overvi</text:p>
            <text:p>ew about the new ManagedSolrServer component (mainly taken from the commit statement of #120533</text:p>
            <text:p>1)</text:p>
            <text:p/>
            <text:p>Added support for multiple managed Solr server. This Component replaces the SolrDirectoryMa</text:p>
            <text:p>nager and also includes some functionalities formally part of the EmbeddedSolrServerProvider.</text:p>
            <text:p/>
            <text:p/>
            <text:p>* Identified by name. If multiple Servers share the same name service rankings are used. This a</text:p>
            <text:p>llows to configure fallback servers. Names are shared between Managed- and Referenced- SolrServ</text:p>
            <text:p>er instances.</text:p>
            <text:p>* The ManagedSolrServer with the highest service ranking is used as default. It i</text:p>
            <text:p>s best practice to configure an default instance with service ranking Integer.MAX_VALUE.</text:p>
            <text:p>* Full</text:p>
            <text:p><text:s/>CRUD operation on managed indexes (SolrCores). The state of the managed indexes are saved with</text:p>
            <text:p>in the data directory of the Bundle. This allows also to manage indexes with missing data (Solr</text:p>
            <text:p><text:s/>index archives).</text:p>
            <text:p>* The CoreContainer (the managed Solr server) and all SolrCores (Solr indexes</text:p>
            <text:p>) are registered as OSGI services.</text:p>
            <text:p>* Support for loading and tracking SolrIndexArchives via the</text:p>
            <text:p><text:s/>DataFileProvider and DataFileTracker services (fixes STANBOL-380)</text:p>
            <text:p>* A boolean switch for the M</text:p>
            <text:p>anagedSolrServer allows to specify of indexes of this server are published via the Stanbol REST</text:p>
            <text:p>ful interface under /solr/{server-name}/{index-name}</text:p>
            <text:p>* ManagedSolrServer instances can be speci</text:p>
            <text:p>fied by providing configurations via the Sling installer framework (e.g. by the launcher or wit</text:p>
            <text:p>hin a bundle). However it is also possible to create them by directly adding a new configuratio</text:p>
            <text:p>n the the OSGI ConfigurationAdmin service. In addition Users may provide configurations by usin</text:p>
            <text:p>g the Configuration tab of the Apache Felix Web Console.</text:p>
            <text:p>* SolrCore directory names now include</text:p>
            <text:p><text:s/>the date of the creation as an suffix. If a directory with that name already exists (e.g. beca</text:p>
            <text:p>use the same index was already updated on the very same day) than an additional "-{count}" suff</text:p>
            <text:p>ix will be added to the end.</text:p>
            <text:p>* The Managed SolrServer stores its configuration within the persi</text:p>
            <text:p>stent space of the Bundle provided by the OSGI environment. When using one of the default Stanb</text:p>
            <text:p>ol launchers this is within "{sling.home}/felix/bundle{bundle-id}/data". The "{bundle-id}" of t</text:p>
            <text:p>he "org.apache.stanbol.commons.solr.managed" bundle can be looked up the the [Bundle tab](http:</text:p>
            <text:p>//localhost:8080/system/console/bundles) of the Apache Felix Webconsole. The actual configurati</text:p>
            <text:p>on of a ManagedSolrServer is than in ".config/index-config/{service.pid}". The "{service.pid}" </text:p>
            <text:p>can be also looked up via the Apache Felix Web-console in the [Configuration Status tab](http:/</text:p>
            <text:p>/localhost:8080/system/console/config). Within this folder the Solr index reference files (norm</text:p>
            <text:p>al java properties files) with all the information about the current state of the managed index</text:p>
            <text:p>es are present. </text:p>
            <text:p>* Errors that occur during the asynchronous initialization of SolrCores are st</text:p>
            <text:p>ored within the IndexingProperties. They can therefore be requested via the API of the ManagedS</text:p>
            <text:p>olrServer but also be looked up within the persistent state of the ManagedSolrServer (see above</text:p>
            <text:p><text:s/>where such files are located).</text:p>
            <text:p/>
            <text:p>This also adds two implementations that can be used outside of</text:p>
            <text:p><text:s/>an OSGI.</text:p>
            <text:p>The first uses an constructor to parse the necessary information. The second warps th</text:p>
            <text:p>e first implementation, but provides an empty constructor that creates an instance for the "DEF</text:p>
            <text:p>AULT" ManagedSolrServer. This allows to initialize the default <text:s/>ManagedSolrServer instance by u</text:p>
            <text:p>sing the java.util.ServiceLoader. </text:p>
            <text:p/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30544</text:p>
          </table:table-cell>
          <table:table-cell office:value-type="string">
            <text:p>STANBOL-374</text:p>
          </table:table-cell>
          <table:table-cell office:value-type="string">
            <text:p>Add support for Resource Tracking to the DataFileProvider infrastructure</text:p>
          </table:table-cell>
          <table:table-cell table:number-columns-repeated="1021"/>
        </table:table-row>
        <table:table-row table:style-name="ro11">
          <table:table-cell table:number-columns-repeated="3"/>
          <table:table-cell office:value-type="string">
            <text:p>13155782</text:p>
          </table:table-cell>
          <table:table-cell office:value-type="string">
            <text:p>fixed with revision #1205331</text:p>
            <text:p/>
            <text:p>NOTES: </text:p>
            <text:p/>
            <text:p>* The Interface of the implementation is slightly differ</text:p>
            <text:p>ent as in the Description. </text:p>
            <text:p>* The DataFileTracker is an own Service with a dependency to the Da</text:p>
            <text:p>taFileProvider</text:p>
            <text:p>* The DataFileTracker includes also a constructor that allows it usage outside a</text:p>
            <text:p>n OSGI environment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30345</text:p>
          </table:table-cell>
          <table:table-cell office:value-type="string">
            <text:p>STANBOL-373</text:p>
          </table:table-cell>
          <table:table-cell office:value-type="string">
            <text:p>Documentation page for the Reasoners module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3146245</text:p>
          </table:table-cell>
          <table:table-cell office:value-type="string">
            <text:p>The documentation for reasoners have been published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30255</text:p>
          </table:table-cell>
          <table:table-cell office:value-type="string">
            <text:p>STANBOL-372</text:p>
          </table:table-cell>
          <table:table-cell office:value-type="string">
            <text:p>Add simple GET for facts with known fact ID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number-columns-repeated="2" office:value-type="string">
            <text:p>NO COMMENT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30019</text:p>
          </table:table-cell>
          <table:table-cell office:value-type="string">
            <text:p>STANBOL-371</text:p>
          </table:table-cell>
          <table:table-cell office:value-type="string">
            <text:p>Change Jobmanager api to take care of chains</text:p>
          </table:table-cell>
          <table:table-cell table:number-columns-repeated="1021"/>
        </table:table-row>
        <table:table-row table:style-name="ro27">
          <table:table-cell table:number-columns-repeated="3"/>
          <table:table-cell office:value-type="string">
            <text:p>13145280</text:p>
          </table:table-cell>
          <table:table-cell office:value-type="string">
            <text:p>I think it would be better to implement this by</text:p>
            <text:p/>
            <text:p>* supporting multiple JobManger services</text:p>
            <text:p>* add</text:p>
            <text:p><text:s/>an implementation that supports chains (there might be several different)</text:p>
            <text:p>* add the Chain(s) s</text:p>
            <text:p>upported by an instance as OSGI property (e.g. "org.apache.stanbol.enhancer.chain")</text:p>
            <text:p/>
            <text:p>Clients th</text:p>
            <text:p>at want to enhance a ContentIem by using a specific chain could than use a Filter like:</text:p>
            <text:p/>
            <text:p><text:s text:c="4"/>(&amp;</text:p>
            <text:p><text:s/></text:p>
            <text:p><text:s text:c="8"/>(objectClass=org.apache.stanbol.enhancer.servicesapi.JobManager)</text:p>
            <text:p><text:s text:c="8"/>(org.apache.</text:p>
            <text:p>stanbol.enhancer.chain={chain-name})</text:p>
            <text:p><text:s text:c="4"/>)</text:p>
            <text:p/>
            <text:p>this would inject/find/track the JobManager instanc</text:p>
            <text:p>e for a specific chain.</text:p>
            <text:p/>
            <text:p>WDYT</text:p>
            <text:p/>
            <text:p/>
            <text:p>BTW: I am currently investigating how to implement a JobManager</text:p>
            <text:p><text:s/>that supports asynchronous processing by using the OSGI Wire interface (support for consumer/p</text:p>
            <text:p>roducer pattern with OSGI components as consumer and producers). This JobManager could also sup</text:p>
            <text:p>port simple "chains" (configured sets of EnhancementEngines orderd by the "ordering" properties</text:p>
            <text:p>).</text:p>
          </table:table-cell>
          <table:table-cell table:number-columns-repeated="1019"/>
        </table:table-row>
        <table:table-row table:style-name="ro8">
          <table:table-cell table:number-columns-repeated="3"/>
          <table:table-cell office:value-type="string">
            <text:p>13222730</text:p>
          </table:table-cell>
          <table:table-cell office:value-type="string">
            <text:p>I think this is covered by EnhancementChains (STANBOL-431).</text:p>
            <text:p/>
            <text:p>Enterprise level Enhancement workf</text:p>
            <text:p>lows should allow to send ContentItems to EnhancementEngines and EnhancementChains. The current</text:p>
            <text:p><text:s/>Java API and RESTful services should be sufficient. 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29502</text:p>
          </table:table-cell>
          <table:table-cell office:value-type="string">
            <text:p>STANBOL-370</text:p>
          </table:table-cell>
          <table:table-cell office:value-type="string">
            <text:p>Change StanbolJobManager Structure</text:p>
          </table:table-cell>
          <table:table-cell table:number-columns-repeated="1021"/>
        </table:table-row>
        <table:table-row table:style-name="ro5">
          <table:table-cell table:number-columns-repeated="3"/>
          <table:table-cell office:value-type="string">
            <text:p>13140326</text:p>
          </table:table-cell>
          <table:table-cell office:value-type="string">
            <text:p>I think this is a good Idea given that STANBOL-268 will add an other JobManager implementation.</text:p>
            <text:p/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3140345</text:p>
          </table:table-cell>
          <table:table-cell office:value-type="string">
            <text:p>+1 too</text:p>
          </table:table-cell>
          <table:table-cell table:number-columns-repeated="1019"/>
        </table:table-row>
        <table:table-row table:style-name="ro14">
          <table:table-cell table:number-columns-repeated="3"/>
          <table:table-cell office:value-type="string">
            <text:p>13142072</text:p>
          </table:table-cell>
          <table:table-cell office:value-type="string">
            <text:p>two comments about: #1196008</text:p>
            <text:p/>
            <text:p>1. Stanbol does not use CamelCase for module and package names. T</text:p>
            <text:p>herefore "inMemoryJobManager" should be changed to lower case.</text:p>
            <text:p>2. I would suggest to rename the</text:p>
            <text:p><text:s/>inMemoryJobManager to "simple" or "simple" or "defaultjobmanager" because the fact that it doe</text:p>
            <text:p>s everything in-memory is less important as the fact that is simple uses the orderings of the r</text:p>
            <text:p>unning engines to handle requests.</text:p>
            <text:p/>
          </table:table-cell>
          <table:table-cell table:number-columns-repeated="1019"/>
        </table:table-row>
        <table:table-row table:style-name="ro30">
          <table:table-cell table:number-columns-repeated="3"/>
          <table:table-cell office:value-type="string">
            <text:p>13142110</text:p>
          </table:table-cell>
          <table:table-cell office:value-type="string">
            <text:p>Hi Rupert,</text:p>
            <text:p>Thanks for your review.</text:p>
            <text:p/>
            <text:p>I asked myself about the CamelCase use - seems me more read</text:p>
            <text:p>able... but not so used - I agree with the rule, and will change this. [1]</text:p>
            <text:p/>
            <text:p>For the name, what </text:p>
            <text:p>about "defaultordering" ?</text:p>
            <text:p>When the name choice will be done, what do you think about also renam</text:p>
            <text:p>ing the class ?</text:p>
            <text:p/>
            <text:p>[1] By the way the enhancer/SemiAutomaticContentEnhancer/ also use CamelCase.</text:p>
            <text:p/>
            <text:p/>
            <text:p/>
          </table:table-cell>
          <table:table-cell table:number-columns-repeated="1019"/>
        </table:table-row>
        <table:table-row table:style-name="ro11">
          <table:table-cell table:number-columns-repeated="3"/>
          <table:table-cell office:value-type="string">
            <text:p>13142127</text:p>
          </table:table-cell>
          <table:table-cell office:value-type="string">
            <text:p>+1 for not using camel case.</text:p>
            <text:p/>
            <text:p>About the naming we should think about what distinguishes the dif</text:p>
            <text:p>ferent job manager implementations. I'm -1 for "default" because the default might change in th</text:p>
            <text:p>e future. "simple" is not good either because there may be a simpler one ;) What about "static"</text:p>
            <text:p><text:s/>because it does not allow dynamic reordering?</text:p>
            <text:p/>
            <text:p>And perhaps the old eu.iksproject.fise packages</text:p>
            <text:p><text:s/>could be renamed.</text:p>
            <text:p/>
          </table:table-cell>
          <table:table-cell table:number-columns-repeated="1019"/>
        </table:table-row>
        <table:table-row table:style-name="ro14">
          <table:table-cell table:number-columns-repeated="3"/>
          <table:table-cell office:value-type="string">
            <text:p>13142966</text:p>
          </table:table-cell>
          <table:table-cell office:value-type="string">
            <text:p>I would like to add "weighted" as the order depend on the engine's weight.</text:p>
            <text:p/>
            <text:p>And :</text:p>
            <text:p>&gt; And perhaps</text:p>
            <text:p><text:s/>the old eu.iksproject.fise packages could be renamed. </text:p>
            <text:p>Witch one you speak ?</text:p>
            <text:p>I remove the old </text:p>
            <text:p>empty eu.iksproject.fise folder structure in my last commit, some remains ?</text:p>
            <text:p/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13169351</text:p>
          </table:table-cell>
          <table:table-cell office:value-type="string">
            <text:p>after discussion on ML, selected jobmanager name is weightedjobmanager.</text:p>
            <text:p/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5">
          <table:table-cell office:value-type="string">
            <text:p>12529498</text:p>
          </table:table-cell>
          <table:table-cell office:value-type="string">
            <text:p>STANBOL-369</text:p>
          </table:table-cell>
          <table:table-cell office:value-type="string">
            <text:p>Set up a default "Accept" header or a more comprehensive error message when "accept" is not set</text:p>
            <text:p/>
          </table:table-cell>
          <table:table-cell table:number-columns-repeated="1021"/>
        </table:table-row>
        <table:table-row table:style-name="ro9">
          <table:table-cell table:number-columns-repeated="3"/>
          <table:table-cell office:value-type="string">
            <text:p>13140329</text:p>
          </table:table-cell>
          <table:table-cell office:value-type="string">
            <text:p>Resources should set the accept header to an reasonable default and as far as I know this is do</text:p>
            <text:p>ne for the Enhancer and the Entityhub.</text:p>
            <text:p>Can you provide a list of the RESTful services that do n</text:p>
            <text:p>ot confirm to this rule?</text:p>
          </table:table-cell>
          <table:table-cell table:number-columns-repeated="1019"/>
        </table:table-row>
        <table:table-row table:style-name="ro9">
          <table:table-cell table:number-columns-repeated="3"/>
          <table:table-cell office:value-type="string">
            <text:p>13141056</text:p>
          </table:table-cell>
          <table:table-cell office:value-type="string">
            <text:p>the engine one : curl -i -X POST -H "Content-Type: text/plain" -T test-file.txt http://localhos</text:p>
            <text:p>t:8080/engines</text:p>
            <text:p>(Last Changed Rev: 1189811)</text:p>
            <text:p>++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29497</text:p>
          </table:table-cell>
          <table:table-cell office:value-type="string">
            <text:p>STANBOL-368</text:p>
          </table:table-cell>
          <table:table-cell office:value-type="string">
            <text:p>Add mail handler to Metaxa engine</text:p>
          </table:table-cell>
          <table:table-cell table:number-columns-repeated="1021"/>
        </table:table-row>
        <table:table-row table:style-name="ro21">
          <table:table-cell table:number-columns-repeated="3"/>
          <table:table-cell office:value-type="string">
            <text:p>13140257</text:p>
          </table:table-cell>
          <table:table-cell office:value-type="string">
            <text:p>Questions about the actual metaxa results on an html mail with attachment are : </text:p>
            <text:p/>
            <text:p>1) &amp;#xD; equi</text:p>
            <text:p>valent to \r ; this is expected ?</text:p>
            <text:p/>
            <text:p>2) no use of "hasAttachment" nmo property ; but Aperture doc</text:p>
            <text:p>umentation says "Any attachments are ignored." for the MimeExtractor [1]</text:p>
            <text:p/>
            <text:p>3) no use of "htmlMes</text:p>
            <text:p>sageContent" nmo property ; don't find documentation about this ; and this property could be re</text:p>
            <text:p>ally useful to have.</text:p>
            <text:p/>
            <text:p>[1] : http://aperture.sourceforge.net/tutorial/extractors.html</text:p>
          </table:table-cell>
          <table:table-cell table:number-columns-repeated="1019"/>
        </table:table-row>
        <table:table-row table:style-name="ro11">
          <table:table-cell table:number-columns-repeated="3"/>
          <table:table-cell office:value-type="string">
            <text:p>13140307</text:p>
          </table:table-cell>
          <table:table-cell office:value-type="string">
            <text:p>I noticed similar issues with respect to the hasAttachment-property. I am thinking about subcla</text:p>
            <text:p>ssing the Aperture-MailExtractor to add missing properties. </text:p>
            <text:p/>
            <text:p>The &amp;#xD; is the XML-Encoding of </text:p>
            <text:p>the \r-char from the input text (in '\r\n' line breaks). One might filter it if desirable.</text:p>
            <text:p/>
            <text:p><text:s/>Th</text:p>
            <text:p>e `htmlMessageContent' was omitted because it looked redundant from the point of view of text e</text:p>
            <text:p>xtraction when the plain text is already there. If really desirable I can add that, too.</text:p>
            <text:p/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>
            <text:p>13140324</text:p>
          </table:table-cell>
          <table:table-cell office:value-type="string">
            <text:p>About &amp;#xD; my consern is : this will not induce some false/stanges results or error in semanti</text:p>
            <text:p>cs engines that follows the metaxa one ?</text:p>
            <text:p/>
            <text:p>About `htmlMessageContent' I think it's interesting t</text:p>
            <text:p>o keep it in order to propose to the user original message with enhancements directly in the ht</text:p>
            <text:p>ml at the end of the process...</text:p>
            <text:p/>
          </table:table-cell>
          <table:table-cell table:number-columns-repeated="1019"/>
        </table:table-row>
        <table:table-row table:style-name="ro21">
          <table:table-cell table:number-columns-repeated="3"/>
          <table:table-cell office:value-type="string">
            <text:p>13140373</text:p>
          </table:table-cell>
          <table:table-cell office:value-type="string">
            <text:p>&gt; About &amp;#xD; my consern is : this will not induce some false/stanges results or error in seman</text:p>
            <text:p>tics engines that follows the metaxa one ? </text:p>
            <text:p/>
            <text:p>The text string does not contain '&amp;#xD;' but just </text:p>
            <text:p>the \r-char. It is an XML-serialization artifact, not part of the string. The XML-parser will t</text:p>
            <text:p>ake care of such quoted entities. If some engine then cannot handle standard Windows line break</text:p>
            <text:p>s (\r\n) in text, I consider it a bug in that engine.</text:p>
            <text:p/>
            <text:p>&gt; About `htmlMessageContent' I think it'</text:p>
            <text:p>s interesting to keep it in order to propose to the user original message with enhancements dir</text:p>
            <text:p>ectly in the html at the end of the process... </text:p>
            <text:p/>
            <text:p>OK, I will see that it gets added.</text:p>
          </table:table-cell>
          <table:table-cell table:number-columns-repeated="1019"/>
        </table:table-row>
        <table:table-row table:style-name="ro9">
          <table:table-cell table:number-columns-repeated="3"/>
          <table:table-cell office:value-type="string">
            <text:p>13145303</text:p>
          </table:table-cell>
          <table:table-cell office:value-type="string">
            <text:p>The Aperture simple mail extractor was replaced by a new one that in addition to the text also </text:p>
            <text:p>keeps HTML content and lists attachments. Text extracts are represented by the nmo:plainTextMes</text:p>
            <text:p>sageContent property and, for compatibility with other extractors, by the nie:plainTextContent </text:p>
            <text:p>property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29481</text:p>
          </table:table-cell>
          <table:table-cell office:value-type="string">
            <text:p>STANBOL-367</text:p>
          </table:table-cell>
          <table:table-cell office:value-type="string">
            <text:p>Support for indexing vcard files </text:p>
          </table:table-cell>
          <table:table-cell table:number-columns-repeated="1021"/>
        </table:table-row>
        <table:table-row table:style-name="ro5">
          <table:table-cell table:number-columns-repeated="3"/>
          <table:table-cell office:value-type="string">
            <text:p>13163396</text:p>
          </table:table-cell>
          <table:table-cell office:value-type="string">
            <text:p>The current implementation is sufficient. For additional features new Issues can be created any</text:p>
            <text:p>way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29222</text:p>
          </table:table-cell>
          <table:table-cell office:value-type="string">
            <text:p>STANBOL-366</text:p>
          </table:table-cell>
          <table:table-cell office:value-type="string">
            <text:p>Unapproved licenses in WebVIE</text:p>
          </table:table-cell>
          <table:table-cell table:number-columns-repeated="1021"/>
        </table:table-row>
        <table:table-row table:style-name="ro31">
          <table:table-cell table:number-columns-repeated="3"/>
          <table:table-cell office:value-type="string">
            <text:p>13180306</text:p>
          </table:table-cell>
          <table:table-cell office:value-type="string">
            <text:p>I have fixed some headers. But there are still unapproved headers left.</text:p>
            <text:p/>
            <text:p>From RAT report for We</text:p>
            <text:p>bVIE</text:p>
            <text:p/>
            <text:p/>
            <text:p>13 Unknown Licenses</text:p>
            <text:p/>
            <text:p>*******************************</text:p>
            <text:p/>
            <text:p>Unapproved licenses:</text:p>
            <text:p/>
            <text:p><text:s text:c="2"/>src/main/r</text:p>
            <text:p>esources/org/apache/stanbol/commons/web/vie/static/test.js</text:p>
            <text:p><text:s text:c="2"/>src/main/resources/org/apache/stan</text:p>
            <text:p>bol/commons/web/vie/static/annotate.css</text:p>
            <text:p><text:s text:c="2"/>src/main/resources/org/apache/stanbol/commons/web/vie</text:p>
            <text:p>/static/lib/hallo/format.js</text:p>
            <text:p><text:s text:c="2"/>src/main/resources/org/apache/stanbol/commons/web/vie/static/lib/</text:p>
            <text:p>hallo/hallo.js</text:p>
            <text:p><text:s text:c="2"/>src/main/resources/org/apache/stanbol/commons/web/vie/static/lib/backbone.js</text:p>
            <text:p><text:s/></text:p>
            <text:p><text:s/>src/main/resources/org/apache/stanbol/commons/web/vie/static/lib/underscore-min.js</text:p>
            <text:p><text:s text:c="2"/>src/main/</text:p>
            <text:p>resources/org/apache/stanbol/commons/web/vie/static/lib/vie/vie-latest.debug.js</text:p>
            <text:p><text:s text:c="2"/>src/main/reso</text:p>
            <text:p>urces/org/apache/stanbol/commons/web/vie/static/lib/vie/vie-latest.js</text:p>
            <text:p><text:s text:c="2"/>src/main/resources/org/</text:p>
            <text:p>apache/stanbol/commons/web/vie/static/lib/Smoothness/jquery.ui.base.css</text:p>
            <text:p><text:s text:c="2"/>src/main/resources/or</text:p>
            <text:p>g/apache/stanbol/commons/web/vie/static/lib/annotate.js</text:p>
            <text:p><text:s text:c="2"/>src/main/resources/org/apache/stanbol</text:p>
            <text:p>/commons/web/vie/static/lib/jquery.rdfquery.min.js</text:p>
            <text:p><text:s text:c="2"/>src/main/resources/org/apache/stanbol/comm</text:p>
            <text:p>ons/web/vie/static/lib/backbone-min.js</text:p>
            <text:p><text:s text:c="2"/>src/main/resources/org/apache/stanbol/commons/web/vie/</text:p>
            <text:p>static/annotate.coffee</text:p>
            <text:p/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3218989</text:p>
          </table:table-cell>
          <table:table-cell office:value-type="string">
            <text:p>The rat tool is happy now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29043</text:p>
          </table:table-cell>
          <table:table-cell office:value-type="string">
            <text:p>STANBOL-365</text:p>
          </table:table-cell>
          <table:table-cell office:value-type="string">
            <text:p>Make documentation sources/references more explicit</text:p>
          </table:table-cell>
          <table:table-cell table:number-columns-repeated="1021"/>
        </table:table-row>
        <table:table-row table:style-name="ro5">
          <table:table-cell table:number-columns-repeated="3"/>
          <table:table-cell office:value-type="string">
            <text:p>13143849</text:p>
          </table:table-cell>
          <table:table-cell office:value-type="string">
            <text:p>I've added some explanation to the start page of the documentation -&gt; http://incubator.apache.o</text:p>
            <text:p>rg/stanbol/docs/trunk/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3415055</text:p>
          </table:table-cell>
          <table:table-cell office:value-type="string">
            <text:p>Documentation was improved and this issue seems to be resolved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5">
          <table:table-cell office:value-type="string">
            <text:p>12529039</text:p>
          </table:table-cell>
          <table:table-cell office:value-type="string">
            <text:p>STANBOL-364</text:p>
          </table:table-cell>
          <table:table-cell office:value-type="string">
            <text:p>Adding new feature to CMS Adapter so that it will be able to submit content repository objects </text:p>
            <text:p>to Contenthub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3137341</text:p>
          </table:table-cell>
          <table:table-cell office:value-type="string">
            <text:p>Functionality committed in r118981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29035</text:p>
          </table:table-cell>
          <table:table-cell office:value-type="string">
            <text:p>STANBOL-363</text:p>
          </table:table-cell>
          <table:table-cell office:value-type="string">
            <text:p>Bad links running stanbol at subpath</text:p>
          </table:table-cell>
          <table:table-cell table:number-columns-repeated="1021"/>
        </table:table-row>
        <table:table-row table:style-name="ro5">
          <table:table-cell table:number-columns-repeated="3"/>
          <table:table-cell office:value-type="string">
            <text:p>13241214</text:p>
          </table:table-cell>
          <table:table-cell office:value-type="string">
            <text:p>Tested in a launcher environment of the IKS (http://www.iks-project.eu) project. Seems to be fi</text:p>
            <text:p>xed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28482</text:p>
          </table:table-cell>
          <table:table-cell office:value-type="string">
            <text:p>STANBOL-362</text:p>
          </table:table-cell>
          <table:table-cell office:value-type="string">
            <text:p>Default fields (places, people, organizations) in the faceted search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3134078</text:p>
          </table:table-cell>
          <table:table-cell office:value-type="string">
            <text:p>The patch resolving the issues: STANBOL-360, STANBOL-361 and STANBOL-362.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3136875</text:p>
          </table:table-cell>
          <table:table-cell office:value-type="string">
            <text:p>Suat has applied the patch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28481</text:p>
          </table:table-cell>
          <table:table-cell office:value-type="string">
            <text:p>STANBOL-361</text:p>
          </table:table-cell>
          <table:table-cell office:value-type="string">
            <text:p>Indexing semantic relations of a content item through Solr</text:p>
          </table:table-cell>
          <table:table-cell table:number-columns-repeated="1021"/>
        </table:table-row>
        <table:table-row table:style-name="ro10">
          <table:table-cell table:number-columns-repeated="3"/>
          <table:table-cell office:value-type="string">
            <text:p>13134090</text:p>
          </table:table-cell>
          <table:table-cell office:value-type="string">
            <text:p>Default cache index does not include the semantic relations that we look to index. To get the f</text:p>
            <text:p>ull functionality of semantic search, currently we need to remove the default index through the</text:p>
            <text:p><text:s/>felix configuration interface.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3136874</text:p>
          </table:table-cell>
          <table:table-cell office:value-type="string">
            <text:p>Suat has applied the patch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28476</text:p>
          </table:table-cell>
          <table:table-cell office:value-type="string">
            <text:p>STANBOL-360</text:p>
          </table:table-cell>
          <table:table-cell office:value-type="string">
            <text:p>Removing enhancement listener from Contenthub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3136872</text:p>
          </table:table-cell>
          <table:table-cell office:value-type="string">
            <text:p>Suat has applied the patch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27590</text:p>
          </table:table-cell>
          <table:table-cell office:value-type="string">
            <text:p>STANBOL-359</text:p>
          </table:table-cell>
          <table:table-cell office:value-type="string">
            <text:p>FactStore examples on the REST API documentation page do not work anymore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number-columns-repeated="2" office:value-type="string">
            <text:p>NO COMMENT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27588</text:p>
          </table:table-cell>
          <table:table-cell office:value-type="string">
            <text:p>STANBOL-358</text:p>
          </table:table-cell>
          <table:table-cell office:value-type="string">
            <text:p>Reasoners web UI is broken when running Stanbol on a different alias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3130451</text:p>
          </table:table-cell>
          <table:table-cell office:value-type="string">
            <text:p>#1185701 should fix the issu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27586</text:p>
          </table:table-cell>
          <table:table-cell office:value-type="string">
            <text:p>STANBOL-357</text:p>
          </table:table-cell>
          <table:table-cell office:value-type="string">
            <text:p>Move WebVIE from /commons/web to /demos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3207610</text:p>
          </table:table-cell>
          <table:table-cell office:value-type="string">
            <text:p>WebVIE was moved into /demo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27585</text:p>
          </table:table-cell>
          <table:table-cell office:value-type="string">
            <text:p>STANBOL-356</text:p>
          </table:table-cell>
          <table:table-cell office:value-type="string">
            <text:p>WebVIE does not work when Stanbol is configured on a different alias.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3129807</text:p>
          </table:table-cell>
          <table:table-cell office:value-type="string">
            <text:p>It should be fixed, @Fabian: please test it with your configuration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27551</text:p>
          </table:table-cell>
          <table:table-cell office:value-type="string">
            <text:p>STANBOL-355</text:p>
          </table:table-cell>
          <table:table-cell office:value-type="string">
            <text:p>Build Failure </text:p>
          </table:table-cell>
          <table:table-cell table:number-columns-repeated="1021"/>
        </table:table-row>
        <table:table-row table:style-name="ro5">
          <table:table-cell table:number-columns-repeated="3"/>
          <table:table-cell office:value-type="string">
            <text:p>13129663</text:p>
          </table:table-cell>
          <table:table-cell office:value-type="string">
            <text:p>I need to try to reproduce this error in a CentOS system. Because, I made a full install with M</text:p>
            <text:p>aven 2.2.1 and Java 1.7.0 in Ubuntu without a problem. </text:p>
          </table:table-cell>
          <table:table-cell table:number-columns-repeated="1019"/>
        </table:table-row>
        <table:table-row table:style-name="ro10">
          <table:table-cell table:number-columns-repeated="3"/>
          <table:table-cell office:value-type="string">
            <text:p>13130027</text:p>
          </table:table-cell>
          <table:table-cell office:value-type="string">
            <text:p>Issue caused by use of Sun JDK-1.7.0</text:p>
            <text:p>Rolled back to OpenJDK-1.6.0_20, rebuild successful.</text:p>
            <text:p/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27435</text:p>
          </table:table-cell>
          <table:table-cell office:value-type="string">
            <text:p>STANBOL-354</text:p>
          </table:table-cell>
          <table:table-cell office:value-type="string">
            <text:p>Make SolrCore(s) and CoreContainer available as OSGI services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3145315</text:p>
          </table:table-cell>
          <table:table-cell office:value-type="string">
            <text:p>As of revision #1195450 CoreContainers and SolrCores are now registered as OSGI service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27410</text:p>
          </table:table-cell>
          <table:table-cell office:value-type="string">
            <text:p>STANBOL-353</text:p>
          </table:table-cell>
          <table:table-cell office:value-type="string">
            <text:p>Make the RESTful API internally Managed SolrCores available via the Stanbol http endpoint</text:p>
          </table:table-cell>
          <table:table-cell table:number-columns-repeated="1021"/>
        </table:table-row>
        <table:table-row table:style-name="ro16">
          <table:table-cell table:number-columns-repeated="3"/>
          <table:table-cell office:value-type="string">
            <text:p>13145316</text:p>
          </table:table-cell>
          <table:table-cell office:value-type="string">
            <text:p>As of #1195450 the RESTful interface of Solr CoreContainer can be mapped to the HttpService of </text:p>
            <text:p>the OSGI environment by the use of a special variant (subclass) of the SolrDispatchFilter that </text:p>
            <text:p>uses the CoreContainer registered as OSGI servie instead of initializing a new one on the initi</text:p>
            <text:p>alisation of the Filter (as it is the case for the std. SolrDispatchFilter).</text:p>
            <text:p/>
            <text:p>Currently a OSGI </text:p>
            <text:p>component is provided that can be used to publish CoreContainers on a configured path. In futur</text:p>
            <text:p>e there will be also the possibility to publish CoreContainer "automatically" under a configura</text:p>
            <text:p>ble global prefix (e.g. "/solr") without the need of any further configuration.</text:p>
            <text:p>This auto-publi</text:p>
            <text:p>sh feature can be (de)activated by a boolean property in the metadata of the service registrati</text:p>
            <text:p>on for a CoreContainer.</text:p>
            <text:p/>
            <text:p>CoreContainers published this way will be available under</text:p>
            <text:p/>
            <text:p><text:s text:c="4"/>{global</text:p>
            <text:p>Prefix}/{coreContainer-name}/{solrCore-name}/select?q=test</text:p>
            <text:p/>
          </table:table-cell>
          <table:table-cell table:number-columns-repeated="1019"/>
        </table:table-row>
        <table:table-row table:style-name="ro18">
          <table:table-cell table:number-columns-repeated="3"/>
          <table:table-cell office:value-type="string">
            <text:p>13155804</text:p>
          </table:table-cell>
          <table:table-cell office:value-type="string">
            <text:p>As of #1205331 there is now a new Component called "SolrServerPublishingComponent" that publish</text:p>
            <text:p>es all CoreContainer instances with the property "org.apache.solr.core.CoreContainer.publishRES</text:p>
            <text:p>T" set to "true" under a configurable path on the Stanbol RESTful interface (default is /solr/{</text:p>
            <text:p>server-name}). This removes the requirement to explicitly configure the path for a CoreContaine</text:p>
            <text:p>r by using the Whiteboard pattern.</text:p>
            <text:p/>
            <text:p>To publish a specific CoreContainer under a different path </text:p>
            <text:p>one can still use the previously used "SolrDispatchFilterComponent" and set the "org.apache.sol</text:p>
            <text:p>r.core.CoreContainer.publishREST" for this CoreContainer to "false" to deactivate publishing fo</text:p>
            <text:p>r this core on the default location.</text:p>
            <text:p/>
            <text:p>With this additions I consider this Issue as solved. If w</text:p>
            <text:p>e need/want to publish single cores or only specific request handlers (e.g. deactivating the /a</text:p>
            <text:p>dmin handlers) I suggest to create an new Issue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27362</text:p>
          </table:table-cell>
          <table:table-cell office:value-type="string">
            <text:p>STANBOL-352</text:p>
          </table:table-cell>
          <table:table-cell office:value-type="string">
            <text:p>make stanbol web services (root resource classes) more portable</text:p>
          </table:table-cell>
          <table:table-cell table:number-columns-repeated="1021"/>
        </table:table-row>
        <table:table-row table:style-name="ro5">
          <table:table-cell table:number-columns-repeated="3"/>
          <table:table-cell office:value-type="string">
            <text:p>13128450</text:p>
          </table:table-cell>
          <table:table-cell office:value-type="string">
            <text:p>Using freemarker without jersey specific classes: http://stackoverflow.com/questions/3377822/us</text:p>
            <text:p>ing-jax-rs-jersey-with-freemarker-templates</text:p>
          </table:table-cell>
          <table:table-cell table:number-columns-repeated="1019"/>
        </table:table-row>
        <table:table-row table:style-name="ro32">
          <table:table-cell table:number-columns-repeated="3"/>
          <table:table-cell office:value-type="string">
            <text:p>13128453</text:p>
          </table:table-cell>
          <table:table-cell office:value-type="string">
            <text:p>How do you plan to handle the life-cycle of the instances of the root resources? Do you plan to</text:p>
            <text:p><text:s/>make all the root resources singletons (looked up as OSGi services)? If so, I think that would</text:p>
            <text:p><text:s/>require to make all those classes thread-safe =&gt; that might have a very negative impact on the</text:p>
            <text:p><text:s/>performance (concurrency) if we have to <text:s/>protect some method used at rendering time by synchro</text:p>
            <text:p>nized keywords.</text:p>
            <text:p/>
            <text:p>I really like the fact that JAX-RS resources are by default individual instanc</text:p>
            <text:p>es in separate request contexts: that make it very to write simple code that scales well withou</text:p>
            <text:p>t having to deal with request concurrency issues. If we switch to singletons for the root resou</text:p>
            <text:p>rces the code will be more tricky and maybe harder to handle concurrency efficiently.</text:p>
            <text:p/>
            <text:p>Also if </text:p>
            <text:p>you want to separate the HTML UI + doc from the actual service implementation, do you think it'</text:p>
            <text:p>s possible to register two resources on the same URL path and manage the rooting from one resou</text:p>
            <text:p>rces to another using the HTTP verbs (GET / POST/ ...) and content type negotiation?</text:p>
            <text:p/>
            <text:p>I.e.: how</text:p>
            <text:p><text:s/>to make it possible to have:</text:p>
            <text:p/>
            <text:p><text:s/>GET /engines with "Accept: text/html" return the HTML form for </text:p>
            <text:p>testing and documentation</text:p>
            <text:p/>
            <text:p><text:s/>POST /engines with "Accept: application/rdf+xml" actually call the </text:p>
            <text:p>service and return the results as RDF.</text:p>
            <text:p/>
            <text:p>If we want to remove Freemarker as a mandatory dependen</text:p>
            <text:p>cy for the service resource part while making it easy to deploy it in the default launchers: we</text:p>
            <text:p><text:s/>need to have all the web-services automatically documented and testable using HTML forms by de</text:p>
            <text:p>fault.</text:p>
            <text:p/>
            <text:p>Alternatively one could try to have simple base JAX-RS component that only implements t</text:p>
            <text:p>he service part and derived classes that add the Freemarker dependent HTML UI and related metho</text:p>
            <text:p>ds. I don't know who JAX-RS annotations work in case of derived classes.</text:p>
          </table:table-cell>
          <table:table-cell table:number-columns-repeated="1019"/>
        </table:table-row>
        <table:table-row table:style-name="ro30">
          <table:table-cell table:number-columns-repeated="3"/>
          <table:table-cell office:value-type="string">
            <text:p>13128914</text:p>
          </table:table-cell>
          <table:table-cell office:value-type="string">
            <text:p>The root resources I have looked at were all thread-safe insofar as the resource methods do not</text:p>
            <text:p><text:s/>modify the state of the instance, so here using a singleton actually has a positive impact on </text:p>
            <text:p>performance. Do you have example for root-resource classes you believe would become more comple</text:p>
            <text:p>x?</text:p>
            <text:p/>
            <text:p>As for the separation of the html ui I think there is one design issue that in stanbol ofte</text:p>
            <text:p>n the resource method cares about content negotiation, imho the resource method should be be ag</text:p>
            <text:p>nostic on how the entity is serialized, this should be the business of the MessageBodyWriter. I</text:p>
            <text:p>t is not possible (according to the jax-rs spec) for two classes to handle different verbs for </text:p>
            <text:p>the same uri-path. </text:p>
            <text:p/>
            <text:p>Inheritance works with the jax-rs annotation so having subclasses providin</text:p>
            <text:p>g freemarker based UI would be a solution. But I think the best solution <text:s/>would be to make the </text:p>
            <text:p>freemarker support independent on jersey jax-rs implementation, we can use classes (like Messag</text:p>
            <text:p>eBodyWriters) from jersey as long as they run on any spec compliant jax-rs implementation.</text:p>
          </table:table-cell>
          <table:table-cell table:number-columns-repeated="1019"/>
        </table:table-row>
        <table:table-row table:style-name="ro12">
          <table:table-cell table:number-columns-repeated="3"/>
          <table:table-cell office:value-type="string">
            <text:p>13129469</text:p>
          </table:table-cell>
          <table:table-cell office:value-type="string">
            <text:p>Reto, how can the MessageBodyWriter deal with content negotiation? it gets only the response he</text:p>
            <text:p>aders and can not know about the Accept header parse with the request? The same would be true f</text:p>
            <text:p>or Accept-Encoding and Accept-Charset.</text:p>
            <text:p/>
            <text:p>The only way I see to process this kind of information </text:p>
            <text:p>is within the jax-rs resource or do I miss an important part of the spec.</text:p>
          </table:table-cell>
          <table:table-cell table:number-columns-repeated="1019"/>
        </table:table-row>
        <table:table-row table:style-name="ro8">
          <table:table-cell table:number-columns-repeated="3"/>
          <table:table-cell office:value-type="string">
            <text:p>13129948</text:p>
          </table:table-cell>
          <table:table-cell office:value-type="string">
            <text:p>Rupert, it could know of the request header by having them injected as field with @Context (whi</text:p>
            <text:p>ch would be a proxyto the values pertinent to the current request). But what I actually meant i</text:p>
            <text:p>f having multiple MBW for the various content types. E.g. the resource method returns an instan</text:p>
            <text:p>ce of Person and we have two classes extending MessageBodyWriter&lt;Person&gt; one producing PDF and </text:p>
            <text:p>the other producing HTML.</text:p>
          </table:table-cell>
          <table:table-cell table:number-columns-repeated="1019"/>
        </table:table-row>
        <table:table-row table:style-name="ro33">
          <table:table-cell table:number-columns-repeated="3"/>
          <table:table-cell office:value-type="string">
            <text:p>13136943</text:p>
          </table:table-cell>
          <table:table-cell office:value-type="string">
            <text:p>Let me summarize here an off-list discussion between Reto, Rupert and I:</text:p>
            <text:p/>
            <text:p>1- Short term action:</text:p>
            <text:p><text:s/>remove the dependency on the Jersey-specific Viewable interface / MessageBodyWriter by writing</text:p>
            <text:p><text:s/>a minimalist Stanbol-specific replacement that binds the Freemarker template rendering directl</text:p>
            <text:p>y by only using the JAX-RS public API (no implementation specific classes).</text:p>
            <text:p>Then check that thi</text:p>
            <text:p>s allows a deployment of the Stanbol JAX-RS resources on a Apache Wink server to validate the a</text:p>
            <text:p>pproach.</text:p>
            <text:p/>
            <text:p>2- Long term action: rethink the OSGi service lookup model from JAX-RS resources:</text:p>
            <text:p>- P</text:p>
            <text:p>ersonally I would rather avoid having the root resources registered as OSGi singletons to keep </text:p>
            <text:p>the ability to precompute request specific datastructures in the constructor of the resource in</text:p>
            <text:p><text:s/>a concurrent-safe manner (since by default JAX-RS uses one instance per-request for easy reque</text:p>
            <text:p>st isolation and thread-safety).</text:p>
            <text:p>- Rupert had started implementating a Service tracker-based JA</text:p>
            <text:p>X-RS implementation we might want to investigate further.</text:p>
            <text:p>- Reto opposed to that design that we</text:p>
            <text:p><text:s/>would not be able to leverage the fine-grained filtering and cardinality management of the OSG</text:p>
            <text:p>i Declarative Services and the powerful DI of SCR annotations (JAX-RS @Context lookup is much c</text:p>
            <text:p>ruder). But do we really need powerful OSGi DS lookups in JAX-RS resources?</text:p>
            <text:p/>
            <text:p>New use cases prov</text:p>
            <text:p>ided by the LMF integration might help clarify the impact of the design choices for the second </text:p>
            <text:p>point. Anyway when we start thinking about that second point we should open a dedicated JIRA is</text:p>
            <text:p>sue.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13506615</text:p>
          </table:table-cell>
          <table:table-cell office:value-type="string">
            <text:p>Part of it done by STANBOL-750 and by STANBOL-822. Service vs. webfragment issue not yet addres</text:p>
            <text:p>sed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27167</text:p>
          </table:table-cell>
          <table:table-cell office:value-type="string">
            <text:p>STANBOL-351</text:p>
          </table:table-cell>
          <table:table-cell office:value-type="string">
            <text:p>Define Stanbol Enhancement Structure</text:p>
          </table:table-cell>
          <table:table-cell table:number-columns-repeated="1021"/>
        </table:table-row>
        <table:table-row table:style-name="ro5">
          <table:table-cell table:number-columns-repeated="3"/>
          <table:table-cell office:value-type="string">
            <text:p>13416291</text:p>
          </table:table-cell>
          <table:table-cell office:value-type="string">
            <text:p>The resource http://incubator.apache.org/stanbol/docs/trunk/enhancer/stanbolenhancementstructur</text:p>
            <text:p>e.html doesn't exist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13416381</text:p>
          </table:table-cell>
          <table:table-cell office:value-type="string">
            <text:p>Instead of the mentioned annotation ontology it may make sense to align with the w3c annotation</text:p>
            <text:p><text:s/>ontology effort. see http://www.openannotation.org/spec/core/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>
            <text:p>13416438</text:p>
          </table:table-cell>
          <table:table-cell office:value-type="string">
            <text:p>I think Fabian reorganized the Stanbol homepage (STANBOL-692). The new URL is </text:p>
            <text:p/>
            <text:p><text:s text:c="4"/>http://incu</text:p>
            <text:p>bator.apache.org/stanbol/docs/trunk/components/enhancer/enhancementstructure.html</text:p>
            <text:p/>
            <text:p>I think adop</text:p>
            <text:p>ting/aligning to the W3C annotation ontology is a very good Idea.</text:p>
          </table:table-cell>
          <table:table-cell table:number-columns-repeated="1019"/>
        </table:table-row>
        <table:table-row table:style-name="ro12">
          <table:table-cell table:number-columns-repeated="3"/>
          <table:table-cell office:value-type="string">
            <text:p>13655362</text:p>
          </table:table-cell>
          <table:table-cell office:value-type="string">
            <text:p>Apart from the fise-terms which should be replaced currently the enhancer is also abusing the d</text:p>
            <text:p>c-ontology.</text:p>
            <text:p>While some of the dc-terms are being used correctly, e.g. dc:created and dc:creator</text:p>
            <text:p><text:s/>to refer to when the subject was created other properties are misused, e.g. dc:language is not</text:p>
            <text:p><text:s/>pointing to the language of the subject but to the language of the content from which the subj</text:p>
            <text:p>ect was extracted from. Same for dc:type but this is deprecated in rdf anyway.</text:p>
          </table:table-cell>
          <table:table-cell table:number-columns-repeated="1019"/>
        </table:table-row>
        <table:table-row table:style-name="ro34">
          <table:table-cell table:number-columns-repeated="3"/>
          <table:table-cell office:value-type="string">
            <text:p>13655476</text:p>
          </table:table-cell>
          <table:table-cell office:value-type="string">
            <text:p>There are even other short comings like</text:p>
            <text:p/>
            <text:p>* (Text)Selectors (fise:start, fise:end, fise:selected</text:p>
            <text:p>-text) should be an own resource. Currently those information are part of the fise:TextAnnotati</text:p>
            <text:p>on. This makes is necessary to potentially generate different resource for the same section. Th</text:p>
            <text:p>is prevents to use an unique URI for the selected text and use e.g the W3C MediaFragment standa</text:p>
            <text:p>rd for generating URIs</text:p>
            <text:p>* ContentParts are not represented in the Enhancement Structure. Enhance</text:p>
            <text:p>mentEngine can not state that is extracted information from the plain text version of the parse</text:p>
            <text:p>d PDF document</text:p>
            <text:p>* The EnhancementEngine.class.getName() value is used as creator instead of the </text:p>
            <text:p>URI of the EnhancementEgine in the RESTful API</text:p>
            <text:p/>
            <text:p>The downside is that any change in the Enhancem</text:p>
            <text:p>ent Structure would make current clients incompatible. So as long as we do not provide our own </text:p>
            <text:p>client(s) such changes would generate a big pressure to all Stanbol users to update their clien</text:p>
            <text:p>ts. So while we can use this issue to discuss and decide on improvements to the EnhancementStru</text:p>
            <text:p>cture the actual implementation will need some more thoughts / discussions and also a solution </text:p>
            <text:p>for backward compatibility. </text:p>
          </table:table-cell>
          <table:table-cell table:number-columns-repeated="1019"/>
        </table:table-row>
        <table:table-row table:style-name="ro8">
          <table:table-cell table:number-columns-repeated="3"/>
          <table:table-cell office:value-type="string">
            <text:p>13655800</text:p>
          </table:table-cell>
          <table:table-cell office:value-type="string">
            <text:p>Of course the changes would break compatibility so we must perform a release before making the </text:p>
            <text:p>changes. But this has nothing to do with having our own clients. Unless you mean our own client</text:p>
            <text:p><text:s/>would be the sole way to access Stanbol and that they would hide away RDF making it impossible</text:p>
            <text:p><text:s/>for instance to use RDF tools on the enhancement results then having our own clients would jus</text:p>
            <text:p>t mean that some additional clients have to be updated. 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13979382</text:p>
          </table:table-cell>
          <table:table-cell office:value-type="string">
            <text:p>Converted this from a sub-issue of STANBOL-3 to an own Issue. Mainly to define this as part of </text:p>
            <text:p>the Epic STANBOL-1326. THis now supercedes STANBOL-3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26854</text:p>
          </table:table-cell>
          <table:table-cell office:value-type="string">
            <text:p>STANBOL-350</text:p>
          </table:table-cell>
          <table:table-cell office:value-type="string">
            <text:p>Add support for JSON-LD serialization of ordered list of GraphNodes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number-columns-repeated="2" office:value-type="string">
            <text:p>NO COMMENT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26853</text:p>
          </table:table-cell>
          <table:table-cell office:value-type="string">
            <text:p>STANBOL-349</text:p>
          </table:table-cell>
          <table:table-cell office:value-type="string">
            <text:p>Add missing support for multivalued &amp; multingual literals in JSON-LD serializaer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3129719</text:p>
          </table:table-cell>
          <table:table-cell office:value-type="string">
            <text:p>All multivalued and multilingual literals are now correctly serialized in JSON-LD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26570</text:p>
          </table:table-cell>
          <table:table-cell office:value-type="string">
            <text:p>STANBOL-348</text:p>
          </table:table-cell>
          <table:table-cell office:value-type="string">
            <text:p>Generate a war file in addition to the Stanbol runnable jar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3194068</text:p>
          </table:table-cell>
          <table:table-cell office:value-type="string">
            <text:p>Is the WAR launcher working properly? Can we resolve this issue?</text:p>
          </table:table-cell>
          <table:table-cell table:number-columns-repeated="1019"/>
        </table:table-row>
        <table:table-row table:style-name="ro12">
          <table:table-cell table:number-columns-repeated="3"/>
          <table:table-cell office:value-type="string">
            <text:p>13194534</text:p>
          </table:table-cell>
          <table:table-cell office:value-type="string">
            <text:p>As far as I try, it works properly in Tomcat 7.0.23. There is the issue of specifying a single </text:p>
            <text:p>output folder for a Stanbol instance, as we also talked about in the last IKS TB telco [1]. But</text:p>
            <text:p><text:s/>it can be handled in a separate issue. So, IMO we can resolve this issue.</text:p>
            <text:p/>
            <text:p>[1] http://wiki.iks</text:p>
            <text:p>-project.eu/index.php/TB_Telco_Minutes_2012-01-2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26458</text:p>
          </table:table-cell>
          <table:table-cell office:value-type="string">
            <text:p>STANBOL-347</text:p>
          </table:table-cell>
          <table:table-cell office:value-type="string">
            <text:p>Explanation generator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3285586</text:p>
          </table:table-cell>
          <table:table-cell office:value-type="string">
            <text:p>The explanation has be moved into a branch. Can we close this issue here? What is the status?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13401362</text:p>
          </table:table-cell>
          <table:table-cell office:value-type="string">
            <text:p>Halted due to my thesis topic having changed, but I have some ideas that I would like to develo</text:p>
            <text:p>p after my phd. I am moving this to "later"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26428</text:p>
          </table:table-cell>
          <table:table-cell office:value-type="string">
            <text:p>STANBOL-346</text:p>
          </table:table-cell>
          <table:table-cell office:value-type="string">
            <text:p>The reasoners module must compile with Maven 2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3146987</text:p>
          </table:table-cell>
          <table:table-cell office:value-type="string">
            <text:p>Fixed, even if it seems we will go for Maven 3 (more stable Jenkins builds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26423</text:p>
          </table:table-cell>
          <table:table-cell office:value-type="string">
            <text:p>STANBOL-345</text:p>
          </table:table-cell>
          <table:table-cell office:value-type="string">
            <text:p>Wrong parent POM reference in Webvie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number-columns-repeated="2" office:value-type="string">
            <text:p>NO COMMENT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26406</text:p>
          </table:table-cell>
          <table:table-cell office:value-type="string">
            <text:p>STANBOL-344</text:p>
          </table:table-cell>
          <table:table-cell office:value-type="string">
            <text:p>Create partial bundle lists of components so that they can be used from launchers</text:p>
          </table:table-cell>
          <table:table-cell table:number-columns-repeated="1021"/>
        </table:table-row>
        <table:table-row table:style-name="ro8">
          <table:table-cell table:number-columns-repeated="3"/>
          <table:table-cell office:value-type="string">
            <text:p>13127566</text:p>
          </table:table-cell>
          <table:table-cell office:value-type="string">
            <text:p>I added partial bundle lists for the components included in the full launcher and updated launc</text:p>
            <text:p>hers. But it seems that in current situation, integration-tests module is not built with Maven </text:p>
            <text:p>3.0.3 in case of a full built (I didn't realize it initially as I use Maven 2.2.1). I could not</text:p>
            <text:p><text:s/>understand the reason of the error, so not find a solution. Any idea would be appreciated. I w</text:p>
            <text:p>ill attach a file (integration-tests.error) including the error message.</text:p>
          </table:table-cell>
          <table:table-cell table:number-columns-repeated="1019"/>
        </table:table-row>
        <table:table-row table:style-name="ro18">
          <table:table-cell table:number-columns-repeated="3"/>
          <table:table-cell office:value-type="string">
            <text:p>13127604</text:p>
          </table:table-cell>
          <table:table-cell office:value-type="string">
            <text:p>I have similar problems when executing the integration-tests on their own. In this case Maven t</text:p>
            <text:p>ries to download files with extension *.partialbundlelist because by convention file names of a</text:p>
            <text:p>rtifacts have the ending of their type. If you do a full build the artifacts are resolved corre</text:p>
            <text:p>ctly, because the sling plugin does this right, I think.</text:p>
            <text:p/>
            <text:p>For my system with Maven 2.2.1 it hel</text:p>
            <text:p>ps to</text:p>
            <text:p/>
            <text:p>1) set the scope for all partialbundles in the full launchers POM to &lt;scope&gt;provided&lt;/sc</text:p>
            <text:p>ope&gt; and</text:p>
            <text:p>2) set the scope of the full launcher in the integration-test POM to &lt;scope&gt;provided&lt;/</text:p>
            <text:p>scope&gt;</text:p>
            <text:p/>
            <text:p>Suat, can you check if this solves the problem also in Maven 3.0.3?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13127849</text:p>
          </table:table-cell>
          <table:table-cell office:value-type="string">
            <text:p>Thanks Fabian! It worked for Maven 3.0.3. In my case, it wasn't necessary to add scope for full</text:p>
            <text:p><text:s/>launcher dependency in integrations-test module. I committed in that way.</text:p>
          </table:table-cell>
          <table:table-cell table:number-columns-repeated="1019"/>
        </table:table-row>
        <table:table-row table:style-name="ro12">
          <table:table-cell table:number-columns-repeated="3"/>
          <table:table-cell office:value-type="string">
            <text:p>13139718</text:p>
          </table:table-cell>
          <table:table-cell office:value-type="string">
            <text:p>Thanks Suat for this great improvement, integrating stanbol in other osgi projects (as with sli</text:p>
            <text:p>ng-stanbol) is much easier now. Could we have the basebundlelist be a partial bundle-list as we</text:p>
            <text:p>ll? This way it could be integrated into project having another base-bundle list. Maybe it woul</text:p>
            <text:p>d ideally be split it a base bundlelist (which doesn't need to be a partialbundlelist) containi</text:p>
            <text:p>ng only what we expect the osgi environment to provide (osgi spec and mangement console) and a </text:p>
            <text:p>partialbundlelist with the stanbol commons.</text:p>
          </table:table-cell>
          <table:table-cell table:number-columns-repeated="1019"/>
        </table:table-row>
        <table:table-row table:style-name="ro9">
          <table:table-cell table:number-columns-repeated="3"/>
          <table:table-cell office:value-type="string">
            <text:p>13140983</text:p>
          </table:table-cell>
          <table:table-cell office:value-type="string">
            <text:p>Yes, basebundlelist can be turned into a partialbundlelist as well. On the other hand, if we sp</text:p>
            <text:p>lit OSGI specific bundles and Stanbol commons as second option, I think only felix bundles will</text:p>
            <text:p><text:s/>continue to remain in the base bundle list and all others would be separated into another part</text:p>
            <text:p>ial bundle list. Am I thinking correct, is this your suggestion?</text:p>
          </table:table-cell>
          <table:table-cell table:number-columns-repeated="1019"/>
        </table:table-row>
        <table:table-row table:style-name="ro10">
          <table:table-cell table:number-columns-repeated="3"/>
          <table:table-cell office:value-type="string">
            <text:p>13165079</text:p>
          </table:table-cell>
          <table:table-cell office:value-type="string">
            <text:p>I separated the base bundle list into two partial bundle list: First one contains bundles for O</text:p>
            <text:p>SGi framework, and the second one contains common Stanbol bundles. I hope this would make the i</text:p>
            <text:p>ntegration easier.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3230140</text:p>
          </table:table-cell>
          <table:table-cell office:value-type="string">
            <text:p>All components define their bundle lists now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26190</text:p>
          </table:table-cell>
          <table:table-cell office:value-type="string">
            <text:p>STANBOL-343</text:p>
          </table:table-cell>
          <table:table-cell office:value-type="string">
            <text:p>Long term operations (Jobs) for reasoning services</text:p>
          </table:table-cell>
          <table:table-cell table:number-columns-repeated="1021"/>
        </table:table-row>
        <table:table-row table:style-name="ro5">
          <table:table-cell table:number-columns-repeated="3"/>
          <table:table-cell office:value-type="string">
            <text:p>13122701</text:p>
          </table:table-cell>
          <table:table-cell office:value-type="string">
            <text:p>The current implementation is stable, I will start to work on this issue on a separate branch, </text:p>
            <text:p>and let the current version in trunk until this is solved.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>
            <text:p>13146991</text:p>
          </table:table-cell>
          <table:table-cell office:value-type="string">
            <text:p>As next step we need to refactor the ReasoningServiceExecutor class in the web module, in order</text:p>
            <text:p><text:s/>to prepare it to be an implementation of Callable to be given to the JobManager:</text:p>
            <text:p>* Remove refe</text:p>
            <text:p>rences to JAX-RS types from ReasoningServiceExecutor (decoupling from JAX-RS Resource)</text:p>
            <text:p>* Create</text:p>
            <text:p><text:s/>two new types:</text:p>
            <text:p>** ReasoningServiceResult, to be processed by the JAX-RS resource. In perspecti</text:p>
            <text:p>ve this would be the outcome of the job (Callable&lt;ReasoningServiceResult&gt;)</text:p>
            <text:p>** ResponseTaskBuild</text:p>
            <text:p>er, this class would prepare the Response object, used by the ReasoningServiceTaskResource with</text:p>
            <text:p><text:s/>data from a ReasoningServiceResult.</text:p>
          </table:table-cell>
          <table:table-cell table:number-columns-repeated="1019"/>
        </table:table-row>
        <table:table-row table:style-name="ro29">
          <table:table-cell table:number-columns-repeated="3"/>
          <table:table-cell office:value-type="string">
            <text:p>13156604</text:p>
          </table:table-cell>
          <table:table-cell office:value-type="string">
            <text:p>The Jobs API have been moved to a dedicated module: Stanbol Commons Jobs (see STANBOL-383). The</text:p>
            <text:p><text:s/>/reasoners endpoint implements this api.</text:p>
            <text:p>A set of runtime tests on the services have been prep</text:p>
            <text:p>ared in /services-test, a shared class between runtime tests is in /test. Some of these (offlin</text:p>
            <text:p>e ones) could be added to the shares integration-tests module, after putting Reasoners in the f</text:p>
            <text:p>ull launcher (but decoupling of i-t from a single module is in discussion STANBOL-289).</text:p>
            <text:p>Tests a</text:p>
            <text:p>re actually configured to run with a kres launcher (so you need to build that before running th</text:p>
            <text:p>e tests).</text:p>
            <text:p/>
            <text:p>At this stage I would move this to /trunk, close this issue and then create dedicate</text:p>
            <text:p>d issues for improvements.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13169378</text:p>
          </table:table-cell>
          <table:table-cell office:value-type="string">
            <text:p>As the previous comment says, this can be marked resolved, then specific things will be managed</text:p>
            <text:p><text:s/>on separate issue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26171</text:p>
          </table:table-cell>
          <table:table-cell office:value-type="string">
            <text:p>STANBOL-342</text:p>
          </table:table-cell>
          <table:table-cell office:value-type="string">
            <text:p>Inefficient SPARQL query in org.apache.stanbol.enhancer.jersey.resource.ContentItemResource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3123146</text:p>
          </table:table-cell>
          <table:table-cell office:value-type="string">
            <text:p>fixed with revision 118020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26111</text:p>
          </table:table-cell>
          <table:table-cell office:value-type="string">
            <text:p>STANBOL-341</text:p>
          </table:table-cell>
          <table:table-cell office:value-type="string">
            <text:p>JSON-LD output should not use CURIEs in @type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3122260</text:p>
          </table:table-cell>
          <table:table-cell office:value-type="string">
            <text:p>CURIEs are not used in @type anymor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26007</text:p>
          </table:table-cell>
          <table:table-cell office:value-type="string">
            <text:p>STANBOL-340</text:p>
          </table:table-cell>
          <table:table-cell office:value-type="string">
            <text:p>A Readme is required for Contenthub component.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3121798</text:p>
          </table:table-cell>
          <table:table-cell office:value-type="string">
            <text:p>Readme file describing the functionalities of Contenthub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3121972</text:p>
          </table:table-cell>
          <table:table-cell office:value-type="string">
            <text:p>Suat has committed the Readme file. It is on github now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25842</text:p>
          </table:table-cell>
          <table:table-cell office:value-type="string">
            <text:p>STANBOL-339</text:p>
          </table:table-cell>
          <table:table-cell office:value-type="string">
            <text:p>The JSON-LD output should avoid to use CURIEs in cases where the property names are distinct.</text:p>
          </table:table-cell>
          <table:table-cell table:number-columns-repeated="1021"/>
        </table:table-row>
        <table:table-row table:style-name="ro5">
          <table:table-cell table:number-columns-repeated="3"/>
          <table:table-cell office:value-type="string">
            <text:p>13122015</text:p>
          </table:table-cell>
          <table:table-cell office:value-type="string">
            <text:p>The JSON-LD implementation got a little bit smarter and tries to avoid the usage of CURIEs when</text:p>
            <text:p><text:s/>possible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5">
          <table:table-cell office:value-type="string">
            <text:p>12525641</text:p>
          </table:table-cell>
          <table:table-cell office:value-type="string">
            <text:p>STANBOL-338</text:p>
          </table:table-cell>
          <table:table-cell office:value-type="string">
            <text:p>Initial implementation of content hub component powered by search, faceted search, content pers</text:p>
            <text:p>istence. </text:p>
          </table:table-cell>
          <table:table-cell table:number-columns-repeated="1021"/>
        </table:table-row>
        <table:table-row table:style-name="ro5">
          <table:table-cell table:number-columns-repeated="3"/>
          <table:table-cell office:value-type="string">
            <text:p>13119984</text:p>
          </table:table-cell>
          <table:table-cell office:value-type="string">
            <text:p>The patch file reflecting whole changes on content hub component. It should be patched with --b</text:p>
            <text:p>inary option because the file also reflects the changes for binary files.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3120096</text:p>
          </table:table-cell>
          <table:table-cell office:value-type="string">
            <text:p>The patch is applied by Suat and contenthub seems to be working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25640</text:p>
          </table:table-cell>
          <table:table-cell office:value-type="string">
            <text:p>STANBOL-337</text:p>
          </table:table-cell>
          <table:table-cell office:value-type="string">
            <text:p>Clerezza converters to handle TripleCollection instead of MGraph 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number-columns-repeated="2" office:value-type="string">
            <text:p>NO COMMENT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25530</text:p>
          </table:table-cell>
          <table:table-cell office:value-type="string">
            <text:p>STANBOL-336</text:p>
          </table:table-cell>
          <table:table-cell office:value-type="string">
            <text:p>Improve Fetching of Entity Information during the enhancement process</text:p>
          </table:table-cell>
          <table:table-cell table:number-columns-repeated="1021"/>
        </table:table-row>
        <table:table-row table:style-name="ro29">
          <table:table-cell table:number-columns-repeated="3"/>
          <table:table-cell office:value-type="string">
            <text:p>13119306</text:p>
          </table:table-cell>
          <table:table-cell office:value-type="string">
            <text:p>I think we could make an EntityHubDereferencingEngine or a ReferencedSiteDereferenceingEngine b</text:p>
            <text:p>ase class (not abstract as it could be used in standalone mode) and refactor the NamedEntityTag</text:p>
            <text:p>gingEngine to derive from this base class.</text:p>
            <text:p/>
            <text:p>I would make the ReferencedSiteDereferenceingEngine</text:p>
            <text:p><text:s/>hold the propriety of whether or not we want to enable automated dereferencing of entities, <text:s/>c</text:p>
            <text:p>oncepts and topics occurring in the enhancement graph, maybe make it even more configurable by </text:p>
            <text:p>authorizing a list of types of entities to dereference.</text:p>
            <text:p/>
            <text:p>Also +1 for extending WebContentItem t</text:p>
            <text:p>o add metadata about the query (HTTP headers and request parameters) with a dedicated parameter</text:p>
            <text:p><text:s/>that would allow to override this configuration to be overridden on a per request basis.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3222721</text:p>
          </table:table-cell>
          <table:table-cell office:value-type="string">
            <text:p>The state if entities should be dereferenced or not could be parsed as Enhancement Property.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3836604</text:p>
          </table:table-cell>
          <table:table-cell office:value-type="string">
            <text:p>sorry marked wrong issue as resolved ... reopening</text:p>
          </table:table-cell>
          <table:table-cell table:number-columns-repeated="1019"/>
        </table:table-row>
        <table:table-row table:style-name="ro9">
          <table:table-cell table:number-columns-repeated="3"/>
          <table:table-cell office:value-type="string">
            <text:p>14008661</text:p>
          </table:table-cell>
          <table:table-cell office:value-type="string">
            <text:p>* 0.12 http://svn.apache.org/r1594134</text:p>
            <text:p>* trunk http://svn.apache.org/r1594140</text:p>
            <text:p>* Documentation: h</text:p>
            <text:p>ttp://svn.apache.org/r1597033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25518</text:p>
          </table:table-cell>
          <table:table-cell office:value-type="string">
            <text:p>STANBOL-335</text:p>
          </table:table-cell>
          <table:table-cell office:value-type="string">
            <text:p>Creating new DBPedia indexes including new properties that might be useful</text:p>
          </table:table-cell>
          <table:table-cell table:number-columns-repeated="1021"/>
        </table:table-row>
        <table:table-row table:style-name="ro35">
          <table:table-cell table:number-columns-repeated="3"/>
          <table:table-cell office:value-type="string">
            <text:p>13119927</text:p>
          </table:table-cell>
          <table:table-cell office:value-type="string">
            <text:p>As a first step let me describe what properties are currently included within the Indices creat</text:p>
            <text:p>ed for entity extraction (NamedEntityTaggingEngine and KeywordLinkingEngine) as well as the use</text:p>
            <text:p>r interface of the Stanbol Enhancer.</text:p>
            <text:p/>
            <text:p>### CORE properties</text:p>
            <text:p/>
            <text:p>* rdfs;label (in all languages)</text:p>
            <text:p>* rd</text:p>
            <text:p>fs:comment (only in english)</text:p>
            <text:p>* rdf:type</text:p>
            <text:p>* rdfs:seeAlso (however I think this property is not us</text:p>
            <text:p>ed by DBpedia)</text:p>
            <text:p>* dbp-ont:wikiPageRedirects mapped to rdfs:seeAlso</text:p>
            <text:p/>
            <text:p>### SPATIAL properties:</text:p>
            <text:p/>
            <text:p>* g</text:p>
            <text:p>eo:lat</text:p>
            <text:p>* geo:long</text:p>
            <text:p>* geo:alt</text:p>
            <text:p>* dbp-ont:elevation is mapped to geo:alt and values are converted t</text:p>
            <text:p>o xsd:int</text:p>
            <text:p/>
            <text:p>### CATEGORY properties:</text:p>
            <text:p/>
            <text:p>**Category assignment**</text:p>
            <text:p/>
            <text:p>* dc-terms:subject (because it is</text:p>
            <text:p><text:s/>used to store the participation of Entities in Categories)</text:p>
            <text:p>* dc-elements:subject is mapped to </text:p>
            <text:p>dc-terms:subject</text:p>
            <text:p/>
            <text:p>**Category data**</text:p>
            <text:p/>
            <text:p>* skos:* (all skos properties - such properties are only u</text:p>
            <text:p>sed for categories)</text:p>
            <text:p>* skos:prefLabel is copied to rdfs:label</text:p>
            <text:p>* skos:altLabel is copied to rdfs:</text:p>
            <text:p>label</text:p>
            <text:p>* skos:hiddenLabel is copied to rdfs:label</text:p>
            <text:p>* skos:relatedMatch is copied to skos:related</text:p>
            <text:p/>
            <text:p>* skos:broadMatch is copied to skos:broader</text:p>
            <text:p>* skos:narrowMatch is copied to skos:skos:narrower</text:p>
            <text:p/>
            <text:p>* skos:narrowerTransitive is copied to skos:narrower</text:p>
            <text:p>* skos:broaderTransitive is copied to skos</text:p>
            <text:p>:broader</text:p>
            <text:p/>
            <text:p>** OTHER properties **</text:p>
            <text:p/>
            <text:p>* foaf:homepage (link to the homepage of the entity)</text:p>
            <text:p>* foaf:d</text:p>
            <text:p>epiction (link to the thumbnail)</text:p>
            <text:p>* dbp-ont:thumbnail is mapped to foaf:depiction (because this </text:p>
            <text:p>property is also used for thumbnails)</text:p>
            <text:p>* dbp-ont:birthDate</text:p>
            <text:p>* dbp-ont:deathDate</text:p>
            <text:p>* dbp-ont:populat</text:p>
            <text:p>ionTotal</text:p>
            <text:p/>
            <text:p>This configuration creates an Index of about 5GByte when including 4.4 million entiti</text:p>
            <text:p>es.</text:p>
            <text:p>And this index can be downloaded at http://dev.iks-project.eu/downloads/stanbol-indices/dbp</text:p>
            <text:p>edia-3.6-multiple-languages/</text:p>
            <text:p/>
            <text:p/>
            <text:p/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13230138</text:p>
          </table:table-cell>
          <table:table-cell office:value-type="string">
            <text:p>There are various indices at http://dev.iks-project.eu/downloads/stanbol-indices/ . Also new in</text:p>
            <text:p>dices can easily be created with Entityhub Indexing functionalitie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5">
          <table:table-cell office:value-type="string">
            <text:p>12525315</text:p>
          </table:table-cell>
          <table:table-cell office:value-type="string">
            <text:p>STANBOL-334</text:p>
          </table:table-cell>
          <table:table-cell office:value-type="string">
            <text:p>JSON-LD output should not use &lt;&gt; brackets for IRI anymore and instead coerce the IRIs correctly</text:p>
            <text:p/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3118080</text:p>
          </table:table-cell>
          <table:table-cell office:value-type="string">
            <text:p>The UriRefs from Clerezza are now correctly serialized as IRIs in JSON-LD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25306</text:p>
          </table:table-cell>
          <table:table-cell office:value-type="string">
            <text:p>STANBOL-333</text:p>
          </table:table-cell>
          <table:table-cell office:value-type="string">
            <text:p>Add an option to NamedEntityTaggingEngine to fetch entity info from the EntityHub</text:p>
          </table:table-cell>
          <table:table-cell table:number-columns-repeated="1021"/>
        </table:table-row>
        <table:table-row table:style-name="ro5">
          <table:table-cell table:number-columns-repeated="3"/>
          <table:table-cell office:value-type="string">
            <text:p>13118286</text:p>
          </table:table-cell>
          <table:table-cell office:value-type="string">
            <text:p>the CachingDereferencerEngine has been removed alltogether as it was only used at the UI level </text:p>
            <text:p>rather than a reusable componenn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25221</text:p>
          </table:table-cell>
          <table:table-cell office:value-type="string">
            <text:p>STANBOL-332</text:p>
          </table:table-cell>
          <table:table-cell office:value-type="string">
            <text:p>Have OntoNet manage graphs in Clerezza natively.</text:p>
          </table:table-cell>
          <table:table-cell table:number-columns-repeated="1021"/>
        </table:table-row>
        <table:table-row table:style-name="ro5">
          <table:table-cell table:number-columns-repeated="3"/>
          <table:table-cell office:value-type="string">
            <text:p>13118278</text:p>
          </table:table-cell>
          <table:table-cell office:value-type="string">
            <text:p>Native OntoNet implementation in Clerezza would boost efficiency and reduce the need for cross-</text:p>
            <text:p>conversion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5">
          <table:table-cell office:value-type="string">
            <text:p>12524641</text:p>
          </table:table-cell>
          <table:table-cell office:value-type="string">
            <text:p>STANBOL-331</text:p>
          </table:table-cell>
          <table:table-cell office:value-type="string">
            <text:p>The default SolrYard configuration should have support for i18n analyzers (stemming and accents</text:p>
            <text:p><text:s/>removal)</text:p>
          </table:table-cell>
          <table:table-cell table:number-columns-repeated="1021"/>
        </table:table-row>
        <table:table-row table:style-name="ro12">
          <table:table-cell table:number-columns-repeated="3"/>
          <table:table-cell office:value-type="string">
            <text:p>13123951</text:p>
          </table:table-cell>
          <table:table-cell office:value-type="string">
            <text:p>I have started to look at adding support for additional languages to the default Solr Schema fo</text:p>
            <text:p>r the Entityhub.</text:p>
            <text:p>I will also update the modified schema for indexing dbpedia accordingly</text:p>
            <text:p/>
            <text:p>The w</text:p>
            <text:p>ork will be based on http://wiki.apache.org/solr/LanguageAnalysis</text:p>
          </table:table-cell>
          <table:table-cell table:number-columns-repeated="1019"/>
        </table:table-row>
        <table:table-row table:style-name="ro11">
          <table:table-cell table:number-columns-repeated="3"/>
          <table:table-cell office:value-type="string">
            <text:p>13126765</text:p>
          </table:table-cell>
          <table:table-cell office:value-type="string">
            <text:p>fixed with revision #1183014</text:p>
            <text:p/>
            <text:p>* Added support for German ("@de" language prefixes)</text:p>
            <text:p>* Improved i</text:p>
            <text:p>ndexing for generic text (languages without dedicated support) by</text:p>
            <text:p><text:s text:c="4"/>* using the ICU Tokenizer</text:p>
            <text:p><text:s/>(tokenizes also languages that do not use spaces)</text:p>
            <text:p><text:s text:c="4"/>* ASCIIFoldingFilterFactory to convert e</text:p>
            <text:p>.g. é to e</text:p>
            <text:p>* All natural language fields now also support removal of Hyph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3126972</text:p>
          </table:table-cell>
          <table:table-cell office:value-type="string">
            <text:p>Great work Rupert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24295</text:p>
          </table:table-cell>
          <table:table-cell office:value-type="string">
            <text:p>STANBOL-330</text:p>
          </table:table-cell>
          <table:table-cell office:value-type="string">
            <text:p>EnityHub query API can generate incorrect fulltext clause with Virtuoso searcher</text:p>
          </table:table-cell>
          <table:table-cell table:number-columns-repeated="1021"/>
        </table:table-row>
        <table:table-row table:style-name="ro36">
          <table:table-cell table:number-columns-repeated="3"/>
          <table:table-cell office:value-type="string">
            <text:p>13112642</text:p>
          </table:table-cell>
          <table:table-cell office:value-type="string">
            <text:p>Querying <text:s/>the TextConstraint expression with "Richard M. Daley" triggers the exception:</text:p>
            <text:p/>
            <text:p>SEVERE</text:p>
            <text:p>: Mapped exception to response: 500 (Internal Server Error)</text:p>
            <text:p>javax.ws.rs.WebApplicationException</text:p>
            <text:p>: org.apache.stanbol.entityhub.servicesapi.site.ReferencedSiteException: Unable execute Query o</text:p>
            <text:p>n remote site http://dbpedia.org/sparql</text:p>
            <text:p><text:tab/>at org.apache.stanbol.entityhub.jersey.resource.Refere</text:p>
            <text:p>ncedSiteRootResource.executeQuery(ReferencedSiteRootResource.java:340)</text:p>
            <text:p><text:tab/>at org.apache.stanbol.e</text:p>
            <text:p>ntityhub.jersey.resource.ReferencedSiteRootResource.queryEntities(ReferencedSiteRootResource.ja</text:p>
            <text:p>va:313)</text:p>
            <text:p><text:tab/>at sun.reflect.GeneratedMethodAccessor12.invoke(Unknown Source)</text:p>
            <text:p><text:tab/>at sun.reflect.Delega</text:p>
            <text:p>tingMethodAccessorImpl.invoke(DelegatingMethodAccessorImpl.java:43)</text:p>
            <text:p><text:tab/>at java.lang.reflect.Metho</text:p>
            <text:p>d.invoke(Method.java:616)</text:p>
            <text:p><text:tab/>at com.sun.jersey.spi.container.JavaMethodInvokerFactory$1.invoke(Ja</text:p>
            <text:p>vaMethodInvokerFactory.java:60)</text:p>
            <text:p><text:tab/>at com.sun.jersey.server.impl.model.method.dispatch.AbstractRe</text:p>
            <text:p>sourceMethodDispatchProvider$ResponseOutInvoker._dispatch(AbstractResourceMethodDispatchProvide</text:p>
            <text:p>r.java:205)</text:p>
            <text:p><text:tab/>at com.sun.jersey.server.impl.model.method.dispatch.ResourceJavaMethodDispatcher.d</text:p>
            <text:p>ispatch(ResourceJavaMethodDispatcher.java:75)</text:p>
            <text:p><text:tab/>at com.sun.jersey.server.impl.uri.rules.HttpMeth</text:p>
            <text:p>odRule.accept(HttpMethodRule.java:288)</text:p>
            <text:p><text:tab/>at com.sun.jersey.server.impl.uri.rules.RightHandPathRu</text:p>
            <text:p>le.accept(RightHandPathRule.java:147)</text:p>
            <text:p><text:tab/>at com.sun.jersey.server.impl.uri.rules.ResourceClassRul</text:p>
            <text:p>e.accept(ResourceClassRule.java:108)</text:p>
            <text:p><text:tab/>at com.sun.jersey.server.impl.uri.rules.RightHandPathRule</text:p>
            <text:p>.accept(RightHandPathRule.java:147)</text:p>
            <text:p><text:tab/>at com.sun.jersey.server.impl.uri.rules.RootResourceClasse</text:p>
            <text:p>sRule.accept(RootResourceClassesRule.java:84)</text:p>
            <text:p><text:tab/>at com.sun.jersey.server.impl.application.WebApp</text:p>
            <text:p>licationImpl._handleRequest(WebApplicationImpl.java:1465)</text:p>
            <text:p><text:tab/>at com.sun.jersey.server.impl.applic</text:p>
            <text:p>ation.WebApplicationImpl._handleRequest(WebApplicationImpl.java:1396)</text:p>
            <text:p><text:tab/>at com.sun.jersey.server</text:p>
            <text:p>.impl.application.WebApplicationImpl.handleRequest(WebApplicationImpl.java:1345)</text:p>
            <text:p><text:tab/>at com.sun.je</text:p>
            <text:p>rsey.server.impl.application.WebApplicationImpl.handleRequest(WebApplicationImpl.java:1335)</text:p>
            <text:p><text:tab/>at</text:p>
            <text:p><text:s/>com.sun.jersey.spi.container.servlet.WebComponent.service(WebComponent.java:416)</text:p>
            <text:p><text:tab/>at com.sun.j</text:p>
            <text:p>ersey.spi.container.servlet.ServletContainer.service(ServletContainer.java:537)</text:p>
            <text:p><text:tab/>at com.sun.jer</text:p>
            <text:p>sey.spi.container.servlet.ServletContainer.service(ServletContainer.java:699)</text:p>
            <text:p><text:tab/>at javax.servlet</text:p>
            <text:p>.http.HttpServlet.service(HttpServlet.java:820)</text:p>
            <text:p><text:tab/>at org.apache.felix.http.base.internal.handler</text:p>
            <text:p>.ServletHandler.doHandle(ServletHandler.java:96)</text:p>
            <text:p><text:tab/>at org.apache.felix.http.base.internal.handle</text:p>
            <text:p>r.ServletHandler.handle(ServletHandler.java:79)</text:p>
            <text:p><text:tab/>at org.apache.felix.http.base.internal.dispatc</text:p>
            <text:p>h.ServletPipeline.handle(ServletPipeline.java:42)</text:p>
            <text:p><text:tab/>at org.apache.felix.http.base.internal.dispa</text:p>
            <text:p>tch.InvocationFilterChain.doFilter(InvocationFilterChain.java:49)</text:p>
            <text:p><text:tab/>at org.apache.felix.http.bas</text:p>
            <text:p>e.internal.dispatch.HttpFilterChain.doFilter(HttpFilterChain.java:33)</text:p>
            <text:p><text:tab/>at org.apache.felix.http</text:p>
            <text:p>.base.internal.dispatch.FilterPipeline.dispatch(FilterPipeline.java:48)</text:p>
            <text:p><text:tab/>at org.apache.felix.ht</text:p>
            <text:p>tp.base.internal.dispatch.Dispatcher.dispatch(Dispatcher.java:39)</text:p>
            <text:p><text:tab/>at org.apache.felix.http.bas</text:p>
            <text:p>e.internal.DispatcherServlet.service(DispatcherServlet.java:67)</text:p>
            <text:p><text:tab/>at javax.servlet.http.HttpServ</text:p>
            <text:p>let.service(HttpServlet.java:820)</text:p>
            <text:p><text:tab/>at org.mortbay.jetty.servlet.ServletHolder.handle(ServletHol</text:p>
            <text:p>der.java:511)</text:p>
            <text:p><text:tab/>at org.mortbay.jetty.servlet.ServletHandler.handle(ServletHandler.java:390)</text:p>
            <text:p><text:tab/>at </text:p>
            <text:p>org.mortbay.jetty.servlet.SessionHandler.handle(SessionHandler.java:182)</text:p>
            <text:p><text:tab/>at org.mortbay.jetty.</text:p>
            <text:p>handler.ContextHandler.handle(ContextHandler.java:765)</text:p>
            <text:p><text:tab/>at org.mortbay.jetty.handler.HandlerWra</text:p>
            <text:p>pper.handle(HandlerWrapper.java:152)</text:p>
            <text:p><text:tab/>at org.mortbay.jetty.Server.handle(Server.java:326)</text:p>
            <text:p><text:tab/>at o</text:p>
            <text:p>rg.mortbay.jetty.HttpConnection.handleRequest(HttpConnection.java:542)</text:p>
            <text:p><text:tab/>at org.mortbay.jetty.Ht</text:p>
            <text:p>tpConnection$RequestHandler.content(HttpConnection.java:943)</text:p>
            <text:p><text:tab/>at org.mortbay.jetty.HttpParser.p</text:p>
            <text:p>arseNext(HttpParser.java:756)</text:p>
            <text:p><text:tab/>at org.mortbay.jetty.HttpParser.parseAvailable(HttpParser.java:2</text:p>
            <text:p>12)</text:p>
            <text:p><text:tab/>at org.mortbay.jetty.HttpConnection.handle(HttpConnection.java:404)</text:p>
            <text:p><text:tab/>at org.mortbay.io.nio</text:p>
            <text:p>.SelectChannelEndPoint.run(SelectChannelEndPoint.java:410)</text:p>
            <text:p><text:tab/>at org.mortbay.thread.QueuedThreadP</text:p>
            <text:p>ool$PoolThread.run(QueuedThreadPool.java:582)</text:p>
            <text:p>Caused by: org.apache.stanbol.entityhub.servicesa</text:p>
            <text:p>pi.site.ReferencedSiteException: Unable execute Query on remote site http://dbpedia.org/sparql</text:p>
            <text:p/>
            <text:p><text:tab/>at org.apache.stanbol.entityhub.core.impl.ReferencedSiteImpl.find(ReferencedSiteImpl.java:389)</text:p>
            <text:p/>
            <text:p><text:tab/>at org.apache.stanbol.entityhub.jersey.resource.ReferencedSiteRootResource.executeQuery(Refer</text:p>
            <text:p>encedSiteRootResource.java:335)</text:p>
            <text:p><text:tab/>... 42 more</text:p>
            <text:p>Caused by: java.io.IOException: GET with Content: </text:p>
            <text:p/>
            <text:p>Virtuoso 37000 Error XM028: Free-text expression, line 1: phrase consists of noise words exclu</text:p>
            <text:p>sively</text:p>
            <text:p>in the following expression:</text:p>
            <text:p>[ __enc "UTF-8" ] ("Richard" AND "M" AND "." AND "Daley")</text:p>
            <text:p/>
            <text:p/>
            <text:p>SPARQL query:</text:p>
            <text:p>define sql:big-data-const 0 define output:format "HTTP+TTL text/rdf+n3" </text:p>
            <text:p>#output-</text:p>
            <text:p>format:text/rdf+n3</text:p>
            <text:p>CONSTRUCT { </text:p>
            <text:p><text:s text:c="2"/>?id &lt;http://www.w3.org/1999/02/22-rdf-syntax-ns#type&gt; ?v_1 .</text:p>
            <text:p/>
            <text:p><text:s text:c="2"/>?id &lt;http://www.w3.org/2000/01/rdf-schema#label&gt; ?v_2 .</text:p>
            <text:p><text:s text:c="2"/>&lt;http://www.iks-project.eu/ontology</text:p>
            <text:p>/rick/query/QueryResultSet&gt; &lt;http://www.iks-project.eu/ontology/rick/query/queryResult&gt; ?id . </text:p>
            <text:p/>
            <text:p>} WHERE { </text:p>
            <text:p><text:s text:c="2"/>{ </text:p>
            <text:p><text:s text:c="4"/>SELECT ?id </text:p>
            <text:p><text:s text:c="4"/>WHERE { </text:p>
            <text:p><text:s text:c="6"/>?id &lt;http://www.w3.org/1999/02/22-rdf-syntax</text:p>
            <text:p>-ns#type&gt; &lt;http://dbpedia.org/ontology/Person&gt; . </text:p>
            <text:p><text:s text:c="6"/>?id &lt;http://www.w3.org/2000/01/rdf-sche</text:p>
            <text:p>ma#label&gt; ?v_2 . </text:p>
            <text:p><text:s text:c="8"/>?v_2 bif:contains '("Richard" AND "M" AND "." AND "Daley")' . </text:p>
            <text:p><text:s text:c="4"/>} </text:p>
            <text:p/>
            <text:p><text:s text:c="4"/>ORDER BY DESC ( &lt;LONG::IRI_RANK&gt; (?id) ) </text:p>
            <text:p><text:s text:c="4"/>LIMIT 3 </text:p>
            <text:p><text:s text:c="8"/>} </text:p>
            <text:p><text:s text:c="2"/>OPTIONAL { ?id &lt;http:/</text:p>
            <text:p>/www.w3.org/1999/02/22-rdf-syntax-ns#type&gt; ?v_1 . } </text:p>
            <text:p><text:s text:c="2"/>OPTIONAL { ?id &lt;http://www.w3.org/2000/0</text:p>
            <text:p>1/rdf-schema#label&gt; ?v_2 . } </text:p>
            <text:p>} </text:p>
            <text:p/>
            <text:p><text:tab/>at org.apache.stanbol.entityhub.site.linkeddata.impl.SparqlE</text:p>
            <text:p>ndpointUtils.sendSparqlRequest(SparqlEndpointUtils.java:65)</text:p>
            <text:p><text:tab/>at org.apache.stanbol.entityhub.si</text:p>
            <text:p>te.linkeddata.impl.VirtuosoSearcher.find(VirtuosoSearcher.java:66)</text:p>
            <text:p><text:tab/>at org.apache.stanbol.entit</text:p>
            <text:p>yhub.core.impl.ReferencedSiteImpl.find(ReferencedSiteImpl.java:387)</text:p>
            <text:p><text:tab/>... 43 more</text:p>
            <text:p>Caused by: jav</text:p>
            <text:p>a.io.IOException: Server returned HTTP response code: 500 for URL: http://dbpedia.org/sparql?qu</text:p>
            <text:p>ery=CONSTRUCT+%7B+%0A++?id+%3Chttp://www.w3.org/1999/02/22-rdf-syntax-ns%23type%3E+?v_1+.%0A++?</text:p>
            <text:p>id+%3Chttp://www.w3.org/2000/01/rdf-schema%23label%3E+?v_2+.%0A++%3Chttp://www.iks-project.eu/o</text:p>
            <text:p>ntology/rick/query/QueryResultSet%3E+%3Chttp://www.iks-project.eu/ontology/rick/query/queryResu</text:p>
            <text:p>lt%3E+?id+.+%0A%7D+WHERE+%7B+%0A++%7B+%0A++++SELECT+?id+%0A++++WHERE+%7B+%0A++++++?id+%3Chttp:/</text:p>
            <text:p>/www.w3.org/1999/02/22-rdf-syntax-ns%23type%3E+%3Chttp://dbpedia.org/ontology/Person%3E+.+%0A++</text:p>
            <text:p>++++?id+%3Chttp://www.w3.org/2000/01/rdf-schema%23label%3E+?v_2+.+%0A++++++++?v_2+bif:contains+</text:p>
            <text:p>'(%22Richard%22+AND+%22M%22+AND+%22.%22+AND+%22Daley%22)'+.+%0A++++%7D+%0A++++ORDER+BY+DESC+(+%</text:p>
            <text:p>3CLONG::IRI_RANK%3E+(?id)+)+%0A++++LIMIT+3+%0A++++++++%7D+%0A++OPTIONAL+%7B+?id+%3Chttp://www.w</text:p>
            <text:p>3.org/1999/02/22-rdf-syntax-ns%23type%3E+?v_1+.+%7D+%0A++OPTIONAL+%7B+?id+%3Chttp://www.w3.org/</text:p>
            <text:p>2000/01/rdf-schema%23label%3E+?v_2+.+%7D+%0A%7D+%0A&amp;format=text/rdf%2Bn3</text:p>
            <text:p><text:tab/>at sun.net.www.protoc</text:p>
            <text:p>ol.http.HttpURLConnection.getInputStream(HttpURLConnection.java:1403)</text:p>
            <text:p><text:tab/>at org.apache.stanbol.en</text:p>
            <text:p>tityhub.site.linkeddata.impl.SparqlEndpointUtils.sendSparqlRequest(SparqlEndpointUtils.java:53)</text:p>
            <text:p/>
            <text:p><text:tab/>... 45 more</text:p>
            <text:p>Sep 22, 2011 5:06:10 PM com.sun.jersey.spi.container.ContainerResponse logExcepti</text:p>
            <text:p>on</text:p>
            <text:p>SEVERE: Mapped exception to response: 500 (Internal Server Error)</text:p>
            <text:p>javax.ws.rs.WebApplication</text:p>
            <text:p>Exception: org.apache.stanbol.entityhub.servicesapi.site.ReferencedSiteException: Unable execut</text:p>
            <text:p>e Query on remote site http://dbpedia.org/sparql</text:p>
            <text:p><text:tab/>at org.apache.stanbol.entityhub.jersey.resour</text:p>
            <text:p>ce.ReferencedSiteRootResource.executeQuery(ReferencedSiteRootResource.java:340)</text:p>
            <text:p><text:tab/>at org.apache.</text:p>
            <text:p>stanbol.entityhub.jersey.resource.ReferencedSiteRootResource.queryEntities(ReferencedSiteRootRe</text:p>
            <text:p>source.java:313)</text:p>
            <text:p><text:tab/>at sun.reflect.GeneratedMethodAccessor12.invoke(Unknown Source)</text:p>
            <text:p><text:tab/>at sun.refle</text:p>
            <text:p>ct.DelegatingMethodAccessorImpl.invoke(DelegatingMethodAccessorImpl.java:43)</text:p>
            <text:p><text:tab/>at java.lang.refl</text:p>
            <text:p>ect.Method.invoke(Method.java:616)</text:p>
            <text:p><text:tab/>at com.sun.jersey.spi.container.JavaMethodInvokerFactory$1.</text:p>
            <text:p>invoke(JavaMethodInvokerFactory.java:60)</text:p>
            <text:p><text:tab/>at com.sun.jersey.server.impl.model.method.dispatch.A</text:p>
            <text:p>bstractResourceMethodDispatchProvider$ResponseOutInvoker._dispatch(AbstractResourceMethodDispat</text:p>
            <text:p>chProvider.java:205)</text:p>
            <text:p><text:tab/>at com.sun.jersey.server.impl.model.method.dispatch.ResourceJavaMethodDis</text:p>
            <text:p>patcher.dispatch(ResourceJavaMethodDispatcher.java:75)</text:p>
            <text:p><text:tab/>at com.sun.jersey.server.impl.uri.rules</text:p>
            <text:p>.HttpMethodRule.accept(HttpMethodRule.java:288)</text:p>
            <text:p><text:tab/>at com.sun.jersey.server.impl.uri.rules.RightH</text:p>
            <text:p>andPathRule.accept(RightHandPathRule.java:147)</text:p>
            <text:p><text:tab/>at com.sun.jersey.server.impl.uri.rules.Resourc</text:p>
            <text:p>eClassRule.accept(ResourceClassRule.java:108)</text:p>
            <text:p><text:tab/>at com.sun.jersey.server.impl.uri.rules.RightHan</text:p>
            <text:p>dPathRule.accept(RightHandPathRule.java:147)</text:p>
            <text:p><text:tab/>at com.sun.jersey.server.impl.uri.rules.RootResou</text:p>
            <text:p>rceClassesRule.accept(RootResourceClassesRule.java:84)</text:p>
            <text:p><text:tab/>at com.sun.jersey.server.impl.applicati</text:p>
            <text:p>on.WebApplicationImpl._handleRequest(WebApplicationImpl.java:1465)</text:p>
            <text:p><text:tab/>at com.sun.jersey.server.im</text:p>
            <text:p>pl.application.WebApplicationImpl._handleRequest(WebApplicationImpl.java:1396)</text:p>
            <text:p><text:tab/>at com.sun.jers</text:p>
            <text:p>ey.server.impl.application.WebApplicationImpl.handleRequest(WebApplicationImpl.java:1345)</text:p>
            <text:p><text:tab/>at c</text:p>
            <text:p>om.sun.jersey.server.impl.application.WebApplicationImpl.handleRequest(WebApplicationImpl.java:</text:p>
            <text:p>1335)</text:p>
            <text:p><text:tab/>at com.sun.jersey.spi.container.servlet.WebComponent.service(WebComponent.java:416)</text:p>
            <text:p><text:tab/>at </text:p>
            <text:p>com.sun.jersey.spi.container.servlet.ServletContainer.service(ServletContainer.java:537)</text:p>
            <text:p><text:tab/>at co</text:p>
            <text:p>m.sun.jersey.spi.container.servlet.ServletContainer.service(ServletContainer.java:699)</text:p>
            <text:p><text:tab/>at java</text:p>
            <text:p>x.servlet.http.HttpServlet.service(HttpServlet.java:820)</text:p>
            <text:p><text:tab/>at org.apache.felix.http.base.interna</text:p>
            <text:p>l.handler.ServletHandler.doHandle(ServletHandler.java:96)</text:p>
            <text:p><text:tab/>at org.apache.felix.http.base.intern</text:p>
            <text:p>al.handler.ServletHandler.handle(ServletHandler.java:79)</text:p>
            <text:p><text:tab/>at org.apache.felix.http.base.interna</text:p>
            <text:p>l.dispatch.ServletPipeline.handle(ServletPipeline.java:42)</text:p>
            <text:p><text:tab/>at org.apache.felix.http.base.inter</text:p>
            <text:p>nal.dispatch.InvocationFilterChain.doFilter(InvocationFilterChain.java:49)</text:p>
            <text:p><text:tab/>at org.apache.felix</text:p>
            <text:p>.http.base.internal.dispatch.HttpFilterChain.doFilter(HttpFilterChain.java:33)</text:p>
            <text:p><text:tab/>at org.apache.f</text:p>
            <text:p>elix.http.base.internal.dispatch.FilterPipeline.dispatch(FilterPipeline.java:48)</text:p>
            <text:p><text:tab/>at org.apache</text:p>
            <text:p>.felix.http.base.internal.dispatch.Dispatcher.dispatch(Dispatcher.java:39)</text:p>
            <text:p><text:tab/>at org.apache.felix</text:p>
            <text:p>.http.base.internal.DispatcherServlet.service(DispatcherServlet.java:67)</text:p>
            <text:p><text:tab/>at javax.servlet.http</text:p>
            <text:p>.HttpServlet.service(HttpServlet.java:820)</text:p>
            <text:p><text:tab/>at org.mortbay.jetty.servlet.ServletHolder.handle(S</text:p>
            <text:p>ervletHolder.java:511)</text:p>
            <text:p><text:tab/>at org.mortbay.jetty.servlet.ServletHandler.handle(ServletHandler.java:</text:p>
            <text:p>390)</text:p>
            <text:p><text:tab/>at org.mortbay.jetty.servlet.SessionHandler.handle(SessionHandler.java:182)</text:p>
            <text:p><text:tab/>at org.mortb</text:p>
            <text:p>ay.jetty.handler.ContextHandler.handle(ContextHandler.java:765)</text:p>
            <text:p><text:tab/>at org.mortbay.jetty.handler.H</text:p>
            <text:p>andlerWrapper.handle(HandlerWrapper.java:152)</text:p>
            <text:p><text:tab/>at org.mortbay.jetty.Server.handle(Server.java:3</text:p>
            <text:p>26)</text:p>
            <text:p><text:tab/>at org.mortbay.jetty.HttpConnection.handleRequest(HttpConnection.java:542)</text:p>
            <text:p><text:tab/>at org.mortbay</text:p>
            <text:p>.jetty.HttpConnection$RequestHandler.content(HttpConnection.java:943)</text:p>
            <text:p><text:tab/>at org.mortbay.jetty.Htt</text:p>
            <text:p>pParser.parseNext(HttpParser.java:756)</text:p>
            <text:p><text:tab/>at org.mortbay.jetty.HttpParser.parseAvailable(HttpPars</text:p>
            <text:p>er.java:212)</text:p>
            <text:p><text:tab/>at org.mortbay.jetty.HttpConnection.handle(HttpConnection.java:404)</text:p>
            <text:p><text:tab/>at org.mortb</text:p>
            <text:p>ay.io.nio.SelectChannelEndPoint.run(SelectChannelEndPoint.java:410)</text:p>
            <text:p><text:tab/>at org.mortbay.thread.Queu</text:p>
            <text:p>edThreadPool$PoolThread.run(QueuedThreadPool.java:582)</text:p>
            <text:p>Caused by: org.apache.stanbol.entityhub.</text:p>
            <text:p>servicesapi.site.ReferencedSiteException: Unable execute Query on remote site http://dbpedia.or</text:p>
            <text:p>g/sparql</text:p>
            <text:p><text:tab/>at org.apache.stanbol.entityhub.core.impl.ReferencedSiteImpl.find(ReferencedSiteImpl.</text:p>
            <text:p>java:389)</text:p>
            <text:p><text:tab/>at org.apache.stanbol.entityhub.jersey.resource.ReferencedSiteRootResource.executeQu</text:p>
            <text:p>ery(ReferencedSiteRootResource.java:335)</text:p>
            <text:p><text:tab/>... 42 more</text:p>
            <text:p/>
          </table:table-cell>
          <table:table-cell table:number-columns-repeated="1019"/>
        </table:table-row>
        <table:table-row table:style-name="ro37">
          <table:table-cell table:number-columns-repeated="3"/>
          <table:table-cell office:value-type="string">
            <text:p>13113249</text:p>
          </table:table-cell>
          <table:table-cell office:value-type="string">
            <text:p>In general the tokenizing of the search is done to provide a similar behavior to full text sear</text:p>
            <text:p>ches in Solr/Lucene based on the capabilities of [1]. Without this Queries on Virtuoso servers </text:p>
            <text:p>would behave like Solr queries in untokenized fields.</text:p>
            <text:p/>
            <text:p>To the specific Example:</text:p>
            <text:p/>
            <text:p>If I make the </text:p>
            <text:p>request (*)</text:p>
            <text:p/>
            <text:p><text:s text:c="4"/>curl -v -X POST -d "name=Richard M. Daley" http://localhost:8080/entityhub/sit</text:p>
            <text:p>e/dbpedia/find</text:p>
            <text:p/>
            <text:p>I do get "http://dbpedia.org/resource/Richard_M._Daley" as result.</text:p>
            <text:p/>
            <text:p>The SPQRQL </text:p>
            <text:p>query sent to the dbpedia Virtuoso servers looks like this:</text:p>
            <text:p/>
            <text:p><text:s text:c="4"/>CONSTRUCT { </text:p>
            <text:p><text:s text:c="6"/>?id &lt;http:/</text:p>
            <text:p>/www.w3.org/2000/01/rdf-schema#label&gt; ?v_1 .</text:p>
            <text:p><text:s text:c="6"/>&lt;http://www.iks-project.eu/ontology/rick/que</text:p>
            <text:p>ry/QueryResultSet&gt; &lt;http://www.iks-project.eu/ontology/rick/query/queryResult&gt; ?id . </text:p>
            <text:p><text:s text:c="4"/>} WHE</text:p>
            <text:p>RE { </text:p>
            <text:p><text:s text:c="6"/>{ </text:p>
            <text:p><text:s text:c="8"/>SELECT ?id </text:p>
            <text:p><text:s text:c="8"/>WHERE { </text:p>
            <text:p><text:s text:c="10"/>?id &lt;http://www.w3.org/2000/01/rd</text:p>
            <text:p>f-schema#label&gt; ?v_1 . </text:p>
            <text:p><text:s text:c="12"/>?v_1 bif:contains '("Richard" AND "M." AND "Daley")' . </text:p>
            <text:p><text:s text:c="3"/></text:p>
            <text:p><text:s text:c="5"/>} </text:p>
            <text:p><text:s text:c="8"/>ORDER BY DESC ( &lt;LONG::IRI_RANK&gt; (?id) ) </text:p>
            <text:p><text:s text:c="8"/>LIMIT 10 </text:p>
            <text:p><text:s text:c="12"/>} </text:p>
            <text:p><text:s text:c="4"/></text:p>
            <text:p><text:s text:c="2"/>OPTIONAL { ?id &lt;http://www.w3.org/2000/01/rdf-schema#label&gt; ?v_1 . } </text:p>
            <text:p><text:s text:c="4"/>} </text:p>
            <text:p><text:s text:c="4"/>ORDER BY DES</text:p>
            <text:p>C ( &lt;LONG::IRI_RANK&gt; (?id) ) </text:p>
            <text:p><text:s text:c="4"/>LIMIT 10 </text:p>
            <text:p/>
            <text:p>Only if I modify the search to "name=Richard M . D</text:p>
            <text:p>aley" than I get the reported error. Also <text:s/>"name=Richard M Daley" is fine but executes much slo</text:p>
            <text:p>wer (3.5sec instead of 1sec for the query using "M."). Also tests with number (such as "Richard</text:p>
            <text:p><text:s/>Daley 5") executed successfully.</text:p>
            <text:p/>
            <text:p>Interesting is that "name=Richard .M Daley" also selects "ht</text:p>
            <text:p>tp://dbpedia.org/resource/Richard_M._Daley". Because of this I come to the conclusion that the </text:p>
            <text:p>used full text search engine simple ignores non Alpha-Numeric characters. This could also expla</text:p>
            <text:p>in the error, because it would end up with an empty token.</text:p>
            <text:p/>
            <text:p>The documentation [1] section "20.3</text:p>
            <text:p>.3. Text Expression Syntax" notes that "A word is a sequence of word characters." but does not </text:p>
            <text:p>explicitly define what word characters are. For now I think we should simple ignore Tokens that</text:p>
            <text:p><text:s/>do not contain a single Alpha-Numeric character. </text:p>
            <text:p/>
            <text:p>Based on that I suggest to modify the Virtu</text:p>
            <text:p>oso searcher to ignore tokens that do not contain a single Alpha-Numeric chars. However I would</text:p>
            <text:p><text:s/>not filter non Alpha-Numeric chars because it looks like they are anyway filtered by the Virtu</text:p>
            <text:p>oso.</text:p>
            <text:p/>
            <text:p>If you agree I will make the necessary changes and mark this Issue as resolved.</text:p>
            <text:p/>
            <text:p>best</text:p>
            <text:p>Rup</text:p>
            <text:p>ert</text:p>
            <text:p/>
            <text:p>(*) For this tests I used the stable launcher of the current version. Stoped/Uninstalled t</text:p>
            <text:p>he defaultdata bundle for dbpedia and installed the dbpediacached bundle (org.apache.stanbol.da</text:p>
            <text:p>ta.sites.dbpedia.cached).</text:p>
            <text:p/>
            <text:p>[1] http://docs.openlinksw.com/virtuoso/queryingftcols.html#contains</text:p>
            <text:p>predicate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13114210</text:p>
          </table:table-cell>
          <table:table-cell office:value-type="string">
            <text:p>Thanks for your analysis. My initial investigations were wrong. I agree with your suggested cha</text:p>
            <text:p>nges.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3114744</text:p>
          </table:table-cell>
          <table:table-cell office:value-type="string">
            <text:p>Fixed in revision 1175921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23822</text:p>
          </table:table-cell>
          <table:table-cell office:value-type="string">
            <text:p>STANBOL-329</text:p>
          </table:table-cell>
          <table:table-cell office:value-type="string">
            <text:p>Character encoding does not work for e.g. German special characters</text:p>
          </table:table-cell>
          <table:table-cell table:number-columns-repeated="1021"/>
        </table:table-row>
        <table:table-row table:style-name="ro38">
          <table:table-cell table:number-columns-repeated="3"/>
          <table:table-cell office:value-type="string">
            <text:p>13117217</text:p>
          </table:table-cell>
          <table:table-cell office:value-type="string">
            <text:p>Response header shows different charsets.</text:p>
            <text:p/>
            <text:p/>
            <text:p>Antwort-Header</text:p>
            <text:p>Date<text:tab/>Thu, 29 Sep 2011 10:12:24 GMT</text:p>
            <text:p>S</text:p>
            <text:p>erver<text:tab/>Jetty(6.1.x)</text:p>
            <text:p>Content-Type<text:tab/>application/rdf+json</text:p>
            <text:p>Keep-Alive<text:tab/>timeout=5, max=100</text:p>
            <text:p>Connection<text:tab/>K</text:p>
            <text:p>eep-Alive</text:p>
            <text:p>Transfer-Encoding<text:tab/>chunked</text:p>
            <text:p>Anfrage-Header</text:p>
            <text:p>Host<text:tab/>localhost</text:p>
            <text:p>User-Agent<text:tab/>Mozilla/5.0 (Macin</text:p>
            <text:p>tosh; Intel Mac OS X 10.5; rv:6.0.2) Gecko/20100101 Firefox/6.0.2</text:p>
            <text:p>Accept<text:tab/>application/rdf+json, </text:p>
            <text:p>*/*; q=0.01</text:p>
            <text:p>Accept-Language<text:tab/>de-de,de;q=0.8,en-us;q=0.5,en;q=0.3</text:p>
            <text:p>Accept-Encoding<text:tab/>gzip, deflate</text:p>
            <text:p>A</text:p>
            <text:p>ccept-Charset<text:tab/>ISO-8859-1,utf-8;q=0.7,*;q=0.7</text:p>
            <text:p>Connection<text:tab/>keep-alive</text:p>
            <text:p>Content-Type<text:tab/>text/plain; cha</text:p>
            <text:p>rset=UTF-8</text:p>
            <text:p>X-Requested-With<text:tab/>XMLHttpRequest</text:p>
            <text:p>Referer<text:tab/>http://localhost/orf/1516d6b9-25ae-4b7c-ae9f</text:p>
            <text:p>-72a18e649ccd/detail/detail0.htm</text:p>
            <text:p>Content-Length<text:tab/>247</text:p>
            <text:p>Cookie<text:tab/>felix.webconsole.locale=en; webconso</text:p>
            <text:p>lebundlelist=%5B%5B1%2C1%5D%5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3117219</text:p>
          </table:table-cell>
          <table:table-cell office:value-type="string">
            <text:p>I am assuming that you did the original implementation.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>
            <text:p>13117866</text:p>
          </table:table-cell>
          <table:table-cell office:value-type="string">
            <text:p>In revision #1177503 I corrected all bugs specifically referenced in this issue. However such i</text:p>
            <text:p>mprovements need also to be applied to all the other modules of Stanbol. In addition there are </text:p>
            <text:p>still some potential issues related to char encoding.</text:p>
            <text:p/>
            <text:p>In the following the part with the still</text:p>
            <text:p><text:s/>present potential issues from the commit statement of #117750:</text:p>
            <text:p/>
            <text:p>* It need to be tested if the </text:p>
            <text:p>setting of the charset parameter for the "Content-Type" header of reposes is a requirement. To </text:p>
            <text:p>test the difference the charset parameter is currently used for the Entityhub and not used for </text:p>
            <text:p>the Enhancer.</text:p>
            <text:p>* MessageBodyWriter need to get the charset parameter from the "Content-Type" hea</text:p>
            <text:p>der and use it to serialize responses. This is already done for XML and JSON responses, but not</text:p>
            <text:p><text:s/>for all Clerezza based serializers because the interface of Clerezza does not support the defi</text:p>
            <text:p>nition of a charset.</text:p>
            <text:p>* The changes mentioned here are only applied to the Entityhub, Enhancer a</text:p>
            <text:p>nd the common.web.* modules. Similar changes would be also needed for the other modules that de</text:p>
            <text:p>fine web interfaces</text:p>
            <text:p/>
            <text:p>best</text:p>
            <text:p>Rupert</text:p>
          </table:table-cell>
          <table:table-cell table:number-columns-repeated="1019"/>
        </table:table-row>
        <table:table-row table:style-name="ro39">
          <table:table-cell table:number-columns-repeated="3"/>
          <table:table-cell office:value-type="string">
            <text:p>13127480</text:p>
          </table:table-cell>
          <table:table-cell office:value-type="string">
            <text:p>After some additional testing I came to the conclusion that this issue was caused only by the t</text:p>
            <text:p>he three bugs resolved in #1177503. Meaning that the three points mentioned in the comment abov</text:p>
            <text:p>e are optional and not required.</text:p>
            <text:p>In addition I found an additional encoding bug in the json+rdf</text:p>
            <text:p><text:s/>serialiser of Clerezza. A patch was submitted in CLEREZZA-643.</text:p>
            <text:p/>
            <text:p>Therefore I consider this as r</text:p>
            <text:p>ésôlvèd!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23740</text:p>
          </table:table-cell>
          <table:table-cell office:value-type="string">
            <text:p>STANBOL-328</text:p>
          </table:table-cell>
          <table:table-cell office:value-type="string">
            <text:p>EntityHub batch indexing tools should fail early if the input is incorrect</text:p>
          </table:table-cell>
          <table:table-cell table:number-columns-repeated="1021"/>
        </table:table-row>
        <table:table-row table:style-name="ro40">
          <table:table-cell table:number-columns-repeated="3"/>
          <table:table-cell office:value-type="string">
            <text:p>13108798</text:p>
          </table:table-cell>
          <table:table-cell office:value-type="string">
            <text:p>Here is a sample error that gets ignored: the rest of the images_en.nt.bz2 file is just ignored</text:p>
            <text:p><text:s/>without indexing.</text:p>
            <text:p/>
            <text:p>17:24:25,985 [Thread-4] ERROR openjena.riot - [line: 1999931, col: 67] ille</text:p>
            <text:p>gal escape sequence value: \ (0x5C)</text:p>
            <text:p>17:24:25,986 [Thread-4] ERROR source.ResourceLoader - Unabl</text:p>
            <text:p>e to load resource /tmp/dbpedia-index/indexing/resources/rdfdata/images_en.nt.bz2!</text:p>
            <text:p>org.openjena</text:p>
            <text:p>.riot.RiotException: [line: 1999931, col: 67] illegal escape sequence value: \ (0x5C)</text:p>
            <text:p><text:s text:c="8"/>a</text:p>
            <text:p>t org.openjena.riot.ErrorHandlerLib$ErrorHandlerStd.fatal(ErrorHandlerLib.java:97)</text:p>
            <text:p><text:s text:c="8"/>at o</text:p>
            <text:p>rg.openjena.riot.lang.LangBase.raiseException(LangBase.java:205)</text:p>
            <text:p><text:s text:c="8"/>at org.openjena.riot.l</text:p>
            <text:p>ang.LangBase.nextToken(LangBase.java:152)</text:p>
            <text:p><text:s text:c="8"/>at org.openjena.riot.lang.LangNQuads.parseOne</text:p>
            <text:p>(LangNQuads.java:50)</text:p>
            <text:p><text:s text:c="8"/>at org.openjena.riot.lang.LangNQuads.parseOne(LangNQuads.java:22)</text:p>
            <text:p/>
            <text:p><text:s text:c="8"/>at org.openjena.riot.lang.LangNTuple.runParser(LangNTuple.java:58)</text:p>
            <text:p><text:s text:c="8"/>at org.openj</text:p>
            <text:p>ena.riot.lang.LangBase.parse(LangBase.java:75)</text:p>
            <text:p><text:s text:c="8"/>at org.openjena.riot.RiotReader.parseQua</text:p>
            <text:p>ds(RiotReader.java:173)</text:p>
            <text:p><text:s text:c="8"/>at com.hp.hpl.jena.tdb.store.bulkloader.BulkLoader.loadQuads$(B</text:p>
            <text:p>ulkLoader.java:154)</text:p>
            <text:p><text:s text:c="8"/>at com.hp.hpl.jena.tdb.store.bulkloader.BulkLoader.loadDataset(Bulk</text:p>
            <text:p>Loader.java:113)</text:p>
            <text:p><text:s text:c="8"/>at com.hp.hpl.jena.tdb.TDBLoader.loadDataset$(TDBLoader.java:282)</text:p>
            <text:p><text:s text:c="4"/></text:p>
            <text:p><text:s text:c="4"/>at com.hp.hpl.jena.tdb.TDBLoader.loadDataset(TDBLoader.java:193)</text:p>
            <text:p><text:s text:c="8"/>at com.hp.hpl.jena</text:p>
            <text:p>.tdb.TDBLoader.load(TDBLoader.java:74)</text:p>
            <text:p><text:s text:c="8"/>at org.apache.stanbol.entityhub.indexing.source.</text:p>
            <text:p>jenatdb.RdfResourceImporter.importResource(RdfResourceImporter.java:72)</text:p>
            <text:p><text:s text:c="8"/>at org.apache.s</text:p>
            <text:p>tanbol.entityhub.indexing.core.source.ResourceLoader.loadResource(ResourceLoader.java:199)</text:p>
            <text:p><text:s text:c="4"/></text:p>
            <text:p><text:s text:c="4"/>at org.apache.stanbol.entityhub.indexing.core.source.ResourceLoader.loadResources(ResourceL</text:p>
            <text:p>oader.java:135)</text:p>
            <text:p><text:s text:c="8"/>at org.apache.stanbol.entityhub.indexing.source.jenatdb.RdfIndexingSour</text:p>
            <text:p>ce.initialise(RdfIndexingSource.java:244)</text:p>
            <text:p><text:s text:c="8"/>at org.apache.stanbol.entityhub.indexing.core</text:p>
            <text:p>.impl.IndexingSourceInitialiser.run(IndexingSourceInitialiser.java:43)</text:p>
            <text:p><text:s text:c="8"/>at java.lang.Thr</text:p>
            <text:p>ead.run(Thread.java:662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3109426</text:p>
          </table:table-cell>
          <table:table-cell office:value-type="string">
            <text:p>Decrease priority.</text:p>
          </table:table-cell>
          <table:table-cell table:number-columns-repeated="1019"/>
        </table:table-row>
        <table:table-row table:style-name="ro10">
          <table:table-cell table:number-columns-repeated="3"/>
          <table:table-cell office:value-type="string">
            <text:p>13127546</text:p>
          </table:table-cell>
          <table:table-cell office:value-type="string">
            <text:p>fixed with revision #1183356 by adding an option to the ResourceLoader that causes the loading </text:p>
            <text:p>to fail on the first encountered Error. The RdfIndexingSource activates this feature when loadi</text:p>
            <text:p>ng RDF fil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23333</text:p>
          </table:table-cell>
          <table:table-cell office:value-type="string">
            <text:p>STANBOL-327</text:p>
          </table:table-cell>
          <table:table-cell office:value-type="string">
            <text:p>Create a Firefox extension that let's you easily analyse web pages with Stanbol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number-columns-repeated="2" office:value-type="string">
            <text:p>NO COMMENT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23217</text:p>
          </table:table-cell>
          <table:table-cell office:value-type="string">
            <text:p>STANBOL-326</text:p>
          </table:table-cell>
          <table:table-cell office:value-type="string">
            <text:p>Potential NPE in VirtuosoSearcher if remote sparql endpoint is down</text:p>
          </table:table-cell>
          <table:table-cell table:number-columns-repeated="1021"/>
        </table:table-row>
        <table:table-row table:style-name="ro30">
          <table:table-cell table:number-columns-repeated="3"/>
          <table:table-cell office:value-type="string">
            <text:p>13105488</text:p>
          </table:table-cell>
          <table:table-cell office:value-type="string">
            <text:p>java.lang.NullPointerException</text:p>
            <text:p><text:tab/>at java.io.Reader.&lt;init&gt;(Reader.java:78)</text:p>
            <text:p><text:tab/>at java.io.InputStrea</text:p>
            <text:p>mReader.&lt;init&gt;(InputStreamReader.java:72)</text:p>
            <text:p><text:tab/>at org.apache.commons.io.IOUtils.copy(IOUtils.java:1</text:p>
            <text:p>049)</text:p>
            <text:p><text:tab/>at org.apache.commons.io.IOUtils.toString(IOUtils.java:359)</text:p>
            <text:p><text:tab/>at org.apache.stanbol.entity</text:p>
            <text:p>hub.site.linkeddata.impl.SparqlEndpointUtils.sendSparqlRequest(SparqlEndpointUtils.java:60)</text:p>
            <text:p><text:tab/>at</text:p>
            <text:p><text:s/>org.apache.stanbol.entityhub.site.linkeddata.impl.VirtuosoSearcher.findEntities(VirtuosoSearch</text:p>
            <text:p>er.java:90)</text:p>
            <text:p><text:tab/>at org.apache.stanbol.entityhub.core.impl.ReferencedSiteImpl.findEntities(Referenc</text:p>
            <text:p>edSiteImpl.java:316)</text:p>
            <text:p>...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3116693</text:p>
          </table:table-cell>
          <table:table-cell office:value-type="string">
            <text:p>fixed with revision 117701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5">
          <table:table-cell office:value-type="string">
            <text:p>12523044</text:p>
          </table:table-cell>
          <table:table-cell office:value-type="string">
            <text:p>STANBOL-325</text:p>
          </table:table-cell>
          <table:table-cell office:value-type="string">
            <text:p>EntityMentionEnhancementEngine should be deprecated in favor of NamedEntityTaggingEngine and th</text:p>
            <text:p>e EntityHub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number-columns-repeated="2" office:value-type="string">
            <text:p>NO COMMENT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22854</text:p>
          </table:table-cell>
          <table:table-cell office:value-type="string">
            <text:p>STANBOL-324</text:p>
          </table:table-cell>
          <table:table-cell office:value-type="string">
            <text:p>Put CMSAdaptor into full launcher</text:p>
          </table:table-cell>
          <table:table-cell table:number-columns-repeated="1021"/>
        </table:table-row>
        <table:table-row table:style-name="ro10">
          <table:table-cell table:number-columns-repeated="3"/>
          <table:table-cell office:value-type="string">
            <text:p>13103453</text:p>
          </table:table-cell>
          <table:table-cell office:value-type="string">
            <text:p>I suggest to remove the code duplication in the various launchers resolving STANBOL-319 before </text:p>
            <text:p>resolving this issue. This would prevent the list of bundles in full getting huge and allow to </text:p>
            <text:p>have things more nicely arranged.</text:p>
          </table:table-cell>
          <table:table-cell table:number-columns-repeated="1019"/>
        </table:table-row>
        <table:table-row table:style-name="ro24">
          <table:table-cell table:number-columns-repeated="3"/>
          <table:table-cell office:value-type="string">
            <text:p>13103570</text:p>
          </table:table-cell>
          <table:table-cell office:value-type="string">
            <text:p>Reto, based on your suggestion I created an artifact packaged as <text:s/>partialbundlelist <text:s/>as in the </text:p>
            <text:p>http://svn.apache.org/repos/asf/sling/trunk/launchpad/test-bundles/pom.xml. Then run the <text:s/>mvn i</text:p>
            <text:p>nstall command on the partial list artifact. After that in the full launcher pom, I added a dep</text:p>
            <text:p>endency to full launcher like </text:p>
            <text:p/>
            <text:p>&lt;dependency&gt;</text:p>
            <text:p><text:s text:c="6"/>&lt;groupId&gt;org.apache.stanbol&lt;/groupId&gt;</text:p>
            <text:p><text:s text:c="6"/></text:p>
            <text:p>&lt;artifactId&gt;org.apache.stanbol.cmsadapter.bundlelist&lt;/artifactId&gt;</text:p>
            <text:p><text:s text:c="6"/>&lt;version&gt;0.9.0-incubati</text:p>
            <text:p>ng-SNAPSHOT&lt;/version&gt;</text:p>
            <text:p><text:s text:c="6"/>&lt;type&gt;partialbundlelist&lt;/type&gt;</text:p>
            <text:p>&lt;/dependency&gt;</text:p>
            <text:p/>
            <text:p>instead of the bundle</text:p>
            <text:p>s related with CMS Adaptor in the list.xml of full launcher. But this dependency could not be r</text:p>
            <text:p>esolved while building the launcher. After mvn install command a jar file is created in the tar</text:p>
            <text:p>get but it seems it's empty (containing only META-INF folder and empty manifest, licence, etc f</text:p>
            <text:p>iles in it). Do you have any idea where I am doing wrong? And is this the way you suggest?</text:p>
            <text:p/>
          </table:table-cell>
          <table:table-cell table:number-columns-repeated="1019"/>
        </table:table-row>
        <table:table-row table:style-name="ro9">
          <table:table-cell table:number-columns-repeated="3"/>
          <table:table-cell office:value-type="string">
            <text:p>13103582</text:p>
          </table:table-cell>
          <table:table-cell office:value-type="string">
            <text:p>I think support for partialbundlelist (which seems the way to go) is only support with the laun</text:p>
            <text:p>chpad plugin 2.1.0 which has just been accepted for release. Inheriting a bundle-list (the base</text:p>
            <text:p>-list which is I think equivalent to the stable launcher) is supported in earlier versions as w</text:p>
            <text:p>ell.</text:p>
          </table:table-cell>
          <table:table-cell table:number-columns-repeated="1019"/>
        </table:table-row>
        <table:table-row table:style-name="ro9">
          <table:table-cell table:number-columns-repeated="3"/>
          <table:table-cell office:value-type="string">
            <text:p>13104312</text:p>
          </table:table-cell>
          <table:table-cell office:value-type="string">
            <text:p>I was trying with 2.1.1-SNAPSHOT version. But I couldn't manage inheriting a base bundle list n</text:p>
            <text:p>or creating partialbundlelist. For the time being, I will put the CMS Adapter bundle list to th</text:p>
            <text:p>e full launcher. In first place, they won't be in the stable launcher anyway. When I found out </text:p>
            <text:p>the issues about launchpad plugin, I will try to update the launcher and resolve this issue.</text:p>
          </table:table-cell>
          <table:table-cell table:number-columns-repeated="1019"/>
        </table:table-row>
        <table:table-row table:style-name="ro9">
          <table:table-cell table:number-columns-repeated="3"/>
          <table:table-cell office:value-type="string">
            <text:p>13104350</text:p>
          </table:table-cell>
          <table:table-cell office:value-type="string">
            <text:p>I use launchpad "inheritance" in https://github.com/retobg/sling-stanbol/tree/master/sling-stan</text:p>
            <text:p>bol-launcher, there I "inherit" the default sling bundles. Here includeDefaultBundles should be</text:p>
            <text:p><text:s/>set to true (default) and defaultBundleList should be set to the bundleList of the stable laun</text:p>
            <text:p>cher.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3127851</text:p>
          </table:table-cell>
          <table:table-cell office:value-type="string">
            <text:p>Resolved as partial bundle list adaption is also do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22744</text:p>
          </table:table-cell>
          <table:table-cell office:value-type="string">
            <text:p>STANBOL-323</text:p>
          </table:table-cell>
          <table:table-cell office:value-type="string">
            <text:p>Write a sample script to generate a custom version of the SolrYard DBpedia index</text:p>
          </table:table-cell>
          <table:table-cell table:number-columns-repeated="1021"/>
        </table:table-row>
        <table:table-row table:style-name="ro9">
          <table:table-cell table:number-columns-repeated="3"/>
          <table:table-cell office:value-type="string">
            <text:p>13112718</text:p>
          </table:table-cell>
          <table:table-cell office:value-type="string">
            <text:p>Fixed in trunk. The generated index that results from running this script looks good.</text:p>
            <text:p/>
            <text:p>http://s</text:p>
            <text:p>vn.apache.org/repos/asf/incubator/stanbol/trunk/entityhub/indexing/dbpedia/fetch_prepare.sh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21203</text:p>
          </table:table-cell>
          <table:table-cell office:value-type="string">
            <text:p>STANBOL-322</text:p>
          </table:table-cell>
          <table:table-cell office:value-type="string">
            <text:p>Enhancement Engine that interprets predicates for situation detection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number-columns-repeated="2" office:value-type="string">
            <text:p>NO COMMENT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21199</text:p>
          </table:table-cell>
          <table:table-cell office:value-type="string">
            <text:p>STANBOL-321</text:p>
          </table:table-cell>
          <table:table-cell office:value-type="string">
            <text:p>Named Entity detection engine should better deal with hyphenated text</text:p>
          </table:table-cell>
          <table:table-cell table:number-columns-repeated="1021"/>
        </table:table-row>
        <table:table-row table:style-name="ro5">
          <table:table-cell table:number-columns-repeated="3"/>
          <table:table-cell office:value-type="string">
            <text:p>13096705</text:p>
          </table:table-cell>
          <table:table-cell office:value-type="string">
            <text:p>We also have this issue when we analyze scanned news paper articles. In my opinion there should</text:p>
            <text:p><text:s/>be a dedicated component to remove the hyphen and merge the tokens.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13125187</text:p>
          </table:table-cell>
          <table:table-cell office:value-type="string">
            <text:p>We should have a look at how solr.HyphenatedWordsFilterFactory works and whether we can reuse i</text:p>
            <text:p>t directly for our purpose.</text:p>
          </table:table-cell>
          <table:table-cell table:number-columns-repeated="1019"/>
        </table:table-row>
        <table:table-row table:style-name="ro10">
          <table:table-cell table:number-columns-repeated="3"/>
          <table:table-cell office:value-type="string">
            <text:p>16687824</text:p>
          </table:table-cell>
          <table:table-cell office:value-type="string">
            <text:p>Hi [~rafaharo] </text:p>
            <text:p/>
            <text:p>Is anyone looking at thi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21181</text:p>
          </table:table-cell>
          <table:table-cell office:value-type="string">
            <text:p>STANBOL-320</text:p>
          </table:table-cell>
          <table:table-cell office:value-type="string">
            <text:p>Named Entity detection engine should filter out some obviously wrong text annotations</text:p>
          </table:table-cell>
          <table:table-cell table:number-columns-repeated="1021"/>
        </table:table-row>
        <table:table-row table:style-name="ro21">
          <table:table-cell table:number-columns-repeated="3"/>
          <table:table-cell office:value-type="string">
            <text:p>13096071</text:p>
          </table:table-cell>
          <table:table-cell office:value-type="string">
            <text:p>Here is another related example of badly annotated Text Annotation for a person:</text:p>
            <text:p/>
            <text:p>This polarity</text:p>
            <text:p><text:s/>splitting has always improved perfor-</text:p>
            <text:p>mance in our experiments, and can be thought of as a mor</text:p>
            <text:p>e</text:p>
            <text:p>flexible form of the absolute value rectification in (Jarrett</text:p>
            <text:p>et al., 2009), or as non-negati</text:p>
            <text:p>ve sparse coding with the</text:p>
            <text:p>dictionary [−D D].</text:p>
            <text:p/>
            <text:p>"D D]" is considered a mention of a Person annota</text:p>
            <text:p>tion (which is then resolved to "Dwight D. Eisenhower"...).</text:p>
          </table:table-cell>
          <table:table-cell table:number-columns-repeated="1019"/>
        </table:table-row>
        <table:table-row table:style-name="ro15">
          <table:table-cell table:number-columns-repeated="3"/>
          <table:table-cell office:value-type="string">
            <text:p>13096102</text:p>
          </table:table-cell>
          <table:table-cell office:value-type="string">
            <text:p>Another example, this time the title page of a scientific paper:</text:p>
            <text:p/>
            <text:p>Semantic Relation Extraction </text:p>
            <text:p>With Kernels Over Typed</text:p>
            <text:p>Dependency Trees</text:p>
            <text:p>Frank Reichartz</text:p>
            <text:p>Hannes Korte</text:p>
            <text:p>Gerhard Paass</text:p>
            <text:p>Fraunhofer </text:p>
            <text:p>IAIS</text:p>
            <text:p>Schloss Birlinghoven</text:p>
            <text:p>St. Augustin, Germany</text:p>
            <text:p/>
            <text:p>=&gt; OpenNLP outputs a single annotation of type</text:p>
            <text:p><text:s/>person: "Frank Reichartz Hannes Korte Gerhard Paass Fraunhofer IAIS". In this case we could av</text:p>
            <text:p>oid such false positives with a single rule that discards person names with more than 4 or 5 wo</text:p>
            <text:p>rds or more than 50 chars for instance.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>
            <text:p>16687822</text:p>
          </table:table-cell>
          <table:table-cell office:value-type="string">
            <text:p>Hi [~rafaharo]</text:p>
            <text:p/>
            <text:p>Any one looking at this </text:p>
            <text:p/>
            <text:p> </text:p>
            <text:p/>
            <text:p> </text:p>
          </table:table-cell>
          <table:table-cell table:number-columns-repeated="1019"/>
        </table:table-row>
        <table:table-row table:style-name="ro10">
          <table:table-cell table:number-columns-repeated="3"/>
          <table:table-cell office:value-type="string">
            <text:p>16689169</text:p>
          </table:table-cell>
          <table:table-cell office:value-type="string">
            <text:p>Hi [~Ayesh], no AFAIK. Do you want to give it a try?</text:p>
            <text:p/>
            <text:p> 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6689192</text:p>
          </table:table-cell>
          <table:table-cell office:value-type="string">
            <text:p>Hey yes [~rafaharo].I'm bit a new to this project and still going through stanbol code base.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16689193</text:p>
          </table:table-cell>
          <table:table-cell office:value-type="string">
            <text:p>Any medium that I can have a chat with you about this task would be really helpful :) if you do</text:p>
            <text:p>n't mind 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20929</text:p>
          </table:table-cell>
          <table:table-cell office:value-type="string">
            <text:p>STANBOL-319</text:p>
          </table:table-cell>
          <table:table-cell office:value-type="string">
            <text:p>Launchers: Extract common bundles to base-list</text:p>
          </table:table-cell>
          <table:table-cell table:number-columns-repeated="1021"/>
        </table:table-row>
        <table:table-row table:style-name="ro9">
          <table:table-cell table:number-columns-repeated="3"/>
          <table:table-cell office:value-type="string">
            <text:p>13116670</text:p>
          </table:table-cell>
          <table:table-cell office:value-type="string">
            <text:p>I think this would be a really cool thing to do. The management of the four different launchers</text:p>
            <text:p><text:s/>is getting really inefficient.</text:p>
            <text:p>However I do not have the time to work on that in the moment. S</text:p>
            <text:p>o if someone else could work on that it would be really great.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13120595</text:p>
          </table:table-cell>
          <table:table-cell office:value-type="string">
            <text:p>Hi, I updated full launcher so that it can include bundles of stable launcher as default. I wil</text:p>
            <text:p>l apply the same on other launchers if there is no objection</text:p>
          </table:table-cell>
          <table:table-cell table:number-columns-repeated="1019"/>
        </table:table-row>
        <table:table-row table:style-name="ro12">
          <table:table-cell table:number-columns-repeated="3"/>
          <table:table-cell office:value-type="string">
            <text:p>13120712</text:p>
          </table:table-cell>
          <table:table-cell office:value-type="string">
            <text:p>Hi Suat, this looks like a quite massive simplification of the full launcher. Some more flexibi</text:p>
            <text:p>lity can be gained with partial-bundle-lists for the different features but I suggest to leave </text:p>
            <text:p>this another issue. </text:p>
            <text:p/>
            <text:p>Cheers,</text:p>
            <text:p>Reto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13122836</text:p>
          </table:table-cell>
          <table:table-cell office:value-type="string">
            <text:p>I updated launchers so that they extend a base bundle list. So, I think we can resolve this iss</text:p>
            <text:p>ue and handle partial-bundle-list related improvements in a separate issue.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13127486</text:p>
          </table:table-cell>
          <table:table-cell office:value-type="string">
            <text:p>marking as resolved as suggested by Suat. see STANBOL-344 for the work on partial bundle lists.</text:p>
            <text:p/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20725</text:p>
          </table:table-cell>
          <table:table-cell office:value-type="string">
            <text:p>STANBOL-318</text:p>
          </table:table-cell>
          <table:table-cell office:value-type="string">
            <text:p>Include DISCLAIMER file in the release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number-columns-repeated="2" office:value-type="string">
            <text:p>NO COMMENT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20581</text:p>
          </table:table-cell>
          <table:table-cell office:value-type="string">
            <text:p>STANBOL-317</text:p>
          </table:table-cell>
          <table:table-cell office:value-type="string">
            <text:p>Creating fact schemas and facts should work with Content-Type: application/json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number-columns-repeated="2" office:value-type="string">
            <text:p>NO COMMENT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19552</text:p>
          </table:table-cell>
          <table:table-cell office:value-type="string">
            <text:p>STANBOL-316</text:p>
          </table:table-cell>
          <table:table-cell office:value-type="string">
            <text:p>Website must display disclaimer text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number-columns-repeated="2" office:value-type="string">
            <text:p>NO COMMENT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19442</text:p>
          </table:table-cell>
          <table:table-cell office:value-type="string">
            <text:p>STANBOL-315</text:p>
          </table:table-cell>
          <table:table-cell office:value-type="string">
            <text:p>Include the short English abstracts in the default dbpedia SolrYard index.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3112680</text:p>
          </table:table-cell>
          <table:table-cell office:value-type="string">
            <text:p>Recently fixed by Rupert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19422</text:p>
          </table:table-cell>
          <table:table-cell office:value-type="string">
            <text:p>STANBOL-314</text:p>
          </table:table-cell>
          <table:table-cell office:value-type="string">
            <text:p>EntityHub sparql search to remote sites does not escape fulltext search correctly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number-columns-repeated="2" office:value-type="string">
            <text:p>NO COMMENT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19149</text:p>
          </table:table-cell>
          <table:table-cell office:value-type="string">
            <text:p>STANBOL-313</text:p>
          </table:table-cell>
          <table:table-cell office:value-type="string">
            <text:p>Create WebContentItem</text:p>
          </table:table-cell>
          <table:table-cell table:number-columns-repeated="1021"/>
        </table:table-row>
        <table:table-row table:style-name="ro5">
          <table:table-cell table:number-columns-repeated="3"/>
          <table:table-cell office:value-type="string">
            <text:p>13086527</text:p>
          </table:table-cell>
          <table:table-cell office:value-type="string">
            <text:p>Proposed resolution.</text:p>
            <text:p>patch to be applied in trunk/enhancer</text:p>
          </table:table-cell>
          <table:table-cell table:number-columns-repeated="1019"/>
        </table:table-row>
        <table:table-row table:style-name="ro11">
          <table:table-cell table:number-columns-repeated="3"/>
          <table:table-cell office:value-type="string">
            <text:p>13116641</text:p>
          </table:table-cell>
          <table:table-cell office:value-type="string">
            <text:p>This might be also useful if we base the Stanbol Enhancement Structure on the annotation-ontolo</text:p>
            <text:p>gy [1].</text:p>
            <text:p/>
            <text:p>The URI parsed in the constructor would be the annotated document and the dereferenced</text:p>
            <text:p><text:s/>Version (if not only stored as byte Array in memory, but also stored in some repository) would</text:p>
            <text:p><text:s/>become to the SourceDocument as described in [2].</text:p>
            <text:p/>
            <text:p>[1] http://code.google.com/p/annotation-ont</text:p>
            <text:p>ology/</text:p>
            <text:p>[2] http://code.google.com/p/annotation-ontology/wiki/SourceDocument </text:p>
          </table:table-cell>
          <table:table-cell table:number-columns-repeated="1019"/>
        </table:table-row>
        <table:table-row table:style-name="ro9">
          <table:table-cell table:number-columns-repeated="3"/>
          <table:table-cell office:value-type="string">
            <text:p>13116646</text:p>
          </table:table-cell>
          <table:table-cell office:value-type="string">
            <text:p>We might also want to include the HTTP headers of the web request that might be useful for some</text:p>
            <text:p><text:s/>enhancer that might not some additional context info passed as HTTP headers to stanbol (e.g. a</text:p>
            <text:p><text:s/>Single Sign On token, user specific credentials for a 3rd party annotators such as Zemanta, Sa</text:p>
            <text:p>lsaDev or OpenCalais...) ...</text:p>
          </table:table-cell>
          <table:table-cell table:number-columns-repeated="1019"/>
        </table:table-row>
        <table:table-row table:style-name="ro12">
          <table:table-cell table:number-columns-repeated="3"/>
          <table:table-cell office:value-type="string">
            <text:p>13116667</text:p>
          </table:table-cell>
          <table:table-cell office:value-type="string">
            <text:p>When enhancing lets say a Dutch text but the user sets the "Accept-Language: " header to German</text:p>
            <text:p><text:s/>the Enhancement Engine might also want to add the German labels for extracted/suggested entiti</text:p>
            <text:p>es to the enhancement graph.</text:p>
            <text:p/>
            <text:p>+1 for adding request headers to the Enhancement Graph (however w</text:p>
            <text:p>e might not want to store credentials and such via the Store interface)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13116668</text:p>
          </table:table-cell>
          <table:table-cell office:value-type="string">
            <text:p>That's why I don't want to store the original request headers in the Enhancement Graph but rath</text:p>
            <text:p>er in another graph or dedicated java datastructure.</text:p>
          </table:table-cell>
          <table:table-cell table:number-columns-repeated="1019"/>
        </table:table-row>
        <table:table-row table:style-name="ro11">
          <table:table-cell table:number-columns-repeated="3"/>
          <table:table-cell office:value-type="string">
            <text:p>13116696</text:p>
          </table:table-cell>
          <table:table-cell office:value-type="string">
            <text:p>The proposed patch is ideal for the subset of URIs which name a specific sequence of bytes at l</text:p>
            <text:p>east at a determined point in time. For some resources that are content-negotiable the value of</text:p>
            <text:p><text:s/>the Content-Location header of the response is a URI belonging to this subset. However the pat</text:p>
            <text:p>ch is a simple utility implementation of ContentItem inheriting its identity conditions so ther</text:p>
            <text:p>e is nothing to prevent having multiple different (i.e. equals returning false) WebContentItems</text:p>
            <text:p><text:s/>with the same ID (Uri) and possibly different contents.</text:p>
            <text:p/>
            <text:p>I think there's a lot of room for imp</text:p>
            <text:p>rovement having a more powerful notion of resource rather than the current ContentItem, my patc</text:p>
            <text:p>h didn't mean to address this broader field.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>
            <text:p>13116710</text:p>
          </table:table-cell>
          <table:table-cell office:value-type="string">
            <text:p>You are right. Sorry for using this issue for discussions about the new Stanbol Enhancement Str</text:p>
            <text:p>ucture and related topics. </text:p>
            <text:p/>
            <text:p>I plan to test the patch tomorrow.</text:p>
            <text:p/>
            <text:p>best</text:p>
            <text:p>Rupert</text:p>
          </table:table-cell>
          <table:table-cell table:number-columns-repeated="1019"/>
        </table:table-row>
        <table:table-row table:style-name="ro8">
          <table:table-cell table:number-columns-repeated="3"/>
          <table:table-cell office:value-type="string">
            <text:p>13127476</text:p>
          </table:table-cell>
          <table:table-cell office:value-type="string">
            <text:p>applied patch in revision <text:tab/>#1183332</text:p>
            <text:p/>
            <text:p>I was not able to use the new WebContentItem as suggested </text:p>
            <text:p>in the ContentHub, because in the meantime the implementation of the ContentHub has changed so </text:p>
            <text:p>that is uses a Store specific ContentItem implementation (SolrContentItem)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18991</text:p>
          </table:table-cell>
          <table:table-cell office:value-type="string">
            <text:p>STANBOL-312</text:p>
          </table:table-cell>
          <table:table-cell office:value-type="string">
            <text:p>Adding clerezza shell allowing to play with services interactively</text:p>
          </table:table-cell>
          <table:table-cell table:number-columns-repeated="1021"/>
        </table:table-row>
        <table:table-row table:style-name="ro9">
          <table:table-cell table:number-columns-repeated="3"/>
          <table:table-cell office:value-type="string">
            <text:p>13087648</text:p>
          </table:table-cell>
          <table:table-cell office:value-type="string">
            <text:p>This patch adds console and ssh shell. Becase of CLEREZZA-623 some platform bundles required fo</text:p>
            <text:p>r authentication had to be added. As Stanbol has no own authenticator yet this is not an issue </text:p>
            <text:p>at the moment. For the jvm not complaining about not enough PermGen space I had to launch it wi</text:p>
            <text:p>th the -XX:MaxPermSize=128m <text:s/>option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13090226</text:p>
          </table:table-cell>
          <table:table-cell office:value-type="string">
            <text:p>it might be possible to adapt the framework fragment to make sun.misc available to the scala co</text:p>
            <text:p>mpiler (thus not requiring the newer version of the sling launchpad). 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13399433</text:p>
          </table:table-cell>
          <table:table-cell office:value-type="string">
            <text:p>Fixed patch to use bundle-list and disabled console shell, so that the shell is only accessible</text:p>
            <text:p><text:s/>via ssh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18978</text:p>
          </table:table-cell>
          <table:table-cell office:value-type="string">
            <text:p>STANBOL-311</text:p>
          </table:table-cell>
          <table:table-cell office:value-type="string">
            <text:p>remove duplicate dependencies in poms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3223386</text:p>
          </table:table-cell>
          <table:table-cell office:value-type="string">
            <text:p>All versions are defined in the parent POM only now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18857</text:p>
          </table:table-cell>
          <table:table-cell office:value-type="string">
            <text:p>STANBOL-310</text:p>
          </table:table-cell>
          <table:table-cell office:value-type="string">
            <text:p>Readme of dbpediadefault outdated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3116659</text:p>
          </table:table-cell>
          <table:table-cell office:value-type="string">
            <text:p>patch applied with revision 1176999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18328</text:p>
          </table:table-cell>
          <table:table-cell office:value-type="string">
            <text:p>STANBOL-309</text:p>
          </table:table-cell>
          <table:table-cell office:value-type="string">
            <text:p>Simplify Reengineer dependencies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number-columns-repeated="2" office:value-type="string">
            <text:p>NO COMMENT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18182</text:p>
          </table:table-cell>
          <table:table-cell office:value-type="string">
            <text:p>STANBOL-308</text:p>
          </table:table-cell>
          <table:table-cell office:value-type="string">
            <text:p>Support of "full" update mode in addition to the "strict" one on the "/entityhub/entity" </text:p>
          </table:table-cell>
          <table:table-cell table:number-columns-repeated="1021"/>
        </table:table-row>
        <table:table-row table:style-name="ro9">
          <table:table-cell table:number-columns-repeated="3"/>
          <table:table-cell office:value-type="string">
            <text:p>13127386</text:p>
          </table:table-cell>
          <table:table-cell office:value-type="string">
            <text:p>fixed with <text:tab/>#1183251</text:p>
            <text:p/>
            <text:p>NOTE: the default for the create parameter of PUT requests is "true" allo</text:p>
            <text:p>wing update requests to also create new Entities by default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18110</text:p>
          </table:table-cell>
          <table:table-cell office:value-type="string">
            <text:p>STANBOL-307</text:p>
          </table:table-cell>
          <table:table-cell office:value-type="string">
            <text:p>Get rid of dependencies to jcr and cmis bundles from core bundle 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number-columns-repeated="2" office:value-type="string">
            <text:p>NO COMMENT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17939</text:p>
          </table:table-cell>
          <table:table-cell office:value-type="string">
            <text:p>STANBOL-306</text:p>
          </table:table-cell>
          <table:table-cell office:value-type="string">
            <text:p>Implement RDF Bridge mechanism that will provide CMS update based on the RDF provided</text:p>
          </table:table-cell>
          <table:table-cell table:number-columns-repeated="1021"/>
        </table:table-row>
        <table:table-row table:style-name="ro5">
          <table:table-cell table:number-columns-repeated="3"/>
          <table:table-cell office:value-type="string">
            <text:p>13101060</text:p>
          </table:table-cell>
          <table:table-cell office:value-type="string">
            <text:p>Default implementation for bidirectional mapping between JCR/CMIS content repository and RDF da</text:p>
            <text:p>ta has been committed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17911</text:p>
          </table:table-cell>
          <table:table-cell office:value-type="string">
            <text:p>STANBOL-305</text:p>
          </table:table-cell>
          <table:table-cell office:value-type="string">
            <text:p>Anonymous ontology management policies</text:p>
          </table:table-cell>
          <table:table-cell table:number-columns-repeated="1021"/>
        </table:table-row>
        <table:table-row table:style-name="ro5">
          <table:table-cell table:number-columns-repeated="3"/>
          <table:table-cell office:value-type="string">
            <text:p>13497976</text:p>
          </table:table-cell>
          <table:table-cell office:value-type="string">
            <text:p>With an algorithm for generating public keys in place, and unit-tested support for manual and a</text:p>
            <text:p>utomatic overrides, this ticket can now be closed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16945</text:p>
          </table:table-cell>
          <table:table-cell office:value-type="string">
            <text:p>STANBOL-304</text:p>
          </table:table-cell>
          <table:table-cell office:value-type="string">
            <text:p>Make root ontology management implicit in ontology spaces</text:p>
          </table:table-cell>
          <table:table-cell table:number-columns-repeated="1021"/>
        </table:table-row>
        <table:table-row table:style-name="ro8">
          <table:table-cell table:number-columns-repeated="3"/>
          <table:table-cell office:value-type="string">
            <text:p>13157545</text:p>
          </table:table-cell>
          <table:table-cell office:value-type="string">
            <text:p>Scopes, spaces and sessions now all implement the OWLExportable interfaces, and generate their </text:p>
            <text:p>OWL form in realtime.</text:p>
            <text:p/>
            <text:p>Merge is not supported yet (only for ontologies managed by these collect</text:p>
            <text:p>ors), but is not part of this issue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15694</text:p>
          </table:table-cell>
          <table:table-cell office:value-type="string">
            <text:p>STANBOL-303</text:p>
          </table:table-cell>
          <table:table-cell office:value-type="string">
            <text:p>EntityFetch engine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3082262</text:p>
          </table:table-cell>
          <table:table-cell office:value-type="string">
            <text:p>Hi Florent, where is the code you extracted?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>
            <text:p>13083014</text:p>
          </table:table-cell>
          <table:table-cell office:value-type="string">
            <text:p>Not still in svn... what to see relevance before.</text:p>
            <text:p/>
            <text:p>May be able to manage import end of today or</text:p>
            <text:p><text:s/>tomorrow.</text:p>
            <text:p>Will answer Rupert good mail then !</text:p>
            <text:p/>
            <text:p>++</text:p>
          </table:table-cell>
          <table:table-cell table:number-columns-repeated="1019"/>
        </table:table-row>
        <table:table-row table:style-name="ro20">
          <table:table-cell table:number-columns-repeated="3"/>
          <table:table-cell office:value-type="string">
            <text:p>13098833</text:p>
          </table:table-cell>
          <table:table-cell office:value-type="string">
            <text:p>Hi Florent</text:p>
            <text:p/>
            <text:p>Yesterday I have started a 3rd attempt to implement the TaxonomyLinkingEngine in a </text:p>
            <text:p>modular fashion.</text:p>
            <text:p>Up to now this looks much better as the 1st (the current version as in the SVN</text:p>
            <text:p>) and the 2nd.</text:p>
            <text:p/>
            <text:p>The basic Idea of this is similar to what is described by this Issue. The main </text:p>
            <text:p>component processes through the text that is already analyzed by the TextAnalyzer [1] and looks</text:p>
            <text:p>-up Entities via "Taxonomy" interface. I will provide a default implementation for the Taxonomy</text:p>
            <text:p><text:s/>interface based on the Entityhub, but one could also provide an implementation based on an in-</text:p>
            <text:p>memory representation (e.g. for smaller Taxonomies).</text:p>
            <text:p/>
            <text:p>The following features will be supported:</text:p>
            <text:p/>
            <text:p><text:s text:c="2"/>- finding Entities with multiple words (e.g. "Apache Stanbol", "Rupert Westenthaler")</text:p>
            <text:p><text:s text:c="2"/>- ex</text:p>
            <text:p>cluding Entities with multiple words if only a single Word matches (e.g. "Apache Stabol" and "A</text:p>
            <text:p>pache Sling" for "Apache"; "Ruper Westenthaler" and "Rupert Murdoch" for "Rupert"). </text:p>
            <text:p><text:s text:c="2"/>- suppor</text:p>
            <text:p>t for POS (Part-of-Speech) tags: e.g. look-up only Nouns - if users are interested in Named Ent</text:p>
            <text:p>ities, Concpets ... ; <text:s/>look-up only Verbs - as required for an Engine as described by STANBOL-3</text:p>
            <text:p>22. The presence of POS tags in the Analyzed Content is optional. If no POS tags are available,</text:p>
            <text:p><text:s/>than all words need to be processed.</text:p>
            <text:p><text:s/>- support for Chunks: Skip words outside of chunks; Skip</text:p>
            <text:p>/Process chunks based on type. The presence of Chunks tags in the Analyzed Content is optional.</text:p>
            <text:p><text:s/>If no Chunks are available than no words of the text can be skipped.</text:p>
            <text:p/>
            <text:p>My current plan is to co</text:p>
            <text:p>mmit this code within the TaxonomyLinkingEngine bundle, but in the end it will be the best to c</text:p>
            <text:p>reate an own module out of it - such a EntityFetch engine. </text:p>
            <text:p/>
            <text:p>As soon as I am ready to commit an</text:p>
            <text:p><text:s/>first version (hopefully in the coming days) I will post an update here.</text:p>
            <text:p/>
            <text:p>best</text:p>
            <text:p>Rupert Westenth</text:p>
            <text:p>aler</text:p>
            <text:p/>
            <text:p>[1] http://svn.apache.org/repos/asf/incubator/stanbol/trunk/commons/opennlp/src/main/java</text:p>
            <text:p>/org/apache/stanbol/commons/opennlp/TextAnalyzer.java</text:p>
          </table:table-cell>
          <table:table-cell table:number-columns-repeated="1019"/>
        </table:table-row>
        <table:table-row table:style-name="ro24">
          <table:table-cell table:number-columns-repeated="3"/>
          <table:table-cell office:value-type="string">
            <text:p>13113206</text:p>
          </table:table-cell>
          <table:table-cell office:value-type="string">
            <text:p>Hi</text:p>
            <text:p/>
            <text:p>The new KeywordLinkingEngine[1][2] should be a much better bases for this work. It already </text:p>
            <text:p>separates Tokenizing/NLP and EnttiyLookup from the matching process and as described in [2] it </text:p>
            <text:p>would be also possible to make the Label Matching as well as result processing plug-able. </text:p>
            <text:p/>
            <text:p>I t</text:p>
            <text:p>hink it would be even better to move the Tokenizing/NLP part to an own EnhancementEngine and st</text:p>
            <text:p>ore the results within the EnhancementStructure. because this would give us even more flexibili</text:p>
            <text:p>ty because multiple other Engines could use such results.</text:p>
            <text:p/>
            <text:p>However I have decided against that </text:p>
            <text:p>- for now, because expressing Tokens, POS tags and Chunks as RDF triples and adding them to the</text:p>
            <text:p><text:s/>metadata would most likely be much to inefficient.</text:p>
            <text:p/>
            <text:p/>
            <text:p>[1] http://markmail.org/message/7dmjqxqaf</text:p>
            <text:p>yehcnqr</text:p>
            <text:p>[2] http://incubator.apache.org/stanbol/docs/trunk/enhancer/engines/keywordlinkingengin</text:p>
            <text:p>e.html</text:p>
          </table:table-cell>
          <table:table-cell table:number-columns-repeated="1019"/>
        </table:table-row>
        <table:table-row table:style-name="ro9">
          <table:table-cell table:number-columns-repeated="3"/>
          <table:table-cell office:value-type="string">
            <text:p>13222711</text:p>
          </table:table-cell>
          <table:table-cell office:value-type="string">
            <text:p>see [1] for the documentation of the KeywordLinkingEngine (the new name of this engine)</text:p>
            <text:p/>
            <text:p>[1] ht</text:p>
            <text:p>tp://incubator.apache.org/stanbol/docs/trunk/enhancer/engines/keywordlinkingengine.htm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15507</text:p>
          </table:table-cell>
          <table:table-cell office:value-type="string">
            <text:p>STANBOL-302</text:p>
          </table:table-cell>
          <table:table-cell office:value-type="string">
            <text:p>RuleStoreImpl constructor causes null pointer exceptions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number-columns-repeated="2" office:value-type="string">
            <text:p>NO COMMENT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15503</text:p>
          </table:table-cell>
          <table:table-cell office:value-type="string">
            <text:p>STANBOL-301</text:p>
          </table:table-cell>
          <table:table-cell office:value-type="string">
            <text:p>Get rid of hardwired Xerces dependency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3125468</text:p>
          </table:table-cell>
          <table:table-cell office:value-type="string">
            <text:p>Xerces Dependency is now embedded in reengineer.xm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15363</text:p>
          </table:table-cell>
          <table:table-cell office:value-type="string">
            <text:p>STANBOL-300</text:p>
          </table:table-cell>
          <table:table-cell office:value-type="string">
            <text:p>Improvements to the JSON serialization of Entityhub Representations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3071001</text:p>
          </table:table-cell>
          <table:table-cell office:value-type="string">
            <text:p>implemented with revision 1151013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15291</text:p>
          </table:table-cell>
          <table:table-cell office:value-type="string">
            <text:p>STANBOL-299</text:p>
          </table:table-cell>
          <table:table-cell office:value-type="string">
            <text:p>Add integration tests to entityHub</text:p>
          </table:table-cell>
          <table:table-cell table:number-columns-repeated="1021"/>
        </table:table-row>
        <table:table-row table:style-name="ro5">
          <table:table-cell table:number-columns-repeated="3"/>
          <table:table-cell office:value-type="string">
            <text:p>13181342</text:p>
          </table:table-cell>
          <table:table-cell office:value-type="string">
            <text:p>In the meantime integration-tests for the Entityhub are almost complete. The only missing part </text:p>
            <text:p>is the CRUD interface of the Entityhub.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3533432</text:p>
          </table:table-cell>
          <table:table-cell office:value-type="string">
            <text:p>implemented with http://svn.apache.org/viewvc?rev=1422627&amp;view=rev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15224</text:p>
          </table:table-cell>
          <table:table-cell office:value-type="string">
            <text:p>STANBOL-298</text:p>
          </table:table-cell>
          <table:table-cell office:value-type="string">
            <text:p>Improve JSON serialization of FieldQuery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3071002</text:p>
          </table:table-cell>
          <table:table-cell office:value-type="string">
            <text:p>implemented with revision 1151013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15008</text:p>
          </table:table-cell>
          <table:table-cell office:value-type="string">
            <text:p>STANBOL-297</text:p>
          </table:table-cell>
          <table:table-cell office:value-type="string">
            <text:p>Add support for optional text constraints to FieldQuery</text:p>
          </table:table-cell>
          <table:table-cell table:number-columns-repeated="1021"/>
        </table:table-row>
        <table:table-row table:style-name="ro41">
          <table:table-cell table:number-columns-repeated="3"/>
          <table:table-cell office:value-type="string">
            <text:p>13069461</text:p>
          </table:table-cell>
          <table:table-cell office:value-type="string">
            <text:p>Changes to TextConstraint Interface</text:p>
            <text:p/>
            <text:p>* String getText() -&gt; List&lt;String&gt; getTexts()</text:p>
            <text:p>* String get</text:p>
            <text:p>Text() will be deprecated and only return the first element of the list</text:p>
            <text:p>* new Constructors that</text:p>
            <text:p><text:s/>allow to parse a List&lt;String&gt; texts as first Argument</text:p>
            <text:p/>
            <text:p>Changes to JSON serialization</text:p>
            <text:p/>
            <text:p>In futur</text:p>
            <text:p>e both String values AND JSON lists are supported as values for the "text" key. Therefore exist</text:p>
            <text:p>ing Applications do not need to be adapted (if the do not plan to use this feature)</text:p>
            <text:p/>
            <text:p>All the fo</text:p>
            <text:p>llowing three examples will be supported (however the first one would also select all Entities </text:p>
            <text:p>with Barack or Obama in its label while the other two would require both words in the label.</text:p>
            <text:p/>
            <text:p><text:s/></text:p>
            <text:p><text:s text:c="3"/>"constraints": [{ </text:p>
            <text:p><text:s text:c="7"/>"type": "text", </text:p>
            <text:p><text:s text:c="7"/>"languages": ["en"], </text:p>
            <text:p><text:s text:c="7"/>"text": ["Bar</text:p>
            <text:p>ack","Obama"], </text:p>
            <text:p><text:s text:c="7"/>"field": "http:\/\/www.w3.org\/2000\/01\/rdf-schema#label",</text:p>
            <text:p><text:s text:c="4"/>}]</text:p>
            <text:p/>
            <text:p><text:s text:c="4"/></text:p>
            <text:p>"constraints": [{ </text:p>
            <text:p><text:s text:c="7"/>"type": "text", </text:p>
            <text:p><text:s text:c="7"/>"languages": ["en"], </text:p>
            <text:p><text:s text:c="7"/>"text": "Barack </text:p>
            <text:p>Obama", </text:p>
            <text:p><text:s text:c="7"/>"field": "http:\/\/www.w3.org\/2000\/01\/rdf-schema#label",</text:p>
            <text:p><text:s text:c="4"/>}]</text:p>
            <text:p><text:s text:c="4"/></text:p>
            <text:p><text:s text:c="4"/>"co</text:p>
            <text:p>nstraints": [{ </text:p>
            <text:p><text:s text:c="7"/>"type": "text", </text:p>
            <text:p><text:s text:c="7"/>"languages": ["en"], </text:p>
            <text:p><text:s text:c="7"/>"text": ["Barack Ob</text:p>
            <text:p>ama"], </text:p>
            <text:p><text:s text:c="7"/>"field": "http:\/\/www.w3.org\/2000\/01\/rdf-schema#label",</text:p>
            <text:p><text:s text:c="4"/>}]</text:p>
            <text:p/>
            <text:p>The ResultLi</text:p>
            <text:p>st (also containing the query as executed) will also use a String as value of "text" in case a </text:p>
            <text:p>TextConstraint contains only a single text value.</text:p>
            <text:p/>
          </table:table-cell>
          <table:table-cell table:number-columns-repeated="1019"/>
        </table:table-row>
        <table:table-row table:style-name="ro8">
          <table:table-cell table:number-columns-repeated="3"/>
          <table:table-cell office:value-type="string">
            <text:p>13069632</text:p>
          </table:table-cell>
          <table:table-cell office:value-type="string">
            <text:p>implemented with #1149562</text:p>
            <text:p/>
            <text:p>For the RESTful interface this change is fully backwards compatible</text:p>
            <text:p/>
            <text:p>For the JavaAPI please note the deprecation of the TextConstraint.getText() method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14753</text:p>
          </table:table-cell>
          <table:table-cell office:value-type="string">
            <text:p>STANBOL-296</text:p>
          </table:table-cell>
          <table:table-cell office:value-type="string">
            <text:p>Remove crx-rmi bundle from CMS Adapter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number-columns-repeated="2" office:value-type="string">
            <text:p>NO COMMENT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14623</text:p>
          </table:table-cell>
          <table:table-cell office:value-type="string">
            <text:p>STANBOL-295</text:p>
          </table:table-cell>
          <table:table-cell office:value-type="string">
            <text:p>Ontology Manager Store - Web bundle should not be in trunk/commons/web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number-columns-repeated="2" office:value-type="string">
            <text:p>NO COMMENT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14609</text:p>
          </table:table-cell>
          <table:table-cell office:value-type="string">
            <text:p>STANBOL-294</text:p>
          </table:table-cell>
          <table:table-cell office:value-type="string">
            <text:p>Remove obsolete KReS Web templates</text:p>
          </table:table-cell>
          <table:table-cell table:number-columns-repeated="1021"/>
        </table:table-row>
        <table:table-row table:style-name="ro10">
          <table:table-cell table:number-columns-repeated="3"/>
          <table:table-cell office:value-type="string">
            <text:p>13067821</text:p>
          </table:table-cell>
          <table:table-cell office:value-type="string">
            <text:p>reengineer.web.patch:</text:p>
            <text:p>removes old KReS web template and adds license header in the file that wa</text:p>
            <text:p>s missing <text:s/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14597</text:p>
          </table:table-cell>
          <table:table-cell office:value-type="string">
            <text:p>STANBOL-293</text:p>
          </table:table-cell>
          <table:table-cell office:value-type="string">
            <text:p>Remove -SNAPSHOT dependencies from all POMs that will be released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3215701</text:p>
          </table:table-cell>
          <table:table-cell office:value-type="string">
            <text:p>The remaining SNAPSHOTs are only org.apache.stanbol artifact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14434</text:p>
          </table:table-cell>
          <table:table-cell office:value-type="string">
            <text:p>STANBOL-292</text:p>
          </table:table-cell>
          <table:table-cell office:value-type="string">
            <text:p>Update version numbers to three digits plus "-incubating" suffix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number-columns-repeated="2" office:value-type="string">
            <text:p>NO COMMENT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14431</text:p>
          </table:table-cell>
          <table:table-cell office:value-type="string">
            <text:p>STANBOL-291</text:p>
          </table:table-cell>
          <table:table-cell office:value-type="string">
            <text:p>Check that all POMs use artifacts whose versions are defined in parent POM</text:p>
          </table:table-cell>
          <table:table-cell table:number-columns-repeated="1021"/>
        </table:table-row>
        <table:table-row table:style-name="ro42">
          <table:table-cell table:number-columns-repeated="3"/>
          <table:table-cell office:value-type="string">
            <text:p>13067099</text:p>
          </table:table-cell>
          <table:table-cell office:value-type="string">
            <text:p>Some of these version removals is causing rules/refactor tests to fail on a missing class def. </text:p>
            <text:p/>
            <text:p/>
            <text:p>Surefire report attached.</text:p>
            <text:p/>
            <text:p>e.g.</text:p>
            <text:p/>
            <text:p>----</text:p>
            <text:p/>
            <text:p>refactoringTest(org.apache.stanbol.rules.refactor.Refa</text:p>
            <text:p>ctoringTest) <text:s/>Time elapsed: 0.996 sec <text:s/>&lt;&lt;&lt; ERROR!</text:p>
            <text:p>java.lang.NoClassDefFoundError: org/apache/cl</text:p>
            <text:p>erezza/rdf/jena/serializer/JenaSerializerProvider</text:p>
            <text:p><text:tab/>at org.apache.stanbol.owl.transformation.Jen</text:p>
            <text:p>aToClerezzaConverter.clerezzaMGraphToJenaModel(JenaToClerezzaConverter.java:113)</text:p>
            <text:p><text:tab/>at org.apache</text:p>
            <text:p>.stanbol.rules.refactor.impl.RefactorerImpl.kReSCoreOperation(RefactorerImpl.java:523)</text:p>
            <text:p><text:tab/>at org.</text:p>
            <text:p>apache.stanbol.rules.refactor.impl.RefactorerImpl.ontologyRefactoring(RefactorerImpl.java:391)</text:p>
            <text:p/>
            <text:p><text:tab/>at org.apache.stanbol.rules.refactor.RefactoringTest.refactoringTest(RefactoringTest.java:263)</text:p>
            <text:p/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13067628</text:p>
          </table:table-cell>
          <table:table-cell office:value-type="string">
            <text:p>All artifacts that are part of the release now refer correctly to the parent POM for their depe</text:p>
            <text:p>ndencie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14427</text:p>
          </table:table-cell>
          <table:table-cell office:value-type="string">
            <text:p>STANBOL-290</text:p>
          </table:table-cell>
          <table:table-cell office:value-type="string">
            <text:p>Remove ${stanbol-version} from all POMs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3066998</text:p>
          </table:table-cell>
          <table:table-cell office:value-type="string">
            <text:p>I think it's not a problem as long as it's not used in the main &lt;version/&gt; tag of the pom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14425</text:p>
          </table:table-cell>
          <table:table-cell office:value-type="string">
            <text:p>STANBOL-289</text:p>
          </table:table-cell>
          <table:table-cell office:value-type="string">
            <text:p>Split integration-tests</text:p>
          </table:table-cell>
          <table:table-cell table:number-columns-repeated="1021"/>
        </table:table-row>
        <table:table-row table:style-name="ro5">
          <table:table-cell table:number-columns-repeated="3"/>
          <table:table-cell office:value-type="string">
            <text:p>13066914</text:p>
          </table:table-cell>
          <table:table-cell office:value-type="string">
            <text:p>We need to be careful <text:s/>not being too modular with integration tests though: setup and tear-down</text:p>
            <text:p><text:s/>for the server being tested is not cheap.</text:p>
          </table:table-cell>
          <table:table-cell table:number-columns-repeated="1019"/>
        </table:table-row>
        <table:table-row table:style-name="ro12">
          <table:table-cell table:number-columns-repeated="3"/>
          <table:table-cell office:value-type="string">
            <text:p>13066921</text:p>
          </table:table-cell>
          <table:table-cell office:value-type="string">
            <text:p>Right.</text:p>
            <text:p/>
            <text:p>The setup should only be done once - then all integration tests should be executed - th</text:p>
            <text:p>en tear-down. But I want the integration tests of bundle X be deactivated if I remove X from th</text:p>
            <text:p>e reactor build. Don't know if this will be possible - it would mean to adjust the launcher som</text:p>
            <text:p>ehow dynamically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14423</text:p>
          </table:table-cell>
          <table:table-cell office:value-type="string">
            <text:p>STANBOL-288</text:p>
          </table:table-cell>
          <table:table-cell office:value-type="string">
            <text:p>Make 'framework' profile releasable</text:p>
          </table:table-cell>
          <table:table-cell table:number-columns-repeated="1021"/>
        </table:table-row>
        <table:table-row table:style-name="ro5">
          <table:table-cell table:number-columns-repeated="3"/>
          <table:table-cell office:value-type="string">
            <text:p>13068359</text:p>
          </table:table-cell>
          <table:table-cell office:value-type="string">
            <text:p>With the 'framework launcher' the 'framework' profile contains everything needed for releasing </text:p>
            <text:p>it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5">
          <table:table-cell office:value-type="string">
            <text:p>12514420</text:p>
          </table:table-cell>
          <table:table-cell office:value-type="string">
            <text:p>STANBOL-287</text:p>
          </table:table-cell>
          <table:table-cell office:value-type="string">
            <text:p>Support Removal of SolrIndexes installed based on Configurations/Files managed by the Sling Ins</text:p>
            <text:p>taller</text:p>
          </table:table-cell>
          <table:table-cell table:number-columns-repeated="1021"/>
        </table:table-row>
        <table:table-row table:style-name="ro5">
          <table:table-cell table:number-columns-repeated="3"/>
          <table:table-cell office:value-type="string">
            <text:p>13066893</text:p>
          </table:table-cell>
          <table:table-cell office:value-type="string">
            <text:p>Uninstalling Indexes depends on the implementation uninstalling Resources installed from a Bund</text:p>
            <text:p>le. A functionality not yet implemented in STANBOL-140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3222707</text:p>
          </table:table-cell>
          <table:table-cell office:value-type="string">
            <text:p>implemented with revision #1150054 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14413</text:p>
          </table:table-cell>
          <table:table-cell office:value-type="string">
            <text:p>STANBOL-286</text:p>
          </table:table-cell>
          <table:table-cell office:value-type="string">
            <text:p>Create distribution assemblies in the release profile</text:p>
          </table:table-cell>
          <table:table-cell table:number-columns-repeated="1021"/>
        </table:table-row>
        <table:table-row table:style-name="ro5">
          <table:table-cell table:number-columns-repeated="3"/>
          <table:table-cell office:value-type="string">
            <text:p>13068297</text:p>
          </table:table-cell>
          <table:table-cell office:value-type="string">
            <text:p>Don't need release dependencies as we rely on the standard Apache release process with Maven re</text:p>
            <text:p>lease plugin. This will do the job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14245</text:p>
          </table:table-cell>
          <table:table-cell office:value-type="string">
            <text:p>STANBOL-285</text:p>
          </table:table-cell>
          <table:table-cell office:value-type="string">
            <text:p>Add support for selective ontology library (lazy) loading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number-columns-repeated="2" office:value-type="string">
            <text:p>NO COMMENT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5">
          <table:table-cell office:value-type="string">
            <text:p>12514238</text:p>
          </table:table-cell>
          <table:table-cell office:value-type="string">
            <text:p>STANBOL-284</text:p>
          </table:table-cell>
          <table:table-cell office:value-type="string">
            <text:p>Ontology Manager Store should use OWLAPI and OWLlink libraries already provided by owl and reas</text:p>
            <text:p>oners/owllink bundles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number-columns-repeated="2" office:value-type="string">
            <text:p>NO COMMENT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14215</text:p>
          </table:table-cell>
          <table:table-cell office:value-type="string">
            <text:p>STANBOL-283</text:p>
          </table:table-cell>
          <table:table-cell office:value-type="string">
            <text:p>reengineer/xml tests failing on Linux</text:p>
          </table:table-cell>
          <table:table-cell table:number-columns-repeated="1021"/>
        </table:table-row>
        <table:table-row table:style-name="ro5">
          <table:table-cell table:number-columns-repeated="3"/>
          <table:table-cell office:value-type="string">
            <text:p>13125470</text:p>
          </table:table-cell>
          <table:table-cell office:value-type="string">
            <text:p>Tests now work on previously failing configuration. reengineer POMs are now also backwards comp</text:p>
            <text:p>atible with Maven 2.2.1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14205</text:p>
          </table:table-cell>
          <table:table-cell office:value-type="string">
            <text:p>STANBOL-282</text:p>
          </table:table-cell>
          <table:table-cell office:value-type="string">
            <text:p>Add license information to Reasoners Web Scripts</text:p>
          </table:table-cell>
          <table:table-cell table:number-columns-repeated="1021"/>
        </table:table-row>
        <table:table-row table:style-name="ro10">
          <table:table-cell table:number-columns-repeated="3"/>
          <table:table-cell office:value-type="string">
            <text:p>13067648</text:p>
          </table:table-cell>
          <table:table-cell office:value-type="string">
            <text:p>reasoners.license.patch: </text:p>
            <text:p>remove old reasoners template and javascript. It solve the problem of</text:p>
            <text:p><text:s/>license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14200</text:p>
          </table:table-cell>
          <table:table-cell office:value-type="string">
            <text:p>STANBOL-281</text:p>
          </table:table-cell>
          <table:table-cell office:value-type="string">
            <text:p>Add license information to Rules Web Scripts</text:p>
          </table:table-cell>
          <table:table-cell table:number-columns-repeated="1021"/>
        </table:table-row>
        <table:table-row table:style-name="ro10">
          <table:table-cell table:number-columns-repeated="3"/>
          <table:table-cell office:value-type="string">
            <text:p>13067646</text:p>
          </table:table-cell>
          <table:table-cell office:value-type="string">
            <text:p>rules.license.patch: </text:p>
            <text:p>remove old rules template and javascript. It solve the problem of license</text:p>
            <text:p>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14194</text:p>
          </table:table-cell>
          <table:table-cell office:value-type="string">
            <text:p>STANBOL-280</text:p>
          </table:table-cell>
          <table:table-cell office:value-type="string">
            <text:p>Add license information to OntologyManager Web Scripts</text:p>
          </table:table-cell>
          <table:table-cell table:number-columns-repeated="1021"/>
        </table:table-row>
        <table:table-row table:style-name="ro10">
          <table:table-cell table:number-columns-repeated="3"/>
          <table:table-cell office:value-type="string">
            <text:p>13067645</text:p>
          </table:table-cell>
          <table:table-cell office:value-type="string">
            <text:p>ontologymanager.license.patch: </text:p>
            <text:p>remove old ontologymanager template and javascript. It solve ht</text:p>
            <text:p>e problem of license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14186</text:p>
          </table:table-cell>
          <table:table-cell office:value-type="string">
            <text:p>STANBOL-279</text:p>
          </table:table-cell>
          <table:table-cell office:value-type="string">
            <text:p>Add license information to OntologyManager Store Ext owllink</text:p>
          </table:table-cell>
          <table:table-cell table:number-columns-repeated="1021"/>
        </table:table-row>
        <table:table-row table:style-name="ro10">
          <table:table-cell table:number-columns-repeated="3"/>
          <table:table-cell office:value-type="string">
            <text:p>13065817</text:p>
          </table:table-cell>
          <table:table-cell office:value-type="string">
            <text:p>Fabian, I will remove the ext bundle of Ontology Manager - Store. Instead, the ones in the trun</text:p>
            <text:p>k/owl and trunk/reasoners/owllink as OWLAPI and OWLlink libraries will be used but it requires </text:p>
            <text:p>some adjustments in the pom files. I will open a new issue for that.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3067920</text:p>
          </table:table-cell>
          <table:table-cell office:value-type="string">
            <text:p>I think this issue has been resolved as the Ext bundle was deleted completely.</text:p>
          </table:table-cell>
          <table:table-cell table:number-columns-repeated="1019"/>
        </table:table-row>
        <table:table-row table:style-name="ro10">
          <table:table-cell table:number-columns-repeated="3"/>
          <table:table-cell office:value-type="string">
            <text:p>13212708</text:p>
          </table:table-cell>
          <table:table-cell office:value-type="string">
            <text:p>Since ontologymanager/store/ext does not exist anymore and the component now refers to the (now</text:p>
            <text:p><text:s/>AL2-licensed) OWLlink API stored in the org.apache.stanbol.reasoners.owllink embedded Maven re</text:p>
            <text:p>po, this issue is now obsolete. See STANBOL-2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14184</text:p>
          </table:table-cell>
          <table:table-cell office:value-type="string">
            <text:p>STANBOL-278</text:p>
          </table:table-cell>
          <table:table-cell office:value-type="string">
            <text:p>Add license information to OntologyManager Store Ext owlapi</text:p>
          </table:table-cell>
          <table:table-cell table:number-columns-repeated="1021"/>
        </table:table-row>
        <table:table-row table:style-name="ro5">
          <table:table-cell table:number-columns-repeated="3"/>
          <table:table-cell office:value-type="string">
            <text:p>13122717</text:p>
          </table:table-cell>
          <table:table-cell office:value-type="string">
            <text:p>This issue, along with STANBOL-279, should be probably addressed by someone else, since I don't</text:p>
            <text:p><text:s/>know which is the status of this module.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13212706</text:p>
          </table:table-cell>
          <table:table-cell office:value-type="string">
            <text:p>ontologymanager/store now refers to the (now AL2-licensed) OWL API stored in the org.apache.sta</text:p>
            <text:p>nbol.commons.owl embedded Maven repo.</text:p>
          </table:table-cell>
          <table:table-cell table:number-columns-repeated="1019"/>
        </table:table-row>
        <table:table-row table:style-name="ro10">
          <table:table-cell table:number-columns-repeated="3"/>
          <table:table-cell office:value-type="string">
            <text:p>13212707</text:p>
          </table:table-cell>
          <table:table-cell office:value-type="string">
            <text:p>Since ontologymanager/store/ext does not exist anymore and the component now refers to the (now</text:p>
            <text:p><text:s/>AL2-licensed) OWL API stored in the org.apache.stanbol.commons.owl embedded Maven repo, this i</text:p>
            <text:p>ssue is now obsolete. See STANBOL-26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14181</text:p>
          </table:table-cell>
          <table:table-cell office:value-type="string">
            <text:p>STANBOL-277</text:p>
          </table:table-cell>
          <table:table-cell office:value-type="string">
            <text:p>Add license information to Ontonet ontologies</text:p>
          </table:table-cell>
          <table:table-cell table:number-columns-repeated="1021"/>
        </table:table-row>
        <table:table-row table:style-name="ro39">
          <table:table-cell table:number-columns-repeated="3"/>
          <table:table-cell office:value-type="string">
            <text:p>13067077</text:p>
          </table:table-cell>
          <table:table-cell office:value-type="string">
            <text:p>- maincharacters.owl, nameless_ontology.owl and krestest.owl are authored within the ontonet pr</text:p>
            <text:p>oject, I don't see a problem with licensing them Apache.</text:p>
            <text:p>- index.rdf is FOAF - Creative Commons</text:p>
            <text:p>.</text:p>
            <text:p>- pizza.owl I don't know, but we can exchange it with an in-house ontology.</text:p>
            <text:p>- all the others </text:p>
            <text:p>belong in the ontologydesignpatterns.org repository. CNR stuff, should be okay to license it bu</text:p>
            <text:p>t I'll double-check. </text:p>
          </table:table-cell>
          <table:table-cell table:number-columns-repeated="1019"/>
        </table:table-row>
        <table:table-row table:style-name="ro39">
          <table:table-cell table:number-columns-repeated="3"/>
          <table:table-cell office:value-type="string">
            <text:p>13067606</text:p>
          </table:table-cell>
          <table:table-cell office:value-type="string">
            <text:p>&gt; Not sure if we can just add an Apache License header to those files.</text:p>
            <text:p/>
            <text:p>Even on the sheer techn</text:p>
            <text:p>ical side, it is not a good practice for ontologies. If you include licenses as XML (or whateve</text:p>
            <text:p>r other format) comment headers, any ontology manager, editor or API will wipe them away. </text:p>
            <text:p/>
            <text:p>It'</text:p>
            <text:p>s probably best to have them as owl:versionInfo annotations.</text:p>
          </table:table-cell>
          <table:table-cell table:number-columns-repeated="1019"/>
        </table:table-row>
        <table:table-row table:style-name="ro10">
          <table:table-cell table:number-columns-repeated="3"/>
          <table:table-cell office:value-type="string">
            <text:p>13067613</text:p>
          </table:table-cell>
          <table:table-cell office:value-type="string">
            <text:p>I don't think its a question what an onotology manager would do with such files. The point is t</text:p>
            <text:p>hat the files are provided under a certain license and users of that file have to agree with th</text:p>
            <text:p>at. So IMO its best to have the license header directly in the file when ever possible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14074</text:p>
          </table:table-cell>
          <table:table-cell office:value-type="string">
            <text:p>STANBOL-276</text:p>
          </table:table-cell>
          <table:table-cell office:value-type="string">
            <text:p>Metaxa Engine contains XSL file with unapproved license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3065471</text:p>
          </table:table-cell>
          <table:table-cell office:value-type="string">
            <text:p>Removed the file. It wasn't used anyway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13936</text:p>
          </table:table-cell>
          <table:table-cell office:value-type="string">
            <text:p>STANBOL-275</text:p>
          </table:table-cell>
          <table:table-cell office:value-type="string">
            <text:p>Add license headers to owlapi files</text:p>
          </table:table-cell>
          <table:table-cell table:number-columns-repeated="1021"/>
        </table:table-row>
        <table:table-row table:style-name="ro9">
          <table:table-cell table:number-columns-repeated="3"/>
          <table:table-cell office:value-type="string">
            <text:p>13065099</text:p>
          </table:table-cell>
          <table:table-cell office:value-type="string">
            <text:p>We cannot add license headers to those files as they're not ours - what we could do is add a RE</text:p>
            <text:p>ADME or similar file at the top of this local maven repository, to explain why it's here, what </text:p>
            <text:p>files with which licenses are in it and point to the JIRA issue that reminds us to get rid of t</text:p>
            <text:p>his repository when that becomes possible.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3065140</text:p>
          </table:table-cell>
          <table:table-cell office:value-type="string">
            <text:p>And is there a way to exclude those files from the RAT report?</text:p>
          </table:table-cell>
          <table:table-cell table:number-columns-repeated="1019"/>
        </table:table-row>
        <table:table-row table:style-name="ro11">
          <table:table-cell table:number-columns-repeated="3"/>
          <table:table-cell office:value-type="string">
            <text:p>13065167</text:p>
          </table:table-cell>
          <table:table-cell office:value-type="string">
            <text:p>I asked on the RAT ML. We can exclude files by using</text:p>
            <text:p/>
            <text:p>&lt;excludes&gt;</text:p>
            <text:p>&lt;!--</text:p>
            <text:p>License in README</text:p>
            <text:p>--&gt;</text:p>
            <text:p>&lt;ex</text:p>
            <text:p>clude&gt;foo/bar/DocumentWithoutLicenseHeader.txt&lt;/exclude&gt;</text:p>
            <text:p/>
            <text:p>in the configuration.</text:p>
          </table:table-cell>
          <table:table-cell table:number-columns-repeated="1019"/>
        </table:table-row>
        <table:table-row table:style-name="ro9">
          <table:table-cell table:number-columns-repeated="3"/>
          <table:table-cell office:value-type="string">
            <text:p>13065222</text:p>
          </table:table-cell>
          <table:table-cell office:value-type="string">
            <text:p>With r1146668 the owlapi files are excluded from the RAT check.</text:p>
            <text:p/>
            <text:p>Still need a README file point</text:p>
            <text:p>ing to the license of those files.</text:p>
          </table:table-cell>
          <table:table-cell table:number-columns-repeated="1019"/>
        </table:table-row>
        <table:table-row table:style-name="ro12">
          <table:table-cell table:number-columns-repeated="3"/>
          <table:table-cell office:value-type="string">
            <text:p>13067004</text:p>
          </table:table-cell>
          <table:table-cell office:value-type="string">
            <text:p>I don't get it, where does this README file go?</text:p>
            <text:p/>
            <text:p>And how do you point to the license?</text:p>
            <text:p/>
            <text:p>I can se</text:p>
            <text:p>e the LICENSE.txt file once I unpack the compiled owlapi artifact.</text:p>
          </table:table-cell>
          <table:table-cell table:number-columns-repeated="1019"/>
        </table:table-row>
        <table:table-row table:style-name="ro12">
          <table:table-cell table:number-columns-repeated="3"/>
          <table:table-cell office:value-type="string">
            <text:p>13067005</text:p>
          </table:table-cell>
          <table:table-cell office:value-type="string">
            <text:p>Please, add a README at</text:p>
            <text:p/>
            <text:p>/owl/src/main/resources/maven</text:p>
            <text:p/>
            <text:p>that states the licenses of the JARs in</text:p>
            <text:p><text:s/>the local Maven repo. If we only use OWLAPI 3.2.3 we should remove the others.</text:p>
          </table:table-cell>
          <table:table-cell table:number-columns-repeated="1019"/>
        </table:table-row>
        <table:table-row table:style-name="ro9">
          <table:table-cell table:number-columns-repeated="3"/>
          <table:table-cell office:value-type="string">
            <text:p>13067049</text:p>
          </table:table-cell>
          <table:table-cell office:value-type="string">
            <text:p>Versions prior to 3.2.3 are not being built in any profile.</text:p>
            <text:p/>
            <text:p>I would remove them along with the</text:p>
            <text:p><text:s/>addition of the readme file.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3067058</text:p>
          </table:table-cell>
          <table:table-cell office:value-type="string">
            <text:p>What about the changes in r1147901 ? Do they fix the issue?</text:p>
          </table:table-cell>
          <table:table-cell table:number-columns-repeated="1019"/>
        </table:table-row>
        <table:table-row table:style-name="ro39">
          <table:table-cell table:number-columns-repeated="3"/>
          <table:table-cell office:value-type="string">
            <text:p>13067107</text:p>
          </table:table-cell>
          <table:table-cell office:value-type="string">
            <text:p>In my opinion [1] should point to an URL from owlapi that confirms that it's Apache licensed.</text:p>
            <text:p/>
            <text:p/>
            <text:p>If I look at http://owlapi.sourceforge.net/ it still says LGPL only - I know this has been disc</text:p>
            <text:p>ussed and we're probably clean, but the readme file should document that.</text:p>
            <text:p/>
            <text:p>[1] http://svn.apach</text:p>
            <text:p>e.org/repos/asf/incubator/stanbol/trunk/owl/src/main/resources/maven/repo/README.txt</text:p>
          </table:table-cell>
          <table:table-cell table:number-columns-repeated="1019"/>
        </table:table-row>
        <table:table-row table:style-name="ro43">
          <table:table-cell table:number-columns-repeated="3"/>
          <table:table-cell office:value-type="string">
            <text:p>13067110</text:p>
          </table:table-cell>
          <table:table-cell office:value-type="string">
            <text:p>How about the v3 trunk pom:</text:p>
            <text:p/>
            <text:p>https://owlapi.svn.sourceforge.net/svnroot/owlapi/v3/trunk/pom.xml</text:p>
            <text:p/>
            <text:p/>
            <text:p>has the following</text:p>
            <text:p/>
            <text:p><text:tab/>&lt;licenses&gt;</text:p>
            <text:p><text:tab/><text:tab/>&lt;license&gt;</text:p>
            <text:p><text:tab/><text:tab/><text:tab/>&lt;name&gt;Apache License Version 2.0, January 2004&lt;</text:p>
            <text:p>/name&gt;</text:p>
            <text:p><text:tab/><text:tab/><text:tab/>&lt;url&gt;http://www.apache.org/licenses/&lt;/url&gt;</text:p>
            <text:p><text:tab/><text:tab/><text:tab/>&lt;distribution&gt;repo&lt;/distribution&gt;</text:p>
            <text:p><text:tab/><text:tab/>&lt;/l</text:p>
            <text:p>icense&gt;</text:p>
            <text:p><text:tab/>&lt;/licenses&gt;</text:p>
          </table:table-cell>
          <table:table-cell table:number-columns-repeated="1019"/>
        </table:table-row>
        <table:table-row table:style-name="ro10">
          <table:table-cell table:number-columns-repeated="3"/>
          <table:table-cell office:value-type="string">
            <text:p>13067605</text:p>
          </table:table-cell>
          <table:table-cell office:value-type="string">
            <text:p>Hi, I have asked the owlapi team to update the web site. They did (thank you, guys!).</text:p>
            <text:p>Now http:</text:p>
            <text:p>//owlapi.sourceforge.net/ explicitly mentions the dual license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13928</text:p>
          </table:table-cell>
          <table:table-cell office:value-type="string">
            <text:p>STANBOL-274</text:p>
          </table:table-cell>
          <table:table-cell office:value-type="string">
            <text:p>Provide License information for files in WebVIE bundle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3218979</text:p>
          </table:table-cell>
          <table:table-cell office:value-type="string">
            <text:p>The rat tool is happy now.</text:p>
          </table:table-cell>
          <table:table-cell table:number-columns-repeated="1019"/>
        </table:table-row>
        <table:table-row table:style-name="ro10">
          <table:table-cell table:number-columns-repeated="3"/>
          <table:table-cell office:value-type="string">
            <text:p>13230172</text:p>
          </table:table-cell>
          <table:table-cell office:value-type="string">
            <text:p>The RAT plugin is not happy anymore.</text:p>
            <text:p/>
            <text:p>31 unapproved licenses.</text:p>
          </table:table-cell>
          <table:table-cell table:number-columns-repeated="1019"/>
        </table:table-row>
        <table:table-row table:style-name="ro44">
          <table:table-cell table:number-columns-repeated="3"/>
          <table:table-cell office:value-type="string">
            <text:p>13230242</text:p>
          </table:table-cell>
          <table:table-cell office:value-type="string">
            <text:p>31 Unknown Licenses</text:p>
            <text:p/>
            <text:p>*******************************</text:p>
            <text:p/>
            <text:p>Unapproved licenses:</text:p>
            <text:p/>
            <text:p><text:s text:c="2"/>src/main/resource</text:p>
            <text:p>s/org/apache/stanbol/commons/web/vie/static/annotate.coffee</text:p>
            <text:p><text:s text:c="2"/>src/main/resources/org/apache/sta</text:p>
            <text:p>nbol/commons/web/vie/static/annotate.css</text:p>
            <text:p><text:s text:c="2"/>src/main/resources/org/apache/stanbol/commons/web/vi</text:p>
            <text:p>e/static/lib/jquery/jquery-ui.min.css</text:p>
            <text:p><text:s text:c="2"/>src/main/resources/org/apache/stanbol/commons/web/vie/s</text:p>
            <text:p>tatic/lib/jquery-1.7.1.js</text:p>
            <text:p><text:s text:c="2"/>src/main/resources/org/apache/stanbol/commons/web/vie/static/lib/Sm</text:p>
            <text:p>oothness/jquery.ui.base.css</text:p>
            <text:p><text:s text:c="2"/>src/main/resources/org/apache/stanbol/commons/web/vie/static/lib/</text:p>
            <text:p>Smoothness/jquery.ui.resizable.css</text:p>
            <text:p><text:s text:c="2"/>src/main/resources/org/apache/stanbol/commons/web/vie/stat</text:p>
            <text:p>ic/lib/Smoothness/jquery.ui.accordion.css</text:p>
            <text:p><text:s text:c="2"/>src/main/resources/org/apache/stanbol/commons/web/v</text:p>
            <text:p>ie/static/lib/Smoothness/jquery.ui.button.css</text:p>
            <text:p><text:s text:c="2"/>src/main/resources/org/apache/stanbol/commons/w</text:p>
            <text:p>eb/vie/static/lib/Smoothness/jquery.ui.progressbar.css</text:p>
            <text:p><text:s text:c="2"/>src/main/resources/org/apache/stanbol/</text:p>
            <text:p>commons/web/vie/static/lib/Smoothness/jquery.ui.tabs.css</text:p>
            <text:p><text:s text:c="2"/>src/main/resources/org/apache/stanbo</text:p>
            <text:p>l/commons/web/vie/static/lib/Smoothness/jquery.ui.dialog.css</text:p>
            <text:p><text:s text:c="2"/>src/main/resources/org/apache/st</text:p>
            <text:p>anbol/commons/web/vie/static/lib/Smoothness/jquery.ui.datepicker.css</text:p>
            <text:p><text:s text:c="2"/>src/main/resources/org/a</text:p>
            <text:p>pache/stanbol/commons/web/vie/static/lib/Smoothness/jquery.ui.slider.css</text:p>
            <text:p><text:s text:c="2"/>src/main/resources/o</text:p>
            <text:p>rg/apache/stanbol/commons/web/vie/static/lib/Smoothness/jquery.ui.all.css</text:p>
            <text:p><text:s text:c="2"/>src/main/resources/</text:p>
            <text:p>org/apache/stanbol/commons/web/vie/static/lib/Smoothness/jquery-ui-1.8.13.custom.css</text:p>
            <text:p><text:s text:c="2"/>src/main</text:p>
            <text:p>/resources/org/apache/stanbol/commons/web/vie/static/lib/Smoothness/jquery.ui.autocomplete.css</text:p>
            <text:p/>
            <text:p><text:s text:c="2"/>src/main/resources/org/apache/stanbol/commons/web/vie/static/lib/Smoothness/jquery.ui.theme.c</text:p>
            <text:p>ss</text:p>
            <text:p><text:s text:c="2"/>src/main/resources/org/apache/stanbol/commons/web/vie/static/lib/Smoothness/jquery.ui.core</text:p>
            <text:p>.css</text:p>
            <text:p><text:s text:c="2"/>src/main/resources/org/apache/stanbol/commons/web/vie/static/lib/Smoothness/jquery.ui.se</text:p>
            <text:p>lectable.css</text:p>
            <text:p><text:s text:c="2"/>src/main/resources/org/apache/stanbol/commons/web/vie/static/lib/backbone.js</text:p>
            <text:p><text:s text:c="2"/>s</text:p>
            <text:p>rc/main/resources/org/apache/stanbol/commons/web/vie/static/lib/underscore-min.js</text:p>
            <text:p><text:s text:c="2"/>src/main/re</text:p>
            <text:p>sources/org/apache/stanbol/commons/web/vie/static/lib/vie/vie-latest.js</text:p>
            <text:p><text:s text:c="2"/>src/main/resources/or</text:p>
            <text:p>g/apache/stanbol/commons/web/vie/static/lib/vie/vie-latest.debug.js</text:p>
            <text:p><text:s text:c="2"/>src/main/resources/org/ap</text:p>
            <text:p>ache/stanbol/commons/web/vie/static/lib/jquery.rdfquery.debug.js</text:p>
            <text:p><text:s text:c="2"/>src/main/resources/org/apach</text:p>
            <text:p>e/stanbol/commons/web/vie/static/lib/Aristo/jquery-ui-1.8.7.custom.css</text:p>
            <text:p><text:s text:c="2"/>src/main/resources/org</text:p>
            <text:p>/apache/stanbol/commons/web/vie/static/lib/Aristo/jquery.ui.menu.css</text:p>
            <text:p><text:s text:c="2"/>src/main/resources/org/a</text:p>
            <text:p>pache/stanbol/commons/web/vie/static/lib/backbone-min.js</text:p>
            <text:p><text:s text:c="2"/>src/main/resources/org/apache/stanbo</text:p>
            <text:p>l/commons/web/vie/static/lib/jquery-ui.1.9m5.js</text:p>
            <text:p><text:s text:c="2"/>src/main/resources/org/apache/stanbol/commons</text:p>
            <text:p>/web/vie/static/lib/annotate.js</text:p>
            <text:p><text:s text:c="2"/>src/main/resources/org/apache/stanbol/commons/web/vie/static/</text:p>
            <text:p>lib/hallo/format.js</text:p>
            <text:p><text:s text:c="2"/>src/main/resources/org/apache/stanbol/commons/web/vie/static/lib/hallo/ha</text:p>
            <text:p>llo.js</text:p>
            <text:p/>
            <text:p>For each file we have to document the license.</text:p>
            <text:p><text:s/>- Exclude the file from RAT check in th</text:p>
            <text:p>e POM</text:p>
            <text:p><text:s/>- Add a note to NOTICE about the license of that file</text:p>
            <text:p><text:s/>- Add the license to the LICENSE </text:p>
            <text:p>file</text:p>
            <text:p/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>
            <text:p>13230353</text:p>
          </table:table-cell>
          <table:table-cell office:value-type="string">
            <text:p>Hi Fabian, </text:p>
            <text:p/>
            <text:p>please help me understand:</text:p>
            <text:p/>
            <text:p>I've put matching license definitions for the RAT tool</text:p>
            <text:p><text:s/>in the parent pom file which you removed here:</text:p>
            <text:p>http://svn.apache.org/viewvc/incubator/stanbol/</text:p>
            <text:p>trunk/parent/pom.xml?r1=1297108&amp;r2=1297145</text:p>
            <text:p/>
            <text:p>then you introduced them in another form, using &lt;li</text:p>
            <text:p>censeMerges&gt; here:</text:p>
            <text:p>http://svn.apache.org/viewvc/incubator/stanbol/trunk/parent/pom.xml?r1=12918</text:p>
            <text:p>51&amp;r2=1293162 </text:p>
            <text:p/>
            <text:p>Now RAT doesn't seem to understand this kind of configuration and makes a sad f</text:p>
            <text:p>ace as if I haven't done anything to make him happy.</text:p>
            <text:p>I hope you'd have an idea of what the solu</text:p>
            <text:p>tion could be. ;-)</text:p>
            <text:p/>
            <text:p>Thanks, </text:p>
            <text:p>Szaby</text:p>
          </table:table-cell>
          <table:table-cell table:number-columns-repeated="1019"/>
        </table:table-row>
        <table:table-row table:style-name="ro27">
          <table:table-cell table:number-columns-repeated="3"/>
          <table:table-cell office:value-type="string">
            <text:p>13230524</text:p>
          </table:table-cell>
          <table:table-cell office:value-type="string">
            <text:p>Hi Szaby,</text:p>
            <text:p/>
            <text:p>okay now I understand why this is broken again. I removed the configuration from the</text:p>
            <text:p><text:s/>parent POM because it prevented from getting notice about new files that should be handled exp</text:p>
            <text:p>licitly regarding the license. So its best to handle and configure the license for each file.</text:p>
            <text:p/>
            <text:p/>
            <text:p>The way to do it now is this:</text:p>
            <text:p><text:s/>- Create two files in /src/main/appended-resources/META-INF</text:p>
            <text:p><text:s text:c="4"/></text:p>
            <text:p>- NOTICE</text:p>
            <text:p><text:s text:c="4"/>- LICENSE</text:p>
            <text:p><text:s/>- For each file that RAT does not know the license for and that is not </text:p>
            <text:p>Apache licensed add a short note about the license in the NOTICE file</text:p>
            <text:p><text:s/>- Add the license text o</text:p>
            <text:p>f each new license to the LICENSE file</text:p>
            <text:p/>
            <text:p>The ASF policy is that each file that is not Apache lic</text:p>
            <text:p>ensed must be noted in the NOTICE file and its license added to the LICENSE file.</text:p>
            <text:p/>
            <text:p>After doing </text:p>
            <text:p>all this, the file can be excluded from the RAT check in the POM.</text:p>
            <text:p/>
            <text:p>I know it is a rather compli</text:p>
            <text:p>cated process. But these are the policies. I also spent a lot of time fixing licenses this way.</text:p>
            <text:p/>
            <text:p/>
            <text:p>Best,</text:p>
            <text:p><text:s/>- Fabian</text:p>
          </table:table-cell>
          <table:table-cell table:number-columns-repeated="1019"/>
        </table:table-row>
        <table:table-row table:style-name="ro14">
          <table:table-cell table:number-columns-repeated="3"/>
          <table:table-cell office:value-type="string">
            <text:p>13602228</text:p>
          </table:table-cell>
          <table:table-cell office:value-type="string">
            <text:p>Hi Fabian,</text:p>
            <text:p>Wow, this issue is still open? Okay, let me fix it.</text:p>
            <text:p>But beside resolving this issue </text:p>
            <text:p>I would like to upgrade VIE, annotate.js and hallo.js and possibly even include a dropdown to s</text:p>
            <text:p>elect the engine, just like in [1].</text:p>
            <text:p>WTYT?</text:p>
            <text:p/>
            <text:p>[1] http://szabyg.github.com/vie-annotation-bookmark</text:p>
            <text:p>let/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13602232</text:p>
          </table:table-cell>
          <table:table-cell office:value-type="string">
            <text:p>Yes, sure go ahead. But please open a new Jira issue to track your work. While you are doing th</text:p>
            <text:p>e update, you could also solve this license information issue.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3602248</text:p>
          </table:table-cell>
          <table:table-cell office:value-type="string">
            <text:p>Good point, see STANBOL-981. I'll try to do it next week.</text:p>
          </table:table-cell>
          <table:table-cell table:number-columns-repeated="1019"/>
        </table:table-row>
        <table:table-row table:style-name="ro45">
          <table:table-cell table:number-columns-repeated="3"/>
          <table:table-cell office:value-type="string">
            <text:p>13634149</text:p>
          </table:table-cell>
          <table:table-cell office:value-type="string">
            <text:p>RAT help needed.</text:p>
            <text:p/>
            <text:p>I made a `mvn clean install -Prat`. It tells me there are 37 unapproved licen</text:p>
            <text:p>ses (listed in RAT-REPORT).</text:p>
            <text:p>Almost all of them are MIT licensed (class A permissive) and almost</text:p>
            <text:p><text:s/>all of them state this fact even in their header, therefore here is my first question: Why doe</text:p>
            <text:p>sn't RAT recognize the MIT licensed files?</text:p>
            <text:p/>
            <text:p>So I tried to tell the RAT tool to ignore such file</text:p>
            <text:p>s by putting into the pom.xml something like</text:p>
            <text:p/>
            <text:p><text:s text:c="12"/>&lt;plugin&gt;</text:p>
            <text:p><text:s text:c="16"/>&lt;groupId&gt;org</text:p>
            <text:p>.apache.rat&lt;/groupId&gt;</text:p>
            <text:p><text:s text:c="16"/>&lt;artifactId&gt;apache-rat-plugin&lt;/artifactId&gt;</text:p>
            <text:p><text:s text:c="14"/></text:p>
            <text:p><text:s text:c="2"/>&lt;version&gt;0.8&lt;/version&gt;</text:p>
            <text:p><text:s text:c="16"/>&lt;configuration&gt;</text:p>
            <text:p><text:s text:c="20"/>&lt;excludes&gt;</text:p>
            <text:p><text:s text:c="7"/></text:p>
            <text:p><text:s text:c="17"/>&lt;exclude&gt;src/main/resources/META-INF/resources/static/enhancervie/annotate.css</text:p>
            <text:p>&lt;/exclude&gt;</text:p>
            <text:p><text:s text:c="20"/>&lt;/excludes&gt;</text:p>
            <text:p><text:s text:c="16"/>&lt;/configuration&gt;</text:p>
            <text:p><text:s text:c="12"/>&lt;/plugi</text:p>
            <text:p>n&gt;</text:p>
            <text:p/>
            <text:p>Surprisingly this made no difference at all so my second question: Is it possible and if ye</text:p>
            <text:p>s, why, that the RAT tool (run as profile!) ignores the project pom.xml?</text:p>
            <text:p/>
            <text:p>Sure, I could work ar</text:p>
            <text:p>ound the the second issue by running `mvn apache-rat:check` instead. But the README file says o</text:p>
            <text:p>ne should use the maven profile and I guess there's a reason for that.</text:p>
            <text:p/>
            <text:p>My third, last question</text:p>
            <text:p><text:s/>for today: Is it advisable to use CDN hosted lib releases e.g. for jQuery instead of committin</text:p>
            <text:p>g the files to the repository? Con: This would disable offline work of the tool.</text:p>
            <text:p/>
            <text:p>Any ideas?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13913</text:p>
          </table:table-cell>
          <table:table-cell office:value-type="string">
            <text:p>STANBOL-273</text:p>
          </table:table-cell>
          <table:table-cell office:value-type="string">
            <text:p>Review open bugs and improvements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3069521</text:p>
          </table:table-cell>
          <table:table-cell office:value-type="string">
            <text:p>This has been done and issues were closed or updated.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3180345</text:p>
          </table:table-cell>
          <table:table-cell office:value-type="string">
            <text:p>We have to review all JIRA issues again before doing a release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13911</text:p>
          </table:table-cell>
          <table:table-cell office:value-type="string">
            <text:p>STANBOL-272</text:p>
          </table:table-cell>
          <table:table-cell office:value-type="string">
            <text:p>Check and add AL2.0 header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3064570</text:p>
          </table:table-cell>
          <table:table-cell office:value-type="string">
            <text:p>The licenses of WebVIE files need to be checked.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3064619</text:p>
          </table:table-cell>
          <table:table-cell office:value-type="string">
            <text:p>Missing license information for owlapi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3065306</text:p>
          </table:table-cell>
          <table:table-cell office:value-type="string">
            <text:p>File src/main/resources/xslt/RDFa2RDFXML.xsl has an unapproved licens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3065787</text:p>
          </table:table-cell>
          <table:table-cell office:value-type="string">
            <text:p>Unsure about licenses of OWL fil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3065799</text:p>
          </table:table-cell>
          <table:table-cell office:value-type="string">
            <text:p>Missing README about licenses in local Maven repo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3065805</text:p>
          </table:table-cell>
          <table:table-cell office:value-type="string">
            <text:p>Missing README about licenses of artifacts in local Maven repo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3065842</text:p>
          </table:table-cell>
          <table:table-cell office:value-type="string">
            <text:p>Missing licenses for some J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3065859</text:p>
          </table:table-cell>
          <table:table-cell office:value-type="string">
            <text:p>Missing licenses for some J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3065869</text:p>
          </table:table-cell>
          <table:table-cell office:value-type="string">
            <text:p>Missing licenses of some J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3066926</text:p>
          </table:table-cell>
          <table:table-cell office:value-type="string">
            <text:p>stanbol-version needs to be remo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3068357</text:p>
          </table:table-cell>
          <table:table-cell office:value-type="string">
            <text:p>All artifacts in the 'framework' profile have AL20 license headers checked with RAT.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3137156</text:p>
          </table:table-cell>
          <table:table-cell office:value-type="string">
            <text:p>After some time there are again missing license headers. Check again before release.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3215689</text:p>
          </table:table-cell>
          <table:table-cell office:value-type="string">
            <text:p>All headers are fixed.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3215692</text:p>
          </table:table-cell>
          <table:table-cell office:value-type="string">
            <text:p>Reopen because WebVIE license ticket STANBOL-366 is still open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13903</text:p>
          </table:table-cell>
          <table:table-cell office:value-type="string">
            <text:p>STANBOL-271</text:p>
          </table:table-cell>
          <table:table-cell office:value-type="string">
            <text:p>New Maven profile "release"</text:p>
          </table:table-cell>
          <table:table-cell table:number-columns-repeated="1021"/>
        </table:table-row>
        <table:table-row table:style-name="ro5">
          <table:table-cell table:number-columns-repeated="3"/>
          <table:table-cell office:value-type="string">
            <text:p>13207554</text:p>
          </table:table-cell>
          <table:table-cell office:value-type="string">
            <text:p>There is the inherited apache-release profile and the framework profile which is releaseble by </text:p>
            <text:p>STANBOL-288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13902</text:p>
          </table:table-cell>
          <table:table-cell office:value-type="string">
            <text:p>STANBOL-270</text:p>
          </table:table-cell>
          <table:table-cell office:value-type="string">
            <text:p>Release Stanbol 0.9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3065846</text:p>
          </table:table-cell>
          <table:table-cell office:value-type="string">
            <text:p>Code cleanup needs to be finished.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3231162</text:p>
          </table:table-cell>
          <table:table-cell office:value-type="string">
            <text:p>Created a RC3 to be voted for.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3231163</text:p>
          </table:table-cell>
          <table:table-cell office:value-type="string">
            <text:p>RC3 Download: http://people.apache.org/~fchrist/apache-stanbol-0.9.0-incubating-RC3/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3234367</text:p>
          </table:table-cell>
          <table:table-cell office:value-type="string">
            <text:p>RC3 rollback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3240354</text:p>
          </table:table-cell>
          <table:table-cell office:value-type="string">
            <text:p>Reopened because of issues with RC5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3244031</text:p>
          </table:table-cell>
          <table:table-cell office:value-type="string">
            <text:p>Created 0.9.0-incubating RC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3257554</text:p>
          </table:table-cell>
          <table:table-cell office:value-type="string">
            <text:p>Reopen for RC7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3259885</text:p>
          </table:table-cell>
          <table:table-cell office:value-type="string">
            <text:p>RC7 was created and VOTE will start soon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13884</text:p>
          </table:table-cell>
          <table:table-cell office:value-type="string">
            <text:p>STANBOL-269</text:p>
          </table:table-cell>
          <table:table-cell office:value-type="string">
            <text:p>Logging improvements for Refactor engine and Rules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3064411</text:p>
          </table:table-cell>
          <table:table-cell office:value-type="string">
            <text:p>engines/refactor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3064412</text:p>
          </table:table-cell>
          <table:table-cell office:value-type="string">
            <text:p>rules/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13788</text:p>
          </table:table-cell>
          <table:table-cell office:value-type="string">
            <text:p>STANBOL-268</text:p>
          </table:table-cell>
          <table:table-cell office:value-type="string">
            <text:p>Configurable processing chains for enhancement</text:p>
          </table:table-cell>
          <table:table-cell table:number-columns-repeated="1021"/>
        </table:table-row>
        <table:table-row table:style-name="ro18">
          <table:table-cell table:number-columns-repeated="3"/>
          <table:table-cell office:value-type="string">
            <text:p>13063911</text:p>
          </table:table-cell>
          <table:table-cell office:value-type="string">
            <text:p>Send by Fabian Christ on stanbol-dev ML :</text:p>
            <text:p/>
            <text:p>yes we discussed such chains a while ago and they ar</text:p>
            <text:p>e definitely on</text:p>
            <text:p>the roadmap. If I remember correctly, the idea was to have different</text:p>
            <text:p>chains at </text:p>
            <text:p>different URLs.</text:p>
            <text:p/>
            <text:p>/engines/fastchain</text:p>
            <text:p>/engines/mytestchain</text:p>
            <text:p>...</text:p>
            <text:p/>
            <text:p>something like that</text:p>
            <text:p/>
          </table:table-cell>
          <table:table-cell table:number-columns-repeated="1019"/>
        </table:table-row>
        <table:table-row table:style-name="ro14">
          <table:table-cell table:number-columns-repeated="3"/>
          <table:table-cell office:value-type="string">
            <text:p>13063915</text:p>
          </table:table-cell>
          <table:table-cell office:value-type="string">
            <text:p>May Apache Camel, with this"Entreprise Integration Pattern" [1], may help to build routes for p</text:p>
            <text:p>rocessing chains.</text:p>
            <text:p/>
            <text:p>A possibility to also building tuple space collaboration is something to con</text:p>
            <text:p>sider (idea description here : http://www.mail-archive.com/stanbol-dev@incubator.apache.org/msg</text:p>
            <text:p>01138.html)</text:p>
            <text:p/>
            <text:p/>
            <text:p>[1] : http://camel.apache.org/enterprise-integration-patterns.html</text:p>
          </table:table-cell>
          <table:table-cell table:number-columns-repeated="1019"/>
        </table:table-row>
        <table:table-row table:style-name="ro46">
          <table:table-cell table:number-columns-repeated="3"/>
          <table:table-cell office:value-type="string">
            <text:p>13222702</text:p>
          </table:table-cell>
          <table:table-cell office:value-type="string">
            <text:p>EnhancementChains (see STANBOL-431, and [1]) do solve the principle problem of allowing differe</text:p>
            <text:p>nt enhancement configurations as described here. </text:p>
            <text:p/>
            <text:p>However Enhancement-Workflows defined by usi</text:p>
            <text:p>ng enterporise-integration-patterns are not covered by the current EnhancementChains.</text:p>
            <text:p/>
            <text:p>I see st</text:p>
            <text:p>rong evidence that one needs both</text:p>
            <text:p/>
            <text:p>* Enhancement-Chains as something that helps to configure th</text:p>
            <text:p>e Stanbol Enhancer (semantic lifting layer) - different semantic lifting workflows</text:p>
            <text:p>* Enhancemen</text:p>
            <text:p>t-workflows as something that integrates semantic lifting with the business layer - esases the </text:p>
            <text:p>integration of semantic lifting with the enterprise.</text:p>
            <text:p/>
            <text:p>So my proposal would be to further work o</text:p>
            <text:p>n Enhancement-Workfows as integration pattern of Apache Stanbol with the entierpise.</text:p>
            <text:p/>
            <text:p>WDYT</text:p>
            <text:p>Rupe</text:p>
            <text:p>rt</text:p>
            <text:p/>
            <text:p>[1] http://incubator.apache.org/stanbol/docs/trunk/enhancer/chains/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3616443</text:p>
          </table:table-cell>
          <table:table-cell office:value-type="string">
            <text:p>Solve this issue as #STANBOL-1008 is more focused on "Enhancements Workflow"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13781</text:p>
          </table:table-cell>
          <table:table-cell office:value-type="string">
            <text:p>STANBOL-267</text:p>
          </table:table-cell>
          <table:table-cell office:value-type="string">
            <text:p>Unused testing dependencies in the reasoners/web module</text:p>
          </table:table-cell>
          <table:table-cell table:number-columns-repeated="1021"/>
        </table:table-row>
        <table:table-row table:style-name="ro28">
          <table:table-cell table:number-columns-repeated="3"/>
          <table:table-cell office:value-type="string">
            <text:p>13063845</text:p>
          </table:table-cell>
          <table:table-cell office:value-type="string">
            <text:p>Excerpt frmo mvn dependency:tree (for revision 1145488):</text:p>
            <text:p/>
            <text:p>$ mvn dependency:tree -o|grep -i stan</text:p>
            <text:p>bol</text:p>
            <text:p>[INFO] Building Apache Stanbol Reasoner Web 0.9-SNAPSHOT</text:p>
            <text:p>[INFO] --- maven-dependency-plugin</text:p>
            <text:p>:2.1:tree (default-cli) @ org.apache.stanbol.reasoners.web ---</text:p>
            <text:p>[INFO] org.apache.stanbol:org.ap</text:p>
            <text:p>ache.stanbol.reasoners.web:bundle:0.9-SNAPSHOT</text:p>
            <text:p>[INFO] +- org.apache.stanbol:org.apache.stanbol.</text:p>
            <text:p>commons.web.base:jar:0.9-SNAPSHOT:provided</text:p>
            <text:p>[INFO] +- org.apache.stanbol:org.apache.stanbol.onto</text:p>
            <text:p>logymanager.ontonet:jar:0.9-SNAPSHOT:provided</text:p>
            <text:p>[INFO] +- org.apache.stanbol:org.apache.stanbol.r</text:p>
            <text:p>easoners.base:jar:0.9-SNAPSHOT:provided</text:p>
            <text:p>[INFO] +- org.apache.stanbol:org.apache.stanbol.rules.b</text:p>
            <text:p>ase:jar:0.9-SNAPSHOT:provided</text:p>
            <text:p>[INFO] +- org.apache.stanbol:org.apache.stanbol.rules.manager:jar</text:p>
            <text:p>:0.9-SNAPSHOT:provided</text:p>
            <text:p>[INFO] +- org.apache.stanbol:org.apache.stanbol.rules.refactor:jar:0.9-S</text:p>
            <text:p>NAPSHOT:provided</text:p>
            <text:p>[INFO] +- org.apache.stanbol:org.apache.stanbol.owl:jar:0.9-SNAPSHOT:provided</text:p>
            <text:p/>
            <text:p>[INFO] +- org.apache.stanbol:org.apache.stanbol.commons.testing.jarexec:jar:0.9-SNAPSHOT:test</text:p>
            <text:p>[</text:p>
            <text:p>INFO] \- org.apache.stanbol:org.apache.stanbol.commons.testing.stanbol:jar:0.9-SNAPSHOT:test</text:p>
            <text:p>[I</text:p>
            <text:p>NFO] <text:s text:c="3"/>\- org.apache.stanbol:org.apache.stanbol.commons.testing.http:jar:0.9-SNAPSHOT:tes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3223411</text:p>
          </table:table-cell>
          <table:table-cell office:value-type="string">
            <text:p>The reasoners/web POM does not have such dependencies anymore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13770</text:p>
          </table:table-cell>
          <table:table-cell office:value-type="string">
            <text:p>STANBOL-266</text:p>
          </table:table-cell>
          <table:table-cell office:value-type="string">
            <text:p>Remove embedded repositories: hermit and owl-link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number-columns-repeated="2" office:value-type="string">
            <text:p>NO COMMENT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13769</text:p>
          </table:table-cell>
          <table:table-cell office:value-type="string">
            <text:p>STANBOL-265</text:p>
          </table:table-cell>
          <table:table-cell office:value-type="string">
            <text:p>Remove embedded maven repository for owlapi dependency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3063791</text:p>
          </table:table-cell>
          <table:table-cell office:value-type="string">
            <text:p>Forgot to mention that it is part of the /owl module</text:p>
          </table:table-cell>
          <table:table-cell table:number-columns-repeated="1019"/>
        </table:table-row>
        <table:table-row table:style-name="ro11">
          <table:table-cell table:number-columns-repeated="3"/>
          <table:table-cell office:value-type="string">
            <text:p>13254716</text:p>
          </table:table-cell>
          <table:table-cell office:value-type="string">
            <text:p>The 0.9.0-incubating RC6 archive contains these files:</text:p>
            <text:p/>
            <text:p>./commons/owl/src/main/resources/maven/</text:p>
            <text:p>repo/owlapi/owlapi/3.2.3/owlapi-3.2.3-sources.jar</text:p>
            <text:p>./commons/owl/src/main/resources/maven/repo/o</text:p>
            <text:p>wlapi/owlapi/3.2.3/owlapi-3.2.3.jar</text:p>
            <text:p/>
            <text:p>They should be moved to a separate -deps package for the n</text:p>
            <text:p>ext release, unless they become available in Maven Central.</text:p>
            <text:p/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13259888</text:p>
          </table:table-cell>
          <table:table-cell office:value-type="string">
            <text:p>This has been fixed in the 0.9.0-incubating branch but we still need a solution for the trunk t</text:p>
            <text:p>hat also works in combination with Jenkins.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13280630</text:p>
          </table:table-cell>
          <table:table-cell office:value-type="string">
            <text:p>See STANBOL-619 for details about the owlapi-3.3 release available on the public sonatype repos</text:p>
            <text:p>itory and hopefully on central soon.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13545893</text:p>
          </table:table-cell>
          <table:table-cell office:value-type="string">
            <text:p>With the migration to OWL API Maven artifacts, it was safe to remove the embedded repository fr</text:p>
            <text:p>om commons.ow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13757</text:p>
          </table:table-cell>
          <table:table-cell office:value-type="string">
            <text:p>STANBOL-264</text:p>
          </table:table-cell>
          <table:table-cell office:value-type="string">
            <text:p>Build error: missing org.apache.stanbol:org.apache.stanbol.commons.solr:jar:0.9-SNAPSHOT</text:p>
          </table:table-cell>
          <table:table-cell table:number-columns-repeated="1021"/>
        </table:table-row>
        <table:table-row table:style-name="ro10">
          <table:table-cell table:number-columns-repeated="3"/>
          <table:table-cell office:value-type="string">
            <text:p>13063721</text:p>
          </table:table-cell>
          <table:table-cell office:value-type="string">
            <text:p>Hi,</text:p>
            <text:p/>
            <text:p>did you run a 'mvn clean install' before trying to resolve all artifacts?</text:p>
          </table:table-cell>
          <table:table-cell table:number-columns-repeated="1019"/>
        </table:table-row>
        <table:table-row table:style-name="ro10">
          <table:table-cell table:number-columns-repeated="3"/>
          <table:table-cell office:value-type="string">
            <text:p>13063729</text:p>
          </table:table-cell>
          <table:table-cell office:value-type="string">
            <text:p>$ mvn clean</text:p>
            <text:p/>
            <text:p>seems to have helped. Thanks for reminding me!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13648</text:p>
          </table:table-cell>
          <table:table-cell office:value-type="string">
            <text:p>STANBOL-263</text:p>
          </table:table-cell>
          <table:table-cell office:value-type="string">
            <text:p>Asynchronous calls support for the engines resource</text:p>
          </table:table-cell>
          <table:table-cell table:number-columns-repeated="1021"/>
        </table:table-row>
        <table:table-row table:style-name="ro24">
          <table:table-cell table:number-columns-repeated="3"/>
          <table:table-cell office:value-type="string">
            <text:p>13063241</text:p>
          </table:table-cell>
          <table:table-cell office:value-type="string">
            <text:p>Olivier Grisel says in the mail list:</text:p>
            <text:p/>
            <text:p>Sounds like a good approach but nothing is implemented y</text:p>
            <text:p>et. The Async</text:p>
            <text:p>stuff that occurs in the source code is a left over of early code</text:p>
            <text:p>prototyping tha</text:p>
            <text:p>t happened during the first sprint and was never lead</text:p>
            <text:p>to it's term.</text:p>
            <text:p/>
            <text:p>We need to extend the JobM</text:p>
            <text:p>anager to fork threads for such stuff. We</text:p>
            <text:p>could use the JDK ThreadPoolExecutor API to do this q</text:p>
            <text:p>uite easily (in</text:p>
            <text:p>memory queued tasks with basic multicore parallelism).</text:p>
            <text:p/>
            <text:p>Later we might also wan</text:p>
            <text:p>t to provide a way to query for some monitoring</text:p>
            <text:p>/ progress info: the first query returns a toke</text:p>
            <text:p>n id that could be used</text:p>
            <text:p>to query for a description of the progress of the job.</text:p>
          </table:table-cell>
          <table:table-cell table:number-columns-repeated="1019"/>
        </table:table-row>
        <table:table-row table:style-name="ro40">
          <table:table-cell table:number-columns-repeated="3"/>
          <table:table-cell office:value-type="string">
            <text:p>13063243</text:p>
          </table:table-cell>
          <table:table-cell office:value-type="string">
            <text:p>Bertrand Delacretaz says in the mail list:</text:p>
            <text:p/>
            <text:p>I agree with the need for async enhancement engines</text:p>
            <text:p>, one of the ideas</text:p>
            <text:p>that we had when discussing the initial FISE design (that led to the</text:p>
            <text:p>Stanbol</text:p>
            <text:p><text:s/>enhancer) was to have some metadata that says "we're still</text:p>
            <text:p>working on some parts of this conte</text:p>
            <text:p>nt and might get some more metadata</text:p>
            <text:p>later" in the content items to handle status info about asy</text:p>
            <text:p>nchronous</text:p>
            <text:p>enhancement.</text:p>
            <text:p/>
            <text:p>Async processing should IMO take things like Mechanical Turk into</text:p>
            <text:p>accou</text:p>
            <text:p>nt, i.e. extremely slow processing, using things like</text:p>
            <text:p>http://groups.csail.mit.edu/uid/turkit/ m</text:p>
            <text:p>aybe.</text:p>
            <text:p/>
            <text:p>Another idea, more complicated but potentially much more powerful, is</text:p>
            <text:p>to use a kind of t</text:p>
            <text:p>uple space for enhancement engines to collaborate,</text:p>
            <text:p>something like:</text:p>
            <text:p/>
            <text:p>-Content item CI is added t</text:p>
            <text:p>o the space</text:p>
            <text:p>-Engine A sees CI, works on it and as a result adds triple A1 to the space</text:p>
            <text:p>-Engine </text:p>
            <text:p>B sees triple A1, works on it and adds triple B1 to the space</text:p>
            <text:p>-Engine A sees triple B1 and adds</text:p>
            <text:p><text:s/>more metadata, based on it an CI, to the space</text:p>
            <text:p/>
            <text:p>Engines can then work iteratively on finding o</text:p>
            <text:p>ut more things about</text:p>
            <text:p>content items, and this would also allow for correlating metadata</text:p>
            <text:p>supplied</text:p>
            <text:p><text:s/>by several engines to improve the metadata quality.</text:p>
            <text:p/>
            <text:p>I'm basically just dreaming outloud here,</text:p>
            <text:p><text:s/>but I think we should take</text:p>
            <text:p>this into account if we introduce multiple processing chains in the</text:p>
            <text:p/>
            <text:p>enhancer: some chains might use a totally different engine</text:p>
            <text:p>collaboration mechanism like the ab</text:p>
            <text:p>ove, instead of the current</text:p>
            <text:p>sequential processing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13486</text:p>
          </table:table-cell>
          <table:table-cell office:value-type="string">
            <text:p>STANBOL-262</text:p>
          </table:table-cell>
          <table:table-cell office:value-type="string">
            <text:p>testInvalidFormat in StatelessEngineTest causes scary warning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3530944</text:p>
          </table:table-cell>
          <table:table-cell office:value-type="string">
            <text:p>added an according log message with http://svn.apache.org/viewvc?rev=1421243&amp;view=rev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13471</text:p>
          </table:table-cell>
          <table:table-cell office:value-type="string">
            <text:p>STANBOL-261</text:p>
          </table:table-cell>
          <table:table-cell office:value-type="string">
            <text:p>compile errors for org.apache.stanbol.reengineer.db and org.apache.stanbol.reengineer.xml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3063759</text:p>
          </table:table-cell>
          <table:table-cell office:value-type="string">
            <text:p>This looks fixed in revision 1145470 .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3067875</text:p>
          </table:table-cell>
          <table:table-cell office:value-type="string">
            <text:p>Exceptions are now caught. Fixing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13470</text:p>
          </table:table-cell>
          <table:table-cell office:value-type="string">
            <text:p>STANBOL-260</text:p>
          </table:table-cell>
          <table:table-cell office:value-type="string">
            <text:p>stanbol/commons/solr/pom.xml 'parent.relativePath' points at wrong local POM</text:p>
          </table:table-cell>
          <table:table-cell table:number-columns-repeated="1021"/>
        </table:table-row>
        <table:table-row table:style-name="ro9">
          <table:table-cell table:number-columns-repeated="3"/>
          <table:table-cell office:value-type="string">
            <text:p>13062789</text:p>
          </table:table-cell>
          <table:table-cell office:value-type="string">
            <text:p>Thanks for reporting</text:p>
            <text:p/>
            <text:p>Fixed with revision 1144940 (http://svn.apache.org/viewvc?view=revision&amp;r</text:p>
            <text:p>evision=1144940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13441</text:p>
          </table:table-cell>
          <table:table-cell office:value-type="string">
            <text:p>STANBOL-259</text:p>
          </table:table-cell>
          <table:table-cell office:value-type="string">
            <text:p>on windows /engines fails due not loading en-*.bin files from http, ok if local datafiles dir</text:p>
          </table:table-cell>
          <table:table-cell table:number-columns-repeated="1021"/>
        </table:table-row>
        <table:table-row table:style-name="ro10">
          <table:table-cell table:number-columns-repeated="3"/>
          <table:table-cell office:value-type="string">
            <text:p>13062661</text:p>
          </table:table-cell>
          <table:table-cell office:value-type="string">
            <text:p>The problem described above was building on windows then running on windows.</text:p>
            <text:p>I just tried runni</text:p>
            <text:p>ng on windows the launcher full jar built on linux. This still has the above problem</text:p>
          </table:table-cell>
          <table:table-cell table:number-columns-repeated="1019"/>
        </table:table-row>
        <table:table-row table:style-name="ro12">
          <table:table-cell table:number-columns-repeated="3"/>
          <table:table-cell office:value-type="string">
            <text:p>13063584</text:p>
          </table:table-cell>
          <table:table-cell office:value-type="string">
            <text:p>Was able to workaround by placing the en-*.bin opennlp files in C:\projects\stanbol\sling\dataf</text:p>
            <text:p>iles the stanbol /engines would work with server runing on windows (also copied the solr zip fi</text:p>
            <text:p>le)</text:p>
            <text:p>So its an issue of DataFileProvider not being able to get files from http locations on wind</text:p>
            <text:p>ows.</text:p>
            <text:p>The install documentation should be updated to indicate this issue </text:p>
          </table:table-cell>
          <table:table-cell table:number-columns-repeated="1019"/>
        </table:table-row>
        <table:table-row table:style-name="ro28">
          <table:table-cell table:number-columns-repeated="3"/>
          <table:table-cell office:value-type="string">
            <text:p>13063970</text:p>
          </table:table-cell>
          <table:table-cell office:value-type="string">
            <text:p>All resources related to this errors are loaded via the BundleDataFileProvider from the org.apa</text:p>
            <text:p>che.stanbol.defaultdata bundle.</text:p>
            <text:p/>
            <text:p>Copying such files into the {stanbol-root}/sling/datafiles dir</text:p>
            <text:p>ectory solves this problem, because files in this directory always have precedence over resourc</text:p>
            <text:p>es provided by other DataFIleProviders. The fact that this workaround works shows that the load</text:p>
            <text:p>ing of the resources is fine under Windows and the problem must be in getting the files form th</text:p>
            <text:p>e defaultdata bundle.</text:p>
            <text:p/>
            <text:p>I see two possible sources for this: </text:p>
            <text:p/>
            <text:p>1. The required files are missing</text:p>
            <text:p><text:s/>in the Bundle. Have you build the defaultdata bundle locally? If yes please make sure to first</text:p>
            <text:p><text:s/>run the shell script that downloads the required binary files. Building this bundle locally wi</text:p>
            <text:p>thout this step would also result in the reported issue. If you haven't build the defaultdata b</text:p>
            <text:p>undle locally this should not be the cause, because the version available from the Nuxeo maven </text:p>
            <text:p>server contains all the required files.</text:p>
            <text:p/>
            <text:p>2. The BundleDataFileProvider does not work under Wind</text:p>
            <text:p>ows. It uses the Bundle.getResource(..) method to locate requested files within directories spe</text:p>
            <text:p>cified as values for the "Data-Files" key in the bundle manifest.</text:p>
            <text:p/>
            <text:p>I am writing that because I </text:p>
            <text:p>will not have access to any Windows box until next Monday so if someone could check this it wou</text:p>
            <text:p>ld be very welcome. If not I will take a look myself next week.</text:p>
            <text:p/>
            <text:p>best</text:p>
            <text:p>Rupert</text:p>
          </table:table-cell>
          <table:table-cell table:number-columns-repeated="1019"/>
        </table:table-row>
        <table:table-row table:style-name="ro12">
          <table:table-cell table:number-columns-repeated="3"/>
          <table:table-cell office:value-type="string">
            <text:p>13064264</text:p>
          </table:table-cell>
          <table:table-cell office:value-type="string">
            <text:p>I had run the download_models.sh script on both linux and windows (with cygwin) before doing mv</text:p>
            <text:p>n install at project root. I also ran mvn install from defaultdata in case it wasn't tied in. S</text:p>
            <text:p>o I think the files are in the bundle, just that BundleDataFileProvider doesn't work on windows</text:p>
            <text:p>, maybe in handling of the 2 relative unix style "/" paths in the manifest Data-Files key <text:s text:c="3"/>An</text:p>
            <text:p>other sign of this was the same full launch jar built on Linux would work on Linux but not on W</text:p>
            <text:p>indows.</text:p>
          </table:table-cell>
          <table:table-cell table:number-columns-repeated="1019"/>
        </table:table-row>
        <table:table-row table:style-name="ro11">
          <table:table-cell table:number-columns-repeated="3"/>
          <table:table-cell office:value-type="string">
            <text:p>13064397</text:p>
          </table:table-cell>
          <table:table-cell office:value-type="string">
            <text:p>I have applied a change that converts file separators to char used by the system. In case Bundl</text:p>
            <text:p>e.getResource(..) is indeed platform specific this may solve this issue. I think this is a good</text:p>
            <text:p><text:s/>this to do (even if it would not solve this issue, because it would enable the BundleDataFileP</text:p>
            <text:p>rovider to even accept '\' used in the manifest header.</text:p>
            <text:p/>
            <text:p>Steve, it would nice if you could test</text:p>
            <text:p><text:s/>this.</text:p>
            <text:p/>
            <text:p>best</text:p>
            <text:p>Rupert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13064449</text:p>
          </table:table-cell>
          <table:table-cell office:value-type="string">
            <text:p>I just executed a 'mvn clean install' on Windows7 64bit with r1145914 but the problem still rem</text:p>
            <text:p>ains. The model data could not be loaded during the integration-tests.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3066865</text:p>
          </table:table-cell>
          <table:table-cell office:value-type="string">
            <text:p>Fixed with <text:s/>revision 1147784 also tested on my Windows XP box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13436</text:p>
          </table:table-cell>
          <table:table-cell office:value-type="string">
            <text:p>STANBOL-258</text:p>
          </table:table-cell>
          <table:table-cell office:value-type="string">
            <text:p>NoClassDefFoundError while activating ontologymanager.ontonet</text:p>
          </table:table-cell>
          <table:table-cell table:number-columns-repeated="1021"/>
        </table:table-row>
        <table:table-row table:style-name="ro8">
          <table:table-cell table:number-columns-repeated="3"/>
          <table:table-cell office:value-type="string">
            <text:p>13062615</text:p>
          </table:table-cell>
          <table:table-cell office:value-type="string">
            <text:p>This is the complete log of build 287 currently available at [1]. However this will be overridd</text:p>
            <text:p>en by the next build. Therefore this attachment.</text:p>
            <text:p/>
            <text:p>[1] https://builds.apache.org/job/stanbol-tru</text:p>
            <text:p>nk-1.6/ws/trunk/integration-tests/target/launchdir/sling/logs/error.lo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3063228</text:p>
          </table:table-cell>
          <table:table-cell office:value-type="string">
            <text:p>I think this bug is related to STANBOL-205.</text:p>
          </table:table-cell>
          <table:table-cell table:number-columns-repeated="1019"/>
        </table:table-row>
        <table:table-row table:style-name="ro18">
          <table:table-cell table:number-columns-repeated="3"/>
          <table:table-cell office:value-type="string">
            <text:p>13063283</text:p>
          </table:table-cell>
          <table:table-cell office:value-type="string">
            <text:p>I have reproduced the error on a VirtualBox v4.08 virtual machine running Ubuntu 10.4 and the f</text:p>
            <text:p>ollowing configuration.</text:p>
            <text:p/>
            <text:p>Apache Maven 2.2.1 (rdebian-1)</text:p>
            <text:p>Java version: 1.6.0_20</text:p>
            <text:p>Java home: /usr/</text:p>
            <text:p>lib/jvm/java-6-openjdk/jre</text:p>
            <text:p>Default locale: en_US, platform encoding: UTF-8</text:p>
            <text:p>OS name: "linux" ver</text:p>
            <text:p>sion: "2.6.32-32-generic" arch: "i386" Family: "unix"</text:p>
            <text:p/>
            <text:p>However if I do not include the reasoner</text:p>
            <text:p>s bundles in the launcher, the other components (including ontonet) start without a problem. Ev</text:p>
            <text:p>en after installing the reasoners bundles and restarting sling, all components still activate.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13063487</text:p>
          </table:table-cell>
          <table:table-cell office:value-type="string">
            <text:p>Seams like this depends on the ordering in that some Classes are loaded by the JVM. You could t</text:p>
            <text:p>ry to run the JVM in verbose mode than you should see what classes are loaded form what jar.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13063781</text:p>
          </table:table-cell>
          <table:table-cell office:value-type="string">
            <text:p>Can you please check if the problem is fixed with r1145463 - on my machine the build runs fine </text:p>
            <text:p>now.</text:p>
          </table:table-cell>
          <table:table-cell table:number-columns-repeated="1019"/>
        </table:table-row>
        <table:table-row table:style-name="ro18">
          <table:table-cell table:number-columns-repeated="3"/>
          <table:table-cell office:value-type="string">
            <text:p>13063806</text:p>
          </table:table-cell>
          <table:table-cell office:value-type="string">
            <text:p>Confirmed, it builds fine on the environment from my comment above.</text:p>
            <text:p/>
            <text:p>Also builds fine on my reg</text:p>
            <text:p>ular config:</text:p>
            <text:p/>
            <text:p>Apache Maven 3.0.3 (r1075438; 2011-02-28 18:31:09+0100)</text:p>
            <text:p>Maven home: /opt/local/sh</text:p>
            <text:p>are/java/maven3</text:p>
            <text:p>Java version: 1.6.0_24, vendor: Apple Inc.</text:p>
            <text:p>Java home: /System/Library/Java/Java</text:p>
            <text:p>VirtualMachines/1.6.0.jdk/Contents/Home</text:p>
            <text:p>Default locale: en_US, platform encoding: MacRoman</text:p>
            <text:p>OS n</text:p>
            <text:p>ame: "mac os x", version: "10.6.8", arch: "x86_64", family: "mac"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13063840</text:p>
          </table:table-cell>
          <table:table-cell office:value-type="string">
            <text:p>Build on Windows looks also okay but there are still other problem loading the model data for t</text:p>
            <text:p>he entity hub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13271</text:p>
          </table:table-cell>
          <table:table-cell office:value-type="string">
            <text:p>STANBOL-257</text:p>
          </table:table-cell>
          <table:table-cell office:value-type="string">
            <text:p>Refactor the Solr specific utilits out of the SolrYard Bundle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3062801</text:p>
          </table:table-cell>
          <table:table-cell office:value-type="string">
            <text:p>Refactoring completed. Further work will be covered by other issu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13261</text:p>
          </table:table-cell>
          <table:table-cell office:value-type="string">
            <text:p>STANBOL-256</text:p>
          </table:table-cell>
          <table:table-cell office:value-type="string">
            <text:p>Enhancer UI using the restful api and featuring annotation positions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3061956</text:p>
          </table:table-cell>
          <table:table-cell office:value-type="string">
            <text:p>First commit r1143692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13532160</text:p>
          </table:table-cell>
          <table:table-cell office:value-type="string">
            <text:p>Issue should be set to resolved instead of closed. Issues are only closed after a formal releas</text:p>
            <text:p>e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13140</text:p>
          </table:table-cell>
          <table:table-cell office:value-type="string">
            <text:p>STANBOL-255</text:p>
          </table:table-cell>
          <table:table-cell office:value-type="string">
            <text:p>Failing tests on Rules module (on Windows)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number-columns-repeated="2" office:value-type="string">
            <text:p>NO COMMENT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12972</text:p>
          </table:table-cell>
          <table:table-cell office:value-type="string">
            <text:p>STANBOL-254</text:p>
          </table:table-cell>
          <table:table-cell office:value-type="string">
            <text:p>Apache Stanbol Client contribution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3060519</text:p>
          </table:table-cell>
          <table:table-cell office:value-type="string">
            <text:p>Apache Stanbol Client source code.</text:p>
          </table:table-cell>
          <table:table-cell table:number-columns-repeated="1019"/>
        </table:table-row>
        <table:table-row table:style-name="ro21">
          <table:table-cell table:number-columns-repeated="3"/>
          <table:table-cell office:value-type="string">
            <text:p>13060574</text:p>
          </table:table-cell>
          <table:table-cell office:value-type="string">
            <text:p>Thanks for your contribution - I tried to build your client and the following artifact is not f</text:p>
            <text:p>ound in the Maven central repositories:</text:p>
            <text:p/>
            <text:p>com.sun.jersey:jersey-client:jar:1.8-ea03</text:p>
            <text:p/>
            <text:p>Note also t</text:p>
            <text:p>hat we'll need to change the package names to org.apache.stanbol, and remove the references to </text:p>
            <text:p>Zaizi in the pom.xml, hope that's ok with you. We can do that after committing your initial cod</text:p>
            <text:p>e, no need to change it right now.</text:p>
            <text:p/>
            <text:p>If your company wants credit for the code donation we could</text:p>
            <text:p><text:s/>probably add a CREDITS.txt file at the top of the Stanbol source code, similar to http://svn.a</text:p>
            <text:p>pache.org/repos/asf/cocoon/branches/BRANCH_2_1_X/README.txt</text:p>
          </table:table-cell>
          <table:table-cell table:number-columns-repeated="1019"/>
        </table:table-row>
        <table:table-row table:style-name="ro12">
          <table:table-cell table:number-columns-repeated="3"/>
          <table:table-cell office:value-type="string">
            <text:p>13060795</text:p>
          </table:table-cell>
          <table:table-cell office:value-type="string">
            <text:p>I moved the classes to org.apache.stanbol.client package, change the pom.xml to point to the pa</text:p>
            <text:p>rent pom.xml and I did some clean in the code. Just unpack client.tar.gz into the project root,</text:p>
            <text:p><text:s/>and fun.</text:p>
            <text:p/>
            <text:p>On the other hand, a reference to our company into the CREDITS.txt file would be nic</text:p>
            <text:p>e!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3067958</text:p>
          </table:table-cell>
          <table:table-cell office:value-type="string">
            <text:p>Added a new client version. Previous one uses PUT methods for the engines service.</text:p>
          </table:table-cell>
          <table:table-cell table:number-columns-repeated="1019"/>
        </table:table-row>
        <table:table-row table:style-name="ro12">
          <table:table-cell table:number-columns-repeated="3"/>
          <table:table-cell office:value-type="string">
            <text:p>13530940</text:p>
          </table:table-cell>
          <table:table-cell office:value-type="string">
            <text:p>Hi Ezequiel Foncubierta </text:p>
            <text:p/>
            <text:p>Do you still maintain a Stanbol Client for Stanbol. If so I think it </text:p>
            <text:p>would be really great to maintain this within Stanbol. Maybe this would be a good start to also</text:p>
            <text:p><text:s/>provide client libraries for other programming languages / CMS systems. However such a thing s</text:p>
            <text:p>hould be discussed on the stanbol mailing list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12967</text:p>
          </table:table-cell>
          <table:table-cell office:value-type="string">
            <text:p>STANBOL-253</text:p>
          </table:table-cell>
          <table:table-cell office:value-type="string">
            <text:p>Replace stdout printing with SLF4J logging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3530038</text:p>
          </table:table-cell>
          <table:table-cell office:value-type="string">
            <text:p>I think this is basically resolved. If there is a specific problem, just open a new issue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12957</text:p>
          </table:table-cell>
          <table:table-cell office:value-type="string">
            <text:p>STANBOL-252</text:p>
          </table:table-cell>
          <table:table-cell office:value-type="string">
            <text:p>Support a Context for Facts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3496126</text:p>
          </table:table-cell>
          <table:table-cell office:value-type="string">
            <text:p>Simple impl and placeholders are established. Fixed for now.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3549648</text:p>
          </table:table-cell>
          <table:table-cell office:value-type="string">
            <text:p>Closed since the Factstore was moved to contrib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12848</text:p>
          </table:table-cell>
          <table:table-cell office:value-type="string">
            <text:p>STANBOL-251</text:p>
          </table:table-cell>
          <table:table-cell office:value-type="string">
            <text:p>Adapt the artifact-ids of clerezza dependencies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3059861</text:p>
          </table:table-cell>
          <table:table-cell office:value-type="string">
            <text:p>changes the artifact-ids in trunk</text:p>
          </table:table-cell>
          <table:table-cell table:number-columns-repeated="1019"/>
        </table:table-row>
        <table:table-row table:style-name="ro10">
          <table:table-cell table:number-columns-repeated="3"/>
          <table:table-cell office:value-type="string">
            <text:p>13064387</text:p>
          </table:table-cell>
          <table:table-cell office:value-type="string">
            <text:p>Applied with revision #1145687; additional changes related to this in revision #1145775; tested</text:p>
            <text:p><text:s/>in build #296</text:p>
            <text:p>Thanks Reto for the patch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12845</text:p>
          </table:table-cell>
          <table:table-cell office:value-type="string">
            <text:p>STANBOL-250</text:p>
          </table:table-cell>
          <table:table-cell office:value-type="string">
            <text:p>Avoid reloading the target ontology before reasoning in Classify REST service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number-columns-repeated="2" office:value-type="string">
            <text:p>NO COMMENT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12650</text:p>
          </table:table-cell>
          <table:table-cell office:value-type="string">
            <text:p>STANBOL-249</text:p>
          </table:table-cell>
          <table:table-cell office:value-type="string">
            <text:p>Demos: Integrity check</text:p>
          </table:table-cell>
          <table:table-cell table:number-columns-repeated="1021"/>
        </table:table-row>
        <table:table-row table:style-name="ro5">
          <table:table-cell table:number-columns-repeated="3"/>
          <table:table-cell office:value-type="string">
            <text:p>13059195</text:p>
          </table:table-cell>
          <table:table-cell office:value-type="string">
            <text:p>integritycheck.patch solve some cross-browser problem. It is tested on Firefox, Safari and Chro</text:p>
            <text:p>m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12647</text:p>
          </table:table-cell>
          <table:table-cell office:value-type="string">
            <text:p>STANBOL-248</text:p>
          </table:table-cell>
          <table:table-cell office:value-type="string">
            <text:p>Stanbol Demos</text:p>
          </table:table-cell>
          <table:table-cell table:number-columns-repeated="1021"/>
        </table:table-row>
        <table:table-row table:style-name="ro14">
          <table:table-cell table:number-columns-repeated="3"/>
          <table:table-cell office:value-type="string">
            <text:p>13059127</text:p>
          </table:table-cell>
          <table:table-cell office:value-type="string">
            <text:p>I am going to post a first version of a demo "Integrity check", which shows how to use stanbol </text:p>
            <text:p>services to check the validity of remote RDF data.</text:p>
            <text:p>I made some decisions, consider them as a pr</text:p>
            <text:p>oposal:</text:p>
            <text:p>* Demo is integratd in the Stanbol layout (it's just a new WebFragment on the same web </text:p>
            <text:p>application instance)</text:p>
            <text:p>* It is tested with the full launcher</text:p>
            <text:p>* It will be posted in /trunk/demos</text:p>
            <text:p>/integritycheck</text:p>
          </table:table-cell>
          <table:table-cell table:number-columns-repeated="1019"/>
        </table:table-row>
        <table:table-row table:style-name="ro14">
          <table:table-cell table:number-columns-repeated="3"/>
          <table:table-cell office:value-type="string">
            <text:p>13530936</text:p>
          </table:table-cell>
          <table:table-cell office:value-type="string">
            <text:p>I would propose to do not define special rules for demos. Each demo needs to provide informatio</text:p>
            <text:p>n in an README.md file. </text:p>
            <text:p/>
            <text:p>While integration in the Stanbol Web UI might make sense for some dem</text:p>
            <text:p>os other like the ehealth demo might have different goals (e.g. showing how to use custom vocab</text:p>
            <text:p>ularies with the Stanbol Enhancer and Entityhub).</text:p>
            <text:p/>
            <text:p>I would suggest this with the single rule th</text:p>
            <text:p>at each demo needs to provide an extensive README file.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>
            <text:p>13530947</text:p>
          </table:table-cell>
          <table:table-cell office:value-type="string">
            <text:p>I agree with Rupert.</text:p>
            <text:p/>
            <text:p>If Demos are integrated in the Stanbol layout it should be just a matter </text:p>
            <text:p>of including the demo in the launcher if someone wants to use it.</text:p>
            <text:p/>
            <text:p>Demo documentation in README</text:p>
            <text:p><text:s/>plus an extra web page if you like.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3532159</text:p>
          </table:table-cell>
          <table:table-cell office:value-type="string">
            <text:p>This can be seen as resolved for now. Just open a new issue if concrete problems pop up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12462</text:p>
          </table:table-cell>
          <table:table-cell office:value-type="string">
            <text:p>STANBOL-247</text:p>
          </table:table-cell>
          <table:table-cell office:value-type="string">
            <text:p>More robust OntoNet session management</text:p>
          </table:table-cell>
          <table:table-cell table:number-columns-repeated="1021"/>
        </table:table-row>
        <table:table-row table:style-name="ro11">
          <table:table-cell table:number-columns-repeated="3"/>
          <table:table-cell office:value-type="string">
            <text:p>13058558</text:p>
          </table:table-cell>
          <table:table-cell office:value-type="string">
            <text:p>I think this issue shuld be riformulated, and split in three. </text:p>
            <text:p>For example fo the first sentenc</text:p>
            <text:p>e:</text:p>
            <text:p>- It is not clear from the technical point of view which is the problem of null sessions (wh</text:p>
            <text:p>ich component? What happen if session is null? "What" is null? The object is null? The session </text:p>
            <text:p>do not exist?)</text:p>
            <text:p>Another example: how this relates to SSL? </text:p>
            <text:p>Please clarify and maybe edit the tit</text:p>
            <text:p>le or create new issues.</text:p>
            <text:p>Thanks!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12454</text:p>
          </table:table-cell>
          <table:table-cell office:value-type="string">
            <text:p>STANBOL-246</text:p>
          </table:table-cell>
          <table:table-cell office:value-type="string">
            <text:p>Exact name match should get boosted in the entity hub SolrYard indices</text:p>
          </table:table-cell>
          <table:table-cell table:number-columns-repeated="1021"/>
        </table:table-row>
        <table:table-row table:style-name="ro22">
          <table:table-cell table:number-columns-repeated="3"/>
          <table:table-cell office:value-type="string">
            <text:p>13058554</text:p>
          </table:table-cell>
          <table:table-cell office:value-type="string">
            <text:p>This is also related to the use of Tokenizers, because if an untokenized fields would be used, </text:p>
            <text:p>than a query for "united states" would not even return the other Entities. See also this discus</text:p>
            <text:p>sion [1] about a similar topic.</text:p>
            <text:p/>
            <text:p>Currently tokenized fields are used to store any kind of natur</text:p>
            <text:p>al language texts. There is no possibility to distinguish between lets say "labels" and "longer</text:p>
            <text:p><text:s/>texts". Requests like this result in queries for values containing tokens ("united" AND "state</text:p>
            <text:p>s" in the given example). Only because of this we are in the situation that we need to rank mul</text:p>
            <text:p>tiple results even that there is also an exact match.</text:p>
            <text:p/>
            <text:p>I do not think that the use of FuzzyQuer</text:p>
            <text:p>y is a solution for this. E.g. lets use the case where one searches for persons based on the fa</text:p>
            <text:p>mily name. I would expect that a Fuzzy query rank the person with the shortest given name highe</text:p>
            <text:p>st, because it has the smallest distance to the search term? Page Rank would instead return the</text:p>
            <text:p><text:s/>most popular person as first result and currently the Entity with the most incoming links is r</text:p>
            <text:p>anked as first. </text:p>
            <text:p/>
            <text:p>Maybe there is also a possibility to tell Solr to search only for exact match</text:p>
            <text:p>es or to rank exact matches first.</text:p>
            <text:p/>
            <text:p>Regardless of that if FuzzyQuery is available in Solr we sh</text:p>
            <text:p>ould add it as possibility to the TextConstraint!</text:p>
            <text:p/>
            <text:p>[1] http://markmail.org/thread/gyuyxo4sn33dk</text:p>
            <text:p>nph#query:+page:1+mid:b5mr2cx4oiutkvli+state:results</text:p>
          </table:table-cell>
          <table:table-cell table:number-columns-repeated="1019"/>
        </table:table-row>
        <table:table-row table:style-name="ro39">
          <table:table-cell table:number-columns-repeated="3"/>
          <table:table-cell office:value-type="string">
            <text:p>13058570</text:p>
          </table:table-cell>
          <table:table-cell office:value-type="string">
            <text:p>Yes you are right. Though if we have the Shingle analyzer enabled for that field that might wor</text:p>
            <text:p>k for bi-grams. I think the shingle analyzer might also be configured for trigrams. However org</text:p>
            <text:p>anization names can be 4 or 5 words long and we cannot afford storing 4-grams or 5-grams index </text:p>
            <text:p>for DBpedia sized knowledge bases I guess.</text:p>
            <text:p/>
            <text:p>Maybe we should do some kind of query results post-</text:p>
            <text:p>processing to re-rank them when there is an exact match in the list. Or maybe page rank score w</text:p>
            <text:p>ill fix the issue.</text:p>
          </table:table-cell>
          <table:table-cell table:number-columns-repeated="1019"/>
        </table:table-row>
        <table:table-row table:style-name="ro8">
          <table:table-cell table:number-columns-repeated="3"/>
          <table:table-cell office:value-type="string">
            <text:p>13058580</text:p>
          </table:table-cell>
          <table:table-cell office:value-type="string">
            <text:p>BTW: I have a little bit experimented with filtering (minimum number of tokens that match), fol</text:p>
            <text:p>lowing redirects ... in the new TaxonomyLinkingEngine and I plan to try some more things over t</text:p>
            <text:p>he weekend. I was not yet thinking about boosting the ranking of exact matches but that looks l</text:p>
            <text:p>ike an other thing worth to try. If we see that this is useful we can move this functionality t</text:p>
            <text:p>o a common place so that both engines can use it.</text:p>
          </table:table-cell>
          <table:table-cell table:number-columns-repeated="1019"/>
        </table:table-row>
        <table:table-row table:style-name="ro9">
          <table:table-cell table:number-columns-repeated="3"/>
          <table:table-cell office:value-type="string">
            <text:p>13059250</text:p>
          </table:table-cell>
          <table:table-cell office:value-type="string">
            <text:p>Actually the natural Lucene way to implement this is probably to use a PhraseQuery with some sl</text:p>
            <text:p>ope (so as to favor names with the right order) + rerank results based on some distance metric:</text:p>
            <text:p><text:s/>results with names with term that where not part of the initial query should be downgraded som</text:p>
            <text:p>ehow w.r.t results with the matching term set in the label.</text:p>
          </table:table-cell>
          <table:table-cell table:number-columns-repeated="1019"/>
        </table:table-row>
        <table:table-row table:style-name="ro9">
          <table:table-cell table:number-columns-repeated="3"/>
          <table:table-cell office:value-type="string">
            <text:p>13059299</text:p>
          </table:table-cell>
          <table:table-cell office:value-type="string">
            <text:p>In revision 1142520 I implemented functionality that ensures that exact matches are always rank</text:p>
            <text:p>ed on top of suggestions that do not exactly match the searched name. </text:p>
            <text:p>We might want to have th</text:p>
            <text:p>is feature configurable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12319</text:p>
          </table:table-cell>
          <table:table-cell office:value-type="string">
            <text:p>STANBOL-245</text:p>
          </table:table-cell>
          <table:table-cell office:value-type="string">
            <text:p>Taxonomy Engine</text:p>
          </table:table-cell>
          <table:table-cell table:number-columns-repeated="1021"/>
        </table:table-row>
        <table:table-row table:style-name="ro12">
          <table:table-cell table:number-columns-repeated="3"/>
          <table:table-cell office:value-type="string">
            <text:p>13230966</text:p>
          </table:table-cell>
          <table:table-cell office:value-type="string">
            <text:p>The current version is still useable. However note that this engine was replaced by the Keyword</text:p>
            <text:p>LinkingEngine (see STANBOL-303) and is now deprecated (see STANBOL-506).</text:p>
            <text:p/>
            <text:p>Existing users should</text:p>
            <text:p><text:s/>use the KeywordLinkingEngine instead. See Documentation at http://incubator.apache.org/stanbol</text:p>
            <text:p>/docs/trunk/enhancer/engines/keywordlinkingengine.htm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11999</text:p>
          </table:table-cell>
          <table:table-cell office:value-type="string">
            <text:p>STANBOL-244</text:p>
          </table:table-cell>
          <table:table-cell office:value-type="string">
            <text:p>Implement "Query for Facts of a Certain Type"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number-columns-repeated="2" office:value-type="string">
            <text:p>NO COMMENT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11987</text:p>
          </table:table-cell>
          <table:table-cell office:value-type="string">
            <text:p>STANBOL-243</text:p>
          </table:table-cell>
          <table:table-cell office:value-type="string">
            <text:p>Implement "Publish New Facts"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3056539</text:p>
          </table:table-cell>
          <table:table-cell office:value-type="string">
            <text:p>One can post new facts according to an existing fact schema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11635</text:p>
          </table:table-cell>
          <table:table-cell office:value-type="string">
            <text:p>STANBOL-242</text:p>
          </table:table-cell>
          <table:table-cell office:value-type="string">
            <text:p>entityhub.yard.solr failure test: SolrDirectoryManagerTest and SolrYardTest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3055642</text:p>
          </table:table-cell>
          <table:table-cell office:value-type="string">
            <text:p>I have the same problem.</text:p>
          </table:table-cell>
          <table:table-cell table:number-columns-repeated="1019"/>
        </table:table-row>
        <table:table-row table:style-name="ro30">
          <table:table-cell table:number-columns-repeated="3"/>
          <table:table-cell office:value-type="string">
            <text:p>13055665</text:p>
          </table:table-cell>
          <table:table-cell office:value-type="string">
            <text:p>Hi</text:p>
            <text:p/>
            <text:p>Can you please provide the "surefire-reports" (located at {solryard}/target/surefire-report</text:p>
            <text:p>s). Because the number of tests run is only 1 and the SLF4J loggings about incompatible version</text:p>
            <text:p>s I think it should be something in the initialization of the tests however with such logs I ca</text:p>
            <text:p>n not tell for sure.</text:p>
            <text:p/>
            <text:p>On my local machine and on the Jenkins Server [1] this error does not app</text:p>
            <text:p>ear.</text:p>
            <text:p/>
            <text:p>best</text:p>
            <text:p>Rupert Westenthaler </text:p>
            <text:p/>
            <text:p>[1] https://builds.apache.org/job/stanbol-trunk-1.6/249/org.ap</text:p>
            <text:p>ache.stanbol$org.apache.stanbol.entityhub.yard.solr/consoleFull</text:p>
          </table:table-cell>
          <table:table-cell table:number-columns-repeated="1019"/>
        </table:table-row>
        <table:table-row table:style-name="ro10">
          <table:table-cell table:number-columns-repeated="3"/>
          <table:table-cell office:value-type="string">
            <text:p>13055670</text:p>
          </table:table-cell>
          <table:table-cell office:value-type="string">
            <text:p>I attach the report of my errors</text:p>
            <text:p/>
            <text:p>thanks, Ruper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3055672</text:p>
          </table:table-cell>
          <table:table-cell office:value-type="string">
            <text:p>I have also tried to comment the ontonet and web modules, recently added, but still have this.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3056329</text:p>
          </table:table-cell>
          <table:table-cell office:value-type="string">
            <text:p>Now tests work regularly for me. Thank you.</text:p>
          </table:table-cell>
          <table:table-cell table:number-columns-repeated="1019"/>
        </table:table-row>
        <table:table-row table:style-name="ro30">
          <table:table-cell table:number-columns-repeated="3"/>
          <table:table-cell office:value-type="string">
            <text:p>13056382</text:p>
          </table:table-cell>
          <table:table-cell office:value-type="string">
            <text:p>Forgot to add a comment, why I was thinking rev 1140336 could fix this.</text:p>
            <text:p/>
            <text:p>In short: "solr-dataim</text:p>
            <text:p>porthandler-extras" depends on "tika-parsers" and "tika-parsers" on "netcdf". In fact "netcdf" </text:p>
            <text:p>was the problem, because it included the "1.5.*" version of slf4j that caused the problem as me</text:p>
            <text:p>ntioned in the log.</text:p>
            <text:p>because of the fact that the "solr-dataimporthandler-extras" are not needed</text:p>
            <text:p><text:s/>by the SolrYard and the mentioned dependencies add &gt;10MByte of dependencies my decision was to</text:p>
            <text:p><text:s/>simple remove it.</text:p>
            <text:p/>
            <text:p>I will mark this as fixed. If someone still encounters this please reopen.</text:p>
            <text:p/>
            <text:p/>
            <text:p>best</text:p>
            <text:p>Ruper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11617</text:p>
          </table:table-cell>
          <table:table-cell office:value-type="string">
            <text:p>STANBOL-241</text:p>
          </table:table-cell>
          <table:table-cell office:value-type="string">
            <text:p>Create a "stable" launcher for Apache Stanbol</text:p>
          </table:table-cell>
          <table:table-cell table:number-columns-repeated="1021"/>
        </table:table-row>
        <table:table-row table:style-name="ro47">
          <table:table-cell table:number-columns-repeated="3"/>
          <table:table-cell office:value-type="string">
            <text:p>13055556</text:p>
          </table:table-cell>
          <table:table-cell office:value-type="string">
            <text:p>I reviewed the available enhancment engines and would suggest to use the following distinction </text:p>
            <text:p>in stable / unstable</text:p>
            <text:p/>
            <text:p>Stable:</text:p>
            <text:p>org.apache.stanbol.enhancer.engines.opennlp.ner</text:p>
            <text:p>org.apache.stanbo</text:p>
            <text:p>l.enhancer.engines.geonames</text:p>
            <text:p>org.apache.stanbol.enhancer.engine.entitytagging</text:p>
            <text:p/>
            <text:p>Unknown:</text:p>
            <text:p>org.apac</text:p>
            <text:p>he.stanbol.enhancer.engines.metaxa</text:p>
            <text:p>org.apache.stanbol.enhancer.engines.opencalais</text:p>
            <text:p>org.apache.st</text:p>
            <text:p>anbol.enhancer.engines.zemanta</text:p>
            <text:p>org.apache.stanbol.enhancer.benchmark</text:p>
            <text:p/>
            <text:p>Unstable:</text:p>
            <text:p>org.apache.stan</text:p>
            <text:p>bol.enhancer.engines.langid</text:p>
            <text:p>- only one test for english. what about other languages?</text:p>
            <text:p/>
            <text:p>org.apach</text:p>
            <text:p>e.stanbol.enhancer.engines.autotagging</text:p>
            <text:p>- should be replaced by an engine that uses EntityHub</text:p>
            <text:p/>
            <text:p>P</text:p>
            <text:p>lease comment especially on the engines with unknown status. What criteria do we have to call a</text:p>
            <text:p>n engine stable?</text:p>
            <text:p/>
          </table:table-cell>
          <table:table-cell table:number-columns-repeated="1019"/>
        </table:table-row>
        <table:table-row table:style-name="ro42">
          <table:table-cell table:number-columns-repeated="3"/>
          <table:table-cell office:value-type="string">
            <text:p>13055566</text:p>
          </table:table-cell>
          <table:table-cell office:value-type="string">
            <text:p>I don't want to discontinue the stateless launcher: it is very useful when you want fast, offli</text:p>
            <text:p>ne processing (without network latency to any kind of remote server).</text:p>
            <text:p/>
            <text:p>Typically:</text:p>
            <text:p/>
            <text:p>org.apache.s</text:p>
            <text:p>tanbol.enhancer.engines.opennlp.ner</text:p>
            <text:p>org.apache.stanbol.enhancer.engine.entitytagging</text:p>
            <text:p/>
            <text:p>+ small p</text:p>
            <text:p>reloaded data for dbpedia.</text:p>
            <text:p/>
            <text:p/>
            <text:p>For the following engines:</text:p>
            <text:p/>
            <text:p>org.apache.stanbol.enhancer.engines.me</text:p>
            <text:p>taxa</text:p>
            <text:p>org.apache.stanbol.enhancer.engines.opencalais</text:p>
            <text:p>org.apache.stanbol.enhancer.engines.zemanta</text:p>
            <text:p><text:s/></text:p>
            <text:p/>
            <text:p>we need to align them all on the stanbol vocabulary which is not implemented yet.</text:p>
          </table:table-cell>
          <table:table-cell table:number-columns-repeated="1019"/>
        </table:table-row>
        <table:table-row table:style-name="ro18">
          <table:table-cell table:number-columns-repeated="3"/>
          <table:table-cell office:value-type="string">
            <text:p>13055578</text:p>
          </table:table-cell>
          <table:table-cell office:value-type="string">
            <text:p>Okay - we can still have the stateless launcher and just add a stable launcher.</text:p>
            <text:p/>
            <text:p>For stable I w</text:p>
            <text:p>ould use this set at the moment:</text:p>
            <text:p/>
            <text:p>Stable:</text:p>
            <text:p>- Enhancer</text:p>
            <text:p>- EntityHub</text:p>
            <text:p/>
            <text:p>Unstable:</text:p>
            <text:p>- ContentHub + SPAR</text:p>
            <text:p>QL Endpoint</text:p>
            <text:p>- FactStore</text:p>
            <text:p>- Ontoloymanager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13057203</text:p>
          </table:table-cell>
          <table:table-cell office:value-type="string">
            <text:p>We also need to pre-fill the entity hub with a small solr index of the most important dbpedia e</text:p>
            <text:p>ntities. Rupert is working on one. </text:p>
          </table:table-cell>
          <table:table-cell table:number-columns-repeated="1019"/>
        </table:table-row>
        <table:table-row table:style-name="ro8">
          <table:table-cell table:number-columns-repeated="3"/>
          <table:table-cell office:value-type="string">
            <text:p>13057219</text:p>
          </table:table-cell>
          <table:table-cell office:value-type="string">
            <text:p>I am also moving the configurations for DBpedia (referenced site, solr index, entity tagging en</text:p>
            <text:p>gine for dbpedia) from the launchers to the default data bundle.</text:p>
            <text:p>This will have the advantage, </text:p>
            <text:p>that one needs only to update it in the default data and not in all the different launchers. I </text:p>
            <text:p>will link the commit with this issue </text:p>
          </table:table-cell>
          <table:table-cell table:number-columns-repeated="1019"/>
        </table:table-row>
        <table:table-row table:style-name="ro14">
          <table:table-cell table:number-columns-repeated="3"/>
          <table:table-cell office:value-type="string">
            <text:p>13057804</text:p>
          </table:table-cell>
          <table:table-cell office:value-type="string">
            <text:p>What is called "stable" here, probably should better be called a "minimal" launcher" as opposed</text:p>
            <text:p><text:s/>to the "full" launcher. To us, the proposed "stability" classification apparently has little t</text:p>
            <text:p>o do with the concept of software stability in the sense of not raising problems, complaints et</text:p>
            <text:p>c every other day. LangId, Metaxsa and OpenCalais are very stable in that respect, while I woul</text:p>
            <text:p>d regard "geonames" as being "unstable" (due to the networking problems, regularly demonstrated</text:p>
            <text:p><text:s/>at demos). Also, entitytagging looks to us more "unstable".</text:p>
            <text:p/>
            <text:p>So I suggest to change the name f</text:p>
            <text:p>rom "stable" launcher to "minimal launcher".</text:p>
          </table:table-cell>
          <table:table-cell table:number-columns-repeated="1019"/>
        </table:table-row>
        <table:table-row table:style-name="ro39">
          <table:table-cell table:number-columns-repeated="3"/>
          <table:table-cell office:value-type="string">
            <text:p>13057819</text:p>
          </table:table-cell>
          <table:table-cell office:value-type="string">
            <text:p>I would like to stay with the term "stable" launcher and come up with criteria that define when</text:p>
            <text:p><text:s/>something qualifies as "stable". I agree that at the moment perhaps none of the available enha</text:p>
            <text:p>ncement engines are really stable.</text:p>
            <text:p/>
            <text:p>For LangId, Metaxa, and OpenCalais I haven't tried them or </text:p>
            <text:p>seen examples of their usage. So are they stable in the sense of not raising problems because t</text:p>
            <text:p>here are no problems or they are not used? Perhaps one criteria for "stable" would be that ther</text:p>
            <text:p>e are examples and a GUI for their usage.</text:p>
          </table:table-cell>
          <table:table-cell table:number-columns-repeated="1019"/>
        </table:table-row>
        <table:table-row table:style-name="ro12">
          <table:table-cell table:number-columns-repeated="3"/>
          <table:table-cell office:value-type="string">
            <text:p>13057824</text:p>
          </table:table-cell>
          <table:table-cell office:value-type="string">
            <text:p>I have removed the geonames engine from the stable launcher and added the launcher to the top-l</text:p>
            <text:p>evel POM.</text:p>
            <text:p/>
            <text:p>Will resolve this issue for now as the launcher now exists. The discussion about wha</text:p>
            <text:p>t is "stable" in Stanbol should be made on the list. Then we can add/remove components based on</text:p>
            <text:p><text:s/>the agreed definitions.</text:p>
          </table:table-cell>
          <table:table-cell table:number-columns-repeated="1019"/>
        </table:table-row>
        <table:table-row table:style-name="ro12">
          <table:table-cell table:number-columns-repeated="3"/>
          <table:table-cell office:value-type="string">
            <text:p>13057825</text:p>
          </table:table-cell>
          <table:table-cell office:value-type="string">
            <text:p>Just use the full launcher and query the metadata after sending a file for the results of the r</text:p>
            <text:p>espective engines (for OpenCalais, of course, you first have to supply your API key). That had </text:p>
            <text:p>been demonstrated at Istanbul last year. Ther have been also documentation pages on the IKS-Fis</text:p>
            <text:p>e Wiki with examples, now moved to Stanbol-README's. With OpenCalais, you might even switch off</text:p>
            <text:p><text:s/>the openNLP engine and just use the Contenthub etc GUIs to see similar results, even for non p</text:p>
            <text:p>lain text content.</text:p>
          </table:table-cell>
          <table:table-cell table:number-columns-repeated="1019"/>
        </table:table-row>
        <table:table-row table:style-name="ro48">
          <table:table-cell table:number-columns-repeated="3"/>
          <table:table-cell office:value-type="string">
            <text:p>13057883</text:p>
          </table:table-cell>
          <table:table-cell office:value-type="string">
            <text:p>regarding the definition of "stable":</text:p>
            <text:p>For me "stable" is also a question of how stable the feat</text:p>
            <text:p>ures provided by this set of components are.</text:p>
            <text:p/>
            <text:p>about Components:</text:p>
            <text:p/>
            <text:p>LangId is for me no candidate </text:p>
            <text:p>for the stable launcher, because it has a LGPL dependency that is very unlikely to be resolved.</text:p>
            <text:p><text:s/>Therefore it will most likely be not in a stanbol release. We should not include functionality</text:p>
            <text:p><text:s/>in the stable launcher that is than missing in a release.</text:p>
            <text:p/>
            <text:p>Metaxa is quite useful and it would</text:p>
            <text:p><text:s/>be a good to have it in the stable launcher. However in the long term it would need to be refa</text:p>
            <text:p>ctored from an Engine to the a Content Adapter. I think that even for a release it would be ok </text:p>
            <text:p>to keep Metaxa as an Engine, therefore this should be no argument for excluding it from the sta</text:p>
            <text:p>ble launcher.</text:p>
            <text:p/>
            <text:p>Regarding OpenCalais, Zamanta and Geonames: This engines all need an API key *).</text:p>
            <text:p><text:s/>We need simple to decide if we want to include those engines in the stable launcher or not. As</text:p>
            <text:p><text:s/>long as they are "unsatisfied" without the required API key they do not really hurt and if use</text:p>
            <text:p>rs do have the required key it would be much easier for them to start using them.</text:p>
            <text:p/>
            <text:p>In any case </text:p>
            <text:p>we need to validate that the Enhancements created by such engines are in conformance with the E</text:p>
            <text:p>nhancement Structure because we can not aspect from users to adapt there clients only because t</text:p>
            <text:p>he are activating a different set of Engines.</text:p>
            <text:p>E.g. I know that the Zemanta Engine can not provi</text:p>
            <text:p>de entity-types values for EntityAnnotations something that may be a real issue for users. Geon</text:p>
            <text:p>ames should be ok in that respect. I have not had a detailed look at the OpenCalais Engine.</text:p>
            <text:p/>
            <text:p>be</text:p>
            <text:p>st</text:p>
            <text:p>Rupert</text:p>
            <text:p/>
            <text:p>*) This is also true for geonames, because there is the possibility to create a free</text:p>
            <text:p><text:s/>account and than use the api.geonames.org server that is much more stable than the one that al</text:p>
            <text:p>lows anonymous connection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5">
          <table:table-cell office:value-type="string">
            <text:p>12511614</text:p>
          </table:table-cell>
          <table:table-cell office:value-type="string">
            <text:p>STANBOL-240</text:p>
          </table:table-cell>
          <table:table-cell office:value-type="string">
            <text:p>Update the OpenCalais engine to support Offline/Online Mode, check configuration on activate an</text:p>
            <text:p>d add metatype.properties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number-columns-repeated="2" office:value-type="string">
            <text:p>NO COMMENT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11610</text:p>
          </table:table-cell>
          <table:table-cell office:value-type="string">
            <text:p>STANBOL-239</text:p>
          </table:table-cell>
          <table:table-cell office:value-type="string">
            <text:p>Update the Zemanta Enhancement Engine and add it to the full launcher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number-columns-repeated="2" office:value-type="string">
            <text:p>NO COMMENT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11255</text:p>
          </table:table-cell>
          <table:table-cell office:value-type="string">
            <text:p>STANBOL-238</text:p>
          </table:table-cell>
          <table:table-cell office:value-type="string">
            <text:p>Document current state of development with online examples at the /factstore endpoint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number-columns-repeated="2" office:value-type="string">
            <text:p>NO COMMENT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11248</text:p>
          </table:table-cell>
          <table:table-cell office:value-type="string">
            <text:p>STANBOL-237</text:p>
          </table:table-cell>
          <table:table-cell office:value-type="string">
            <text:p>Implement FactStore</text:p>
          </table:table-cell>
          <table:table-cell table:number-columns-repeated="1021"/>
        </table:table-row>
        <table:table-row table:style-name="ro5">
          <table:table-cell table:number-columns-repeated="3"/>
          <table:table-cell office:value-type="string">
            <text:p>13054924</text:p>
          </table:table-cell>
          <table:table-cell office:value-type="string">
            <text:p>Fabian: While implementing this Component you should move the Specification over to the Stanbol</text:p>
            <text:p><text:s/>webpage.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13496128</text:p>
          </table:table-cell>
          <table:table-cell office:value-type="string">
            <text:p>The Factstore will be moved with STANBOL-803 to contrib. Therefore, all open issues are closed.</text:p>
            <text:p><text:s/>Once the development starts again, we should create new issues.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3549647</text:p>
          </table:table-cell>
          <table:table-cell office:value-type="string">
            <text:p>Closed since the Factstore was moved to contrib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11213</text:p>
          </table:table-cell>
          <table:table-cell office:value-type="string">
            <text:p>STANBOL-236</text:p>
          </table:table-cell>
          <table:table-cell office:value-type="string">
            <text:p>Make Stanbol launch directory for integration-tests configurable</text:p>
          </table:table-cell>
          <table:table-cell table:number-columns-repeated="1021"/>
        </table:table-row>
        <table:table-row table:style-name="ro10">
          <table:table-cell table:number-columns-repeated="3"/>
          <table:table-cell office:value-type="string">
            <text:p>13053158</text:p>
          </table:table-cell>
          <table:table-cell office:value-type="string">
            <text:p>The launch dir can be configured by using the new jar.executor.workingdirectory property in the</text:p>
            <text:p><text:s/>POM. By default the launch dir for integration-tests is now ${project.build.directory}/launchd</text:p>
            <text:p>ir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11156</text:p>
          </table:table-cell>
          <table:table-cell office:value-type="string">
            <text:p>STANBOL-235</text:p>
          </table:table-cell>
          <table:table-cell office:value-type="string">
            <text:p>Bundle for OpenNLP that also supports building of Modles and other utilities</text:p>
          </table:table-cell>
          <table:table-cell table:number-columns-repeated="1021"/>
        </table:table-row>
        <table:table-row table:style-name="ro5">
          <table:table-cell table:number-columns-repeated="3"/>
          <table:table-cell office:value-type="string">
            <text:p>13054674</text:p>
          </table:table-cell>
          <table:table-cell office:value-type="string">
            <text:p>First version added in revision 1139429. The opennlp-ner engine already uses this functionality</text:p>
            <text:p>. Will continue to work on / extend this bundle in the coming week.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13056684</text:p>
          </table:table-cell>
          <table:table-cell office:value-type="string">
            <text:p>Do you need OpenNLP packaged as an OSGi Bundle? Maybe it would be easier to add this to OpenNLP</text:p>
            <text:p><text:s/>directly rather than repackaging it.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13057114</text:p>
          </table:table-cell>
          <table:table-cell office:value-type="string">
            <text:p>Yes it would be nice if the OpenNLP jars would be bundles. Currently this Bundle includes the t</text:p>
            <text:p>wo OpenNLP jars and exports all the packages defined by OpenNLP.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13062360</text:p>
          </table:table-cell>
          <table:table-cell office:value-type="string">
            <text:p>We could do this for OpenNLP 1.5.2. Would you like to contribute a patch to for pom files? We c</text:p>
            <text:p>urrently release three jar files, maxent, tools and the uima integration.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13062791</text:p>
          </table:table-cell>
          <table:table-cell office:value-type="string">
            <text:p>This week I am on vacation, but I can definitely help with this when I am back at work on the 1</text:p>
            <text:p>8th.</text:p>
          </table:table-cell>
          <table:table-cell table:number-columns-repeated="1019"/>
        </table:table-row>
        <table:table-row table:style-name="ro39">
          <table:table-cell table:number-columns-repeated="3"/>
          <table:table-cell office:value-type="string">
            <text:p>13091201</text:p>
          </table:table-cell>
          <table:table-cell office:value-type="string">
            <text:p>I am working on an eclipse plugin which integrates OpenNLP into the UIMA Cas Editor. For this I</text:p>
            <text:p><text:s/>know changed the OpenNLP build to produce the MANIFEST.MF needed by OSGi.</text:p>
            <text:p/>
            <text:p>We are planning to </text:p>
            <text:p>release this soon, as part of the 1.5.2 release.</text:p>
            <text:p/>
            <text:p>Would it be possible that you test our jars, </text:p>
            <text:p>and give us feedback?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>
            <text:p>13091204</text:p>
          </table:table-cell>
          <table:table-cell office:value-type="string">
            <text:p>The change is integrated in build #190, if you don't want to build yourself you can get it from</text:p>
            <text:p><text:s/>the build server:</text:p>
            <text:p>https://builds.apache.org/job/OpenNLP/</text:p>
            <text:p/>
            <text:p>We have currently two known OSGi iss</text:p>
            <text:p>ues, custom feature generator class loading does not work, and coreference resolution is not su</text:p>
            <text:p>pported.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13141204</text:p>
          </table:table-cell>
          <table:table-cell office:value-type="string">
            <text:p>OpenNLP 1.5.2 will be packaged as on OSGi bundle (and released very soon). Would be nice to get</text:p>
            <text:p><text:s/>feedback if there are any issues with that.</text:p>
          </table:table-cell>
          <table:table-cell table:number-columns-repeated="1019"/>
        </table:table-row>
        <table:table-row table:style-name="ro9">
          <table:table-cell table:number-columns-repeated="3"/>
          <table:table-cell office:value-type="string">
            <text:p>13141465</text:p>
          </table:table-cell>
          <table:table-cell office:value-type="string">
            <text:p>Hi Joren</text:p>
            <text:p/>
            <text:p>Sorry for not answering. I was on vacation at the time of your last comments and than</text:p>
            <text:p><text:s/>forgot about testing this. I will definitely try the 1.5.2 release and provide feedback!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13222690</text:p>
          </table:table-cell>
          <table:table-cell office:value-type="string">
            <text:p>upgraded to OpenNLP 1.5.2-incubationg. OpenNLP is no longer embedded but included in the common</text:p>
            <text:p>sbundle list of Apache Stanbol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11149</text:p>
          </table:table-cell>
          <table:table-cell office:value-type="string">
            <text:p>STANBOL-234</text:p>
          </table:table-cell>
          <table:table-cell office:value-type="string">
            <text:p>Use Bundle Extender Pattern to allow Bundles to expose Resource to the DataFileProvider</text:p>
          </table:table-cell>
          <table:table-cell table:number-columns-repeated="1021"/>
        </table:table-row>
        <table:table-row table:style-name="ro9">
          <table:table-cell table:number-columns-repeated="3"/>
          <table:table-cell office:value-type="string">
            <text:p>13054672</text:p>
          </table:table-cell>
          <table:table-cell office:value-type="string">
            <text:p>Feature added with revision 1139429</text:p>
            <text:p/>
            <text:p>see http://svn.apache.org/viewvc?rev=1139429&amp;view=rev for </text:p>
            <text:p>detail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11103</text:p>
          </table:table-cell>
          <table:table-cell office:value-type="string">
            <text:p>STANBOL-233</text:p>
          </table:table-cell>
          <table:table-cell office:value-type="string">
            <text:p>Problem loading Bundle org.apache.stanbol.ontologymanager.web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3052625</text:p>
          </table:table-cell>
          <table:table-cell office:value-type="string">
            <text:p>I renamed this issue (it is not the ontonet bundle but the ontologymanager/web bundle)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13052627</text:p>
          </table:table-cell>
          <table:table-cell office:value-type="string">
            <text:p>This patch resolve some dependencis in pom.xml and resolve MULTIPART_FORM_DATA problems in Sess</text:p>
            <text:p>ionResource.addOntolog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3052638</text:p>
          </table:table-cell>
          <table:table-cell office:value-type="string">
            <text:p>Applied in rev 113807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11057</text:p>
          </table:table-cell>
          <table:table-cell office:value-type="string">
            <text:p>STANBOL-232</text:p>
          </table:table-cell>
          <table:table-cell office:value-type="string">
            <text:p>Problem accessing /reasoners and /reengineer</text:p>
          </table:table-cell>
          <table:table-cell table:number-columns-repeated="1021"/>
        </table:table-row>
        <table:table-row table:style-name="ro9">
          <table:table-cell table:number-columns-repeated="3"/>
          <table:table-cell office:value-type="string">
            <text:p>13052454</text:p>
          </table:table-cell>
          <table:table-cell office:value-type="string">
            <text:p>Added index template and static dir (action, css and jquery lib) to /reasoners and /reengineer </text:p>
            <text:p>web component</text:p>
            <text:p/>
            <text:p>* index.ftl content is empty *</text:p>
          </table:table-cell>
          <table:table-cell table:number-columns-repeated="1019"/>
        </table:table-row>
        <table:table-row table:style-name="ro8">
          <table:table-cell table:number-columns-repeated="3"/>
          <table:table-cell office:value-type="string">
            <text:p>13052543</text:p>
          </table:table-cell>
          <table:table-cell office:value-type="string">
            <text:p>Problem with /reengineer component, output is:</text:p>
            <text:p><text:s text:c="2"/>GRAVE: The RuntimeException could not be mappe</text:p>
            <text:p>d to a response, re-throwing to the HTTP container</text:p>
            <text:p><text:s text:c="2"/>java.lang.IllegalStateException: Reenginee</text:p>
            <text:p>ringManager missing in ServletContext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13052639</text:p>
          </table:table-cell>
          <table:table-cell office:value-type="string">
            <text:p>Revision #1138070 target was STANBOL-233 (I wrongly wrote -232 and then changed the commit comm</text:p>
            <text:p>ent)</text:p>
          </table:table-cell>
          <table:table-cell table:number-columns-repeated="1019"/>
        </table:table-row>
        <table:table-row table:style-name="ro12">
          <table:table-cell table:number-columns-repeated="3"/>
          <table:table-cell office:value-type="string">
            <text:p>13053259</text:p>
          </table:table-cell>
          <table:table-cell office:value-type="string">
            <text:p>Add stanbol layout to /reengineer web component</text:p>
            <text:p/>
            <text:p>* index.ftl content is empty * </text:p>
            <text:p/>
            <text:p>Moved to STAN</text:p>
            <text:p>BOL-150</text:p>
          </table:table-cell>
          <table:table-cell table:number-columns-repeated="1019"/>
        </table:table-row>
        <table:table-row table:style-name="ro12">
          <table:table-cell table:number-columns-repeated="3"/>
          <table:table-cell office:value-type="string">
            <text:p>13053292</text:p>
          </table:table-cell>
          <table:table-cell office:value-type="string">
            <text:p>Add stanbol layout to /ontonet web component</text:p>
            <text:p/>
            <text:p>* index.ftl content is empty * </text:p>
            <text:p/>
            <text:p>Moved to STANBOL</text:p>
            <text:p>-150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3068361</text:p>
          </table:table-cell>
          <table:table-cell office:value-type="string">
            <text:p>Added index template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5">
          <table:table-cell office:value-type="string">
            <text:p>12510959</text:p>
          </table:table-cell>
          <table:table-cell office:value-type="string">
            <text:p>STANBOL-231</text:p>
          </table:table-cell>
          <table:table-cell office:value-type="string">
            <text:p>Broken jersey services with MediaType.MULTIPART_FORM_DATA on /rules/web, /reengieneer/web and /</text:p>
            <text:p>reasoners/web</text:p>
          </table:table-cell>
          <table:table-cell table:number-columns-repeated="1021"/>
        </table:table-row>
        <table:table-row table:style-name="ro5">
          <table:table-cell table:number-columns-repeated="3"/>
          <table:table-cell office:value-type="string">
            <text:p>13051999</text:p>
          </table:table-cell>
          <table:table-cell office:value-type="string">
            <text:p>This patch converts @FormParam to @FormDataParam and adds dependency to jersey-multipart in pom</text:p>
            <text:p>.xml files, this should fix the issue</text:p>
          </table:table-cell>
          <table:table-cell table:number-columns-repeated="1019"/>
        </table:table-row>
        <table:table-row table:style-name="ro47">
          <table:table-cell table:number-columns-repeated="3"/>
          <table:table-cell office:value-type="string">
            <text:p>13052125</text:p>
          </table:table-cell>
          <table:table-cell office:value-type="string">
            <text:p>This was caused by me while upgrading from jersey 1.2 to 1.7. At that time I was not able to te</text:p>
            <text:p>st compatibility with KRES because I was not able to build because of STANBOL-225. When applyin</text:p>
            <text:p>g this patch one should also check to replace any dependencies on</text:p>
            <text:p/>
            <text:p><text:s text:c="4"/>&lt;dependency&gt;</text:p>
            <text:p><text:s text:c="6"/>&lt;grou</text:p>
            <text:p>pId&gt;javax.ws.rs&lt;/groupId&gt;</text:p>
            <text:p><text:s text:c="6"/>&lt;artifactId&gt;jsr311-api&lt;/artifactId&gt;</text:p>
            <text:p><text:s text:c="4"/>&lt;/dependency&gt;</text:p>
            <text:p/>
            <text:p>to</text:p>
            <text:p/>
            <text:p><text:s text:c="4"/></text:p>
            <text:p>&lt;dependency&gt;</text:p>
            <text:p><text:s text:c="6"/>&lt;groupId&gt;com.sun.jersey&lt;/groupId&gt;</text:p>
            <text:p><text:s text:c="6"/>&lt;artifactId&gt;jersey-core&lt;/artifactId&gt;</text:p>
            <text:p/>
            <text:p><text:s text:c="4"/>&lt;/dependency&gt;</text:p>
            <text:p/>
            <text:p>because newer versions of jersey export the "jsr311-api" what can cause inc</text:p>
            <text:p>ompatibilities.</text:p>
            <text:p/>
            <text:p>Thx Alberto Musetti for the patch and sorry for breaking this.</text:p>
            <text:p/>
            <text:p>I can apply th</text:p>
            <text:p>is patch, but I would prefer if someone with more knowledge of the KRES component could do it.</text:p>
            <text:p/>
            <text:p/>
            <text:p>best</text:p>
            <text:p>Rupert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13052602</text:p>
          </table:table-cell>
          <table:table-cell office:value-type="string">
            <text:p>Some bugs have been introduced in revisions 1137993 - 1137995 - 1137999 and @FormParam came bac</text:p>
            <text:p>k again... going to fix this now</text:p>
          </table:table-cell>
          <table:table-cell table:number-columns-repeated="1019"/>
        </table:table-row>
        <table:table-row table:style-name="ro10">
          <table:table-cell table:number-columns-repeated="3"/>
          <table:table-cell office:value-type="string">
            <text:p>13052603</text:p>
          </table:table-cell>
          <table:table-cell office:value-type="string">
            <text:p>@rwesten as far as I can see it looks like only stanbol-parent/pom.xml has references with the </text:p>
            <text:p>legacy jsr311-api . All kres modules have the new jersey-core and the like. I guess local depen</text:p>
            <text:p>dencies (import statements in java files) should work as before, right?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3053718</text:p>
          </table:table-cell>
          <table:table-cell office:value-type="string">
            <text:p>I have checked and everything works fine with respect to this problem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10933</text:p>
          </table:table-cell>
          <table:table-cell office:value-type="string">
            <text:p>STANBOL-230</text:p>
          </table:table-cell>
          <table:table-cell office:value-type="string">
            <text:p>Allow the ReferencedSite based Enhancement Engine to also use the Entityhub</text:p>
          </table:table-cell>
          <table:table-cell table:number-columns-repeated="1021"/>
        </table:table-row>
        <table:table-row table:style-name="ro9">
          <table:table-cell table:number-columns-repeated="3"/>
          <table:table-cell office:value-type="string">
            <text:p>13051964</text:p>
          </table:table-cell>
          <table:table-cell office:value-type="string">
            <text:p>Implemented with revision 1137617</text:p>
            <text:p/>
            <text:p>NOTE: This also renames this engine from "ReferencedSiteEnti</text:p>
            <text:p>tyTaggingEnhancementEngine" to "NamedEntityTaggingEngine"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10653</text:p>
          </table:table-cell>
          <table:table-cell office:value-type="string">
            <text:p>STANBOL-229</text:p>
          </table:table-cell>
          <table:table-cell office:value-type="string">
            <text:p>Error to load Bundle RULES</text:p>
          </table:table-cell>
          <table:table-cell table:number-columns-repeated="1021"/>
        </table:table-row>
        <table:table-row table:style-name="ro5">
          <table:table-cell table:number-columns-repeated="3"/>
          <table:table-cell office:value-type="string">
            <text:p>13068350</text:p>
          </table:table-cell>
          <table:table-cell office:value-type="string">
            <text:p>Obsolete; as of r114874 rules bundles compile and activate offline on both full and kres launch</text:p>
            <text:p>er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5">
          <table:table-cell office:value-type="string">
            <text:p>12510651</text:p>
          </table:table-cell>
          <table:table-cell office:value-type="string">
            <text:p>STANBOL-228</text:p>
          </table:table-cell>
          <table:table-cell office:value-type="string">
            <text:p>Multiple textEnhancements for the same selected-text, dc-type, start, end with the same EntityE</text:p>
            <text:p>nhancements.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3181478</text:p>
          </table:table-cell>
          <table:table-cell office:value-type="string">
            <text:p>Fixed with revision <text:s/>#1228312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10406</text:p>
          </table:table-cell>
          <table:table-cell office:value-type="string">
            <text:p>STANBOL-227</text:p>
          </table:table-cell>
          <table:table-cell office:value-type="string">
            <text:p>Move JSON-LD from /enhancer/generic to /commons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3049692</text:p>
          </table:table-cell>
          <table:table-cell office:value-type="string">
            <text:p>The JSON-LD bundle was refactored and has moved to /commons/jsonld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10296</text:p>
          </table:table-cell>
          <table:table-cell office:value-type="string">
            <text:p>STANBOL-226</text:p>
          </table:table-cell>
          <table:table-cell office:value-type="string">
            <text:p>Porting the integrity check demo under Stanbol code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number-columns-repeated="2" office:value-type="string">
            <text:p>NO COMMENT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10080</text:p>
          </table:table-cell>
          <table:table-cell office:value-type="string">
            <text:p>STANBOL-225</text:p>
          </table:table-cell>
          <table:table-cell office:value-type="string">
            <text:p>Broken tests in the reasoners/web module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3048501</text:p>
          </table:table-cell>
          <table:table-cell office:value-type="string">
            <text:p>Attahced surfire-repor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3052001</text:p>
          </table:table-cell>
          <table:table-cell office:value-type="string">
            <text:p>This depends from an unvalid commit of patch STANBOL-179 and fixed in revision 1136117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09792</text:p>
          </table:table-cell>
          <table:table-cell office:value-type="string">
            <text:p>STANBOL-224</text:p>
          </table:table-cell>
          <table:table-cell office:value-type="string">
            <text:p>Migrate the SolrYard to use Solr 3.2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3051298</text:p>
          </table:table-cell>
          <table:table-cell office:value-type="string">
            <text:p>Revision 1137007 upgraded the SolrYard to use Solr3.2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09791</text:p>
          </table:table-cell>
          <table:table-cell office:value-type="string">
            <text:p>STANBOL-223</text:p>
          </table:table-cell>
          <table:table-cell office:value-type="string">
            <text:p>Entity Disambiguation</text:p>
          </table:table-cell>
          <table:table-cell table:number-columns-repeated="1021"/>
        </table:table-row>
        <table:table-row table:style-name="ro22">
          <table:table-cell table:number-columns-repeated="3"/>
          <table:table-cell office:value-type="string">
            <text:p>13247196</text:p>
          </table:table-cell>
          <table:table-cell office:value-type="string">
            <text:p>As an alternative to MLT which will compute an unnormalized similarity score as an approximate </text:p>
            <text:p>of the cosine similarity, one could use a Jaccard coefficient index of the overlapping words (e</text:p>
            <text:p>ither restricted to co-occurring names or any other words, not restricted to names) of the pote</text:p>
            <text:p>ntial entities descriptions + past mentions found by the existing name lookup and the document </text:p>
            <text:p>context to re-rank the link candidates.</text:p>
            <text:p/>
            <text:p>For instance papers such as the following might be int</text:p>
            <text:p>eresting to study:</text:p>
            <text:p/>
            <text:p><text:s text:c="2"/>http://aclweb.org/anthology/P/P11/P11-1138.pdf</text:p>
            <text:p><text:s text:c="2"/>http://liuchuan.org/pub/</text:p>
            <text:p>CS475.pdf</text:p>
            <text:p/>
            <text:p>Also before using complex disambiguation logics such as Jaccard coef and MLT one sho</text:p>
            <text:p>uld implement simpler approaches such as:</text:p>
            <text:p/>
            <text:p>- Add a configuration option to the entity linking e</text:p>
            <text:p>ngine to perform exact search name only, both the on the canonical labels from the entity hub +</text:p>
            <text:p><text:s/>redirect names (for DBpedia only, could be stored as alternative names) or the mention express</text:p>
            <text:p>ions that carry a link as found in the wikipedia dump (need a dedicated extraction as explained</text:p>
            <text:p><text:s/>above).</text:p>
            <text:p/>
            <text:p>- Ad-hoc rules could also be interesting: if the named detected by OpenNLP is a first</text:p>
            <text:p>name (as indexed in the entity hub for instance), one could mark the name as ambiguous and skip</text:p>
            <text:p><text:s/>its linking.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3796666</text:p>
          </table:table-cell>
          <table:table-cell office:value-type="string">
            <text:p>Won't fix. See STANBOL-1037 for further development on disambiguatio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09712</text:p>
          </table:table-cell>
          <table:table-cell office:value-type="string">
            <text:p>STANBOL-222</text:p>
          </table:table-cell>
          <table:table-cell office:value-type="string">
            <text:p>Timeout exception from LOD remote endpoints when performing queries with the Entity Hub.</text:p>
          </table:table-cell>
          <table:table-cell table:number-columns-repeated="1021"/>
        </table:table-row>
        <table:table-row table:style-name="ro5">
          <table:table-cell table:number-columns-repeated="3"/>
          <table:table-cell office:value-type="string">
            <text:p>13046862</text:p>
          </table:table-cell>
          <table:table-cell office:value-type="string">
            <text:p>see http://markmail.org/thread/jbsvj23mtyqe726z for details and how to re-formulate queries to </text:p>
            <text:p>improve query performance.</text:p>
          </table:table-cell>
          <table:table-cell table:number-columns-repeated="1019"/>
        </table:table-row>
        <table:table-row table:style-name="ro46">
          <table:table-cell table:number-columns-repeated="3"/>
          <table:table-cell office:value-type="string">
            <text:p>13049869</text:p>
          </table:table-cell>
          <table:table-cell office:value-type="string">
            <text:p>Fixed with revision 1136059</text:p>
            <text:p/>
            <text:p>Sorry forgot to mention this Issue in the commit</text:p>
            <text:p/>
            <text:p>Here the related</text:p>
            <text:p><text:s/>comments:</text:p>
            <text:p/>
            <text:p>### FieldQuery to SPARQL</text:p>
            <text:p/>
            <text:p>Based on the feedback provided by Andrea several improvem</text:p>
            <text:p>ents to the generated SPARQL queries where made (see http://markmail.org/thread/wxd4rdjcssi5b4u</text:p>
            <text:p>6 for details)</text:p>
            <text:p/>
            <text:p>* Fixed a bug in the full text search optimization for Virtuoso that prevented </text:p>
            <text:p>results for queries containing spaces.</text:p>
            <text:p>* The usage of SPARQL 1.1 sub-select should solve proble</text:p>
            <text:p>ms with LIMIT. Currently sub-selects are only supported by Virtuoso.</text:p>
            <text:p>* OPTIONAL selects are now</text:p>
            <text:p><text:s/>only selected for previously selected entities. This greatly improves performance in such case</text:p>
            <text:p>s</text:p>
            <text:p/>
            <text:p/>
            <text:p>for details see: http://svn.apache.org/viewvc?rev=1136059&amp;view=rev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09574</text:p>
          </table:table-cell>
          <table:table-cell office:value-type="string">
            <text:p>STANBOL-221</text:p>
          </table:table-cell>
          <table:table-cell office:value-type="string">
            <text:p>Update JSON-LD implementation to Specification version 20110911</text:p>
          </table:table-cell>
          <table:table-cell table:number-columns-repeated="1021"/>
        </table:table-row>
        <table:table-row table:style-name="ro5">
          <table:table-cell table:number-columns-repeated="3"/>
          <table:table-cell office:value-type="string">
            <text:p>13117056</text:p>
          </table:table-cell>
          <table:table-cell office:value-type="string">
            <text:p>The JSON-LD implementation should support the latest spec which is by now http://json-ld.org/sp</text:p>
            <text:p>ec/ED/20110911/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3117955</text:p>
          </table:table-cell>
          <table:table-cell office:value-type="string">
            <text:p>The JSON-LD serialization works now according to the latest spec.</text:p>
          </table:table-cell>
          <table:table-cell table:number-columns-repeated="1019"/>
        </table:table-row>
        <table:table-row table:style-name="ro49">
          <table:table-cell table:number-columns-repeated="3"/>
          <table:table-cell office:value-type="string">
            <text:p>13123824</text:p>
          </table:table-cell>
          <table:table-cell office:value-type="string">
            <text:p>If a JSON-LD document supports multiple contexts, per the specification, appendix A.1 [1], the </text:p>
            <text:p>JSON-LD parser will fall over because it assumes that there is only going to be one object in e</text:p>
            <text:p>ach input document. </text:p>
            <text:p/>
            <text:p>Line 50 in JsonLdParser.java may need to be changed or wrapped up so that</text:p>
            <text:p><text:s/>it attempts to find a JSONArray before it attempts to find a JSONObject, as multiple contexts </text:p>
            <text:p>are implemented using an array as the root of the JSON graph, and JSONObject cannot be created </text:p>
            <text:p>for this case.</text:p>
            <text:p/>
            <text:p>For example, the following is a valid (by my interpretation of the current spec</text:p>
            <text:p>ification) JSON-LD document that fails using the current parser implementation. It contains des</text:p>
            <text:p>criptions of three independent subjects:</text:p>
            <text:p/>
            <text:p>[{</text:p>
            <text:p><text:s text:c="4"/>"@subject": {</text:p>
            <text:p><text:s text:c="8"/>"@iri": "http://example.</text:p>
            <text:p>com/library"</text:p>
            <text:p><text:s text:c="4"/>},</text:p>
            <text:p><text:s text:c="4"/>"http://example.org/vocab#contains": {</text:p>
            <text:p><text:s text:c="8"/>"@iri": "http://example.</text:p>
            <text:p>org/library/the-republic"</text:p>
            <text:p><text:s text:c="4"/>},</text:p>
            <text:p><text:s text:c="4"/>"http://www.w3.org/1999/02/22-rdf-syntax-ns#type": {</text:p>
            <text:p><text:s text:c="5"/></text:p>
            <text:p><text:s text:c="3"/>"@iri": "http://example.org/vocab#Library"</text:p>
            <text:p><text:s text:c="4"/>}</text:p>
            <text:p>}, {</text:p>
            <text:p><text:s text:c="4"/>"@subject": {</text:p>
            <text:p><text:s text:c="8"/>"@iri": "htt</text:p>
            <text:p>p://example.org/library/the-republic"</text:p>
            <text:p><text:s text:c="4"/>},</text:p>
            <text:p><text:s text:c="4"/>"http://example.org/vocab#contains": {</text:p>
            <text:p><text:s text:c="7"/></text:p>
            <text:p><text:s/>"@iri": "http://example.org/library/the-republic#introduction"</text:p>
            <text:p><text:s text:c="4"/>},</text:p>
            <text:p><text:s text:c="4"/>"http://purl.org/dc/</text:p>
            <text:p>terms/creator": "Plato",</text:p>
            <text:p><text:s text:c="4"/>"http://purl.org/dc/terms/title": "The Republic",</text:p>
            <text:p><text:s text:c="4"/>"http://www.</text:p>
            <text:p>w3.org/1999/02/22-rdf-syntax-ns#type": {</text:p>
            <text:p><text:s text:c="8"/>"@iri": "http://example.org/vocab#Book"</text:p>
            <text:p><text:s text:c="4"/>}</text:p>
            <text:p/>
            <text:p>}, {</text:p>
            <text:p><text:s text:c="4"/>"@subject": {</text:p>
            <text:p><text:s text:c="8"/>"@iri": "http://example.org/library/the-republic#introduction"</text:p>
            <text:p><text:s/></text:p>
            <text:p><text:s text:c="3"/>},</text:p>
            <text:p><text:s text:c="4"/>"http://purl.org/dc/terms/description": "An introductory chapter on The Republic.",</text:p>
            <text:p><text:s/></text:p>
            <text:p><text:s text:c="3"/>"http://purl.org/dc/terms/title": "The Introduction",</text:p>
            <text:p><text:s text:c="4"/>"http://www.w3.org/1999/02/22-rdf-</text:p>
            <text:p>syntax-ns#type": {</text:p>
            <text:p><text:s text:c="8"/>"@iri": "http://example.org/vocab#Chapter"</text:p>
            <text:p><text:s text:c="4"/>}</text:p>
            <text:p>}]</text:p>
            <text:p/>
            <text:p>[1] http://json</text:p>
            <text:p>-ld.org/spec/ED/20110911/#disjoint-graph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09566</text:p>
          </table:table-cell>
          <table:table-cell office:value-type="string">
            <text:p>STANBOL-220</text:p>
          </table:table-cell>
          <table:table-cell office:value-type="string">
            <text:p>Add JSON-LD Parser</text:p>
          </table:table-cell>
          <table:table-cell table:number-columns-repeated="1021"/>
        </table:table-row>
        <table:table-row table:style-name="ro8">
          <table:table-cell table:number-columns-repeated="3"/>
          <table:table-cell office:value-type="string">
            <text:p>13458577</text:p>
          </table:table-cell>
          <table:table-cell office:value-type="string">
            <text:p>A json-ld parser is provided by: https://github.com/tristan/jsonld-java</text:p>
            <text:p/>
            <text:p>Currently only in my b</text:p>
            <text:p>ranch: OSGi bundle, a Clerezza parsing provider and a bug fixed: https://github.com/retobg/json</text:p>
            <text:p>ld-java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09563</text:p>
          </table:table-cell>
          <table:table-cell office:value-type="string">
            <text:p>STANBOL-219</text:p>
          </table:table-cell>
          <table:table-cell office:value-type="string">
            <text:p>Add a mime type identifier for file upload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3047251</text:p>
          </table:table-cell>
          <table:table-cell office:value-type="string">
            <text:p>Added mime type identifier to contenthub for uploading other than plain text fil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09356</text:p>
          </table:table-cell>
          <table:table-cell office:value-type="string">
            <text:p>STANBOL-218</text:p>
          </table:table-cell>
          <table:table-cell office:value-type="string">
            <text:p>Build Failure using kres profile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3044861</text:p>
          </table:table-cell>
          <table:table-cell office:value-type="string">
            <text:p>Error was a local problem with not up to date parent POM. Closing this issue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09182</text:p>
          </table:table-cell>
          <table:table-cell office:value-type="string">
            <text:p>STANBOL-217</text:p>
          </table:table-cell>
          <table:table-cell office:value-type="string">
            <text:p>Plateform timeout when engine process more than 1 minute</text:p>
          </table:table-cell>
          <table:table-cell table:number-columns-repeated="1021"/>
        </table:table-row>
        <table:table-row table:style-name="ro5">
          <table:table-cell table:number-columns-repeated="3"/>
          <table:table-cell office:value-type="string">
            <text:p>13043363</text:p>
          </table:table-cell>
          <table:table-cell office:value-type="string">
            <text:p>Here comes a patch for the just wait engine.</text:p>
            <text:p/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13043365</text:p>
          </table:table-cell>
          <table:table-cell office:value-type="string">
            <text:p>I don't really know all the infrastructure of Stanbol and I have no really idea where this "tim</text:p>
            <text:p>eout" can be set. Any idea is welcome, I can try to invest a bit further.</text:p>
          </table:table-cell>
          <table:table-cell table:number-columns-repeated="1019"/>
        </table:table-row>
        <table:table-row table:style-name="ro16">
          <table:table-cell table:number-columns-repeated="3"/>
          <table:table-cell office:value-type="string">
            <text:p>13043386</text:p>
          </table:table-cell>
          <table:table-cell office:value-type="string">
            <text:p>Stanbol itself does not implement any kind of timeout logic. The behavior you observe might com</text:p>
            <text:p>e from the HTTPService implementation provided by Felix:</text:p>
            <text:p/>
            <text:p><text:s text:c="2"/>https://svn.apache.org/repos/asf/fe</text:p>
            <text:p>lix/trunk/http.jetty/src/main/java/org/apache/felix/http/jetty/Activator.java</text:p>
            <text:p/>
            <text:p>look for the lin</text:p>
            <text:p>e: connector.setMaxIdleTime( 60000 );</text:p>
            <text:p/>
            <text:p>AFAIK there is know way to override this behavior using </text:p>
            <text:p>the public OSGi HTTPService configuration or API.</text:p>
            <text:p/>
            <text:p>The solution is either use faster engines an</text:p>
            <text:p>d restrict to engines that do not do synchronous lookup to remote network resources (e.g. prefi</text:p>
            <text:p>l the EntiyHub with a precomputed SolrYard index of your knowledge base and use in offline mode</text:p>
            <text:p>) or do a POST request to the ContentHub API and do polling to fetch the results later. As note</text:p>
            <text:p>d earlier the current ContentHub implementation is a hack because of the use of the InMemorySto</text:p>
            <text:p>re for the content item streams.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>
            <text:p>13043435</text:p>
          </table:table-cell>
          <table:table-cell office:value-type="string">
            <text:p>Seems that you hit the good class ! </text:p>
            <text:p/>
            <text:p>On your point about override the value, I had a look at c</text:p>
            <text:p>onfiguration manager / Apache Felix Jetty Based Http Service but don't see a configuration for </text:p>
            <text:p>that... And reading class show that the value is hard coded.</text:p>
            <text:p>Don't see for now how to directly </text:p>
            <text:p>deal with the API.</text:p>
            <text:p/>
            <text:p>This timeout error discovery don't have for origin the ContentHub, but the </text:p>
            <text:p>/engines endpoint.</text:p>
            <text:p/>
            <text:p>The main problem with this timeout is that's a global value for all the pro</text:p>
            <text:p>cessing chain and not for each engine... </text:p>
            <text:p/>
            <text:p>So even if each engine do his job in less than 1 min</text:p>
            <text:p>ute, an aggregation of many engines working on a some particularly big documents (let's says a </text:p>
            <text:p>PHD thesis of 400 pages) can reach the "1 minute" limit.</text:p>
            <text:p/>
            <text:p>I may be wrong, put this seems to me </text:p>
            <text:p>an important limit, and something that can create some unpredictable errors depending on the si</text:p>
            <text:p>ze / number of entities of the document (even if all is offline).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13043887</text:p>
          </table:table-cell>
          <table:table-cell office:value-type="string">
            <text:p>Maybe you can ask whether it would be possible to make that MaxIdleTime parameter configurable </text:p>
            <text:p>on the Apache Felix mailing list or jira.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>
            <text:p>13066999</text:p>
          </table:table-cell>
          <table:table-cell office:value-type="string">
            <text:p>linked to FELIX-2687 (patch provided).</text:p>
            <text:p/>
            <text:p>As a side note, link provided by Olivier was on an outd</text:p>
            <text:p>ated module (see FELIX-3044 ), but was a really great help and pointer.</text:p>
            <text:p>Up to date http.jetty m</text:p>
            <text:p>odule is here : http://svn.apache.org/repos/asf/felix/trunk/http/jetty/</text:p>
            <text:p/>
          </table:table-cell>
          <table:table-cell table:number-columns-repeated="1019"/>
        </table:table-row>
        <table:table-row table:style-name="ro18">
          <table:table-cell table:number-columns-repeated="3"/>
          <table:table-cell office:value-type="string">
            <text:p>13067975</text:p>
          </table:table-cell>
          <table:table-cell office:value-type="string">
            <text:p>To have a configurable timeout while the Felix patch is not merge into trunk :</text:p>
            <text:p/>
            <text:p>- checkout Feli</text:p>
            <text:p>x trunk</text:p>
            <text:p>- apply patch in FELIX-2687</text:p>
            <text:p>- mvn build install the http/jetty module or all the Felix </text:p>
            <text:p>trunk</text:p>
            <text:p>- update to 2.2.1-SNAPSHOT the org.apache.felix.http.jetty dependency in your launcher/po</text:p>
            <text:p>m.xml</text:p>
            <text:p>- build your stanbol</text:p>
            <text:p>- configure the http timeout property in the http bundle configurati</text:p>
            <text:p>on</text:p>
            <text:p/>
            <text:p>Enjoy !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>
            <text:p>13068166</text:p>
          </table:table-cell>
          <table:table-cell office:value-type="string">
            <text:p>Instead of configuring timeouts, could the engines make sure something's written to the respons</text:p>
            <text:p>e at regular intervals, to avoid timing out?</text:p>
            <text:p/>
            <text:p>[1] says " if a single byte is read or written, t</text:p>
            <text:p>hen the timeout (if implemented by jetty) is reset" so maybe just writing one space character t</text:p>
            <text:p>o the output every 50 seconds or so would do. I haven't tried it, and buffers might get in the </text:p>
            <text:p>way, and that would add extra spaces to the output, so just a suggestion for now.</text:p>
            <text:p/>
            <text:p>[1] http://j</text:p>
            <text:p>etty.codehaus.org/jetty/jetty-6/apidocs/org/mortbay/jetty/nio/SelectChannelConnector.html#setMa</text:p>
            <text:p>xIdleTime(int)</text:p>
          </table:table-cell>
          <table:table-cell table:number-columns-repeated="1019"/>
        </table:table-row>
        <table:table-row table:style-name="ro8">
          <table:table-cell table:number-columns-repeated="3"/>
          <table:table-cell office:value-type="string">
            <text:p>13068219</text:p>
          </table:table-cell>
          <table:table-cell office:value-type="string">
            <text:p>I think it's better to implement a real async mode for the JobManager with the ability to regis</text:p>
            <text:p>ter a job id that can be used to monitor progress and a callback to be notified when the job is</text:p>
            <text:p><text:s/>done rather than hacking a streaming synchronous output that will render the current code much</text:p>
            <text:p><text:s/>more complicated (we need to hardcode the content type, fork another thread, we cannot set the</text:p>
            <text:p><text:s/>content length...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3223400</text:p>
          </table:table-cell>
          <table:table-cell office:value-type="string">
            <text:p>With the new JobManager implementation this should be solved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09000</text:p>
          </table:table-cell>
          <table:table-cell office:value-type="string">
            <text:p>STANBOL-216</text:p>
          </table:table-cell>
          <table:table-cell office:value-type="string">
            <text:p>Method getURI of VariableAtom in rules.manager returns NULL</text:p>
          </table:table-cell>
          <table:table-cell table:number-columns-repeated="1021"/>
        </table:table-row>
        <table:table-row table:style-name="ro9">
          <table:table-cell table:number-columns-repeated="3"/>
          <table:table-cell office:value-type="string">
            <text:p>13042300</text:p>
          </table:table-cell>
          <table:table-cell office:value-type="string">
            <text:p>It depends on the fact that the method getURI of VariableAtom always returns null.</text:p>
            <text:p>So when an a</text:p>
            <text:p>tom (in the issue description it is the IndividualPropertyAtom) tries to convert a variable (e.</text:p>
            <text:p>g. ?x) into a full qualified URI for SWRL representation it returns a NullPointerException.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3049038</text:p>
          </table:table-cell>
          <table:table-cell office:value-type="string">
            <text:p>Now the method getURI works without problems.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3049039</text:p>
          </table:table-cell>
          <table:table-cell office:value-type="string">
            <text:p>Now the method getURI return the correct uri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08928</text:p>
          </table:table-cell>
          <table:table-cell office:value-type="string">
            <text:p>STANBOL-215</text:p>
          </table:table-cell>
          <table:table-cell office:value-type="string">
            <text:p>Enable the Entitytagging/Autotagging engines to use NER results from OpenCalais</text:p>
          </table:table-cell>
          <table:table-cell table:number-columns-repeated="1021"/>
        </table:table-row>
        <table:table-row table:style-name="ro11">
          <table:table-cell table:number-columns-repeated="3"/>
          <table:table-cell office:value-type="string">
            <text:p>13046466</text:p>
          </table:table-cell>
          <table:table-cell office:value-type="string">
            <text:p>- Added configurable type mapping for OpenCalais types</text:p>
            <text:p>- Provided a default mapping to dbpedia </text:p>
            <text:p>types, presupposed by autotagging engine</text:p>
            <text:p>- added configurable option whether OpenCalais LinkedD</text:p>
            <text:p>ata references should be added as entity annotations (by default no)</text:p>
            <text:p/>
            <text:p>The default configuration</text:p>
            <text:p><text:s/>was set such that the autotagging engine can use OpenCalais NER as alternative or additonal NE</text:p>
            <text:p>R engine to the OpenNLP engine.</text:p>
            <text:p/>
          </table:table-cell>
          <table:table-cell table:number-columns-repeated="1019"/>
        </table:table-row>
        <table:table-row table:style-name="ro9">
          <table:table-cell table:number-columns-repeated="3"/>
          <table:table-cell office:value-type="string">
            <text:p>13046874</text:p>
          </table:table-cell>
          <table:table-cell office:value-type="string">
            <text:p>The changes related to this Issue caused the unit tests to be unstable in #223</text:p>
            <text:p/>
            <text:p>see http://mark</text:p>
            <text:p>mail.org/thread/ko7jcdmojqfwen2q for detai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3047067</text:p>
          </table:table-cell>
          <table:table-cell office:value-type="string">
            <text:p>Corrected typo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08824</text:p>
          </table:table-cell>
          <table:table-cell office:value-type="string">
            <text:p>STANBOL-214</text:p>
          </table:table-cell>
          <table:table-cell office:value-type="string">
            <text:p>Modified EntityHub API breaks Refactor enhancement engine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3055090</text:p>
          </table:table-cell>
          <table:table-cell office:value-type="string">
            <text:p>The changes as described by STANBOL-207 caused this Engine to be outda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08686</text:p>
          </table:table-cell>
          <table:table-cell office:value-type="string">
            <text:p>STANBOL-213</text:p>
          </table:table-cell>
          <table:table-cell office:value-type="string">
            <text:p>Enable the OpenNLP NER engine to use extracted text from other than plain text documents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3042047</text:p>
          </table:table-cell>
          <table:table-cell office:value-type="string">
            <text:p>The OpenNLP NER engine was enabled to use text extracted by Metaxa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08685</text:p>
          </table:table-cell>
          <table:table-cell office:value-type="string">
            <text:p>STANBOL-212</text:p>
          </table:table-cell>
          <table:table-cell office:value-type="string">
            <text:p>Metaxa extrator registries should be configurable by properties</text:p>
          </table:table-cell>
          <table:table-cell table:number-columns-repeated="1021"/>
        </table:table-row>
        <table:table-row table:style-name="ro5">
          <table:table-cell table:number-columns-repeated="3"/>
          <table:table-cell office:value-type="string">
            <text:p>13069437</text:p>
          </table:table-cell>
          <table:table-cell office:value-type="string">
            <text:p>Additional/alternative configurations and extractors can be attached to Metaxa as fragment bund</text:p>
            <text:p>les and selected by configuration properti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08684</text:p>
          </table:table-cell>
          <table:table-cell office:value-type="string">
            <text:p>STANBOL-211</text:p>
          </table:table-cell>
          <table:table-cell office:value-type="string">
            <text:p>Html Text Extractor extracts also attribute values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number-columns-repeated="2" office:value-type="string">
            <text:p>NO COMMENT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08282</text:p>
          </table:table-cell>
          <table:table-cell office:value-type="string">
            <text:p>STANBOL-210</text:p>
          </table:table-cell>
          <table:table-cell office:value-type="string">
            <text:p>License problems of Aperture dependencies</text:p>
          </table:table-cell>
          <table:table-cell table:number-columns-repeated="1021"/>
        </table:table-row>
        <table:table-row table:style-name="ro9">
          <table:table-cell table:number-columns-repeated="3"/>
          <table:table-cell office:value-type="string">
            <text:p>13039035</text:p>
          </table:table-cell>
          <table:table-cell office:value-type="string">
            <text:p>Of these libs only the jaudiotagger is related to the Metaxa extraction functionality for MP3 f</text:p>
            <text:p>iles. The others relate to specific data acquisition/crawling components of Aperture that are n</text:p>
            <text:p>ot relevant to Metaxa. We will investigate how to exclude these dependencies from Metaxa's depe</text:p>
            <text:p>ndencies. For jaudiotagger we will consider to replace it.</text:p>
          </table:table-cell>
          <table:table-cell table:number-columns-repeated="1019"/>
        </table:table-row>
        <table:table-row table:style-name="ro10">
          <table:table-cell table:number-columns-repeated="3"/>
          <table:table-cell office:value-type="string">
            <text:p>13045820</text:p>
          </table:table-cell>
          <table:table-cell office:value-type="string">
            <text:p>The dependencies on LGPL libs were removed</text:p>
            <text:p>The Aperture MP3 extractor based on jaudiotagger was</text:p>
            <text:p><text:s/>replaced by one based on mp3agic (MIT license; https://github.com/mpatric/mp3agic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08243</text:p>
          </table:table-cell>
          <table:table-cell office:value-type="string">
            <text:p>STANBOL-209</text:p>
          </table:table-cell>
          <table:table-cell office:value-type="string">
            <text:p>Error on Stanbol startup in last changed rev 1125421</text:p>
          </table:table-cell>
          <table:table-cell table:number-columns-repeated="1021"/>
        </table:table-row>
        <table:table-row table:style-name="ro8">
          <table:table-cell table:number-columns-repeated="3"/>
          <table:table-cell office:value-type="string">
            <text:p>13039709</text:p>
          </table:table-cell>
          <table:table-cell office:value-type="string">
            <text:p>This is not a problem. The exception is related to the order of initializing of OSGI components</text:p>
            <text:p><text:s/>during startup. Later in the startup the according component is initialized accordingly.</text:p>
            <text:p>I was</text:p>
            <text:p><text:s/>able to confirm that on my side. See also Fabians comment http://markmail.org/thread/7lka6kur4</text:p>
            <text:p>3v6bs6e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08146</text:p>
          </table:table-cell>
          <table:table-cell office:value-type="string">
            <text:p>STANBOL-208</text:p>
          </table:table-cell>
          <table:table-cell office:value-type="string">
            <text:p>Add support for "Named Solr configuration"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number-columns-repeated="2" office:value-type="string">
            <text:p>NO COMMENT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08143</text:p>
          </table:table-cell>
          <table:table-cell office:value-type="string">
            <text:p>STANBOL-207</text:p>
          </table:table-cell>
          <table:table-cell office:value-type="string">
            <text:p>Streamline the Entityhub Model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number-columns-repeated="2" office:value-type="string">
            <text:p>NO COMMENT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07662</text:p>
          </table:table-cell>
          <table:table-cell office:value-type="string">
            <text:p>STANBOL-206</text:p>
          </table:table-cell>
          <table:table-cell office:value-type="string">
            <text:p>Processors should become OSGI Components</text:p>
          </table:table-cell>
          <table:table-cell table:number-columns-repeated="1021"/>
        </table:table-row>
        <table:table-row table:style-name="ro39">
          <table:table-cell table:number-columns-repeated="3"/>
          <table:table-cell office:value-type="string">
            <text:p>13035825</text:p>
          </table:table-cell>
          <table:table-cell office:value-type="string">
            <text:p>Existing processors were turned into OSGI components.</text:p>
            <text:p>Next steps can be:</text:p>
            <text:p>1)Implementing a new p</text:p>
            <text:p>rocessor which processes repository items having a content (ContentObject) and for each item it</text:p>
            <text:p><text:s/>connects to enhancer and get and store enhancements.</text:p>
            <text:p>2)SubsumptionBridgeProcessor can be exten</text:p>
            <text:p>ded such that it allows constructing hierarchy of resources through custom properties or a agai</text:p>
            <text:p>n a new one can be implemented for this feature.</text:p>
          </table:table-cell>
          <table:table-cell table:number-columns-repeated="1019"/>
        </table:table-row>
        <table:table-row table:style-name="ro39">
          <table:table-cell table:number-columns-repeated="3"/>
          <table:table-cell office:value-type="string">
            <text:p>13037876</text:p>
          </table:table-cell>
          <table:table-cell office:value-type="string">
            <text:p>I would like to ask a question:</text:p>
            <text:p/>
            <text:p>As far as I understood such bridges could be also used for ext</text:p>
            <text:p>racting Entities (e.g. a document hierarchy in the CMS that represents a thesaurus - than each </text:p>
            <text:p>document would in fact be an entity).</text:p>
            <text:p/>
            <text:p>Would the "component" that retrieves such a document and</text:p>
            <text:p><text:s/>add it to the Entityhub also be a Processor implementation? 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>
            <text:p>13037976</text:p>
          </table:table-cell>
          <table:table-cell office:value-type="string">
            <text:p>Yes, such an implementation of Processor interface is possible. In our convention corresponding</text:p>
            <text:p><text:s/>bridge type for documents is instance bridge and it is possible to write a processor that hand</text:p>
            <text:p>les instance bridges.</text:p>
            <text:p/>
            <text:p>As first step, the path of the document hierarchy should be specified in</text:p>
            <text:p><text:s/>an instance bridge then custom processor can query the nodes from the CMS according to path an</text:p>
            <text:p>d then do the operation desired. </text:p>
            <text:p/>
            <text:p>Please note that in this case, default ContentObjectProcesso</text:p>
            <text:p>r would also process that bridge and creates documents in the ontology in current implementatio</text:p>
            <text:p>n.</text:p>
          </table:table-cell>
          <table:table-cell table:number-columns-repeated="1019"/>
        </table:table-row>
        <table:table-row table:style-name="ro10">
          <table:table-cell table:number-columns-repeated="3"/>
          <table:table-cell office:value-type="string">
            <text:p>13041299</text:p>
          </table:table-cell>
          <table:table-cell office:value-type="string">
            <text:p>By committing EnhancementFetcher, all previous processors has been turned into OSGI components.</text:p>
            <text:p><text:s/>So, I mark this issue resolved. Any other updates on processors can be done in separate issues</text:p>
            <text:p>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07570</text:p>
          </table:table-cell>
          <table:table-cell office:value-type="string">
            <text:p>STANBOL-205</text:p>
          </table:table-cell>
          <table:table-cell office:value-type="string">
            <text:p>Unsatisfied Components when using KReS launcher</text:p>
          </table:table-cell>
          <table:table-cell table:number-columns-repeated="1021"/>
        </table:table-row>
        <table:table-row table:style-name="ro7">
          <table:table-cell table:number-columns-repeated="3"/>
          <table:table-cell office:value-type="string">
            <text:p>13036125</text:p>
          </table:table-cell>
          <table:table-cell office:value-type="string">
            <text:p>I don't have this.</text:p>
            <text:p>I have cleaned the local maven repository and recompiled to be sure.</text:p>
            <text:p>Then ru</text:p>
            <text:p>n "mvn clean install -P kres" as usual. </text:p>
            <text:p>At http://localhost:8080/system/console/components the</text:p>
            <text:p><text:s/>components you mention are all in active state.</text:p>
            <text:p>Can someone else try?</text:p>
          </table:table-cell>
          <table:table-cell table:number-columns-repeated="1019"/>
        </table:table-row>
        <table:table-row table:style-name="ro11">
          <table:table-cell table:number-columns-repeated="3"/>
          <table:table-cell office:value-type="string">
            <text:p>13036342</text:p>
          </table:table-cell>
          <table:table-cell office:value-type="string">
            <text:p>Checked again with r1125010 and had the same problem. The full launcher works fine. Attached th</text:p>
            <text:p>e error.log file showing the bug. Seams to be a problem with missing runtime dependencies </text:p>
            <text:p/>
            <text:p>jav</text:p>
            <text:p>a.lang.NoClassDefFoundError:</text:p>
            <text:p><text:s/>org/xml/sax/SAXException</text:p>
            <text:p/>
            <text:p>java.lang.NoClassDefFoundError: Could n</text:p>
            <text:p>ot initialize class com.hp.h</text:p>
            <text:p>pl.jena.datatypes.xsd.XSDDatatype</text:p>
          </table:table-cell>
          <table:table-cell table:number-columns-repeated="1019"/>
        </table:table-row>
        <table:table-row table:style-name="ro10">
          <table:table-cell table:number-columns-repeated="3"/>
          <table:table-cell office:value-type="string">
            <text:p>13036345</text:p>
          </table:table-cell>
          <table:table-cell office:value-type="string">
            <text:p>Did you clean your whole local Maven repository? In my case, I had a completely empty repositor</text:p>
            <text:p>y and only compiled Stanbol with KReS. Perhaps this is a bug that does not occur if there are c</text:p>
            <text:p>ertain dependencies already in the Maven repository.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13036738</text:p>
          </table:table-cell>
          <table:table-cell office:value-type="string">
            <text:p>I'm trying that now from a completely clean local repo, but it isn't compiling right now as the</text:p>
            <text:p><text:s/>maven central repo is timing out with me. I'll let you know when it wakes up.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3036779</text:p>
          </table:table-cell>
          <table:table-cell office:value-type="string">
            <text:p>Worksforme, they're all active...</text:p>
          </table:table-cell>
          <table:table-cell table:number-columns-repeated="1019"/>
        </table:table-row>
        <table:table-row table:style-name="ro11">
          <table:table-cell table:number-columns-repeated="3"/>
          <table:table-cell office:value-type="string">
            <text:p>13036799</text:p>
          </table:table-cell>
          <table:table-cell office:value-type="string">
            <text:p>I just checked on a second machine and did:</text:p>
            <text:p/>
            <text:p>rm -rf ~/.m2/repository/org/apache/stanbol</text:p>
            <text:p>mvn cle</text:p>
            <text:p>an</text:p>
            <text:p>mvn clean -P kres</text:p>
            <text:p>mvn install -P kres</text:p>
            <text:p/>
            <text:p>Then started Stanbol with launchers/kres. The problem</text:p>
            <text:p><text:s/>remains the same as described in this issue.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>
            <text:p>13036854</text:p>
          </table:table-cell>
          <table:table-cell office:value-type="string">
            <text:p>Odd. </text:p>
            <text:p/>
            <text:p>I did the same, though my approach was more radical (rm -rf ~/.m2/repository)</text:p>
            <text:p/>
            <text:p>Anyway it</text:p>
            <text:p>'s most likely about the dependency on Xerces. I am seeing if we can remove the reengineer/xerc</text:p>
            <text:p>es bundle at all, so it might solve your problem.</text:p>
          </table:table-cell>
          <table:table-cell table:number-columns-repeated="1019"/>
        </table:table-row>
        <table:table-row table:style-name="ro50">
          <table:table-cell table:number-columns-repeated="3"/>
          <table:table-cell office:value-type="string">
            <text:p>13037874</text:p>
          </table:table-cell>
          <table:table-cell office:value-type="string">
            <text:p>In my opinion deleting the local cache can not have any influence in runtime dependencies becau</text:p>
            <text:p>se the Apache Sling module adds all required dependencies to the launcher jar.</text:p>
            <text:p>Therefore my ass</text:p>
            <text:p>umption is that any error related to bundles present/missing in the local cache can only appear</text:p>
            <text:p><text:s/>at build time and not at runtime. </text:p>
            <text:p/>
            <text:p>Here is my interpretation of the Log provided by Fabian:</text:p>
            <text:p/>
            <text:p/>
            <text:p>Based on this line:</text:p>
            <text:p/>
            <text:p>19.05.2011 19:54:17.555 *ERROR* [FelixStartLevel] org.apache.stanbol.enhan</text:p>
            <text:p>cer.jersey [org.apache.stanbol.enhancer.jersey.cache.CachingDereferencerEngine] The activate me</text:p>
            <text:p>thod has thrown an exception (java.lang.NoSuchMethodError: org.apache.xerces.util.XMLChar.trim(</text:p>
            <text:p>Ljava/lang/String;)Ljava/lang/String;) java.lang.NoSuchMethodError: org.apache.xerces.util.XMLC</text:p>
            <text:p>har.trim(Ljava/lang/String;)Ljava/lang/String;</text:p>
            <text:p/>
            <text:p>I found out that the ext.com.hp.hpl.jena module</text:p>
            <text:p><text:s/>of Clerezza export "org.apache.xerces.util" and internally uses xercesImpl version "2.9.1". Th</text:p>
            <text:p>e org.apache.stanbol.reengineer.xerces exports "org.apache.xerces.*" and internally uses "xerce</text:p>
            <text:p>sImpl" version "2.7.1".</text:p>
            <text:p/>
            <text:p>This might be the cause for this problem.</text:p>
            <text:p/>
            <text:p>Further digging into the di</text:p>
            <text:p>fferences between xercesImpl <text:s/>"2.7.1" and "2.9.1" also showed that the version "2.9.1" depends </text:p>
            <text:p>on two additional bundles</text:p>
            <text:p/>
            <text:p><text:s text:c="2"/>xml-apis/xml-apis/1.3.04</text:p>
            <text:p><text:s text:c="2"/>xml-resolver/xml-resolver/1.2</text:p>
            <text:p/>
            <text:p>and that</text:p>
            <text:p><text:s/>the "xml-apis" bundle exports the the "org.xml.sax" package.</text:p>
            <text:p/>
            <text:p>Therefore the export of version </text:p>
            <text:p>"2.7.1" of the org.apache.stanbol.reengineer.xerces might also be the reason for the ClassNotFo</text:p>
            <text:p>undExceptions related to org/xml/sax/SAXException.</text:p>
            <text:p/>
            <text:p>Based on that I assume that updating the ve</text:p>
            <text:p>rsion of "xercesImpl" in the "org.apache.stanbol.reengineer.xerces" bundle should solve the pro</text:p>
            <text:p>blem for now.</text:p>
            <text:p><text:s/>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>
            <text:p>13038465</text:p>
          </table:table-cell>
          <table:table-cell office:value-type="string">
            <text:p>Thanks Rupert, this looks like it indeed.</text:p>
            <text:p/>
            <text:p>However, since Fabian is the one experiencing this, </text:p>
            <text:p>I would suggest he tries replacing the version number on the reengineer/xerces POM, and commit </text:p>
            <text:p>the change it this solves the problem.</text:p>
            <text:p/>
            <text:p>wdyt?</text:p>
          </table:table-cell>
          <table:table-cell table:number-columns-repeated="1019"/>
        </table:table-row>
        <table:table-row table:style-name="ro8">
          <table:table-cell table:number-columns-repeated="3"/>
          <table:table-cell office:value-type="string">
            <text:p>13060585</text:p>
          </table:table-cell>
          <table:table-cell office:value-type="string">
            <text:p>With the current full launcher in r1143385 the problem is still there on my Ubuntu Linux system</text:p>
            <text:p><text:s/>when running integration tests or the full launcher, respectively.</text:p>
            <text:p/>
            <text:p><text:s/>java.lang.NoClassDefFound</text:p>
            <text:p>Error: javax/xml/parsers/ParserConfigurationExceptio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3062805</text:p>
          </table:table-cell>
          <table:table-cell office:value-type="string">
            <text:p>Looks like STANBOL-258 describes the same Issue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07466</text:p>
          </table:table-cell>
          <table:table-cell office:value-type="string">
            <text:p>STANBOL-204</text:p>
          </table:table-cell>
          <table:table-cell office:value-type="string">
            <text:p>Move the kres launcher from the kres folder to the launchers folder and remove the kres folder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3034721</text:p>
          </table:table-cell>
          <table:table-cell office:value-type="string">
            <text:p>Done in rev #1104150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07426</text:p>
          </table:table-cell>
          <table:table-cell office:value-type="string">
            <text:p>STANBOL-203</text:p>
          </table:table-cell>
          <table:table-cell office:value-type="string">
            <text:p>Missing body writer for uk.ac.manchester.cs.owl.owlapi.OWLOntologyImpl</text:p>
          </table:table-cell>
          <table:table-cell table:number-columns-repeated="1021"/>
        </table:table-row>
        <table:table-row table:style-name="ro10">
          <table:table-cell table:number-columns-repeated="3"/>
          <table:table-cell office:value-type="string">
            <text:p>13034406</text:p>
          </table:table-cell>
          <table:table-cell office:value-type="string">
            <text:p>A WebFragment has been created (i.e. OWLFragment) in org.apache.stanbol.owl.</text:p>
            <text:p>It allows to add t</text:p>
            <text:p>he body writer for the OWLOntology via getJaxrsResourceClasses()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07354</text:p>
          </table:table-cell>
          <table:table-cell office:value-type="string">
            <text:p>STANBOL-202</text:p>
          </table:table-cell>
          <table:table-cell office:value-type="string">
            <text:p>Extend SolrYard to deal with similarity queries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3035512</text:p>
          </table:table-cell>
          <table:table-cell office:value-type="string">
            <text:p>fixed in r1124345 <text:s/>and r112434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07353</text:p>
          </table:table-cell>
          <table:table-cell office:value-type="string">
            <text:p>STANBOL-201</text:p>
          </table:table-cell>
          <table:table-cell office:value-type="string">
            <text:p>Integrate pignlproc outpout (TSV or other format) with the Stanbol indexing tools</text:p>
          </table:table-cell>
          <table:table-cell table:number-columns-repeated="1021"/>
        </table:table-row>
        <table:table-row table:style-name="ro21">
          <table:table-cell table:number-columns-repeated="3"/>
          <table:table-cell office:value-type="string">
            <text:p>13034300</text:p>
          </table:table-cell>
          <table:table-cell office:value-type="string">
            <text:p>After a short look at the source of CSVRequestHandler and CSVLoader (internal class) I do not t</text:p>
            <text:p>hink that using the Solr Implementation is an option. However while looking at the source I fou</text:p>
            <text:p>nd out that Solr actually uses "http://commons.apache.org/sandbox/csv/" for parsing.</text:p>
            <text:p>As for all</text:p>
            <text:p><text:s/>commons modules that are in sandbox there is no distribution however Solr manages an artifact</text:p>
            <text:p/>
            <text:p>&lt;dependency&gt;</text:p>
            <text:p><text:s text:c="4"/>&lt;groupId&gt;org.apache.solr&lt;/groupId&gt;</text:p>
            <text:p><text:s text:c="4"/>&lt;artifactId&gt;solr-commons-csv&lt;/artifactI</text:p>
            <text:p>d&gt;</text:p>
            <text:p><text:s text:c="4"/>&lt;version&gt;3.1.0&lt;/version&gt;</text:p>
            <text:p>&lt;/dependency&gt;</text:p>
            <text:p/>
          </table:table-cell>
          <table:table-cell table:number-columns-repeated="1019"/>
        </table:table-row>
        <table:table-row table:style-name="ro8">
          <table:table-cell table:number-columns-repeated="3"/>
          <table:table-cell office:value-type="string">
            <text:p>13034311</text:p>
          </table:table-cell>
          <table:table-cell office:value-type="string">
            <text:p>"After a short look at the source of CSVRequestHandler and CSVLoader (internal class) I do not </text:p>
            <text:p>think that using the Solr Implementation is an option."</text:p>
            <text:p/>
            <text:p>Why not? I used it successfully severa</text:p>
            <text:p>l times and it's really fast.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13036740</text:p>
          </table:table-cell>
          <table:table-cell office:value-type="string">
            <text:p>I will do the update nlrpoc to dump valid NTriples outputs as this seems like the most flexible</text:p>
            <text:p><text:s/>solution.</text:p>
          </table:table-cell>
          <table:table-cell table:number-columns-repeated="1019"/>
        </table:table-row>
        <table:table-row table:style-name="ro14">
          <table:table-cell table:number-columns-repeated="3"/>
          <table:table-cell office:value-type="string">
            <text:p>13043876</text:p>
          </table:table-cell>
          <table:table-cell office:value-type="string">
            <text:p>Done at: https://github.com/ogrisel/pignlproc/tree/master/examples/topic-corpus</text:p>
            <text:p>(Now outputs .n</text:p>
            <text:p>t files along with .tsv files).</text:p>
            <text:p/>
            <text:p>Precomputed topic abstracts available at:</text:p>
            <text:p/>
            <text:p><text:s text:c="2"/>http://dl.dropbox</text:p>
            <text:p>.com/u/5743203/IKS/dbpedia/3.6/topics_merged_abstracts.nt.bz2</text:p>
            <text:p/>
          </table:table-cell>
          <table:table-cell table:number-columns-repeated="1019"/>
        </table:table-row>
        <table:table-row table:style-name="ro39">
          <table:table-cell table:number-columns-repeated="3"/>
          <table:table-cell office:value-type="string">
            <text:p>13059274</text:p>
          </table:table-cell>
          <table:table-cell office:value-type="string">
            <text:p>I reopen this issue as the generated topic index quality is not good enough for accurate text c</text:p>
            <text:p>lassification (according to test performed on a direct Solr instance).</text:p>
            <text:p/>
            <text:p>Also work is under way </text:p>
            <text:p>on the pignlproc project to improve this by following a hierarchy of "interesting topics" so as</text:p>
            <text:p><text:s/>to get rid of most of the noisy output. However the ntriples serialization need to be extended</text:p>
            <text:p><text:s/>to be able to export the materialized category paths (from the root topics) for each index top</text:p>
            <text:p>ic so as to make the classifier more efficient. This part is not implement yet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5">
          <table:table-cell office:value-type="string">
            <text:p>12507351</text:p>
          </table:table-cell>
          <table:table-cell office:value-type="string">
            <text:p>STANBOL-200</text:p>
          </table:table-cell>
          <table:table-cell office:value-type="string">
            <text:p>Pig script to extract the list of all sentences where an entity / topic occur in the body of a </text:p>
            <text:p>wikipedia article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number-columns-repeated="2" office:value-type="string">
            <text:p>NO COMMENT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07344</text:p>
          </table:table-cell>
          <table:table-cell office:value-type="string">
            <text:p>STANBOL-199</text:p>
          </table:table-cell>
          <table:table-cell office:value-type="string">
            <text:p>Unrequired reasoner dependecy in RefactorEnhancementEngine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3223393</text:p>
          </table:table-cell>
          <table:table-cell office:value-type="string">
            <text:p>There is no such a dependency anymore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5">
          <table:table-cell office:value-type="string">
            <text:p>12507138</text:p>
          </table:table-cell>
          <table:table-cell office:value-type="string">
            <text:p>STANBOL-198</text:p>
          </table:table-cell>
          <table:table-cell office:value-type="string">
            <text:p>Dependency owlapi:owlapi-3.0.0 not found during build in reasoners.web, reengineer.db and reeng</text:p>
            <text:p>ineer.db</text:p>
          </table:table-cell>
          <table:table-cell table:number-columns-repeated="1021"/>
        </table:table-row>
        <table:table-row table:style-name="ro14">
          <table:table-cell table:number-columns-repeated="3"/>
          <table:table-cell office:value-type="string">
            <text:p>13033064</text:p>
          </table:table-cell>
          <table:table-cell office:value-type="string">
            <text:p>The repository</text:p>
            <text:p/>
            <text:p>&lt;repository&gt;</text:p>
            <text:p><text:s text:c="4"/><text:tab/>&lt;id&gt;stlab-cnr-repo&lt;/id&gt;</text:p>
            <text:p><text:s text:c="8"/>&lt;url&gt;http://stlab.istc.cnr.it</text:p>
            <text:p>/software/maven/repo&lt;/url&gt;</text:p>
            <text:p>&lt;/repository&gt;</text:p>
            <text:p/>
            <text:p>has been added into the POMs of those modules.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3034745</text:p>
          </table:table-cell>
          <table:table-cell office:value-type="string">
            <text:p>The owlapi dependency is resolvable in all module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06984</text:p>
          </table:table-cell>
          <table:table-cell office:value-type="string">
            <text:p>STANBOL-197</text:p>
          </table:table-cell>
          <table:table-cell office:value-type="string">
            <text:p>Enhancement Engine for Wikipedia/DBpedia-based topic classification of text content</text:p>
          </table:table-cell>
          <table:table-cell table:number-columns-repeated="1021"/>
        </table:table-row>
        <table:table-row table:style-name="ro5">
          <table:table-cell table:number-columns-repeated="3"/>
          <table:table-cell office:value-type="string">
            <text:p>13602155</text:p>
          </table:table-cell>
          <table:table-cell office:value-type="string">
            <text:p>So this is half finished for a while now. Any chances that there will be further progress? Othe</text:p>
            <text:p>rwise we may close the issues to create new ones once there is something new going on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06980</text:p>
          </table:table-cell>
          <table:table-cell office:value-type="string">
            <text:p>STANBOL-196</text:p>
          </table:table-cell>
          <table:table-cell office:value-type="string">
            <text:p>Dynamic ontology scope IRI naming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number-columns-repeated="2" office:value-type="string">
            <text:p>NO COMMENT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06971</text:p>
          </table:table-cell>
          <table:table-cell office:value-type="string">
            <text:p>STANBOL-195</text:p>
          </table:table-cell>
          <table:table-cell office:value-type="string">
            <text:p>Alignment of the HTTP services of all the components from what was previously called KReS.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3032371</text:p>
          </table:table-cell>
          <table:table-cell office:value-type="string">
            <text:p>Aligned to Stanbol rules.web.</text:p>
          </table:table-cell>
          <table:table-cell table:number-columns-repeated="1019"/>
        </table:table-row>
        <table:table-row table:style-name="ro11">
          <table:table-cell table:number-columns-repeated="3"/>
          <table:table-cell office:value-type="string">
            <text:p>13032381</text:p>
          </table:table-cell>
          <table:table-cell office:value-type="string">
            <text:p>Operation performed on rules.web:</text:p>
            <text:p><text:s text:c="6"/>* removed Jersey's components (endpoint application, et</text:p>
            <text:p>c.)</text:p>
            <text:p><text:s text:c="6"/>* created RulesFragment that implements org.apache.stanbol.commons.web.base.WebFragme</text:p>
            <text:p>nt</text:p>
            <text:p><text:s text:c="6"/>* extended all the resources as StanbolBaseResource</text:p>
            <text:p><text:s text:c="6"/>* created RulesRootResource </text:p>
            <text:p>as HTTP home page for Stanbol Rules</text:p>
            <text:p><text:s text:c="6"/>* cleaning of POM (removed unlinked dependencies)</text:p>
            <text:p/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3068366</text:p>
          </table:table-cell>
          <table:table-cell office:value-type="string">
            <text:p>Fixed since the creation of all Web Fragments and reuse of commons.web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06739</text:p>
          </table:table-cell>
          <table:table-cell office:value-type="string">
            <text:p>STANBOL-194</text:p>
          </table:table-cell>
          <table:table-cell office:value-type="string">
            <text:p>Missing method implementation in OntologyInputSource of RefactorEnhancementEngine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3031245</text:p>
          </table:table-cell>
          <table:table-cell office:value-type="string">
            <text:p>The missing method in OntologyInputSource has been added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06728</text:p>
          </table:table-cell>
          <table:table-cell office:value-type="string">
            <text:p>STANBOL-193</text:p>
          </table:table-cell>
          <table:table-cell office:value-type="string">
            <text:p>org.apache.stanbol.autotagging.cli.CommandLineRunner reads wrong parameter from command-line</text:p>
          </table:table-cell>
          <table:table-cell table:number-columns-repeated="1021"/>
        </table:table-row>
        <table:table-row table:style-name="ro39">
          <table:table-cell table:number-columns-repeated="3"/>
          <table:table-cell office:value-type="string">
            <text:p>13194241</text:p>
          </table:table-cell>
          <table:table-cell office:value-type="string">
            <text:p>This is my first attempt ever to sumbit a patch, and I tried to fix the issue: </text:p>
            <text:p>new command lin</text:p>
            <text:p>e options allow to set model directory destination and filenames list to load into model. </text:p>
            <text:p/>
            <text:p>Wit</text:p>
            <text:p>h the CommandLineRunnerTest you can see how it works, but I didn't include it in the patch sinc</text:p>
            <text:p>e it doesn't assert anything yet. </text:p>
            <text:p/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13223004</text:p>
          </table:table-cell>
          <table:table-cell office:value-type="string">
            <text:p>applied the provided patch in revision #1297342. Sorry for this taking so long. I personally ha</text:p>
            <text:p>d overlooked this issue until going over all issues while preparing for release 0.9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06637</text:p>
          </table:table-cell>
          <table:table-cell office:value-type="string">
            <text:p>STANBOL-192</text:p>
          </table:table-cell>
          <table:table-cell office:value-type="string">
            <text:p>kres launcher is broken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3030817</text:p>
          </table:table-cell>
          <table:table-cell office:value-type="string">
            <text:p>The attached pom version should fix the issue. 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3031085</text:p>
          </table:table-cell>
          <table:table-cell office:value-type="string">
            <text:p>works in #1101347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06376</text:p>
          </table:table-cell>
          <table:table-cell office:value-type="string">
            <text:p>STANBOL-191</text:p>
          </table:table-cell>
          <table:table-cell office:value-type="string">
            <text:p>Extend DObjects to work offline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number-columns-repeated="2" office:value-type="string">
            <text:p>NO COMMENT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06263</text:p>
          </table:table-cell>
          <table:table-cell office:value-type="string">
            <text:p>STANBOL-190</text:p>
          </table:table-cell>
          <table:table-cell office:value-type="string">
            <text:p>Support for JSON-LD type coercion</text:p>
          </table:table-cell>
          <table:table-cell table:number-columns-repeated="1021"/>
        </table:table-row>
        <table:table-row table:style-name="ro5">
          <table:table-cell table:number-columns-repeated="3"/>
          <table:table-cell office:value-type="string">
            <text:p>13029499</text:p>
          </table:table-cell>
          <table:table-cell office:value-type="string">
            <text:p>Type coercion is now part of the serializer. Next step is to make this and namespaces configura</text:p>
            <text:p>ble at least via OSGI console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06188</text:p>
          </table:table-cell>
          <table:table-cell office:value-type="string">
            <text:p>STANBOL-189</text:p>
          </table:table-cell>
          <table:table-cell office:value-type="string">
            <text:p>Use SLF4J bindings from Stanbol parent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number-columns-repeated="2" office:value-type="string">
            <text:p>NO COMMENT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05789</text:p>
          </table:table-cell>
          <table:table-cell office:value-type="string">
            <text:p>STANBOL-188</text:p>
          </table:table-cell>
          <table:table-cell office:value-type="string">
            <text:p>Migration of CMSAdapter component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3048526</text:p>
          </table:table-cell>
          <table:table-cell office:value-type="string">
            <text:p>Migration of CMS Adapter is completed upon committing the CMIS bundle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05768</text:p>
          </table:table-cell>
          <table:table-cell office:value-type="string">
            <text:p>STANBOL-187</text:p>
          </table:table-cell>
          <table:table-cell office:value-type="string">
            <text:p>Extendable indexing infrastructure for the Entityhub</text:p>
          </table:table-cell>
          <table:table-cell table:number-columns-repeated="1021"/>
        </table:table-row>
        <table:table-row table:style-name="ro51">
          <table:table-cell table:number-columns-repeated="3"/>
          <table:table-cell office:value-type="string">
            <text:p>13026933</text:p>
          </table:table-cell>
          <table:table-cell office:value-type="string">
            <text:p>Some initial Documentation:</text:p>
            <text:p/>
            <text:p>- - -</text:p>
            <text:p/>
            <text:p>Indexing API:</text:p>
            <text:p/>
            <text:p>(0) IndexingComponent:</text:p>
            <text:p>The parent interface </text:p>
            <text:p>of most of the following interfaces. This is used to set the configuration, start the initializ</text:p>
            <text:p>ation and close the component as soon as the indexing has finished.</text:p>
            <text:p/>
            <text:p>(1) Indexing Source</text:p>
            <text:p/>
            <text:p>Sourc</text:p>
            <text:p>e information are divided in two categories:</text:p>
            <text:p><text:s/>- Entity Data: Provides the Data for the entity (</text:p>
            <text:p>Representation)</text:p>
            <text:p><text:s/>- Entity ID/Score: Provide id and Score (e.g. pageRank) for the Entity</text:p>
            <text:p/>
            <text:p>There </text:p>
            <text:p>are two modi for indexing:</text:p>
            <text:p>(a) Iterate of the data and lookup/calculate the score</text:p>
            <text:p>(b) Iterate o</text:p>
            <text:p>ver the entity ids/scores and lookup the data</text:p>
            <text:p/>
            <text:p>for (a) the following interfaces are used:</text:p>
            <text:p><text:s/>- En</text:p>
            <text:p>tityDataIterable to iterate over the entity data</text:p>
            <text:p><text:s/>- EntityScoreProvider to provide or calculate</text:p>
            <text:p><text:s/>the score based on the entity data</text:p>
            <text:p>This modus is optimal in case the data are provided by a so</text:p>
            <text:p>urce that does not allow ID based retrieval (e.g. a file). It is often also the preferred mode </text:p>
            <text:p>when one needs to index all entities.</text:p>
            <text:p/>
            <text:p>for (b) the following interfaces are used</text:p>
            <text:p><text:s/>- EntityItera</text:p>
            <text:p>tor: iterator over entity id and score</text:p>
            <text:p><text:s/>- EntityDataProvider: used to lookup the data for the e</text:p>
            <text:p>ntity based on the id</text:p>
            <text:p>This modus is intended to be used if one wants only to index an part of a</text:p>
            <text:p>ll the entities provided by the source. The EntityIterator can be used to specify the entities </text:p>
            <text:p>to be indexed (e.g. based on a file providing the IDs of the entities to be indexed) This featu</text:p>
            <text:p>re will be needed to resolve STANBOL-92, STANBOL-93 and STANBOL-163.</text:p>
            <text:p/>
            <text:p/>
            <text:p>(2) Score Normaliser</text:p>
            <text:p/>
            <text:p>Th</text:p>
            <text:p>is Interface provides the possibility to process score values provided for Entities (e.g. to ca</text:p>
            <text:p>lculate the pageRank based on the number of incoming links)</text:p>
            <text:p>The Score Normaliser is an optional</text:p>
            <text:p><text:s/>component. If one is present it is applied to the score provided by the Indexing Source.</text:p>
            <text:p>The S</text:p>
            <text:p>core Normaliser interface supports chaining of different instances (e.g. first calculate the na</text:p>
            <text:p>tural Log of the incoming links and than normalizing the returned values within the range [0..1</text:p>
            <text:p>].</text:p>
            <text:p/>
            <text:p>(3) EntityProcessor</text:p>
            <text:p/>
            <text:p>This Interface takes a Representation (data of the entity) as input an</text:p>
            <text:p>d returns a modified version. This is an optional component.</text:p>
            <text:p>The intension is to provide an ext</text:p>
            <text:p>ension point for services like schema translation, filters (for fields, languages, ...). <text:s/>An En</text:p>
            <text:p>tityProcessor that uses the FieldMapping functionally of the Entityhub is included.</text:p>
            <text:p/>
            <text:p>(4) Indexi</text:p>
            <text:p>ngDestination</text:p>
            <text:p/>
            <text:p>This interface is used to get the Yard (storage component of the Entityhub) to s</text:p>
            <text:p>tore the processed entities. In addition it defines a method that is used by the indexer to tel</text:p>
            <text:p>l the destination that the indexing has finished. Implementations need to support the creation </text:p>
            <text:p>of distribution files used to load the indexed data into the Entityhub.</text:p>
            <text:p/>
            <text:p/>
            <text:p>Indexing Process:</text:p>
            <text:p/>
            <text:p>Th</text:p>
            <text:p>e indexing process is defined by the Indexer interface and implemented by the IndexerImpl. Inde</text:p>
            <text:p>xer instances are created by using the IndexerFactory.</text:p>
            <text:p/>
            <text:p>The process defines the following state</text:p>
            <text:p>:</text:p>
            <text:p><text:s/>- UNINITIALISED: All components are present and configured but not yet initialized</text:p>
            <text:p><text:s/>- INITIA</text:p>
            <text:p>LISING: During the initialization</text:p>
            <text:p><text:s/>- INITIALISED: The initialization of the components has fini</text:p>
            <text:p>shed. Ready to start the indexing</text:p>
            <text:p><text:s/>- INDEXING: During the indexing process</text:p>
            <text:p><text:s/>- INDEXED: The inde</text:p>
            <text:p>xing of the entities has finished</text:p>
            <text:p><text:s/>- FINALISING: during the finalization phase (e.g. creating t</text:p>
            <text:p>he distribution files)</text:p>
            <text:p><text:s/>- FINISHED: The indexing has finished.</text:p>
            <text:p/>
            <text:p>The indexing interface provides</text:p>
            <text:p><text:s/>the index() method that allows to perform the whole process with a single method call. It also</text:p>
            <text:p><text:s/>defines methods to perform the single steps of the indexing process</text:p>
            <text:p><text:s/>- initialiseIndexingSourc</text:p>
            <text:p>es(): UNINITIALISED &gt; INITIALISED</text:p>
            <text:p><text:s/>- indexAllEntities(): INITIALISED &gt; INDEXED</text:p>
            <text:p><text:s/>- finaliseIndex</text:p>
            <text:p>ingTarget(): INDEXED &gt; FINISHED</text:p>
            <text:p/>
            <text:p>All these methods will block until the target state is reached</text:p>
            <text:p>. The index() method can be called in any of the UNINITIALISED, INITIALISED and INDEXED and wil</text:p>
            <text:p>l block until the FINISHED state is reached.</text:p>
            <text:p/>
            <text:p>The indexing process uses the consumer/producer p</text:p>
            <text:p>attern where the</text:p>
            <text:p><text:s/>- Indexing Source produces Indexed Entities</text:p>
            <text:p><text:s/>- Entity Processor consumes Inde</text:p>
            <text:p>xed Entities and produces Processed Entities</text:p>
            <text:p><text:s/>- Indexing Destination consumes Processed Entitie</text:p>
            <text:p>s and produces Finished Entities</text:p>
            <text:p><text:s/>- an internal component consumes Finished Entities and provid</text:p>
            <text:p>es status updates every 10000 indexed entities</text:p>
            <text:p>In addition every component can produce Errors t</text:p>
            <text:p>hat are processed (currently only logged) by an Error Processor</text:p>
            <text:p>An interface that allows to reg</text:p>
            <text:p>ister an own component that can handle errors will be added later.</text:p>
            <text:p/>
            <text:p>Currently a single thread i</text:p>
            <text:p>s used for each component, but the implementation would already support the usage of multiple t</text:p>
            <text:p>hreads (e.g. to process entities). However note that the different steps do run simultaneously.</text:p>
            <text:p><text:s/>BlockingQueues are used to buffer some entities between the steps.</text:p>
            <text:p/>
            <text:p>Configuration of the Index</text:p>
            <text:p>ing Process:</text:p>
            <text:p/>
            <text:p>The configuration of the IndexingProcess is based on the following file structure</text:p>
            <text:p/>
            <text:p/>
            <text:p>/indexing -&gt; the root folder</text:p>
            <text:p>/indexing/config -&gt; the folder holding all the configuration</text:p>
            <text:p>/in</text:p>
            <text:p>dexing/config/indexing.properties -&gt; the main configuration file</text:p>
            <text:p>/indexing/resources/ -&gt; provid</text:p>
            <text:p>es the resources for the indexing process (e.g. the Files with the entity data, scores, schema </text:p>
            <text:p>definitions …)</text:p>
            <text:p>/indexing/destination/ -&gt; stores data created by the indexing process (e.g. the </text:p>
            <text:p>Solr Index with the indexed entities)</text:p>
            <text:p>/indexing/dist/ -&gt; contains the files needed to load the </text:p>
            <text:p>indexed data into the Entityhub</text:p>
            <text:p/>
            <text:p>Some details to the "indexing.properties" File:</text:p>
            <text:p/>
            <text:p>It uses the f</text:p>
            <text:p>ollowing syntax:</text:p>
            <text:p>{key}={value1},{param1}:{paramValue},{param2}:paramValue2};{value2}…</text:p>
            <text:p/>
            <text:p>keys:</text:p>
            <text:p><text:s/>-</text:p>
            <text:p><text:s/>Supported keys are defined in IndexingConstants</text:p>
            <text:p><text:s/>- Full UTF-8 can be used for keys (java.util.</text:p>
            <text:p>Properties is NOT used for parsing)</text:p>
            <text:p/>
            <text:p>value:</text:p>
            <text:p><text:s/>- multiple values are separated by ';'</text:p>
            <text:p><text:s/>- paramete</text:p>
            <text:p>rs can be added to values. The first parameter starts after the first ','</text:p>
            <text:p/>
            <text:p>param:</text:p>
            <text:p><text:s/>- multiple p</text:p>
            <text:p>arameters are separated by ','</text:p>
            <text:p><text:s/>- The first ':' is used to separate the parameter name with the</text:p>
            <text:p><text:s/>parameter value.</text:p>
            <text:p><text:s/>- A parameter MUST NOT have an value</text:p>
            <text:p><text:s/>- the indexing configuration defines s</text:p>
            <text:p>ome parameter that can be used with every configuration. Other parameter are not processed but </text:p>
            <text:p>parsed to the component associated with the current value. (see setConfiguration method in the </text:p>
            <text:p>IndexingComponent interface)</text:p>
            <text:p/>
            <text:p>special parameter: </text:p>
            <text:p/>
            <text:p>The "config" the value of this parameter is </text:p>
            <text:p>used to load additional properties form a config file form the "/indexing/config" directory.</text:p>
            <text:p>e.</text:p>
            <text:p>g. the configuration</text:p>
            <text:p/>
            <text:p>scoreNormalizer=org.apache.stanbol.entityhub.indexing.core.normaliser.Ran</text:p>
            <text:p>geNormaliser,config:range</text:p>
            <text:p/>
            <text:p>would load the configuration rom the file "/indexing/config/range.pr</text:p>
            <text:p>operties" and parse it to the RangeNormaliser instance.</text:p>
            <text:p/>
            <text:p>NOTE: the the IndexingConfig instance </text:p>
            <text:p>is also parsed to the components by using the key "indexingConfig" (IndexingConfig.KEY_INDEXING</text:p>
            <text:p>_CONFIG)</text:p>
            <text:p/>
            <text:p>The unit tests within the indexing core bundle are a good starting point for explorin</text:p>
            <text:p>g how to use/configure the new indexing infrastructure. As soon as the current indexing utiliti</text:p>
            <text:p>es are moved to this new infrastructure they will provide even better examples.</text:p>
            <text:p/>
            <text:p>best</text:p>
            <text:p>Rupert We</text:p>
            <text:p>stenthaler</text:p>
          </table:table-cell>
          <table:table-cell table:number-columns-repeated="1019"/>
        </table:table-row>
        <table:table-row table:style-name="ro15">
          <table:table-cell table:number-columns-repeated="3"/>
          <table:table-cell office:value-type="string">
            <text:p>13033965</text:p>
          </table:table-cell>
          <table:table-cell office:value-type="string">
            <text:p>Status Update</text:p>
            <text:p/>
            <text:p>The new Indexing Infrastructure is functional. The Indexer for DBLP and DBpedia </text:p>
            <text:p>are already ported.</text:p>
            <text:p>The old generic RDF indexer was deleted and is no longer used.</text:p>
            <text:p/>
            <text:p>Still open:</text:p>
            <text:p/>
            <text:p><text:s/></text:p>
            <text:p>(1) Port the geonames.org indexer: It does not use RDF, but directly reads/processes the DB </text:p>
            <text:p>dumps. Therefore a customized Indexing Source has to be implemented based on the current implem</text:p>
            <text:p>entation</text:p>
            <text:p>(2) Add support to the Solr Yard destination to create a OSGI configuration file for t</text:p>
            <text:p>he SolrYard that loads the index based on the Solr Archive or Solr Archive Reference (the two f</text:p>
            <text:p>iles already created in the distribution folder)</text:p>
            <text:p/>
            <text:p/>
          </table:table-cell>
          <table:table-cell table:number-columns-repeated="1019"/>
        </table:table-row>
        <table:table-row table:style-name="ro52">
          <table:table-cell table:number-columns-repeated="3"/>
          <table:table-cell office:value-type="string">
            <text:p>13043060</text:p>
          </table:table-cell>
          <table:table-cell office:value-type="string">
            <text:p>The Indexing Utils now create also a Bundle that - when installed - adds and configures all the</text:p>
            <text:p><text:s/>components needed to use the indexed data with the Stanbol Entityhub:</text:p>
            <text:p/>
            <text:p>The two files needed ar</text:p>
            <text:p>e within the "/indexing/dist" folder</text:p>
            <text:p/>
            <text:p>To install an index</text:p>
            <text:p/>
            <text:p>1. copy the "{name}.solrindex.zip" t</text:p>
            <text:p>o the "/sling/datafiles" folder within the home directory of your running Apache Stanbol instan</text:p>
            <text:p>ce.</text:p>
            <text:p>2. Install the bundle "org.apache.stanbol.data.site.{name}-1.0.0.jar" by</text:p>
            <text:p><text:s/>* Go to the OSGI </text:p>
            <text:p>Webconsole (http://{host}:{port}/system/console/bundles)</text:p>
            <text:p><text:s/>* Click on "Install/update…"</text:p>
            <text:p><text:s/>* Add t</text:p>
            <text:p>his Bundle to the Dialog and activate the "Start Bundle" option</text:p>
            <text:p><text:s/>* Reload the page. Now you sho</text:p>
            <text:p>uld see a Bundle with the Name "Apache Stanbol Data: iptc (org.apache.stanbol.data.site.{name})</text:p>
            <text:p><text:s/>"and the Satus "Active"</text:p>
            <text:p><text:s/>* The indexed dataset is now available as ReferencedSite at "http://{</text:p>
            <text:p>host}:{port}/entityhub/site/{name}"</text:p>
            <text:p>3. If you want you can not delete the "{name}.solrindex.zip</text:p>
            <text:p>" in the "/sling/datafiles" folder.</text:p>
            <text:p/>
            <text:p/>
          </table:table-cell>
          <table:table-cell table:number-columns-repeated="1019"/>
        </table:table-row>
        <table:table-row table:style-name="ro53">
          <table:table-cell table:number-columns-repeated="3"/>
          <table:table-cell office:value-type="string">
            <text:p>13043272</text:p>
          </table:table-cell>
          <table:table-cell office:value-type="string">
            <text:p>Hi Rupert, </text:p>
            <text:p/>
            <text:p>Thanks for this useful add, that work well (faster than a D2RQ call) and very simp</text:p>
            <text:p>le (auto-install of configured bundles in perfect ! )</text:p>
            <text:p/>
            <text:p>I have 2 remarks thought (Last Changed R</text:p>
            <text:p>ev: 1130735)</text:p>
            <text:p/>
            <text:p>1) When indexing a skos file, only terms with multi-words are indexed, and not te</text:p>
            <text:p>rm with one word. I observe this first on my particular thesaurus then also in the iptc one. I </text:p>
            <text:p>try this request </text:p>
            <text:p>$ curl -X POST -F "query=@fieldQuery.json" http://localhost:8080/entityhub/si</text:p>
            <text:p>te/iptc/query </text:p>
            <text:p>with queries : </text:p>
            <text:p/>
            <text:p>1.A) @fieldQuery.json = </text:p>
            <text:p>{</text:p>
            <text:p><text:s text:c="4"/>"offset": "0", </text:p>
            <text:p><text:s text:c="4"/>"limit": "30</text:p>
            <text:p>", </text:p>
            <text:p><text:s text:c="4"/>"constraints": [</text:p>
            <text:p><text:s text:c="4"/><text:tab/>{ </text:p>
            <text:p><text:s text:c="10"/>"type": "value", </text:p>
            <text:p><text:s text:c="10"/>"field": "http:\/\/www.w</text:p>
            <text:p>3.org\/2004\/02\/skos\/core#prefLabel", </text:p>
            <text:p><text:s text:c="10"/>"value": "Africa", </text:p>
            <text:p><text:s text:c="4"/><text:tab/>} </text:p>
            <text:p><text:s text:c="4"/>]</text:p>
            <text:p>}</text:p>
            <text:p/>
            <text:p>==&gt; out</text:p>
            <text:p>put no results</text:p>
            <text:p/>
            <text:p>1.B) @fieldQuery.json =</text:p>
            <text:p>{</text:p>
            <text:p><text:s text:c="4"/>"offset": "0", </text:p>
            <text:p><text:s text:c="4"/>"limit": "30", </text:p>
            <text:p><text:s text:c="4"/>"constrai</text:p>
            <text:p>nts": [</text:p>
            <text:p><text:s text:c="4"/><text:tab/>{ </text:p>
            <text:p><text:s text:c="10"/>"type": "value", </text:p>
            <text:p><text:s text:c="10"/>"field": "http:\/\/www.w3.org\/2004\/02\/</text:p>
            <text:p>skos\/core#prefLabel", </text:p>
            <text:p><text:s text:c="10"/>"value": "South America", </text:p>
            <text:p><text:s text:c="4"/><text:tab/>} </text:p>
            <text:p><text:s text:c="4"/>]</text:p>
            <text:p>}</text:p>
            <text:p/>
            <text:p/>
            <text:p>==&gt; output resul</text:p>
            <text:p>ts.</text:p>
            <text:p/>
            <text:p>"Africa" and "South America" are skos:prefLabel in world-region.rdf in iptc dataset.</text:p>
            <text:p/>
            <text:p>2) W</text:p>
            <text:p>hen open the "Entity hub referenced site configuration" for imported site in Felix/Sling consol</text:p>
            <text:p>e configuration, the "Fields mapping" part contain all the mapping.txt file with blank and comm</text:p>
            <text:p>ent (#) lines, and not only mappings. It may be expected.</text:p>
            <text:p/>
            <text:p>Cheers.</text:p>
            <text:p>++</text:p>
            <text:p/>
          </table:table-cell>
          <table:table-cell table:number-columns-repeated="1019"/>
        </table:table-row>
        <table:table-row table:style-name="ro9">
          <table:table-cell table:number-columns-repeated="3"/>
          <table:table-cell office:value-type="string">
            <text:p>13043294</text:p>
          </table:table-cell>
          <table:table-cell office:value-type="string">
            <text:p>(2) is working as intended. If I would remove empty lines and comments in that view, than one c</text:p>
            <text:p>ould no longer change them without removing all comments in the original configuration.</text:p>
            <text:p>(1) loo</text:p>
            <text:p>ks like an Bug in the FieldQuery implementation of the SolrYard. I will check that</text:p>
          </table:table-cell>
          <table:table-cell table:number-columns-repeated="1019"/>
        </table:table-row>
        <table:table-row table:style-name="ro8">
          <table:table-cell table:number-columns-repeated="3"/>
          <table:table-cell office:value-type="string">
            <text:p>13181401</text:p>
          </table:table-cell>
          <table:table-cell office:value-type="string">
            <text:p>The only open Point is:</text:p>
            <text:p><text:s/></text:p>
            <text:p>Port the geonames.org indexer: It does not use RDF, but directly read</text:p>
            <text:p>s/processes the DB dumps. Therefore a customized Indexing Source has to be implemented based on</text:p>
            <text:p><text:s/>the current implementation 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3222581</text:p>
          </table:table-cell>
          <table:table-cell office:value-type="string">
            <text:p>Making as resolved. No intension to port the geonames indexer for now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05328</text:p>
          </table:table-cell>
          <table:table-cell office:value-type="string">
            <text:p>STANBOL-186</text:p>
          </table:table-cell>
          <table:table-cell office:value-type="string">
            <text:p>Bridge between Stanbol Rules and Jena rules.</text:p>
          </table:table-cell>
          <table:table-cell table:number-columns-repeated="1021"/>
        </table:table-row>
        <table:table-row table:style-name="ro12">
          <table:table-cell table:number-columns-repeated="3"/>
          <table:table-cell office:value-type="string">
            <text:p>13158325</text:p>
          </table:table-cell>
          <table:table-cell office:value-type="string">
            <text:p>Jena clause conversion methods for:</text:p>
            <text:p>* ClassAtom</text:p>
            <text:p>* DatavaluedPropertyAtom</text:p>
            <text:p>* IndividualPropertyAt</text:p>
            <text:p>om</text:p>
            <text:p>* IsBlankAtom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>
            <text:p>13164559</text:p>
          </table:table-cell>
          <table:table-cell office:value-type="string">
            <text:p>The patch "rules.test.patch" adds tests for:</text:p>
            <text:p>* ClassAtom</text:p>
            <text:p>* DatavaluedPropertyAtom</text:p>
            <text:p>* IndividualP</text:p>
            <text:p>ropertyAtom</text:p>
            <text:p>* LessThanAtom</text:p>
            <text:p>* GreaterThan 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05317</text:p>
          </table:table-cell>
          <table:table-cell office:value-type="string">
            <text:p>STANBOL-185</text:p>
          </table:table-cell>
          <table:table-cell office:value-type="string">
            <text:p>Jena-based reasoner</text:p>
          </table:table-cell>
          <table:table-cell table:number-columns-repeated="1021"/>
        </table:table-row>
        <table:table-row table:style-name="ro42">
          <table:table-cell table:number-columns-repeated="3"/>
          <table:table-cell office:value-type="string">
            <text:p>13083087</text:p>
          </table:table-cell>
          <table:table-cell office:value-type="string">
            <text:p>I would not limit the change implementing the OWLApi interface, because I am sure this would ca</text:p>
            <text:p>use problems later on, since the way OWLApi manages input is very different from Jena. To be mo</text:p>
            <text:p>re 'free', I would implement two different kind of services, one based on OWLApi (which manages</text:p>
            <text:p><text:s/>input creating an OWLOntology object, including SWRL rules from the Rules module), and another</text:p>
            <text:p><text:s/>based on Jena (which would have as input a Model and the rules work as additional configuratio</text:p>
            <text:p>ns for the reasoner).</text:p>
            <text:p/>
            <text:p>Phases are:</text:p>
            <text:p/>
            <text:p>1) Create a new module jena, to include jena-based reasonin</text:p>
            <text:p>g services</text:p>
            <text:p>2) Change the reasoners/web module to support both OWLApi and Jena</text:p>
            <text:p>type of reasoning</text:p>
            <text:p><text:s/>services (this affects both input preparation and how rules are handled). This phase must happ</text:p>
            <text:p>en in parallel with STANBOL-186 .</text:p>
            <text:p>3) Remove HermiT as default reasoner</text:p>
            <text:p/>
            <text:p>Since this work would a</text:p>
            <text:p>ffect the whole /reasoners component - and will not be quick to implement, I will branch the wh</text:p>
            <text:p>ole /reasoners.</text:p>
            <text:p/>
            <text:p>Then I will start working at 1)</text:p>
          </table:table-cell>
          <table:table-cell table:number-columns-repeated="1019"/>
        </table:table-row>
        <table:table-row table:style-name="ro30">
          <table:table-cell table:number-columns-repeated="3"/>
          <table:table-cell office:value-type="string">
            <text:p>13087747</text:p>
          </table:table-cell>
          <table:table-cell office:value-type="string">
            <text:p>To achieve task 2 (support for reasoning services based on both owlapi and jena), we need to im</text:p>
            <text:p>plement an abstract reasoning service based on owlapi, parallel to jena based one, already impl</text:p>
            <text:p>emented. In this way we could invoke a owlapi reasoner without having an explicit dependency in</text:p>
            <text:p><text:s/>the reasoners web module (for example hermit or owl-link). This will allow the removal of herm</text:p>
            <text:p>it.</text:p>
            <text:p/>
            <text:p>In addition, we need to implement bridges to prepare the input for an owlapi and a jena re</text:p>
            <text:p>asoning service respectively.</text:p>
            <text:p/>
            <text:p>We first implement the owlapi module, with working service for t</text:p>
            <text:p>he hermit reasoner, then prepare a generic service api, to support both. Bridges can be impleme</text:p>
            <text:p>nted in the web module directly.</text:p>
            <text:p/>
            <text:p>All the reasoning services will be available as SCR Component</text:p>
            <text:p>s.</text:p>
          </table:table-cell>
          <table:table-cell table:number-columns-repeated="1019"/>
        </table:table-row>
        <table:table-row table:style-name="ro29">
          <table:table-cell table:number-columns-repeated="3"/>
          <table:table-cell office:value-type="string">
            <text:p>13095222</text:p>
          </table:table-cell>
          <table:table-cell office:value-type="string">
            <text:p>Support for jena have been implemented, and a starting common API for reasoning services, with </text:p>
            <text:p>default services implementation.</text:p>
            <text:p/>
            <text:p>Dependencies to the hermit module have been removed everywher</text:p>
            <text:p>e. Anyway, we keep the service by now, because we are waiting for STANBOL-186 to have stanbol r</text:p>
            <text:p>ules work with Jena.</text:p>
            <text:p/>
            <text:p>Phase 3) can be achieved when STANBOL-186 is solved, to not loose functio</text:p>
            <text:p>nalities (the integrity check demo needs support for 'recipe's).</text:p>
            <text:p/>
            <text:p>The code is now on /trunk/rea</text:p>
            <text:p>soners, so I would consider this issue closed, then open new ones for improvements and bugs.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3122711</text:p>
          </table:table-cell>
          <table:table-cell office:value-type="string">
            <text:p>The branch have been deleted in rev 1180012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05316</text:p>
          </table:table-cell>
          <table:table-cell office:value-type="string">
            <text:p>STANBOL-184</text:p>
          </table:table-cell>
          <table:table-cell office:value-type="string">
            <text:p>Building Apache Stanbol Rules Web module fails</text:p>
          </table:table-cell>
          <table:table-cell table:number-columns-repeated="1021"/>
        </table:table-row>
        <table:table-row table:style-name="ro45">
          <table:table-cell table:number-columns-repeated="3"/>
          <table:table-cell office:value-type="string">
            <text:p>13028761</text:p>
          </table:table-cell>
          <table:table-cell office:value-type="string">
            <text:p>Still have this problem:</text:p>
            <text:p/>
            <text:p/>
            <text:p>[INFO] snapshot org.apache.stanbol:org.apache.stanbol.rules.refactor</text:p>
            <text:p>:0.9-SNAPSHOT: checking for updates from maven2-repository.dev.java.net</text:p>
            <text:p>[INFO] snapshot org.apa</text:p>
            <text:p>che.stanbol:org.apache.stanbol.rules.refactor:0.9-SNAPSHOT: checking for updates from repositor</text:p>
            <text:p>y-codehaus</text:p>
            <text:p>[INFO] snapshot org.apache.stanbol:org.apache.stanbol.rules.refactor:0.9-SNAPSHOT: c</text:p>
            <text:p>hecking for updates from apache repository - snapshot repo</text:p>
            <text:p>[INFO] snapshot org.apache.stanbol:o</text:p>
            <text:p>rg.apache.stanbol.rules.refactor:0.9-SNAPSHOT: checking for updates from apache</text:p>
            <text:p>[INFO] snapshot</text:p>
            <text:p><text:s/>org.apache.stanbol:org.apache.stanbol.rules.refactor:0.9-SNAPSHOT: checking for updates from j</text:p>
            <text:p>ava.net</text:p>
            <text:p>[INFO] snapshot org.apache.stanbol:org.apache.stanbol.rules.refactor:0.9-SNAPSHOT: chec</text:p>
            <text:p>king for updates from nuxeo-vendor-release</text:p>
            <text:p>[INFO] snapshot org.apache.stanbol:org.apache.stanbo</text:p>
            <text:p>l.rules.refactor:0.9-SNAPSHOT: checking for updates from clojars.org</text:p>
            <text:p>[INFO] [enforcer:enforce {</text:p>
            <text:p>execution: enforce-java}]</text:p>
            <text:p>[INFO] [resources:resources {execution: default-resources}]</text:p>
            <text:p>[INFO] Us</text:p>
            <text:p>ing 'UTF-8' encoding to copy filtered resources.</text:p>
            <text:p>[INFO] Copying 77 resources</text:p>
            <text:p>[INFO] [compiler:c</text:p>
            <text:p>ompile {execution: default-compile}]</text:p>
            <text:p>[INFO] Compiling 7 source files to /home/x-marley/Developm</text:p>
            <text:p>ent/Stanbol/trunk/rules/web/target/classes</text:p>
            <text:p>[INFO] ---------------------------------------------</text:p>
            <text:p>---------------------------</text:p>
            <text:p>[ERROR] BUILD FAILURE</text:p>
            <text:p>[INFO] --------------------------------------</text:p>
            <text:p>----------------------------------</text:p>
            <text:p>[INFO] Compilation failure</text:p>
            <text:p>/home/x-marley/Development/Stanbo</text:p>
            <text:p>l/trunk/rules/web/src/main/java/org/apache/stanbol/rules/web/resources/RefactorerResource.java:</text:p>
            <text:p>[166,4] missing return statement</text:p>
            <text:p/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3028790</text:p>
          </table:table-cell>
          <table:table-cell office:value-type="string">
            <text:p>This is fixed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5">
          <table:table-cell office:value-type="string">
            <text:p>12504974</text:p>
          </table:table-cell>
          <table:table-cell office:value-type="string">
            <text:p>STANBOL-183</text:p>
          </table:table-cell>
          <table:table-cell office:value-type="string">
            <text:p>org.apache.stanbol.rules.manager.util.RuleOntologyInputSource is not abstract and does not over</text:p>
            <text:p>ride abstract method getClosure()</text:p>
          </table:table-cell>
          <table:table-cell table:number-columns-repeated="1021"/>
        </table:table-row>
        <table:table-row table:style-name="ro5">
          <table:table-cell table:number-columns-repeated="3"/>
          <table:table-cell office:value-type="string">
            <text:p>13032424</text:p>
          </table:table-cell>
          <table:table-cell office:value-type="string">
            <text:p>RuleOntologyInputSource has been fixed. Can be reopened if the class ever becomes obsolete and </text:p>
            <text:p>must be removed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04970</text:p>
          </table:table-cell>
          <table:table-cell office:value-type="string">
            <text:p>STANBOL-182</text:p>
          </table:table-cell>
          <table:table-cell office:value-type="string">
            <text:p>Missing import in JerseyEndpointApplication of rules.web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3023198</text:p>
          </table:table-cell>
          <table:table-cell office:value-type="string">
            <text:p>The missing imports have been added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04964</text:p>
          </table:table-cell>
          <table:table-cell office:value-type="string">
            <text:p>STANBOL-181</text:p>
          </table:table-cell>
          <table:table-cell office:value-type="string">
            <text:p>New service for Refactor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number-columns-repeated="2" office:value-type="string">
            <text:p>NO COMMENT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04962</text:p>
          </table:table-cell>
          <table:table-cell office:value-type="string">
            <text:p>STANBOL-180</text:p>
          </table:table-cell>
          <table:table-cell office:value-type="string">
            <text:p>Duplicate source code in Rules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3223394</text:p>
          </table:table-cell>
          <table:table-cell office:value-type="string">
            <text:p>Resolved with r1095894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5">
          <table:table-cell office:value-type="string">
            <text:p>12504958</text:p>
          </table:table-cell>
          <table:table-cell office:value-type="string">
            <text:p>STANBOL-179</text:p>
          </table:table-cell>
          <table:table-cell office:value-type="string">
            <text:p>Refactorization of the REST services of the old KReS with respect to the new configuration in S</text:p>
            <text:p>tanbol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3047249</text:p>
          </table:table-cell>
          <table:table-cell office:value-type="string">
            <text:p>Alignment of KReS REST services to Stanbol web commons</text:p>
          </table:table-cell>
          <table:table-cell table:number-columns-repeated="1019"/>
        </table:table-row>
        <table:table-row table:style-name="ro9">
          <table:table-cell table:number-columns-repeated="3"/>
          <table:table-cell office:value-type="string">
            <text:p>13049223</text:p>
          </table:table-cell>
          <table:table-cell office:value-type="string">
            <text:p>Hi Alberto,</text:p>
            <text:p>your patch was good.</text:p>
            <text:p/>
            <text:p>Thanks.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3083078</text:p>
          </table:table-cell>
          <table:table-cell office:value-type="string">
            <text:p>All REST services are now integrated in Stanbo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04668</text:p>
          </table:table-cell>
          <table:table-cell office:value-type="string">
            <text:p>STANBOL-178</text:p>
          </table:table-cell>
          <table:table-cell office:value-type="string">
            <text:p>Rule management must support an offline mode</text:p>
          </table:table-cell>
          <table:table-cell table:number-columns-repeated="1021"/>
        </table:table-row>
        <table:table-row table:style-name="ro5">
          <table:table-cell table:number-columns-repeated="3"/>
          <table:table-cell office:value-type="string">
            <text:p>13034684</text:p>
          </table:table-cell>
          <table:table-cell office:value-type="string">
            <text:p>ontonet unit tests now work offline. I am leaving this ticket open in order to be able to commi</text:p>
            <text:p>t further refinements in the future.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3173061</text:p>
          </table:table-cell>
          <table:table-cell office:value-type="string">
            <text:p>Fixed in ontone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04659</text:p>
          </table:table-cell>
          <table:table-cell office:value-type="string">
            <text:p>STANBOL-177</text:p>
          </table:table-cell>
          <table:table-cell office:value-type="string">
            <text:p>Remove kres profile from Stanbol reactor POM</text:p>
          </table:table-cell>
          <table:table-cell table:number-columns-repeated="1021"/>
        </table:table-row>
        <table:table-row table:style-name="ro5">
          <table:table-cell table:number-columns-repeated="3"/>
          <table:table-cell office:value-type="string">
            <text:p>13021611</text:p>
          </table:table-cell>
          <table:table-cell office:value-type="string">
            <text:p>ontologymanager/store is built in the kres profile, therefore its integration in the main build</text:p>
            <text:p><text:s/>is implied by the elimination of this profile.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13021647</text:p>
          </table:table-cell>
          <table:table-cell office:value-type="string">
            <text:p>Before removing the kres profile we need to make sure that all the tests are fast and do not re</text:p>
            <text:p>quire an internet connection as discussed on the mailing list.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3021649</text:p>
          </table:table-cell>
          <table:table-cell office:value-type="string">
            <text:p>Yes, maybe the link to STANBOL-145 is wrong, it should be linked to STANBOL-178.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13055764</text:p>
          </table:table-cell>
          <table:table-cell office:value-type="string">
            <text:p>this patch move ontologymanager.web.test as part of the integration-test bundle and remove onto</text:p>
            <text:p>logymanager.web from KRes profile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13056488</text:p>
          </table:table-cell>
          <table:table-cell office:value-type="string">
            <text:p>Add server.ready.path to the</text:p>
            <text:p>integration-tests POM for ontone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3056543</text:p>
          </table:table-cell>
          <table:table-cell office:value-type="string">
            <text:p>Forgot to add the patch with /ontonet content pag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3056624</text:p>
          </table:table-cell>
          <table:table-cell office:value-type="string">
            <text:p>this patch remove from pom.xml the dipendences to launchers.full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>
            <text:p>13057916</text:p>
          </table:table-cell>
          <table:table-cell office:value-type="string">
            <text:p>- reasoners.web.patch: add reference to ONManager</text:p>
            <text:p>- ontologymanager-reasoners.it.patch:</text:p>
            <text:p><text:s/>* onto</text:p>
            <text:p>logymanger: add test about creation of active and inactive scopes</text:p>
            <text:p><text:s/>* reasoners: add test about </text:p>
            <text:p>ontoogy consistency</text:p>
            <text:p><text:s/>* pom.xml: add dependency to owlapi and com.sun.jersey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13058064</text:p>
          </table:table-cell>
          <table:table-cell office:value-type="string">
            <text:p>reasoners.web.pom.patch: </text:p>
            <text:p>this patch remove from pom.xml the dipendences to launchers.full </text:p>
          </table:table-cell>
          <table:table-cell table:number-columns-repeated="1019"/>
        </table:table-row>
        <table:table-row table:style-name="ro39">
          <table:table-cell table:number-columns-repeated="3"/>
          <table:table-cell office:value-type="string">
            <text:p>13059026</text:p>
          </table:table-cell>
          <table:table-cell office:value-type="string">
            <text:p>owlapi_reasonersContent_ontonetContent_test.patch contains:</text:p>
            <text:p/>
            <text:p>1) update owlapi from release 3.0.</text:p>
            <text:p>0 to 3.2.3 </text:p>
            <text:p>2) /reasoner web content: restapi documentation</text:p>
            <text:p>3) /ontonet web content: connect so</text:p>
            <text:p>me html markup error</text:p>
            <text:p>4) update /reasoners integration test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>
            <text:p>13059103</text:p>
          </table:table-cell>
          <table:table-cell office:value-type="string">
            <text:p>The last updated patch conficts with current versions of owl-link and hermit. </text:p>
            <text:p>I am going to in</text:p>
            <text:p>tegrate this patch with changes in that sense.</text:p>
            <text:p>In addition, the owlapi version 3.2.3 is not pre</text:p>
            <text:p>sent in remote repositories. I will embed a local repository within module owl.</text:p>
            <text:p>The same applie</text:p>
            <text:p>s for owl-link 1.2.0 and hermit 1.3.4, for which I will setup local repositories in the owl-lin</text:p>
            <text:p>k and hermit modules respectively of the reasoners module.</text:p>
            <text:p/>
            <text:p>The main reason for this huge amoun</text:p>
            <text:p>t of changes is the unexpected behaviour of hermit version 1.2.4 with the dbpedia ontology (and</text:p>
            <text:p><text:s/>most probably with lot of others). The cause is the basic configuration of the reasoner which </text:p>
            <text:p>cause even simple inferences ot be computed in lots of time. With this changes performance will</text:p>
            <text:p><text:s/>be increase exponentially (in one of my tests, from 10 minutes to few seconds!)</text:p>
            <text:p/>
            <text:p>I am going to</text:p>
            <text:p><text:s/>commit changes soon.</text:p>
            <text:p/>
            <text:p>Last, I removed from the patch the integration tests of the reasoners/we</text:p>
            <text:p>b module, which did nothing (were desabled by code comments).</text:p>
            <text:p/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3059438</text:p>
          </table:table-cell>
          <table:table-cell office:value-type="string">
            <text:p>rulesContent patch aligns /rules page to stanbol template </text:p>
          </table:table-cell>
          <table:table-cell table:number-columns-repeated="1019"/>
        </table:table-row>
        <table:table-row table:style-name="ro14">
          <table:table-cell table:number-columns-repeated="3"/>
          <table:table-cell office:value-type="string">
            <text:p>13400561</text:p>
          </table:table-cell>
          <table:table-cell office:value-type="string">
            <text:p>kres profile and launcher are no more.</text:p>
            <text:p/>
            <text:p>All Stanbol modules in that profile are now in the full</text:p>
            <text:p><text:s/>launcher except for the following that were moved to the 'contrib' directory:</text:p>
            <text:p>- reengineer (no</text:p>
            <text:p>t maintained)</text:p>
            <text:p>- reasoners/owllink (not maintained, depends on an AL2 library not yet in maven c</text:p>
            <text:p>entral)</text:p>
            <text:p>- reasoners/hermit (contains LGPL dependencies, must be built separately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04650</text:p>
          </table:table-cell>
          <table:table-cell office:value-type="string">
            <text:p>STANBOL-176</text:p>
          </table:table-cell>
          <table:table-cell office:value-type="string">
            <text:p>NER engine should not put control chars in text literals of the annotation graph</text:p>
          </table:table-cell>
          <table:table-cell table:number-columns-repeated="1021"/>
        </table:table-row>
        <table:table-row table:style-name="ro30">
          <table:table-cell table:number-columns-repeated="3"/>
          <table:table-cell office:value-type="string">
            <text:p>13021548</text:p>
          </table:table-cell>
          <table:table-cell office:value-type="string">
            <text:p>Sample exception we might get trying to serialize such a "corrupted" literal as RDF/XML:</text:p>
            <text:p/>
            <text:p>com.hp.hpl.jena.shared.CannotEncodeCharacterException: cannot encode (char) <text:s/>in context XML</text:p>
            <text:p><text:tab/>at com.hp.hpl.jena.rdf.model.impl.Util.substituteEntitiesInElementContent(Util.java:188)</text:p>
            <text:p><text:tab/>at com.hp.hpl.jena.xmloutput.impl.Basic.writeLiteral(Basic.java:168)</text:p>
            <text:p><text:tab/>at com.hp.hpl.jena.xmloutput.impl.Basic.writePredicate(Basic.java:104)</text:p>
            <text:p><text:tab/>at com.hp.hpl.jena.xmloutput.impl.Basic.writeRDFStatements(Basic.java:77)</text:p>
            <text:p><text:tab/>at com.hp.hpl.jena.xmloutput.impl.Basic.writeRDFStatements(Basic.java:66)</text:p>
            <text:p><text:tab/>at com.hp.hpl.jena.xmloutput.impl.Basic.writeBody(Basic.java:40)</text:p>
            <text:p><text:tab/>at com.hp.hpl.jena.xmloutput.impl.BaseXMLWriter.writeXMLBody(BaseXMLWriter.java:500)</text:p>
            <text:p><text:tab/>at com.hp.hpl.jena.xmloutput.impl.BaseXMLWriter.write(BaseXMLWriter.java:472)</text:p>
            <text:p><text:tab/>at com.hp.hpl.jena.xmloutput.impl.BaseXMLWriter.write(BaseXMLWriter.java:458)</text:p>
            <text:p><text:tab/>at org.apache.clerezza.rdf.jena.serializer.JenaSerializerProvider.serialize(JenaSerializerProvider.java:65)</text:p>
            <text:p><text:tab/>at org.apache.clerezza.rdf.core.serializedform.Serializer.serialize(Serializer.java:144)</text:p>
            <text:p><text:tab/>at org.apache.stanbol.enhancer.jersey.resource.ContentItemResource.getRdfMetadata(ContentItemResource.java:132)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13021552</text:p>
          </table:table-cell>
          <table:table-cell office:value-type="string">
            <text:p>Just a note: "\x13" writes "\u0013" in java. Such characters can be extracted by libraries such</text:p>
            <text:p><text:s/>as apache POI to extract the text content of a word document for instance.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3021555</text:p>
          </table:table-cell>
          <table:table-cell office:value-type="string">
            <text:p>fixed in r1094969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04374</text:p>
          </table:table-cell>
          <table:table-cell office:value-type="string">
            <text:p>STANBOL-175</text:p>
          </table:table-cell>
          <table:table-cell office:value-type="string">
            <text:p>Error when getting a mapping from the entityhub</text:p>
          </table:table-cell>
          <table:table-cell table:number-columns-repeated="1021"/>
        </table:table-row>
        <table:table-row table:style-name="ro14">
          <table:table-cell table:number-columns-repeated="3"/>
          <table:table-cell office:value-type="string">
            <text:p>13020640</text:p>
          </table:table-cell>
          <table:table-cell office:value-type="string">
            <text:p>Parsing the ID of an Symbol to http://localhost:8080/entityhub/mapping is supposed to result in</text:p>
            <text:p><text:s/>an error, because this method only accepts IDs of EntityMappings.</text:p>
            <text:p>To lookup (possible multiple</text:p>
            <text:p>) mappings for an symbol one has to use curl "http://localhost:8080/entityhub/mapping/symbol?id</text:p>
            <text:p>={symbolId}"</text:p>
            <text:p/>
            <text:p>However the reported error (java.lang.IllegalArgumentException) as well as the ht</text:p>
            <text:p>tp error code are very misleading. </text:p>
            <text:p>A request like this should rather return 404 Not Foun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04372</text:p>
          </table:table-cell>
          <table:table-cell office:value-type="string">
            <text:p>STANBOL-174</text:p>
          </table:table-cell>
          <table:table-cell office:value-type="string">
            <text:p>jQuery should be made available through commons/web not by enhancer/jersey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3020286</text:p>
          </table:table-cell>
          <table:table-cell office:value-type="string">
            <text:p>The jQuery JS file was moved to commons/web and integrated in HomeWebFragment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04370</text:p>
          </table:table-cell>
          <table:table-cell office:value-type="string">
            <text:p>STANBOL-173</text:p>
          </table:table-cell>
          <table:table-cell office:value-type="string">
            <text:p>Improve Entityhub's self documenting web site</text:p>
          </table:table-cell>
          <table:table-cell table:number-columns-repeated="1021"/>
        </table:table-row>
        <table:table-row table:style-name="ro5">
          <table:table-cell table:number-columns-repeated="3"/>
          <table:table-cell office:value-type="string">
            <text:p>13181388</text:p>
          </table:table-cell>
          <table:table-cell office:value-type="string">
            <text:p>In the meantime all RESTful services of the Entityhub are documented with the documenting web s</text:p>
            <text:p>ite. While working on STANBOL-408 also a lot of additional interactive examples where add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04189</text:p>
          </table:table-cell>
          <table:table-cell office:value-type="string">
            <text:p>STANBOL-172</text:p>
          </table:table-cell>
          <table:table-cell office:value-type="string">
            <text:p>Configurability of the RefactorEnhancementEngine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number-columns-repeated="2" office:value-type="string">
            <text:p>NO COMMENT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04166</text:p>
          </table:table-cell>
          <table:table-cell office:value-type="string">
            <text:p>STANBOL-171</text:p>
          </table:table-cell>
          <table:table-cell office:value-type="string">
            <text:p>From dulcifier to enhancer.engines.refactor.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3559517</text:p>
          </table:table-cell>
          <table:table-cell office:value-type="string">
            <text:p>/kres does not exist anymor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04151</text:p>
          </table:table-cell>
          <table:table-cell office:value-type="string">
            <text:p>STANBOL-170</text:p>
          </table:table-cell>
          <table:table-cell office:value-type="string">
            <text:p>Unwanted Exception thrown on console</text:p>
          </table:table-cell>
          <table:table-cell table:number-columns-repeated="1021"/>
        </table:table-row>
        <table:table-row table:style-name="ro43">
          <table:table-cell table:number-columns-repeated="3"/>
          <table:table-cell office:value-type="string">
            <text:p>13144954</text:p>
          </table:table-cell>
          <table:table-cell office:value-type="string">
            <text:p>This is because Clerezza's JenaParserProvider.java [1] does not have "RDF/JSON" support, theref</text:p>
            <text:p>ore it defaults to "RDF/XML". </text:p>
            <text:p>So, you are using an RDF XML parser to parse RDF/JSON.</text:p>
            <text:p/>
            <text:p>RDF/JSON</text:p>
            <text:p><text:s/>support has been only recently added to Jena (and it has not been released yet):</text:p>
            <text:p/>
            <text:p><text:s/>- https://i</text:p>
            <text:p>ssues.apache.org/jira/browse/JENA-127</text:p>
            <text:p><text:s/>- https://issues.apache.org/jira/browse/JENA-135 </text:p>
            <text:p/>
            <text:p><text:s/>[1] </text:p>
            <text:p>http://svn.apache.org/repos/asf/incubator/clerezza/trunk/parent/rdf.jena.parser/src/main/java/o</text:p>
            <text:p>rg/apache/clerezza/rdf/jena/parser/JenaParserProvider.java</text:p>
            <text:p/>
            <text:p/>
          </table:table-cell>
          <table:table-cell table:number-columns-repeated="1019"/>
        </table:table-row>
        <table:table-row table:style-name="ro8">
          <table:table-cell table:number-columns-repeated="3"/>
          <table:table-cell office:value-type="string">
            <text:p>13145304</text:p>
          </table:table-cell>
          <table:table-cell office:value-type="string">
            <text:p>The CachingDereferencerEngine was removed by STANBOL-333 therefore this Issue is no longer vali</text:p>
            <text:p>d.</text:p>
            <text:p/>
            <text:p>Thanks for you comments Paolo Castagna. This information is still relevant to a lot of othe</text:p>
            <text:p>r components within Stanbol!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03937</text:p>
          </table:table-cell>
          <table:table-cell office:value-type="string">
            <text:p>STANBOL-169</text:p>
          </table:table-cell>
          <table:table-cell office:value-type="string">
            <text:p>Missing unit tests in org.apache.stanbol.owl.web.OWLOntologyWriter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3988581</text:p>
          </table:table-cell>
          <table:table-cell office:value-type="string">
            <text:p>I can't find this class in the trunk. Can you please provide the link to the class via SVN?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4591930</text:p>
          </table:table-cell>
          <table:table-cell office:value-type="string">
            <text:p>Class is relocated to org.apache.stanbol.commons.owl.web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03936</text:p>
          </table:table-cell>
          <table:table-cell office:value-type="string">
            <text:p>STANBOL-168</text:p>
          </table:table-cell>
          <table:table-cell office:value-type="string">
            <text:p>Switch to new version of owlapi with apache compatible license</text:p>
          </table:table-cell>
          <table:table-cell table:number-columns-repeated="1021"/>
        </table:table-row>
        <table:table-row table:style-name="ro8">
          <table:table-cell table:number-columns-repeated="3"/>
          <table:table-cell office:value-type="string">
            <text:p>13068337</text:p>
          </table:table-cell>
          <table:table-cell office:value-type="string">
            <text:p>As of r114871 the stanbol.owl bundle has switched to dual-licensed OWL API 3.2.3 with prominent</text:p>
            <text:p><text:s/>notice, and removed all older versions from its local maven repo.</text:p>
            <text:p/>
            <text:p>ontologymanager.store paren</text:p>
            <text:p>t POM now also depends on OWL API via stanbol.ow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03935</text:p>
          </table:table-cell>
          <table:table-cell office:value-type="string">
            <text:p>STANBOL-167</text:p>
          </table:table-cell>
          <table:table-cell office:value-type="string">
            <text:p>Renaming of package org.apache.stanbol.owl.trasformation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3070366</text:p>
          </table:table-cell>
          <table:table-cell office:value-type="string">
            <text:p>Package is renamed correctly and empty packages have been removed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03934</text:p>
          </table:table-cell>
          <table:table-cell office:value-type="string">
            <text:p>STANBOL-166</text:p>
          </table:table-cell>
          <table:table-cell office:value-type="string">
            <text:p>Test units for org.apache.stanbol.owl.trasformation</text:p>
          </table:table-cell>
          <table:table-cell table:number-columns-repeated="1021"/>
        </table:table-row>
        <table:table-row table:style-name="ro8">
          <table:table-cell table:number-columns-repeated="3"/>
          <table:table-cell office:value-type="string">
            <text:p>13070367</text:p>
          </table:table-cell>
          <table:table-cell office:value-type="string">
            <text:p>Test classes:</text:p>
            <text:p/>
            <text:p>org.apache.stanbol.owl.transformation.OWLAPIToClerezzaConverterTest</text:p>
            <text:p>org.apache.s</text:p>
            <text:p>tanbol.owl.transformation.JenaToClerezzaConverterTes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03931</text:p>
          </table:table-cell>
          <table:table-cell office:value-type="string">
            <text:p>STANBOL-165</text:p>
          </table:table-cell>
          <table:table-cell office:value-type="string">
            <text:p>Efficient storage of Ontology in Persistence Store</text:p>
          </table:table-cell>
          <table:table-cell table:number-columns-repeated="1021"/>
        </table:table-row>
        <table:table-row table:style-name="ro10">
          <table:table-cell table:number-columns-repeated="3"/>
          <table:table-cell office:value-type="string">
            <text:p>13230134</text:p>
          </table:table-cell>
          <table:table-cell office:value-type="string">
            <text:p>This issue will be fixed if Ontology Manager Store is moved out from the contrib</text:p>
            <text:p>folder and dev</text:p>
            <text:p>eloped actively. 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03927</text:p>
          </table:table-cell>
          <table:table-cell office:value-type="string">
            <text:p>STANBOL-164</text:p>
          </table:table-cell>
          <table:table-cell office:value-type="string">
            <text:p>Support OffilneMode for ReferencedSites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number-columns-repeated="2" office:value-type="string">
            <text:p>NO COMMENT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5">
          <table:table-cell office:value-type="string">
            <text:p>12503858</text:p>
          </table:table-cell>
          <table:table-cell office:value-type="string">
            <text:p>STANBOL-163</text:p>
          </table:table-cell>
          <table:table-cell office:value-type="string">
            <text:p>Provide a ReferencedSite with a local cache that can be configured for unit test and integratio</text:p>
            <text:p>n tests</text:p>
          </table:table-cell>
          <table:table-cell table:number-columns-repeated="1021"/>
        </table:table-row>
        <table:table-row table:style-name="ro10">
          <table:table-cell table:number-columns-repeated="3"/>
          <table:table-cell office:value-type="string">
            <text:p>13181386</text:p>
          </table:table-cell>
          <table:table-cell office:value-type="string">
            <text:p>the data/sites/dbpedia provides the default data used for integration tests. It would be also p</text:p>
            <text:p>ossible to provide specific test data by using the dataFileProvider to load it within the initi</text:p>
            <text:p>alization of test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03857</text:p>
          </table:table-cell>
          <table:table-cell office:value-type="string">
            <text:p>STANBOL-162</text:p>
          </table:table-cell>
          <table:table-cell office:value-type="string">
            <text:p>ReferencedSite based Enhancement Engine need to correctly detected Offline/Online mode</text:p>
          </table:table-cell>
          <table:table-cell table:number-columns-repeated="1021"/>
        </table:table-row>
        <table:table-row table:style-name="ro8">
          <table:table-cell table:number-columns-repeated="3"/>
          <table:table-cell office:value-type="string">
            <text:p>13020638</text:p>
          </table:table-cell>
          <table:table-cell office:value-type="string">
            <text:p>After a discussion [1] the fix provided by #1092640 is considered as sufficient for now</text:p>
            <text:p/>
            <text:p>[1] ht</text:p>
            <text:p>tp://markmail.org/search/?q=list:org.apache.incubator.stanbol-*#query:list%3Aorg.apache.incubat</text:p>
            <text:p>or.stanbol-*+page:1+mid:d3vugtkweexhxumn+state:result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03856</text:p>
          </table:table-cell>
          <table:table-cell office:value-type="string">
            <text:p>STANBOL-161</text:p>
          </table:table-cell>
          <table:table-cell office:value-type="string">
            <text:p>ReferencedSites (Entityhub) need to provide metadata about there configuration (RESTful API)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3020288</text:p>
          </table:table-cell>
          <table:table-cell office:value-type="string">
            <text:p>with #1092640 referenced sites provide the requested informatio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03824</text:p>
          </table:table-cell>
          <table:table-cell office:value-type="string">
            <text:p>STANBOL-160</text:p>
          </table:table-cell>
          <table:table-cell office:value-type="string">
            <text:p>Setup an Apache vhost for 80 / 443 with self signed certificate for stanbol-vm.apache.org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number-columns-repeated="2" office:value-type="string">
            <text:p>NO COMMENT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03823</text:p>
          </table:table-cell>
          <table:table-cell office:value-type="string">
            <text:p>STANBOL-159</text:p>
          </table:table-cell>
          <table:table-cell office:value-type="string">
            <text:p>Move the launchers and integration tests to the toplevel source folder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number-columns-repeated="2" office:value-type="string">
            <text:p>NO COMMENT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03721</text:p>
          </table:table-cell>
          <table:table-cell office:value-type="string">
            <text:p>STANBOL-158</text:p>
          </table:table-cell>
          <table:table-cell office:value-type="string">
            <text:p>Implement faceted search for the Entity Hub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number-columns-repeated="2" office:value-type="string">
            <text:p>NO COMMENT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03633</text:p>
          </table:table-cell>
          <table:table-cell office:value-type="string">
            <text:p>STANBOL-157</text:p>
          </table:table-cell>
          <table:table-cell office:value-type="string">
            <text:p>[Persistence Store] Make ontology imports manageable through PersistenceStore api</text:p>
          </table:table-cell>
          <table:table-cell table:number-columns-repeated="1021"/>
        </table:table-row>
        <table:table-row table:style-name="ro10">
          <table:table-cell table:number-columns-repeated="3"/>
          <table:table-cell office:value-type="string">
            <text:p>13018214</text:p>
          </table:table-cell>
          <table:table-cell office:value-type="string">
            <text:p>Addition, deletion, retrieval functionality for ontology imports added for all interfaces. Also</text:p>
            <text:p><text:s/>import statements saved through TcManager interface are listened and imported ontologies are r</text:p>
            <text:p>egistered too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03613</text:p>
          </table:table-cell>
          <table:table-cell office:value-type="string">
            <text:p>STANBOL-156</text:p>
          </table:table-cell>
          <table:table-cell office:value-type="string">
            <text:p>Use ${project.version} instead of ${pom.version} in entityhub core and services-api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number-columns-repeated="2" office:value-type="string">
            <text:p>NO COMMENT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03606</text:p>
          </table:table-cell>
          <table:table-cell office:value-type="string">
            <text:p>STANBOL-155</text:p>
          </table:table-cell>
          <table:table-cell office:value-type="string">
            <text:p>Extract the stateful enhancer HTTP endpoint as an independant bundle named "contenthub"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number-columns-repeated="2" office:value-type="string">
            <text:p>NO COMMENT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03604</text:p>
          </table:table-cell>
          <table:table-cell office:value-type="string">
            <text:p>STANBOL-154</text:p>
          </table:table-cell>
          <table:table-cell office:value-type="string">
            <text:p>[PersistenceStore] Formal parameter always typed as strings instead of more meaningful classes</text:p>
          </table:table-cell>
          <table:table-cell table:number-columns-repeated="1021"/>
        </table:table-row>
        <table:table-row table:style-name="ro10">
          <table:table-cell table:number-columns-repeated="3"/>
          <table:table-cell office:value-type="string">
            <text:p>13230133</text:p>
          </table:table-cell>
          <table:table-cell office:value-type="string">
            <text:p>This issue will be fixed if Ontology Manager Store is moved out from the contrib</text:p>
            <text:p>folder and dev</text:p>
            <text:p>eloped actively. 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03599</text:p>
          </table:table-cell>
          <table:table-cell office:value-type="string">
            <text:p>STANBOL-153</text:p>
          </table:table-cell>
          <table:table-cell office:value-type="string">
            <text:p>NamedEntityExtractionEnhancementEngine does not use the right tokenizer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number-columns-repeated="2" office:value-type="string">
            <text:p>NO COMMENT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03598</text:p>
          </table:table-cell>
          <table:table-cell office:value-type="string">
            <text:p>STANBOL-152</text:p>
          </table:table-cell>
          <table:table-cell office:value-type="string">
            <text:p>Store's RESTful Services fail to handle ontologies with specific URIs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3223421</text:p>
          </table:table-cell>
          <table:table-cell office:value-type="string">
            <text:p>Is this still a problem or resolved with STANBOL-151?</text:p>
          </table:table-cell>
          <table:table-cell table:number-columns-repeated="1019"/>
        </table:table-row>
        <table:table-row table:style-name="ro10">
          <table:table-cell table:number-columns-repeated="3"/>
          <table:table-cell office:value-type="string">
            <text:p>13224078</text:p>
          </table:table-cell>
          <table:table-cell office:value-type="string">
            <text:p>This problem has not been solved but for the time being we are planning to move ontology manage</text:p>
            <text:p>r store into the planned contrib folder in case of we might continue to work on it in the futur</text:p>
            <text:p>e. I think it wouldn't be a problem for your release process if I do so, right?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13224146</text:p>
          </table:table-cell>
          <table:table-cell office:value-type="string">
            <text:p>This issue will be fixed if Ontology Manager Store is moved out from the contrib folder and dev</text:p>
            <text:p>eloped actively. 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3224149</text:p>
          </table:table-cell>
          <table:table-cell office:value-type="string">
            <text:p>Resolved with wrong condition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03595</text:p>
          </table:table-cell>
          <table:table-cell office:value-type="string">
            <text:p>STANBOL-151</text:p>
          </table:table-cell>
          <table:table-cell office:value-type="string">
            <text:p>Refactor Store's Jersey HTTP Endpoint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number-columns-repeated="2" office:value-type="string">
            <text:p>NO COMMENT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03501</text:p>
          </table:table-cell>
          <table:table-cell office:value-type="string">
            <text:p>STANBOL-150</text:p>
          </table:table-cell>
          <table:table-cell office:value-type="string">
            <text:p>Migrate KReS RESTful resources to use shared Freemarker template.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3053226</text:p>
          </table:table-cell>
          <table:table-cell office:value-type="string">
            <text:p>This patch resolve Exception: "ReengineeringManager missing in ServletContext"</text:p>
          </table:table-cell>
          <table:table-cell table:number-columns-repeated="1019"/>
        </table:table-row>
        <table:table-row table:style-name="ro10">
          <table:table-cell table:number-columns-repeated="3"/>
          <table:table-cell office:value-type="string">
            <text:p>13053297</text:p>
          </table:table-cell>
          <table:table-cell office:value-type="string">
            <text:p>Add stanbol layout to /ontonet and /reengineer web component</text:p>
            <text:p/>
            <text:p>* index.ftl content are empty*</text:p>
          </table:table-cell>
          <table:table-cell table:number-columns-repeated="1019"/>
        </table:table-row>
        <table:table-row table:style-name="ro39">
          <table:table-cell table:number-columns-repeated="3"/>
          <table:table-cell office:value-type="string">
            <text:p>13053716</text:p>
          </table:table-cell>
          <table:table-cell office:value-type="string">
            <text:p>Now the following modules use the shared freemarker template:</text:p>
            <text:p>/ontologymanager/web</text:p>
            <text:p>/rules/web</text:p>
            <text:p>/</text:p>
            <text:p>reengineer/web</text:p>
            <text:p>/reasoners/web</text:p>
            <text:p/>
            <text:p>We can close the issue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03498</text:p>
          </table:table-cell>
          <table:table-cell office:value-type="string">
            <text:p>STANBOL-149</text:p>
          </table:table-cell>
          <table:table-cell office:value-type="string">
            <text:p>[KReS] Stanbol Reengineer MySQL bundle?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3070370</text:p>
          </table:table-cell>
          <table:table-cell office:value-type="string">
            <text:p>Bundle does not exist anymore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03496</text:p>
          </table:table-cell>
          <table:table-cell office:value-type="string">
            <text:p>STANBOL-148</text:p>
          </table:table-cell>
          <table:table-cell office:value-type="string">
            <text:p>[KReS] Strange Data reengineering in Reengineer base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number-columns-repeated="2" office:value-type="string">
            <text:p>NO COMMENT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03494</text:p>
          </table:table-cell>
          <table:table-cell office:value-type="string">
            <text:p>STANBOL-147</text:p>
          </table:table-cell>
          <table:table-cell office:value-type="string">
            <text:p>NamedEntityExtractionEnhancementEngine throws NPEs under high concurrency load</text:p>
          </table:table-cell>
          <table:table-cell table:number-columns-repeated="1021"/>
        </table:table-row>
        <table:table-row table:style-name="ro54">
          <table:table-cell table:number-columns-repeated="3"/>
          <table:table-cell office:value-type="string">
            <text:p>13016312</text:p>
          </table:table-cell>
          <table:table-cell office:value-type="string">
            <text:p>Here is the stack trace:</text:p>
            <text:p/>
            <text:p>org.apache.stanbol.enhancer.servicesapi.EngineException: 'NamedEntity</text:p>
            <text:p>ExtractionEnhancementEngine' failed to process content item 'urn:content-item-sha1-f02f7417dc27</text:p>
            <text:p>e8ee38a2ae950b3d50523db2e5e6' with type 'text/plain': null</text:p>
            <text:p><text:tab/>at org.apache.stanbol.enhancer.engi</text:p>
            <text:p>nes.opennlp.impl.NamedEntityExtractionEnhancementEngine.computeEnhancements(NamedEntityExtracti</text:p>
            <text:p>onEnhancementEngine.java:180)</text:p>
            <text:p><text:tab/>at org.apache.stanbol.enhancer.jobmanager.impl.InMemoryJobManage</text:p>
            <text:p>r.enhanceContent(InMemoryJobManager.java:62)</text:p>
            <text:p><text:tab/>at org.apache.stanbol.enhancer.jersey.resource.En</text:p>
            <text:p>ginesRootResource.enhanceAndBuildResponse(EnginesRootResource.java:163)</text:p>
            <text:p><text:tab/>at org.apache.stanbol.</text:p>
            <text:p>enhancer.jersey.resource.EnginesRootResource.enhanceFromData(EnginesRootResource.java:155)</text:p>
            <text:p><text:tab/>at </text:p>
            <text:p>sun.reflect.GeneratedMethodAccessor5.invoke(Unknown Source)</text:p>
            <text:p><text:tab/>at sun.reflect.DelegatingMethodAcc</text:p>
            <text:p>essorImpl.invoke(DelegatingMethodAccessorImpl.java:25)</text:p>
            <text:p><text:tab/>at java.lang.reflect.Method.invoke(Meth</text:p>
            <text:p>od.java:597)</text:p>
            <text:p><text:tab/>at com.sun.jersey.server.impl.model.method.dispatch.AbstractResourceMethodDispatc</text:p>
            <text:p>hProvider$ResponseOutInvoker._dispatch(AbstractResourceMethodDispatchProvider.java:172)</text:p>
            <text:p><text:tab/>at com</text:p>
            <text:p>.sun.jersey.server.impl.model.method.dispatch.ResourceJavaMethodDispatcher.dispatch(ResourceJav</text:p>
            <text:p>aMethodDispatcher.java:67)</text:p>
            <text:p><text:tab/>at com.sun.jersey.server.impl.uri.rules.HttpMethodRule.accept(HttpM</text:p>
            <text:p>ethodRule.java:265)</text:p>
            <text:p><text:tab/>at com.sun.jersey.server.impl.uri.rules.ResourceClassRule.accept(ResourceC</text:p>
            <text:p>lassRule.java:83)</text:p>
            <text:p><text:tab/>at com.sun.jersey.server.impl.uri.rules.RightHandPathRule.accept(RightHandPa</text:p>
            <text:p>thRule.java:133)</text:p>
            <text:p><text:tab/>at com.sun.jersey.server.impl.uri.rules.RootResourceClassesRule.accept(RootRe</text:p>
            <text:p>sourceClassesRule.java:71)</text:p>
            <text:p><text:tab/>at com.sun.jersey.server.impl.application.WebApplicationImpl._handl</text:p>
            <text:p>eRequest(WebApplicationImpl.java:996)</text:p>
            <text:p><text:tab/>at com.sun.jersey.server.impl.application.WebApplication</text:p>
            <text:p>Impl.handleRequest(WebApplicationImpl.java:947)</text:p>
            <text:p><text:tab/>at com.sun.jersey.server.impl.application.WebA</text:p>
            <text:p>pplicationImpl.handleRequest(WebApplicationImpl.java:938)</text:p>
            <text:p><text:tab/>at com.sun.jersey.spi.container.serv</text:p>
            <text:p>let.WebComponent.service(WebComponent.java:399)</text:p>
            <text:p><text:tab/>at com.sun.jersey.spi.container.servlet.Servle</text:p>
            <text:p>tContainer.service(ServletContainer.java:478)</text:p>
            <text:p><text:tab/>at com.sun.jersey.spi.container.servlet.ServletC</text:p>
            <text:p>ontainer.service(ServletContainer.java:663)</text:p>
            <text:p><text:tab/>at javax.servlet.http.HttpServlet.service(HttpServ</text:p>
            <text:p>let.java:820)</text:p>
            <text:p><text:tab/>at org.apache.felix.http.base.internal.handler.ServletHandler.doHandle(ServletHa</text:p>
            <text:p>ndler.java:96)</text:p>
            <text:p><text:tab/>at org.apache.felix.http.base.internal.handler.ServletHandler.handle(ServletHan</text:p>
            <text:p>dler.java:79)</text:p>
            <text:p><text:tab/>at org.apache.felix.http.base.internal.dispatch.ServletPipeline.handle(ServletPi</text:p>
            <text:p>peline.java:42)</text:p>
            <text:p><text:tab/>at org.apache.felix.http.base.internal.dispatch.InvocationFilterChain.doFilter</text:p>
            <text:p>(InvocationFilterChain.java:49)</text:p>
            <text:p><text:tab/>at org.apache.felix.http.base.internal.dispatch.HttpFilterChai</text:p>
            <text:p>n.doFilter(HttpFilterChain.java:33)</text:p>
            <text:p><text:tab/>at org.apache.felix.http.base.internal.dispatch.FilterPipe</text:p>
            <text:p>line.dispatch(FilterPipeline.java:48)</text:p>
            <text:p><text:tab/>at org.apache.felix.http.base.internal.dispatch.Dispatch</text:p>
            <text:p>er.dispatch(Dispatcher.java:39)</text:p>
            <text:p><text:tab/>at org.apache.felix.http.base.internal.DispatcherServlet.servi</text:p>
            <text:p>ce(DispatcherServlet.java:67)</text:p>
            <text:p><text:tab/>at javax.servlet.http.HttpServlet.service(HttpServlet.java:820)</text:p>
            <text:p/>
            <text:p><text:tab/>at org.mortbay.jetty.servlet.ServletHolder.handle(ServletHolder.java:511)</text:p>
            <text:p><text:tab/>at org.mortbay.jett</text:p>
            <text:p>y.servlet.ServletHandler.handle(ServletHandler.java:390)</text:p>
            <text:p><text:tab/>at org.mortbay.jetty.servlet.SessionH</text:p>
            <text:p>andler.handle(SessionHandler.java:182)</text:p>
            <text:p><text:tab/>at org.mortbay.jetty.handler.ContextHandler.handle(Cont</text:p>
            <text:p>extHandler.java:765)</text:p>
            <text:p><text:tab/>at org.mortbay.jetty.handler.HandlerWrapper.handle(HandlerWrapper.java:15</text:p>
            <text:p>2)</text:p>
            <text:p><text:tab/>at org.mortbay.jetty.Server.handle(Server.java:326)</text:p>
            <text:p><text:tab/>at org.mortbay.jetty.HttpConnection.ha</text:p>
            <text:p>ndleRequest(HttpConnection.java:542)</text:p>
            <text:p><text:tab/>at org.mortbay.jetty.HttpConnection$RequestHandler.conten</text:p>
            <text:p>t(HttpConnection.java:943)</text:p>
            <text:p><text:tab/>at org.mortbay.jetty.HttpParser.parseNext(HttpParser.java:756)</text:p>
            <text:p><text:tab/>at </text:p>
            <text:p>org.mortbay.jetty.HttpParser.parseAvailable(HttpParser.java:218)</text:p>
            <text:p><text:tab/>at org.mortbay.jetty.HttpConn</text:p>
            <text:p>ection.handle(HttpConnection.java:404)</text:p>
            <text:p><text:tab/>at org.mortbay.io.nio.SelectChannelEndPoint.run(SelectC</text:p>
            <text:p>hannelEndPoint.java:410)</text:p>
            <text:p><text:tab/>at org.mortbay.thread.QueuedThreadPool$PoolThread.run(QueuedThreadPoo</text:p>
            <text:p>l.java:582)</text:p>
            <text:p>Caused by: java.lang.NullPointerException</text:p>
            <text:p><text:tab/>at opennlp.tools.util.Cache.put(Cache.ja</text:p>
            <text:p>va:134)</text:p>
            <text:p><text:tab/>at opennlp.tools.util.featuregen.CachedFeatureGenerator.createFeatures(CachedFeatureGe</text:p>
            <text:p>nerator.java:71)</text:p>
            <text:p><text:tab/>at opennlp.tools.namefind.DefaultNameContextGenerator.getContext(DefaultNameC</text:p>
            <text:p>ontextGenerator.java:116)</text:p>
            <text:p><text:tab/>at opennlp.tools.namefind.DefaultNameContextGenerator.getContext(Def</text:p>
            <text:p>aultNameContextGenerator.java:39)</text:p>
            <text:p><text:tab/>at opennlp.tools.util.BeamSearch.bestSequences(BeamSearch.ja</text:p>
            <text:p>va:125)</text:p>
            <text:p><text:tab/>at opennlp.tools.util.BeamSearch.bestSequence(BeamSearch.java:198)</text:p>
            <text:p><text:tab/>at opennlp.tools.n</text:p>
            <text:p>amefind.NameFinderME.find(NameFinderME.java:214)</text:p>
            <text:p><text:tab/>at opennlp.tools.namefind.NameFinderME.find(N</text:p>
            <text:p>ameFinderME.java:198)</text:p>
            <text:p><text:tab/>at org.apache.stanbol.enhancer.engines.opennlp.impl.NamedEntityExtractio</text:p>
            <text:p>nEnhancementEngine.extractNameOccurrences(NamedEntityExtractionEnhancementEngine.java:318)</text:p>
            <text:p><text:tab/>at </text:p>
            <text:p>org.apache.stanbol.enhancer.engines.opennlp.impl.NamedEntityExtractionEnhancementEngine.findNam</text:p>
            <text:p>edEntities(NamedEntityExtractionEnhancementEngine.java:199)</text:p>
            <text:p><text:tab/>at org.apache.stanbol.enhancer.eng</text:p>
            <text:p>ines.opennlp.impl.NamedEntityExtractionEnhancementEngine.computeEnhancements(NamedEntityExtract</text:p>
            <text:p>ionEnhancementEngine.java:177)</text:p>
            <text:p><text:tab/>... 41 more</text:p>
            <text:p/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13016313</text:p>
          </table:table-cell>
          <table:table-cell office:value-type="string">
            <text:p>Actually I am not 100% sure this is a thread safeness issue since the NameFinderME instances ar</text:p>
            <text:p>e distinct for each thread.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13017035</text:p>
          </table:table-cell>
          <table:table-cell office:value-type="string">
            <text:p>By upgrading Stanbol to use the current trunk of OpenNLP the issue disappears. As soon as OpenN</text:p>
            <text:p>LP 1.5.1 is out we should upgrade.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3017036</text:p>
          </table:table-cell>
          <table:table-cell office:value-type="string">
            <text:p>For reference, here is the patch I used to test with the development version of OpenNL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3032377</text:p>
          </table:table-cell>
          <table:table-cell office:value-type="string">
            <text:p>fixed after upgrading to opennlp 1.5.1-incubating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03491</text:p>
          </table:table-cell>
          <table:table-cell office:value-type="string">
            <text:p>STANBOL-146</text:p>
          </table:table-cell>
          <table:table-cell office:value-type="string">
            <text:p>DataFileProvider service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3016405</text:p>
          </table:table-cell>
          <table:table-cell office:value-type="string">
            <text:p>Web console plugin screenshot</text:p>
          </table:table-cell>
          <table:table-cell table:number-columns-repeated="1019"/>
        </table:table-row>
        <table:table-row table:style-name="ro11">
          <table:table-cell table:number-columns-repeated="3"/>
          <table:table-cell office:value-type="string">
            <text:p>13016408</text:p>
          </table:table-cell>
          <table:table-cell office:value-type="string">
            <text:p>All of the above (*) is implemented in revision 1089486, and I have modified the opennlp engine</text:p>
            <text:p><text:s/>(revision 1089451) to use the new DataFileProvider service.</text:p>
            <text:p/>
            <text:p>The attached screenshot shows the</text:p>
            <text:p><text:s/>console plugin, with the opennlp engine using two files provided by its own ClasspathDataFileP</text:p>
            <text:p>rovider and two found under /tmp/datafiles, which was configured as the DataFileProvider's data</text:p>
            <text:p><text:s/>files folder.</text:p>
            <text:p/>
            <text:p>(*) Except the display of missing files on the stanbol homepage - this would be</text:p>
            <text:p><text:s/>done by querying the DataFileProviderLog for events where getActualFileLocation() is null.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13016763</text:p>
          </table:table-cell>
          <table:table-cell office:value-type="string">
            <text:p>Just a minor issue: we need to put the version in dependencyManagement of parent POM as it's us</text:p>
            <text:p>ed by solr yard and opennlp-ner 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3019033</text:p>
          </table:table-cell>
          <table:table-cell office:value-type="string">
            <text:p>In the meantime it is already added to the parent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13019047</text:p>
          </table:table-cell>
          <table:table-cell office:value-type="string">
            <text:p>Better move every version nuumbers progressively to the toplevel parent to have an easy, centra</text:p>
            <text:p>lized way to handle the Stanbol project dependencies.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13530928</text:p>
          </table:table-cell>
          <table:table-cell office:value-type="string">
            <text:p>The DataFileProvider is a stable API that has not changed since the 0.9.0 release. I am closing</text:p>
            <text:p><text:s/>this not sure why this was reopened in the first plac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03489</text:p>
          </table:table-cell>
          <table:table-cell office:value-type="string">
            <text:p>STANBOL-145</text:p>
          </table:table-cell>
          <table:table-cell office:value-type="string">
            <text:p>[KReS] Persistence storage management in OntoNet</text:p>
          </table:table-cell>
          <table:table-cell table:number-columns-repeated="1021"/>
        </table:table-row>
        <table:table-row table:style-name="ro5">
          <table:table-cell table:number-columns-repeated="3"/>
          <table:table-cell office:value-type="string">
            <text:p>13016390</text:p>
          </table:table-cell>
          <table:table-cell office:value-type="string">
            <text:p>The integration at API side is not a good idea as it introduce a strong dependency between two </text:p>
            <text:p>components that should be independent.</text:p>
          </table:table-cell>
          <table:table-cell table:number-columns-repeated="1019"/>
        </table:table-row>
        <table:table-row table:style-name="ro8">
          <table:table-cell table:number-columns-repeated="3"/>
          <table:table-cell office:value-type="string">
            <text:p>13117481</text:p>
          </table:table-cell>
          <table:table-cell office:value-type="string">
            <text:p>It is fine that OntoNet stores ontologies using Clerezza, since the Ontology Manager Store is a</text:p>
            <text:p>lso interfacing with the Clerezza Triple collection manager.</text:p>
            <text:p/>
            <text:p>The problem has now escalated to </text:p>
            <text:p>managing ontologies in Clerezza natively. See STANBOL-332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03402</text:p>
          </table:table-cell>
          <table:table-cell office:value-type="string">
            <text:p>STANBOL-144</text:p>
          </table:table-cell>
          <table:table-cell office:value-type="string">
            <text:p>Refactor Entity hub's HTTP Jersey Endpoint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3015939</text:p>
          </table:table-cell>
          <table:table-cell office:value-type="string">
            <text:p>Use the new features introduced in this task.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3020284</text:p>
          </table:table-cell>
          <table:table-cell office:value-type="string">
            <text:p>The refactoring is finished. Now the doc needs improvement which is tracked by STANBOL-173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03393</text:p>
          </table:table-cell>
          <table:table-cell office:value-type="string">
            <text:p>STANBOL-143</text:p>
          </table:table-cell>
          <table:table-cell office:value-type="string">
            <text:p>Statelessness in Refactor API</text:p>
          </table:table-cell>
          <table:table-cell table:number-columns-repeated="1021"/>
        </table:table-row>
        <table:table-row table:style-name="ro9">
          <table:table-cell table:number-columns-repeated="3"/>
          <table:table-cell office:value-type="string">
            <text:p>13015900</text:p>
          </table:table-cell>
          <table:table-cell office:value-type="string">
            <text:p>In the API a recipe is represented by an "Recipe" object.</text:p>
            <text:p>It might be good to use the recipe as</text:p>
            <text:p><text:s/>a parameter for the refactoring and override the method ontologyRefactoring of SemionRefactore</text:p>
            <text:p>r that uses only IRI as a reference to the recipe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03309</text:p>
          </table:table-cell>
          <table:table-cell office:value-type="string">
            <text:p>STANBOL-142</text:p>
          </table:table-cell>
          <table:table-cell office:value-type="string">
            <text:p>Error 404 on / in enhancer/launchers/full</text:p>
          </table:table-cell>
          <table:table-cell table:number-columns-repeated="1021"/>
        </table:table-row>
        <table:table-row table:style-name="ro5">
          <table:table-cell table:number-columns-repeated="3"/>
          <table:table-cell office:value-type="string">
            <text:p>13015466</text:p>
          </table:table-cell>
          <table:table-cell office:value-type="string">
            <text:p>Environment: macosx 10.6.6, Java(TM) SE Runtime Environment (build 1.6.0_24-b07-334-10M3326)</text:p>
            <text:p/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13015766</text:p>
          </table:table-cell>
          <table:table-cell office:value-type="string">
            <text:p>I have updated all the pom.xml to use static version numbers, cleaned up all stanbol artifacts </text:p>
            <text:p>from my local maven repo and rebuild everything from sources and I cannot reproduce this.</text:p>
          </table:table-cell>
          <table:table-cell table:number-columns-repeated="1019"/>
        </table:table-row>
        <table:table-row table:style-name="ro55">
          <table:table-cell table:number-columns-repeated="3"/>
          <table:table-cell office:value-type="string">
            <text:p>13015778</text:p>
          </table:table-cell>
          <table:table-cell office:value-type="string">
            <text:p>Reproduced the problem with revision 1088907, I'll have a closer look.</text:p>
            <text:p/>
            <text:p>BTW, that's certainly n</text:p>
            <text:p>ot related but there are still some stanbol-version variables left in poms:</text:p>
            <text:p/>
            <text:p>$ find . -name pom</text:p>
            <text:p>.xml | xargs grep -l '${stanbol-version}'</text:p>
            <text:p>./entityhub/indexing/genericrdf/pom.xml</text:p>
            <text:p>./kres/jersey</text:p>
            <text:p>/pom.xml</text:p>
            <text:p>./ontologymanager/ontonet/pom.xml</text:p>
            <text:p>./ontologymanager/store/launchers/fise/pom.xml</text:p>
            <text:p>./ont</text:p>
            <text:p>ologymanager/store/launchers/lite/pom.xml</text:p>
            <text:p>./ontologymanager/store/parent/pom.xml</text:p>
            <text:p>./ontologymana</text:p>
            <text:p>ger/web/pom.xml</text:p>
            <text:p>./owl/pom.xml</text:p>
            <text:p>./parent/pom.xml</text:p>
            <text:p>./reasoners/base/pom.xml</text:p>
            <text:p>./reasoners/web/pom.xml</text:p>
            <text:p/>
            <text:p>./reengineer/base/pom.xml</text:p>
            <text:p>./reengineer/db/pom.xml</text:p>
            <text:p>./reengineer/web/pom.xml</text:p>
            <text:p>./reengineer/xml/po</text:p>
            <text:p>m.xml</text:p>
            <text:p>./rules/base/pom.xml</text:p>
            <text:p>./rules/manager/pom.xml</text:p>
            <text:p>./rules/refactor/pom.xml</text:p>
            <text:p>./rules/web/pom.xml</text:p>
            <text:p/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13015798</text:p>
          </table:table-cell>
          <table:table-cell office:value-type="string">
            <text:p>Improved commons/web/base initialization in revision 1088915, enhancer integration tests pass o</text:p>
            <text:p>n my box now.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3015927</text:p>
          </table:table-cell>
          <table:table-cell office:value-type="string">
            <text:p>Works for me and Jenkins build passes, looks good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03236</text:p>
          </table:table-cell>
          <table:table-cell office:value-type="string">
            <text:p>STANBOL-141</text:p>
          </table:table-cell>
          <table:table-cell office:value-type="string">
            <text:p>Support for installing Solr Indexes form Archives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3015220</text:p>
          </table:table-cell>
          <table:table-cell office:value-type="string">
            <text:p>The solr indexes as mentioned by STANBOL-92 and STANOL-93 will be provided as archives</text:p>
          </table:table-cell>
          <table:table-cell table:number-columns-repeated="1019"/>
        </table:table-row>
        <table:table-row table:style-name="ro48">
          <table:table-cell table:number-columns-repeated="3"/>
          <table:table-cell office:value-type="string">
            <text:p>13018321</text:p>
          </table:table-cell>
          <table:table-cell office:value-type="string">
            <text:p>Files need to use the following syntax</text:p>
            <text:p><text:s text:c="2"/>&lt;indexName&gt;.solrindex[.&lt;archiveFormat&gt;]</text:p>
            <text:p/>
            <text:p>indexName ...</text:p>
            <text:p><text:s/>will be used as name for the Solr core used for the parsed data</text:p>
            <text:p>archiveFormat ... can be used </text:p>
            <text:p>to parse the format of the archive.</text:p>
            <text:p>Supported archiveFormats</text:p>
            <text:p><text:s/>- "" (missing), ".zip", ".jar" : </text:p>
            <text:p>A zip archive is assumed as default</text:p>
            <text:p><text:s/>- ".gz": It is assumed that the data are within an tar. On</text:p>
            <text:p>e can also use ".tar.gz".</text:p>
            <text:p><text:s/>- ".bz2": It is assumed that the data are within an tar. One can als</text:p>
            <text:p>o use ".tar.bz2".</text:p>
            <text:p><text:s/>- ".ref", ".properties": Index data reference. This are properties files tha</text:p>
            <text:p>t need at least contain a value for the "Index-Archive" key. The DataFileProvider service is us</text:p>
            <text:p>ed to locate the file by using the value of this key. All properties are parsed the the DataFil</text:p>
            <text:p>eProviderService as additional comments.</text:p>
            <text:p/>
            <text:p>Examples of possible Solr Archive file names</text:p>
            <text:p><text:s text:c="2"/>dbpedi</text:p>
            <text:p>a.solrindex</text:p>
            <text:p><text:s text:c="2"/>geonames.solrindex.ref</text:p>
            <text:p><text:s text:c="2"/>customers.solrindex.tar.gz</text:p>
            <text:p/>
            <text:p>Notes </text:p>
            <text:p><text:s/>- IndexArchives are </text:p>
            <text:p>typically installed together with the SolrYard, Cache and ReferencedSite configuration. Current</text:p>
            <text:p>ly the preferred way to do this is by using special bundles as described by STANBOL-140.</text:p>
            <text:p/>
            <text:p><text:s/>- Th</text:p>
            <text:p>e Sling Installer Framework requires to have a copy of installed files within a private folder </text:p>
            <text:p>(usually "${sling-home}/installer"). This copy is used to check for changes in case the install</text:p>
            <text:p>ed file is updated. Managing a copy of a gib Solr index (possible several GByte in size) is not</text:p>
            <text:p><text:s/>ideal. Therefore it is strongly recommended to use Index data references ".solrindex.ref" file</text:p>
            <text:p>s in such cases. The DataFileProviderService does not have such limitation. In addition the Fil</text:p>
            <text:p>e containing the index data can be deleted after the successful initialization of the index.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3018323</text:p>
          </table:table-cell>
          <table:table-cell office:value-type="string">
            <text:p>Implemented with revision #1091050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5">
          <table:table-cell office:value-type="string">
            <text:p>12503235</text:p>
          </table:table-cell>
          <table:table-cell office:value-type="string">
            <text:p>STANBOL-140</text:p>
          </table:table-cell>
          <table:table-cell office:value-type="string">
            <text:p>Support for installing/configuring Stanbol Components based on data within an archive (includin</text:p>
            <text:p>g a Bundle)</text:p>
          </table:table-cell>
          <table:table-cell table:number-columns-repeated="1021"/>
        </table:table-row>
        <table:table-row table:style-name="ro9">
          <table:table-cell table:number-columns-repeated="3"/>
          <table:table-cell office:value-type="string">
            <text:p>13015217</text:p>
          </table:table-cell>
          <table:table-cell office:value-type="string">
            <text:p>Not a hard pre-requirement because assuming that such data are packaged with each Stanbol distr</text:p>
            <text:p>ibution one could also use the default configuration of the Stanbol launcher.</text:p>
            <text:p>However it would </text:p>
            <text:p>be needed if we would like to have the possibility that users could add/remove such data.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>
            <text:p>13018328</text:p>
          </table:table-cell>
          <table:table-cell office:value-type="string">
            <text:p>Regarding variant (2) installing/configuring from a jar archive</text:p>
            <text:p/>
            <text:p>After some tests with an early</text:p>
            <text:p><text:s/>prototype I think that this variant does not make very much sense because when running within </text:p>
            <text:p>an OSGI environment using a Bundle will be always preferable and outside of an OSGI framework t</text:p>
            <text:p>he whole Sling Installer framework would not work. Therefore I have stopped working on this var</text:p>
            <text:p>iant.</text:p>
            <text:p/>
            <text:p>The current state is that installing resources contained within a bundle is fully functi</text:p>
            <text:p>onal.</text:p>
            <text:p>Still missing is the support to uninstall resources in cases the bundle is UNINSTALLED.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13067299</text:p>
          </table:table-cell>
          <table:table-cell office:value-type="string">
            <text:p>Finally completed by adding support for uninstalling resources installed for a bundle if a bund</text:p>
            <text:p>le is stopped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03140</text:p>
          </table:table-cell>
          <table:table-cell office:value-type="string">
            <text:p>STANBOL-139</text:p>
          </table:table-cell>
          <table:table-cell office:value-type="string">
            <text:p>Sling launcher with all modules under the kres profile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3117984</text:p>
          </table:table-cell>
          <table:table-cell office:value-type="string">
            <text:p>kres launcher is now minimal and working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03124</text:p>
          </table:table-cell>
          <table:table-cell office:value-type="string">
            <text:p>STANBOL-138</text:p>
          </table:table-cell>
          <table:table-cell office:value-type="string">
            <text:p>Enhancer benchmark tool</text:p>
          </table:table-cell>
          <table:table-cell table:number-columns-repeated="1021"/>
        </table:table-row>
        <table:table-row table:style-name="ro8">
          <table:table-cell table:number-columns-repeated="3"/>
          <table:table-cell office:value-type="string">
            <text:p>13014745</text:p>
          </table:table-cell>
          <table:table-cell office:value-type="string">
            <text:p>First version implemented in revision 1087804 - work in progress, not added to the list of stan</text:p>
            <text:p>dard bundles yet.</text:p>
            <text:p/>
            <text:p>To test, install the enhancer/benchmark bundle and open http://localhost:808</text:p>
            <text:p>0/benchmark - displays a form that runs a simple example benchmark. Presentation is stil rough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13015450</text:p>
          </table:table-cell>
          <table:table-cell office:value-type="string">
            <text:p>Committed a better presentation in revision 1088621 and 1088624, and integrated in enhancer/lau</text:p>
            <text:p>ncher/full in revision 1088635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13016853</text:p>
          </table:table-cell>
          <table:table-cell office:value-type="string">
            <text:p>A screencast created with revision 1089862 is available at http://www.youtube.com/watch?v=QQ4G_</text:p>
            <text:p>mFLzVw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13078716</text:p>
          </table:table-cell>
          <table:table-cell office:value-type="string">
            <text:p>See also http://www.slideshare.net/bdelacretaz/bertrand-stanbolbenchmarksapril2011 for a set of</text:p>
            <text:p><text:s/>slides about thi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03101</text:p>
          </table:table-cell>
          <table:table-cell office:value-type="string">
            <text:p>STANBOL-137</text:p>
          </table:table-cell>
          <table:table-cell office:value-type="string">
            <text:p>Moving the refactored kres modules to the root of the project</text:p>
          </table:table-cell>
          <table:table-cell table:number-columns-repeated="1021"/>
        </table:table-row>
        <table:table-row table:style-name="ro10">
          <table:table-cell table:number-columns-repeated="3"/>
          <table:table-cell office:value-type="string">
            <text:p>13014557</text:p>
          </table:table-cell>
          <table:table-cell office:value-type="string">
            <text:p>All refactored kres modules have been moved to the root, except jersey and the dulcifier engine</text:p>
            <text:p>.</text:p>
            <text:p>Still todo the moving of ontologymanager/stor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02872</text:p>
          </table:table-cell>
          <table:table-cell office:value-type="string">
            <text:p>STANBOL-136</text:p>
          </table:table-cell>
          <table:table-cell office:value-type="string">
            <text:p>Stanbol Web GUI should consider configured alias when creating links</text:p>
          </table:table-cell>
          <table:table-cell table:number-columns-repeated="1021"/>
        </table:table-row>
        <table:table-row table:style-name="ro5">
          <table:table-cell table:number-columns-repeated="3"/>
          <table:table-cell office:value-type="string">
            <text:p>13012958</text:p>
          </table:table-cell>
          <table:table-cell office:value-type="string">
            <text:p>Fixed. The two changes on JSON-LD classes are not part of this fix but were committed accidenta</text:p>
            <text:p>lly. However, the JSON-LD changes should not break anything.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3014542</text:p>
          </table:table-cell>
          <table:table-cell office:value-type="string">
            <text:p>In r1086952 there are still broken links in the Web UI when reconfiguring the alias.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3121023</text:p>
          </table:table-cell>
          <table:table-cell office:value-type="string">
            <text:p>In may latest test when doing a version for IKS this problem seems to be fixed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02870</text:p>
          </table:table-cell>
          <table:table-cell office:value-type="string">
            <text:p>STANBOL-135</text:p>
          </table:table-cell>
          <table:table-cell office:value-type="string">
            <text:p>Ontology Manager - Store migration</text:p>
          </table:table-cell>
          <table:table-cell table:number-columns-repeated="1021"/>
        </table:table-row>
        <table:table-row table:style-name="ro9">
          <table:table-cell table:number-columns-repeated="3"/>
          <table:table-cell office:value-type="string">
            <text:p>13012970</text:p>
          </table:table-cell>
          <table:table-cell office:value-type="string">
            <text:p>Codes are imported from google code iks-project http://code.google.com/p/iks-project/source/bro</text:p>
            <text:p>wse/#svn/sandbox/persistencestore/trunk . </text:p>
            <text:p>Store's parent module will be updated so that stanbo</text:p>
            <text:p>l-parent will become new parent. Overlapping dependencies in store.parent will be removed.</text:p>
          </table:table-cell>
          <table:table-cell table:number-columns-repeated="1019"/>
        </table:table-row>
        <table:table-row table:style-name="ro8">
          <table:table-cell table:number-columns-repeated="3"/>
          <table:table-cell office:value-type="string">
            <text:p>13014468</text:p>
          </table:table-cell>
          <table:table-cell office:value-type="string">
            <text:p>Overlapping dependencies are removed.</text:p>
            <text:p>org.apache.stanbol.ontologymanager.store.adapter which co</text:p>
            <text:p>ntains an org.apache.stanbol.enhancer.servicesapi.Store implementation is removed from default </text:p>
            <text:p>build, due to unresolved dependency on org.apache.stanbol.enhancer.parent. Maybe this should be</text:p>
            <text:p><text:s/>addressed in another issue. 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>
            <text:p>13014476</text:p>
          </table:table-cell>
          <table:table-cell office:value-type="string">
            <text:p>Hi Cihan, all,</text:p>
            <text:p>I am moving the kres/ontologymanager module to the root of the project.</text:p>
            <text:p>I am not</text:p>
            <text:p><text:s/>moving kres/ontologymanager/store, but if you wish I can also do that.</text:p>
            <text:p/>
            <text:p>See also STANBOL-137</text:p>
            <text:p/>
            <text:p/>
            <text:p>Best</text:p>
            <text:p>Enrico</text:p>
            <text:p/>
            <text:p/>
            <text:p/>
            <text:p/>
            <text:p>-- </text:p>
            <text:p>Enrico Daga</text:p>
            <text:p/>
            <text:p>--</text:p>
            <text:p>http://www.enridaga.net</text:p>
            <text:p>skype: enri-pan</text:p>
            <text:p/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13014480</text:p>
          </table:table-cell>
          <table:table-cell office:value-type="string">
            <text:p>kres/ontologymanager/store has a stable build now. I think it would be better to include it in </text:p>
            <text:p>ontologymanager/store at root level.</text:p>
          </table:table-cell>
          <table:table-cell table:number-columns-repeated="1019"/>
        </table:table-row>
        <table:table-row table:style-name="ro29">
          <table:table-cell table:number-columns-repeated="3"/>
          <table:table-cell office:value-type="string">
            <text:p>13014702</text:p>
          </table:table-cell>
          <table:table-cell office:value-type="string">
            <text:p>Hi Cihan,</text:p>
            <text:p/>
            <text:p>I have moved ontologymanager/store to the Stanbol root and updated the store/parent </text:p>
            <text:p>reference so that it points correctly to the stanbol parent.</text:p>
            <text:p/>
            <text:p>There was a glitch that prevented</text:p>
            <text:p><text:s/>me from compiling launchers/fise (do you still need that with that name btw?): apparently the </text:p>
            <text:p>jdom artifact has changed name in Maven. Fixed that in build.xml</text:p>
            <text:p/>
            <text:p>I'd leave it to you to config</text:p>
            <text:p>ure the Stanbol reactor, or the ontologymanager reactor, to build the store automatically if yo</text:p>
            <text:p>u wish.</text:p>
          </table:table-cell>
          <table:table-cell table:number-columns-repeated="1019"/>
        </table:table-row>
        <table:table-row table:style-name="ro8">
          <table:table-cell table:number-columns-repeated="3"/>
          <table:table-cell office:value-type="string">
            <text:p>13014709</text:p>
          </table:table-cell>
          <table:table-cell office:value-type="string">
            <text:p>As for the "launchers/fise" issue, my HTTP refactoring branch will introduce toplevel launchers</text:p>
            <text:p><text:s/>so that we will be able to mutualize the launchers as well for different user profiles.</text:p>
            <text:p/>
            <text:p>I'll </text:p>
            <text:p>let you know when it's merged (maybe tonight, maybe tomorrow).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13016717</text:p>
          </table:table-cell>
          <table:table-cell office:value-type="string">
            <text:p>Unless further issues emerge, I would close this ticket once the ontologymanager/store module i</text:p>
            <text:p>s built in the Stanbol default profile.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3067609</text:p>
          </table:table-cell>
          <table:table-cell office:value-type="string">
            <text:p>Looks fixed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02868</text:p>
          </table:table-cell>
          <table:table-cell office:value-type="string">
            <text:p>STANBOL-134</text:p>
          </table:table-cell>
          <table:table-cell office:value-type="string">
            <text:p>The rules module must not have dependencies to reasoners</text:p>
          </table:table-cell>
          <table:table-cell table:number-columns-repeated="1021"/>
        </table:table-row>
        <table:table-row table:style-name="ro9">
          <table:table-cell table:number-columns-repeated="3"/>
          <table:table-cell office:value-type="string">
            <text:p>13013546</text:p>
          </table:table-cell>
          <table:table-cell office:value-type="string">
            <text:p>This was due to the rules/refactor APIs including methods for DL consistency checking in ontolo</text:p>
            <text:p>gy refactoring. </text:p>
            <text:p/>
            <text:p>That part of the API has now moved to reasoners/base.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3013880</text:p>
          </table:table-cell>
          <table:table-cell office:value-type="string">
            <text:p>Some other non-stanbol dependencies from the rules module can be cleaned up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02867</text:p>
          </table:table-cell>
          <table:table-cell office:value-type="string">
            <text:p>STANBOL-133</text:p>
          </table:table-cell>
          <table:table-cell office:value-type="string">
            <text:p>kres/jersey must be removed and its functionalities must rely on the top level jersey module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3034641</text:p>
          </table:table-cell>
          <table:table-cell office:value-type="string">
            <text:p>Fixed in rev #1089808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02855</text:p>
          </table:table-cell>
          <table:table-cell office:value-type="string">
            <text:p>STANBOL-132</text:p>
          </table:table-cell>
          <table:table-cell office:value-type="string">
            <text:p>Reengineer tests print errors (but pass...)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3012897</text:p>
          </table:table-cell>
          <table:table-cell office:value-type="string">
            <text:p>This is the same as STANBOL-129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02686</text:p>
          </table:table-cell>
          <table:table-cell office:value-type="string">
            <text:p>STANBOL-131</text:p>
          </table:table-cell>
          <table:table-cell office:value-type="string">
            <text:p>Empty graph is serialized as " }" instead of "{}" when using the JSON-LD serializer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number-columns-repeated="2" office:value-type="string">
            <text:p>NO COMMENT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02589</text:p>
          </table:table-cell>
          <table:table-cell office:value-type="string">
            <text:p>STANBOL-130</text:p>
          </table:table-cell>
          <table:table-cell office:value-type="string">
            <text:p>Removing other stanbol modules from ontologymanager, rules, reengineer and reasoners reactors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3012940</text:p>
          </table:table-cell>
          <table:table-cell office:value-type="string">
            <text:p>This task has dependencies on STANBOL-133 and STANBOL-134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02587</text:p>
          </table:table-cell>
          <table:table-cell office:value-type="string">
            <text:p>STANBOL-129</text:p>
          </table:table-cell>
          <table:table-cell office:value-type="string">
            <text:p>reengineer.xml throws exceptions, yet unit tests do not fail.</text:p>
          </table:table-cell>
          <table:table-cell table:number-columns-repeated="1021"/>
        </table:table-row>
        <table:table-row table:style-name="ro5">
          <table:table-cell table:number-columns-repeated="3"/>
          <table:table-cell office:value-type="string">
            <text:p>13123994</text:p>
          </table:table-cell>
          <table:table-cell office:value-type="string">
            <text:p>To close this issue, the test XML resource must be an Apache-licensed XML file along with its s</text:p>
            <text:p>chemas, and it must not cause Xerces error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02586</text:p>
          </table:table-cell>
          <table:table-cell office:value-type="string">
            <text:p>STANBOL-128</text:p>
          </table:table-cell>
          <table:table-cell office:value-type="string">
            <text:p>Refactoring the KReS Jersey module</text:p>
          </table:table-cell>
          <table:table-cell table:number-columns-repeated="1021"/>
        </table:table-row>
        <table:table-row table:style-name="ro10">
          <table:table-cell table:number-columns-repeated="3"/>
          <table:table-cell office:value-type="string">
            <text:p>13012075</text:p>
          </table:table-cell>
          <table:table-cell office:value-type="string">
            <text:p>At some point the remaining resources should be moved or substituted with ones provided by the </text:p>
            <text:p>common jersey module.</text:p>
            <text:p>The kres/jersey module must be at the end removed.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3046547</text:p>
          </table:table-cell>
          <table:table-cell office:value-type="string">
            <text:p>Fix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02584</text:p>
          </table:table-cell>
          <table:table-cell office:value-type="string">
            <text:p>STANBOL-127</text:p>
          </table:table-cell>
          <table:table-cell office:value-type="string">
            <text:p>Add README to reengineer module</text:p>
          </table:table-cell>
          <table:table-cell table:number-columns-repeated="1021"/>
        </table:table-row>
        <table:table-row table:style-name="ro10">
          <table:table-cell table:number-columns-repeated="3"/>
          <table:table-cell office:value-type="string">
            <text:p>13230480</text:p>
          </table:table-cell>
          <table:table-cell office:value-type="string">
            <text:p>This module has no active development at the moment. Should probably be moved in the contrib fo</text:p>
            <text:p>lder.</text:p>
            <text:p>Since we are going for a release, I change the status to LATER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02583</text:p>
          </table:table-cell>
          <table:table-cell office:value-type="string">
            <text:p>STANBOL-126</text:p>
          </table:table-cell>
          <table:table-cell office:value-type="string">
            <text:p>Add README to reasoners module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3144139</text:p>
          </table:table-cell>
          <table:table-cell office:value-type="string">
            <text:p>The Reasoners module has a README fil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02582</text:p>
          </table:table-cell>
          <table:table-cell office:value-type="string">
            <text:p>STANBOL-125</text:p>
          </table:table-cell>
          <table:table-cell office:value-type="string">
            <text:p>Add README to rules module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3230477</text:p>
          </table:table-cell>
          <table:table-cell office:value-type="string">
            <text:p>Should check if this issue have been resolved or not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02581</text:p>
          </table:table-cell>
          <table:table-cell office:value-type="string">
            <text:p>STANBOL-124</text:p>
          </table:table-cell>
          <table:table-cell office:value-type="string">
            <text:p>Add README to ontologymanager module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number-columns-repeated="2" office:value-type="string">
            <text:p>NO COMMENT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02580</text:p>
          </table:table-cell>
          <table:table-cell office:value-type="string">
            <text:p>STANBOL-123</text:p>
          </table:table-cell>
          <table:table-cell office:value-type="string">
            <text:p>Remove README.txt file in /kres folder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3068370</text:p>
          </table:table-cell>
          <table:table-cell office:value-type="string">
            <text:p>Obsolete: kres folder is gone and so is the README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02579</text:p>
          </table:table-cell>
          <table:table-cell office:value-type="string">
            <text:p>STANBOL-122</text:p>
          </table:table-cell>
          <table:table-cell office:value-type="string">
            <text:p>Delete install.sh files and lib and ext directories from kres</text:p>
          </table:table-cell>
          <table:table-cell table:number-columns-repeated="1021"/>
        </table:table-row>
        <table:table-row table:style-name="ro10">
          <table:table-cell table:number-columns-repeated="3"/>
          <table:table-cell office:value-type="string">
            <text:p>13012076</text:p>
          </table:table-cell>
          <table:table-cell office:value-type="string">
            <text:p>The directories lib and ext are not necessary any more. Now the owlapi, owl-link and hermit art</text:p>
            <text:p>ifcat are installed normally, so lib and ext can be deleted. The same for the two sh files (ins</text:p>
            <text:p>tall and heavyinstall), they are not necessary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02287</text:p>
          </table:table-cell>
          <table:table-cell office:value-type="string">
            <text:p>STANBOL-121</text:p>
          </table:table-cell>
          <table:table-cell office:value-type="string">
            <text:p>Refactor Stanbol welcome page and extract it into its own component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number-columns-repeated="2" office:value-type="string">
            <text:p>NO COMMENT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02282</text:p>
          </table:table-cell>
          <table:table-cell office:value-type="string">
            <text:p>STANBOL-120</text:p>
          </table:table-cell>
          <table:table-cell office:value-type="string">
            <text:p>Refactor HTTP Endpoint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3010640</text:p>
          </table:table-cell>
          <table:table-cell office:value-type="string">
            <text:p>The refactoring is done in the branch "http-endpoint-refactoring".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13010647</text:p>
          </table:table-cell>
          <table:table-cell office:value-type="string">
            <text:p>Correction: The bundle will be named 'org.apache.stanbol.commons.web' and be in commons/web dir</text:p>
            <text:p>ectory.</text:p>
          </table:table-cell>
          <table:table-cell table:number-columns-repeated="1019"/>
        </table:table-row>
        <table:table-row table:style-name="ro10">
          <table:table-cell table:number-columns-repeated="3"/>
          <table:table-cell office:value-type="string">
            <text:p>13012074</text:p>
          </table:table-cell>
          <table:table-cell office:value-type="string">
            <text:p>This issue is related to STANBOL-128. The jersey module within the /kres directory must be at t</text:p>
            <text:p>he end deleted and all shared dependencies from jersey should be placed in the global entry. ST</text:p>
            <text:p>ANBOL-128 should track the refactoring of that module.</text:p>
          </table:table-cell>
          <table:table-cell table:number-columns-repeated="1019"/>
        </table:table-row>
        <table:table-row table:style-name="ro24">
          <table:table-cell table:number-columns-repeated="3"/>
          <table:table-cell office:value-type="string">
            <text:p>13012234</text:p>
          </table:table-cell>
          <table:table-cell office:value-type="string">
            <text:p>Just a status update: I got the main WebFragment logics up and working for most of the enhancer</text:p>
            <text:p><text:s/>root resources. The NavigationMixin needs to be updated to be use new contributions defined as</text:p>
            <text:p><text:s/>a new method contributed throught the WebFragment as well, e.g. WebFragment#getMenuItems() or </text:p>
            <text:p>something.</text:p>
            <text:p/>
            <text:p>The ImplicitView system does not work anymore for some reason: I have to set explic</text:p>
            <text:p>it @GET methods that return a viewable on index instead... Not a big deal though.</text:p>
            <text:p/>
            <text:p>The welcome </text:p>
            <text:p>page should be externalized in another bundle, and the list of HTTP services (endpoints) should</text:p>
            <text:p><text:s/>be made dynamic too (based on the <text:s/>WebFragment#getMenuItems() with additional description / sh</text:p>
            <text:p>ort documentation?</text:p>
            <text:p/>
            <text:p>The integration tests need to be moved to the toplevel too: we can probably</text:p>
            <text:p><text:s/>get rid of the enhancer specific launchers too (or move them to the top level). Maybe this sho</text:p>
            <text:p>uld be addressed in another issue.</text:p>
            <text:p/>
            <text:p/>
            <text:p>Have a good night a see you tomorrow on IRC to get that is</text:p>
            <text:p>sue resolved :)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13012417</text:p>
          </table:table-cell>
          <table:table-cell office:value-type="string">
            <text:p>Before implementing the pluggable navigation, we need to extend the WebFragment interface to be</text:p>
            <text:p><text:s/>able register resources such as scrips and style sheets.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13012603</text:p>
          </table:table-cell>
          <table:table-cell office:value-type="string">
            <text:p>Incremental static resource registration is working fine, at last! Tomorrow I plan to move the </text:p>
            <text:p>default template, home resource and CSS into a dedicated bundle.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3012860</text:p>
          </table:table-cell>
          <table:table-cell office:value-type="string">
            <text:p>As Olivier does all the great work here, I assigned the issue to him. Thank you!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13012903</text:p>
          </table:table-cell>
          <table:table-cell office:value-type="string">
            <text:p>Fabian, I would not mind some help, for instance on the migrating the integration tests to the </text:p>
            <text:p>toplevel and writing more of them to test the default UI.</text:p>
          </table:table-cell>
          <table:table-cell table:number-columns-repeated="1019"/>
        </table:table-row>
        <table:table-row table:style-name="ro9">
          <table:table-cell table:number-columns-repeated="3"/>
          <table:table-cell office:value-type="string">
            <text:p>13015395</text:p>
          </table:table-cell>
          <table:table-cell office:value-type="string">
            <text:p>Branch merged to trunk: here is an quick overview of the new system:</text:p>
            <text:p/>
            <text:p>https://svn.apache.org/re</text:p>
            <text:p>pos/asf/incubator/stanbol/trunk/commons/web/README.txt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13015784</text:p>
          </table:table-cell>
          <table:table-cell office:value-type="string">
            <text:p>With the current build order in the reactor, a build with an empty local repo seems to fail upo</text:p>
            <text:p>n reaching the Enhancer Sling package.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13015787</text:p>
          </table:table-cell>
          <table:table-cell office:value-type="string">
            <text:p>Changed ractor POM upon discovering the &lt;modules&gt; tag defines an ordered list and Maven does no</text:p>
            <text:p>t parse Sling bundle manifests until it builds the launcher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02105</text:p>
          </table:table-cell>
          <table:table-cell office:value-type="string">
            <text:p>STANBOL-119</text:p>
          </table:table-cell>
          <table:table-cell office:value-type="string">
            <text:p>Use the Stanbol Parent for the Stanbol Entityhub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3011149</text:p>
          </table:table-cell>
          <table:table-cell office:value-type="string">
            <text:p>Jenkins build #74 worked by using the new versio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02037</text:p>
          </table:table-cell>
          <table:table-cell office:value-type="string">
            <text:p>STANBOL-118</text:p>
          </table:table-cell>
          <table:table-cell office:value-type="string">
            <text:p>Refactor the functionality to manage a Solr directory out of the EmbeddedSolrProvider</text:p>
          </table:table-cell>
          <table:table-cell table:number-columns-repeated="1021"/>
        </table:table-row>
        <table:table-row table:style-name="ro10">
          <table:table-cell table:number-columns-repeated="3"/>
          <table:table-cell office:value-type="string">
            <text:p>13011107</text:p>
          </table:table-cell>
          <table:table-cell office:value-type="string">
            <text:p>Resolved with #1085255:</text:p>
            <text:p/>
            <text:p>see the new SolrDirectoryManage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01936</text:p>
          </table:table-cell>
          <table:table-cell office:value-type="string">
            <text:p>STANBOL-117</text:p>
          </table:table-cell>
          <table:table-cell office:value-type="string">
            <text:p>Initialization of the Entityhub sometimes fails during integration tests</text:p>
          </table:table-cell>
          <table:table-cell table:number-columns-repeated="1021"/>
        </table:table-row>
        <table:table-row table:style-name="ro21">
          <table:table-cell table:number-columns-repeated="3"/>
          <table:table-cell office:value-type="string">
            <text:p>13009086</text:p>
          </table:table-cell>
          <table:table-cell office:value-type="string">
            <text:p>&gt; The important thing would be to understand why the EmbeddedSolrServerProvider gets unregister</text:p>
            <text:p>ed in (3) </text:p>
            <text:p>&gt; and than registered again in (6). </text:p>
            <text:p/>
            <text:p>This happens sometimes with SCR services, the </text:p>
            <text:p>framework tries to start one, finds out that some dependencies are missing and stops and restar</text:p>
            <text:p>ts to try again later.</text:p>
            <text:p/>
            <text:p>In this case, does the state become stable later? </text:p>
            <text:p/>
            <text:p>If yes, the simples</text:p>
            <text:p>t is probably for the tests to retry until this stable state is reached.</text:p>
            <text:p/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13009116</text:p>
          </table:table-cell>
          <table:table-cell office:value-type="string">
            <text:p>&gt; In this case, does the state become stable later?</text:p>
            <text:p/>
            <text:p>yes ... actually it is also "unstable" for</text:p>
            <text:p><text:s/>2-3ms</text:p>
            <text:p/>
            <text:p>&gt;</text:p>
            <text:p>&gt; If yes, the simplest is probably for the tests to retry until this stable state is </text:p>
            <text:p>reached.</text:p>
            <text:p/>
            <text:p>The problem is that the SolrServerProviderManager uses</text:p>
            <text:p/>
            <text:p><text:s text:c="4"/>@Reference(</text:p>
            <text:p><text:s text:c="8"/>refer</text:p>
            <text:p>enceInterface=SolrServerProvider.class,</text:p>
            <text:p><text:s text:c="8"/>strategy=ReferenceStrategy.EVENT,</text:p>
            <text:p><text:s text:c="8"/>polic</text:p>
            <text:p>y=ReferencePolicy.DYNAMIC,</text:p>
            <text:p><text:s text:c="8"/>cardinality=ReferenceCardinality.MANDATORY_MULTIPLE,</text:p>
            <text:p><text:s text:c="7"/></text:p>
            <text:p><text:s/>bind="addSolrProvider",unbind="removeSolrProvider")</text:p>
            <text:p><text:s text:c="4"/>private Map&lt;Type,List&lt;SolrServerProvid</text:p>
            <text:p>er&gt;&gt; solrServerProviders = </text:p>
            <text:p><text:s text:c="8"/>Collections.synchronizedMap(new EnumMap&lt;Type,List&lt;SolrServe</text:p>
            <text:p>rProvider&gt;&gt;(Type.class));</text:p>
            <text:p/>
            <text:p>So with the current design it is not possible to define something li</text:p>
            <text:p>ke a "stable" and an "unstable" state. For some milliseconds there is just a state where the Ma</text:p>
            <text:p>nager is not able to create an EmbeddedSolrServer because no SolrServerProvider for that type i</text:p>
            <text:p>s registered.</text:p>
            <text:p/>
            <text:p>To define the state as "unstable" when no SolrServerProvider for Type.EMBEDDED i</text:p>
            <text:p>s present I would need to change the design. e.g. by directly declaring references to the two S</text:p>
            <text:p>olrServerProvider implementations.</text:p>
            <text:p/>
            <text:p>best</text:p>
            <text:p>Rupert</text:p>
          </table:table-cell>
          <table:table-cell table:number-columns-repeated="1019"/>
        </table:table-row>
        <table:table-row table:style-name="ro22">
          <table:table-cell table:number-columns-repeated="3"/>
          <table:table-cell office:value-type="string">
            <text:p>13009148</text:p>
          </table:table-cell>
          <table:table-cell office:value-type="string">
            <text:p>More details for the reason(s) that cause this Issue:</text:p>
            <text:p/>
            <text:p>The reason why the EmbeddedSolrProvider </text:p>
            <text:p>is restarted by the SCR is because it is first activated with the default value </text:p>
            <text:p>org.apache.sta</text:p>
            <text:p>nbol.entityhub.yard.solr.embedded.solrDataDir=indexes</text:p>
            <text:p/>
            <text:p>and a second time when the sling launchp</text:p>
            <text:p>ad parses the configurations the the ConfigurationAdmin service - this time with the value</text:p>
            <text:p>org.</text:p>
            <text:p>apache.stanbol.entityhub.yard.solr.embedded.solrDataDir=${user.dir}/sling/entityhub/solrYard/in</text:p>
            <text:p>dexes</text:p>
            <text:p/>
            <text:p>At the time the sling launchpad parses the configurations a lot of different components </text:p>
            <text:p>are initialised simultaneously therefore there is a good change that the case described by this</text:p>
            <text:p><text:s/>issue occurs.</text:p>
            <text:p/>
            <text:p/>
            <text:p>I think the best solution for this is to remove the functionality of managing </text:p>
            <text:p>the internal SolrIndex from the EmbeddedSolrProvider to an other separate/new component. This w</text:p>
            <text:p>ould be anyway be more modular than the current solution and in addition it would allow to remo</text:p>
            <text:p>ve the need to provide any kind of configuration for the EmbeddedSolrProvider.</text:p>
            <text:p/>
            <text:p>I plan to start</text:p>
            <text:p><text:s/>with the necessary changes tomorrow.</text:p>
          </table:table-cell>
          <table:table-cell table:number-columns-repeated="1019"/>
        </table:table-row>
        <table:table-row table:style-name="ro11">
          <table:table-cell table:number-columns-repeated="3"/>
          <table:table-cell office:value-type="string">
            <text:p>13011108</text:p>
          </table:table-cell>
          <table:table-cell office:value-type="string">
            <text:p>#1085255 solves the Issue described above.</text:p>
            <text:p>In addition it solves an other problem that has caus</text:p>
            <text:p>ed sometimes the initialization of the Entityhub. This typically happened only if the /sling fo</text:p>
            <text:p>lder was not already present before the start (because that the initialization of the SolrYard </text:p>
            <text:p>takes longer).</text:p>
            <text:p/>
            <text:p>Will wait for the next hudson build and have a look at the log files before mar</text:p>
            <text:p>king this as Resolved</text:p>
            <text:p/>
            <text:p>best Rupert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13011148</text:p>
          </table:table-cell>
          <table:table-cell office:value-type="string">
            <text:p>checked the logs of build #74 ...</text:p>
            <text:p><text:s/>... everything worked as exp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01877</text:p>
          </table:table-cell>
          <table:table-cell office:value-type="string">
            <text:p>STANBOL-116</text:p>
          </table:table-cell>
          <table:table-cell office:value-type="string">
            <text:p>Have each KReS component manage stores individually</text:p>
          </table:table-cell>
          <table:table-cell table:number-columns-repeated="1021"/>
        </table:table-row>
        <table:table-row table:style-name="ro9">
          <table:table-cell table:number-columns-repeated="3"/>
          <table:table-cell office:value-type="string">
            <text:p>13013574</text:p>
          </table:table-cell>
          <table:table-cell office:value-type="string">
            <text:p>Storage bundles are now gone, and storage management is performed internally by ontology and ru</text:p>
            <text:p>le managers. Closing.</text:p>
            <text:p/>
            <text:p>The issue can be reopened should refinements be requested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5">
          <table:table-cell office:value-type="string">
            <text:p>12501495</text:p>
          </table:table-cell>
          <table:table-cell office:value-type="string">
            <text:p>STANBOL-115</text:p>
          </table:table-cell>
          <table:table-cell office:value-type="string">
            <text:p>Provide Default Configuration and Automatic Initialization for the Entityhub in the Stanbol Enh</text:p>
            <text:p>ancer Full Launcher</text:p>
          </table:table-cell>
          <table:table-cell table:number-columns-repeated="1021"/>
        </table:table-row>
        <table:table-row table:style-name="ro11">
          <table:table-cell table:number-columns-repeated="3"/>
          <table:table-cell office:value-type="string">
            <text:p>13007116</text:p>
          </table:table-cell>
          <table:table-cell office:value-type="string">
            <text:p>with revision #1081910 the full launcher of the Stanbol Enhancer starts up a "ready to use" ver</text:p>
            <text:p>sion of</text:p>
            <text:p><text:s/>- the Entityhub</text:p>
            <text:p><text:s/>- a ReferencedSite for DBpedia.org (remote access &amp; search, local cac</text:p>
            <text:p>hing of accessed entities</text:p>
            <text:p><text:s/>- EntityTagging Enhancement Engine using the DBPedia.org ReferencedS</text:p>
            <text:p>ite</text:p>
            <text:p/>
            <text:p>Note that bundling of local index for dbPedia and dbPediaTopics is covered by STANBOL-93 a</text:p>
            <text:p>nd STANBOL-92 and not part of this one.</text:p>
          </table:table-cell>
          <table:table-cell table:number-columns-repeated="1019"/>
        </table:table-row>
        <table:table-row table:style-name="ro8">
          <table:table-cell table:number-columns-repeated="3"/>
          <table:table-cell office:value-type="string">
            <text:p>13007197</text:p>
          </table:table-cell>
          <table:table-cell office:value-type="string">
            <text:p>Could you suggest an integration test that we could add under enhancer/integration-tests to ver</text:p>
            <text:p>ify that this config is correctly activated?</text:p>
            <text:p/>
            <text:p>If you can supply a curl/http scenario I'm happy </text:p>
            <text:p>to write the test class(es), or feel free to write it based on the existing ones. </text:p>
          </table:table-cell>
          <table:table-cell table:number-columns-repeated="1019"/>
        </table:table-row>
        <table:table-row table:style-name="ro29">
          <table:table-cell table:number-columns-repeated="3"/>
          <table:table-cell office:value-type="string">
            <text:p>13007357</text:p>
          </table:table-cell>
          <table:table-cell office:value-type="string">
            <text:p>This configuration requires the DBpedia.org SPARQL endpoint to be up and running to search for </text:p>
            <text:p>Entities and download them if they are not in the local cache (and the cache will be empty duri</text:p>
            <text:p>ng the integration test).</text:p>
            <text:p>However I could add checks for the "org.apache.stanbol.*ReferencedSit</text:p>
            <text:p>eEntityTaggingEnhancementEngine" and an additional call to "http://localhost:8080/entityhub/sit</text:p>
            <text:p>es/referenced" with the result "http:\/\/*\/entityhub\/site\/dbPedia\/" to the EnhancerTestBase</text:p>
            <text:p>.checkEnginesReady() method.</text:p>
            <text:p>This will not require the remote service to be available and still</text:p>
            <text:p><text:s/>validate the configuration.</text:p>
            <text:p/>
            <text:p>In addition I could alter/update the DefaultConfigTest to check f</text:p>
            <text:p>or the new configuration files</text:p>
          </table:table-cell>
          <table:table-cell table:number-columns-repeated="1019"/>
        </table:table-row>
        <table:table-row table:style-name="ro8">
          <table:table-cell table:number-columns-repeated="3"/>
          <table:table-cell office:value-type="string">
            <text:p>13007390</text:p>
          </table:table-cell>
          <table:table-cell office:value-type="string">
            <text:p>I was more looking at testing a use case of this new components, is that possible out of the bo</text:p>
            <text:p>x?</text:p>
            <text:p/>
            <text:p>Otherwise as you say the test can just check that the components are present, but if the te</text:p>
            <text:p>st is also an usage example that's much better</text:p>
          </table:table-cell>
          <table:table-cell table:number-columns-repeated="1019"/>
        </table:table-row>
        <table:table-row table:style-name="ro34">
          <table:table-cell table:number-columns-repeated="3"/>
          <table:table-cell office:value-type="string">
            <text:p>13007396</text:p>
          </table:table-cell>
          <table:table-cell office:value-type="string">
            <text:p>I would rather do that within STANBOL-92, because this issue is about packing also a local inde</text:p>
            <text:p>x that can be used in combination with the ReferencedSiteEntityTaggingEnhancementEngine. Than s</text:p>
            <text:p>uch an integration test can run offline and there would be no danger to make Hudson unhappy if </text:p>
            <text:p>the SPARQL service at dbpedia.org is unavailable.</text:p>
            <text:p/>
            <text:p>In addition as soon as STANBOL-92 is resolve</text:p>
            <text:p>d we can also</text:p>
            <text:p><text:s/>- remove the Autotagger</text:p>
            <text:p><text:s/>- replace the EntityMentionEnhancementEngine with the R</text:p>
            <text:p>eferencedSiteEntityTaggingEnhancementEngine</text:p>
            <text:p><text:s/>- remove the CachingDereferencerEngine</text:p>
            <text:p><text:s/>- replace </text:p>
            <text:p>the EntityCacheProvider with Entityhub functionality or provide an EntityCacheProvider implemen</text:p>
            <text:p>tation based on the Entityhub</text:p>
            <text:p/>
            <text:p/>
            <text:p>BTW: I have added the checks for the configured ReferencedSiteE</text:p>
            <text:p>ntityTaggingEnhancementEngine and the dbPedia ReferencedSite to the EnhancerTestBase.checkEngin</text:p>
            <text:p>esReady() method with revision #1082095</text:p>
          </table:table-cell>
          <table:table-cell table:number-columns-repeated="1019"/>
        </table:table-row>
        <table:table-row table:style-name="ro9">
          <table:table-cell table:number-columns-repeated="3"/>
          <table:table-cell office:value-type="string">
            <text:p>13007407</text:p>
          </table:table-cell>
          <table:table-cell office:value-type="string">
            <text:p>Ok, adding tests as part of STANBOL-92 makes perfect sense, thanks for the explanation! </text:p>
            <text:p/>
            <text:p>Marki</text:p>
            <text:p>ng this issue resolved again, sorry for the noise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01373</text:p>
          </table:table-cell>
          <table:table-cell office:value-type="string">
            <text:p>STANBOL-114</text:p>
          </table:table-cell>
          <table:table-cell office:value-type="string">
            <text:p>Duplicate source code of Apache Xerces in KReS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3006499</text:p>
          </table:table-cell>
          <table:table-cell office:value-type="string">
            <text:p>I removed the classes of Xerces from eu.iksproject.kres.semion.reengineer.xml.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3012066</text:p>
          </table:table-cell>
          <table:table-cell office:value-type="string">
            <text:p>The above comment means this has been fixed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01025</text:p>
          </table:table-cell>
          <table:table-cell office:value-type="string">
            <text:p>STANBOL-113</text:p>
          </table:table-cell>
          <table:table-cell office:value-type="string">
            <text:p>KReS Jersey unit tests modify a source ontology</text:p>
          </table:table-cell>
          <table:table-cell table:number-columns-repeated="1021"/>
        </table:table-row>
        <table:table-row table:style-name="ro5">
          <table:table-cell table:number-columns-repeated="3"/>
          <table:table-cell office:value-type="string">
            <text:p>13034643</text:p>
          </table:table-cell>
          <table:table-cell office:value-type="string">
            <text:p>Since this module has been moved/renamed (see STANBOL-133) it is not clear if this bug is still</text:p>
            <text:p><text:s/>there. Can someone check?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3034680</text:p>
          </table:table-cell>
          <table:table-cell office:value-type="string">
            <text:p>Not occurring any longer. Marking the bug as obsolete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01003</text:p>
          </table:table-cell>
          <table:table-cell office:value-type="string">
            <text:p>STANBOL-112</text:p>
          </table:table-cell>
          <table:table-cell office:value-type="string">
            <text:p>Inappropriate usage of OntologyInputSource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number-columns-repeated="2" office:value-type="string">
            <text:p>NO COMMENT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00443</text:p>
          </table:table-cell>
          <table:table-cell office:value-type="string">
            <text:p>STANBOL-111</text:p>
          </table:table-cell>
          <table:table-cell office:value-type="string">
            <text:p>Forward Chaining in Semion Refactorer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number-columns-repeated="2" office:value-type="string">
            <text:p>NO COMMENT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00441</text:p>
          </table:table-cell>
          <table:table-cell office:value-type="string">
            <text:p>STANBOL-110</text:p>
          </table:table-cell>
          <table:table-cell office:value-type="string">
            <text:p>Add default OSGi configurations to the Stanbol runnable jars</text:p>
          </table:table-cell>
          <table:table-cell table:number-columns-repeated="1021"/>
        </table:table-row>
        <table:table-row table:style-name="ro16">
          <table:table-cell table:number-columns-repeated="3"/>
          <table:table-cell office:value-type="string">
            <text:p>13002705</text:p>
          </table:table-cell>
          <table:table-cell office:value-type="string">
            <text:p>I have added an example default config the enhancer full launcher in revision 1078044</text:p>
            <text:p/>
            <text:p>This inc</text:p>
            <text:p>ludes the org.apache.sling.installer.core bundle which allows bundles,configs and other things </text:p>
            <text:p>to be installed from various sources (files, persistent storage etc) - but right now the only a</text:p>
            <text:p>ctive source is Sling's LaunchpadConfigInstaller which gets configs from the runnable jar's res</text:p>
            <text:p>ources/config folder.</text:p>
            <text:p/>
            <text:p>With this change, the enhancer now has a default config visible at http:</text:p>
            <text:p>//localhost:8080/system/console/configMgr/org.apache.stanbol.examples.ExampleBootstrapConfig wh</text:p>
            <text:p>ich contains</text:p>
            <text:p/>
            <text:p>anotherValue = <text:s/>This is AnotherValue.</text:p>
            <text:p>message = <text:s/>This test config should be loade</text:p>
            <text:p>d at startup</text:p>
            <text:p>org.apache.sling.installer.osgi.path = <text:s/>launchpad:resources/config/org.apache.stan</text:p>
            <text:p>bol.examples.ExampleBootstrapConfig.cfg</text:p>
            <text:p/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00426</text:p>
          </table:table-cell>
          <table:table-cell office:value-type="string">
            <text:p>STANBOL-109</text:p>
          </table:table-cell>
          <table:table-cell office:value-type="string">
            <text:p>Make EntityMentionEngine able to resolve entities without a selection context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number-columns-repeated="2" office:value-type="string">
            <text:p>NO COMMENT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00424</text:p>
          </table:table-cell>
          <table:table-cell office:value-type="string">
            <text:p>STANBOL-108</text:p>
          </table:table-cell>
          <table:table-cell office:value-type="string">
            <text:p>KReS Rule language expressivity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3002561</text:p>
          </table:table-cell>
          <table:table-cell office:value-type="string">
            <text:p>I have already implemented most of the code changes and I will commit them soon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500073</text:p>
          </table:table-cell>
          <table:table-cell office:value-type="string">
            <text:p>STANBOL-107</text:p>
          </table:table-cell>
          <table:table-cell office:value-type="string">
            <text:p>semantic description of the engines</text:p>
          </table:table-cell>
          <table:table-cell table:number-columns-repeated="1021"/>
        </table:table-row>
        <table:table-row table:style-name="ro5">
          <table:table-cell table:number-columns-repeated="3"/>
          <table:table-cell office:value-type="string">
            <text:p>13000987</text:p>
          </table:table-cell>
          <table:table-cell office:value-type="string">
            <text:p>Some examples should be setup from existing engines, as ogrisel suggester. Don't do it now sinc</text:p>
            <text:p>e there are lot of ways to do it and I - personally - want to think more about it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499907</text:p>
          </table:table-cell>
          <table:table-cell office:value-type="string">
            <text:p>STANBOL-106</text:p>
          </table:table-cell>
          <table:table-cell office:value-type="string">
            <text:p>Add a system framework bundle to export the visibility to various JDK packages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3000426</text:p>
          </table:table-cell>
          <table:table-cell office:value-type="string">
            <text:p>fixed: so far the bundles includes internal JVM packages useful for the new java WS framework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499810</text:p>
          </table:table-cell>
          <table:table-cell office:value-type="string">
            <text:p>STANBOL-105</text:p>
          </table:table-cell>
          <table:table-cell office:value-type="string">
            <text:p>Support Multi-Site Scripting via Cross-Origin Resource Sharing</text:p>
          </table:table-cell>
          <table:table-cell table:number-columns-repeated="1021"/>
        </table:table-row>
        <table:table-row table:style-name="ro14">
          <table:table-cell table:number-columns-repeated="3"/>
          <table:table-cell office:value-type="string">
            <text:p>13119217</text:p>
          </table:table-cell>
          <table:table-cell office:value-type="string">
            <text:p>Added Support for CORS Allow-Origin and preflight requests.</text:p>
            <text:p/>
            <text:p>The Origin globally allowed by Sta</text:p>
            <text:p>nbol are configured with the JesreyEndpoint component. If '*' is configured, than all origins a</text:p>
            <text:p>re allowed and "Access-Control-Allow-Origin: * " will be returned in CORS enabled responses. Ot</text:p>
            <text:p>herwise the Origin is checked with equals to the configured list.</text:p>
            <text:p/>
            <text:p>Currently the /enhance and t</text:p>
            <text:p>he /entityhub services are CORS enabled. The other services do currently not support CORS</text:p>
          </table:table-cell>
          <table:table-cell table:number-columns-repeated="1019"/>
        </table:table-row>
        <table:table-row table:style-name="ro8">
          <table:table-cell table:number-columns-repeated="3"/>
          <table:table-cell office:value-type="string">
            <text:p>13120978</text:p>
          </table:table-cell>
          <table:table-cell office:value-type="string">
            <text:p>Fixed with revision 1179160</text:p>
            <text:p/>
            <text:p>A test installation with the new Multi-Site Scripting capability i</text:p>
            <text:p>s already available at</text:p>
            <text:p>http://dev.iks-project.eu/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3125793</text:p>
          </table:table-cell>
          <table:table-cell office:value-type="string">
            <text:p>Ontology Manager, Reasoners, Reengineer and Rules (formerly KReS) also need to support CORS.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3221021</text:p>
          </table:table-cell>
          <table:table-cell office:value-type="string">
            <text:p>WIth #1296275, this issue was fixed for the Ontology Manager.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3229959</text:p>
          </table:table-cell>
          <table:table-cell office:value-type="string">
            <text:p>I have added CORS support for the FactStore.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3231036</text:p>
          </table:table-cell>
          <table:table-cell office:value-type="string">
            <text:p>KReS.cors.patch adds CORS support for KReS components and removes System.out prin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3529813</text:p>
          </table:table-cell>
          <table:table-cell office:value-type="string">
            <text:p>Can this be seen as resolved? I think it was tested intensively by Melanie.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3530924</text:p>
          </table:table-cell>
          <table:table-cell office:value-type="string">
            <text:p>I agree with Fabian that this can be marked as resolved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499484</text:p>
          </table:table-cell>
          <table:table-cell office:value-type="string">
            <text:p>STANBOL-104</text:p>
          </table:table-cell>
          <table:table-cell office:value-type="string">
            <text:p>Fix remaining mixed case java package names</text:p>
          </table:table-cell>
          <table:table-cell table:number-columns-repeated="1021"/>
        </table:table-row>
        <table:table-row table:style-name="ro10">
          <table:table-cell table:number-columns-repeated="3"/>
          <table:table-cell office:value-type="string">
            <text:p>13002610</text:p>
          </table:table-cell>
          <table:table-cell office:value-type="string">
            <text:p>Rupert I can do this (under Linux) if this is too tedious to do it under MasOSX. Just tell me w</text:p>
            <text:p>hen to do it. I don't want to impact any ongoing unchecked in work on your side on those packag</text:p>
            <text:p>es.</text:p>
          </table:table-cell>
          <table:table-cell table:number-columns-repeated="1019"/>
        </table:table-row>
        <table:table-row table:style-name="ro8">
          <table:table-cell table:number-columns-repeated="3"/>
          <table:table-cell office:value-type="string">
            <text:p>13002963</text:p>
          </table:table-cell>
          <table:table-cell office:value-type="string">
            <text:p>Would be great if you could do that. Currently I have no local changes in the according package</text:p>
            <text:p>s that would need to be merged.</text:p>
            <text:p/>
            <text:p>thx in advance</text:p>
            <text:p>Ruper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3011242</text:p>
          </table:table-cell>
          <table:table-cell office:value-type="string">
            <text:p>fixed in trunk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499470</text:p>
          </table:table-cell>
          <table:table-cell office:value-type="string">
            <text:p>STANBOL-103</text:p>
          </table:table-cell>
          <table:table-cell office:value-type="string">
            <text:p>Make OSGi properties display human readable name in the Felix system console</text:p>
          </table:table-cell>
          <table:table-cell table:number-columns-repeated="1021"/>
        </table:table-row>
        <table:table-row table:style-name="ro6">
          <table:table-cell table:number-columns-repeated="3"/>
          <table:table-cell office:value-type="string">
            <text:p>12998292</text:p>
          </table:table-cell>
          <table:table-cell office:value-type="string">
            <text:p>This is done via OSGi metatype, see for example http://svn.apache.org/repos/asf/sling/trunk/bun</text:p>
            <text:p>dles/engine :</text:p>
            <text:p/>
            <text:p>src/main/java/org/apache/sling/engine/impl/SlingMainServlet.java has</text:p>
            <text:p>@Component(</text:p>
            <text:p>immediate = true, metatype = true...</text:p>
            <text:p/>
            <text:p>and ./src/main/resources/OSGI-INF/metatype/metatype.prope</text:p>
            <text:p>rties defines the user-friendly names.</text:p>
            <text:p/>
            <text:p/>
          </table:table-cell>
          <table:table-cell table:number-columns-repeated="1019"/>
        </table:table-row>
        <table:table-row table:style-name="ro12">
          <table:table-cell table:number-columns-repeated="3"/>
          <table:table-cell office:value-type="string">
            <text:p>12998434</text:p>
          </table:table-cell>
          <table:table-cell office:value-type="string">
            <text:p>Ok thanks for the info. I have updated the NamedEntityExtractionEnhancementEngine component to </text:p>
            <text:p>use the same naming conventions as sling (a bit shorter that the fully qualified names) in svn </text:p>
            <text:p>revision 1073812.</text:p>
            <text:p/>
            <text:p>All the the other Stanbol components need an update. When working on this pl</text:p>
            <text:p>ease add comment to this issue to track the progress.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2999437</text:p>
          </table:table-cell>
          <table:table-cell office:value-type="string">
            <text:p>Do you mean "adding the metatype.properties" or "changing the naming conversions"? 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2999438</text:p>
          </table:table-cell>
          <table:table-cell office:value-type="string">
            <text:p>I meant "adding the metatype.properties".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3223396</text:p>
          </table:table-cell>
          <table:table-cell office:value-type="string">
            <text:p>All components should now have readable name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499380</text:p>
          </table:table-cell>
          <table:table-cell office:value-type="string">
            <text:p>STANBOL-102</text:p>
          </table:table-cell>
          <table:table-cell office:value-type="string">
            <text:p>Make the NER enhancement engine able to use different models for different languages</text:p>
          </table:table-cell>
          <table:table-cell table:number-columns-repeated="1021"/>
        </table:table-row>
        <table:table-row table:style-name="ro24">
          <table:table-cell table:number-columns-repeated="3"/>
          <table:table-cell office:value-type="string">
            <text:p>13180353</text:p>
          </table:table-cell>
          <table:table-cell office:value-type="string">
            <text:p>I will implement this similar to the KeywordLinkingEngine.</text:p>
            <text:p/>
            <text:p>Two Options:</text:p>
            <text:p/>
            <text:p>* Default Language: I</text:p>
            <text:p>f configured this is used as default if no language was detected for a text (e.g. if no languag</text:p>
            <text:p>e detection engine is active)</text:p>
            <text:p>* Processed Languages: Allows to configure a list of languages th</text:p>
            <text:p>at are processed by an engine instance. If empty or not present all languages are processed. Th</text:p>
            <text:p>is allows to create multiple instances of the NER engine (with different configurations) that d</text:p>
            <text:p>o only process some specific languages.</text:p>
            <text:p/>
            <text:p>In addition I will change this Entinge to use the Conf</text:p>
            <text:p>igurationFactory. This will allow multiple instances to be configured and include a default con</text:p>
            <text:p>figuration with the default values for default language (none) and processed languages (any) wi</text:p>
            <text:p>thin the stanbol launchers.</text:p>
            <text:p/>
            <text:p>The base framework that allows to dynamically load OpenNLP NER mod</text:p>
            <text:p>els for different languages was already implemented in the meantime by the OpenNLP utility (par</text:p>
            <text:p>t of <text:s/>org.apache.stanbol.commons.opennlp module).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3180371</text:p>
          </table:table-cell>
          <table:table-cell office:value-type="string">
            <text:p>Looks great. +1.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3180646</text:p>
          </table:table-cell>
          <table:table-cell office:value-type="string">
            <text:p>This changes will also require the activation of the LangId engine in the Stable Launcher.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3181319</text:p>
          </table:table-cell>
          <table:table-cell office:value-type="string">
            <text:p>Implemented with revision #1228163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499319</text:p>
          </table:table-cell>
          <table:table-cell office:value-type="string">
            <text:p>STANBOL-101</text:p>
          </table:table-cell>
          <table:table-cell office:value-type="string">
            <text:p>Better control of returned format</text:p>
          </table:table-cell>
          <table:table-cell table:number-columns-repeated="1021"/>
        </table:table-row>
        <table:table-row table:style-name="ro5">
          <table:table-cell table:number-columns-repeated="3"/>
          <table:table-cell office:value-type="string">
            <text:p>12997747</text:p>
          </table:table-cell>
          <table:table-cell office:value-type="string">
            <text:p>It turns out that 'application/json' and 'application/rdf+json' returns the results in the same</text:p>
            <text:p><text:s/>format.</text:p>
          </table:table-cell>
          <table:table-cell table:number-columns-repeated="1019"/>
        </table:table-row>
        <table:table-row table:style-name="ro56">
          <table:table-cell table:number-columns-repeated="3"/>
          <table:table-cell office:value-type="string">
            <text:p>12997748</text:p>
          </table:table-cell>
          <table:table-cell office:value-type="string">
            <text:p>curl -X POST -H "Accept: application/rdf+nt" -H "Content-type: text/plain" --data "Fise can det</text:p>
            <text:p>ect famous cities such as Paris." http://localhost:8080/engines/</text:p>
            <text:p/>
            <text:p>throws an exception</text:p>
            <text:p/>
            <text:p>22.02.20</text:p>
            <text:p>11 12:10:35 com.sun.jersey.spi.container.ContainerResponse write</text:p>
            <text:p>SCHWERWIEGEND: A message body </text:p>
            <text:p>writer for Java class org.apache.clerezza.rdf.core.impl.SimpleMGraph, and Java type class org.a</text:p>
            <text:p>pache.clerezza.rdf.core.impl.SimpleMGraph, and MIME media type application/octet-stream was not</text:p>
            <text:p><text:s/>found</text:p>
            <text:p>22.02.2011 12:10:35 com.sun.jersey.spi.container.ContainerResponse traceException</text:p>
            <text:p>SCHWER</text:p>
            <text:p>WIEGEND: Mapped exception to response: 500 (Internal Server Error)</text:p>
            <text:p>javax.ws.rs.WebApplicationEx</text:p>
            <text:p>ception</text:p>
            <text:p><text:tab/>at com.sun.jersey.spi.container.ContainerResponse.write(ContainerResponse.java:267)</text:p>
            <text:p><text:tab/>a</text:p>
            <text:p>t com.sun.jersey.server.impl.application.WebApplicationImpl._handleRequest(WebApplicationImpl.j</text:p>
            <text:p>ava:1035)</text:p>
            <text:p><text:tab/>at com.sun.jersey.server.impl.application.WebApplicationImpl.handleRequest(WebApplic</text:p>
            <text:p>ationImpl.java:947)</text:p>
            <text:p><text:tab/>at com.sun.jersey.server.impl.application.WebApplicationImpl.handleRequest</text:p>
            <text:p>(WebApplicationImpl.java:938)</text:p>
            <text:p><text:tab/>at com.sun.jersey.spi.container.servlet.WebComponent.service(Web</text:p>
            <text:p>Component.java:399)</text:p>
            <text:p><text:tab/>at com.sun.jersey.spi.container.servlet.ServletContainer.service(ServletCo</text:p>
            <text:p>ntainer.java:478)</text:p>
            <text:p><text:tab/>at com.sun.jersey.spi.container.servlet.ServletContainer.service(ServletCont</text:p>
            <text:p>ainer.java:663)</text:p>
            <text:p><text:tab/>at javax.servlet.http.HttpServlet.service(HttpServlet.java:820)</text:p>
            <text:p><text:tab/>at org.apache</text:p>
            <text:p>.felix.http.base.internal.handler.ServletHandler.doHandle(ServletHandler.java:91)</text:p>
            <text:p><text:tab/>at org.apach</text:p>
            <text:p>e.felix.http.base.internal.handler.ServletHandler.handle(ServletHandler.java:77)</text:p>
            <text:p><text:tab/>at org.apache</text:p>
            <text:p>.felix.http.base.internal.dispatch.ServletPipeline.handle(ServletPipeline.java:42)</text:p>
            <text:p><text:tab/>at org.apac</text:p>
            <text:p>he.felix.http.base.internal.dispatch.InvocationFilterChain.doFilter(InvocationFilterChain.java:</text:p>
            <text:p>49)</text:p>
            <text:p><text:tab/>at org.apache.felix.http.base.internal.dispatch.HttpFilterChain.doFilter(HttpFilterChain.j</text:p>
            <text:p>ava:33)</text:p>
            <text:p><text:tab/>at org.apache.felix.http.base.internal.dispatch.FilterPipeline.dispatch(FilterPipeline</text:p>
            <text:p>.java:48)</text:p>
            <text:p><text:tab/>at org.apache.felix.http.base.internal.dispatch.Dispatcher.dispatch(Dispatcher.java:</text:p>
            <text:p>39)</text:p>
            <text:p><text:tab/>at org.apache.felix.http.base.internal.DispatcherServlet.service(DispatcherServlet.java:55</text:p>
            <text:p>)</text:p>
            <text:p><text:tab/>at javax.servlet.http.HttpServlet.service(HttpServlet.java:820)</text:p>
            <text:p><text:tab/>at org.mortbay.jetty.servle</text:p>
            <text:p>t.ServletHolder.handle(ServletHolder.java:511)</text:p>
            <text:p><text:tab/>at org.mortbay.jetty.servlet.ServletHandler.han</text:p>
            <text:p>dle(ServletHandler.java:390)</text:p>
            <text:p><text:tab/>at org.mortbay.jetty.servlet.SessionHandler.handle(SessionHandler</text:p>
            <text:p>.java:182)</text:p>
            <text:p><text:tab/>at org.mortbay.jetty.handler.ContextHandler.handle(ContextHandler.java:765)</text:p>
            <text:p><text:tab/>at org</text:p>
            <text:p>.mortbay.jetty.handler.HandlerWrapper.handle(HandlerWrapper.java:152)</text:p>
            <text:p><text:tab/>at org.mortbay.jetty.Ser</text:p>
            <text:p>ver.handle(Server.java:326)</text:p>
            <text:p><text:tab/>at org.mortbay.jetty.HttpConnection.handleRequest(HttpConnection.j</text:p>
            <text:p>ava:536)</text:p>
            <text:p><text:tab/>at org.mortbay.jetty.HttpConnection$RequestHandler.content(HttpConnection.java:930)</text:p>
            <text:p><text:tab/></text:p>
            <text:p>at org.mortbay.jetty.HttpParser.parseNext(HttpParser.java:747)</text:p>
            <text:p><text:tab/>at org.mortbay.jetty.HttpParser</text:p>
            <text:p>.parseAvailable(HttpParser.java:218)</text:p>
            <text:p><text:tab/>at org.mortbay.jetty.HttpConnection.handle(HttpConnection</text:p>
            <text:p>.java:405)</text:p>
            <text:p><text:tab/>at org.mortbay.io.nio.SelectChannelEndPoint.run(SelectChannelEndPoint.java:409)</text:p>
            <text:p><text:tab/>at</text:p>
            <text:p><text:s/>org.mortbay.thread.QueuedThreadPool$PoolThread.run(QueuedThreadPool.java:582)</text:p>
            <text:p/>
          </table:table-cell>
          <table:table-cell table:number-columns-repeated="1019"/>
        </table:table-row>
        <table:table-row table:style-name="ro8">
          <table:table-cell table:number-columns-repeated="3"/>
          <table:table-cell office:value-type="string">
            <text:p>12997826</text:p>
          </table:table-cell>
          <table:table-cell office:value-type="string">
            <text:p>I suggest, thatr equests with unsupported "Accept:" headers return "406 Not Acceptable".</text:p>
            <text:p>Such r</text:p>
            <text:p>esponses provide a list of all supported formats.</text:p>
            <text:p/>
            <text:p>best Rupert</text:p>
          </table:table-cell>
          <table:table-cell table:number-columns-repeated="1019"/>
        </table:table-row>
        <table:table-row table:style-name="ro9">
          <table:table-cell table:number-columns-repeated="3"/>
          <table:table-cell office:value-type="string">
            <text:p>12997827</text:p>
          </table:table-cell>
          <table:table-cell office:value-type="string">
            <text:p>bq. I suggest, thatr equests with unsupported "Accept:" headers return "406 Not Acceptable". </text:p>
            <text:p/>
            <text:p/>
            <text:p>+1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2997835</text:p>
          </table:table-cell>
          <table:table-cell office:value-type="string">
            <text:p>+1 for 406 with the list too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499009</text:p>
          </table:table-cell>
          <table:table-cell office:value-type="string">
            <text:p>STANBOL-100</text:p>
          </table:table-cell>
          <table:table-cell office:value-type="string">
            <text:p>Ontology rmi_config.owl used for test has an individual with a wrong prefix.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2996283</text:p>
          </table:table-cell>
          <table:table-cell office:value-type="string">
            <text:p>With this change the problem is fixed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498896</text:p>
          </table:table-cell>
          <table:table-cell office:value-type="string">
            <text:p>STANBOL-99</text:p>
          </table:table-cell>
          <table:table-cell office:value-type="string">
            <text:p>KReS Semion Refactorer Test Fails</text:p>
          </table:table-cell>
          <table:table-cell table:number-columns-repeated="1021"/>
        </table:table-row>
        <table:table-row table:style-name="ro9">
          <table:table-cell table:number-columns-repeated="3"/>
          <table:table-cell office:value-type="string">
            <text:p>13003410</text:p>
          </table:table-cell>
          <table:table-cell office:value-type="string">
            <text:p>The test failure was dule to the unavailability of a Clerezza QueryEngine in JUnit tests, since</text:p>
            <text:p><text:s/>it is provided by SCR.</text:p>
            <text:p/>
            <text:p>Subclassing TcManager with manual bindings fixes the problem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498895</text:p>
          </table:table-cell>
          <table:table-cell office:value-type="string">
            <text:p>STANBOL-98</text:p>
          </table:table-cell>
          <table:table-cell office:value-type="string">
            <text:p>KReS Semion Reengineer for XML Test Fails</text:p>
          </table:table-cell>
          <table:table-cell table:number-columns-repeated="1021"/>
        </table:table-row>
        <table:table-row table:style-name="ro26">
          <table:table-cell table:number-columns-repeated="3"/>
          <table:table-cell office:value-type="string">
            <text:p>13003411</text:p>
          </table:table-cell>
          <table:table-cell office:value-type="string">
            <text:p>The exception launched from this test is:</text:p>
            <text:p/>
            <text:p>13654 [main] INFO eu.iksproject.kres.semion.reengine</text:p>
            <text:p>er.xml.XSDExtractor - NAME OF SIMPLE TYPE : numberValueListType</text:p>
            <text:p>org.apache.xerces.impl.dv.Datat</text:p>
            <text:p>ypeException: Whitespace facet value is not available for the union simpleType 'numberValueList</text:p>
            <text:p>Type'</text:p>
            <text:p><text:s text:c="8"/>at org.apache.xerces.impl.dv.xs.XSSimpleTypeDecl.getWhitespace(Unknown Source)</text:p>
            <text:p><text:s text:c="2"/></text:p>
            <text:p><text:s text:c="6"/>at eu.iksproject.kres.semion.reengineer.xml.XSDExtractor.addSimpleType(XSDExtractor.java:</text:p>
            <text:p>400)</text:p>
            <text:p><text:s text:c="8"/>at eu.iksproject.kres.semion.reengineer.xml.XSDExtractor.getOntologySchema(XSDExtr</text:p>
            <text:p>actor.java:633)</text:p>
            <text:p><text:s text:c="8"/>at eu.iksproject.kres.semion.reengineer.xml.XMLExtractor.schemaReengine</text:p>
            <text:p>ering(XMLExtractor.java:742)</text:p>
            <text:p><text:s text:c="8"/>at eu.iksproject.kres.semion.reengineer.xml.XMLReengineerT</text:p>
            <text:p>est.dataReengineeringTest(XMLReengineerTest.java:55)</text:p>
            <text:p><text:s text:c="8"/>at sun.reflect.NativeMethodAccesso</text:p>
            <text:p>rImpl.invoke0(Native Method)</text:p>
            <text:p><text:s text:c="8"/>at sun.reflect.NativeMethodAccessorImpl.invoke(NativeMetho</text:p>
            <text:p>dAccessorImpl.java:39)</text:p>
            <text:p><text:s text:c="8"/>at sun.reflect.DelegatingMethodAccessorImpl.invoke(DelegatingMet</text:p>
            <text:p>hodAccessorImpl.java:25)</text:p>
            <text:p><text:s text:c="8"/>at java.lang.reflect.Method.invoke(Method.java:597)</text:p>
            <text:p><text:s text:c="8"/>at</text:p>
            <text:p><text:s/>org.junit.internal.runners.TestMethod.invoke(TestMethod.java:59)</text:p>
            <text:p><text:s text:c="8"/>at org.junit.internal</text:p>
            <text:p>.runners.MethodRoadie.runTestMethod(MethodRoadie.java:98)</text:p>
            <text:p><text:s text:c="8"/>at org.junit.internal.runners</text:p>
            <text:p>.MethodRoadie$2.run(MethodRoadie.java:79)</text:p>
            <text:p><text:s text:c="8"/>at org.junit.internal.runners.MethodRoadie.ru</text:p>
            <text:p>nBeforesThenTestThenAfters(MethodRoadie.java:87)</text:p>
            <text:p><text:s text:c="8"/>at org.junit.internal.runners.MethodRo</text:p>
            <text:p>adie.runTest(MethodRoadie.java:77)</text:p>
            <text:p><text:s text:c="8"/>at org.junit.internal.runners.MethodRoadie.run(Metho</text:p>
            <text:p>dRoadie.java:42)</text:p>
            <text:p><text:s text:c="8"/>at org.junit.internal.runners.JUnit4ClassRunner.invokeTestMethod(JUnit</text:p>
            <text:p>4ClassRunner.java:88)</text:p>
            <text:p><text:s text:c="8"/>at org.junit.internal.runners.JUnit4ClassRunner.runMethods(JUnit4</text:p>
            <text:p>ClassRunner.java:51)</text:p>
            <text:p><text:s text:c="8"/>at org.junit.internal.runners.JUnit4ClassRunner$1.run(JUnit4ClassR</text:p>
            <text:p>unner.java:44)</text:p>
            <text:p><text:s text:c="8"/>at org.junit.internal.runners.ClassRoadie.runUnprotected(ClassRoadie.jav</text:p>
            <text:p>a:27)</text:p>
            <text:p><text:s text:c="8"/>at org.junit.internal.runners.ClassRoadie.runProtected(ClassRoadie.java:37)</text:p>
            <text:p><text:s text:c="5"/></text:p>
            <text:p><text:s text:c="3"/>at org.junit.internal.runners.JUnit4ClassRunner.run(JUnit4ClassRunner.java:42)</text:p>
            <text:p><text:s text:c="8"/>at ju</text:p>
            <text:p>nit.framework.JUnit4TestAdapter.run(JUnit4TestAdapter.java:36)</text:p>
            <text:p><text:s text:c="8"/>at org.apache.tools.ant.</text:p>
            <text:p>taskdefs.optional.junit.JUnitTestRunner.run(JUnitTestRunner.java:518)</text:p>
            <text:p><text:s text:c="8"/>at org.apache.too</text:p>
            <text:p>ls.ant.taskdefs.optional.junit.JUnitTestRunner.launch(JUnitTestRunner.java:1052)</text:p>
            <text:p><text:s text:c="8"/>at org</text:p>
            <text:p>.apache.tools.ant.taskdefs.optional.junit.JUnitTestRunner.main(JUnitTestRunner.java:906)</text:p>
            <text:p/>
            <text:p><text:s text:c="2"/></text:p>
          </table:table-cell>
          <table:table-cell table:number-columns-repeated="1019"/>
        </table:table-row>
        <table:table-row table:style-name="ro57">
          <table:table-cell table:number-columns-repeated="3"/>
          <table:table-cell office:value-type="string">
            <text:p>13004992</text:p>
          </table:table-cell>
          <table:table-cell office:value-type="string">
            <text:p>I've found also this exception:</text:p>
            <text:p/>
            <text:p><text:s/>org.semanticweb.owlapi.model.OWLOntologyAlreadyExistsExceptio</text:p>
            <text:p>n: Ontology already exists. &lt;http://kres.iks-project.eu/reengineering/test&gt;</text:p>
            <text:p><text:s text:c="8"/>at uk.ac.ma</text:p>
            <text:p>nchester.cs.owl.owlapi.OWLOntologyManagerImpl.createOntology(OWLOntologyManagerImpl.java:496)</text:p>
            <text:p><text:s/></text:p>
            <text:p><text:s text:c="7"/>at uk.ac.manchester.cs.owl.owlapi.OWLOntologyManagerImpl.createOntology(OWLOntologyManag</text:p>
            <text:p>erImpl.java:486)</text:p>
            <text:p><text:s text:c="8"/>at eu.iksproject.kres.semion.reengineer.xml.XMLExtractor.dataReenginee</text:p>
            <text:p>ring(XMLExtractor.java:378)</text:p>
            <text:p><text:s text:c="8"/>at eu.iksproject.kres.semion.reengineer.xml.XMLReengineerTe</text:p>
            <text:p>st.dataReengineeringTest(XMLReengineerTest.java:57)</text:p>
            <text:p><text:s text:c="8"/>at sun.reflect.NativeMethodAccessor</text:p>
            <text:p>Impl.invoke0(Native Method)</text:p>
            <text:p><text:s text:c="8"/>at sun.reflect.NativeMethodAccessorImpl.invoke(NativeMethod</text:p>
            <text:p>AccessorImpl.java:39)</text:p>
            <text:p><text:s text:c="8"/>at sun.reflect.DelegatingMethodAccessorImpl.invoke(DelegatingMeth</text:p>
            <text:p>odAccessorImpl.java:25)</text:p>
            <text:p><text:s text:c="8"/>at java.lang.reflect.Method.invoke(Method.java:597)</text:p>
            <text:p><text:s text:c="8"/>at </text:p>
            <text:p>org.junit.internal.runners.TestMethod.invoke(TestMethod.java:59)</text:p>
            <text:p><text:s text:c="8"/>at org.junit.internal.</text:p>
            <text:p>runners.MethodRoadie.runTestMethod(MethodRoadie.java:98)</text:p>
            <text:p><text:s text:c="8"/>at org.junit.internal.runners.</text:p>
            <text:p>TestMethod.invoke(TestMethod.java:59)</text:p>
            <text:p><text:s text:c="8"/>at org.junit.internal.runners.MethodRoadie$2.run(</text:p>
            <text:p>MethodRoadie.java:79)</text:p>
            <text:p><text:s text:c="8"/>at org.junit.internal.runners.MethodRoadie.runBeforesThenTestThen</text:p>
            <text:p>Afters(MethodRoadie.java:87)</text:p>
            <text:p><text:s text:c="8"/>at org.junit.internal.runners.MethodRoadie.runTest(MethodR</text:p>
            <text:p>oadie.java:77)</text:p>
            <text:p><text:s text:c="8"/>at org.junit.internal.runners.MethodRoadie.run(MethodRoadie.java:42)</text:p>
            <text:p><text:s text:c="3"/></text:p>
            <text:p><text:s text:c="5"/>at org.junit.internal.runners.JUnit4ClassRunner.invokeTestMethod(JUnit4ClassRunner.java:88</text:p>
            <text:p>)</text:p>
            <text:p><text:s text:c="8"/>at org.junit.internal.runners.JUnit4ClassRunner.runMethods(JUnit4ClassRunner.java:51)</text:p>
            <text:p/>
            <text:p><text:s text:c="8"/>at org.junit.internal.runners.JUnit4ClassRunner$1.run(JUnit4ClassRunner.java:44)</text:p>
            <text:p><text:s text:c="5"/></text:p>
            <text:p><text:s text:c="3"/>at org.junit.internal.runners.ClassRoadie.runUnprotected(ClassRoadie.java:27)</text:p>
            <text:p><text:s text:c="8"/>at org</text:p>
            <text:p>.junit.internal.runners.ClassRoadie.runProtected(ClassRoadie.java:37)</text:p>
            <text:p><text:s text:c="8"/>at org.junit.inte</text:p>
            <text:p>rnal.runners.JUnit4ClassRunner.run(JUnit4ClassRunner.java:42)</text:p>
            <text:p><text:s text:c="8"/>at junit.framework.JUnit4</text:p>
            <text:p>TestAdapter.run(JUnit4TestAdapter.java:36)</text:p>
            <text:p><text:s text:c="8"/>at org.apache.tools.ant.taskdefs.optional.ju</text:p>
            <text:p>nit.JUnitTestRunner.run(JUnitTestRunner.java:518)</text:p>
            <text:p><text:s text:c="8"/>at org.apache.tools.ant.taskdefs.opti</text:p>
            <text:p>onal.junit.JUnitTestRunner.launch(JUnitTestRunner.java:1052)</text:p>
            <text:p><text:s text:c="8"/>at org.apache.tools.ant.ta</text:p>
            <text:p>skdefs.optional.junit.JUnitTestRunner.main(JUnitTestRunner.java:906)</text:p>
          </table:table-cell>
          <table:table-cell table:number-columns-repeated="1019"/>
        </table:table-row>
        <table:table-row table:style-name="ro34">
          <table:table-cell table:number-columns-repeated="3"/>
          <table:table-cell office:value-type="string">
            <text:p>13005008</text:p>
          </table:table-cell>
          <table:table-cell office:value-type="string">
            <text:p>There was two problems, one in the class test XMLReengineerTest (the exception due to an ontolo</text:p>
            <text:p>gy already existent) and the other in the class XSDExtractor (the exception due to Schema Data </text:p>
            <text:p>Type).</text:p>
            <text:p/>
            <text:p>For the first problem has been changed the IRI from outputIRI to outputIRI+"_new":</text:p>
            <text:p/>
            <text:p>xml</text:p>
            <text:p>Extractor.dataReengineering(graphNS, IRI.create(outputIRI.toString()+"_new"), dataSource, schem</text:p>
            <text:p>aOntology);</text:p>
            <text:p/>
            <text:p>For the second problem the line "short whitespace = xsSimpleTypeDefinition.getWhit</text:p>
            <text:p>espace()", sometimes, generates an exception when try to get simple type definition for white s</text:p>
            <text:p>pace.</text:p>
            <text:p>However, even if there is the exception, the line returns the ZERO value, so in the catch</text:p>
            <text:p><text:s/>block has been added the line "manager.applyChange" with the option with ZERO value that is WS</text:p>
            <text:p>_PRESERVE:</text:p>
            <text:p/>
            <text:p>manager.applyChange(new AddAxiom(schemaOntology, createOWLObjectPropertyAssertionAx</text:p>
            <text:p>iom(factory, XSD_OWL.hasWhitespace, simpleType, XSD_OWL.PRESERVE)));</text:p>
          </table:table-cell>
          <table:table-cell table:number-columns-repeated="1019"/>
        </table:table-row>
        <table:table-row table:style-name="ro29">
          <table:table-cell table:number-columns-repeated="3"/>
          <table:table-cell office:value-type="string">
            <text:p>13005011</text:p>
          </table:table-cell>
          <table:table-cell office:value-type="string">
            <text:p>Scusa Elvio! Sei bravissimo!</text:p>
            <text:p/>
            <text:p/>
            <text:p/>
            <text:p/>
            <text:p>-- </text:p>
            <text:p>Enrico Daga</text:p>
            <text:p/>
            <text:p>--</text:p>
            <text:p>http://www.enridaga.net</text:p>
            <text:p>skype: enri-pan</text:p>
            <text:p/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498894</text:p>
          </table:table-cell>
          <table:table-cell office:value-type="string">
            <text:p>STANBOL-97</text:p>
          </table:table-cell>
          <table:table-cell office:value-type="string">
            <text:p>KReS Semion Reengineer for RDB Test Fails</text:p>
          </table:table-cell>
          <table:table-cell table:number-columns-repeated="1021"/>
        </table:table-row>
        <table:table-row table:style-name="ro43">
          <table:table-cell table:number-columns-repeated="3"/>
          <table:table-cell office:value-type="string">
            <text:p>12998875</text:p>
          </table:table-cell>
          <table:table-cell office:value-type="string">
            <text:p>With a clean repo, doing mvn -P kres clean install from the root of stanbol I got also the foll</text:p>
            <text:p>owing:</text:p>
            <text:p/>
            <text:p>Results :</text:p>
            <text:p/>
            <text:p>Tests in error: </text:p>
            <text:p><text:s text:c="2"/>testDataReengineering(eu.iksproject.kres.semion.reenginee</text:p>
            <text:p>r.db.DBExtractorTest)</text:p>
            <text:p><text:s text:c="2"/>testReengineering(eu.iksproject.kres.semion.reengineer.db.DBExtractorTe</text:p>
            <text:p>st)</text:p>
            <text:p><text:s text:c="2"/>testSchemaReengineering(eu.iksproject.kres.semion.reengineer.db.DBExtractorTest)</text:p>
            <text:p/>
            <text:p>Tests r</text:p>
            <text:p>un: 3, Failures: 0, Errors: 3, Skipped: 0</text:p>
            <text:p/>
            <text:p/>
          </table:table-cell>
          <table:table-cell table:number-columns-repeated="1019"/>
        </table:table-row>
        <table:table-row table:style-name="ro9">
          <table:table-cell table:number-columns-repeated="3"/>
          <table:table-cell office:value-type="string">
            <text:p>13003400</text:p>
          </table:table-cell>
          <table:table-cell office:value-type="string">
            <text:p>The methods of the test have been commented because to run the test is necessary a connection t</text:p>
            <text:p>o a DB. So it is an integration test that must be developed in the future.</text:p>
            <text:p>The commented method</text:p>
            <text:p>s are: testDataReengineering(), testReengineering(), testSchemaReengineering()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498891</text:p>
          </table:table-cell>
          <table:table-cell office:value-type="string">
            <text:p>STANBOL-96</text:p>
          </table:table-cell>
          <table:table-cell office:value-type="string">
            <text:p>KReS Semion Manager Test Fails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2995826</text:p>
          </table:table-cell>
          <table:table-cell office:value-type="string">
            <text:p>This problem is fixed with these two adds. It will be checked in the next build. 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2995856</text:p>
          </table:table-cell>
          <table:table-cell office:value-type="string">
            <text:p>This problem is fixed with these two add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498886</text:p>
          </table:table-cell>
          <table:table-cell office:value-type="string">
            <text:p>STANBOL-95</text:p>
          </table:table-cell>
          <table:table-cell office:value-type="string">
            <text:p>KReS Manager Test Fails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2995814</text:p>
          </table:table-cell>
          <table:table-cell office:value-type="string">
            <text:p>This problem is fixed with these two adds. It will be checked in the next build. 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2995824</text:p>
          </table:table-cell>
          <table:table-cell office:value-type="string">
            <text:p>This problem is fixed with these two adds. It will be checked in the next build. 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2996279</text:p>
          </table:table-cell>
          <table:table-cell office:value-type="string">
            <text:p>With these changes is fixed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5">
          <table:table-cell office:value-type="string">
            <text:p>12498876</text:p>
          </table:table-cell>
          <table:table-cell office:value-type="string">
            <text:p>STANBOL-94</text:p>
          </table:table-cell>
          <table:table-cell office:value-type="string">
            <text:p>Create a Indexer useable for any DataSets available as RDF dump based on the specific Indexer f</text:p>
            <text:p>or dbPedia and dblp.</text:p>
          </table:table-cell>
          <table:table-cell table:number-columns-repeated="1021"/>
        </table:table-row>
        <table:table-row table:style-name="ro8">
          <table:table-cell table:number-columns-repeated="3"/>
          <table:table-cell office:value-type="string">
            <text:p>13181353</text:p>
          </table:table-cell>
          <table:table-cell office:value-type="string">
            <text:p>Implemented by the Entityhub indexing Utilities:</text:p>
            <text:p/>
            <text:p>All the /entityhub/indexing/dbpedia, /entityh</text:p>
            <text:p>ub/indexing/dblp as well as /entityhub/indexing/genericrdf are build on top of a common indexin</text:p>
            <text:p>g infrastructure now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498746</text:p>
          </table:table-cell>
          <table:table-cell office:value-type="string">
            <text:p>STANBOL-93</text:p>
          </table:table-cell>
          <table:table-cell office:value-type="string">
            <text:p>package solr index for popular topics</text:p>
          </table:table-cell>
          <table:table-cell table:number-columns-repeated="1021"/>
        </table:table-row>
        <table:table-row table:style-name="ro5">
          <table:table-cell table:number-columns-repeated="3"/>
          <table:table-cell office:value-type="string">
            <text:p>13181357</text:p>
          </table:table-cell>
          <table:table-cell office:value-type="string">
            <text:p>Topics will be handled by the TopicEngine (enhancer/engines/topic). This Engine will provide th</text:p>
            <text:p>e required data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498745</text:p>
          </table:table-cell>
          <table:table-cell office:value-type="string">
            <text:p>STANBOL-92</text:p>
          </table:table-cell>
          <table:table-cell office:value-type="string">
            <text:p>package solr index for popular entities</text:p>
          </table:table-cell>
          <table:table-cell table:number-columns-repeated="1021"/>
        </table:table-row>
        <table:table-row table:style-name="ro5">
          <table:table-cell table:number-columns-repeated="3"/>
          <table:table-cell office:value-type="string">
            <text:p>13007408</text:p>
          </table:table-cell>
          <table:table-cell office:value-type="string">
            <text:p>Once this is implemented, integration tests should be added, ideally tests that show a simple u</text:p>
            <text:p>se case of the components that this enables (see discussion in STANBOL-115).</text:p>
          </table:table-cell>
          <table:table-cell table:number-columns-repeated="1019"/>
        </table:table-row>
        <table:table-row table:style-name="ro10">
          <table:table-cell table:number-columns-repeated="3"/>
          <table:table-cell office:value-type="string">
            <text:p>13181350</text:p>
          </table:table-cell>
          <table:table-cell office:value-type="string">
            <text:p>the /data/sites/dbpedia module provides a default data set with 43k entities that can be even l</text:p>
            <text:p>ater updated to a full set e.g. by downloading the precomputed dbpedia index available at http:</text:p>
            <text:p>//dev.iks-project.eu/downloads/stanbol-indices/dbpedia-3.7/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498744</text:p>
          </table:table-cell>
          <table:table-cell office:value-type="string">
            <text:p>STANBOL-91</text:p>
          </table:table-cell>
          <table:table-cell office:value-type="string">
            <text:p>package english opennlp models</text:p>
          </table:table-cell>
          <table:table-cell table:number-columns-repeated="1021"/>
        </table:table-row>
        <table:table-row table:style-name="ro9">
          <table:table-cell table:number-columns-repeated="3"/>
          <table:table-cell office:value-type="string">
            <text:p>12997904</text:p>
          </table:table-cell>
          <table:table-cell office:value-type="string">
            <text:p>fixed in revision 1073399: the artifact is uploaded on the Nuxeo vendor-release maven repositor</text:p>
            <text:p>y to avoid downloading the models at build time. We will need to discuss how to better manage t</text:p>
            <text:p>his before we work on the first Stanbol release. Most probably the OpenNLP project will face th</text:p>
            <text:p>e same kind of issues, see for instance: https://issues.apache.org/jira/browse/OPENNLP-68 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498743</text:p>
          </table:table-cell>
          <table:table-cell office:value-type="string">
            <text:p>STANBOL-90</text:p>
          </table:table-cell>
          <table:table-cell office:value-type="string">
            <text:p>Create a maven artifact to embed all the default stanbol models data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number-columns-repeated="2" office:value-type="string">
            <text:p>NO COMMENT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498724</text:p>
          </table:table-cell>
          <table:table-cell office:value-type="string">
            <text:p>STANBOL-89</text:p>
          </table:table-cell>
          <table:table-cell office:value-type="string">
            <text:p>SolrYard uses string field for natural text queries</text:p>
          </table:table-cell>
          <table:table-cell table:number-columns-repeated="1021"/>
        </table:table-row>
        <table:table-row table:style-name="ro12">
          <table:table-cell table:number-columns-repeated="3"/>
          <table:table-cell office:value-type="string">
            <text:p>12995300</text:p>
          </table:table-cell>
          <table:table-cell office:value-type="string">
            <text:p>Fixed with Revision 1071231</text:p>
            <text:p/>
            <text:p>This change does invalidate old indexes, because text searches wit</text:p>
            <text:p>hin string field had not really worked before.</text:p>
            <text:p>However to benefit from this changes one would n</text:p>
            <text:p>eed to update the indices.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2995911</text:p>
          </table:table-cell>
          <table:table-cell office:value-type="string">
            <text:p>Should be set to 'Resolved' instead of 'Closed'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2995912</text:p>
          </table:table-cell>
          <table:table-cell office:value-type="string">
            <text:p>Resolved with solution Fixed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498532</text:p>
          </table:table-cell>
          <table:table-cell office:value-type="string">
            <text:p>STANBOL-88</text:p>
          </table:table-cell>
          <table:table-cell office:value-type="string">
            <text:p>Move KReSFormat class to Jersey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3000202</text:p>
          </table:table-cell>
          <table:table-cell office:value-type="string">
            <text:p>Fixed as of r107526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498531</text:p>
          </table:table-cell>
          <table:table-cell office:value-type="string">
            <text:p>STANBOL-87</text:p>
          </table:table-cell>
          <table:table-cell office:value-type="string">
            <text:p>In integration tests, disable enhancement engines that require online access</text:p>
          </table:table-cell>
          <table:table-cell table:number-columns-repeated="1021"/>
        </table:table-row>
        <table:table-row table:style-name="ro7">
          <table:table-cell table:number-columns-repeated="3"/>
          <table:table-cell office:value-type="string">
            <text:p>12994292</text:p>
          </table:table-cell>
          <table:table-cell office:value-type="string">
            <text:p>In revision 1070486, LocationEnhancementEngine is disabled in offline mode.</text:p>
            <text:p/>
            <text:p>Switched the enhan</text:p>
            <text:p>cer integration tests to offline mode, and adapted the tests accordingly.</text:p>
            <text:p/>
            <text:p>Leaving this issue o</text:p>
            <text:p>pen as there are probably other engines in the same case.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13181348</text:p>
          </table:table-cell>
          <table:table-cell office:value-type="string">
            <text:p>As I am aware of now all Enhancement Engines do correctly support online/offline mode and are t</text:p>
            <text:p>herefore correctly deactivated during integration-test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498530</text:p>
          </table:table-cell>
          <table:table-cell office:value-type="string">
            <text:p>STANBOL-86</text:p>
          </table:table-cell>
          <table:table-cell office:value-type="string">
            <text:p>Offline mode support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2994290</text:p>
          </table:table-cell>
          <table:table-cell office:value-type="string">
            <text:p>Implemented in revision 1070485</text:p>
          </table:table-cell>
          <table:table-cell table:number-columns-repeated="1019"/>
        </table:table-row>
        <table:table-row table:style-name="ro8">
          <table:table-cell table:number-columns-repeated="3"/>
          <table:table-cell office:value-type="string">
            <text:p>12994296</text:p>
          </table:table-cell>
          <table:table-cell office:value-type="string">
            <text:p>Note that for now offline mode is defined statically when the offline bundle starts, by the bun</text:p>
            <text:p>dle Activator.</text:p>
            <text:p/>
            <text:p>This can easily be changed to a more dynamic behavior if needed, and services t</text:p>
            <text:p>hat depend on the OnlineMode or OfflineMode services will be enabled/disabled dynamically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498519</text:p>
          </table:table-cell>
          <table:table-cell office:value-type="string">
            <text:p>STANBOL-85</text:p>
          </table:table-cell>
          <table:table-cell office:value-type="string">
            <text:p>Duplicate class EnhancementRDFUtils inside engines.entityTagging &amp; engines.autotagging</text:p>
          </table:table-cell>
          <table:table-cell table:number-columns-repeated="1021"/>
        </table:table-row>
        <table:table-row table:style-name="ro30">
          <table:table-cell table:number-columns-repeated="3"/>
          <table:table-cell office:value-type="string">
            <text:p>13181343</text:p>
          </table:table-cell>
          <table:table-cell office:value-type="string">
            <text:p>Currently this utility is used in 3 places</text:p>
            <text:p/>
            <text:p>* autotagger: This component is no longer used and </text:p>
            <text:p>was replaced by the NER and NamedEntityTaggingEngine</text:p>
            <text:p>* NamedEntityTaggingEngine</text:p>
            <text:p>* TaxonomyLinki</text:p>
            <text:p>ngEngine: Engine is no longer used and was replaced by the KeywordLinkingEngine [1]</text:p>
            <text:p/>
            <text:p>Still movi</text:p>
            <text:p>ng utilities to write EntityEnhancement based on a Entity data would be nice to have on a commo</text:p>
            <text:p>n place. However this can be done as part of introducing the new Stanbol Enhancement Structure </text:p>
            <text:p>(STANBOL-351)</text:p>
            <text:p/>
            <text:p>[1] see at the end of http://incubator.apache.org/stanbol/docs/trunk/enhancer/en</text:p>
            <text:p>gines/keywordlinkingengine.html for more information</text:p>
          </table:table-cell>
          <table:table-cell table:number-columns-repeated="1019"/>
        </table:table-row>
        <table:table-row table:style-name="ro10">
          <table:table-cell table:number-columns-repeated="3"/>
          <table:table-cell office:value-type="string">
            <text:p>13181345</text:p>
          </table:table-cell>
          <table:table-cell office:value-type="string">
            <text:p>Marking this as Won't Fix because of the reasons provided by the above comment. Fell free to re</text:p>
            <text:p>open if you do not agree that we can leave with this duplications until we switch to the Stanbo</text:p>
            <text:p>l Enhancement Structure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498516</text:p>
          </table:table-cell>
          <table:table-cell office:value-type="string">
            <text:p>STANBOL-84</text:p>
          </table:table-cell>
          <table:table-cell office:value-type="string">
            <text:p>The integration test harness is leaking running JVM processes</text:p>
          </table:table-cell>
          <table:table-cell table:number-columns-repeated="1021"/>
        </table:table-row>
        <table:table-row table:style-name="ro8">
          <table:table-cell table:number-columns-repeated="3"/>
          <table:table-cell office:value-type="string">
            <text:p>12994275</text:p>
          </table:table-cell>
          <table:table-cell office:value-type="string">
            <text:p>Cannot reproduce on my macosx system, but it looks like the child process' output was not read.</text:p>
            <text:p/>
            <text:p/>
            <text:p>Can you try again with revision 1070468 ? Rebuilding commons/testing/jarexec and enhancer/int</text:p>
            <text:p>egration-tests should be sufficient.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12994283</text:p>
          </table:table-cell>
          <table:table-cell office:value-type="string">
            <text:p>I confirm that I still have the issue with 1070468 . I will try to investigate further. Can you</text:p>
            <text:p><text:s/>check that this is not happening on Hudson nodes?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12994301</text:p>
          </table:table-cell>
          <table:table-cell office:value-type="string">
            <text:p>I don't have shell access to the ubuntu1 and 2 build nodes, I have informed builds@apache.org o</text:p>
            <text:p>f this issue.</text:p>
          </table:table-cell>
          <table:table-cell table:number-columns-repeated="1019"/>
        </table:table-row>
        <table:table-row table:style-name="ro55">
          <table:table-cell table:number-columns-repeated="3"/>
          <table:table-cell office:value-type="string">
            <text:p>12994328</text:p>
          </table:table-cell>
          <table:table-cell office:value-type="string">
            <text:p>I have made the JarExecutor log the exception when trying to shutdown the subprocess. Here is w</text:p>
            <text:p>hat I get when running "mvn clean install" in the stanbol/enhancer/integrations-tests source fo</text:p>
            <text:p>lder:</text:p>
            <text:p/>
            <text:p>21147 [Thread-7] ERROR org.apache.stanbol.commons.testing.jarexec.JarExecutor - Process </text:p>
            <text:p>execution failed:org.apache.commons.exec.ExecuteException: Execution failed (Exit value: -55903</text:p>
            <text:p>8737. Caused by java.lang.IllegalStateException: Shutdown in progress)</text:p>
            <text:p>org.apache.commons.exec.</text:p>
            <text:p>ExecuteException: Execution failed (Exit value: -559038737. Caused by java.lang.IllegalStateExc</text:p>
            <text:p>eption: Shutdown in progress)</text:p>
            <text:p><text:tab/>at org.apache.commons.exec.DefaultExecutor$1.run(DefaultExecutor</text:p>
            <text:p>.java:193)</text:p>
            <text:p>Caused by: java.lang.IllegalStateException: Shutdown in progress</text:p>
            <text:p><text:tab/>at java.lang.Appli</text:p>
            <text:p>cationShutdownHooks.add(ApplicationShutdownHooks.java:39)</text:p>
            <text:p><text:tab/>at java.lang.Runtime.addShutdownHook</text:p>
            <text:p>(Runtime.java:192)</text:p>
            <text:p><text:tab/>at org.apache.commons.exec.ShutdownHookProcessDestroyer.addShutdownHook(Shu</text:p>
            <text:p>tdownHookProcessDestroyer.java:82)</text:p>
            <text:p><text:tab/>at org.apache.commons.exec.ShutdownHookProcessDestroyer.add</text:p>
            <text:p>(ShutdownHookProcessDestroyer.java:141)</text:p>
            <text:p><text:tab/>at org.apache.commons.exec.DefaultExecutor.executeInte</text:p>
            <text:p>rnal(DefaultExecutor.java:336)</text:p>
            <text:p><text:tab/>at org.apache.commons.exec.DefaultExecutor.access$200(DefaultEx</text:p>
            <text:p>ecutor.java:46)</text:p>
            <text:p><text:tab/>at org.apache.commons.exec.DefaultExecutor$1.run(DefaultExecutor.java:188)</text:p>
            <text:p>[IN</text:p>
            <text:p>FO] [jar:jar {execution: default-jar}]</text:p>
            <text:p/>
            <text:p>Even though the the build is marked as SUCCESSFUL later</text:p>
            <text:p>. Can't you reproduce this behavior?</text:p>
            <text:p/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>
            <text:p>12994329</text:p>
          </table:table-cell>
          <table:table-cell office:value-type="string">
            <text:p>FYI:</text:p>
            <text:p/>
            <text:p>$ mvn --version</text:p>
            <text:p>Apache Maven 2.2.1 (r801777; 2009-08-06 21:16:01+0200)</text:p>
            <text:p>Java version: 1.6.</text:p>
            <text:p>0_22</text:p>
            <text:p>Java home: /usr/lib/jvm/java-6-sun-1.6.0.22/jre</text:p>
            <text:p>Default locale: en_US, platform encoding: </text:p>
            <text:p>UTF-8</text:p>
            <text:p>OS name: "linux" version: "2.6.35-25-generic" arch: "amd64" Family: "unix"</text:p>
            <text:p/>
          </table:table-cell>
          <table:table-cell table:number-columns-repeated="1019"/>
        </table:table-row>
        <table:table-row table:style-name="ro12">
          <table:table-cell table:number-columns-repeated="3"/>
          <table:table-cell office:value-type="string">
            <text:p>12994332</text:p>
          </table:table-cell>
          <table:table-cell office:value-type="string">
            <text:p>Also I am reading the StanbolTestBase code and I think it would be cleaner to stop the subproce</text:p>
            <text:p>ss in a @AfterClass annotated static method. That would mean we would have to store the executo</text:p>
            <text:p>r instance as static field of the base class and hence we would have to make sure that all the </text:p>
            <text:p>deriving classes of this base class are not run in concurrent threads in the same JVM.</text:p>
            <text:p/>
            <text:p>WDYT?</text:p>
          </table:table-cell>
          <table:table-cell table:number-columns-repeated="1019"/>
        </table:table-row>
        <table:table-row table:style-name="ro43">
          <table:table-cell table:number-columns-repeated="3"/>
          <table:table-cell office:value-type="string">
            <text:p>12994351</text:p>
          </table:table-cell>
          <table:table-cell office:value-type="string">
            <text:p>I don't get the above exception, I get</text:p>
            <text:p/>
            <text:p/>
            <text:p>Tests run: 5, Failures: 0, Errors: 0, Skipped: 0</text:p>
            <text:p/>
            <text:p>1441</text:p>
            <text:p>6 [Thread-7] ERROR org.apache.stanbol.commons.testing.jarexec.JarExecutor - Process execution f</text:p>
            <text:p>ailed:org.apache.commons.exec.ExecuteException: Process exited with an error: 143 (Exit value: </text:p>
            <text:p>143)</text:p>
            <text:p>...</text:p>
            <text:p/>
            <text:p>Which is correct AFAIU, 143 means the process received a SIGTERM.</text:p>
            <text:p/>
            <text:p>Anyway the problem</text:p>
            <text:p><text:s/>might be related to a timing issue, so your proposal of adding a stop() method to JarExecutor </text:p>
            <text:p>and calling it explicitly from StanbolTestBase looks like a good idea.</text:p>
          </table:table-cell>
          <table:table-cell table:number-columns-repeated="1019"/>
        </table:table-row>
        <table:table-row table:style-name="ro10">
          <table:table-cell table:number-columns-repeated="3"/>
          <table:table-cell office:value-type="string">
            <text:p>12994353</text:p>
          </table:table-cell>
          <table:table-cell office:value-type="string">
            <text:p>I am currently experimenting using the sl4j log that displays the thread ids and removing stati</text:p>
            <text:p>c fields (turning them into instance fields). This might be the cause of the problem: the tests</text:p>
            <text:p><text:s/>seem to be run concurrently on my machine (at least with maven, not in eclipse).</text:p>
          </table:table-cell>
          <table:table-cell table:number-columns-repeated="1019"/>
        </table:table-row>
        <table:table-row table:style-name="ro10">
          <table:table-cell table:number-columns-repeated="3"/>
          <table:table-cell office:value-type="string">
            <text:p>12994392</text:p>
          </table:table-cell>
          <table:table-cell office:value-type="string">
            <text:p>By protecting the StanbolTestCase init against concurrent classloading it seems that I no longe</text:p>
            <text:p>r get leaked processes. Hence I downgrade the level to minor. I will try to further implement t</text:p>
            <text:p>he early subprocess stopping in @AfterClass if not too complicated to implement.</text:p>
          </table:table-cell>
          <table:table-cell table:number-columns-repeated="1019"/>
        </table:table-row>
        <table:table-row table:style-name="ro9">
          <table:table-cell table:number-columns-repeated="3"/>
          <table:table-cell office:value-type="string">
            <text:p>12994407</text:p>
          </table:table-cell>
          <table:table-cell office:value-type="string">
            <text:p>I abandon the idea of Shutting down the subprocess in a @AfterClass call on the abstract base c</text:p>
            <text:p>lass since this would implying stopping an restarting new instances of stanbol for each subclas</text:p>
            <text:p>s of StanbolTestBase. This would slow increase the overall tests duration a lot for very little</text:p>
            <text:p><text:s/>additional value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498465</text:p>
          </table:table-cell>
          <table:table-cell office:value-type="string">
            <text:p>STANBOL-83</text:p>
          </table:table-cell>
          <table:table-cell office:value-type="string">
            <text:p>EntityHub : test fail when no local external Solr server is available</text:p>
          </table:table-cell>
          <table:table-cell table:number-columns-repeated="1021"/>
        </table:table-row>
        <table:table-row table:style-name="ro5">
          <table:table-cell table:number-columns-repeated="3"/>
          <table:table-cell office:value-type="string">
            <text:p>12993973</text:p>
          </table:table-cell>
          <table:table-cell office:value-type="string">
            <text:p>Sorry for the noise. All goes well after an mvn clean.</text:p>
            <text:p>Thank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498458</text:p>
          </table:table-cell>
          <table:table-cell office:value-type="string">
            <text:p>STANBOL-82</text:p>
          </table:table-cell>
          <table:table-cell office:value-type="string">
            <text:p>Cleaning parent pom references in kres poms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2993893</text:p>
          </table:table-cell>
          <table:table-cell office:value-type="string">
            <text:p>Fixed in revision 1070057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498451</text:p>
          </table:table-cell>
          <table:table-cell office:value-type="string">
            <text:p>STANBOL-81</text:p>
          </table:table-cell>
          <table:table-cell office:value-type="string">
            <text:p>Add FieldQuery support to RESTful services of Entityhub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2993868</text:p>
          </table:table-cell>
          <table:table-cell office:value-type="string">
            <text:p>see Revision 1070047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498450</text:p>
          </table:table-cell>
          <table:table-cell office:value-type="string">
            <text:p>STANBOL-80</text:p>
          </table:table-cell>
          <table:table-cell office:value-type="string">
            <text:p>Add Parameter to parse the search field to the /find RESTful Service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2993869</text:p>
          </table:table-cell>
          <table:table-cell office:value-type="string">
            <text:p>see Revision 1070047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498401</text:p>
          </table:table-cell>
          <table:table-cell office:value-type="string">
            <text:p>STANBOL-79</text:p>
          </table:table-cell>
          <table:table-cell office:value-type="string">
            <text:p>Integration should be easily launchable from eclipse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2993632</text:p>
          </table:table-cell>
          <table:table-cell office:value-type="string">
            <text:p>Fixed in revision 1069918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498390</text:p>
          </table:table-cell>
          <table:table-cell office:value-type="string">
            <text:p>STANBOL-78</text:p>
          </table:table-cell>
          <table:table-cell office:value-type="string">
            <text:p>Make the default eclipe code formatter not introduce trailing spaces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2993875</text:p>
          </table:table-cell>
          <table:table-cell office:value-type="string">
            <text:p>Sounds reasonable. I am +1 with this.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>
            <text:p>12994417</text:p>
          </table:table-cell>
          <table:table-cell office:value-type="string">
            <text:p>This change has been check-in to trunk. Please update your eclipse formatter by going to:</text:p>
            <text:p/>
            <text:p><text:s text:c="2"/>Pr</text:p>
            <text:p>eferences &gt; Java &gt; Code Style &gt; Formatter &gt; Import...</text:p>
            <text:p/>
            <text:p>And then select the file and apply. You </text:p>
            <text:p>can then select a portion of source code by selecting it and pressing "Shift - Ctrl - F"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498381</text:p>
          </table:table-cell>
          <table:table-cell office:value-type="string">
            <text:p>STANBOL-77</text:p>
          </table:table-cell>
          <table:table-cell office:value-type="string">
            <text:p>Hardcoded executable jar path and name pattern in JarExecutor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2993541</text:p>
          </table:table-cell>
          <table:table-cell office:value-type="string">
            <text:p>Fixed in revision 1069843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498377</text:p>
          </table:table-cell>
          <table:table-cell office:value-type="string">
            <text:p>STANBOL-76</text:p>
          </table:table-cell>
          <table:table-cell office:value-type="string">
            <text:p>Stanbol should return date values normalized to UTC</text:p>
          </table:table-cell>
          <table:table-cell table:number-columns-repeated="1021"/>
        </table:table-row>
        <table:table-row table:style-name="ro5">
          <table:table-cell table:number-columns-repeated="3"/>
          <table:table-cell office:value-type="string">
            <text:p>12994422</text:p>
          </table:table-cell>
          <table:table-cell office:value-type="string">
            <text:p>CLEREZZA-419 has been resolved for the literalfactory to always create literals that use the Z-</text:p>
            <text:p>Notation for UTC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2994428</text:p>
          </table:table-cell>
          <table:table-cell office:value-type="string">
            <text:p>Thanks Reto!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498353</text:p>
          </table:table-cell>
          <table:table-cell office:value-type="string">
            <text:p>STANBOL-75</text:p>
          </table:table-cell>
          <table:table-cell office:value-type="string">
            <text:p>Enhancer integration tests should wait for all engines to be up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2993475</text:p>
          </table:table-cell>
          <table:table-cell office:value-type="string">
            <text:p>Implemented in revision 1069787, let's see if the tests pass on Hudson...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2993493</text:p>
          </table:table-cell>
          <table:table-cell office:value-type="string">
            <text:p>All green on Hudson, https://hudson.apache.org/hudson/job/stanbol-trunk-1.6/9/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498297</text:p>
          </table:table-cell>
          <table:table-cell office:value-type="string">
            <text:p>STANBOL-74</text:p>
          </table:table-cell>
          <table:table-cell office:value-type="string">
            <text:p>Entityhub README : remove old RICK name a correct some typo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2993242</text:p>
          </table:table-cell>
          <table:table-cell office:value-type="string">
            <text:p>Root directory of the patch is trunk/entityhub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>
            <text:p>12993370</text:p>
          </table:table-cell>
          <table:table-cell office:value-type="string">
            <text:p>Patch applied with revision 1069697 (see http://svn.apache.org/viewvc?view=revision&amp;revision=10</text:p>
            <text:p>69697)</text:p>
            <text:p/>
            <text:p>thx Florent!</text:p>
            <text:p/>
            <text:p>best</text:p>
            <text:p>Ruper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498296</text:p>
          </table:table-cell>
          <table:table-cell office:value-type="string">
            <text:p>STANBOL-73</text:p>
          </table:table-cell>
          <table:table-cell office:value-type="string">
            <text:p>Add ASL2.0 header to entityhub files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2993990</text:p>
          </table:table-cell>
          <table:table-cell office:value-type="string">
            <text:p>Added the ASL2.0 header to entityhub. Thx for the patch to Florent!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498262</text:p>
          </table:table-cell>
          <table:table-cell office:value-type="string">
            <text:p>STANBOL-72</text:p>
          </table:table-cell>
          <table:table-cell office:value-type="string">
            <text:p>enhancer.jersey.writers tests fail on Hudson</text:p>
          </table:table-cell>
          <table:table-cell table:number-columns-repeated="1021"/>
        </table:table-row>
        <table:table-row table:style-name="ro17">
          <table:table-cell table:number-columns-repeated="3"/>
          <table:table-cell office:value-type="string">
            <text:p>12993101</text:p>
          </table:table-cell>
          <table:table-cell office:value-type="string">
            <text:p>Looks like the timezone used to serialize Dates in triples is not in sync with the one used for</text:p>
            <text:p><text:s/>tests, with the below patch the tests fail on my box as well.</text:p>
            <text:p/>
            <text:p/>
            <text:p>Index: src/test/java/org/apach</text:p>
            <text:p>e/stanbol/enhancer/jersey/writers/JsonLdSerializerProviderTest.java</text:p>
            <text:p>===========================</text:p>
            <text:p>========================================</text:p>
            <text:p>--- src/test/java/org/apache/stanbol/enhancer/jersey/w</text:p>
            <text:p>riters/JsonLdSerializerProviderTest.java<text:tab/>(revision 1069312)</text:p>
            <text:p>+++ src/test/java/org/apache/stanbo</text:p>
            <text:p>l/enhancer/jersey/writers/JsonLdSerializerProviderTest.java<text:tab/>(working copy)</text:p>
            <text:p>@@ -158,7 +158,7 @@</text:p>
            <text:p/>
            <text:p><text:s text:c="9"/>Calendar myCal = Calendar.getInstance();</text:p>
            <text:p><text:s text:c="9"/>myCal.set(2010, 9, 27, 12, 0, 0);</text:p>
            <text:p><text:s text:c="2"/></text:p>
            <text:p><text:s text:c="7"/>myCal.set(Calendar.MILLISECOND, 0);</text:p>
            <text:p>- <text:s text:c="7"/>myCal.setTimeZone(TimeZone.getTimeZone("Ger</text:p>
            <text:p>many/Berlin"));</text:p>
            <text:p>+ <text:s text:c="7"/>myCal.setTimeZone(TimeZone.getTimeZone("GMT+5"));</text:p>
            <text:p><text:s text:c="9"/>testAnnotat</text:p>
            <text:p>ion.setCreated(myCal.getTime());</text:p>
            <text:p/>
          </table:table-cell>
          <table:table-cell table:number-columns-repeated="1019"/>
        </table:table-row>
        <table:table-row table:style-name="ro39">
          <table:table-cell table:number-columns-repeated="3"/>
          <table:table-cell office:value-type="string">
            <text:p>12993111</text:p>
          </table:table-cell>
          <table:table-cell office:value-type="string">
            <text:p>I unassign myself since I am unable to find a quickfix I was hopping for. It looks like the cul</text:p>
            <text:p>prit is:</text:p>
            <text:p/>
            <text:p><text:s/>currentTriple.getObject().toString();</text:p>
            <text:p/>
            <text:p>in JsonLdSerializerProvider. But as I don't k</text:p>
            <text:p>now how clerezza works w.r.t. serialization of date literals I let Fabian or someone else have </text:p>
            <text:p>a deeper look.</text:p>
          </table:table-cell>
          <table:table-cell table:number-columns-repeated="1019"/>
        </table:table-row>
        <table:table-row table:style-name="ro11">
          <table:table-cell table:number-columns-repeated="3"/>
          <table:table-cell office:value-type="string">
            <text:p>12993383</text:p>
          </table:table-cell>
          <table:table-cell office:value-type="string">
            <text:p>Thinking about this again, the only sane way to fix it is for the timezone to be included in tr</text:p>
            <text:p>iple.toString().</text:p>
            <text:p/>
            <text:p>Like in javascript where the Date.toString() outputs something like</text:p>
            <text:p/>
            <text:p><text:s text:c="2"/>Wed Ja</text:p>
            <text:p>n 19 2005 01:30:00 GMT+0100 (CET)</text:p>
            <text:p/>
            <text:p>The tests can then parse this and get the exact time without</text:p>
            <text:p><text:s/>messing with timezones.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>
            <text:p>12993402</text:p>
          </table:table-cell>
          <table:table-cell office:value-type="string">
            <text:p>Did some research in Clerezza code and it turns out that Clerezza uses the org.apache.clerezza.</text:p>
            <text:p>rdf.core.impl.util.W3CDateFormat class to format the date. The dateFormat is 'yyyy-MM-dd'T'HH:m</text:p>
            <text:p>m:ss.SSSZ' and is produced by using String string = dateFormat.format(date);</text:p>
            <text:p/>
            <text:p>On my system it w</text:p>
            <text:p>orked to use 'UTC' as timezone in the unit tests. Now I am checking if this works on the Hudson</text:p>
            <text:p><text:s/>server.</text:p>
            <text:p/>
            <text:p>Actually, a timezone offset is offered by Clerezza according to http://www.w3.org/TR/</text:p>
            <text:p>NOTE-datetime. Like in 2010-10-27T14:00:00+02:00 from the unit test where the +02:00 is the off</text:p>
            <text:p>set.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12993406</text:p>
          </table:table-cell>
          <table:table-cell office:value-type="string">
            <text:p>'yyyy-MM-dd'T'HH:mm:ss.SSSZ' should cause the timezone to be included at the end of the seriali</text:p>
            <text:p>zed string, and I don't think that's what we see in the current tests.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12993421</text:p>
          </table:table-cell>
          <table:table-cell office:value-type="string">
            <text:p>Okay setting the timezone to UTC did not solve the problem. I will now try to parse the offset </text:p>
            <text:p>in the unit tests.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2993423</text:p>
          </table:table-cell>
          <table:table-cell office:value-type="string">
            <text:p>Note that SimpleDateFormat.parse() should work if you know the source format.</text:p>
          </table:table-cell>
          <table:table-cell table:number-columns-repeated="1019"/>
        </table:table-row>
        <table:table-row table:style-name="ro9">
          <table:table-cell table:number-columns-repeated="3"/>
          <table:table-cell office:value-type="string">
            <text:p>12993429</text:p>
          </table:table-cell>
          <table:table-cell office:value-type="string">
            <text:p>Came up with another solution. I can compute the expected output of given date by using the Cle</text:p>
            <text:p>rezza W3CDateFormat class. As I don't want to test that the date formatting of Clerezza is corr</text:p>
            <text:p>ect (I assume it is) I don't have to parse the result in this test. I just need to know what Cl</text:p>
            <text:p>erezza will return for my given date on the current machine.</text:p>
          </table:table-cell>
          <table:table-cell table:number-columns-repeated="1019"/>
        </table:table-row>
        <table:table-row table:style-name="ro11">
          <table:table-cell table:number-columns-repeated="3"/>
          <table:table-cell office:value-type="string">
            <text:p>12993440</text:p>
          </table:table-cell>
          <table:table-cell office:value-type="string">
            <text:p>I don't think that the output of stanbol / clerezza should be dependent of the timezone the ser</text:p>
            <text:p>ver is running on. I think it's best of the server side is behaving exactly the same world wide</text:p>
            <text:p>. I think it's the role of clients to convert a date into the timezone of the client user. The </text:p>
            <text:p>timezone of the server is pretty irrelevant. It could be the case were we have load balanced re</text:p>
            <text:p>quests between servers in Europe, east cost US and west cost US and the results would not be co</text:p>
            <text:p>nsistent for the client code.</text:p>
            <text:p/>
            <text:p>Better have the server always return a universally encoded date </text:p>
            <text:p>(using UTC) and let the client convert from UTC to there timezone if they need to display that </text:p>
            <text:p>info in the UI.</text:p>
          </table:table-cell>
          <table:table-cell table:number-columns-repeated="1019"/>
        </table:table-row>
        <table:table-row table:style-name="ro46">
          <table:table-cell table:number-columns-repeated="3"/>
          <table:table-cell office:value-type="string">
            <text:p>12993443</text:p>
          </table:table-cell>
          <table:table-cell office:value-type="string">
            <text:p>&gt; Better have the server always return a universally encoded date (using UTC)...</text:p>
            <text:p/>
            <text:p>That would ce</text:p>
            <text:p>rtainly work, but the big downside is that it needs to be documented.</text:p>
            <text:p/>
            <text:p>If the server outputs </text:p>
            <text:p/>
            <text:p/>
            <text:p><text:s text:c="2"/>Wed Jan 19 2005 01:30:00 GMT+0100 (CET) </text:p>
            <text:p/>
            <text:p>there's no ambiguity as the timezone is explicit. A</text:p>
            <text:p>ny sane client-side language should be able to parse that format.</text:p>
            <text:p/>
            <text:p>whereas if you output</text:p>
            <text:p/>
            <text:p><text:s text:c="2"/>Wed</text:p>
            <text:p><text:s/>Jan 19 2005 01:30:00</text:p>
            <text:p/>
            <text:p>and the client has to know that it's UTC, many people will just ignore t</text:p>
            <text:p>hat convention and get wrong results sometimes, depending on the client's timezone.</text:p>
            <text:p/>
            <text:p>Anyway, II</text:p>
            <text:p>UC that's more a Clerezza problem than a Stanbol problem.</text:p>
          </table:table-cell>
          <table:table-cell table:number-columns-repeated="1019"/>
        </table:table-row>
        <table:table-row table:style-name="ro39">
          <table:table-cell table:number-columns-repeated="3"/>
          <table:table-cell office:value-type="string">
            <text:p>12993452</text:p>
          </table:table-cell>
          <table:table-cell office:value-type="string">
            <text:p>I mean: the server should return the time encoded as ISO 8601, explicitly setting the final Z s</text:p>
            <text:p>uffix to state that it has been converted to the UTC frame of reference, e.g.:</text:p>
            <text:p/>
            <text:p><text:s text:c="2"/>2005-01-10T01</text:p>
            <text:p>:30:00Z</text:p>
            <text:p/>
            <text:p>In that case there is no any ambiguity and the output will be fixed whatever the locat</text:p>
            <text:p>ion of the stanbol server.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2993456</text:p>
          </table:table-cell>
          <table:table-cell office:value-type="string">
            <text:p>Ok, got it now, agree with "2005-01-10T01:30:00Z"</text:p>
          </table:table-cell>
          <table:table-cell table:number-columns-repeated="1019"/>
        </table:table-row>
        <table:table-row table:style-name="ro8">
          <table:table-cell table:number-columns-repeated="3"/>
          <table:table-cell office:value-type="string">
            <text:p>12993459</text:p>
          </table:table-cell>
          <table:table-cell office:value-type="string">
            <text:p>The tests are working again. So I this issue is resolved.</text:p>
            <text:p/>
            <text:p>The issue that the server should ret</text:p>
            <text:p>urn date values always in UTC should be addressed in its own issue if we see this as a problem.</text:p>
            <text:p><text:s/>Indeed it might be a problem that should be fixed in Clerezza.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2993460</text:p>
          </table:table-cell>
          <table:table-cell office:value-type="string">
            <text:p>Tests are working again on Hudson with r1069729.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12993496</text:p>
          </table:table-cell>
          <table:table-cell office:value-type="string">
            <text:p>All right, can you please to open a new issue set to "minor" priority in STANBOL and maybe anot</text:p>
            <text:p>her in CLEREZZA and link them both together?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2993527</text:p>
          </table:table-cell>
          <table:table-cell office:value-type="string">
            <text:p>Created STANBOL-76 and CLEREZZA-419 for that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498260</text:p>
          </table:table-cell>
          <table:table-cell office:value-type="string">
            <text:p>STANBOL-71</text:p>
          </table:table-cell>
          <table:table-cell office:value-type="string">
            <text:p>solr yard test should not generate files in the source tree</text:p>
          </table:table-cell>
          <table:table-cell table:number-columns-repeated="1021"/>
        </table:table-row>
        <table:table-row table:style-name="ro5">
          <table:table-cell table:number-columns-repeated="3"/>
          <table:table-cell office:value-type="string">
            <text:p>12993102</text:p>
          </table:table-cell>
          <table:table-cell office:value-type="string">
            <text:p>I think the date serializer should serialize all dates using UTC instead of server dependant ti</text:p>
            <text:p>mezones.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2993870</text:p>
          </table:table-cell>
          <table:table-cell office:value-type="string">
            <text:p>see Revision 107005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498211</text:p>
          </table:table-cell>
          <table:table-cell office:value-type="string">
            <text:p>STANBOL-70</text:p>
          </table:table-cell>
          <table:table-cell office:value-type="string">
            <text:p>Continuous integration setup</text:p>
          </table:table-cell>
          <table:table-cell table:number-columns-repeated="1021"/>
        </table:table-row>
        <table:table-row table:style-name="ro39">
          <table:table-cell table:number-columns-repeated="3"/>
          <table:table-cell office:value-type="string">
            <text:p>12992956</text:p>
          </table:table-cell>
          <table:table-cell office:value-type="string">
            <text:p>Basic setup done at https://hudson.apache.org/hudson/job/stanbol-trunk-1.6/</text:p>
            <text:p/>
            <text:p>Didn't set a lock </text:p>
            <text:p>on the build job, we might need to add this if we create multiple jobs.</text:p>
            <text:p/>
            <text:p>The https://hudson.apa</text:p>
            <text:p>che.org/hudson/view/S-Z/view/Stanbol/ view shows all jobs having names that match the stanbol.*</text:p>
            <text:p><text:s/>regexp</text:p>
          </table:table-cell>
          <table:table-cell table:number-columns-repeated="1019"/>
        </table:table-row>
        <table:table-row table:style-name="ro12">
          <table:table-cell table:number-columns-repeated="3"/>
          <table:table-cell office:value-type="string">
            <text:p>12993028</text:p>
          </table:table-cell>
          <table:table-cell office:value-type="string">
            <text:p>I have set the build job to run either on the Ubuntu or Solaris boxes. This might allow it to r</text:p>
            <text:p>un more quickly, as most builds are tied to the Ubuntu boxes and the Solaris boxes are much les</text:p>
            <text:p>s loaded.</text:p>
            <text:p/>
            <text:p>This will also help expose portability issues, we must just be careful to check wher</text:p>
            <text:p>e the build ran if it fails.</text:p>
          </table:table-cell>
          <table:table-cell table:number-columns-repeated="1019"/>
        </table:table-row>
        <table:table-row table:style-name="ro32">
          <table:table-cell table:number-columns-repeated="3"/>
          <table:table-cell office:value-type="string">
            <text:p>12993059</text:p>
          </table:table-cell>
          <table:table-cell office:value-type="string">
            <text:p>Enhancer integration tests fail on Solaris, tried the runnable jar at the command line on that </text:p>
            <text:p>box and the http services don't start (stack trace below). </text:p>
            <text:p/>
            <text:p>A trunk version of the Sling Launc</text:p>
            <text:p>hpad runnable jar starts, so future versions might work on Solaris, I don't want to spend too m</text:p>
            <text:p>uch time investigating.</text:p>
            <text:p/>
            <text:p>For now, I have changed the build job to run on Ubuntu only.</text:p>
            <text:p/>
            <text:p/>
            <text:p>10.02.2</text:p>
            <text:p>011 08:20:24.137 *WARN* ¡Jetty HTTP Service¿ org.apache.felix.http.jetty Error starting handler</text:p>
            <text:p>s (java.lang.InternalError: URLSeedGenerator file:/dev/random generated exception: null) java.l</text:p>
            <text:p>ang.InternalError: URLSeedGenerator file:/dev/random generat</text:p>
            <text:p>ed exception: null</text:p>
            <text:p><text:s text:c="8"/>at sun.</text:p>
            <text:p>security.provider.SeedGenerator$URLSeedGenerator.getSeedByte(SeedGenerator.java:455)</text:p>
            <text:p><text:s text:c="8"/>at</text:p>
            <text:p><text:s/>sun.security.provider.SeedGenerator.getSeedBytes(SeedGenerator.java:123)</text:p>
            <text:p><text:s text:c="8"/>at sun.securi</text:p>
            <text:p>ty.provider.SeedGenerator.generateSeed(SeedGenerator.java:118)</text:p>
            <text:p><text:s text:c="8"/>at sun.security.provider</text:p>
            <text:p>.SecureRandom.engineGenerateSeed(SecureRandom.java:114)</text:p>
            <text:p><text:s text:c="8"/>at sun.security.provider.Secure</text:p>
            <text:p>Random.engineNextBytes(SecureRandom.java:171)</text:p>
            <text:p><text:s text:c="8"/>at java.security.SecureRandom.nextBytes(S</text:p>
            <text:p>ecureRandom.java:433)</text:p>
            <text:p><text:s text:c="8"/>at java.security.SecureRandom.next(SecureRandom.java:455)</text:p>
            <text:p><text:s text:c="7"/></text:p>
            <text:p><text:s/>at java.util.Random.nextLong(Random.java:284)</text:p>
            <text:p><text:s text:c="8"/>at org.mortbay.jetty.servlet.HashSession</text:p>
            <text:p>IdManager.doStart(HashSessionIdManager.java:139)</text:p>
            <text:p/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13002608</text:p>
          </table:table-cell>
          <table:table-cell office:value-type="string">
            <text:p>As hudson is working smoothly so far can you mark this issue as resolved? I suggest we track so</text:p>
            <text:p>laris support will be tracked in another issue when needed.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3002613</text:p>
          </table:table-cell>
          <table:table-cell office:value-type="string">
            <text:p>ok, marking fix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498171</text:p>
          </table:table-cell>
          <table:table-cell office:value-type="string">
            <text:p>STANBOL-69</text:p>
          </table:table-cell>
          <table:table-cell office:value-type="string">
            <text:p>Cleanup OSGi dependencies defined by KReS bundles</text:p>
          </table:table-cell>
          <table:table-cell table:number-columns-repeated="1021"/>
        </table:table-row>
        <table:table-row table:style-name="ro5">
          <table:table-cell table:number-columns-repeated="3"/>
          <table:table-cell office:value-type="string">
            <text:p>12994279</text:p>
          </table:table-cell>
          <table:table-cell office:value-type="string">
            <text:p>This requires a POM refactoring of superfluous instructions. Will take care of this, though I c</text:p>
            <text:p>an't seem to be able to self-assign the issue...</text:p>
          </table:table-cell>
          <table:table-cell table:number-columns-repeated="1019"/>
        </table:table-row>
        <table:table-row table:style-name="ro10">
          <table:table-cell table:number-columns-repeated="3"/>
          <table:table-cell office:value-type="string">
            <text:p>12994300</text:p>
          </table:table-cell>
          <table:table-cell office:value-type="string">
            <text:p>@Alessandro: Do you have commit rights for Stanbol? I don't see your name in the list of commit</text:p>
            <text:p>ters here in JIRA. I think, if you are not a committer, you will have to submit patches and att</text:p>
            <text:p>ach them to the JIRA issues.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2994302</text:p>
          </table:table-cell>
          <table:table-cell office:value-type="string">
            <text:p>Alessandro's Apache account has been requested but not created yet, so he cannot commit ATM.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3000203</text:p>
          </table:table-cell>
          <table:table-cell office:value-type="string">
            <text:p>I've been given my Apache account, so I can now assign the issue to myself.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13001999</text:p>
          </table:table-cell>
          <table:table-cell office:value-type="string">
            <text:p>Refactored all POMs with minimal import/export instructions, and set _nouses for OSGi cross-com</text:p>
            <text:p>patibility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497907</text:p>
          </table:table-cell>
          <table:table-cell office:value-type="string">
            <text:p>STANBOL-68</text:p>
          </table:table-cell>
          <table:table-cell office:value-type="string">
            <text:p>Add ASL2.0 header to all files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2991622</text:p>
          </table:table-cell>
          <table:table-cell office:value-type="string">
            <text:p>Add asl2.0 header for all files .java and .xml files in /engin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2991642</text:p>
          </table:table-cell>
          <table:table-cell office:value-type="string">
            <text:p>same for clerezza modul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2991958</text:p>
          </table:table-cell>
          <table:table-cell office:value-type="string">
            <text:p>Patch applied in revision 1068358, thanks!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497824</text:p>
          </table:table-cell>
          <table:table-cell office:value-type="string">
            <text:p>STANBOL-67</text:p>
          </table:table-cell>
          <table:table-cell office:value-type="string">
            <text:p>Updates modules names in main pom (last changed rev 1066448)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2991312</text:p>
          </table:table-cell>
          <table:table-cell office:value-type="string">
            <text:p>patch that solve this issu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2991954</text:p>
          </table:table-cell>
          <table:table-cell office:value-type="string">
            <text:p>Patch applied in revision 1068357, thanks!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497473</text:p>
          </table:table-cell>
          <table:table-cell office:value-type="string">
            <text:p>STANBOL-66</text:p>
          </table:table-cell>
          <table:table-cell office:value-type="string">
            <text:p>Usage feedback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number-columns-repeated="2" office:value-type="string">
            <text:p>NO COMMENT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497452</text:p>
          </table:table-cell>
          <table:table-cell office:value-type="string">
            <text:p>STANBOL-65</text:p>
          </table:table-cell>
          <table:table-cell office:value-type="string">
            <text:p>maven build error running tests</text:p>
          </table:table-cell>
          <table:table-cell table:number-columns-repeated="1021"/>
        </table:table-row>
        <table:table-row table:style-name="ro5">
          <table:table-cell table:number-columns-repeated="3"/>
          <table:table-cell office:value-type="string">
            <text:p>12995804</text:p>
          </table:table-cell>
          <table:table-cell office:value-type="string">
            <text:p>This problem is the same of STANBOL-35. To solve the errors has been excluded slf4j-log4j12 ver</text:p>
            <text:p>sion 1.5.6 and added slf4j-simple version 1.5.2 to the test library.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2997717</text:p>
          </table:table-cell>
          <table:table-cell office:value-type="string">
            <text:p>STANBOL-35 seems to be resolved, is this still an open issue?</text:p>
          </table:table-cell>
          <table:table-cell table:number-columns-repeated="1019"/>
        </table:table-row>
        <table:table-row table:style-name="ro22">
          <table:table-cell table:number-columns-repeated="3"/>
          <table:table-cell office:value-type="string">
            <text:p>12997737</text:p>
          </table:table-cell>
          <table:table-cell office:value-type="string">
            <text:p>The problem is the same of STANBOL-35. There was a conflict launched when the test methods trie</text:p>
            <text:p>d access to classes of slf4j due to library slf4j-log4j version 1.5.6. In fact the slf4j used i</text:p>
            <text:p>s of version 1.5.2. Moreover was needed also adding the library slf4j-simple (version 1.5.2) am</text:p>
            <text:p>ong test libraries.</text:p>
            <text:p>These two changes involve only the pom.xml file of the package eu.iksprojec</text:p>
            <text:p>t.kres.reasoner.</text:p>
            <text:p/>
            <text:p>The changes are:</text:p>
            <text:p/>
            <text:p>&lt;exclusions&gt;</text:p>
            <text:p><text:tab/><text:tab/> <text:s/>&lt;exclusion&gt;</text:p>
            <text:p><text:tab/><text:tab/> <text:s text:c="2"/>&lt;artifactId&gt;slf4j-log4j12</text:p>
            <text:p>&lt;/artifactId&gt;</text:p>
            <text:p><text:tab/><text:tab/> <text:s text:c="2"/>&lt;groupId&gt;org.slf4j&lt;/groupId&gt;</text:p>
            <text:p><text:tab/><text:tab/> <text:s/>&lt;/exclusion&gt;</text:p>
            <text:p>&lt;/exclusions&gt;</text:p>
            <text:p/>
            <text:p>&lt;dependency&gt;</text:p>
            <text:p><text:tab/> </text:p>
            <text:p><text:s/>&lt;groupId&gt;org.slf4j&lt;/groupId&gt;</text:p>
            <text:p><text:tab/> <text:s/>&lt;artifactId&gt;slf4j-simple&lt;/artifactId&gt;</text:p>
            <text:p><text:tab/> <text:s/>&lt;version&gt;1.5.2&lt;/versi</text:p>
            <text:p>on&gt;</text:p>
            <text:p><text:tab/> <text:s/>&lt;scope&gt;test&lt;/scope&gt;</text:p>
            <text:p>&lt;/dependency&gt; 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497450</text:p>
          </table:table-cell>
          <table:table-cell office:value-type="string">
            <text:p>STANBOL-64</text:p>
          </table:table-cell>
          <table:table-cell office:value-type="string">
            <text:p>pom.xml is invalid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2991616</text:p>
          </table:table-cell>
          <table:table-cell office:value-type="string">
            <text:p>Sorry see this issue after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2997718</text:p>
          </table:table-cell>
          <table:table-cell office:value-type="string">
            <text:p>Duplicate of already closed STANBOL-67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497335</text:p>
          </table:table-cell>
          <table:table-cell office:value-type="string">
            <text:p>STANBOL-63</text:p>
          </table:table-cell>
          <table:table-cell office:value-type="string">
            <text:p>Support the use of EmbeddedSolrServer for SolrYard</text:p>
          </table:table-cell>
          <table:table-cell table:number-columns-repeated="1021"/>
        </table:table-row>
        <table:table-row table:style-name="ro9">
          <table:table-cell table:number-columns-repeated="3"/>
          <table:table-cell office:value-type="string">
            <text:p>12992495</text:p>
          </table:table-cell>
          <table:table-cell office:value-type="string">
            <text:p>Revision 1066040 added support for using embedded SolrServers with the SolrYard.</text:p>
            <text:p>The only think</text:p>
            <text:p><text:s/>a User needs to do is to use a path to a File instead of an http URL in the SolrYard configura</text:p>
            <text:p>tion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497060</text:p>
          </table:table-cell>
          <table:table-cell office:value-type="string">
            <text:p>STANBOL-62</text:p>
          </table:table-cell>
          <table:table-cell office:value-type="string">
            <text:p>Complete unit test framework for Entityhub</text:p>
          </table:table-cell>
          <table:table-cell table:number-columns-repeated="1021"/>
        </table:table-row>
        <table:table-row table:style-name="ro6">
          <table:table-cell table:number-columns-repeated="3"/>
          <table:table-cell office:value-type="string">
            <text:p>13047034</text:p>
          </table:table-cell>
          <table:table-cell office:value-type="string">
            <text:p>Work on this has stopped, because the test for the remaining Components (ReferencedSite, SiteMa</text:p>
            <text:p>nager and Query tests) do need an OSGI environment and/or depended an a fixed dataset.</text:p>
            <text:p/>
            <text:p>With th</text:p>
            <text:p>e ongoing work on the Entityhub IndexingUtilities, the DataFileProvider and the BundleInstaller</text:p>
            <text:p><text:s/>it is now possible to create and loading such a dataset is now possible.</text:p>
            <text:p/>
            <text:p>The next steps are t</text:p>
            <text:p>herefore to create such a dataset, provide the configuration, load the setup during the initial</text:p>
            <text:p>ization of the Integration tests and write the Integration tests for the Components and feature</text:p>
            <text:p>s mentioned abov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3533431</text:p>
          </table:table-cell>
          <table:table-cell office:value-type="string">
            <text:p>fully implemented wiht http://svn.apache.org/viewvc?rev=1422627&amp;view=rev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496910</text:p>
          </table:table-cell>
          <table:table-cell office:value-type="string">
            <text:p>STANBOL-61</text:p>
          </table:table-cell>
          <table:table-cell office:value-type="string">
            <text:p>Remove LGPL library net.sourceforge.textcat from 'langid' enhancement engine</text:p>
          </table:table-cell>
          <table:table-cell table:number-columns-repeated="1021"/>
        </table:table-row>
        <table:table-row table:style-name="ro12">
          <table:table-cell table:number-columns-repeated="3"/>
          <table:table-cell office:value-type="string">
            <text:p>12992720</text:p>
          </table:table-cell>
          <table:table-cell office:value-type="string">
            <text:p>I see that textcat version was changed to 1.0.1 but it is still a LGPL licensed lib.</text:p>
            <text:p/>
            <text:p>http://te</text:p>
            <text:p>xtcat.sourceforge.net/</text:p>
            <text:p/>
            <text:p>Is there a chance to get textcat using another license?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12992911</text:p>
          </table:table-cell>
          <table:table-cell office:value-type="string">
            <text:p>I contacted the providers of the library for a change of license e.g. to the same license as th</text:p>
            <text:p>e non-Java lib (BSD), but have not yet received an answer.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3063877</text:p>
          </table:table-cell>
          <table:table-cell office:value-type="string">
            <text:p>Replaced the TextCat engine by the Apache Tika LanguageIdentifie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496834</text:p>
          </table:table-cell>
          <table:table-cell office:value-type="string">
            <text:p>STANBOL-60</text:p>
          </table:table-cell>
          <table:table-cell office:value-type="string">
            <text:p>Don't shout with me Exception</text:p>
          </table:table-cell>
          <table:table-cell table:number-columns-repeated="1021"/>
        </table:table-row>
        <table:table-row table:style-name="ro24">
          <table:table-cell table:number-columns-repeated="3"/>
          <table:table-cell office:value-type="string">
            <text:p>12997518</text:p>
          </table:table-cell>
          <table:table-cell office:value-type="string">
            <text:p>The described Issue is reproduceable and probably caused by OpenNLP not detecting a sentence wi</text:p>
            <text:p>thin the parsed text.</text:p>
            <text:p>This Conclusion is based on the fact that all variations that do not use </text:p>
            <text:p>a '.' at the end do result in an empty response. Also parsing </text:p>
            <text:p><text:s text:c="2"/>"Fise can detect famous cities</text:p>
            <text:p><text:s/>such as Paris"</text:p>
            <text:p>results in an empty response.</text:p>
            <text:p/>
            <text:p>A look at the source of the NamedEntityExtractio</text:p>
            <text:p>nEnhancementEngine showed that the content is not processed of no sentences are detected (withi</text:p>
            <text:p>n the extractNameOccurrences(..)).</text:p>
            <text:p>We should definitely process the content even if no sentence</text:p>
            <text:p>s are detected (especially for small content lengths).</text:p>
            <text:p/>
            <text:p>If nobody has a better solution I would</text:p>
            <text:p><text:s/>change the code to add the whole content as first element in the sentence array if no sentence</text:p>
            <text:p>s are detected by openNLP</text:p>
            <text:p/>
            <text:p>WDYT</text:p>
            <text:p>Ruper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2997687</text:p>
          </table:table-cell>
          <table:table-cell office:value-type="string">
            <text:p>Implemented the fix as suggested in the above comment in revision 1073251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496833</text:p>
          </table:table-cell>
          <table:table-cell office:value-type="string">
            <text:p>STANBOL-59</text:p>
          </table:table-cell>
          <table:table-cell office:value-type="string">
            <text:p>Correct index calculation for enhancements</text:p>
          </table:table-cell>
          <table:table-cell table:number-columns-repeated="1021"/>
        </table:table-row>
        <table:table-row table:style-name="ro9">
          <table:table-cell table:number-columns-repeated="3"/>
          <table:table-cell office:value-type="string">
            <text:p>12987264</text:p>
          </table:table-cell>
          <table:table-cell office:value-type="string">
            <text:p>back than it was found, that this was caused by a problem with the html char encoding on the cl</text:p>
            <text:p>ient and not by FISE</text:p>
            <text:p>see http://lists.iks-project.eu/pipermail/iks-fise/2010-November/001285.ht</text:p>
            <text:p>ml for detail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496831</text:p>
          </table:table-cell>
          <table:table-cell office:value-type="string">
            <text:p>STANBOL-58</text:p>
          </table:table-cell>
          <table:table-cell office:value-type="string">
            <text:p>Replace invented namespace names (j.0 and j.1) by appropriate special prefixes</text:p>
          </table:table-cell>
          <table:table-cell table:number-columns-repeated="1021"/>
        </table:table-row>
        <table:table-row table:style-name="ro10">
          <table:table-cell table:number-columns-repeated="3"/>
          <table:table-cell office:value-type="string">
            <text:p>13530922</text:p>
          </table:table-cell>
          <table:table-cell office:value-type="string">
            <text:p>For serialization setting of namespaces will be provided by CLEREZZA-222. For Stanbol namespace</text:p>
            <text:p><text:s/>prefix mappings are provided by STANBOL-824. An integration of those two services will be desc</text:p>
            <text:p>ribed by an own issu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496830</text:p>
          </table:table-cell>
          <table:table-cell office:value-type="string">
            <text:p>STANBOL-57</text:p>
          </table:table-cell>
          <table:table-cell office:value-type="string">
            <text:p>Built-in for comparison in KReSRule syntax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number-columns-repeated="2" office:value-type="string">
            <text:p>NO COMMENT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496829</text:p>
          </table:table-cell>
          <table:table-cell office:value-type="string">
            <text:p>STANBOL-56</text:p>
          </table:table-cell>
          <table:table-cell office:value-type="string">
            <text:p>[RICK] Implement Caches for ReferencedSites</text:p>
          </table:table-cell>
          <table:table-cell table:number-columns-repeated="1021"/>
        </table:table-row>
        <table:table-row table:style-name="ro8">
          <table:table-cell table:number-columns-repeated="3"/>
          <table:table-cell office:value-type="string">
            <text:p>13181338</text:p>
          </table:table-cell>
          <table:table-cell office:value-type="string">
            <text:p>Caches are supported by the Entityhub since some time.</text:p>
            <text:p/>
            <text:p>see: http://svn.apache.org/repos/asf/in</text:p>
            <text:p>cubator/stanbol/trunk/entityhub/generic/core/src/main/java/org/apache/stanbol/entityhub/core/si</text:p>
            <text:p>te/CacheImpl.java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496828</text:p>
          </table:table-cell>
          <table:table-cell office:value-type="string">
            <text:p>STANBOL-55</text:p>
          </table:table-cell>
          <table:table-cell office:value-type="string">
            <text:p>Move full stack launcher out of FISE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3181333</text:p>
          </table:table-cell>
          <table:table-cell office:value-type="string">
            <text:p>Stanbol Launchers reside since some time within /stanbol/trunk/lancher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496826</text:p>
          </table:table-cell>
          <table:table-cell office:value-type="string">
            <text:p>STANBOL-54</text:p>
          </table:table-cell>
          <table:table-cell office:value-type="string">
            <text:p>Remove Content from Store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3222575</text:p>
          </table:table-cell>
          <table:table-cell office:value-type="string">
            <text:p>Removal is supported by the Contenthub. Anil can you check if this issue is already resolved?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3223047</text:p>
          </table:table-cell>
          <table:table-cell office:value-type="string">
            <text:p>Yes, Contenthub already supports deleting content items through HTTP DELETE.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3223048</text:p>
          </table:table-cell>
          <table:table-cell office:value-type="string">
            <text:p>Fixed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496825</text:p>
          </table:table-cell>
          <table:table-cell office:value-type="string">
            <text:p>STANBOL-53</text:p>
          </table:table-cell>
          <table:table-cell office:value-type="string">
            <text:p>Show revision number in HTML pages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number-columns-repeated="2" office:value-type="string">
            <text:p>NO COMMENT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496824</text:p>
          </table:table-cell>
          <table:table-cell office:value-type="string">
            <text:p>STANBOL-52</text:p>
          </table:table-cell>
          <table:table-cell office:value-type="string">
            <text:p>Schema/Ontology for the EnhancementStrucutre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2987054</text:p>
          </table:table-cell>
          <table:table-cell office:value-type="string">
            <text:p>A Stanbol vocabulary may be related to an ontology for the enhancement structure.</text:p>
          </table:table-cell>
          <table:table-cell table:number-columns-repeated="1019"/>
        </table:table-row>
        <table:table-row table:style-name="ro12">
          <table:table-cell table:number-columns-repeated="3"/>
          <table:table-cell office:value-type="string">
            <text:p>13222574</text:p>
          </table:table-cell>
          <table:table-cell office:value-type="string">
            <text:p>Revision <text:tab/>#1297071 added OWL files for all RDF vocabularies used by the Stanbol Enhancer. The F</text:p>
            <text:p>ISE enhancement structure is defined by [1]</text:p>
            <text:p/>
            <text:p/>
            <text:p>[1] http://svn.apache.org/repos/asf/incubator/sta</text:p>
            <text:p>nbol/trunk/enhancer/generic/servicesapi/src/main/resources/fise.ow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496823</text:p>
          </table:table-cell>
          <table:table-cell office:value-type="string">
            <text:p>STANBOL-51</text:p>
          </table:table-cell>
          <table:table-cell office:value-type="string">
            <text:p>Get enhancements as RDFa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number-columns-repeated="2" office:value-type="string">
            <text:p>NO COMMENT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496822</text:p>
          </table:table-cell>
          <table:table-cell office:value-type="string">
            <text:p>STANBOL-50</text:p>
          </table:table-cell>
          <table:table-cell office:value-type="string">
            <text:p>Descriptive automated tests for the HTTP API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2992936</text:p>
          </table:table-cell>
          <table:table-cell office:value-type="string">
            <text:p>Duplicate of STANBOL-1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496821</text:p>
          </table:table-cell>
          <table:table-cell office:value-type="string">
            <text:p>STANBOL-49</text:p>
          </table:table-cell>
          <table:table-cell office:value-type="string">
            <text:p>Support JSONP (JSON with Padding) for Javascript clients with anti-XSS sandboxing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3125794</text:p>
          </table:table-cell>
          <table:table-cell office:value-type="string">
            <text:p>see CORS implementation (STANBOL-105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496820</text:p>
          </table:table-cell>
          <table:table-cell office:value-type="string">
            <text:p>STANBOL-48</text:p>
          </table:table-cell>
          <table:table-cell office:value-type="string">
            <text:p>Mapping Zemanta data strucutres to the FISE enhancement structure</text:p>
          </table:table-cell>
          <table:table-cell table:number-columns-repeated="1021"/>
        </table:table-row>
        <table:table-row table:style-name="ro10">
          <table:table-cell table:number-columns-repeated="3"/>
          <table:table-cell office:value-type="string">
            <text:p>12987148</text:p>
          </table:table-cell>
          <table:table-cell office:value-type="string">
            <text:p>This problem here is mainly the same as reported by this two issues. If we agree on an extensio</text:p>
            <text:p>n to the Enhancement Structure that solves STANBOL-28 and STANBOL-29, than this should also be </text:p>
            <text:p>sufficient for the Zemanta eng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496819</text:p>
          </table:table-cell>
          <table:table-cell office:value-type="string">
            <text:p>STANBOL-47</text:p>
          </table:table-cell>
          <table:table-cell office:value-type="string">
            <text:p>Split up the EntityMentionEnhancementEngine into two separate one</text:p>
          </table:table-cell>
          <table:table-cell table:number-columns-repeated="1021"/>
        </table:table-row>
        <table:table-row table:style-name="ro5">
          <table:table-cell table:number-columns-repeated="3"/>
          <table:table-cell office:value-type="string">
            <text:p>13104457</text:p>
          </table:table-cell>
          <table:table-cell office:value-type="string">
            <text:p>EntityMentionEnhancementEngine will be deprecated in favor of NamedEntityTaggingEngine and the </text:p>
            <text:p>EntityHub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496817</text:p>
          </table:table-cell>
          <table:table-cell office:value-type="string">
            <text:p>STANBOL-46</text:p>
          </table:table-cell>
          <table:table-cell office:value-type="string">
            <text:p>Asynchronous enhancements</text:p>
          </table:table-cell>
          <table:table-cell table:number-columns-repeated="1021"/>
        </table:table-row>
        <table:table-row table:style-name="ro30">
          <table:table-cell table:number-columns-repeated="3"/>
          <table:table-cell office:value-type="string">
            <text:p>13183878</text:p>
          </table:table-cell>
          <table:table-cell office:value-type="string">
            <text:p>Please note the following two resource as they are related to this issue</text:p>
            <text:p/>
            <text:p>1. A discussion to us</text:p>
            <text:p>e the new Jobs Component for the Implementation of this Issue by David Riccitelli [1]</text:p>
            <text:p/>
            <text:p>2. A spe</text:p>
            <text:p>cification defining Enhancement Chains [2]: The Execution Plan used by such Chains would allow </text:p>
            <text:p>to determine what Enhancement Engines could be executed in parallel. Because of this this speci</text:p>
            <text:p>fication provides also some details an asynchronous and parallel execution of EnhancementEngine</text:p>
            <text:p>s. </text:p>
            <text:p/>
            <text:p/>
            <text:p>[1] http://markmail.org/message/v7sds6g2yxkzl3wu</text:p>
            <text:p>[2] http://stanbol.staging.apache.org/st</text:p>
            <text:p>anbol/docs/trunk/enhancer/STANBOL-414-specification.html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13183879</text:p>
          </table:table-cell>
          <table:table-cell office:value-type="string">
            <text:p>The extensions to the Stanbol Enhancer discussed in STANBOL-431 are related to Asynchronous enh</text:p>
            <text:p>ancements.</text:p>
          </table:table-cell>
          <table:table-cell table:number-columns-repeated="1019"/>
        </table:table-row>
        <table:table-row table:style-name="ro39">
          <table:table-cell table:number-columns-repeated="3"/>
          <table:table-cell office:value-type="string">
            <text:p>13198867</text:p>
          </table:table-cell>
          <table:table-cell office:value-type="string">
            <text:p>With revision #1239618 async processing is supported by all current enhancement engines.</text:p>
            <text:p/>
            <text:p>The E</text:p>
            <text:p>ventJobManager also supports async enhancements based on the org.osgi.service.event framework.</text:p>
            <text:p/>
            <text:p/>
            <text:p>Note that if Engines are called asynchronously depends on the configured enhancement chain and</text:p>
            <text:p><text:s/>the used EnhancementJobManager implementatio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496816</text:p>
          </table:table-cell>
          <table:table-cell office:value-type="string">
            <text:p>STANBOL-45</text:p>
          </table:table-cell>
          <table:table-cell office:value-type="string">
            <text:p>Use released Clerezza bundles</text:p>
          </table:table-cell>
          <table:table-cell table:number-columns-repeated="1021"/>
        </table:table-row>
        <table:table-row table:style-name="ro5">
          <table:table-cell table:number-columns-repeated="3"/>
          <table:table-cell office:value-type="string">
            <text:p>13213509</text:p>
          </table:table-cell>
          <table:table-cell office:value-type="string">
            <text:p>Saw that Fabian already adapted the dependendecies in STANBOL-293 after I assigned the issue to</text:p>
            <text:p><text:s/>me, don't see anything left to be done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496815</text:p>
          </table:table-cell>
          <table:table-cell office:value-type="string">
            <text:p>STANBOL-44</text:p>
          </table:table-cell>
          <table:table-cell office:value-type="string">
            <text:p>Use an adapter pattern in ContentItem</text:p>
          </table:table-cell>
          <table:table-cell table:number-columns-repeated="1021"/>
        </table:table-row>
        <table:table-row table:style-name="ro8">
          <table:table-cell table:number-columns-repeated="3"/>
          <table:table-cell office:value-type="string">
            <text:p>13181330</text:p>
          </table:table-cell>
          <table:table-cell office:value-type="string">
            <text:p>The ContentAdapter proposed by this would create new ContentParts (Blobs) as defined by STANBOL</text:p>
            <text:p>-414.</text:p>
            <text:p/>
            <text:p>If we still want a ContentAdapter service we should integrate that with the API defined </text:p>
            <text:p>by STANBOL-414</text:p>
          </table:table-cell>
          <table:table-cell table:number-columns-repeated="1019"/>
        </table:table-row>
        <table:table-row table:style-name="ro10">
          <table:table-cell table:number-columns-repeated="3"/>
          <table:table-cell office:value-type="string">
            <text:p>13222548</text:p>
          </table:table-cell>
          <table:table-cell office:value-type="string">
            <text:p>STANBOL-414 provides an alternate solution. (the use of Blobs as content parts). Both the Metax</text:p>
            <text:p>aEngine (STANBOL-478) and the new TikaEngine (STANBOL-512) use already the solution introduced </text:p>
            <text:p>by STANBOL-414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496814</text:p>
          </table:table-cell>
          <table:table-cell office:value-type="string">
            <text:p>STANBOL-43</text:p>
          </table:table-cell>
          <table:table-cell office:value-type="string">
            <text:p>Review service and HTTP APIs based on FISEapiReview20100331</text:p>
          </table:table-cell>
          <table:table-cell table:number-columns-repeated="1021"/>
        </table:table-row>
        <table:table-row table:style-name="ro5">
          <table:table-cell table:number-columns-repeated="3"/>
          <table:table-cell office:value-type="string">
            <text:p>13532162</text:p>
          </table:table-cell>
          <table:table-cell office:value-type="string">
            <text:p>About 50% of this requested change were adopted over the months. This is fixed for now. Please </text:p>
            <text:p>open new issues for concrete problem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496800</text:p>
          </table:table-cell>
          <table:table-cell office:value-type="string">
            <text:p>STANBOL-42</text:p>
          </table:table-cell>
          <table:table-cell office:value-type="string">
            <text:p>Move open issues from IKS Google issue tracker to JIRA</text:p>
          </table:table-cell>
          <table:table-cell table:number-columns-repeated="1021"/>
        </table:table-row>
        <table:table-row table:style-name="ro5">
          <table:table-cell table:number-columns-repeated="3"/>
          <table:table-cell office:value-type="string">
            <text:p>12987047</text:p>
          </table:table-cell>
          <table:table-cell office:value-type="string">
            <text:p>Moved all issues regarding Stanbol components to JIRA by creating new issues and copying the ma</text:p>
            <text:p>terial from the Google issue tracker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496662</text:p>
          </table:table-cell>
          <table:table-cell office:value-type="string">
            <text:p>STANBOL-41</text:p>
          </table:table-cell>
          <table:table-cell office:value-type="string">
            <text:p>Create and add Stanbol code formatter for Eclipse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2986317</text:p>
          </table:table-cell>
          <table:table-cell office:value-type="string">
            <text:p>Added Eclipse formatter to directory "conventions" in r1063203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496011</text:p>
          </table:table-cell>
          <table:table-cell office:value-type="string">
            <text:p>STANBOL-40</text:p>
          </table:table-cell>
          <table:table-cell office:value-type="string">
            <text:p>Rename the fise java package</text:p>
          </table:table-cell>
          <table:table-cell table:number-columns-repeated="1021"/>
        </table:table-row>
        <table:table-row table:style-name="ro29">
          <table:table-cell table:number-columns-repeated="3"/>
          <table:table-cell office:value-type="string">
            <text:p>12983771</text:p>
          </table:table-cell>
          <table:table-cell office:value-type="string">
            <text:p>From the mailing list we had:</text:p>
            <text:p/>
            <text:p>common -&gt; stanbol.common</text:p>
            <text:p>jersey -&gt; stanbol.web</text:p>
            <text:p>fise -&gt; stanbol.e</text:p>
            <text:p>nhancer</text:p>
            <text:p>kres -&gt; stanbol.reasoner</text:p>
            <text:p>rick -&gt; stanbol.referencer</text:p>
            <text:p/>
            <text:p>see this thread http://mail-archiv</text:p>
            <text:p>es.apache.org/mod_mbox/incubator-stanbol-dev/201011.mbox/ajax/%3CAANLkTi=tKY4NhhZiLNLpVmENAvjSZ</text:p>
            <text:p>fpcL=1WffxV+E_8@mail.gmail.com%3E</text:p>
          </table:table-cell>
          <table:table-cell table:number-columns-repeated="1019"/>
        </table:table-row>
        <table:table-row table:style-name="ro14">
          <table:table-cell table:number-columns-repeated="3"/>
          <table:table-cell office:value-type="string">
            <text:p>12984192</text:p>
          </table:table-cell>
          <table:table-cell office:value-type="string">
            <text:p>I plan to start with this work next Monday (24.01.2011).</text:p>
            <text:p>As a first step I will only change the</text:p>
            <text:p><text:s/>namespaces, constants, bundles and java doc from "eu.iksproject.fise" to "org.apache.stanbol.e</text:p>
            <text:p>nhancer".</text:p>
            <text:p>This will not contain any changes to the ontology namespaces (see STANBOL-3) nor cont</text:p>
            <text:p>ain any refactoring</text:p>
            <text:p/>
            <text:p>best</text:p>
            <text:p>Rupert Westenthaler</text:p>
          </table:table-cell>
          <table:table-cell table:number-columns-repeated="1019"/>
        </table:table-row>
        <table:table-row table:style-name="ro58">
          <table:table-cell table:number-columns-repeated="3"/>
          <table:table-cell office:value-type="string">
            <text:p>12987519</text:p>
          </table:table-cell>
          <table:table-cell office:value-type="string">
            <text:p>Refactored the whole FISE component from "eu.iksproject.fise" -&gt; "org.apache.stanbol.enhancer" </text:p>
            <text:p>(for details see commit statement)</text:p>
            <text:p/>
            <text:p>The next step would be to start the restructuring of Enhanc</text:p>
            <text:p>er, Entityhub and KreS.</text:p>
            <text:p/>
            <text:p>Here are some of my thoughts to the packages mentioned in the first co</text:p>
            <text:p>mmend </text:p>
            <text:p/>
            <text:p>stanbol.store</text:p>
            <text:p>I am not sure if we need that, because</text:p>
            <text:p><text:s/>- the enhancer (FISE) uses Conten</text:p>
            <text:p>tItems to store the parsed documents and the extracted metadata via the Store interface</text:p>
            <text:p><text:s/>- the </text:p>
            <text:p>entityhub (RICK) uses Representations to store Information about Entities via the Yard interfac</text:p>
            <text:p>e</text:p>
            <text:p><text:s/>- KreS also defines an OntologyStorage and an OntologyStorageProvider.</text:p>
            <text:p>The only common thing</text:p>
            <text:p><text:s/>is that all three components uses Clerezza as preferred way to store RDF.</text:p>
            <text:p/>
            <text:p>stanbol.analysis: </text:p>
            <text:p/>
            <text:p>This would contain all the components that enhance content based on processing the content or p</text:p>
            <text:p>reviously created enhancements. That would mean to move the "stanbol.enhancer.engines" to "stan</text:p>
            <text:p>bol.analysis".</text:p>
            <text:p/>
            <text:p>stanbol.web: </text:p>
            <text:p>I have already outlined my interpretation of that within [1]. Bas</text:p>
            <text:p>ed on this I would expect that the functionality of "org.apache.stanbol.enhancer.jersey.resourc</text:p>
            <text:p>e" and "org.apache.stanbol.enhancer.jersey.writers" would be kept within the enhancer (FISE) an</text:p>
            <text:p>d the JerseyEndpoint, JerseyEndpointApplication as well as the FreemarkerViewProcessor would ne</text:p>
            <text:p>ed to be refactored and moved to "stanbol.web". Reources and Writers of Entityhub and Kres woul</text:p>
            <text:p>d also stay within there components but use (depend) on "stanbol.web" </text:p>
            <text:p/>
            <text:p>stanbol.common:</text:p>
            <text:p>The fir</text:p>
            <text:p>st candidate for this is the JsonLD component as well as constants (e.g. Schema/Ontology namesp</text:p>
            <text:p>aces) defined by Enhancer, Entityhub and KreS.</text:p>
            <text:p/>
            <text:p>stanbol.enhancer:</text:p>
            <text:p>This would than keep the serv</text:p>
            <text:p>ice definition, default implementation of the infrastructure as well as the Resources and Write</text:p>
            <text:p>rs for the UI and the RESTful services</text:p>
            <text:p/>
            <text:p>WDYT</text:p>
            <text:p>Rupert</text:p>
            <text:p/>
            <text:p>[1] http://mail-archives.apache.org/mod_mb</text:p>
            <text:p>ox/incubator-stanbol-dev/201101.mbox/%3cAANLkTinCTdy3+3Az89jCjaxodgxfzYPb9qdxpVnwVawf@mail.gmai</text:p>
            <text:p>l.com%3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3066792</text:p>
          </table:table-cell>
          <table:table-cell office:value-type="string">
            <text:p>Renaming from FISE to Stanbol is finished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496009</text:p>
          </table:table-cell>
          <table:table-cell office:value-type="string">
            <text:p>STANBOL-39</text:p>
          </table:table-cell>
          <table:table-cell office:value-type="string">
            <text:p>Rename the KReS java package</text:p>
          </table:table-cell>
          <table:table-cell table:number-columns-repeated="1021"/>
        </table:table-row>
        <table:table-row table:style-name="ro29">
          <table:table-cell table:number-columns-repeated="3"/>
          <table:table-cell office:value-type="string">
            <text:p>12983769</text:p>
          </table:table-cell>
          <table:table-cell office:value-type="string">
            <text:p>From the mailing list we had:</text:p>
            <text:p/>
            <text:p>common -&gt; stanbol.common</text:p>
            <text:p>jersey -&gt; stanbol.web</text:p>
            <text:p>fise -&gt; stanbol.e</text:p>
            <text:p>nhancer</text:p>
            <text:p>kres -&gt; stanbol.reasoner</text:p>
            <text:p>rick -&gt; stanbol.referencer</text:p>
            <text:p/>
            <text:p>see this thread http://mail-archiv</text:p>
            <text:p>es.apache.org/mod_mbox/incubator-stanbol-dev/201011.mbox/ajax/%3CAANLkTi=tKY4NhhZiLNLpVmENAvjSZ</text:p>
            <text:p>fpcL=1WffxV+E_8@mail.gmail.com%3E</text:p>
          </table:table-cell>
          <table:table-cell table:number-columns-repeated="1019"/>
        </table:table-row>
        <table:table-row table:style-name="ro16">
          <table:table-cell table:number-columns-repeated="3"/>
          <table:table-cell office:value-type="string">
            <text:p>12983819</text:p>
          </table:table-cell>
          <table:table-cell office:value-type="string">
            <text:p>stanbol.reasoner is actually confusing as a name because it would make people think it is a rea</text:p>
            <text:p>soner. Although kres provides interfaces to external reasoners and some built-in reasoning func</text:p>
            <text:p>tionalities, it is not a reasoner, and reasoning is not the only core functionality. Basically,</text:p>
            <text:p><text:s/>kres handles semantic web technologies: provides transformation of structured content to RDF, </text:p>
            <text:p>RDF refactoring, ontology network management, rule (swrl and sparql) management, and reasoning.</text:p>
            <text:p/>
            <text:p/>
            <text:p>Here a few proposals:</text:p>
            <text:p>- stanbol.semanticweb </text:p>
            <text:p>- sweb-manager</text:p>
            <text:p>- stanbol.knowledgemanager</text:p>
            <text:p>- stan</text:p>
            <text:p>bol.knowledgeengineer</text:p>
            <text:p>- stanbol.k-manager</text:p>
            <text:p>- stanbol.k-engineer</text:p>
            <text:p/>
            <text:p>Val</text:p>
            <text:p/>
          </table:table-cell>
          <table:table-cell table:number-columns-repeated="1019"/>
        </table:table-row>
        <table:table-row table:style-name="ro16">
          <table:table-cell table:number-columns-repeated="3"/>
          <table:table-cell office:value-type="string">
            <text:p>12983826</text:p>
          </table:table-cell>
          <table:table-cell office:value-type="string">
            <text:p>As the main goal of KReS is to make it possible to plug reasoners to make then available for in</text:p>
            <text:p>tegrity checks and refactoring for other components of stanbol I would rather make it explicit </text:p>
            <text:p>in the package name.</text:p>
            <text:p/>
            <text:p>Technically the entityhub (formerly known as rick) is also a "knowlege ma</text:p>
            <text:p>nager" (since it's able to fetch and query extenal knowlege bases) as is a triple store such as</text:p>
            <text:p><text:s/>jena that can perform non-trivial queries. Furthermore all of the stanbol components deal one </text:p>
            <text:p>way or another with the "semantic web". Hence I find that "knowledge manager" and "semantic web</text:p>
            <text:p>" are overly generic terms that hide what KReS is concretly about (refactoring, integrity check</text:p>
            <text:p>s, rule based deductions, ...). </text:p>
            <text:p/>
            <text:p>So I really think the root package of the kres components sho</text:p>
            <text:p>uld be renamed stanbol.reasoning or stanbol.reasoners or stanbol.reasoner. Note that the parts </text:p>
            <text:p>of kres that deals with registering, editing and unregistering ontologies to make them availabl</text:p>
            <text:p>e to other components can be named stanbol.ontology for instance while the REST API will live i</text:p>
            <text:p>n stanbol.web.</text:p>
            <text:p/>
            <text:p>Alternatively stanbol.rules could do or stanbol.logic .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>
            <text:p>12983871</text:p>
          </table:table-cell>
          <table:table-cell office:value-type="string">
            <text:p>I agree with Olivier. Perhaps the problem with KReS is, that it was handled as one component ca</text:p>
            <text:p>lled KReS in IKS but if it is much more than one component maybe it should be split into parts </text:p>
            <text:p>and those parts named correctly.</text:p>
            <text:p/>
            <text:p>So if there are parts inside KReS which would not make sense </text:p>
            <text:p>to be under stanbol.reasoner.*, then those parts should be moved where they really belong to. A</text:p>
            <text:p>s Olivier suggests e.g. stanbol.rules or stanbol.logic...</text:p>
          </table:table-cell>
          <table:table-cell table:number-columns-repeated="1019"/>
        </table:table-row>
        <table:table-row table:style-name="ro47">
          <table:table-cell table:number-columns-repeated="3"/>
          <table:table-cell office:value-type="string">
            <text:p>12983917</text:p>
          </table:table-cell>
          <table:table-cell office:value-type="string">
            <text:p>I agree that the best solution is to split kres into separate package. To be really precise the</text:p>
            <text:p>n the components would be four and their names could be for example:</text:p>
            <text:p/>
            <text:p>stanbol.reasoning <text:s/>- the </text:p>
            <text:p>component that provides interfaces to reasoners and (if any) built-in reasoning functions</text:p>
            <text:p>stanb</text:p>
            <text:p>ol.ontology - the ontology and rule manager (the one with scopes, and sessions) </text:p>
            <text:p>stanbol.reengi</text:p>
            <text:p>neer - reengineering from structured data to RDF</text:p>
            <text:p>stanbol.refactorer - RDF refactoring</text:p>
            <text:p/>
            <text:p>the last</text:p>
            <text:p><text:s/>two are already organized as two different components/services.</text:p>
            <text:p>But the cost of separating the</text:p>
            <text:p><text:s/>bundles has to be evaluated first.</text:p>
            <text:p/>
            <text:p>The name reasoner or reasoning in the semantic web and sem</text:p>
            <text:p>antic technologies fiels is commonly used for logic reasoners e.g. Fact, Racer, Pellet, etc. Th</text:p>
            <text:p>at's why on one hand it would hide many kres functionalities if it was used for naming the whol</text:p>
            <text:p>e thing, on the other hand it would tell more than kres is able to do :)</text:p>
            <text:p/>
            <text:p>And I do not agree th</text:p>
            <text:p>at the main goal of kres is to plug reasoners. It is one of four goals :)</text:p>
            <text:p/>
            <text:p/>
            <text:p/>
            <text:p/>
            <text:p/>
            <text:p/>
            <text:p><text:s/></text:p>
          </table:table-cell>
          <table:table-cell table:number-columns-repeated="1019"/>
        </table:table-row>
        <table:table-row table:style-name="ro34">
          <table:table-cell table:number-columns-repeated="3"/>
          <table:table-cell office:value-type="string">
            <text:p>12984107</text:p>
          </table:table-cell>
          <table:table-cell office:value-type="string">
            <text:p>Just wanted to add that we decided on the mailing list to use the active form of names . That w</text:p>
            <text:p>ould be</text:p>
            <text:p/>
            <text:p>stanbol.reasoner</text:p>
            <text:p>stanbol.refactorer</text:p>
            <text:p/>
            <text:p>stanbol.ontology and stanbol.reengineer do not fa</text:p>
            <text:p>ll exactly in this schema. Is this a problem or should we think about it, e.g.</text:p>
            <text:p/>
            <text:p>stanbol.ontolog</text:p>
            <text:p>y - the ontology and rule manager (the one with scopes, and sessions)</text:p>
            <text:p><text:s/>-&gt; stanbol.ormanager (?)</text:p>
            <text:p/>
            <text:p/>
            <text:p>stanbol.reengineer - reengineering from structured data to RDF </text:p>
            <text:p><text:s/>-&gt; Is 'reengineering' meant </text:p>
            <text:p>as reverse engineering? I don't see the 'reverse' - isn't it just a conversion?</text:p>
            <text:p><text:s/>-&gt; stanbol.con</text:p>
            <text:p>verter or to be more specific stanbol.converter.rdf (?)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>
            <text:p>12984123</text:p>
          </table:table-cell>
          <table:table-cell office:value-type="string">
            <text:p>I believe that stanbol.ontology is much clearer than stanbol.ormanager</text:p>
            <text:p>otherwise we might want </text:p>
            <text:p>to have stanbol.ontology.manager</text:p>
            <text:p>bu is it really a problem if we have an exception?</text:p>
            <text:p/>
            <text:p>For the re</text:p>
            <text:p>engineering component, I think stanbol.converter.rdf would be perfect.</text:p>
            <text:p/>
            <text:p/>
            <text:p/>
            <text:p/>
          </table:table-cell>
          <table:table-cell table:number-columns-repeated="1019"/>
        </table:table-row>
        <table:table-row table:style-name="ro27">
          <table:table-cell table:number-columns-repeated="3"/>
          <table:table-cell office:value-type="string">
            <text:p>12984158</text:p>
          </table:table-cell>
          <table:table-cell office:value-type="string">
            <text:p>I would like to add, that in my opinion we should be very careful in defining top level namespa</text:p>
            <text:p>ces. </text:p>
            <text:p>In my point of view every top level namespace should point to a stanbol component that ca</text:p>
            <text:p>n be used on there own without any required dependencies to other stanbol.** component (with th</text:p>
            <text:p>e exception of <text:s/>stanbol.web and stanbol.commons).</text:p>
            <text:p/>
            <text:p>Different aspects/functionalities of such co</text:p>
            <text:p>mponents should use sub-namespaces. e.g. The built-in enhancement engines will use "stanbol.enh</text:p>
            <text:p>ancer.engine.**" Storage implementations of the entityhub will use "stanbol.entityhub.yard.**" </text:p>
            <text:p>...</text:p>
            <text:p/>
            <text:p>I think that "stanbol.reasoning" would make it very clear for non-semantic-web-specialists</text:p>
            <text:p><text:s/>what KreS is all about. In that I completely agree with the comment by Olivier. I see it like </text:p>
            <text:p>that that all the refactoring, ontology management, knowledge engineering functionalities envis</text:p>
            <text:p>ioned by KreS are all aspects of the geal to bring bring reasoning capabilities to an CMS. </text:p>
            <text:p/>
            <text:p>Th</text:p>
            <text:p>erefore a +1 for "stanbol.reasoning" from my side. </text:p>
            <text:p>Within that top level namespace one could f</text:p>
            <text:p>ind thinks like</text:p>
            <text:p>stanbol.reasoning.servicesapi: definition of the java API analog to FISE (stanb</text:p>
            <text:p>ol.enhancer)</text:p>
            <text:p>stanbol.reasoning.ontologymanageer</text:p>
            <text:p>stanbol.reasoning.refactor</text:p>
            <text:p>...</text:p>
            <text:p/>
            <text:p>best</text:p>
            <text:p>Rupert Wes</text:p>
            <text:p>tenthaler</text:p>
          </table:table-cell>
          <table:table-cell table:number-columns-repeated="1019"/>
        </table:table-row>
        <table:table-row table:style-name="ro43">
          <table:table-cell table:number-columns-repeated="3"/>
          <table:table-cell office:value-type="string">
            <text:p>12984207</text:p>
          </table:table-cell>
          <table:table-cell office:value-type="string">
            <text:p>If the criterion for assigning the top level name is the one you indicate, then I would look fo</text:p>
            <text:p>r another top level name.</text:p>
            <text:p>I still do not think that reasoner or reasoning is a good top level f</text:p>
            <text:p>or kres. </text:p>
            <text:p>We include semantic web technologies in Stanbol, hence we should take into considerat</text:p>
            <text:p>ion the standard terminology of that community, and "reasoner" and "reasoning" are commonly use</text:p>
            <text:p>d terms with a very clear meaning in that context. </text:p>
            <text:p>Non-semantic-web-specialists will understan</text:p>
            <text:p>d also other words, I guess :) and who can say that all Stanbol developers are and will be non-</text:p>
            <text:p>semantic-web specialists?0</text:p>
            <text:p/>
            <text:p>The subnames are ok in my opinion (even if they miss the converter,</text:p>
            <text:p><text:s/>which is different from the refactorer)</text:p>
            <text:p/>
            <text:p/>
            <text:p/>
          </table:table-cell>
          <table:table-cell table:number-columns-repeated="1019"/>
        </table:table-row>
        <table:table-row table:style-name="ro10">
          <table:table-cell table:number-columns-repeated="3"/>
          <table:table-cell office:value-type="string">
            <text:p>12984221</text:p>
          </table:table-cell>
          <table:table-cell office:value-type="string">
            <text:p>I disagree strongly with having isolated toplevel components: we should not enforce this as a c</text:p>
            <text:p>onstraint, otherwise we will duplicate efforts. Better have granularity with the separation of </text:p>
            <text:p>concerns while allowing the different component to cooperate seamlessly.</text:p>
          </table:table-cell>
          <table:table-cell table:number-columns-repeated="1019"/>
        </table:table-row>
        <table:table-row table:style-name="ro47">
          <table:table-cell table:number-columns-repeated="3"/>
          <table:table-cell office:value-type="string">
            <text:p>12984233</text:p>
          </table:table-cell>
          <table:table-cell office:value-type="string">
            <text:p>I agree on having multiple names for kres. The only drawback is that we should also split some </text:p>
            <text:p>general bundles (kres.api, kres.jersey) in different bundles, and this is not only a metter of </text:p>
            <text:p>renaming but needs more refactoring. </text:p>
            <text:p/>
            <text:p>If we want to start renaming things without additional w</text:p>
            <text:p>ork, we need to keep top-level names. This is difficult for kres, I do not like the reasoner na</text:p>
            <text:p>me in particular since this have a very precise meaning in the semantic web community, as Valen</text:p>
            <text:p>tina said.</text:p>
            <text:p/>
            <text:p>So we could go on by removing the top level name. </text:p>
            <text:p>I propose these names:</text:p>
            <text:p>stanbol.o</text:p>
            <text:p>manager (for managing ontologies and rules)</text:p>
            <text:p>stanbol.refactorer (for refactoring of graphs)</text:p>
            <text:p>stan</text:p>
            <text:p>bol.reengineerer (converter form dbms, xml, ... -&gt; rdf)</text:p>
            <text:p>stanbol.reasoners (to plug reasoners)</text:p>
            <text:p/>
            <text:p/>
            <text:p>And then:</text:p>
            <text:p>merge kres.jersey in stanbol.web</text:p>
            <text:p>split <text:s text:c="4"/>kres.api in the related bundle (onm api in</text:p>
            <text:p><text:s/>omanager, refactorer api in refactorer)</text:p>
            <text:p/>
            <text:p>But this would need more effort then simply renaming </text:p>
            <text:p>at the first stage.</text:p>
            <text:p/>
            <text:p>Enrico</text:p>
            <text:p/>
            <text:p>Enrico</text:p>
          </table:table-cell>
          <table:table-cell table:number-columns-repeated="1019"/>
        </table:table-row>
        <table:table-row table:style-name="ro19">
          <table:table-cell table:number-columns-repeated="3"/>
          <table:table-cell office:value-type="string">
            <text:p>12985611</text:p>
          </table:table-cell>
          <table:table-cell office:value-type="string">
            <text:p>I must add some more considerations which I forgot but are crucial.</text:p>
            <text:p/>
            <text:p>1) The whole kres is affec</text:p>
            <text:p>ted by LGPL dependencies, in particular STANBOL-24.</text:p>
            <text:p>I think it not recommended to merge any kre</text:p>
            <text:p>s code to common packages (stanbol.web in this case).</text:p>
            <text:p>So we must keep the kres related web serv</text:p>
            <text:p>ices alone for the moment.</text:p>
            <text:p/>
            <text:p>2) Removing the top-level name as a bad impact since force us to re</text:p>
            <text:p>name and move lot of code. </text:p>
            <text:p>Just look at the list of the kres bundles:</text:p>
            <text:p/>
            <text:p>eu.iksproject.kres.api</text:p>
            <text:p/>
            <text:p>eu.iksproject.kres.jersey</text:p>
            <text:p>eu.iksproject.kres.manager</text:p>
            <text:p>eu.iksproject.kres.ontologies</text:p>
            <text:p>eu.iksprojec</text:p>
            <text:p>t.kres.reasoners</text:p>
            <text:p>eu.iksproject.kres.rules</text:p>
            <text:p>eu.iksproject.kres.semion.manager</text:p>
            <text:p>eu.iksproject.kres.</text:p>
            <text:p>semion.reengineer.db</text:p>
            <text:p>eu.iksproject.kres.semion.reengineer.xml</text:p>
            <text:p>eu.iksproject.kres.semion.refacto</text:p>
            <text:p>rer</text:p>
            <text:p>eu.iksproject.kres.shared.dependency.hermit</text:p>
            <text:p>eu.iksproject.kres.shared.dependency.mysql</text:p>
            <text:p>eu.i</text:p>
            <text:p>ksproject.kres.shared.dependency.owlapi</text:p>
            <text:p>eu.iksproject.kres.shared.dependency.owllink</text:p>
            <text:p>eu.iksproj</text:p>
            <text:p>ect.kres.shared.dependency.xerces</text:p>
            <text:p>eu.iksproject.kres.shared.transformation</text:p>
            <text:p>eu.iksproject.kres.s</text:p>
            <text:p>torage</text:p>
            <text:p>eu.iksproject.kres.storage.provider</text:p>
            <text:p/>
            <text:p>If we remove 'kres' (and 'semion') we are forced to</text:p>
            <text:p><text:s/>do lot of refactoring wich is not good at the moment.</text:p>
            <text:p>And also considering the impact that STA</text:p>
            <text:p>NBOL-24 could have on the code of kres.</text:p>
            <text:p/>
            <text:p>So I think that we must choose one of the following:</text:p>
            <text:p>1</text:p>
            <text:p>) We agree on a top-level (maybe temporary) name (which one?):</text:p>
            <text:p>-- stanbol.reasoning</text:p>
            <text:p>-- stanbol.</text:p>
            <text:p>k-manager</text:p>
            <text:p>2) We freeze this step for kres and wait for STANBOL-24, STANBOL-25, STANBOL-26 to be</text:p>
            <text:p><text:s/>more clear</text:p>
            <text:p/>
            <text:p>Enrico</text:p>
            <text:p/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12985616</text:p>
          </table:table-cell>
          <table:table-cell office:value-type="string">
            <text:p>I would rather go for 2) We freeze this step for kres and wait for STANBOL-24, STANBOL-25, STAN</text:p>
            <text:p>BOL-26 to be more clear </text:p>
          </table:table-cell>
          <table:table-cell table:number-columns-repeated="1019"/>
        </table:table-row>
        <table:table-row table:style-name="ro25">
          <table:table-cell table:number-columns-repeated="3"/>
          <table:table-cell office:value-type="string">
            <text:p>13003887</text:p>
          </table:table-cell>
          <table:table-cell office:value-type="string">
            <text:p>I update the proposal for kres renaming/refactoring taking into account also the coming new com</text:p>
            <text:p>ponent from IKS persistencestore (which could be renamed as dataaccess, if I remeber correctly)</text:p>
            <text:p>. Also, this proposal should moduralize the functionalities to better support the incremental s</text:p>
            <text:p>olution of <text:s/>STANBOL-24, STANBOL-25 and STANBOL-26 .</text:p>
            <text:p/>
            <text:p>PROJECT (POM)<text:tab/><text:tab/><text:tab/>BUNDLE</text:p>
            <text:p>dependencies<text:tab/><text:tab/></text:p>
            <text:p>- ow</text:p>
            <text:p>lapi*<text:tab/><text:tab/><text:tab/>org.apache.stanbol.dependency.owlapi</text:p>
            <text:p>ontologymanager<text:tab/><text:tab/><text:tab/>-</text:p>
            <text:p>- ontonet<text:tab/><text:tab/><text:tab/>org.apache.stanbol</text:p>
            <text:p>.ontologymanager.ontonet</text:p>
            <text:p>- dataaccess**<text:tab/><text:tab/><text:tab/>org.apache.stanbol.ontologymanager.dataaccess</text:p>
            <text:p>- web<text:tab/><text:tab/></text:p>
            <text:p><text:tab/><text:tab/>org.apache.stanbol.ontologymanager.web</text:p>
            <text:p>rules<text:tab/><text:tab/><text:tab/><text:tab/>-</text:p>
            <text:p>- manager<text:tab/><text:tab/><text:tab/>org.apache.stanbol.rules.manage</text:p>
            <text:p>r</text:p>
            <text:p>- refactor<text:tab/><text:tab/><text:tab/>org.apache.stanbol.rules.refactor</text:p>
            <text:p>- web<text:tab/><text:tab/><text:tab/><text:tab/>org.apache.stanbol.rules.web</text:p>
            <text:p>reasoner</text:p>
            <text:p>s<text:tab/><text:tab/><text:tab/>-</text:p>
            <text:p>- hermit*<text:tab/><text:tab/><text:tab/>org.apache.stanbol.dependency.hermit</text:p>
            <text:p>- owllink*<text:tab/><text:tab/><text:tab/>org.apache.stanbol.dependen</text:p>
            <text:p>cy.owllink</text:p>
            <text:p>- web<text:tab/><text:tab/><text:tab/><text:tab/>org.apache.stanbol.reasoners.web</text:p>
            <text:p>reengineer<text:tab/><text:tab/></text:p>
            <text:p>- mysql*<text:tab/><text:tab/><text:tab/>org.apache.stanbol</text:p>
            <text:p>.dependency.mysql</text:p>
            <text:p>- xerces*<text:tab/><text:tab/><text:tab/>org.apache.stanbol.dependency.xerces</text:p>
            <text:p>- db<text:tab/><text:tab/><text:tab/><text:tab/>org.apache.stanbol.r</text:p>
            <text:p>eengineer.db</text:p>
            <text:p>- xml<text:tab/><text:tab/><text:tab/><text:tab/>org.apache.stanbol.reengineer.xml</text:p>
            <text:p>- web<text:tab/><text:tab/><text:tab/><text:tab/>org.apache.stanbol.reengineer.</text:p>
            <text:p>web</text:p>
            <text:p/>
            <text:p>All the (*) bundles are dependencies that</text:p>
            <text:p>- could be removed as projects and left as packa</text:p>
            <text:p>ge dependencies in each pom</text:p>
            <text:p>- could be merged in a global dependencies project</text:p>
            <text:p/>
            <text:p>Agreed on this,</text:p>
            <text:p><text:s/>next step is to plan the code refactor. This must be done carefully since lot of code could be</text:p>
            <text:p><text:s/>moved.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13004443</text:p>
          </table:table-cell>
          <table:table-cell office:value-type="string">
            <text:p>dataaccess may be unclear so it can also renamed as persistenceaccess, resourceaccess or resour</text:p>
            <text:p>cemanager (as having update functionalities on resources)?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>
            <text:p>13004447</text:p>
          </table:table-cell>
          <table:table-cell office:value-type="string">
            <text:p>So the persistencestore becomes a sub package of org.apache.stanbol.ontologymanager. What about</text:p>
            <text:p><text:s/>naming it</text:p>
            <text:p/>
            <text:p>org.apache.stanbol.ontologymanager.persistence or</text:p>
            <text:p>org.apache.stanbol.ontologymanage</text:p>
            <text:p>r.store</text:p>
            <text:p/>
          </table:table-cell>
          <table:table-cell table:number-columns-repeated="1019"/>
        </table:table-row>
        <table:table-row table:style-name="ro8">
          <table:table-cell table:number-columns-repeated="3"/>
          <table:table-cell office:value-type="string">
            <text:p>13005541</text:p>
          </table:table-cell>
          <table:table-cell office:value-type="string">
            <text:p>Olivier had stated that "persistencestore" name is confusing as "clerezza's TCManager and the u</text:p>
            <text:p>nderlying Jena triplestore are already</text:p>
            <text:p>in charge of persisting any kind of knowledge". IMHO, "o</text:p>
            <text:p>rg.apache.stanbol.ontologymanager.persistence" or "org.apache.stanbol.ontologymanager.store" ma</text:p>
            <text:p>y still be confusing. But if it is not, we can choose one of them.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13005550</text:p>
          </table:table-cell>
          <table:table-cell office:value-type="string">
            <text:p>Could we have those naming discussions on the stanbol-dev list instead of here? As they impact </text:p>
            <text:p>the overall project I think it's better to expose the discussions to everybody.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3014638</text:p>
          </table:table-cell>
          <table:table-cell office:value-type="string">
            <text:p>Found some rogue eu.iksproject.* packages, mostly empty. Will close once they are remo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3067610</text:p>
          </table:table-cell>
          <table:table-cell office:value-type="string">
            <text:p>I think this is solved. I close it, if anyone has some exception please raise your hand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496003</text:p>
          </table:table-cell>
          <table:table-cell office:value-type="string">
            <text:p>STANBOL-38</text:p>
          </table:table-cell>
          <table:table-cell office:value-type="string">
            <text:p>Rename the rick java package</text:p>
          </table:table-cell>
          <table:table-cell table:number-columns-repeated="1021"/>
        </table:table-row>
        <table:table-row table:style-name="ro29">
          <table:table-cell table:number-columns-repeated="3"/>
          <table:table-cell office:value-type="string">
            <text:p>12983772</text:p>
          </table:table-cell>
          <table:table-cell office:value-type="string">
            <text:p>From the mailing list we had:</text:p>
            <text:p/>
            <text:p>common -&gt; stanbol.common</text:p>
            <text:p>jersey -&gt; stanbol.web</text:p>
            <text:p>fise -&gt; stanbol.e</text:p>
            <text:p>nhancer</text:p>
            <text:p>kres -&gt; stanbol.reasoner</text:p>
            <text:p>rick -&gt; stanbol.referencer</text:p>
            <text:p/>
            <text:p>see this thread http://mail-archiv</text:p>
            <text:p>es.apache.org/mod_mbox/incubator-stanbol-dev/201011.mbox/ajax/%3CAANLkTi=tKY4NhhZiLNLpVmENAvjSZ</text:p>
            <text:p>fpcL=1WffxV+E_8@mail.gmail.com%3E</text:p>
          </table:table-cell>
          <table:table-cell table:number-columns-repeated="1019"/>
        </table:table-row>
        <table:table-row table:style-name="ro16">
          <table:table-cell table:number-columns-repeated="3"/>
          <table:table-cell office:value-type="string">
            <text:p>12984184</text:p>
          </table:table-cell>
          <table:table-cell office:value-type="string">
            <text:p>This includes</text:p>
            <text:p>- Changing the namespace to "org.apache.stanbol.entityhub"</text:p>
            <text:p>- Rename all classes a</text:p>
            <text:p>nd methods that use "rick" in its name will have it changed to "entityhub"</text:p>
            <text:p>- Rename all constan</text:p>
            <text:p>ts using eu.iksproject to org.apache.stanbol</text:p>
            <text:p>- Rename all constans using rick to entityhub</text:p>
            <text:p>- Ad</text:p>
            <text:p>apt JavaDoc</text:p>
            <text:p>- Update bundle metadata (via pom.xml)</text:p>
            <text:p/>
            <text:p>This excludes</text:p>
            <text:p><text:s/>- updates to documentation c</text:p>
            <text:p>urrently located at http://wiki.iks-project.eu/index.php/RICK. This will be done when we move t</text:p>
            <text:p>he Documentation over to apache</text:p>
            <text:p><text:s/>- updates to Ontology Namespaces. This will be done as soon as</text:p>
            <text:p><text:s/>we agree on a namespace (see STANBOL-3)</text:p>
            <text:p/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3066793</text:p>
          </table:table-cell>
          <table:table-cell office:value-type="string">
            <text:p>Renaming of RICK is finished. RICK became EntityHub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495974</text:p>
          </table:table-cell>
          <table:table-cell office:value-type="string">
            <text:p>STANBOL-37</text:p>
          </table:table-cell>
          <table:table-cell office:value-type="string">
            <text:p>Adapt and Test the LocationEnhancementEngine with the new api.geonames.org server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2997823</text:p>
          </table:table-cell>
          <table:table-cell office:value-type="string">
            <text:p>resolved with revision 10733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495962</text:p>
          </table:table-cell>
          <table:table-cell office:value-type="string">
            <text:p>STANBOL-36</text:p>
          </table:table-cell>
          <table:table-cell office:value-type="string">
            <text:p>Build error: missing eu.iksproject:eu.iksproject.kres.shared.transformation:jar:0.7</text:p>
          </table:table-cell>
          <table:table-cell table:number-columns-repeated="1021"/>
        </table:table-row>
        <table:table-row table:style-name="ro11">
          <table:table-cell table:number-columns-repeated="3"/>
          <table:table-cell office:value-type="string">
            <text:p>12983760</text:p>
          </table:table-cell>
          <table:table-cell office:value-type="string">
            <text:p>Could not reproduce in r1060796.</text:p>
            <text:p/>
            <text:p>Did the following:</text:p>
            <text:p/>
            <text:p>$ rm -rf ~/.m2/repository/eu/iksproject</text:p>
            <text:p>$</text:p>
            <text:p><text:s/>mvn clean install -DskipTests</text:p>
            <text:p>$ mvn dependency:resolve -U</text:p>
            <text:p/>
            <text:p>without any errors.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12984057</text:p>
          </table:table-cell>
          <table:table-cell office:value-type="string">
            <text:p>Thanks for the list of mvn commands to execute. I executed them without any problem.</text:p>
            <text:p/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495905</text:p>
          </table:table-cell>
          <table:table-cell office:value-type="string">
            <text:p>STANBOL-35</text:p>
          </table:table-cell>
          <table:table-cell office:value-type="string">
            <text:p>Failing tests in KReS Reasoners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2995812</text:p>
          </table:table-cell>
          <table:table-cell office:value-type="string">
            <text:p>This problem is fixed with these two adds. It will be checked in the next build.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2997716</text:p>
          </table:table-cell>
          <table:table-cell office:value-type="string">
            <text:p>Is this still an open issue? The comment by Elvio suggests that is is resolved...</text:p>
          </table:table-cell>
          <table:table-cell table:number-columns-repeated="1019"/>
        </table:table-row>
        <table:table-row table:style-name="ro46">
          <table:table-cell table:number-columns-repeated="3"/>
          <table:table-cell office:value-type="string">
            <text:p>12997730</text:p>
          </table:table-cell>
          <table:table-cell office:value-type="string">
            <text:p>This issue is resolved. The problem was that among jar libraries there was the library (given a</text:p>
            <text:p>s provider) slf4j-log4j version 1.5.6 that has been excluded in the pom file of this package. M</text:p>
            <text:p>oreover in the test library <text:s/>there wasn't slf4j-simple so I've added it.</text:p>
            <text:p/>
            <text:p>Changes in the pom.xm</text:p>
            <text:p>l:</text:p>
            <text:p/>
            <text:p>&lt;exclusions&gt;</text:p>
            <text:p><text:tab/><text:tab/> <text:s/>&lt;exclusion&gt;</text:p>
            <text:p><text:tab/><text:tab/> <text:s text:c="2"/>&lt;artifactId&gt;slf4j-log4j12&lt;/artifactId&gt;</text:p>
            <text:p><text:tab/><text:tab/> <text:s text:c="2"/>&lt;groupId&gt;org.</text:p>
            <text:p>slf4j&lt;/groupId&gt;</text:p>
            <text:p><text:tab/><text:tab/> <text:s/>&lt;/exclusion&gt;</text:p>
            <text:p>&lt;/exclusions&gt;</text:p>
            <text:p/>
            <text:p>&lt;dependency&gt;</text:p>
            <text:p><text:tab/> <text:s/>&lt;groupId&gt;org.slf4j&lt;/groupId&gt;</text:p>
            <text:p><text:tab/> </text:p>
            <text:p><text:s/>&lt;artifactId&gt;slf4j-simple&lt;/artifactId&gt;</text:p>
            <text:p><text:tab/> <text:s/>&lt;version&gt;1.5.2&lt;/version&gt;</text:p>
            <text:p><text:tab/> <text:s/>&lt;scope&gt;test&lt;/scope&gt;</text:p>
            <text:p>&lt;/dep</text:p>
            <text:p>endency&gt;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495883</text:p>
          </table:table-cell>
          <table:table-cell office:value-type="string">
            <text:p>STANBOL-34</text:p>
          </table:table-cell>
          <table:table-cell office:value-type="string">
            <text:p>Compile errors in kres.transformation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2983140</text:p>
          </table:table-cell>
          <table:table-cell office:value-type="string">
            <text:p>Fixed in Rev: 1060304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495881</text:p>
          </table:table-cell>
          <table:table-cell office:value-type="string">
            <text:p>STANBOL-33</text:p>
          </table:table-cell>
          <table:table-cell office:value-type="string">
            <text:p>Duplicated code in kres.transformation bundle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2983132</text:p>
          </table:table-cell>
          <table:table-cell office:value-type="string">
            <text:p>Fixed in rev 1060292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495353</text:p>
          </table:table-cell>
          <table:table-cell office:value-type="string">
            <text:p>STANBOL-32</text:p>
          </table:table-cell>
          <table:table-cell office:value-type="string">
            <text:p>Switch icu4j version to 3.4.4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number-columns-repeated="2" office:value-type="string">
            <text:p>NO COMMENT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494297</text:p>
          </table:table-cell>
          <table:table-cell office:value-type="string">
            <text:p>STANBOL-31</text:p>
          </table:table-cell>
          <table:table-cell office:value-type="string">
            <text:p>Unable to find resource 'eu.iksproject:eu.iksproject.kres.parent:pom:0.7'</text:p>
          </table:table-cell>
          <table:table-cell table:number-columns-repeated="1021"/>
        </table:table-row>
        <table:table-row table:style-name="ro9">
          <table:table-cell table:number-columns-repeated="3"/>
          <table:table-cell office:value-type="string">
            <text:p>12975988</text:p>
          </table:table-cell>
          <table:table-cell office:value-type="string">
            <text:p>Temporary fix in revision 1053827 by setting the version of kres/eu.iksproject.kres.parent/pom.</text:p>
            <text:p>xml to 0.7</text:p>
            <text:p/>
            <text:p>Someone who knows kres better than I do will need to review.</text:p>
          </table:table-cell>
          <table:table-cell table:number-columns-repeated="1019"/>
        </table:table-row>
        <table:table-row table:style-name="ro14">
          <table:table-cell table:number-columns-repeated="3"/>
          <table:table-cell office:value-type="string">
            <text:p>12976019</text:p>
          </table:table-cell>
          <table:table-cell office:value-type="string">
            <text:p>My mistake. Changes in the pom.xml have not been committed in revision 1053689 (this committed </text:p>
            <text:p>the code from the patch in STANBOL-10).</text:p>
            <text:p/>
            <text:p>The temporary fix was correct, I did an additional com</text:p>
            <text:p>mit with the version from the patch in STANBOL-10 in rev 1053860.</text:p>
            <text:p/>
            <text:p>Apologies</text:p>
            <text:p/>
            <text:p>Enrico</text:p>
          </table:table-cell>
          <table:table-cell table:number-columns-repeated="1019"/>
        </table:table-row>
        <table:table-row table:style-name="ro9">
          <table:table-cell table:number-columns-repeated="3"/>
          <table:table-cell office:value-type="string">
            <text:p>12976057</text:p>
          </table:table-cell>
          <table:table-cell office:value-type="string">
            <text:p>Yes, revision 1053827 fixed the problem.</text:p>
            <text:p/>
            <text:p>But revision 1053860 reintroduced it ...</text:p>
            <text:p/>
          </table:table-cell>
          <table:table-cell table:number-columns-repeated="1019"/>
        </table:table-row>
        <table:table-row table:style-name="ro9">
          <table:table-cell table:number-columns-repeated="3"/>
          <table:table-cell office:value-type="string">
            <text:p>12976078</text:p>
          </table:table-cell>
          <table:table-cell office:value-type="string">
            <text:p>version of kres/eu.iksproject.kres.parent/pom.xml is 0.7 as in revision 1053827.</text:p>
            <text:p>Which is the o</text:p>
            <text:p>utput now?</text:p>
            <text:p/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2983238</text:p>
          </table:table-cell>
          <table:table-cell office:value-type="string">
            <text:p>Fixed in 1060423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493323</text:p>
          </table:table-cell>
          <table:table-cell office:value-type="string">
            <text:p>STANBOL-30</text:p>
          </table:table-cell>
          <table:table-cell office:value-type="string">
            <text:p>The KReS module had some improvement in the legacy IKS svn that should be ported in stanbol</text:p>
          </table:table-cell>
          <table:table-cell table:number-columns-repeated="1021"/>
        </table:table-row>
        <table:table-row table:style-name="ro39">
          <table:table-cell table:number-columns-repeated="3"/>
          <table:table-cell office:value-type="string">
            <text:p>12971688</text:p>
          </table:table-cell>
          <table:table-cell office:value-type="string">
            <text:p>I have created a patch comparing the following two folders of iks-googlecode repository as foll</text:p>
            <text:p>ow:</text:p>
            <text:p/>
            <text:p>svn diff --old http://iks-project.googlecode.com/svn/iks-ri/tags/apache-stanbol-incubation</text:p>
            <text:p>-20101129/kres --new http://iks-project.googlecode.com/svn/sandbox/kres/trunk &gt; kres-iks-stanbo</text:p>
            <text:p>l.patch</text:p>
            <text:p/>
            <text:p>Patch file is attached.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2973727</text:p>
          </table:table-cell>
          <table:table-cell office:value-type="string">
            <text:p>Code changes have been migra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493186</text:p>
          </table:table-cell>
          <table:table-cell office:value-type="string">
            <text:p>STANBOL-29</text:p>
          </table:table-cell>
          <table:table-cell office:value-type="string">
            <text:p>Extend the RDF enhancement vocabulary to handle terms / keywords / simple tags explicitly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number-columns-repeated="2" office:value-type="string">
            <text:p>NO COMMENT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493185</text:p>
          </table:table-cell>
          <table:table-cell office:value-type="string">
            <text:p>STANBOL-28</text:p>
          </table:table-cell>
          <table:table-cell office:value-type="string">
            <text:p>Extend the RDF enhancement vocabulary to handle topics explicitly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2995172</text:p>
          </table:table-cell>
          <table:table-cell office:value-type="string">
            <text:p>The additions to the annotation vocabulary are also relevant to STANBOL-3</text:p>
          </table:table-cell>
          <table:table-cell table:number-columns-repeated="1019"/>
        </table:table-row>
        <table:table-row table:style-name="ro14">
          <table:table-cell table:number-columns-repeated="3"/>
          <table:table-cell office:value-type="string">
            <text:p>13222571</text:p>
          </table:table-cell>
          <table:table-cell office:value-type="string">
            <text:p>The FISE enhancement structure now contains an own Annotation type for Topics</text:p>
            <text:p/>
            <text:p><text:s text:c="2"/>http://fise.ik</text:p>
            <text:p>s-project.eu/ontology/TopicAnnotation</text:p>
            <text:p/>
            <text:p>see also the owl file [1]</text:p>
            <text:p/>
            <text:p>[1] http://svn.apache.org/rep</text:p>
            <text:p>os/asf/incubator/stanbol/trunk/enhancer/generic/servicesapi/src/main/resources/fise.ow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5">
          <table:table-cell office:value-type="string">
            <text:p>12493062</text:p>
          </table:table-cell>
          <table:table-cell office:value-type="string">
            <text:p>STANBOL-27</text:p>
          </table:table-cell>
          <table:table-cell office:value-type="string">
            <text:p>Build error: Failed to resolve artifact eu.iksproject:eu.iksproject.kres.shared.dependency.owla</text:p>
            <text:p>pi:jar:0.6-SNAPSHOT</text:p>
          </table:table-cell>
          <table:table-cell table:number-columns-repeated="1021"/>
        </table:table-row>
        <table:table-row table:style-name="ro17">
          <table:table-cell table:number-columns-repeated="3"/>
          <table:table-cell office:value-type="string">
            <text:p>12970797</text:p>
          </table:table-cell>
          <table:table-cell office:value-type="string">
            <text:p>The KReS module relies on three external dependencies that are not available in the maven repos</text:p>
            <text:p>itory.</text:p>
            <text:p>As described in the main stanbol README (http://svn.apache.org/repos/asf/incubator/stanb</text:p>
            <text:p>ol/trunk/README.txt) you should import those irbraries manually before compile KReS.</text:p>
            <text:p>From the K</text:p>
            <text:p>ReS folder do the following:</text:p>
            <text:p/>
            <text:p>$ mvn install:install-file -Dfile=kres/lib/owlapi-3.0.0.jar \</text:p>
            <text:p><text:s text:c="3"/></text:p>
            <text:p><text:s text:c="4"/>-DgroupId=owlapi -DartifactId=owlapi -Dversion=3.0.0 -Dpackaging=jar</text:p>
            <text:p/>
            <text:p>$ mvn install:install</text:p>
            <text:p>-file -Dfile=kres/lib/HermiT.jar \</text:p>
            <text:p><text:s text:c="7"/>-DgroupId=hermit -DartifactId=hermit -Dversion=1.2.4 </text:p>
            <text:p>-Dpackaging=jar</text:p>
            <text:p/>
            <text:p>$ mvn install:install-file -Dfile=kres/lib/owl-link-1.0.2.jar \</text:p>
            <text:p><text:s text:c="7"/>-Dgroup</text:p>
            <text:p>Id=owl-link -DartifactId=owl-link -Dversion=1.0.2 -Dpackaging=jar</text:p>
            <text:p/>
            <text:p>Note that, as for issue STAN</text:p>
            <text:p>BOL-10, tests for the rule module actually breaks, so you should compile it with the -DskipTest</text:p>
            <text:p>s flag.</text:p>
            <text:p/>
          </table:table-cell>
          <table:table-cell table:number-columns-repeated="1019"/>
        </table:table-row>
        <table:table-row table:style-name="ro12">
          <table:table-cell table:number-columns-repeated="3"/>
          <table:table-cell office:value-type="string">
            <text:p>12970799</text:p>
          </table:table-cell>
          <table:table-cell office:value-type="string">
            <text:p>I manually installed the jars according to the README but that did not resolve this problem.</text:p>
            <text:p/>
            <text:p>I</text:p>
            <text:p>nterestingly there is a dfference between executing mvn install in the stanbol directory and th</text:p>
            <text:p>e kres subdirectory. I did not see this error when executing the command in the kres directory.</text:p>
            <text:p><text:s/>I got the error mentioned in STANBOL-10 then.</text:p>
          </table:table-cell>
          <table:table-cell table:number-columns-repeated="1019"/>
        </table:table-row>
        <table:table-row table:style-name="ro10">
          <table:table-cell table:number-columns-repeated="3"/>
          <table:table-cell office:value-type="string">
            <text:p>12970817</text:p>
          </table:table-cell>
          <table:table-cell office:value-type="string">
            <text:p>The problem stated in this issue disappeared after a</text:p>
            <text:p>$ mvn dependency:resolve</text:p>
            <text:p/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>
            <text:p>12971661</text:p>
          </table:table-cell>
          <table:table-cell office:value-type="string">
            <text:p>The problem is reproducible when deleting the eu/iksproject tree from the local Maven repo</text:p>
            <text:p/>
            <text:p>$ r</text:p>
            <text:p>m -rf ~/.m2/repository/eu/iksproject/</text:p>
            <text:p/>
            <text:p>and then start a Maven build using the top level Stanbol</text:p>
            <text:p><text:s/>POM. This problem is not fixed by adding the missing JARs as mentioned by Enrico.</text:p>
            <text:p/>
            <text:p>As Andreas </text:p>
            <text:p>noted there is somehow a difference between calling Maven build in the kres directory or using </text:p>
            <text:p>the top level POM. 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2971672</text:p>
          </table:table-cell>
          <table:table-cell office:value-type="string">
            <text:p>Fixed in #1049533.</text:p>
          </table:table-cell>
          <table:table-cell table:number-columns-repeated="1019"/>
        </table:table-row>
        <table:table-row table:style-name="ro57">
          <table:table-cell table:number-columns-repeated="3"/>
          <table:table-cell office:value-type="string">
            <text:p>12979175</text:p>
          </table:table-cell>
          <table:table-cell office:value-type="string">
            <text:p>I encounter the problem again even after following the instructions in the readme.</text:p>
            <text:p/>
            <text:p>[INFO] Unab</text:p>
            <text:p>le to find resource 'eu.iksproject:eu.iksproject.kres.shared.dependency.owlapi:jar:0.7' in repo</text:p>
            <text:p>sitory central (http://repo1.maven.org/maven2)</text:p>
            <text:p>[INFO] -----------------------------------------</text:p>
            <text:p>-------------------------------</text:p>
            <text:p>[ERROR] BUILD ERROR</text:p>
            <text:p>[INFO] ------------------------------------</text:p>
            <text:p>------------------------------------</text:p>
            <text:p>[INFO] Failed to resolve artifact.</text:p>
            <text:p/>
            <text:p>Missing:</text:p>
            <text:p>----------</text:p>
            <text:p>1)</text:p>
            <text:p><text:s/>eu.iksproject:eu.iksproject.kres.shared.dependency.owlapi:jar:0.7</text:p>
            <text:p/>
            <text:p><text:s text:c="2"/>Try downloading the file </text:p>
            <text:p>manually from the project website.</text:p>
            <text:p/>
            <text:p><text:s text:c="2"/>Then, install it using the command: </text:p>
            <text:p><text:s text:c="6"/>mvn install:in</text:p>
            <text:p>stall-file -DgroupId=eu.iksproject -DartifactId=eu.iksproject.kres.shared.dependency.owlapi -Dv</text:p>
            <text:p>ersion=0.7 -Dpackaging=jar -Dfile=/path/to/file</text:p>
            <text:p/>
            <text:p><text:s text:c="2"/>Alternatively, if you host your own reposito</text:p>
            <text:p>ry you can deploy the file there: </text:p>
            <text:p><text:s text:c="6"/>mvn deploy:deploy-file -DgroupId=eu.iksproject -Dartif</text:p>
            <text:p>actId=eu.iksproject.kres.shared.dependency.owlapi -Dversion=0.7 -Dpackaging=jar -Dfile=/path/to</text:p>
            <text:p>/file -Durl=[url] -DrepositoryId=[id]</text:p>
            <text:p/>
            <text:p><text:s text:c="2"/>Path to dependency: </text:p>
            <text:p><text:s text:c="2"/><text:tab/>1) eu.iksproject:eu.iksproject</text:p>
            <text:p>.kres.ontologies:bundle:0.7</text:p>
            <text:p><text:s text:c="2"/><text:tab/>2) eu.iksproject:eu.iksproject.kres.shared.dependency.owlapi:jar</text:p>
            <text:p>:0.7</text:p>
            <text:p/>
            <text:p>----------</text:p>
            <text:p>1 required artifact is missing.</text:p>
            <text:p/>
            <text:p>for artifact: </text:p>
            <text:p><text:s text:c="2"/>eu.iksproject:eu.iksproject.</text:p>
            <text:p>kres.ontologies:bundle:0.7</text:p>
            <text:p/>
            <text:p>from the specified remote repositories:</text:p>
            <text:p><text:s text:c="2"/>com.springsource.reposito</text:p>
            <text:p>ry.bundles.external (http://repository.springsource.com/maven/bundles/external),</text:p>
            <text:p><text:s text:c="2"/>central (htt</text:p>
            <text:p>p://repo1.maven.org/maven2),</text:p>
            <text:p><text:s text:c="2"/>java.net (http://download.java.net/maven/2),</text:p>
            <text:p><text:s text:c="2"/>apache (http://re</text:p>
            <text:p>pository.apache.org/content/groups/snapshots-group)</text:p>
            <text:p/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2983237</text:p>
          </table:table-cell>
          <table:table-cell office:value-type="string">
            <text:p>Fixed in 1060423.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12993888</text:p>
          </table:table-cell>
          <table:table-cell office:value-type="string">
            <text:p>This problem is again on after moving the kres module compilation at the end of the process in </text:p>
            <text:p>the main stanbol pom.xml</text:p>
          </table:table-cell>
          <table:table-cell table:number-columns-repeated="1019"/>
        </table:table-row>
        <table:table-row table:style-name="ro59">
          <table:table-cell table:number-columns-repeated="3"/>
          <table:table-cell office:value-type="string">
            <text:p>12993894</text:p>
          </table:table-cell>
          <table:table-cell office:value-type="string">
            <text:p/>
            <text:p>Kres build process fails when executing fro the root of Stanbol with the above output:</text:p>
            <text:p/>
            <text:p>[INFO]</text:p>
            <text:p><text:s/>------------------------------------------------------------------------</text:p>
            <text:p>[ERROR] BUILD ERROR</text:p>
            <text:p>[</text:p>
            <text:p>INFO] ------------------------------------------------------------------------</text:p>
            <text:p>[INFO] Failed to</text:p>
            <text:p><text:s/>resolve artifact.</text:p>
            <text:p/>
            <text:p>Missing:</text:p>
            <text:p>----------</text:p>
            <text:p>1) eu.iksproject:eu.iksproject.kres.shared.dependency.o</text:p>
            <text:p>wlapi:jar:0.7</text:p>
            <text:p/>
            <text:p><text:s text:c="2"/>Try downloading the file manually from the project website.</text:p>
            <text:p/>
            <text:p><text:s text:c="2"/>Then, install i</text:p>
            <text:p>t using the command: </text:p>
            <text:p><text:s text:c="6"/>mvn install:install-file -DgroupId=eu.iksproject -DartifactId=eu.ik</text:p>
            <text:p>sproject.kres.shared.dependency.owlapi -Dversion=0.7 -Dpackaging=jar -Dfile=/path/to/file</text:p>
            <text:p/>
            <text:p><text:s text:c="2"/>Al</text:p>
            <text:p>ternatively, if you host your own repository you can deploy the file there: </text:p>
            <text:p><text:s text:c="6"/>mvn deploy:d</text:p>
            <text:p>eploy-file -DgroupId=eu.iksproject -DartifactId=eu.iksproject.kres.shared.dependency.owlapi -Dv</text:p>
            <text:p>ersion=0.7 -Dpackaging=jar -Dfile=/path/to/file -Durl=[url] -DrepositoryId=[id]</text:p>
            <text:p/>
            <text:p><text:s text:c="2"/>Path to depe</text:p>
            <text:p>ndency: </text:p>
            <text:p><text:s text:c="2"/><text:tab/>1) eu.iksproject:eu.iksproject.kres.ontologies:bundle:0.7</text:p>
            <text:p><text:s text:c="2"/><text:tab/>2) eu.iksproject:eu.ik</text:p>
            <text:p>sproject.kres.shared.dependency.owlapi:jar:0.7</text:p>
            <text:p/>
            <text:p>----------</text:p>
            <text:p>1 required artifact is missing.</text:p>
            <text:p/>
            <text:p>for</text:p>
            <text:p><text:s/>artifact: </text:p>
            <text:p><text:s text:c="2"/>eu.iksproject:eu.iksproject.kres.ontologies:bundle:0.7</text:p>
            <text:p/>
            <text:p>from the specified remote</text:p>
            <text:p><text:s/>repositories:</text:p>
            <text:p><text:s text:c="2"/>com.springsource.repository.bundles.external (http://repository.springsource.c</text:p>
            <text:p>om/maven/bundles/external),</text:p>
            <text:p><text:s text:c="2"/>central (http://repo1.maven.org/maven2),</text:p>
            <text:p><text:s text:c="2"/>java.net (http://downl</text:p>
            <text:p>oad.java.net/maven/2),</text:p>
            <text:p><text:s text:c="2"/>apache (http://repository.apache.org/content/groups/snapshots-group)</text:p>
            <text:p/>
            <text:p/>
            <text:p/>
            <text:p/>
            <text:p>[INFO] ------------------------------------------------------------------------</text:p>
            <text:p>[DEBUG] Trace</text:p>
            <text:p/>
            <text:p>org.apache.maven.lifecycle.LifecycleExecutionException: Missing:</text:p>
            <text:p>----------</text:p>
            <text:p>1) eu.iksproject:e</text:p>
            <text:p>u.iksproject.kres.shared.dependency.owlapi:jar:0.7</text:p>
            <text:p/>
            <text:p><text:s text:c="2"/>Try downloading the file manually from th</text:p>
            <text:p>e project website.</text:p>
            <text:p/>
            <text:p><text:s text:c="2"/>Then, install it using the command: </text:p>
            <text:p><text:s text:c="6"/>mvn install:install-file -Dgro</text:p>
            <text:p>upId=eu.iksproject -DartifactId=eu.iksproject.kres.shared.dependency.owlapi -Dversion=0.7 -Dpac</text:p>
            <text:p>kaging=jar -Dfile=/path/to/file</text:p>
            <text:p/>
            <text:p><text:s text:c="2"/>Alternatively, if you host your own repository you can deplo</text:p>
            <text:p>y the file there: </text:p>
            <text:p><text:s text:c="6"/>mvn deploy:deploy-file -DgroupId=eu.iksproject -DartifactId=eu.iksproj</text:p>
            <text:p>ect.kres.shared.dependency.owlapi -Dversion=0.7 -Dpackaging=jar -Dfile=/path/to/file -Durl=[url</text:p>
            <text:p>] -DrepositoryId=[id]</text:p>
            <text:p/>
            <text:p><text:s text:c="2"/>Path to dependency: </text:p>
            <text:p><text:s text:c="2"/><text:tab/>1) eu.iksproject:eu.iksproject.kres.ontologies</text:p>
            <text:p>:bundle:0.7</text:p>
            <text:p><text:s text:c="2"/><text:tab/>2) eu.iksproject:eu.iksproject.kres.shared.dependency.owlapi:jar:0.7</text:p>
            <text:p/>
            <text:p>----------</text:p>
            <text:p/>
            <text:p>1 required artifact is missing.</text:p>
            <text:p/>
            <text:p>for artifact: </text:p>
            <text:p><text:s text:c="2"/>eu.iksproject:eu.iksproject.kres.ontologies:</text:p>
            <text:p>bundle:0.7</text:p>
            <text:p/>
            <text:p>from the specified remote repositories:</text:p>
            <text:p><text:s text:c="2"/>com.springsource.repository.bundles.exter</text:p>
            <text:p>nal (http://repository.springsource.com/maven/bundles/external),</text:p>
            <text:p><text:s text:c="2"/>central (http://repo1.maven.</text:p>
            <text:p>org/maven2),</text:p>
            <text:p><text:s text:c="2"/>java.net (http://download.java.net/maven/2),</text:p>
            <text:p><text:s text:c="2"/>apache (http://repository.apache.</text:p>
            <text:p>org/content/groups/snapshots-group)</text:p>
            <text:p/>
            <text:p/>
            <text:p><text:tab/>at org.apache.maven.lifecycle.DefaultLifecycleExecutor.e</text:p>
            <text:p>xecuteGoals(DefaultLifecycleExecutor.java:711)</text:p>
            <text:p><text:tab/>at org.apache.maven.lifecycle.DefaultLifecycleE</text:p>
            <text:p>xecutor.executeGoalWithLifecycle(DefaultLifecycleExecutor.java:556)</text:p>
            <text:p><text:tab/>at org.apache.maven.lifecy</text:p>
            <text:p>cle.DefaultLifecycleExecutor.forkProjectLifecycle(DefaultLifecycleExecutor.java:1205)</text:p>
            <text:p><text:tab/>at org.a</text:p>
            <text:p>pache.maven.lifecycle.DefaultLifecycleExecutor.forkLifecycle(DefaultLifecycleExecutor.java:1033</text:p>
            <text:p>)</text:p>
            <text:p><text:tab/>at org.apache.maven.lifecycle.DefaultLifecycleExecutor.executeGoals(DefaultLifecycleExecutor</text:p>
            <text:p>.java:643)</text:p>
            <text:p><text:tab/>at org.apache.maven.lifecycle.DefaultLifecycleExecutor.executeGoalWithLifecycle(Def</text:p>
            <text:p>aultLifecycleExecutor.java:556)</text:p>
            <text:p><text:tab/>at org.apache.maven.lifecycle.DefaultLifecycleExecutor.execute</text:p>
            <text:p>Goal(DefaultLifecycleExecutor.java:535)</text:p>
            <text:p><text:tab/>at org.apache.maven.lifecycle.DefaultLifecycleExecutor</text:p>
            <text:p>.executeGoalAndHandleFailures(DefaultLifecycleExecutor.java:387)</text:p>
            <text:p><text:tab/>at org.apache.maven.lifecycle</text:p>
            <text:p>.DefaultLifecycleExecutor.executeTaskSegments(DefaultLifecycleExecutor.java:348)</text:p>
            <text:p><text:tab/>at org.apache</text:p>
            <text:p>.maven.lifecycle.DefaultLifecycleExecutor.execute(DefaultLifecycleExecutor.java:180)</text:p>
            <text:p><text:tab/>at org.ap</text:p>
            <text:p>ache.maven.DefaultMaven.doExecute(DefaultMaven.java:328)</text:p>
            <text:p><text:tab/>at org.apache.maven.DefaultMaven.exec</text:p>
            <text:p>ute(DefaultMaven.java:138)</text:p>
            <text:p><text:tab/>at org.apache.maven.cli.MavenCli.main(MavenCli.java:362)</text:p>
            <text:p><text:tab/>at org.ap</text:p>
            <text:p>ache.maven.cli.compat.CompatibleMain.main(CompatibleMain.java:60)</text:p>
            <text:p><text:tab/>at sun.reflect.NativeMethodA</text:p>
            <text:p>ccessorImpl.invoke0(Native Method)</text:p>
            <text:p><text:tab/>at sun.reflect.NativeMethodAccessorImpl.invoke(NativeMethod</text:p>
            <text:p>AccessorImpl.java:39)</text:p>
            <text:p><text:tab/>at sun.reflect.DelegatingMethodAccessorImpl.invoke(DelegatingMethodAcces</text:p>
            <text:p>sorImpl.java:25)</text:p>
            <text:p><text:tab/>at java.lang.reflect.Method.invoke(Method.java:597)</text:p>
            <text:p><text:tab/>at org.codehaus.classwor</text:p>
            <text:p>lds.Launcher.launchEnhanced(Launcher.java:315)</text:p>
            <text:p><text:tab/>at org.codehaus.classworlds.Launcher.launch(Lau</text:p>
            <text:p>ncher.java:255)</text:p>
            <text:p><text:tab/>at org.codehaus.classworlds.Launcher.mainWithExitCode(Launcher.java:430)</text:p>
            <text:p><text:tab/>at o</text:p>
            <text:p>rg.codehaus.classworlds.Launcher.main(Launcher.java:375)</text:p>
            <text:p>Caused by: org.apache.maven.artifact.r</text:p>
            <text:p>esolver.MultipleArtifactsNotFoundException: Missing:</text:p>
            <text:p>----------</text:p>
            <text:p>1) eu.iksproject:eu.iksproject.</text:p>
            <text:p>kres.shared.dependency.owlapi:jar:0.7</text:p>
            <text:p/>
            <text:p><text:s text:c="2"/>Try downloading the file manually from the project web</text:p>
            <text:p>site.</text:p>
            <text:p/>
            <text:p><text:s text:c="2"/>Then, install it using the command: </text:p>
            <text:p><text:s text:c="6"/>mvn install:install-file -DgroupId=eu.ikspr</text:p>
            <text:p>oject -DartifactId=eu.iksproject.kres.shared.dependency.owlapi -Dversion=0.7 -Dpackaging=jar -D</text:p>
            <text:p>file=/path/to/file</text:p>
            <text:p/>
            <text:p><text:s text:c="2"/>Alternatively, if you host your own repository you can deploy the file th</text:p>
            <text:p>ere: </text:p>
            <text:p><text:s text:c="6"/>mvn deploy:deploy-file -DgroupId=eu.iksproject -DartifactId=eu.iksproject.kres.shar</text:p>
            <text:p>ed.dependency.owlapi -Dversion=0.7 -Dpackaging=jar -Dfile=/path/to/file -Durl=[url] -Drepositor</text:p>
            <text:p>yId=[id]</text:p>
            <text:p/>
            <text:p><text:s text:c="2"/>Path to dependency: </text:p>
            <text:p><text:s text:c="2"/><text:tab/>1) eu.iksproject:eu.iksproject.kres.ontologies:bundle:0.7</text:p>
            <text:p><text:s/></text:p>
            <text:p><text:s/><text:tab/>2) eu.iksproject:eu.iksproject.kres.shared.dependency.owlapi:jar:0.7</text:p>
            <text:p/>
            <text:p>----------</text:p>
            <text:p>1 required a</text:p>
            <text:p>rtifact is missing.</text:p>
            <text:p/>
            <text:p>for artifact: </text:p>
            <text:p><text:s text:c="2"/>eu.iksproject:eu.iksproject.kres.ontologies:bundle:0.7</text:p>
            <text:p/>
            <text:p>f</text:p>
            <text:p>rom the specified remote repositories:</text:p>
            <text:p><text:s text:c="2"/>com.springsource.repository.bundles.external (http://r</text:p>
            <text:p>epository.springsource.com/maven/bundles/external),</text:p>
            <text:p><text:s text:c="2"/>central (http://repo1.maven.org/maven2),</text:p>
            <text:p/>
            <text:p><text:s text:c="2"/>java.net (http://download.java.net/maven/2),</text:p>
            <text:p><text:s text:c="2"/>apache (http://repository.apache.org/content/g</text:p>
            <text:p>roups/snapshots-group)</text:p>
            <text:p/>
            <text:p/>
            <text:p><text:tab/>at org.apache.maven.artifact.resolver.DefaultArtifactResolver.resolve</text:p>
            <text:p>Transitively(DefaultArtifactResolver.java:360)</text:p>
            <text:p><text:tab/>at org.apache.maven.artifact.resolver.DefaultAr</text:p>
            <text:p>tifactResolver.resolveTransitively(DefaultArtifactResolver.java:304)</text:p>
            <text:p><text:tab/>at org.apache.maven.plugi</text:p>
            <text:p>n.DefaultPluginManager.resolveTransitiveDependencies(DefaultPluginManager.java:1499)</text:p>
            <text:p><text:tab/>at org.ap</text:p>
            <text:p>ache.maven.plugin.DefaultPluginManager.executeMojo(DefaultPluginManager.java:442)</text:p>
            <text:p><text:tab/>at org.apach</text:p>
            <text:p>e.maven.lifecycle.DefaultLifecycleExecutor.executeGoals(DefaultLifecycleExecutor.java:694)</text:p>
            <text:p><text:tab/>...</text:p>
            <text:p><text:s/>21 more</text:p>
            <text:p>[INFO] ------------------------------------------------------------------------</text:p>
            <text:p>[INFO]</text:p>
            <text:p><text:s/>Total time: 2 minutes 48 seconds</text:p>
            <text:p>[INFO] Finished at: Fri Feb 11 17:26:58 CET 2011</text:p>
            <text:p>[INFO] Final</text:p>
            <text:p><text:s/>Memory: 118M/282M</text:p>
            <text:p>[INFO] ---------------------------------------------------------------------</text:p>
            <text:p>---</text:p>
            <text:p/>
            <text:p>I started to investigate this, that does not happen when compiling in the /kres folder</text:p>
            <text:p/>
            <text:p>I </text:p>
            <text:p>before launched the command (evry time):</text:p>
            <text:p>$ cd $M2_HOME/repository</text:p>
            <text:p>$ rm -rf hermit/ &amp;&amp; rm -rf ow</text:p>
            <text:p>l* &amp;&amp; rm -rf eu</text:p>
            <text:p/>
            <text:p>Then from the the root of Stanbol</text:p>
            <text:p>$ mvn clean install -X -DskipTests</text:p>
            <text:p/>
            <text:p>I did th</text:p>
            <text:p>is with different configurations:</text:p>
            <text:p>* All non-kres moduls commented &gt;&gt; success</text:p>
            <text:p>* All but the pare</text:p>
            <text:p>nt module <text:tab/>&gt;&gt; failure</text:p>
            <text:p>* All but the parent,entityhub modules<text:tab/>&gt;&gt; failure</text:p>
            <text:p>* All but the parent,en</text:p>
            <text:p>tityhub,enhancers modules &gt;&gt; success</text:p>
            <text:p/>
            <text:p>So I started investigating the enhancer module, and comme</text:p>
            <text:p>nted all but that:</text:p>
            <text:p>* enhancer-1<text:tab/>&gt;&gt; failure (all modules)</text:p>
            <text:p>* enhancer-2<text:tab/>&gt;&gt; success (only the pare</text:p>
            <text:p>nt module)</text:p>
            <text:p>* enhancer-3<text:tab/>&gt;&gt; success (parent module + base enhancer modules)</text:p>
            <text:p>* enhancer-4<text:tab/>&gt;&gt; succ</text:p>
            <text:p>ess (parent module + base enhancer modules + autotag,opennlp,lang-id)</text:p>
            <text:p>* enhancer-5<text:tab/>&gt;&gt; success (</text:p>
            <text:p>parent module + base enhancer modules + autotag,opennlp,lang-id,metaxa)</text:p>
            <text:p>* enhancer-6<text:tab/>&gt;&gt; success</text:p>
            <text:p><text:s/>(parent module + base enhancer modules + autotag,opennlp,lang-id,metaxa,geonames,entitytagging</text:p>
            <text:p>)</text:p>
            <text:p/>
            <text:p>from this point on I have activated also 'parent' and 'entityhub' in the root pom:</text:p>
            <text:p>* enhance</text:p>
            <text:p>r-7<text:tab/>&gt;&gt; success (parent module + entityhub + base enhancer modules + autotag,opennlp,lang-id,met</text:p>
            <text:p>axa,geonames,entitytagging,opencalais)</text:p>
            <text:p>* enhancer-8<text:tab/>&gt;&gt; success (parent module + entityhub + bas</text:p>
            <text:p>e enhancer modules + autotag,opennlp,lang-id,metaxa,geonames,entitytagging,opencalais,zemanta)</text:p>
            <text:p/>
            <text:p>* enhancer-9<text:tab/>&gt;&gt; seccess (parent module + entityhub + base enhancer modules + autotag,opennlp,la</text:p>
            <text:p>ng-id,metaxa,geonames,entitytagging,opencalais,zemanta + jersey)</text:p>
            <text:p>* enhancer-10<text:tab/>&gt;&gt; success (pare</text:p>
            <text:p>nt module + entityhub + base enhancer modules + autotag,opennlp,lang-id,metaxa,geonames,entityt</text:p>
            <text:p>agging,opencalais,zemanta + jersey + clerezza/enhancer)</text:p>
            <text:p>* enhancer-11<text:tab/>&gt;&gt; success (parent module</text:p>
            <text:p><text:s/>+ entityhub + base enhancer modules + autotag,opennlp,lang-id,metaxa,geonames,entitytagging,op</text:p>
            <text:p>encalais,zemanta + jersey + clerezza/enhancer,clerezza/sparql)</text:p>
            <text:p>* enhancer-12<text:tab/>&gt;&gt; success (parent</text:p>
            <text:p><text:s/>module + entityhub + base enhancer modules + autotag,opennlp,lang-id,metaxa,geonames,entitytag</text:p>
            <text:p>ging,opencalais,zemanta + jersey + clerezza/enhancer,clerezza/sparql + <text:s/>launcher/full)</text:p>
            <text:p>* enhanc</text:p>
            <text:p>er-13<text:tab/>&gt;&gt; success (parent module + entityhub + base enhancer modules + autotag,opennlp,lang-id,m</text:p>
            <text:p>etaxa,geonames,entitytagging,opencalais,zemanta + jersey + clerezza/enhancer,clerezza/sparql + </text:p>
            <text:p><text:s/>launcher/full,launcher/lite)</text:p>
            <text:p>* enhancer-14<text:tab/>&gt;&gt; success (parent module + entityhub + base enhanc</text:p>
            <text:p>er modules + autotag,opennlp,lang-id,metaxa,geonames,entitytagging,opencalais,zemanta + jersey </text:p>
            <text:p>+ clerezza/enhancer,clerezza/sparql + <text:s/>launcher/full,launcher/lites + integration-tests)</text:p>
            <text:p>* enha</text:p>
            <text:p>ncer-15<text:tab/>&gt;&gt; failure (parent module + entityhub + base enhancer modules + autotag,opennlp,lang-id</text:p>
            <text:p>,metaxa,geonames,entitytagging,opencalais,zemanta + jersey + clerezza/enhancer,clerezza/sparql </text:p>
            <text:p>+ <text:s/>launcher/full,launcher/lites + integration-tests + SemiAutomaticContentEnhancer) --&gt; same as</text:p>
            <text:p><text:s/>enhancer-1</text:p>
            <text:p/>
            <text:p>I tries also the following:</text:p>
            <text:p>Activating 'enhancer' only in the parent pom (and kres</text:p>
            <text:p>, of course)</text:p>
            <text:p>* enhancer-16<text:tab/>&gt;&gt; failure (parent module + base enhancer modules (generic) + SemiAu</text:p>
            <text:p>tomaticContentEnhancer)</text:p>
            <text:p/>
            <text:p>So the problem is related to some configuration incompatibility betwee</text:p>
            <text:p>n enhancer/SemiAutoamticContentEnhancer and kres/eu.iksproject:eu.iksproject.kres.ontologies</text:p>
            <text:p/>
            <text:p>I</text:p>
            <text:p><text:s/>will investigate more on that.</text:p>
            <text:p/>
            <text:p/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2993897</text:p>
          </table:table-cell>
          <table:table-cell office:value-type="string">
            <text:p>I attach the output of the last try (enhancer-16)</text:p>
          </table:table-cell>
          <table:table-cell table:number-columns-repeated="1019"/>
        </table:table-row>
        <table:table-row table:style-name="ro12">
          <table:table-cell table:number-columns-repeated="3"/>
          <table:table-cell office:value-type="string">
            <text:p>12994111</text:p>
          </table:table-cell>
          <table:table-cell office:value-type="string">
            <text:p>Can reproduce the error with the attached mvn-minimal-configuration-pom.xml, which includes onl</text:p>
            <text:p>y the following modules, omitting all modules except:</text:p>
            <text:p>* enhancer/SemiAutomaticContentEnhancer</text:p>
            <text:p>*</text:p>
            <text:p><text:s/>kres/eu.iksproject.kres.shared/dependency/owlapi3</text:p>
            <text:p>* kres/eu.iksproject.kres.ontologies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12997491</text:p>
          </table:table-cell>
          <table:table-cell office:value-type="string">
            <text:p>This error disapperar if we change the goal of the maven-artifact-plugin to 'attached' instead </text:p>
            <text:p>of 'assembly'. This goal should behave the same but do not affect the kres build process.</text:p>
          </table:table-cell>
          <table:table-cell table:number-columns-repeated="1019"/>
        </table:table-row>
        <table:table-row table:style-name="ro8">
          <table:table-cell table:number-columns-repeated="3"/>
          <table:table-cell office:value-type="string">
            <text:p>12997731</text:p>
          </table:table-cell>
          <table:table-cell office:value-type="string">
            <text:p>Changing the goal to 'single' works the same and it is a better solution, since 'attached' goal</text:p>
            <text:p><text:s/>is deprecated.</text:p>
            <text:p/>
            <text:p>Committed this change in revision 1073288.</text:p>
            <text:p/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2997732</text:p>
          </table:table-cell>
          <table:table-cell office:value-type="string">
            <text:p>Fixed in revision 1073288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493056</text:p>
          </table:table-cell>
          <table:table-cell office:value-type="string">
            <text:p>STANBOL-26</text:p>
          </table:table-cell>
          <table:table-cell office:value-type="string">
            <text:p>Remove LGPL OWLLink dependency</text:p>
          </table:table-cell>
          <table:table-cell table:number-columns-repeated="1021"/>
        </table:table-row>
        <table:table-row table:style-name="ro7">
          <table:table-cell table:number-columns-repeated="3"/>
          <table:table-cell office:value-type="string">
            <text:p>13029262</text:p>
          </table:table-cell>
          <table:table-cell office:value-type="string">
            <text:p>OWLLink sources are by now dual licensed [1], including the Apache License. This allows the pro</text:p>
            <text:p>ject to consider safe the adoption of OWLLink, even if we must move to a new version. We should</text:p>
            <text:p><text:s/>wait an official release before switching, to be safe things will work on server-side also, si</text:p>
            <text:p>nce stanbol is using it as client to connect to external reasoning servers.</text:p>
            <text:p/>
            <text:p>[1] http://owllink</text:p>
            <text:p>-owlapi.sourceforge.net/ </text:p>
          </table:table-cell>
          <table:table-cell table:number-columns-repeated="1019"/>
        </table:table-row>
        <table:table-row table:style-name="ro10">
          <table:table-cell table:number-columns-repeated="3"/>
          <table:table-cell office:value-type="string">
            <text:p>13230240</text:p>
          </table:table-cell>
          <table:table-cell office:value-type="string">
            <text:p>The reasoners/owllink embedded Maven repository now only contains the dual-licensed version of </text:p>
            <text:p>the owllink-owlapi library. The license is indicated in the README file on the repository root </text:p>
            <text:p>directory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493055</text:p>
          </table:table-cell>
          <table:table-cell office:value-type="string">
            <text:p>STANBOL-25</text:p>
          </table:table-cell>
          <table:table-cell office:value-type="string">
            <text:p>Remove LGPL HERMIT dependency</text:p>
          </table:table-cell>
          <table:table-cell table:number-columns-repeated="1021"/>
        </table:table-row>
        <table:table-row table:style-name="ro18">
          <table:table-cell table:number-columns-repeated="3"/>
          <table:table-cell office:value-type="string">
            <text:p>12976062</text:p>
          </table:table-cell>
          <table:table-cell office:value-type="string">
            <text:p>While</text:p>
            <text:p>http://apache.org/legal/resolved.html#category-x</text:p>
            <text:p>states that LGPL-licensed software must </text:p>
            <text:p>not be "included" in Apache "products" that does not automatically seem to imply that it would </text:p>
            <text:p>not be ok to use Maven to access another non-Apache repository delivering an LGPL-licensed libr</text:p>
            <text:p>ary.</text:p>
            <text:p/>
            <text:p>(Another question is if the LGPL is really incompatible with the third Apache Software Li</text:p>
            <text:p>cense Criterion: "The license must not place restrictions on the distribution of larger works, </text:p>
            <text:p>other than to require that the covered component still complies with the conditions of its lice</text:p>
            <text:p>nse." The page linked above states that it is incompatible but another Apache page states: "We </text:p>
            <text:p>avoid GPLv3 software because merely linking to it is considered by the GPLv3 authors to create </text:p>
            <text:p>a derivative work. " http://apache.org/licenses/GPL-compatibility.html The situation is not the</text:p>
            <text:p><text:s/>same for the LGPL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2976069</text:p>
          </table:table-cell>
          <table:table-cell office:value-type="string">
            <text:p>See also LEGAL-6, LEGAL-54, LEGAL-82</text:p>
          </table:table-cell>
          <table:table-cell table:number-columns-repeated="1019"/>
        </table:table-row>
        <table:table-row table:style-name="ro29">
          <table:table-cell table:number-columns-repeated="3"/>
          <table:table-cell office:value-type="string">
            <text:p>13029266</text:p>
          </table:table-cell>
          <table:table-cell office:value-type="string">
            <text:p>The Hermit dependency contains itself a third party LGPL library (jautomata, [1]). </text:p>
            <text:p/>
            <text:p>We can lea</text:p>
            <text:p>ve hermit as an optional functionality, relying on a new Jena based reasoner as default. See al</text:p>
            <text:p>so STANBOL-185.</text:p>
            <text:p/>
            <text:p>This have also been discussed in the list[2]</text:p>
            <text:p/>
            <text:p/>
            <text:p>[1] <text:s/>http://sourceforge.net/pro</text:p>
            <text:p>jects/jautomata/</text:p>
            <text:p>[2] http://markmail.org/thread/7uya73s2nk5nchag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493048</text:p>
          </table:table-cell>
          <table:table-cell office:value-type="string">
            <text:p>STANBOL-24</text:p>
          </table:table-cell>
          <table:table-cell office:value-type="string">
            <text:p>Remove LGPL OWL API dependency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3068290</text:p>
          </table:table-cell>
          <table:table-cell office:value-type="string">
            <text:p>OWLAPI 3.2.3 is AL licensed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493047</text:p>
          </table:table-cell>
          <table:table-cell office:value-type="string">
            <text:p>STANBOL-23</text:p>
          </table:table-cell>
          <table:table-cell office:value-type="string">
            <text:p>Code cleanup before our first release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2970782</text:p>
          </table:table-cell>
          <table:table-cell office:value-type="string">
            <text:p>Apart OWLApi, also Hermit and OWLLink libraries are released under an incompatible license.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3068291</text:p>
          </table:table-cell>
          <table:table-cell office:value-type="string">
            <text:p>The framework code was cleaned up for the release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493045</text:p>
          </table:table-cell>
          <table:table-cell office:value-type="string">
            <text:p>STANBOL-22</text:p>
          </table:table-cell>
          <table:table-cell office:value-type="string">
            <text:p>Code copied from geonames, why?</text:p>
          </table:table-cell>
          <table:table-cell table:number-columns-repeated="1021"/>
        </table:table-row>
        <table:table-row table:style-name="ro16">
          <table:table-cell table:number-columns-repeated="3"/>
          <table:table-cell office:value-type="string">
            <text:p>12970770</text:p>
          </table:table-cell>
          <table:table-cell office:value-type="string">
            <text:p>Back than (June 2010) I took everything and hoped that the changes are accepted by the project.</text:p>
            <text:p/>
            <text:p/>
            <text:p>Using it as library is not possible, because the needed changes can not be done by that way.</text:p>
            <text:p/>
            <text:p>I could apply the changes to Toponym.java in a sub class however the instantiation of</text:p>
            <text:p>Toponyms </text:p>
            <text:p>is done within a private method within WebService.java. Also the initialization (setting the pr</text:p>
            <text:p>operties of toponyms based on the xml response of the web service is <text:s/>done within a private met</text:p>
            <text:p>hod)</text:p>
            <text:p/>
            <text:p>I think the best option is to create a small JSON based client that only supports the two</text:p>
            <text:p><text:s/>web services actually used by the Geonames Enhancement Engine and to remove the whole fise/ext</text:p>
            <text:p>/org.geonames bundle.</text:p>
            <text:p/>
            <text:p>best</text:p>
            <text:p>Rupert</text:p>
            <text:p/>
          </table:table-cell>
          <table:table-cell table:number-columns-repeated="1019"/>
        </table:table-row>
        <table:table-row table:style-name="ro11">
          <table:table-cell table:number-columns-repeated="3"/>
          <table:table-cell office:value-type="string">
            <text:p>12982585</text:p>
          </table:table-cell>
          <table:table-cell office:value-type="string">
            <text:p>Nearly finished the reimplementation of this Engine to use JSON. This will allow to remove the </text:p>
            <text:p>whole /fise/ext/org.geonames/** sub tree</text:p>
            <text:p/>
            <text:p>Maybe it will take some Days to finish the work becau</text:p>
            <text:p>se testing is currently only possible early in the morning. In the afternoon the free service i</text:p>
            <text:p>s overloaded most of the time.</text:p>
            <text:p>see also http://forum.geonames.org/gforum/posts/list/2198.page f</text:p>
            <text:p>or more information</text:p>
            <text:p/>
            <text:p>best Rupert</text:p>
          </table:table-cell>
          <table:table-cell table:number-columns-repeated="1019"/>
        </table:table-row>
        <table:table-row table:style-name="ro39">
          <table:table-cell table:number-columns-repeated="3"/>
          <table:table-cell office:value-type="string">
            <text:p>12983201</text:p>
          </table:table-cell>
          <table:table-cell office:value-type="string">
            <text:p>With Revision 1060372 and 1060348 the source files referenced by this issue are no longer prese</text:p>
            <text:p>nt and the Geonames Enhancement Engine is changed in a way, that it still works.</text:p>
            <text:p>If this introd</text:p>
            <text:p>uced bugs in the LocationEnhancementEngine I suggest to create other Issues.</text:p>
            <text:p/>
            <text:p>best</text:p>
            <text:p>Rupert Weste</text:p>
            <text:p>nthale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493044</text:p>
          </table:table-cell>
          <table:table-cell office:value-type="string">
            <text:p>STANBOL-21</text:p>
          </table:table-cell>
          <table:table-cell office:value-type="string">
            <text:p>DOMUtils class has nuclear clause license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2970756</text:p>
          </table:table-cell>
          <table:table-cell office:value-type="string">
            <text:p>Removed Sun code relicts and license text</text:p>
          </table:table-cell>
          <table:table-cell table:number-columns-repeated="1019"/>
        </table:table-row>
        <table:table-row table:style-name="ro9">
          <table:table-cell table:number-columns-repeated="3"/>
          <table:table-cell office:value-type="string">
            <text:p>12970757</text:p>
          </table:table-cell>
          <table:table-cell office:value-type="string">
            <text:p>Walter, can you confirm that that class is original code and not copied from somewhere?</text:p>
            <text:p/>
            <text:p>Sorry </text:p>
            <text:p>for being a pain but we need to be very clean on such things.</text:p>
          </table:table-cell>
          <table:table-cell table:number-columns-repeated="1019"/>
        </table:table-row>
        <table:table-row table:style-name="ro10">
          <table:table-cell table:number-columns-repeated="3"/>
          <table:table-cell office:value-type="string">
            <text:p>12970763</text:p>
          </table:table-cell>
          <table:table-cell office:value-type="string">
            <text:p>The class had never been been a class from Sun. There had only been one method that once had be</text:p>
            <text:p>en copied into it from some Sun source together with the misleading license text. This method i</text:p>
            <text:p>s now removed. The remaing code is original code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493043</text:p>
          </table:table-cell>
          <table:table-cell office:value-type="string">
            <text:p>STANBOL-20</text:p>
          </table:table-cell>
          <table:table-cell office:value-type="string">
            <text:p>Use commons-codec for Base64 functionality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2971682</text:p>
          </table:table-cell>
          <table:table-cell office:value-type="string">
            <text:p>Fixed in r1049549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492951</text:p>
          </table:table-cell>
          <table:table-cell office:value-type="string">
            <text:p>STANBOL-19</text:p>
          </table:table-cell>
          <table:table-cell office:value-type="string">
            <text:p>Integration tests framework</text:p>
          </table:table-cell>
          <table:table-cell table:number-columns-repeated="1021"/>
        </table:table-row>
        <table:table-row table:style-name="ro16">
          <table:table-cell table:number-columns-repeated="3"/>
          <table:table-cell office:value-type="string">
            <text:p>12970204</text:p>
          </table:table-cell>
          <table:table-cell office:value-type="string">
            <text:p>Committed a first rough prototype in revision 1044410, demonstrates how to get, start and stop </text:p>
            <text:p>one of our runnable jars.</text:p>
            <text:p/>
            <text:p>The idea is to add this to all tests that need to run against the se</text:p>
            <text:p>rver</text:p>
            <text:p/>
            <text:p><text:s text:c="4"/>@BeforeClass</text:p>
            <text:p><text:s text:c="4"/>public static void startRunnableJar() throws Exception {</text:p>
            <text:p><text:s text:c="8"/>Jar</text:p>
            <text:p>Executor.getInstance(System.getProperties()).start();</text:p>
            <text:p><text:s text:c="4"/>}</text:p>
            <text:p/>
            <text:p>So that it is started if needed.</text:p>
            <text:p/>
            <text:p/>
            <text:p>We'll need to add a utility method that waits for the server to be ready before running the fir</text:p>
            <text:p>st test, by running checks over http.</text:p>
            <text:p/>
          </table:table-cell>
          <table:table-cell table:number-columns-repeated="1019"/>
        </table:table-row>
        <table:table-row table:style-name="ro11">
          <table:table-cell table:number-columns-repeated="3"/>
          <table:table-cell office:value-type="string">
            <text:p>12988118</text:p>
          </table:table-cell>
          <table:table-cell office:value-type="string">
            <text:p>In revision 1064741, the framework is functional and activated for the enhancer.</text:p>
            <text:p/>
            <text:p>For the next </text:p>
            <text:p>steps, I suggest waiting for feedback on the overall shape of this, and if we're happy we can m</text:p>
            <text:p>ove the reusable parts to a commons/testing module so that we can activate integration tests fo</text:p>
            <text:p>r other Stanbol modules.</text:p>
            <text:p/>
            <text:p>I'll add a README in enhancer/integration-tests to explain how to run</text:p>
            <text:p><text:s/>the tests and how to create new ones (that's very easy, see HomepageTest and StatelessEngineTe</text:p>
            <text:p>st for examples).</text:p>
          </table:table-cell>
          <table:table-cell table:number-columns-repeated="1019"/>
        </table:table-row>
        <table:table-row table:style-name="ro9">
          <table:table-cell table:number-columns-repeated="3"/>
          <table:table-cell office:value-type="string">
            <text:p>12991972</text:p>
          </table:table-cell>
          <table:table-cell office:value-type="string">
            <text:p>Testing utilities moved under commons/testing in revision 1068401</text:p>
            <text:p/>
            <text:p>With this, other modules can</text:p>
            <text:p><text:s/>use a similar setup than enhancer/integration-tests to setup their integration test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5">
          <table:table-cell office:value-type="string">
            <text:p>12492935</text:p>
          </table:table-cell>
          <table:table-cell office:value-type="string">
            <text:p>STANBOL-18</text:p>
          </table:table-cell>
          <table:table-cell office:value-type="string">
            <text:p>eu.iksproject.fise.jersey.JerseyEndpoint should not have a hard runtime dependency on the Cachi</text:p>
            <text:p>ngDereferencerEngine</text:p>
          </table:table-cell>
          <table:table-cell table:number-columns-repeated="1021"/>
        </table:table-row>
        <table:table-row table:style-name="ro5">
          <table:table-cell table:number-columns-repeated="3"/>
          <table:table-cell office:value-type="string">
            <text:p>13181327</text:p>
          </table:table-cell>
          <table:table-cell office:value-type="string">
            <text:p>The CachingDereferencerEngine was removed some time ago and replaced by the "dereference Entiti</text:p>
            <text:p>es" option within the KeywordLinking and NamedEntityLinking engine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492929</text:p>
          </table:table-cell>
          <table:table-cell office:value-type="string">
            <text:p>STANBOL-17</text:p>
          </table:table-cell>
          <table:table-cell office:value-type="string">
            <text:p>OpenCalais Integration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2971674</text:p>
          </table:table-cell>
          <table:table-cell office:value-type="string">
            <text:p>Initial version of OpenCalais Enhancement Engine crea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492926</text:p>
          </table:table-cell>
          <table:table-cell office:value-type="string">
            <text:p>STANBOL-16</text:p>
          </table:table-cell>
          <table:table-cell office:value-type="string">
            <text:p>Define standard way to control the (serialized) output format</text:p>
          </table:table-cell>
          <table:table-cell table:number-columns-repeated="1021"/>
        </table:table-row>
        <table:table-row table:style-name="ro5">
          <table:table-cell table:number-columns-repeated="3"/>
          <table:table-cell office:value-type="string">
            <text:p>13222562</text:p>
          </table:table-cell>
          <table:table-cell office:value-type="string">
            <text:p>JSON-LD is now the default for the Stanbol Enhancer. The contenthub seams to use application/rd</text:p>
            <text:p>f+xml as default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492844</text:p>
          </table:table-cell>
          <table:table-cell office:value-type="string">
            <text:p>STANBOL-15</text:p>
          </table:table-cell>
          <table:table-cell office:value-type="string">
            <text:p>Auto REST API Documentation Generation</text:p>
          </table:table-cell>
          <table:table-cell table:number-columns-repeated="1021"/>
        </table:table-row>
        <table:table-row table:style-name="ro10">
          <table:table-cell table:number-columns-repeated="3"/>
          <table:table-cell office:value-type="string">
            <text:p>12969761</text:p>
          </table:table-cell>
          <table:table-cell office:value-type="string">
            <text:p>Jersey has builtin support to generate a WADL description of the HTTP service. I did not manage</text:p>
            <text:p><text:s/>to get it working in fise but it should be possible. Would be good to generate the HTML docume</text:p>
            <text:p>ntation automatically though.</text:p>
          </table:table-cell>
          <table:table-cell table:number-columns-repeated="1019"/>
        </table:table-row>
        <table:table-row table:style-name="ro14">
          <table:table-cell table:number-columns-repeated="3"/>
          <table:table-cell office:value-type="string">
            <text:p>12991056</text:p>
          </table:table-cell>
          <table:table-cell office:value-type="string">
            <text:p>I think this should be given high priority (creating REST API documentation) for the whole syst</text:p>
            <text:p>em.</text:p>
            <text:p>It is at present impossible to get an overview of what IKS/Stanbol can do for you.</text:p>
            <text:p>As a res</text:p>
            <text:p>ult, it's difficult to work out what things are needed for a full IKS stack, let alone communic</text:p>
            <text:p>ate the capabilities of IKS/Stanbol to others.</text:p>
            <text:p/>
            <text:p>So a definite +1 for anything that gets us to t</text:p>
            <text:p>his documentation!</text:p>
          </table:table-cell>
          <table:table-cell table:number-columns-repeated="1019"/>
        </table:table-row>
        <table:table-row table:style-name="ro8">
          <table:table-cell table:number-columns-repeated="3"/>
          <table:table-cell office:value-type="string">
            <text:p>12992002</text:p>
          </table:table-cell>
          <table:table-cell office:value-type="string">
            <text:p>I have committed a prototype using a different approach in revision 1068442, where integration </text:p>
            <text:p>tests are enhanced with some metatada to generate RESTful API documentation.</text:p>
            <text:p/>
            <text:p>Will discuss on t</text:p>
            <text:p>he dev list.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2992004</text:p>
          </table:table-cell>
          <table:table-cell office:value-type="string">
            <text:p>Example RequestDocumentor output for the StatelessEngineTes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492826</text:p>
          </table:table-cell>
          <table:table-cell office:value-type="string">
            <text:p>STANBOL-14</text:p>
          </table:table-cell>
          <table:table-cell office:value-type="string">
            <text:p>Check Stanbol branding requirements</text:p>
          </table:table-cell>
          <table:table-cell table:number-columns-repeated="1021"/>
        </table:table-row>
        <table:table-row table:style-name="ro22">
          <table:table-cell table:number-columns-repeated="3"/>
          <table:table-cell office:value-type="string">
            <text:p>12969719</text:p>
          </table:table-cell>
          <table:table-cell office:value-type="string">
            <text:p>The following requirements have been checked and found to be fulfilled:</text:p>
            <text:p/>
            <text:p>1. Use "Apache Stanbol</text:p>
            <text:p>" for the product name on the website</text:p>
            <text:p/>
            <text:p>2. Include the following required links:</text:p>
            <text:p><text:s text:c="4"/>* http://ww</text:p>
            <text:p>w.apache.org/licenses/</text:p>
            <text:p><text:s text:c="4"/>* http://www.apache.org/foundation/sponsorship.html</text:p>
            <text:p><text:s text:c="4"/>* http://www</text:p>
            <text:p>.apache.org/foundation/thanks.html</text:p>
            <text:p><text:s text:c="4"/>* http://www.apache.org/security/ page</text:p>
            <text:p><text:s text:c="4"/>* http://www.</text:p>
            <text:p>apache.org/</text:p>
            <text:p/>
            <text:p>3. Include the following attributions on the website: "Apache, Stanbol and the Apa</text:p>
            <text:p>che feather and Stanbol logos are trademarks of The Apache Software Foundation".</text:p>
            <text:p/>
            <text:p>4. Include th</text:p>
            <text:p>e TM trademark sign in the Apache Stanbol logo.</text:p>
            <text:p/>
            <text:p>5. Provide a DOAP file as specified at http://</text:p>
            <text:p>projects.apache.org/create.html (http://svn.apache.org/repos/asf/incubator/stanbol/site/trunk/d</text:p>
            <text:p>oap/doap_Stanbol.rdf)</text:p>
            <text:p/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492751</text:p>
          </table:table-cell>
          <table:table-cell office:value-type="string">
            <text:p>STANBOL-13</text:p>
          </table:table-cell>
          <table:table-cell office:value-type="string">
            <text:p>Upgrade to OpenNLP 1.5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2997901</text:p>
          </table:table-cell>
          <table:table-cell office:value-type="string">
            <text:p>fixed: in revision 1073399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492739</text:p>
          </table:table-cell>
          <table:table-cell office:value-type="string">
            <text:p>STANBOL-12</text:p>
          </table:table-cell>
          <table:table-cell office:value-type="string">
            <text:p>New Enhancement Engine for the SalsaDev API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2969316</text:p>
          </table:table-cell>
          <table:table-cell office:value-type="string">
            <text:p>Diff for SD enhancement engine based on revision 1043423</text:p>
          </table:table-cell>
          <table:table-cell table:number-columns-repeated="1019"/>
        </table:table-row>
        <table:table-row table:style-name="ro29">
          <table:table-cell table:number-columns-repeated="3"/>
          <table:table-cell office:value-type="string">
            <text:p>12971258</text:p>
          </table:table-cell>
          <table:table-cell office:value-type="string">
            <text:p>Status update: I started some work to refactor this patch into several independent engines (to </text:p>
            <text:p>make it easier to control the behavior from the Apache Felix admin console), you can track my w</text:p>
            <text:p>ork here:</text:p>
            <text:p/>
            <text:p><text:s text:c="2"/>https://github.com/ogrisel/stanbol/tree/STANBOL-12-salsadev</text:p>
            <text:p/>
            <text:p>However the fise voca</text:p>
            <text:p>bulary needs to be extended to handle TopicEnhancement and TermEnhancement explicitly rather th</text:p>
            <text:p>at reusing the EntityEnhancement type which is not very well suited for this.</text:p>
            <text:p/>
            <text:p>I will open a de</text:p>
            <text:p>dicated issue for this vocabulary extensions.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>
            <text:p>12971262</text:p>
          </table:table-cell>
          <table:table-cell office:value-type="string">
            <text:p>We should create an own Issue for extending the Enhancement Structure.</text:p>
            <text:p/>
            <text:p>Would be cool if Stepha</text:p>
            <text:p>ne Gamard could provide/link a description that defines the meaning of "Terms" and "Topics" and</text:p>
            <text:p><text:s/>how that relates to "Tags" and "Categorizations". I think a clear definition of how salsaDev d</text:p>
            <text:p>efines such "words" would help when extending the Enhancement Stucture with this kind of Enhanc</text:p>
            <text:p>ement Types.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2973015</text:p>
          </table:table-cell>
          <table:table-cell office:value-type="string">
            <text:p>@Rupert, good point. I'll put something together that can serve as a draft. 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12973022</text:p>
          </table:table-cell>
          <table:table-cell office:value-type="string">
            <text:p>Those issues have already been created: STANBOL-28 and STANBOL-29 . Please add your comments th</text:p>
            <text:p>ere.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13406905</text:p>
          </table:table-cell>
          <table:table-cell office:value-type="string">
            <text:p>We'll actually use stanbol as primary backend of API as part of fusepool project. No need for e</text:p>
            <text:p>nhancer but will most likely add a new search component :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492637</text:p>
          </table:table-cell>
          <table:table-cell office:value-type="string">
            <text:p>STANBOL-11</text:p>
          </table:table-cell>
          <table:table-cell office:value-type="string">
            <text:p>Use the official Apache Stanbol logo in the default Web UI of the application</text:p>
          </table:table-cell>
          <table:table-cell table:number-columns-repeated="1021"/>
        </table:table-row>
        <table:table-row table:style-name="ro5">
          <table:table-cell table:number-columns-repeated="3"/>
          <table:table-cell office:value-type="string">
            <text:p>12969370</text:p>
          </table:table-cell>
          <table:table-cell office:value-type="string">
            <text:p>The fise UI is updated, further work will happen when we switch to apache stanbol package names</text:p>
            <text:p><text:s/>and all the remaining web UI are merged into one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492634</text:p>
          </table:table-cell>
          <table:table-cell office:value-type="string">
            <text:p>STANBOL-10</text:p>
          </table:table-cell>
          <table:table-cell office:value-type="string">
            <text:p>KReS Rules Test Fails</text:p>
          </table:table-cell>
          <table:table-cell table:number-columns-repeated="1021"/>
        </table:table-row>
        <table:table-row table:style-name="ro6">
          <table:table-cell table:number-columns-repeated="3"/>
          <table:table-cell office:value-type="string">
            <text:p>12968811</text:p>
          </table:table-cell>
          <table:table-cell office:value-type="string">
            <text:p>Even if the tests are skipped, the KReS build is broken:</text:p>
            <text:p/>
            <text:p>[ERROR] BUILD FAILURE</text:p>
            <text:p>[INFO] --------</text:p>
            <text:p>----------------------------------------------------------------</text:p>
            <text:p>[INFO] Compilation failure</text:p>
            <text:p>/ho</text:p>
            <text:p>me/ogrisel/coding/stanbol/kres/eu.iksproject.kres.reasoners/src/main/java/eu/iksproject/kres/re</text:p>
            <text:p>asoners/KReSReasonerImpl.java:[47,1] method does not override or implement a method from a supe</text:p>
            <text:p>rtype</text:p>
            <text:p/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12968852</text:p>
          </table:table-cell>
          <table:table-cell office:value-type="string">
            <text:p>I can not confirm that the build is broken if tests are skipped. Build ran successful on my mac</text:p>
            <text:p>hine without tests. SVN r104310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2972041</text:p>
          </table:table-cell>
          <table:table-cell office:value-type="string">
            <text:p>Litle change in the code where are added the single rule to the recipe.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2972043</text:p>
          </table:table-cell>
          <table:table-cell office:value-type="string">
            <text:p>The problem was in the piece of the code where the single rule is added to the recipe.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12972069</text:p>
          </table:table-cell>
          <table:table-cell office:value-type="string">
            <text:p>I applied the patch but there are still broken tests in semion, see attached file: eu.iksprojec</text:p>
            <text:p>t.kres.semion.reengineer.db.DBExtractorTest.txt</text:p>
          </table:table-cell>
          <table:table-cell table:number-columns-repeated="1019"/>
        </table:table-row>
        <table:table-row table:style-name="ro28">
          <table:table-cell table:number-columns-repeated="3"/>
          <table:table-cell office:value-type="string">
            <text:p>12973238</text:p>
          </table:table-cell>
          <table:table-cell office:value-type="string">
            <text:p>All broken tests seems releated to NullpointerExceptions referring the ONManager SCR component.</text:p>
            <text:p/>
            <text:p/>
            <text:p>I am wondering if are SCR components active for unit tests.</text:p>
            <text:p/>
            <text:p>I have seen that some FISE engin</text:p>
            <text:p>es use a MockComponentContext to activate the component under test.</text:p>
            <text:p>I have reproduced that for </text:p>
            <text:p>the DBExtractor class, but dependent references still remains null:</text:p>
            <text:p/>
            <text:p><text:s text:c="8"/>@Reference</text:p>
            <text:p><text:tab/>Semion</text:p>
            <text:p>Manager reengineeringManager;</text:p>
            <text:p><text:tab/></text:p>
            <text:p><text:tab/>@Reference</text:p>
            <text:p><text:tab/>WeightedTcProvider weightedTcProvider;</text:p>
            <text:p><text:tab/></text:p>
            <text:p><text:tab/>@Referen</text:p>
            <text:p>ce</text:p>
            <text:p><text:tab/>TcManager tcManager;</text:p>
            <text:p><text:tab/></text:p>
            <text:p><text:tab/>@Reference</text:p>
            <text:p><text:tab/>KReSONManager onManager;</text:p>
            <text:p/>
            <text:p>Which is the right pattern to</text:p>
            <text:p><text:s/>rewrite the test for a SCR bound component like that?</text:p>
            <text:p>Should we move all SCR related tests in </text:p>
            <text:p>a separate bundle (this would not require a simulated runtime environment ...)?</text:p>
          </table:table-cell>
          <table:table-cell table:number-columns-repeated="1019"/>
        </table:table-row>
        <table:table-row table:style-name="ro11">
          <table:table-cell table:number-columns-repeated="3"/>
          <table:table-cell office:value-type="string">
            <text:p>12973245</text:p>
          </table:table-cell>
          <table:table-cell office:value-type="string">
            <text:p>There is no SCR runtime environment in a Junit TestCase by default unless you start and manage </text:p>
            <text:p>your own.</text:p>
            <text:p/>
            <text:p>IMHO, in unit tests it's better to use a POJO API (no OSGi magic) and inject explici</text:p>
            <text:p>tly your instances without relying on specific runtime. Don't hesitate to add new constructors </text:p>
            <text:p>(but then readd an explicit public constructor without arguments for OSGi driven init) or publi</text:p>
            <text:p>c setters to inject the necessary services in the tests.</text:p>
            <text:p/>
            <text:p>For integration tests however it is p</text:p>
            <text:p>ossible to setup a complete OSGi runtime and actually use the HTTP interface.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12973246</text:p>
          </table:table-cell>
          <table:table-cell office:value-type="string">
            <text:p>I forgot to add, for integration tests, Bertrand started some work in the fise/integration-test</text:p>
            <text:p>s/ subfolder.</text:p>
          </table:table-cell>
          <table:table-cell table:number-columns-repeated="1019"/>
        </table:table-row>
        <table:table-row table:style-name="ro8">
          <table:table-cell table:number-columns-repeated="3"/>
          <table:table-cell office:value-type="string">
            <text:p>12973247</text:p>
          </table:table-cell>
          <table:table-cell office:value-type="string">
            <text:p>FWIW, testing via HTTP is in progress at STANBOL-19.</text:p>
            <text:p/>
            <text:p>Once that works for FISE we can refactor </text:p>
            <text:p>so that all modules can use that framework, which simply starts one of our runnable jars and ru</text:p>
            <text:p>ns tests against it.</text:p>
          </table:table-cell>
          <table:table-cell table:number-columns-repeated="1019"/>
        </table:table-row>
        <table:table-row table:style-name="ro8">
          <table:table-cell table:number-columns-repeated="3"/>
          <table:table-cell office:value-type="string">
            <text:p>12973269</text:p>
          </table:table-cell>
          <table:table-cell office:value-type="string">
            <text:p>So, the right way to manage this issue right now is to change the implementation adding the nec</text:p>
            <text:p>essary code (constructors) to run unit tests without a specific runtime environment, and later </text:p>
            <text:p>build more complex tests (integration) through STANBOL-19.</text:p>
            <text:p/>
            <text:p/>
          </table:table-cell>
          <table:table-cell table:number-columns-repeated="1019"/>
        </table:table-row>
        <table:table-row table:style-name="ro15">
          <table:table-cell table:number-columns-repeated="3"/>
          <table:table-cell office:value-type="string">
            <text:p>12973278</text:p>
          </table:table-cell>
          <table:table-cell office:value-type="string">
            <text:p>Yes I would say so: the role of unittests is to provide a simple and fast way to test only one </text:p>
            <text:p>simple "unit" element at a time without having to setup a complete application with OSGi runtim</text:p>
            <text:p>e and so on.</text:p>
            <text:p/>
            <text:p>Integration tests on the other hand are required to ensure that the configured ap</text:p>
            <text:p>plication behave as expected taking all deployment settings into consideration.</text:p>
            <text:p/>
            <text:p>Both are usefu</text:p>
            <text:p>l: unittest make it possible to do fast test driven development, class by class, method by meth</text:p>
            <text:p>od make it possible to refactor efficient thanks to the test harness. Integration tests on the </text:p>
            <text:p>other hand ensure that all components work well together from a macro point of view and make it</text:p>
            <text:p><text:s/>possible to detect high level functional regression that are undirect consequences of configur</text:p>
            <text:p>ation changes for instance.</text:p>
            <text:p/>
            <text:p>Integration tests are expected to take longer to run. The can be r</text:p>
            <text:p>un by an continous integration bot such as hudson. Unittest are expected to run fast and be par</text:p>
            <text:p>t of the day to day developer workflow.</text:p>
          </table:table-cell>
          <table:table-cell table:number-columns-repeated="1019"/>
        </table:table-row>
        <table:table-row table:style-name="ro60">
          <table:table-cell table:number-columns-repeated="3"/>
          <table:table-cell office:value-type="string">
            <text:p>12973318</text:p>
          </table:table-cell>
          <table:table-cell office:value-type="string">
            <text:p>I'd like to hint at a possible pattern we could adopt for taking advantage of SCR without being</text:p>
            <text:p><text:s/>a slave of it. All classes that implement components/services could have the structure in the </text:p>
            <text:p>example below. </text:p>
            <text:p/>
            <text:p>Basically we provide a "manual" alternative for anything that would normally b</text:p>
            <text:p>e managed by SCR, yet the "manual methods" would only, indeed, be invoked manually and ignored </text:p>
            <text:p>by SCR. Do you foresee any possible cons to the adoption of such a strategy?</text:p>
            <text:p/>
            <text:p>-----------------</text:p>
            <text:p>--------</text:p>
            <text:p/>
            <text:p>@Component(immediate = true, metatype = true)</text:p>
            <text:p>@Service(A.class)</text:p>
            <text:p>public class AImpl im</text:p>
            <text:p>plements A {</text:p>
            <text:p/>
            <text:p><text:s text:c="2"/>private static String PROPERTY1_DEFAULT = "default_value";</text:p>
            <text:p/>
            <text:p><text:s text:c="2"/>@Property(value =</text:p>
            <text:p><text:s/>PROPERTY1_DEFAULT)</text:p>
            <text:p><text:s text:c="2"/>public static String PROPERTY_1 = "org.apache.stanbol.property1";</text:p>
            <text:p><text:tab/></text:p>
            <text:p><text:s text:c="2"/>@Re</text:p>
            <text:p>ference</text:p>
            <text:p><text:s text:c="2"/>B var1;</text:p>
            <text:p><text:tab/></text:p>
            <text:p><text:s text:c="2"/>/**</text:p>
            <text:p><text:s text:c="3"/>* Called by SCR</text:p>
            <text:p><text:s text:c="3"/>*/<text:tab/></text:p>
            <text:p><text:s text:c="2"/>public AImpl() {</text:p>
            <text:p><text:s text:c="4"/>// ...</text:p>
            <text:p><text:s text:c="4"/>// constr</text:p>
            <text:p>uctor stuff</text:p>
            <text:p><text:s text:c="2"/>}</text:p>
            <text:p/>
            <text:p><text:s text:c="2"/>/**</text:p>
            <text:p><text:s text:c="3"/>* Called by non-SCR environments (e.g. unit tests).</text:p>
            <text:p><text:s text:c="3"/>*</text:p>
            <text:p><text:s text:c="3"/>* This co</text:p>
            <text:p>ntructor requires as parameters the values </text:p>
            <text:p><text:s text:c="3"/>* that SCR would normally assign automatically.</text:p>
            <text:p/>
            <text:p><text:s text:c="3"/>*/</text:p>
            <text:p><text:s text:c="2"/>public AImpl(B var1, String pvalue) {</text:p>
            <text:p><text:s text:c="4"/>this();</text:p>
            <text:p><text:s text:c="4"/>this.var1 = var1;</text:p>
            <text:p><text:s text:c="4"/>if (pvalue </text:p>
            <text:p>== null)</text:p>
            <text:p><text:s text:c="6"/>pvalue = PROPERTY1_DEFAULT;</text:p>
            <text:p><text:s text:c="4"/>initialize(pvalue);<text:tab/></text:p>
            <text:p><text:s text:c="2"/>}</text:p>
            <text:p/>
            <text:p><text:s text:c="2"/>/**</text:p>
            <text:p><text:s text:c="3"/>* Here we per</text:p>
            <text:p>form what would normally be done by activate()</text:p>
            <text:p><text:s text:c="3"/>*/</text:p>
            <text:p><text:s text:c="2"/>private void initialize(String pvalue) {</text:p>
            <text:p/>
            <text:p><text:s text:c="4"/>// ... do something with pvalue</text:p>
            <text:p><text:s text:c="4"/>// ... other init code</text:p>
            <text:p><text:s text:c="2"/>}</text:p>
            <text:p><text:s text:c="2"/></text:p>
            <text:p><text:s/>/*</text:p>
            <text:p><text:s text:c="2"/>* Here activate() </text:p>
            <text:p>simply passes values onto initialize()</text:p>
            <text:p><text:s text:c="2"/>*/</text:p>
            <text:p><text:s text:c="2"/>protected void activate(ComponentContext ce) {</text:p>
            <text:p><text:s text:c="2"/></text:p>
            <text:p><text:s text:c="2"/>// We can assume var1 to be assigned by SCR</text:p>
            <text:p><text:s text:c="4"/>//</text:p>
            <text:p><text:s text:c="4"/>// Get the vaue of the Felix property</text:p>
            <text:p/>
            <text:p><text:s text:c="4"/>String pvalue = (String) ce.getProperties().get(PROPERTY_1);</text:p>
            <text:p><text:s text:c="4"/>initialize(pvalue);</text:p>
            <text:p><text:s text:c="2"/>}</text:p>
            <text:p><text:s text:c="2"/></text:p>
            <text:p/>
            <text:p><text:s text:c="2"/>protected void deactivate(ComponentContext ce) {</text:p>
            <text:p><text:s text:c="2"/><text:tab/>// ...</text:p>
            <text:p><text:s text:c="2"/><text:tab/>// Deactivation stuff</text:p>
            <text:p><text:s text:c="2"/>}</text:p>
            <text:p/>
            <text:p>}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12975815</text:p>
          </table:table-cell>
          <table:table-cell office:value-type="string">
            <text:p>Hi</text:p>
            <text:p/>
            <text:p>I am posting a patch for non-OSGi component decoupling. Although it does not fix this issue</text:p>
            <text:p><text:s/>entirely, it gets several KReS tests to work, so it's kind of a prerogative.</text:p>
            <text:p/>
            <text:p>Changes:</text:p>
            <text:p>** Adde</text:p>
            <text:p>d alternate constructors and activators to all KReS SCR components, for instantiation in enviro</text:p>
            <text:p>nments that do not support SCR</text:p>
            <text:p>** Jersey module and unit tests now call new constuctors if SCR </text:p>
            <text:p>instantiation fails</text:p>
            <text:p>** Removed ONManager singleton method, and refactored kres.manager accordin</text:p>
            <text:p>gly</text:p>
            <text:p>** More System.out and System.err calls (incl. printStackTrace()) redirected to SLF4j</text:p>
            <text:p>** Re</text:p>
            <text:p>factored KReS POMs for UTF-8 encoding (prevents platform-dependent builds)</text:p>
            <text:p>** Removed SLF4J exp</text:p>
            <text:p>orts from KReS POMs to avoid conflicts</text:p>
            <text:p/>
            <text:p>Because I am waiting for the committer status verdict, </text:p>
            <text:p>I was not synchronized with Stanbol yet, so I generated this patch via a Unix diff command from</text:p>
            <text:p><text:s/>two local instances:</text:p>
            <text:p/>
            <text:p><text:s/>% diff -w -u -r -x ".svn" -x "target" -x ".classpath" -x ".project" -x </text:p>
            <text:p>".settings" -N main-stanbol/kres main/kres &gt; kres-20101227.patch</text:p>
            <text:p/>
            <text:p>where the "main" dir is synce</text:p>
            <text:p>d with googlecode and "main-stanbol" is synced with apache. This syntax should generate a svn-c</text:p>
            <text:p>ompliant diff. I successfully applied it locally with the patch command</text:p>
            <text:p/>
            <text:p><text:s/>% cd main-stanbol/kre</text:p>
            <text:p>s</text:p>
            <text:p><text:s/>% patch -p2 -i ../../kres-20101227.patch</text:p>
            <text:p/>
            <text:p>Thank You</text:p>
            <text:p>Alessandro</text:p>
          </table:table-cell>
          <table:table-cell table:number-columns-repeated="1019"/>
        </table:table-row>
        <table:table-row table:style-name="ro16">
          <table:table-cell table:number-columns-repeated="3"/>
          <table:table-cell office:value-type="string">
            <text:p>12975828</text:p>
          </table:table-cell>
          <table:table-cell office:value-type="string">
            <text:p>I have applied the patch succesfully.</text:p>
            <text:p>But I had some problems when I tried to commit the change</text:p>
            <text:p>s to the repository.</text:p>
            <text:p>Message was:</text:p>
            <text:p/>
            <text:p>svn: Commit failed (details follow):</text:p>
            <text:p>svn: While preparing '/</text:p>
            <text:p>home/x-marley/Development/Stanbol/trunk/kres/eu.iksproject.kres.manager/src/main/java/org/stlab</text:p>
            <text:p>/xd/utils/RDFSLabelGetter.java' for commit</text:p>
            <text:p>svn: Inconsistent line ending style</text:p>
            <text:p/>
            <text:p>I have tried tw</text:p>
            <text:p>o times and I had the same error but related to different files. Don't know if it is a problem </text:p>
            <text:p>of the patch.</text:p>
            <text:p/>
            <text:p>Can someone else have a try?</text:p>
            <text:p/>
            <text:p>Enrico</text:p>
          </table:table-cell>
          <table:table-cell table:number-columns-repeated="1019"/>
        </table:table-row>
        <table:table-row table:style-name="ro39">
          <table:table-cell table:number-columns-repeated="3"/>
          <table:table-cell office:value-type="string">
            <text:p>12975835</text:p>
          </table:table-cell>
          <table:table-cell office:value-type="string">
            <text:p>&gt; svn: Inconsistent line ending style </text:p>
            <text:p/>
            <text:p>This means one or several source files have a mix of un</text:p>
            <text:p>ix and windows type line endings. Subversion does not accept that as it converts between those </text:p>
            <text:p>types based on the client platform.</text:p>
            <text:p/>
            <text:p>It can be fixed using a utility like dosunix or a good tex</text:p>
            <text:p>t editor.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12975857</text:p>
          </table:table-cell>
          <table:table-cell office:value-type="string">
            <text:p>Committed in revision 1053689.</text:p>
            <text:p/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2995813</text:p>
          </table:table-cell>
          <table:table-cell office:value-type="string">
            <text:p>This problem is fixed with these two adds. It will be checked in the next build.</text:p>
          </table:table-cell>
          <table:table-cell table:number-columns-repeated="1019"/>
        </table:table-row>
        <table:table-row table:style-name="ro39">
          <table:table-cell table:number-columns-repeated="3"/>
          <table:table-cell office:value-type="string">
            <text:p>12997746</text:p>
          </table:table-cell>
          <table:table-cell office:value-type="string">
            <text:p>In this case the problem was due to an error in class KReSAddRecipe and in a conflict with slf4</text:p>
            <text:p>j-api version 1.5.2.</text:p>
            <text:p>The error in the class has been resolved by adding a control, "if(r+1&gt;(rul</text:p>
            <text:p>es.size()-1)) break;". This control checks for the last rule of a recipe that does not precedes</text:p>
            <text:p><text:s/>any other rules. Without the control there was error due to over size of the array index.</text:p>
            <text:p>The </text:p>
            <text:p>second problem has been solved with the exclusion of library slf4j-log4j in the pom.xml file of</text:p>
            <text:p><text:s/>this package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492158</text:p>
          </table:table-cell>
          <table:table-cell office:value-type="string">
            <text:p>STANBOL-9</text:p>
          </table:table-cell>
          <table:table-cell office:value-type="string">
            <text:p>testLocationEnhancementEngine cause build fail in Last Changed Rev: 1042417</text:p>
          </table:table-cell>
          <table:table-cell table:number-columns-repeated="1021"/>
        </table:table-row>
        <table:table-row table:style-name="ro7">
          <table:table-cell table:number-columns-repeated="3"/>
          <table:table-cell office:value-type="string">
            <text:p>12967195</text:p>
          </table:table-cell>
          <table:table-cell office:value-type="string">
            <text:p>Hi, </text:p>
            <text:p/>
            <text:p>this problem occurs from time to time depending on the availability of geonames.org. We d</text:p>
            <text:p>on't have a policy for tests yet but perhaps we should avoid tests which require online resourc</text:p>
            <text:p>es to be available.</text:p>
            <text:p/>
            <text:p>- Fabian</text:p>
          </table:table-cell>
          <table:table-cell table:number-columns-repeated="1019"/>
        </table:table-row>
        <table:table-row table:style-name="ro24">
          <table:table-cell table:number-columns-repeated="3"/>
          <table:table-cell office:value-type="string">
            <text:p>12967200</text:p>
          </table:table-cell>
          <table:table-cell office:value-type="string">
            <text:p>I encountered this problem myself from time to time.</text:p>
            <text:p/>
            <text:p>&gt; We don't have a policy for tests yet bu</text:p>
            <text:p>t perhaps we should avoid tests which require online resources to be available. </text:p>
            <text:p>+1</text:p>
            <text:p/>
            <text:p>But in tha</text:p>
            <text:p>t case it is more likely, that the geonames.org service was unavailable (something that happens</text:p>
            <text:p><text:s/>far to often)</text:p>
            <text:p/>
            <text:p>On the other hand geonames.org recently changed confidence levels form [0..1] t</text:p>
            <text:p>o [0..100] that was only discovered by a</text:p>
            <text:p>Unit test like this one. So deactivating them altogeth</text:p>
            <text:p>er is also something I would not like to do.</text:p>
            <text:p/>
            <text:p>In the meantime I will change the test in a way t</text:p>
            <text:p>hat the do not fail on any IO Exception with the service.</text:p>
            <text:p/>
            <text:p>best</text:p>
            <text:p>Rupert Westenthaler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>
            <text:p>12967269</text:p>
          </table:table-cell>
          <table:table-cell office:value-type="string">
            <text:p>Changes all geonames.org dependent Unit Tests to be skipped if an</text:p>
            <text:p><text:s/>- UnknownHostException (if o</text:p>
            <text:p>ffline)</text:p>
            <text:p><text:s/>- SocketTimeoutException (if geonames.org is unavailable)</text:p>
            <text:p>occurs.</text:p>
            <text:p>However I am not sur</text:p>
            <text:p>e if "SocketTimeoutException" catches all possible cases if geonames.org is unavailable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492157</text:p>
          </table:table-cell>
          <table:table-cell office:value-type="string">
            <text:p>STANBOL-8</text:p>
          </table:table-cell>
          <table:table-cell office:value-type="string">
            <text:p>Define/implement error handling strategy for EnhancementJobManager</text:p>
          </table:table-cell>
          <table:table-cell table:number-columns-repeated="1021"/>
        </table:table-row>
        <table:table-row table:style-name="ro39">
          <table:table-cell table:number-columns-repeated="3"/>
          <table:table-cell office:value-type="string">
            <text:p>13140315</text:p>
          </table:table-cell>
          <table:table-cell office:value-type="string">
            <text:p>Witch format for the "enhancement report" we can imagine ? </text:p>
            <text:p>Do we store this report in the Cont</text:p>
            <text:p>ent Item ?</text:p>
            <text:p/>
            <text:p>In the camel implementation, depending on the route defined, some engines could be </text:p>
            <text:p>not enabled at the time of processing. Camel offer a way to deal with such errors, and (have to</text:p>
            <text:p><text:s/>be check in details) to do some business logic when errors appears.</text:p>
            <text:p/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13140338</text:p>
          </table:table-cell>
          <table:table-cell office:value-type="string">
            <text:p>I think we should add such information to the metadata of the ContentItem. We would just need t</text:p>
            <text:p>o add an according vocabulary to the Stanbol Enhancement Structure (see STANBOL-351)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13140341</text:p>
          </table:table-cell>
          <table:table-cell office:value-type="string">
            <text:p>A vocabulary allowing to describe Errors/Warnings encountered during the Enhancement process ne</text:p>
            <text:p>eds to be included in the Stanbol Enhancement Structure.</text:p>
          </table:table-cell>
          <table:table-cell table:number-columns-repeated="1019"/>
        </table:table-row>
        <table:table-row table:style-name="ro10">
          <table:table-cell table:number-columns-repeated="3"/>
          <table:table-cell office:value-type="string">
            <text:p>13222551</text:p>
          </table:table-cell>
          <table:table-cell office:value-type="string">
            <text:p>The ExecutionPlan now used by EnhancementChains allows to define optional and required Executio</text:p>
            <text:p>nNodes. This alls to define if a failed execution of an engine should cause the whole enhanceme</text:p>
            <text:p>nt process to fail or not (see STANBOL-431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491987</text:p>
          </table:table-cell>
          <table:table-cell office:value-type="string">
            <text:p>STANBOL-7</text:p>
          </table:table-cell>
          <table:table-cell office:value-type="string">
            <text:p>Unmappable character for encoding UTF8</text:p>
          </table:table-cell>
          <table:table-cell table:number-columns-repeated="1021"/>
        </table:table-row>
        <table:table-row table:style-name="ro7">
          <table:table-cell table:number-columns-repeated="3"/>
          <table:table-cell office:value-type="string">
            <text:p>12966538</text:p>
          </table:table-cell>
          <table:table-cell office:value-type="string">
            <text:p>Hi,</text:p>
            <text:p/>
            <text:p>file rick/yard/solr/src/main/java/eu/iksproject/rick/yard/solr/impl/SolrFieldMapper.java s</text:p>
            <text:p>eems to be ISO-8859-15 encoded and there are some characters in the JavaDoc which may cause the</text:p>
            <text:p><text:s/>problems.</text:p>
            <text:p/>
            <text:p>- Fabian</text:p>
          </table:table-cell>
          <table:table-cell table:number-columns-repeated="1019"/>
        </table:table-row>
        <table:table-row table:style-name="ro9">
          <table:table-cell table:number-columns-repeated="3"/>
          <table:table-cell office:value-type="string">
            <text:p>12966541</text:p>
          </table:table-cell>
          <table:table-cell office:value-type="string">
            <text:p>Fixed in r1041823.</text:p>
            <text:p/>
            <text:p>Changed encoding of the Java file to UTF-8 and set default encoding during </text:p>
            <text:p>build process to UTF-8 in parent POM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491984</text:p>
          </table:table-cell>
          <table:table-cell office:value-type="string">
            <text:p>STANBOL-6</text:p>
          </table:table-cell>
          <table:table-cell office:value-type="string">
            <text:p>Unable to find resource 'owlapi:owlapi:jar:3.0.0'</text:p>
          </table:table-cell>
          <table:table-cell table:number-columns-repeated="1021"/>
        </table:table-row>
        <table:table-row table:style-name="ro12">
          <table:table-cell table:number-columns-repeated="3"/>
          <table:table-cell office:value-type="string">
            <text:p>12966518</text:p>
          </table:table-cell>
          <table:table-cell office:value-type="string">
            <text:p>I think you need to install some bundles manually before mvn install kres.</text:p>
            <text:p/>
            <text:p>see this mail on th</text:p>
            <text:p>e Fise list from Enrico</text:p>
            <text:p>http://lists.iks-project.eu/pipermail/iks-fise/2010-November/001208.htm</text:p>
            <text:p>l</text:p>
          </table:table-cell>
          <table:table-cell table:number-columns-repeated="1019"/>
        </table:table-row>
        <table:table-row table:style-name="ro8">
          <table:table-cell table:number-columns-repeated="3"/>
          <table:table-cell office:value-type="string">
            <text:p>12970132</text:p>
          </table:table-cell>
          <table:table-cell office:value-type="string">
            <text:p>There is an Issue about this in the OWLAPI tracker</text:p>
            <text:p/>
            <text:p>http://sourceforge.net/tracker/index.php?fu</text:p>
            <text:p>nc=detail&amp;aid=2972618&amp;group_id=90989&amp;atid=595537</text:p>
            <text:p/>
          </table:table-cell>
          <table:table-cell table:number-columns-repeated="1019"/>
        </table:table-row>
        <table:table-row table:style-name="ro9">
          <table:table-cell table:number-columns-repeated="3"/>
          <table:table-cell office:value-type="string">
            <text:p>13012051</text:p>
          </table:table-cell>
          <table:table-cell office:value-type="string">
            <text:p>As for STANBOL-27 this issue is obsolete. OWLApi, Hermit and OWLLink LGPL dependencies are now </text:p>
            <text:p>downloaded by maven fom a CNR repository.</text:p>
            <text:p>Consider that the usage of the three libraries are wa</text:p>
            <text:p>iting for STANBOL-24, STANBOL-25, STANBOL-26 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491978</text:p>
          </table:table-cell>
          <table:table-cell office:value-type="string">
            <text:p>STANBOL-5</text:p>
          </table:table-cell>
          <table:table-cell office:value-type="string">
            <text:p>Build error: cannot find symbol (method setIndentation(int))</text:p>
          </table:table-cell>
          <table:table-cell table:number-columns-repeated="1021"/>
        </table:table-row>
        <table:table-row table:style-name="ro12">
          <table:table-cell table:number-columns-repeated="3"/>
          <table:table-cell office:value-type="string">
            <text:p>12966507</text:p>
          </table:table-cell>
          <table:table-cell office:value-type="string">
            <text:p>Could not reproduce in r1041401.</text:p>
            <text:p/>
            <text:p>I think this error came from a non up to date JSON-LD bundle </text:p>
            <text:p>in /generic/jsonld.</text:p>
            <text:p/>
            <text:p>Please, try again by building the whole FISE.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2969735</text:p>
          </table:table-cell>
          <table:table-cell office:value-type="string">
            <text:p>Andreas reported that it works now (again)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491579</text:p>
          </table:table-cell>
          <table:table-cell office:value-type="string">
            <text:p>STANBOL-4</text:p>
          </table:table-cell>
          <table:table-cell office:value-type="string">
            <text:p>Check stanbol code for "restricted cryptography"</text:p>
          </table:table-cell>
          <table:table-cell table:number-columns-repeated="1021"/>
        </table:table-row>
        <table:table-row table:style-name="ro39">
          <table:table-cell table:number-columns-repeated="3"/>
          <table:table-cell office:value-type="string">
            <text:p>12965124</text:p>
          </table:table-cell>
          <table:table-cell office:value-type="string">
            <text:p>Hi,</text:p>
            <text:p/>
            <text:p>during my work on refactoring the POMs in the old FISE code base I came along all dependen</text:p>
            <text:p>cies we have with FISE. I haven't seen any crypto code or dependencies to such libraries. Surel</text:p>
            <text:p>y, we have to check that once more in detail but for the moment I can confirm that there seem t</text:p>
            <text:p>o be no crypto in stanbol.</text:p>
            <text:p/>
            <text:p>- Fabian</text:p>
          </table:table-cell>
          <table:table-cell table:number-columns-repeated="1019"/>
        </table:table-row>
        <table:table-row table:style-name="ro10">
          <table:table-cell table:number-columns-repeated="3"/>
          <table:table-cell office:value-type="string">
            <text:p>12965137</text:p>
          </table:table-cell>
          <table:table-cell office:value-type="string">
            <text:p>No cryptography is involved in Metaxa or LangId.</text:p>
            <text:p/>
            <text:p>Walter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13066794</text:p>
          </table:table-cell>
          <table:table-cell office:value-type="string">
            <text:p>After Reviewing the whole code base while adding license headers there is no crypto code in Sta</text:p>
            <text:p>nbol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480822</text:p>
          </table:table-cell>
          <table:table-cell office:value-type="string">
            <text:p>STANBOL-3</text:p>
          </table:table-cell>
          <table:table-cell office:value-type="string">
            <text:p>Clearly defined Stanbol vocabularies</text:p>
          </table:table-cell>
          <table:table-cell table:number-columns-repeated="1021"/>
        </table:table-row>
        <table:table-row table:style-name="ro47">
          <table:table-cell table:number-columns-repeated="3"/>
          <table:table-cell office:value-type="string">
            <text:p>12983670</text:p>
          </table:table-cell>
          <table:table-cell office:value-type="string">
            <text:p>One of the first think we need to do is to agree to a namespace for the Stanbol specific Ontolo</text:p>
            <text:p>gies.</text:p>
            <text:p>Currently the Ontologies use "http://www.iks-project.eu/ontology/" as namespace.</text:p>
            <text:p/>
            <text:p>I can i</text:p>
            <text:p>magine three different possibilities.</text:p>
            <text:p/>
            <text:p>(1) the politically correct one </text:p>
            <text:p><text:s text:c="3"/>"http://incubator.ap</text:p>
            <text:p>ache.org/stanbol/ontology/"</text:p>
            <text:p>That is how one typically solves problems like this. <text:s/>Take an URL y</text:p>
            <text:p>ou own and create the namespace within that region. However this will mean, that we will (hopef</text:p>
            <text:p>ully) need to change the namespace in future to (2).</text:p>
            <text:p/>
            <text:p>(2) the optimistic one</text:p>
            <text:p><text:s text:c="3"/>"http://stanbol</text:p>
            <text:p>.apache.org/ontology/"</text:p>
            <text:p>OK currently there is nothing like stanbol.apache.org, but it is also OK</text:p>
            <text:p><text:s/>to use "org.apache.stanbol" as java packages and osgi groupId. I would really like to use a na</text:p>
            <text:p>mespace like that from the beginning, but it would be great if one could comment if this would </text:p>
            <text:p>be OK.</text:p>
            <text:p/>
            <text:p>(3) the foundational one</text:p>
            <text:p><text:s text:c="3"/>"http://ontology.apache.org/stanbol/"</text:p>
            <text:p>If Apache would provi</text:p>
            <text:p>de an own subdomain for ontologies defined/used by apache projects I would be happy to use it.</text:p>
            <text:p/>
            <text:p/>
            <text:p>WDYT</text:p>
            <text:p>Rupert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12983691</text:p>
          </table:table-cell>
          <table:table-cell office:value-type="string">
            <text:p>I would rather vote for 2 or 3. Maybe we should contact the jena and clerezza guys. They might </text:p>
            <text:p>have the same issue and 3 would make sense.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12983699</text:p>
          </table:table-cell>
          <table:table-cell office:value-type="string">
            <text:p>I also would vote for 3 or 2. The main point is that it must be a stable one and it should not </text:p>
            <text:p>change more then 1 time :)</text:p>
          </table:table-cell>
          <table:table-cell table:number-columns-repeated="1019"/>
        </table:table-row>
        <table:table-row table:style-name="ro11">
          <table:table-cell table:number-columns-repeated="3"/>
          <table:table-cell office:value-type="string">
            <text:p>13012037</text:p>
          </table:table-cell>
          <table:table-cell office:value-type="string">
            <text:p>Anyone knows which was the final decision (if any) about the base identifier for Stanbol ontolo</text:p>
            <text:p>gies/vocabularies?</text:p>
            <text:p/>
            <text:p>If 2 or 3 are too complicated (number 2 requires a working domain while 3 r</text:p>
            <text:p>equires a discussion within the whole Apache), could we go on with 1 for the incubating period?</text:p>
            <text:p/>
            <text:p/>
            <text:p>If so, which could be the process of publishing ontologies? I propose to have them in an svn </text:p>
            <text:p>brnch and then setup a redirect from the stanbol website. </text:p>
            <text:p/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13012089</text:p>
          </table:table-cell>
          <table:table-cell office:value-type="string">
            <text:p>I would rather go with solution 2 to make is easy to use the svn controlled website / cms of th</text:p>
            <text:p>e apache infra to publish it.</text:p>
          </table:table-cell>
          <table:table-cell table:number-columns-repeated="1019"/>
        </table:table-row>
        <table:table-row table:style-name="ro8">
          <table:table-cell table:number-columns-repeated="3"/>
          <table:table-cell office:value-type="string">
            <text:p>13051001</text:p>
          </table:table-cell>
          <table:table-cell office:value-type="string">
            <text:p>Isn't http://schema.org a chance to solve this issue?</text:p>
            <text:p>- IMO the types listet their are very rel</text:p>
            <text:p>evant for CMS, not only for SEO.</text:p>
            <text:p>- The schema would provide an anchor for <text:s/>mappings to other on</text:p>
            <text:p>tologies.</text:p>
          </table:table-cell>
          <table:table-cell table:number-columns-repeated="1019"/>
        </table:table-row>
        <table:table-row table:style-name="ro39">
          <table:table-cell table:number-columns-repeated="3"/>
          <table:table-cell office:value-type="string">
            <text:p>13051019</text:p>
          </table:table-cell>
          <table:table-cell office:value-type="string">
            <text:p>I like the idea. If we could agree on that I would update the proposal for the new Enhancement </text:p>
            <text:p>Structure [1] to use schema.org.</text:p>
            <text:p/>
            <text:p>[1] http://incubator.apache.org/stanbol/docs/trunk/enhancer/s</text:p>
            <text:p>tanbolenhancementstructure.html</text:p>
            <text:p/>
            <text:p>best</text:p>
            <text:p>Rupert</text:p>
          </table:table-cell>
          <table:table-cell table:number-columns-repeated="1019"/>
        </table:table-row>
        <table:table-row table:style-name="ro46">
          <table:table-cell table:number-columns-repeated="3"/>
          <table:table-cell office:value-type="string">
            <text:p>13051021</text:p>
          </table:table-cell>
          <table:table-cell office:value-type="string">
            <text:p>There is strong opposition to schema.org. Most of it is justified as far as I am concerned. Mic</text:p>
            <text:p>rodata is essentially a "hixification of an htmlized RDFa" as Dan Brickley wrote during a SemTe</text:p>
            <text:p>ch 2011 BOF (link below). For reasons I do not yet complete understand Google seems to intend t</text:p>
            <text:p>o eliminate RDFa.</text:p>
            <text:p/>
            <text:p>See:</text:p>
            <text:p/>
            <text:p>The False Choice of Schema.org</text:p>
            <text:p>By ManuSporny</text:p>
            <text:p>http://manu.sporny.org/20</text:p>
            <text:p>11/false-choice/</text:p>
            <text:p/>
            <text:p>SemTech 2011 BOF on structured data in HTML and vocabularies, 08 June 2011</text:p>
            <text:p>[M</text:p>
            <text:p>anu Sporny and Tantek Çelik agree on something]</text:p>
            <text:p>http://www.w3.org/2011/06/semtech-bof-notes.htm</text:p>
            <text:p>l</text:p>
            <text:p/>
            <text:p>Drupal community discussing schema.org</text:p>
            <text:p>[Steve Macbeth (Bing, schema.org) also comments]</text:p>
            <text:p>http</text:p>
            <text:p>://groups.drupal.org/node/153354</text:p>
            <text:p/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>
            <text:p>13051274</text:p>
          </table:table-cell>
          <table:table-cell office:value-type="string">
            <text:p>Related to this issue this is not about RDFa vs. Microdata. It is strictly about the schema.</text:p>
            <text:p>Ba</text:p>
            <text:p>sically it is about using </text:p>
            <text:p/>
            <text:p>* "http://schema.org/name" instead (or in addition to) "http://www.</text:p>
            <text:p>w3.org/2000/01/rdf-schema#label"</text:p>
            <text:p>* "http://schema.org/Person" instead of "http://dbpedia.org/on</text:p>
            <text:p>tology/"</text:p>
            <text:p>* and so on</text:p>
            <text:p/>
            <text:p>There exists already a RDF Schema for the schema.org vocabulary (see http</text:p>
            <text:p>://schema.rdfs.org/).</text:p>
            <text:p/>
            <text:p>In general my impression is that the quality of the schema.org "ontology</text:p>
            <text:p>" is much better as similar ontologies currently used for such things.</text:p>
            <text:p/>
            <text:p>Regarding RDFa and Micr</text:p>
            <text:p>odata I also have a slight preference pro RDFa.</text:p>
            <text:p/>
            <text:p>best</text:p>
            <text:p>Rupert</text:p>
          </table:table-cell>
          <table:table-cell table:number-columns-repeated="1019"/>
        </table:table-row>
        <table:table-row table:style-name="ro12">
          <table:table-cell table:number-columns-repeated="3"/>
          <table:table-cell office:value-type="string">
            <text:p>13051535</text:p>
          </table:table-cell>
          <table:table-cell office:value-type="string">
            <text:p>Maybe this is or will be relevant:</text:p>
            <text:p/>
            <text:p>RDFa Core Default Profile [DRAFT]</text:p>
            <text:p>http://www.w3.org/profile</text:p>
            <text:p>/rdfa-1.1</text:p>
            <text:p/>
          </table:table-cell>
          <table:table-cell table:number-columns-repeated="1019"/>
        </table:table-row>
        <table:table-row table:style-name="ro12">
          <table:table-cell table:number-columns-repeated="3"/>
          <table:table-cell office:value-type="string">
            <text:p>13053269</text:p>
          </table:table-cell>
          <table:table-cell office:value-type="string">
            <text:p>About the "which schema to support" issue. </text:p>
            <text:p>We should keep the current schema for internal repr</text:p>
            <text:p>esentation then provide support for consuming the enhancement data with multiple schemas using </text:p>
            <text:p>the 'refactor' engine. This engine uses the /rules module to refactor RDF fragments. It can be </text:p>
            <text:p>configured to convert the internal RDF to http://schema.rdfs.org/ vocabularies.</text:p>
            <text:p/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3053271</text:p>
          </table:table-cell>
          <table:table-cell office:value-type="string">
            <text:p>Then, I also prefer RDFa, even if it's much more complicated then microdata...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>
            <text:p>13053272</text:p>
          </table:table-cell>
          <table:table-cell office:value-type="string">
            <text:p>I would really appreciate if all Java components could be schema agnostic and that the schema c</text:p>
            <text:p>lasses used would only stem from the OSGi configuration of those components. I know that this i</text:p>
            <text:p>s not yet the case for OpenNLP NER engine but we should keep this as a design goal.</text:p>
            <text:p/>
            <text:p>Other than</text:p>
            <text:p><text:s/>that I am ok with using the schema.org taxonomy for the default classes in the default configu</text:p>
            <text:p>ration of the of packaged launchers.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>
            <text:p>13054926</text:p>
          </table:table-cell>
          <table:table-cell office:value-type="string">
            <text:p>I mainly agree with Olivier as long as it is about Statements consumed by the users (e.g. the U</text:p>
            <text:p>RI used for a Person detected by the opennlp-ner engine). </text:p>
            <text:p/>
            <text:p>However I would not recommend the s</text:p>
            <text:p>ame for metadata (e.g. fise:extracted-from or the dc metadata added for Enhancements. Such conf</text:p>
            <text:p>iguration would be really long and it would be really tricky (for users) to change them. In add</text:p>
            <text:p>ition this would only allow to change URIs, but not to change the structure of the generated gr</text:p>
            <text:p>aph (e.g. if users want to simplify the structure of the written enhancements). For this I sugg</text:p>
            <text:p>est to use the "refactor engine" and to provide (maybe even within the default distribution of </text:p>
            <text:p>Stanbol) different sets of rules for different usage scenarios. It should be also possible to "</text:p>
            <text:p>install" additional sets by using the DataFileProvider functionality already available in Stanb</text:p>
            <text:p>ol.</text:p>
            <text:p/>
            <text:p>The entityhub is schema agnostic. However it uses some properties to store metadata for En</text:p>
            <text:p>tities and to link the metadata of an entity with the content. In addition it is planed to prov</text:p>
            <text:p>ide a set of mapping rules that can convert properties of Entities described by the typical Lin</text:p>
            <text:p>ked Data Ontologies (e.g. foaf, sioc, goodRelations ...) to the schema.org counterparts. Curren</text:p>
            <text:p>tly I plan to start this by using the rather primitive mapping infrastructure built in to the E</text:p>
            <text:p>ntityhub, but I would also like to use the much richer possibilities of the /rules package for </text:p>
            <text:p>that.</text:p>
            <text:p>If someone could help with the rules I am happy to work on that.</text:p>
          </table:table-cell>
          <table:table-cell table:number-columns-repeated="1019"/>
        </table:table-row>
        <table:table-row table:style-name="ro15">
          <table:table-cell table:number-columns-repeated="3"/>
          <table:table-cell office:value-type="string">
            <text:p>13067618</text:p>
          </table:table-cell>
          <table:table-cell office:value-type="string">
            <text:p>Rupert, sure we're happy to help if this is still a valid request. </text:p>
            <text:p/>
            <text:p>I agree with Olivier, we s</text:p>
            <text:p>hould not be bound to schema.org although we should support it - even by default if you think i</text:p>
            <text:p>t's a good idea.</text:p>
            <text:p/>
            <text:p>However, I wanted to go back to the namespace issue :) which is a completely </text:p>
            <text:p>different one. </text:p>
            <text:p>If Stanbol uses and deploy some vocabulary they should have a stable URI.</text:p>
            <text:p>We ca</text:p>
            <text:p>n use the PURL service, or have a stanbol@apache base URI, the important think is that it's ass</text:p>
            <text:p>ociated with a description (see linked data guidelines) and it's stable.</text:p>
            <text:p>Did you rich any decis</text:p>
            <text:p>ion? Maybe I missed something, sorry!</text:p>
            <text:p/>
            <text:p/>
            <text:p/>
          </table:table-cell>
          <table:table-cell table:number-columns-repeated="1019"/>
        </table:table-row>
        <table:table-row table:style-name="ro22">
          <table:table-cell table:number-columns-repeated="3"/>
          <table:table-cell office:value-type="string">
            <text:p>13067635</text:p>
          </table:table-cell>
          <table:table-cell office:value-type="string">
            <text:p>Maybe it is relevant here that the future of both microdata and RDFa is open:</text:p>
            <text:p/>
            <text:p>"Arising from it</text:p>
            <text:p>s Last Call review of the HTML5 suite of specifications, the </text:p>
            <text:p>TAG wishes to raise issues on bot</text:p>
            <text:p>h the HTML microdata [1] and HTML+RDFa 1.1 </text:p>
            <text:p>[2] Working Drafts.</text:p>
            <text:p/>
            <text:p>Specifically, our opinion is t</text:p>
            <text:p>hat the W3C should not publish two </text:p>
            <text:p>specifications that meet such similar requirements in incom</text:p>
            <text:p>patible ways. We </text:p>
            <text:p>think doing so would cause confusion for users and implementers, promote </text:p>
            <text:p>loc</text:p>
            <text:p>k-in, and fragment the web. We request that the W3C Director set up a </text:p>
            <text:p>task force to find agree</text:p>
            <text:p>ment on a way forward."</text:p>
            <text:p/>
            <text:p>http://www.w3.org/Bugs/Public/show_bug.cgi?id=13100</text:p>
            <text:p>http://www.w3.org/</text:p>
            <text:p>Bugs/Public/show_bug.cgi?id=13101</text:p>
            <text:p/>
            <text:p>So far the outcome does not seem to be predictable. There is</text:p>
            <text:p><text:s/>not even agreement between all participants that overlapping requirements exist...</text:p>
            <text:p/>
          </table:table-cell>
          <table:table-cell table:number-columns-repeated="1019"/>
        </table:table-row>
        <table:table-row table:style-name="ro30">
          <table:table-cell table:number-columns-repeated="3"/>
          <table:table-cell office:value-type="string">
            <text:p>13067682</text:p>
          </table:table-cell>
          <table:table-cell office:value-type="string">
            <text:p>For the namespace, we will need to first revise the Stanbol enhancement structured proposed by </text:p>
            <text:p>Rupert and agree on it (we will probably need several iteration of drafts + sample usage exampl</text:p>
            <text:p>es in both turtle and JSON-LD to better grasp the impact on the client). Once a consensus emerg</text:p>
            <text:p>es we will have to organize a vote on the mailing list and refactor the existing engines to ali</text:p>
            <text:p>gn them all to the new data model.</text:p>
            <text:p/>
            <text:p>However I would rather postpone this discussion to after th</text:p>
            <text:p>e current release effort. Let say in September or October.</text:p>
            <text:p/>
            <text:p>In the mean time we can do small ad</text:p>
            <text:p>-hoc extensions to the "fise" enhancement vocabularies that will give us use case coverage cons</text:p>
            <text:p>traint for the "Big Stanbol Enhancement Structure" refactoring discussion. We just have to be a</text:p>
            <text:p>ware that the current "fise" vocabulary + extensions will be refactored and deprecated in the m</text:p>
            <text:p>edium term.</text:p>
            <text:p/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480801</text:p>
          </table:table-cell>
          <table:table-cell office:value-type="string">
            <text:p>STANBOL-2</text:p>
          </table:table-cell>
          <table:table-cell office:value-type="string">
            <text:p>Import code from the IKS Google code project</text:p>
          </table:table-cell>
          <table:table-cell table:number-columns-repeated="1021"/>
        </table:table-row>
        <table:table-row table:style-name="ro7">
          <table:table-cell table:number-columns-repeated="3"/>
          <table:table-cell office:value-type="string">
            <text:p>12935380</text:p>
          </table:table-cell>
          <table:table-cell office:value-type="string">
            <text:p>Forgot this: according to http://incubator.apache.org/guides/mentor.html#initial-ip-clearance w</text:p>
            <text:p>e must check the code for "restricted cryptography" components as described in http://www.apach</text:p>
            <text:p>e.org/dev/crypto.html</text:p>
            <text:p/>
            <text:p>I don't think that's an issue, but if anybody on the stanbol team knows </text:p>
            <text:p>about parts of the code that use or implement cryptography algorithms, please note that here or</text:p>
            <text:p><text:s/>discuss on the dev list.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>
            <text:p>12964738</text:p>
          </table:table-cell>
          <table:table-cell office:value-type="string">
            <text:p>The archive exceeds the maximum size of 10MByte</text:p>
            <text:p>The archive is located at the google code repos</text:p>
            <text:p>itory at</text:p>
            <text:p>http://iks-project.googlecode.com/svn/apache-stanbol-code-grant/apache-stanbol-incubat</text:p>
            <text:p>ion-20101129.tar.gz</text:p>
            <text:p>and the MD5 can be found at</text:p>
            <text:p>http://iks-project.googlecode.com/svn/apache-st</text:p>
            <text:p>anbol-code-grant/apache-stanbol-incubation-20101129.md5</text:p>
            <text:p/>
            <text:p>see also http://code.google.com/p/iks-</text:p>
            <text:p>project/source/detail?spec=svn1119&amp;r=1119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>
            <text:p>12964742</text:p>
          </table:table-cell>
          <table:table-cell office:value-type="string">
            <text:p>Thanks Rupert for preparing the archive.</text:p>
            <text:p/>
            <text:p>Here's the md5 of the archive (copied from your .md5 </text:p>
            <text:p>file) just to have it here in clear text:</text:p>
            <text:p/>
            <text:p>MD5 (apache-stanbol-incubation-20101129.tar.gz) = 83</text:p>
            <text:p>caef9e7a4021ac1b945fc8259f7788</text:p>
          </table:table-cell>
          <table:table-cell table:number-columns-repeated="1019"/>
        </table:table-row>
        <table:table-row table:style-name="ro9">
          <table:table-cell table:number-columns-repeated="3"/>
          <table:table-cell office:value-type="string">
            <text:p>12964936</text:p>
          </table:table-cell>
          <table:table-cell office:value-type="string">
            <text:p>Software grant has been recorded by secretary@apache.org.</text:p>
            <text:p/>
            <text:p>The code can be imported, I have cre</text:p>
            <text:p>ated STANBOL-4 to remind us to check the cryptography issue.</text:p>
          </table:table-cell>
          <table:table-cell table:number-columns-repeated="1019"/>
        </table:table-row>
        <table:table-row table:style-name="ro29">
          <table:table-cell table:number-columns-repeated="3"/>
          <table:table-cell office:value-type="string">
            <text:p>12965224</text:p>
          </table:table-cell>
          <table:table-cell office:value-type="string">
            <text:p>Code imported in revision 1040515.</text:p>
            <text:p/>
            <text:p>I had to fix the end-of-lines (using dosunix) on the follow</text:p>
            <text:p>ing files:</text:p>
            <text:p/>
            <text:p><text:s text:c="2"/>fise/engines/metaxa/src/test/resources/rdfa-res.txt</text:p>
            <text:p><text:s text:c="2"/>kres/ext/pomPS-jena.xml</text:p>
            <text:p><text:s text:c="2"/>f</text:p>
            <text:p>ise/engines/metaxa/src/test/resources/test.html</text:p>
            <text:p/>
            <text:p>Apart from that all files are straight from th</text:p>
            <text:p>e apache-stanbol-incubation-20101129.tar.gz archive. 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480657</text:p>
          </table:table-cell>
          <table:table-cell office:value-type="string">
            <text:p>STANBOL-1</text:p>
          </table:table-cell>
          <table:table-cell office:value-type="string">
            <text:p>Improve website looks: logo etc.</text:p>
          </table:table-cell>
          <table:table-cell table:number-columns-repeated="1021"/>
        </table:table-row>
        <table:table-row table:style-name="ro5">
          <table:table-cell table:number-columns-repeated="3"/>
          <table:table-cell office:value-type="string">
            <text:p>12968803</text:p>
          </table:table-cell>
          <table:table-cell office:value-type="string">
            <text:p>Attach Stanbol logo for project branding (both bitmap and vectorial versions for white backgrou</text:p>
            <text:p>nds). Should match the apache branding requirements.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12968804</text:p>
          </table:table-cell>
          <table:table-cell office:value-type="string">
            <text:p>Attach Stanbol logo for project branding (both bitmap and vectorial versions for dark backgroun</text:p>
            <text:p>ds). Should match the apache branding requirements.</text:p>
          </table:table-cell>
          <table:table-cell table:number-columns-repeated="1019"/>
        </table:table-row>
        <table:table-row table:style-name="ro12">
          <table:table-cell table:number-columns-repeated="3"/>
          <table:table-cell office:value-type="string">
            <text:p>12968805</text:p>
          </table:table-cell>
          <table:table-cell office:value-type="string">
            <text:p>Should I include this somewhere under version control? If so where?</text:p>
            <text:p>Who takes care of updating </text:p>
            <text:p>the http://incubator.apache.org/stanbol page with the logo?</text:p>
            <text:p/>
            <text:p>I will open a separate jira issue </text:p>
            <text:p>for updating the application logo in the web UI.</text:p>
          </table:table-cell>
          <table:table-cell table:number-columns-repeated="1019"/>
        </table:table-row>
        <table:table-row table:style-name="ro11">
          <table:table-cell table:number-columns-repeated="3"/>
          <table:table-cell office:value-type="string">
            <text:p>12969074</text:p>
          </table:table-cell>
          <table:table-cell office:value-type="string">
            <text:p>Thanks very much for the logo contribution - note that this issue is not about website content </text:p>
            <text:p>or logos, it's about checking that our branding is in line with the requirements of http://apac</text:p>
            <text:p>he.org/foundation/marks/pmcs#checklist</text:p>
            <text:p/>
            <text:p>Anyway, I have committed the logo here:</text:p>
            <text:p>http://svn.apac</text:p>
            <text:p>he.org/repos/asf/incubator/stanbol/site/trunk/content/stanbol/images/stanbol-logo</text:p>
            <text:p/>
            <text:p>And added to</text:p>
            <text:p><text:s/>the website - design is still ugly but with a nice logo now ;-)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12969462</text:p>
          </table:table-cell>
          <table:table-cell office:value-type="string">
            <text:p>Here is the new css for the webpage. I also attach the right version of the logo (i've kept the</text:p>
            <text:p><text:s/>same name).</text:p>
          </table:table-cell>
          <table:table-cell table:number-columns-repeated="1019"/>
        </table:table-row>
        <table:table-row table:style-name="ro9">
          <table:table-cell table:number-columns-repeated="3"/>
          <table:table-cell office:value-type="string">
            <text:p>12969712</text:p>
          </table:table-cell>
          <table:table-cell office:value-type="string">
            <text:p>Lise, thanks very much for the CSS and logo, I have activated them at http://incubator.apache.o</text:p>
            <text:p>rg/stanbol/</text:p>
            <text:p/>
            <text:p>Please cross-check and I'll close this issue if ok.</text:p>
          </table:table-cell>
          <table:table-cell table:number-columns-repeated="1019"/>
        </table:table-row>
        <table:table-row table:style-name="ro12">
          <table:table-cell table:number-columns-repeated="3"/>
          <table:table-cell office:value-type="string">
            <text:p>12969737</text:p>
          </table:table-cell>
          <table:table-cell office:value-type="string">
            <text:p>I hope you like the skin.</text:p>
            <text:p>You can add the attached favicon, with a &lt;link rel="icon" type="image</text:p>
            <text:p>/png" href="/stanbol/images/favicon.png"/&gt; in the head tag.</text:p>
            <text:p/>
            <text:p>A next step may be having only one</text:p>
            <text:p><text:s/>h1 tag per page, and adapt the styles to h1/h2 tags.</text:p>
          </table:table-cell>
          <table:table-cell table:number-columns-repeated="1019"/>
        </table:table-row>
        <table:table-row table:style-name="ro17">
          <table:table-cell table:number-columns-repeated="3"/>
          <table:table-cell office:value-type="string">
            <text:p>12970819</text:p>
          </table:table-cell>
          <table:table-cell office:value-type="string">
            <text:p>I do like the skin, thanks!</text:p>
            <text:p/>
            <text:p>I have activated the favicon now.</text:p>
            <text:p/>
            <text:p>About the h1...hN, the current </text:p>
            <text:p>page structure is like</text:p>
            <text:p/>
            <text:p><text:s text:c="2"/>&lt;div id="content"&gt; </text:p>
            <text:p><text:s text:c="4"/>&lt;h1 class="title"&gt;Welcome to Apache Stanbol (</text:p>
            <text:p>incubating)&lt;/h1&gt; </text:p>
            <text:p><text:s text:c="4"/>&lt;p&gt;Welcome to Apache Stanbol...,&lt;/p&gt; </text:p>
            <text:p/>
            <text:p><text:s text:c="4"/>&lt;h1 id="how_to_get_involved"&gt;H</text:p>
            <text:p>ow to get involved&lt;/h1&gt; </text:p>
            <text:p><text:s text:c="4"/>&lt;h2 id="mailing_lists"&gt;Mailing lists&lt;/h2&gt; </text:p>
            <text:p/>
            <text:p>Could we keep that and</text:p>
            <text:p><text:s/>use the "title" class to differentiate the main title?</text:p>
            <text:p/>
            <text:p>This class is enforced by the site gen</text:p>
            <text:p>eration template, whereas saying "only one h1" means requiring content editors to pay attention</text:p>
            <text:p>, and that's harder ;-)</text:p>
            <text:p/>
            <text:p>What do you think?</text:p>
          </table:table-cell>
          <table:table-cell table:number-columns-repeated="1019"/>
        </table:table-row>
        <table:table-row table:style-name="ro14">
          <table:table-cell table:number-columns-repeated="3"/>
          <table:table-cell office:value-type="string">
            <text:p>12970831</text:p>
          </table:table-cell>
          <table:table-cell office:value-type="string">
            <text:p>Great.</text:p>
            <text:p/>
            <text:p>I've done some CSS tuning to enlarge the main area, but I still think the left column i</text:p>
            <text:p>s a bit too wide. </text:p>
            <text:p/>
            <text:p>I would reduce it by 50-80 pixels, which miens also reducing the Stanbol lo</text:p>
            <text:p>go.</text:p>
            <text:p/>
            <text:p>WDYT ?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>
            <text:p>12970836</text:p>
          </table:table-cell>
          <table:table-cell office:value-type="string">
            <text:p>&gt; I would reduce it by 50-80 pixels, which miens also reducing the Stanbol logo. </text:p>
            <text:p/>
            <text:p>Go for it...</text:p>
            <text:p>the site is in svn so we can always go back easily if something goes wrong.</text:p>
            <text:p/>
            <text:p>Note that the lice</text:p>
            <text:p>nse box is now narrower than the white main text box, I think they should have the same width.</text:p>
          </table:table-cell>
          <table:table-cell table:number-columns-repeated="1019"/>
        </table:table-row>
        <table:table-row table:style-name="ro9">
          <table:table-cell table:number-columns-repeated="3"/>
          <table:table-cell office:value-type="string">
            <text:p>12970844</text:p>
          </table:table-cell>
          <table:table-cell office:value-type="string">
            <text:p>&gt; I would reduce it by 50-80 pixels, which miens also reducing the Stanbol logo. </text:p>
            <text:p>I agree on th</text:p>
            <text:p>at. I would add also to augment the contrast of text/background on the left menu, for better re</text:p>
            <text:p>adability.</text:p>
          </table:table-cell>
          <table:table-cell table:number-columns-repeated="1019"/>
        </table:table-row>
        <table:table-row table:style-name="ro14">
          <table:table-cell table:number-columns-repeated="3"/>
          <table:table-cell office:value-type="string">
            <text:p>12971362</text:p>
          </table:table-cell>
          <table:table-cell office:value-type="string">
            <text:p>Hi,</text:p>
            <text:p/>
            <text:p>Thanks for the favicon.</text:p>
            <text:p>I changed the index.mdtext to generate h2 and h3 titles, and modif</text:p>
            <text:p>ied the css with your feedback: smaller logo and nav, more contrast, wider main content, and st</text:p>
            <text:p>yles for new titles.</text:p>
            <text:p/>
            <text:p>Tell me when you commit it to check the result.</text:p>
            <text:p/>
          </table:table-cell>
          <table:table-cell table:number-columns-repeated="1019"/>
        </table:table-row>
        <table:table-row table:style-name="ro9">
          <table:table-cell table:number-columns-repeated="3"/>
          <table:table-cell office:value-type="string">
            <text:p>12980149</text:p>
          </table:table-cell>
          <table:table-cell office:value-type="string">
            <text:p>I have updated the source tree and the results is visible on the staging server but I did not g</text:p>
            <text:p>et how to update the production server:</text:p>
            <text:p/>
            <text:p><text:s text:c="2"/>http://stanbol.staging.apache.org/stanbol/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12994121</text:p>
          </table:table-cell>
          <table:table-cell office:value-type="string">
            <text:p>The latest style by Lise is now in production. We can always improve the design later by openin</text:p>
            <text:p>g new issues.</text:p>
          </table:table-cell>
          <table:table-cell table:number-columns-repeated="1019"/>
        </table:table-row>
        <table:table-row table:style-name="ro1" table:number-rows-repeated="1046026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Stanbol" table:target-range-address="Stanbol.A4:Stanbol.E2569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8000" number:language="de" number:country="DE">
      <number:number number:min-integer-digits="1"/>
    </number:number-style>
    <number:number-style style:name="N8106P0" style:volatile="true" number:language="de" number:country="DE">
      <number:number number:decimal-places="0" number:min-integer-digits="1" number:grouping="true"/>
      <number:text> €</number:text>
    </number:number-style>
    <number:number-style style:name="N8106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8106P0"/>
    </number:number-style>
    <number:number-style style:name="N8107P0" style:volatile="true" number:language="de" number:country="DE">
      <number:number number:decimal-places="0" number:min-integer-digits="1" number:grouping="true"/>
      <number:text> €</number:text>
    </number:number-style>
    <number:number-style style:name="N8107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de" number:country="DE">
      <number:number number:decimal-places="2" number:min-integer-digits="1" number:grouping="true"/>
      <number:text> €</number:text>
    </number:number-style>
    <number:number-style style:name="N8108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number-style style:name="N8109P0" style:volatile="true" number:language="de" number:country="DE">
      <number:number number:decimal-places="2" number:min-integer-digits="1" number:grouping="true"/>
      <number:text> €</number:text>
    </number:number-style>
    <number:number-style style:name="N8109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9P0"/>
    </number:number-style>
    <number:date-style style:name="N8110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8111" number:language="de" number:country="DE">
      <number:day number:style="long"/>
      <number:text>. </number:text>
      <number:month number:textual="true"/>
    </number:date-style>
    <number:date-style style:name="N8112" number:language="de" number:country="DE">
      <number:month number:textual="true"/>
      <number:text> </number:text>
      <number:year/>
    </number:date-style>
    <number:time-style style:name="N8113" number:language="de" number:country="DE">
      <number:hours/>
      <number:text>:</number:text>
      <number:minutes number:style="long"/>
      <number:text> </number:text>
      <number:am-pm/>
    </number:time-style>
    <number:time-style style:name="N8114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5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6P0" style:volatile="true" number:language="de" number:country="DE">
      <number:number number:decimal-places="0" number:min-integer-digits="1" number:grouping="true"/>
      <number:text>   </number:text>
    </number:number-style>
    <number:number-style style:name="N8116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de" number:country="DE">
      <number:number number:decimal-places="0" number:min-integer-digits="1" number:grouping="true"/>
      <number:text>   </number:text>
    </number:number-style>
    <number:number-style style:name="N8117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de" number:country="DE">
      <number:number number:decimal-places="2" number:min-integer-digits="1" number:grouping="true"/>
      <number:text>   </number:text>
    </number:number-style>
    <number:number-style style:name="N8118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de" number:country="DE">
      <number:number number:decimal-places="2" number:min-integer-digits="1" number:grouping="true"/>
      <number:text>   </number:text>
    </number:number-style>
    <number:number-style style:name="N8119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de" number:country="DE">
      <number:text> </number:text>
      <number:number number:decimal-places="0" number:min-integer-digits="1" number:grouping="true"/>
      <number:text>    </number:text>
    </number:number-style>
    <number:number-style style:name="N8120P1" style:volatile="true" number:language="de" number:country="DE">
      <number:text>-</number:text>
      <number:number number:decimal-places="0" number:min-integer-digits="1" number:grouping="true"/>
      <number:text>    </number:text>
    </number:number-style>
    <number:number-style style:name="N8120P2" style:volatile="true" number:language="de" number:country="DE">
      <number:text> -    </number:text>
    </number:number-style>
    <number:text-style style:name="N8120" number:language="de" number:country="DE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de" number:country="DE">
      <number:text> </number:text>
      <number:number number:decimal-places="0" number:min-integer-digits="1" number:grouping="true"/>
      <number:text> € </number:text>
    </number:number-style>
    <number:number-style style:name="N8121P1" style:volatile="true" number:language="de" number:country="DE">
      <number:text>-</number:text>
      <number:number number:decimal-places="0" number:min-integer-digits="1" number:grouping="true"/>
      <number:text> € </number:text>
    </number:number-style>
    <number:number-style style:name="N8121P2" style:volatile="true" number:language="de" number:country="DE">
      <number:text> - € </number:text>
    </number:number-style>
    <number:text-style style:name="N8121" number:language="de" number:country="DE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de" number:country="DE">
      <number:text> </number:text>
      <number:number number:decimal-places="2" number:min-integer-digits="1" number:grouping="true"/>
      <number:text>    </number:text>
    </number:number-style>
    <number:number-style style:name="N8122P1" style:volatile="true" number:language="de" number:country="DE">
      <number:text>-</number:text>
      <number:number number:decimal-places="2" number:min-integer-digits="1" number:grouping="true"/>
      <number:text>    </number:text>
    </number:number-style>
    <number:number-style style:name="N8122P2" style:volatile="true" number:language="de" number:country="DE">
      <number:text> -</number:text>
      <number:number number:decimal-places="0" number:min-integer-digits="0"/>
      <number:text>    </number:text>
    </number:number-style>
    <number:text-style style:name="N8122" number:language="de" number:country="DE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de" number:country="DE">
      <number:text> </number:text>
      <number:number number:decimal-places="2" number:min-integer-digits="1" number:grouping="true"/>
      <number:text> € </number:text>
    </number:number-style>
    <number:number-style style:name="N8123P1" style:volatile="true" number:language="de" number:country="DE">
      <number:text>-</number:text>
      <number:number number:decimal-places="2" number:min-integer-digits="1" number:grouping="true"/>
      <number:text> € </number:text>
    </number:number-style>
    <number:number-style style:name="N8123P2" style:volatile="true" number:language="de" number:country="DE">
      <number:text> -</number:text>
      <number:number number:decimal-places="0" number:min-integer-digits="0"/>
      <number:text> € </number:text>
    </number:number-style>
    <number:text-style style:name="N8123" number:language="de" number:country="DE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time-style style:name="N8124" number:language="de" number:country="DE">
      <number:minutes number:style="long"/>
      <number:text>:</number:text>
      <number:seconds number:style="long"/>
    </number:time-style>
    <number:time-style style:name="N8125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6" number:language="de" number:country="DE">
      <number:minutes number:style="long"/>
      <number:text>:</number:text>
      <number:seconds number:style="long" number:decimal-places="1"/>
    </number:time-style>
    <number:number-style style:name="N8127" number:language="de" number:country="DE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20">20.02.2020</text:date>, <text:time>10:06:5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Stanbol" style:display-name="PageStyle_Stanbol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2-20T10:06:57</dc:date>
    <meta:document-statistic meta:table-count="1" meta:cell-count="5094" meta:object-count="0"/>
    <meta:generator>OpenOffice/4.1.5$Unix OpenOffice.org_project/415m1$Build-9789</meta:generator>
  </office:meta>
</office:document-meta>
</file>